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22" style:family="paragraph" style:parent-style-name="Standard">
      <style:text-properties officeooo:rsid="0011b025" officeooo:paragraph-rsid="0011b025"/>
    </style:style>
    <style:style style:name="P23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4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5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6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7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8" style:family="paragraph" style:parent-style-name="Standard">
      <style:text-properties fo:font-style="italic" officeooo:paragraph-rsid="00a75993" style:font-style-asian="italic" style:font-style-complex="italic"/>
    </style:style>
    <style:style style:name="P29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rsid="00d2fc06" officeooo:paragraph-rsid="08b30bdb" style:font-style-asian="italic" style:font-style-complex="italic"/>
    </style:style>
    <style:style style:name="P31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2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3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4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5" style:family="paragraph" style:parent-style-name="Standard">
      <style:text-properties fo:font-style="italic" officeooo:rsid="00d9c9e4" officeooo:paragraph-rsid="0792feb3" style:font-style-asian="italic" style:font-style-complex="italic"/>
    </style:style>
    <style:style style:name="P36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7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8" style:family="paragraph" style:parent-style-name="Standard">
      <style:text-properties fo:font-style="italic" officeooo:paragraph-rsid="013013d9" style:font-style-asian="italic" style:font-style-complex="italic"/>
    </style:style>
    <style:style style:name="P39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0" style:family="paragraph" style:parent-style-name="Standard">
      <style:text-properties fo:font-style="italic" officeooo:paragraph-rsid="01408f03" style:font-style-asian="italic" style:font-style-complex="italic"/>
    </style:style>
    <style:style style:name="P41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2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4496025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4deac5d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8ad15c9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1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48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49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50" style:family="paragraph" style:parent-style-name="Standard">
      <style:paragraph-properties fo:line-height="100%"/>
      <style:text-properties fo:font-style="italic" officeooo:rsid="027a74ed" officeooo:paragraph-rsid="0792feb3" style:font-style-asian="italic" style:font-style-complex="italic"/>
    </style:style>
    <style:style style:name="P151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2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3ed0846" officeooo:paragraph-rsid="03ede337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8ffd4a" officeooo:paragraph-rsid="08bc5c8b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212" style:family="paragraph" style:parent-style-name="Standard">
      <style:text-properties fo:font-style="italic" fo:font-weight="normal" officeooo:rsid="003cb407" officeooo:paragraph-rsid="0122678f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3c13113" officeooo:paragraph-rsid="0797538f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412d727" officeooo:paragraph-rsid="07fca4e3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51755b6" officeooo:paragraph-rsid="08505154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51755b6" officeooo:paragraph-rsid="0850aeb9" style:font-style-asian="italic" style:font-weight-asian="normal" style:font-style-complex="italic" style:font-weight-complex="normal"/>
    </style:style>
    <style:style style:name="P218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19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0" style:family="paragraph" style:parent-style-name="Standard">
      <style:text-properties fo:font-style="italic" style:text-underline-style="none" fo:font-weight="normal" officeooo:rsid="0044d7a4" officeooo:paragraph-rsid="078f70dd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1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2" style:family="paragraph" style:parent-style-name="Standard">
      <style:text-properties fo:font-style="italic" style:text-underline-style="none" fo:font-weight="normal" officeooo:rsid="004826c4" officeooo:paragraph-rsid="078f70dd" style:font-style-asian="italic" style:font-weight-asian="normal" style:font-style-complex="italic" style:font-weight-complex="normal"/>
    </style:style>
    <style:style style:name="P233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34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35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10db770" officeooo:paragraph-rsid="07a40bfa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49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50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1" style:family="paragraph" style:parent-style-name="Standard">
      <style:text-properties officeooo:rsid="0015f1ff" officeooo:paragraph-rsid="0015f1ff"/>
    </style:style>
    <style:style style:name="P252" style:family="paragraph" style:parent-style-name="Standard">
      <style:text-properties officeooo:rsid="0015f1ff" officeooo:paragraph-rsid="0013268f"/>
    </style:style>
    <style:style style:name="P253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54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55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6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57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58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59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0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62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71" style:family="paragraph" style:parent-style-name="Standard">
      <style:text-properties fo:font-style="normal" officeooo:paragraph-rsid="02be3c45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325991c" officeooo:paragraph-rsid="095a78fe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4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91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92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299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01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20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28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61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62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63" style:family="paragraph" style:parent-style-name="Standard">
      <style:text-properties fo:font-style="normal" officeooo:paragraph-rsid="076fec72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67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68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69" style:family="paragraph" style:parent-style-name="Standard">
      <style:paragraph-properties fo:line-height="100%"/>
      <style:text-properties fo:font-style="normal" officeooo:rsid="0364e15d" officeooo:paragraph-rsid="035051aa" style:font-style-asian="normal" style:font-style-complex="normal"/>
    </style:style>
    <style:style style:name="P370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76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fo:font-style="normal" style:text-underline-style="none" fo:font-weight="normal" officeooo:rsid="03e0b30e" officeooo:paragraph-rsid="00b1e303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fo:font-style="normal" style:text-underline-style="none" fo:font-weight="normal" officeooo:rsid="04d7a840" officeooo:paragraph-rsid="083796f4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style:text-underline-style="none" fo:font-weight="normal" officeooo:rsid="089cdedf" officeooo:paragraph-rsid="08a73764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style:text-underline-style="none" fo:font-weight="normal" officeooo:rsid="08abeb69" officeooo:paragraph-rsid="08abeb69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style:text-underline-style="none" fo:font-weight="normal" officeooo:rsid="08af0321" officeooo:paragraph-rsid="08af0321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style:text-underline-style="none" fo:font-weight="normal" officeooo:rsid="08ad15c9" officeooo:paragraph-rsid="08ad15c9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c21ae2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aaee75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style:text-underline-style="none" fo:font-weight="normal" officeooo:rsid="08c21ae2" officeooo:paragraph-rsid="08c36a54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style:text-underline-style="none" fo:font-weight="normal" officeooo:rsid="08a0e715" officeooo:paragraph-rsid="08a0e715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style:text-underline-style="none" fo:font-weight="normal" officeooo:rsid="08cd4818" officeooo:paragraph-rsid="08cd4818" style:font-style-asian="normal" style:font-weight-asian="normal" style:font-style-complex="normal" style:font-weight-complex="normal"/>
    </style:style>
    <style:style style:name="P416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17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18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19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20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21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22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23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24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25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26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27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28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29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30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31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32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33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34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35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36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37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38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39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42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43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44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45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47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49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53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54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55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56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61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64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66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67" style:family="paragraph" style:parent-style-name="Standard">
      <style:text-properties fo:font-style="normal" style:text-underline-style="none" officeooo:rsid="00f55bb2" officeooo:paragraph-rsid="078f70dd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12dfde8" officeooo:paragraph-rsid="0130fd48" style:font-style-asian="normal" style:font-style-complex="normal"/>
    </style:style>
    <style:style style:name="P476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78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79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80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81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82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83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84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592f7c" officeooo:paragraph-rsid="0821abc7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22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4d7055" officeooo:paragraph-rsid="087e78ab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fo:font-style="normal" fo:font-weight="normal" officeooo:rsid="0453216f" officeooo:paragraph-rsid="08109240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fo:font-style="normal" fo:font-weight="normal" officeooo:rsid="04dd833a" officeooo:paragraph-rsid="04ddd894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fo:font-style="normal" fo:font-weight="normal" officeooo:rsid="08825b25" officeooo:paragraph-rsid="08825b25" style:font-style-asian="normal" style:font-weight-asian="normal" style:font-style-complex="normal" style:font-weight-complex="normal"/>
    </style:style>
    <style:style style:name="P650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51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52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53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54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55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56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58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59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fo:font-style="normal" fo:font-weight="bold" officeooo:rsid="04a8203c" officeooo:paragraph-rsid="04aafa22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fo:font-style="normal" fo:font-weight="bold" officeooo:rsid="04b5cf7f" officeooo:paragraph-rsid="04b5cf7f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00%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00%"/>
      <style:text-properties fo:font-style="normal" fo:font-weight="bold" officeooo:rsid="060fe20f" officeooo:paragraph-rsid="061169e8" style:font-style-asian="normal" style:font-weight-asian="bold" style:font-style-complex="normal" style:font-weight-complex="bold"/>
    </style:style>
    <style:style style:name="P676" style:family="paragraph" style:parent-style-name="Standard">
      <style:text-properties officeooo:rsid="0033fbdf" officeooo:paragraph-rsid="0033fbdf"/>
    </style:style>
    <style:style style:name="P677" style:family="paragraph" style:parent-style-name="Standard">
      <style:text-properties officeooo:rsid="0034ed8b" officeooo:paragraph-rsid="0106c767"/>
    </style:style>
    <style:style style:name="P678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79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80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81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82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83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697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becfb9" officeooo:paragraph-rsid="07ee20f5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bf675e" officeooo:paragraph-rsid="07f60a61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bf92cd" officeooo:paragraph-rsid="0785f435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c34d65" officeooo:paragraph-rsid="0797538f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19" style:family="paragraph" style:parent-style-name="Standard">
      <style:paragraph-properties fo:line-height="150%"/>
      <style:text-properties fo:font-weight="normal" officeooo:rsid="03eb005c" officeooo:paragraph-rsid="08aa4a54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23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27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28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29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30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31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32" style:family="paragraph" style:parent-style-name="Standard">
      <style:paragraph-properties fo:line-height="100%"/>
      <style:text-properties fo:font-weight="normal" officeooo:rsid="03c51c71" officeooo:paragraph-rsid="03becfb9" style:font-weight-asian="normal" style:font-weight-complex="normal"/>
    </style:style>
    <style:style style:name="P733" style:family="paragraph" style:parent-style-name="Standard">
      <style:paragraph-properties fo:line-height="100%"/>
      <style:text-properties fo:font-weight="normal" officeooo:rsid="0785f435" officeooo:paragraph-rsid="0785f435" style:font-weight-asian="normal" style:font-weight-complex="normal"/>
    </style:style>
    <style:style style:name="P734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35" style:family="paragraph" style:parent-style-name="Standard">
      <style:paragraph-properties fo:line-height="100%"/>
      <style:text-properties fo:font-weight="normal" officeooo:rsid="03a15cc8" officeooo:paragraph-rsid="03a15cc8" style:font-weight-asian="normal" style:font-weight-complex="normal"/>
    </style:style>
    <style:style style:name="P736" style:family="paragraph" style:parent-style-name="Standard">
      <style:paragraph-properties fo:line-height="100%"/>
      <style:text-properties fo:font-weight="normal" officeooo:rsid="040ce935" officeooo:paragraph-rsid="08b8923a" style:font-weight-asian="normal" style:font-weight-complex="normal"/>
    </style:style>
    <style:style style:name="P737" style:family="paragraph" style:parent-style-name="Standard">
      <style:paragraph-properties fo:line-height="100%"/>
      <style:text-properties fo:font-weight="normal" officeooo:paragraph-rsid="0798f474"/>
    </style:style>
    <style:style style:name="P738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39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40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41" style:family="paragraph" style:parent-style-name="Standard">
      <style:text-properties officeooo:rsid="0012a0dc" officeooo:paragraph-rsid="0012a0dc"/>
    </style:style>
    <style:style style:name="P742" style:family="paragraph" style:parent-style-name="Standard">
      <style:text-properties officeooo:paragraph-rsid="003eeb50"/>
    </style:style>
    <style:style style:name="P743" style:family="paragraph" style:parent-style-name="Standard">
      <style:text-properties officeooo:rsid="00205d85" officeooo:paragraph-rsid="005f7223"/>
    </style:style>
    <style:style style:name="P744" style:family="paragraph" style:parent-style-name="Standard">
      <style:text-properties officeooo:rsid="002436f5" officeooo:paragraph-rsid="00ed9297"/>
    </style:style>
    <style:style style:name="P745" style:family="paragraph" style:parent-style-name="Standard">
      <style:text-properties officeooo:rsid="0056d959" officeooo:paragraph-rsid="0056d959"/>
    </style:style>
    <style:style style:name="P746" style:family="paragraph" style:parent-style-name="Standard">
      <style:paragraph-properties fo:line-height="150%"/>
      <style:text-properties officeooo:paragraph-rsid="0013268f"/>
    </style:style>
    <style:style style:name="P747" style:family="paragraph" style:parent-style-name="Standard">
      <style:paragraph-properties fo:line-height="150%"/>
      <style:text-properties officeooo:paragraph-rsid="0040eb9d"/>
    </style:style>
    <style:style style:name="P748" style:family="paragraph" style:parent-style-name="Standard">
      <style:paragraph-properties fo:line-height="150%"/>
      <style:text-properties officeooo:paragraph-rsid="00c6421c"/>
    </style:style>
    <style:style style:name="P749" style:family="paragraph" style:parent-style-name="Standard">
      <style:paragraph-properties fo:line-height="150%"/>
      <style:text-properties officeooo:paragraph-rsid="0106c767"/>
    </style:style>
    <style:style style:name="P750" style:family="paragraph" style:parent-style-name="Standard">
      <style:paragraph-properties fo:line-height="150%"/>
      <style:text-properties officeooo:paragraph-rsid="01d80854"/>
    </style:style>
    <style:style style:name="P751" style:family="paragraph" style:parent-style-name="Standard">
      <style:paragraph-properties fo:line-height="150%"/>
      <style:text-properties officeooo:paragraph-rsid="0265f14b"/>
    </style:style>
    <style:style style:name="P752" style:family="paragraph" style:parent-style-name="Standard">
      <style:paragraph-properties fo:line-height="150%"/>
      <style:text-properties officeooo:paragraph-rsid="00cab904"/>
    </style:style>
    <style:style style:name="P753" style:family="paragraph" style:parent-style-name="Standard">
      <style:paragraph-properties fo:line-height="150%"/>
      <style:text-properties officeooo:paragraph-rsid="0339abb7"/>
    </style:style>
    <style:style style:name="P754" style:family="paragraph" style:parent-style-name="Standard">
      <style:paragraph-properties fo:line-height="150%"/>
      <style:text-properties officeooo:paragraph-rsid="031857c7"/>
    </style:style>
    <style:style style:name="P755" style:family="paragraph" style:parent-style-name="Standard">
      <style:paragraph-properties fo:line-height="150%"/>
      <style:text-properties officeooo:paragraph-rsid="0347bb43"/>
    </style:style>
    <style:style style:name="P756" style:family="paragraph" style:parent-style-name="Standard">
      <style:paragraph-properties fo:line-height="150%"/>
      <style:text-properties officeooo:paragraph-rsid="03af7bf7"/>
    </style:style>
    <style:style style:name="P757" style:family="paragraph" style:parent-style-name="Standard">
      <style:paragraph-properties fo:line-height="150%"/>
      <style:text-properties officeooo:paragraph-rsid="03e90de3"/>
    </style:style>
    <style:style style:name="P758" style:family="paragraph" style:parent-style-name="Standard">
      <style:paragraph-properties fo:line-height="150%"/>
      <style:text-properties officeooo:paragraph-rsid="03ffa765"/>
    </style:style>
    <style:style style:name="P759" style:family="paragraph" style:parent-style-name="Standard">
      <style:paragraph-properties fo:line-height="150%"/>
      <style:text-properties officeooo:paragraph-rsid="04226783"/>
    </style:style>
    <style:style style:name="P760" style:family="paragraph" style:parent-style-name="Standard">
      <style:paragraph-properties fo:line-height="150%"/>
      <style:text-properties officeooo:paragraph-rsid="04ddd894"/>
    </style:style>
    <style:style style:name="P761" style:family="paragraph" style:parent-style-name="Standard">
      <style:paragraph-properties fo:line-height="150%"/>
      <style:text-properties officeooo:paragraph-rsid="05319739"/>
    </style:style>
    <style:style style:name="P762" style:family="paragraph" style:parent-style-name="Standard">
      <style:paragraph-properties fo:line-height="150%"/>
      <style:text-properties officeooo:paragraph-rsid="057d2115"/>
    </style:style>
    <style:style style:name="P763" style:family="paragraph" style:parent-style-name="Standard">
      <style:paragraph-properties fo:line-height="150%"/>
      <style:text-properties officeooo:paragraph-rsid="058bbc5e"/>
    </style:style>
    <style:style style:name="P764" style:family="paragraph" style:parent-style-name="Standard">
      <style:paragraph-properties fo:line-height="150%"/>
      <style:text-properties officeooo:paragraph-rsid="054d7055"/>
    </style:style>
    <style:style style:name="P765" style:family="paragraph" style:parent-style-name="Standard">
      <style:paragraph-properties fo:line-height="150%"/>
      <style:text-properties officeooo:paragraph-rsid="05cd3bc5"/>
    </style:style>
    <style:style style:name="P766" style:family="paragraph" style:parent-style-name="Standard">
      <style:paragraph-properties fo:line-height="150%"/>
      <style:text-properties officeooo:paragraph-rsid="05e46ca0"/>
    </style:style>
    <style:style style:name="P767" style:family="paragraph" style:parent-style-name="Standard">
      <style:paragraph-properties fo:line-height="150%"/>
      <style:text-properties officeooo:paragraph-rsid="05e8bd08"/>
    </style:style>
    <style:style style:name="P768" style:family="paragraph" style:parent-style-name="Standard">
      <style:paragraph-properties fo:line-height="150%"/>
      <style:text-properties officeooo:paragraph-rsid="0608abbd"/>
    </style:style>
    <style:style style:name="P769" style:family="paragraph" style:parent-style-name="Standard">
      <style:paragraph-properties fo:line-height="150%"/>
      <style:text-properties officeooo:paragraph-rsid="061a2a29"/>
    </style:style>
    <style:style style:name="P770" style:family="paragraph" style:parent-style-name="Standard">
      <style:paragraph-properties fo:line-height="150%"/>
      <style:text-properties officeooo:paragraph-rsid="06130d41"/>
    </style:style>
    <style:style style:name="P771" style:family="paragraph" style:parent-style-name="Standard">
      <style:paragraph-properties fo:line-height="150%"/>
      <style:text-properties officeooo:paragraph-rsid="062535ed"/>
    </style:style>
    <style:style style:name="P772" style:family="paragraph" style:parent-style-name="Standard">
      <style:paragraph-properties fo:line-height="150%"/>
      <style:text-properties officeooo:paragraph-rsid="06257b22"/>
    </style:style>
    <style:style style:name="P773" style:family="paragraph" style:parent-style-name="Standard">
      <style:paragraph-properties fo:line-height="150%"/>
      <style:text-properties officeooo:paragraph-rsid="067e3ef2"/>
    </style:style>
    <style:style style:name="P774" style:family="paragraph" style:parent-style-name="Standard">
      <style:paragraph-properties fo:line-height="150%"/>
      <style:text-properties officeooo:paragraph-rsid="063bda54"/>
    </style:style>
    <style:style style:name="P775" style:family="paragraph" style:parent-style-name="Standard">
      <style:paragraph-properties fo:line-height="150%"/>
      <style:text-properties officeooo:paragraph-rsid="07267459"/>
    </style:style>
    <style:style style:name="P776" style:family="paragraph" style:parent-style-name="Standard">
      <style:paragraph-properties fo:line-height="150%"/>
      <style:text-properties officeooo:paragraph-rsid="05f80830"/>
    </style:style>
    <style:style style:name="P777" style:family="paragraph" style:parent-style-name="Standard">
      <style:paragraph-properties fo:line-height="150%"/>
      <style:text-properties officeooo:paragraph-rsid="03becfb9"/>
    </style:style>
    <style:style style:name="P778" style:family="paragraph" style:parent-style-name="Standard">
      <style:paragraph-properties fo:line-height="150%"/>
      <style:text-properties officeooo:paragraph-rsid="079b1a71"/>
    </style:style>
    <style:style style:name="P779" style:family="paragraph" style:parent-style-name="Standard">
      <style:paragraph-properties fo:line-height="150%"/>
      <style:text-properties officeooo:paragraph-rsid="079c6b22"/>
    </style:style>
    <style:style style:name="P780" style:family="paragraph" style:parent-style-name="Standard">
      <style:paragraph-properties fo:line-height="150%"/>
      <style:text-properties officeooo:paragraph-rsid="065d401a"/>
    </style:style>
    <style:style style:name="P781" style:family="paragraph" style:parent-style-name="Standard">
      <style:paragraph-properties fo:line-height="150%"/>
      <style:text-properties officeooo:paragraph-rsid="087e78ab"/>
    </style:style>
    <style:style style:name="P782" style:family="paragraph" style:parent-style-name="Standard">
      <style:paragraph-properties fo:line-height="150%"/>
      <style:text-properties officeooo:paragraph-rsid="0893372d"/>
    </style:style>
    <style:style style:name="P783" style:family="paragraph" style:parent-style-name="Standard">
      <style:paragraph-properties fo:line-height="150%"/>
      <style:text-properties officeooo:paragraph-rsid="08d9c724"/>
    </style:style>
    <style:style style:name="P784" style:family="paragraph" style:parent-style-name="Standard">
      <style:paragraph-properties fo:line-height="150%"/>
      <style:text-properties officeooo:paragraph-rsid="08dad3a6"/>
    </style:style>
    <style:style style:name="P785" style:family="paragraph" style:parent-style-name="Standard">
      <style:paragraph-properties fo:line-height="150%"/>
      <style:text-properties officeooo:paragraph-rsid="02be3c45"/>
    </style:style>
    <style:style style:name="P786" style:family="paragraph" style:parent-style-name="Standard">
      <style:paragraph-properties fo:line-height="150%"/>
      <style:text-properties officeooo:paragraph-rsid="00bbbf73"/>
    </style:style>
    <style:style style:name="P787" style:family="paragraph" style:parent-style-name="Standard">
      <style:paragraph-properties fo:line-height="150%"/>
      <style:text-properties officeooo:paragraph-rsid="020068b3"/>
    </style:style>
    <style:style style:name="P788" style:family="paragraph" style:parent-style-name="Standard">
      <style:text-properties officeooo:paragraph-rsid="00883289"/>
    </style:style>
    <style:style style:name="P789" style:family="paragraph" style:parent-style-name="Standard">
      <style:text-properties officeooo:rsid="008872eb" officeooo:paragraph-rsid="008872eb"/>
    </style:style>
    <style:style style:name="P790" style:family="paragraph" style:parent-style-name="Standard">
      <style:text-properties officeooo:paragraph-rsid="00a75993"/>
    </style:style>
    <style:style style:name="P791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92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93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794136d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94f453f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94fc152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61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62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5eaee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02001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f0c9b" officeooo:paragraph-rsid="03343ce6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8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8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8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8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8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8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8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9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9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892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93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94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95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96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97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9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bold" officeooo:rsid="016c9d08" officeooo:paragraph-rsid="0792feb3" style:font-style-asian="normal" style:font-weight-asian="bold" style:font-style-complex="normal" style:font-weight-complex="bold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bold" officeooo:rsid="01e7ea9a" officeooo:paragraph-rsid="01e7ea9a" style:font-style-asian="normal" style:font-weight-asian="bold" style:font-style-complex="normal" style:font-weight-complex="bold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7a8a857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78f70dd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93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94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95" style:family="paragraph" style:parent-style-name="Standard">
      <style:text-properties style:use-window-font-color="true" fo:font-style="italic" officeooo:rsid="007291e8" officeooo:paragraph-rsid="07ae2f46" style:font-style-asian="italic" style:font-style-complex="italic"/>
    </style:style>
    <style:style style:name="P996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997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998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99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1000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1001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1002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7a5e63d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7a8a857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78f70dd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fo:font-weight="normal" officeooo:rsid="003c27f0" officeooo:paragraph-rsid="078db77b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63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64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65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66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88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fe198" officeooo:paragraph-rsid="02bfe198" style:font-style-asian="italic" style:font-weight-asian="normal" style:font-style-complex="italic" style:font-weight-complex="normal"/>
    </style:style>
    <style:style style:name="P1092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93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94" style:family="paragraph" style:parent-style-name="Standard">
      <style:text-properties style:use-window-font-color="true" officeooo:paragraph-rsid="02be3c45"/>
    </style:style>
    <style:style style:name="P1095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9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9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9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09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10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0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10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10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10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64e15d" style:font-style-asian="normal" style:font-weight-asian="normal" style:font-style-complex="normal" style:font-weight-complex="normal"/>
    </style:style>
    <style:style style:name="P110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0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78f70dd" officeooo:paragraph-rsid="078f70dd" style:font-style-asian="normal" style:font-weight-asian="normal" style:font-style-complex="normal" style:font-weight-complex="normal"/>
    </style:style>
    <style:style style:name="P110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51e47" officeooo:paragraph-rsid="02ecf51e" style:font-style-asian="normal" style:font-weight-asian="normal" style:font-style-complex="normal" style:font-weight-complex="normal"/>
    </style:style>
    <style:style style:name="P1108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109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110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11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112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113" style:family="paragraph" style:parent-style-name="Standard">
      <style:text-properties style:use-window-font-color="true" officeooo:paragraph-rsid="02ecf51e"/>
    </style:style>
    <style:style style:name="P1114" style:family="paragraph" style:parent-style-name="Standard">
      <style:paragraph-properties fo:line-height="150%"/>
      <style:text-properties style:use-window-font-color="true" officeooo:paragraph-rsid="02edc963"/>
    </style:style>
    <style:style style:name="P1115" style:family="paragraph" style:parent-style-name="Standard">
      <style:paragraph-properties fo:line-height="150%"/>
      <style:text-properties style:use-window-font-color="true" officeooo:paragraph-rsid="07ab30f1"/>
    </style:style>
    <style:style style:name="P1116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17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18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1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20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4bd9243" officeooo:paragraph-rsid="02ec4cc6" style:font-size-asian="14pt" style:font-style-asian="normal" style:font-weight-asian="bold" style:font-size-complex="14pt" style:font-style-complex="normal" style:font-weight-complex="bold"/>
    </style:style>
    <style:style style:name="P1121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22" style:family="paragraph" style:parent-style-name="Standard">
      <style:text-properties style:use-window-font-color="true" officeooo:rsid="003eeb50" officeooo:paragraph-rsid="078db77b"/>
    </style:style>
    <style:style style:name="P1123" style:family="paragraph" style:parent-style-name="Standard">
      <style:text-properties style:use-window-font-color="true" fo:font-weight="normal" officeooo:rsid="00205d85" officeooo:paragraph-rsid="078db77b" style:font-weight-asian="normal" style:font-weight-complex="normal"/>
    </style:style>
    <style:style style:name="P1124" style:family="paragraph" style:parent-style-name="Standard">
      <style:text-properties style:use-window-font-color="true" officeooo:paragraph-rsid="0862b4fb"/>
    </style:style>
    <style:style style:name="P1125" style:family="paragraph" style:parent-style-name="Standard">
      <style:text-properties officeooo:paragraph-rsid="00ba4170"/>
    </style:style>
    <style:style style:name="P1126" style:family="paragraph" style:parent-style-name="Standard">
      <style:text-properties officeooo:paragraph-rsid="00bbbf73"/>
    </style:style>
    <style:style style:name="P1127" style:family="paragraph" style:parent-style-name="Standard">
      <style:text-properties officeooo:rsid="00beb82f" officeooo:paragraph-rsid="00beb82f"/>
    </style:style>
    <style:style style:name="P1128" style:family="paragraph" style:parent-style-name="Standard">
      <style:text-properties officeooo:paragraph-rsid="00beb82f"/>
    </style:style>
    <style:style style:name="P1129" style:family="paragraph" style:parent-style-name="Standard">
      <style:text-properties officeooo:rsid="00c0d7c6" officeooo:paragraph-rsid="00c0d7c6"/>
    </style:style>
    <style:style style:name="P1130" style:family="paragraph" style:parent-style-name="Standard">
      <style:text-properties officeooo:rsid="005521a3" officeooo:paragraph-rsid="005521a3"/>
    </style:style>
    <style:style style:name="P1131" style:family="paragraph" style:parent-style-name="Standard">
      <style:text-properties officeooo:paragraph-rsid="00d2fc06"/>
    </style:style>
    <style:style style:name="P1132" style:family="paragraph" style:parent-style-name="Standard">
      <style:text-properties officeooo:paragraph-rsid="00d77d7d"/>
    </style:style>
    <style:style style:name="P1133" style:family="paragraph" style:parent-style-name="Standard">
      <style:text-properties officeooo:rsid="00d9c9e4" officeooo:paragraph-rsid="00d9c9e4"/>
    </style:style>
    <style:style style:name="P1134" style:family="paragraph" style:parent-style-name="Standard">
      <style:text-properties officeooo:paragraph-rsid="00e5f586"/>
    </style:style>
    <style:style style:name="P1135" style:family="paragraph" style:parent-style-name="Standard">
      <style:text-properties officeooo:paragraph-rsid="00eb50e0"/>
    </style:style>
    <style:style style:name="P1136" style:family="paragraph" style:parent-style-name="Standard">
      <style:paragraph-properties fo:line-height="150%"/>
      <style:text-properties officeooo:rsid="00f2503e" officeooo:paragraph-rsid="00f2503e"/>
    </style:style>
    <style:style style:name="P1137" style:family="paragraph" style:parent-style-name="Standard">
      <style:text-properties officeooo:rsid="00f2503e" officeooo:paragraph-rsid="01222be5"/>
    </style:style>
    <style:style style:name="P1138" style:family="paragraph" style:parent-style-name="Standard">
      <style:text-properties officeooo:rsid="00d1487d" officeooo:paragraph-rsid="00d2fc06"/>
    </style:style>
    <style:style style:name="P1139" style:family="paragraph" style:parent-style-name="Standard">
      <style:text-properties officeooo:paragraph-rsid="00f5260b"/>
    </style:style>
    <style:style style:name="P1140" style:family="paragraph" style:parent-style-name="Standard">
      <style:text-properties officeooo:paragraph-rsid="010c486e"/>
    </style:style>
    <style:style style:name="P1141" style:family="paragraph" style:parent-style-name="Standard">
      <style:text-properties officeooo:paragraph-rsid="00367935"/>
    </style:style>
    <style:style style:name="P1142" style:family="paragraph" style:parent-style-name="Standard">
      <style:text-properties officeooo:paragraph-rsid="011fc384"/>
    </style:style>
    <style:style style:name="P1143" style:family="paragraph" style:parent-style-name="Standard">
      <style:text-properties officeooo:paragraph-rsid="0122678f"/>
    </style:style>
    <style:style style:name="P1144" style:family="paragraph" style:parent-style-name="Standard">
      <style:text-properties officeooo:paragraph-rsid="012dfde8"/>
    </style:style>
    <style:style style:name="P1145" style:family="paragraph" style:parent-style-name="Standard">
      <style:text-properties officeooo:paragraph-rsid="0130fd48"/>
    </style:style>
    <style:style style:name="P1146" style:family="paragraph" style:parent-style-name="Standard">
      <style:text-properties officeooo:paragraph-rsid="013282b3"/>
    </style:style>
    <style:style style:name="P1147" style:family="paragraph" style:parent-style-name="Standard">
      <style:text-properties officeooo:paragraph-rsid="013f3c54"/>
    </style:style>
    <style:style style:name="P1148" style:family="paragraph" style:parent-style-name="Standard">
      <style:text-properties officeooo:paragraph-rsid="0152f194"/>
    </style:style>
    <style:style style:name="P1149" style:family="paragraph" style:parent-style-name="Standard">
      <style:text-properties officeooo:paragraph-rsid="0150aafa"/>
    </style:style>
    <style:style style:name="P1150" style:family="paragraph" style:parent-style-name="Standard">
      <style:paragraph-properties fo:line-height="100%"/>
      <style:text-properties officeooo:paragraph-rsid="016aa5ac"/>
    </style:style>
    <style:style style:name="P1151" style:family="paragraph" style:parent-style-name="Standard">
      <style:paragraph-properties fo:line-height="100%"/>
      <style:text-properties officeooo:paragraph-rsid="016d2800"/>
    </style:style>
    <style:style style:name="P1152" style:family="paragraph" style:parent-style-name="Standard">
      <style:paragraph-properties fo:line-height="100%"/>
      <style:text-properties officeooo:paragraph-rsid="0176ee1b"/>
    </style:style>
    <style:style style:name="P1153" style:family="paragraph" style:parent-style-name="Standard">
      <style:paragraph-properties fo:line-height="100%"/>
      <style:text-properties officeooo:paragraph-rsid="017941db"/>
    </style:style>
    <style:style style:name="P1154" style:family="paragraph" style:parent-style-name="Standard">
      <style:paragraph-properties fo:line-height="100%"/>
      <style:text-properties officeooo:paragraph-rsid="017a7161"/>
    </style:style>
    <style:style style:name="P1155" style:family="paragraph" style:parent-style-name="Standard">
      <style:paragraph-properties fo:line-height="100%"/>
      <style:text-properties officeooo:paragraph-rsid="018105ab"/>
    </style:style>
    <style:style style:name="P1156" style:family="paragraph" style:parent-style-name="Standard">
      <style:paragraph-properties fo:line-height="100%"/>
      <style:text-properties officeooo:paragraph-rsid="01aaba73"/>
    </style:style>
    <style:style style:name="P1157" style:family="paragraph" style:parent-style-name="Standard">
      <style:paragraph-properties fo:line-height="100%"/>
      <style:text-properties officeooo:paragraph-rsid="01d3aa7e"/>
    </style:style>
    <style:style style:name="P1158" style:family="paragraph" style:parent-style-name="Standard">
      <style:paragraph-properties fo:line-height="100%"/>
      <style:text-properties officeooo:paragraph-rsid="01e2b86d"/>
    </style:style>
    <style:style style:name="P1159" style:family="paragraph" style:parent-style-name="Standard">
      <style:paragraph-properties fo:line-height="100%"/>
      <style:text-properties officeooo:paragraph-rsid="01e7ea9a"/>
    </style:style>
    <style:style style:name="P1160" style:family="paragraph" style:parent-style-name="Standard">
      <style:paragraph-properties fo:line-height="100%"/>
      <style:text-properties officeooo:paragraph-rsid="01f79ca2"/>
    </style:style>
    <style:style style:name="P1161" style:family="paragraph" style:parent-style-name="Standard">
      <style:paragraph-properties fo:line-height="100%"/>
      <style:text-properties officeooo:paragraph-rsid="020131ae"/>
    </style:style>
    <style:style style:name="P1162" style:family="paragraph" style:parent-style-name="Standard">
      <style:paragraph-properties fo:line-height="100%"/>
      <style:text-properties officeooo:paragraph-rsid="0212a48a"/>
    </style:style>
    <style:style style:name="P1163" style:family="paragraph" style:parent-style-name="Standard">
      <style:paragraph-properties fo:line-height="100%"/>
      <style:text-properties officeooo:paragraph-rsid="01d522fe"/>
    </style:style>
    <style:style style:name="P1164" style:family="paragraph" style:parent-style-name="Standard">
      <style:paragraph-properties fo:line-height="100%"/>
      <style:text-properties officeooo:paragraph-rsid="021920c6"/>
    </style:style>
    <style:style style:name="P1165" style:family="paragraph" style:parent-style-name="Standard">
      <style:paragraph-properties fo:line-height="100%"/>
      <style:text-properties officeooo:paragraph-rsid="021bfb0f"/>
    </style:style>
    <style:style style:name="P1166" style:family="paragraph" style:parent-style-name="Standard">
      <style:paragraph-properties fo:line-height="100%"/>
      <style:text-properties officeooo:paragraph-rsid="021d76dd"/>
    </style:style>
    <style:style style:name="P1167" style:family="paragraph" style:parent-style-name="Standard">
      <style:paragraph-properties fo:line-height="100%"/>
      <style:text-properties officeooo:paragraph-rsid="01ec8e18"/>
    </style:style>
    <style:style style:name="P1168" style:family="paragraph" style:parent-style-name="Standard">
      <style:paragraph-properties fo:line-height="100%"/>
      <style:text-properties officeooo:paragraph-rsid="0228bd00"/>
    </style:style>
    <style:style style:name="P1169" style:family="paragraph" style:parent-style-name="Standard">
      <style:paragraph-properties fo:line-height="100%"/>
      <style:text-properties officeooo:paragraph-rsid="0239e044"/>
    </style:style>
    <style:style style:name="P1170" style:family="paragraph" style:parent-style-name="Standard">
      <style:paragraph-properties fo:line-height="100%"/>
      <style:text-properties officeooo:paragraph-rsid="023e217a"/>
    </style:style>
    <style:style style:name="P1171" style:family="paragraph" style:parent-style-name="Standard">
      <style:paragraph-properties fo:line-height="100%"/>
      <style:text-properties officeooo:paragraph-rsid="0245c9e7"/>
    </style:style>
    <style:style style:name="P1172" style:family="paragraph" style:parent-style-name="Standard">
      <style:paragraph-properties fo:line-height="100%"/>
      <style:text-properties officeooo:paragraph-rsid="0248e2f5"/>
    </style:style>
    <style:style style:name="P1173" style:family="paragraph" style:parent-style-name="Standard">
      <style:paragraph-properties fo:line-height="100%"/>
      <style:text-properties officeooo:paragraph-rsid="024d9b01"/>
    </style:style>
    <style:style style:name="P1174" style:family="paragraph" style:parent-style-name="Standard">
      <style:paragraph-properties fo:line-height="100%"/>
      <style:text-properties officeooo:paragraph-rsid="02540cb9"/>
    </style:style>
    <style:style style:name="P1175" style:family="paragraph" style:parent-style-name="Standard">
      <style:paragraph-properties fo:line-height="100%"/>
      <style:text-properties officeooo:paragraph-rsid="02656310"/>
    </style:style>
    <style:style style:name="P1176" style:family="paragraph" style:parent-style-name="Standard">
      <style:paragraph-properties fo:line-height="100%"/>
      <style:text-properties officeooo:paragraph-rsid="0265f14b"/>
    </style:style>
    <style:style style:name="P1177" style:family="paragraph" style:parent-style-name="Standard">
      <style:paragraph-properties fo:line-height="100%"/>
      <style:text-properties officeooo:paragraph-rsid="02778926"/>
    </style:style>
    <style:style style:name="P1178" style:family="paragraph" style:parent-style-name="Standard">
      <style:paragraph-properties fo:line-height="100%"/>
      <style:text-properties officeooo:paragraph-rsid="027b57d1"/>
    </style:style>
    <style:style style:name="P1179" style:family="paragraph" style:parent-style-name="Standard">
      <style:paragraph-properties fo:line-height="100%"/>
      <style:text-properties officeooo:paragraph-rsid="02819040"/>
    </style:style>
    <style:style style:name="P1180" style:family="paragraph" style:parent-style-name="Standard">
      <style:paragraph-properties fo:line-height="100%"/>
      <style:text-properties officeooo:paragraph-rsid="02939b7b"/>
    </style:style>
    <style:style style:name="P1181" style:family="paragraph" style:parent-style-name="Standard">
      <style:paragraph-properties fo:line-height="100%"/>
      <style:text-properties officeooo:paragraph-rsid="0293a523"/>
    </style:style>
    <style:style style:name="P1182" style:family="paragraph" style:parent-style-name="Standard">
      <style:paragraph-properties fo:line-height="100%"/>
      <style:text-properties officeooo:paragraph-rsid="0297c923"/>
    </style:style>
    <style:style style:name="P1183" style:family="paragraph" style:parent-style-name="Standard">
      <style:paragraph-properties fo:line-height="100%"/>
      <style:text-properties officeooo:paragraph-rsid="029bb505"/>
    </style:style>
    <style:style style:name="P1184" style:family="paragraph" style:parent-style-name="Standard">
      <style:paragraph-properties fo:line-height="100%"/>
      <style:text-properties officeooo:paragraph-rsid="02a71f0b"/>
    </style:style>
    <style:style style:name="P1185" style:family="paragraph" style:parent-style-name="Standard">
      <style:paragraph-properties fo:line-height="100%"/>
      <style:text-properties officeooo:paragraph-rsid="027c1b85"/>
    </style:style>
    <style:style style:name="P1186" style:family="paragraph" style:parent-style-name="Standard">
      <style:paragraph-properties fo:line-height="100%"/>
      <style:text-properties officeooo:paragraph-rsid="02bd01a2"/>
    </style:style>
    <style:style style:name="P1187" style:family="paragraph" style:parent-style-name="Standard">
      <style:paragraph-properties fo:line-height="100%"/>
      <style:text-properties officeooo:paragraph-rsid="02d5eaee"/>
    </style:style>
    <style:style style:name="P1188" style:family="paragraph" style:parent-style-name="Standard">
      <style:paragraph-properties fo:line-height="100%"/>
      <style:text-properties officeooo:paragraph-rsid="02e4f960"/>
    </style:style>
    <style:style style:name="P1189" style:family="paragraph" style:parent-style-name="Standard">
      <style:paragraph-properties fo:line-height="100%"/>
      <style:text-properties officeooo:paragraph-rsid="02eac01d"/>
    </style:style>
    <style:style style:name="P1190" style:family="paragraph" style:parent-style-name="Standard">
      <style:paragraph-properties fo:line-height="100%"/>
      <style:text-properties officeooo:paragraph-rsid="02f17ec6"/>
    </style:style>
    <style:style style:name="P1191" style:family="paragraph" style:parent-style-name="Standard">
      <style:paragraph-properties fo:line-height="100%"/>
      <style:text-properties officeooo:paragraph-rsid="03040c1c"/>
    </style:style>
    <style:style style:name="P1192" style:family="paragraph" style:parent-style-name="Standard">
      <style:paragraph-properties fo:line-height="100%"/>
      <style:text-properties officeooo:paragraph-rsid="03049b98"/>
    </style:style>
    <style:style style:name="P1193" style:family="paragraph" style:parent-style-name="Standard">
      <style:paragraph-properties fo:line-height="100%"/>
      <style:text-properties officeooo:paragraph-rsid="0305aebe"/>
    </style:style>
    <style:style style:name="P1194" style:family="paragraph" style:parent-style-name="Standard">
      <style:paragraph-properties fo:line-height="100%"/>
      <style:text-properties officeooo:paragraph-rsid="03061f93"/>
    </style:style>
    <style:style style:name="P1195" style:family="paragraph" style:parent-style-name="Standard">
      <style:paragraph-properties fo:line-height="100%"/>
      <style:text-properties officeooo:paragraph-rsid="03153caa"/>
    </style:style>
    <style:style style:name="P1196" style:family="paragraph" style:parent-style-name="Standard">
      <style:paragraph-properties fo:line-height="100%"/>
      <style:text-properties officeooo:paragraph-rsid="033f17a3"/>
    </style:style>
    <style:style style:name="P1197" style:family="paragraph" style:parent-style-name="Standard">
      <style:paragraph-properties fo:line-height="100%"/>
      <style:text-properties officeooo:paragraph-rsid="034adc9b"/>
    </style:style>
    <style:style style:name="P1198" style:family="paragraph" style:parent-style-name="Standard">
      <style:paragraph-properties fo:line-height="100%"/>
      <style:text-properties officeooo:paragraph-rsid="034f33b6"/>
    </style:style>
    <style:style style:name="P1199" style:family="paragraph" style:parent-style-name="Standard">
      <style:paragraph-properties fo:line-height="100%"/>
      <style:text-properties officeooo:paragraph-rsid="034f680a"/>
    </style:style>
    <style:style style:name="P1200" style:family="paragraph" style:parent-style-name="Standard">
      <style:paragraph-properties fo:line-height="100%"/>
      <style:text-properties officeooo:paragraph-rsid="035051aa"/>
    </style:style>
    <style:style style:name="P1201" style:family="paragraph" style:parent-style-name="Standard">
      <style:paragraph-properties fo:line-height="100%"/>
      <style:text-properties officeooo:paragraph-rsid="03963307"/>
    </style:style>
    <style:style style:name="P1202" style:family="paragraph" style:parent-style-name="Standard">
      <style:paragraph-properties fo:line-height="100%"/>
      <style:text-properties officeooo:paragraph-rsid="039c640b"/>
    </style:style>
    <style:style style:name="P1203" style:family="paragraph" style:parent-style-name="Standard">
      <style:paragraph-properties fo:line-height="100%"/>
      <style:text-properties officeooo:paragraph-rsid="039e9821"/>
    </style:style>
    <style:style style:name="P1204" style:family="paragraph" style:parent-style-name="Standard">
      <style:paragraph-properties fo:line-height="100%"/>
      <style:text-properties officeooo:paragraph-rsid="03a073aa"/>
    </style:style>
    <style:style style:name="P1205" style:family="paragraph" style:parent-style-name="Standard">
      <style:paragraph-properties fo:line-height="100%"/>
      <style:text-properties officeooo:paragraph-rsid="03b1fbc9"/>
    </style:style>
    <style:style style:name="P1206" style:family="paragraph" style:parent-style-name="Standard">
      <style:paragraph-properties fo:line-height="100%"/>
      <style:text-properties officeooo:paragraph-rsid="03eb005c"/>
    </style:style>
    <style:style style:name="P1207" style:family="paragraph" style:parent-style-name="Standard">
      <style:paragraph-properties fo:line-height="100%"/>
      <style:text-properties officeooo:paragraph-rsid="03f0c84b"/>
    </style:style>
    <style:style style:name="P1208" style:family="paragraph" style:parent-style-name="Standard">
      <style:paragraph-properties fo:line-height="100%"/>
      <style:text-properties officeooo:paragraph-rsid="03e90de3"/>
    </style:style>
    <style:style style:name="P1209" style:family="paragraph" style:parent-style-name="Standard">
      <style:paragraph-properties fo:line-height="100%"/>
      <style:text-properties officeooo:paragraph-rsid="03f27278"/>
    </style:style>
    <style:style style:name="P1210" style:family="paragraph" style:parent-style-name="Standard">
      <style:paragraph-properties fo:line-height="100%"/>
      <style:text-properties officeooo:paragraph-rsid="03fd5e01"/>
    </style:style>
    <style:style style:name="P1211" style:family="paragraph" style:parent-style-name="Standard">
      <style:paragraph-properties fo:line-height="100%"/>
      <style:text-properties officeooo:paragraph-rsid="0400a6e4"/>
    </style:style>
    <style:style style:name="P1212" style:family="paragraph" style:parent-style-name="Standard">
      <style:paragraph-properties fo:line-height="100%"/>
      <style:text-properties officeooo:paragraph-rsid="0404aa05"/>
    </style:style>
    <style:style style:name="P1213" style:family="paragraph" style:parent-style-name="Standard">
      <style:paragraph-properties fo:line-height="100%"/>
      <style:text-properties officeooo:paragraph-rsid="04102973"/>
    </style:style>
    <style:style style:name="P1214" style:family="paragraph" style:parent-style-name="Standard">
      <style:paragraph-properties fo:line-height="100%"/>
      <style:text-properties officeooo:paragraph-rsid="041e6a3e"/>
    </style:style>
    <style:style style:name="P1215" style:family="paragraph" style:parent-style-name="Standard">
      <style:paragraph-properties fo:line-height="100%"/>
      <style:text-properties officeooo:paragraph-rsid="03a31e81"/>
    </style:style>
    <style:style style:name="P1216" style:family="paragraph" style:parent-style-name="Standard">
      <style:paragraph-properties fo:line-height="100%"/>
      <style:text-properties officeooo:paragraph-rsid="043fc929"/>
    </style:style>
    <style:style style:name="P1217" style:family="paragraph" style:parent-style-name="Standard">
      <style:paragraph-properties fo:line-height="100%"/>
      <style:text-properties officeooo:paragraph-rsid="043a0ede"/>
    </style:style>
    <style:style style:name="P1218" style:family="paragraph" style:parent-style-name="Standard">
      <style:paragraph-properties fo:line-height="100%"/>
      <style:text-properties officeooo:paragraph-rsid="04518e70"/>
    </style:style>
    <style:style style:name="P1219" style:family="paragraph" style:parent-style-name="Standard">
      <style:paragraph-properties fo:line-height="100%"/>
      <style:text-properties officeooo:paragraph-rsid="04592f7c"/>
    </style:style>
    <style:style style:name="P1220" style:family="paragraph" style:parent-style-name="Standard">
      <style:paragraph-properties fo:line-height="100%"/>
      <style:text-properties officeooo:paragraph-rsid="0473548b"/>
    </style:style>
    <style:style style:name="P1221" style:family="paragraph" style:parent-style-name="Standard">
      <style:paragraph-properties fo:line-height="100%"/>
      <style:text-properties officeooo:paragraph-rsid="0411d16e"/>
    </style:style>
    <style:style style:name="P1222" style:family="paragraph" style:parent-style-name="Standard">
      <style:paragraph-properties fo:line-height="100%"/>
      <style:text-properties officeooo:paragraph-rsid="041746e7"/>
    </style:style>
    <style:style style:name="P1223" style:family="paragraph" style:parent-style-name="Standard">
      <style:paragraph-properties fo:line-height="100%"/>
      <style:text-properties officeooo:paragraph-rsid="043c6125"/>
    </style:style>
    <style:style style:name="P1224" style:family="paragraph" style:parent-style-name="Standard">
      <style:paragraph-properties fo:line-height="100%"/>
      <style:text-properties officeooo:paragraph-rsid="04472f62"/>
    </style:style>
    <style:style style:name="P1225" style:family="paragraph" style:parent-style-name="Standard">
      <style:paragraph-properties fo:line-height="100%"/>
      <style:text-properties officeooo:paragraph-rsid="03fc17c3"/>
    </style:style>
    <style:style style:name="P1226" style:family="paragraph" style:parent-style-name="Standard">
      <style:paragraph-properties fo:line-height="100%"/>
      <style:text-properties officeooo:paragraph-rsid="0486c03e"/>
    </style:style>
    <style:style style:name="P1227" style:family="paragraph" style:parent-style-name="Standard">
      <style:paragraph-properties fo:line-height="100%"/>
      <style:text-properties officeooo:paragraph-rsid="048ffd4a"/>
    </style:style>
    <style:style style:name="P1228" style:family="paragraph" style:parent-style-name="Standard">
      <style:paragraph-properties fo:line-height="100%"/>
      <style:text-properties officeooo:paragraph-rsid="04915c32"/>
    </style:style>
    <style:style style:name="P1229" style:family="paragraph" style:parent-style-name="Standard">
      <style:paragraph-properties fo:line-height="100%"/>
      <style:text-properties officeooo:paragraph-rsid="0496a172"/>
    </style:style>
    <style:style style:name="P1230" style:family="paragraph" style:parent-style-name="Standard">
      <style:paragraph-properties fo:line-height="100%"/>
      <style:text-properties officeooo:paragraph-rsid="04a08898"/>
    </style:style>
    <style:style style:name="P1231" style:family="paragraph" style:parent-style-name="Standard">
      <style:paragraph-properties fo:line-height="100%"/>
      <style:text-properties officeooo:paragraph-rsid="04a6679a"/>
    </style:style>
    <style:style style:name="P1232" style:family="paragraph" style:parent-style-name="Standard">
      <style:paragraph-properties fo:line-height="100%"/>
      <style:text-properties officeooo:paragraph-rsid="04b3c5c0"/>
    </style:style>
    <style:style style:name="P1233" style:family="paragraph" style:parent-style-name="Standard">
      <style:paragraph-properties fo:line-height="100%"/>
      <style:text-properties officeooo:paragraph-rsid="04ba1b39"/>
    </style:style>
    <style:style style:name="P1234" style:family="paragraph" style:parent-style-name="Standard">
      <style:paragraph-properties fo:line-height="100%"/>
      <style:text-properties officeooo:paragraph-rsid="04bc7059"/>
    </style:style>
    <style:style style:name="P1235" style:family="paragraph" style:parent-style-name="Standard">
      <style:paragraph-properties fo:line-height="100%"/>
      <style:text-properties officeooo:paragraph-rsid="04b80b14"/>
    </style:style>
    <style:style style:name="P1236" style:family="paragraph" style:parent-style-name="Standard">
      <style:paragraph-properties fo:line-height="100%"/>
      <style:text-properties officeooo:paragraph-rsid="04ddd894"/>
    </style:style>
    <style:style style:name="P1237" style:family="paragraph" style:parent-style-name="Standard">
      <style:paragraph-properties fo:line-height="100%"/>
      <style:text-properties officeooo:paragraph-rsid="04f29906"/>
    </style:style>
    <style:style style:name="P1238" style:family="paragraph" style:parent-style-name="Standard">
      <style:paragraph-properties fo:line-height="100%"/>
      <style:text-properties officeooo:paragraph-rsid="04faca3a"/>
    </style:style>
    <style:style style:name="P1239" style:family="paragraph" style:parent-style-name="Standard">
      <style:paragraph-properties fo:line-height="100%"/>
      <style:text-properties officeooo:paragraph-rsid="051228a5"/>
    </style:style>
    <style:style style:name="P1240" style:family="paragraph" style:parent-style-name="Standard">
      <style:paragraph-properties fo:line-height="100%"/>
      <style:text-properties officeooo:paragraph-rsid="05149db7"/>
    </style:style>
    <style:style style:name="P1241" style:family="paragraph" style:parent-style-name="Standard">
      <style:paragraph-properties fo:line-height="100%"/>
      <style:text-properties officeooo:paragraph-rsid="051755b6"/>
    </style:style>
    <style:style style:name="P1242" style:family="paragraph" style:parent-style-name="Standard">
      <style:paragraph-properties fo:line-height="100%"/>
      <style:text-properties officeooo:paragraph-rsid="04f1c42d"/>
    </style:style>
    <style:style style:name="P1243" style:family="paragraph" style:parent-style-name="Standard">
      <style:paragraph-properties fo:line-height="100%"/>
      <style:text-properties officeooo:paragraph-rsid="052c470d"/>
    </style:style>
    <style:style style:name="P1244" style:family="paragraph" style:parent-style-name="Standard">
      <style:paragraph-properties fo:line-height="100%"/>
      <style:text-properties officeooo:paragraph-rsid="052e1d4e"/>
    </style:style>
    <style:style style:name="P1245" style:family="paragraph" style:parent-style-name="Standard">
      <style:paragraph-properties fo:line-height="100%"/>
      <style:text-properties officeooo:paragraph-rsid="052fd794"/>
    </style:style>
    <style:style style:name="P1246" style:family="paragraph" style:parent-style-name="Standard">
      <style:paragraph-properties fo:line-height="100%"/>
      <style:text-properties officeooo:paragraph-rsid="053faa40"/>
    </style:style>
    <style:style style:name="P1247" style:family="paragraph" style:parent-style-name="Standard">
      <style:paragraph-properties fo:line-height="100%"/>
      <style:text-properties officeooo:paragraph-rsid="054f83a7"/>
    </style:style>
    <style:style style:name="P1248" style:family="paragraph" style:parent-style-name="Standard">
      <style:paragraph-properties fo:line-height="100%"/>
      <style:text-properties officeooo:paragraph-rsid="0557f31f"/>
    </style:style>
    <style:style style:name="P1249" style:family="paragraph" style:parent-style-name="Standard">
      <style:paragraph-properties fo:line-height="100%"/>
      <style:text-properties officeooo:paragraph-rsid="055a623a"/>
    </style:style>
    <style:style style:name="P1250" style:family="paragraph" style:parent-style-name="Standard">
      <style:paragraph-properties fo:line-height="100%"/>
      <style:text-properties officeooo:paragraph-rsid="0569d9ca"/>
    </style:style>
    <style:style style:name="P1251" style:family="paragraph" style:parent-style-name="Standard">
      <style:paragraph-properties fo:line-height="100%"/>
      <style:text-properties officeooo:paragraph-rsid="056d9742"/>
    </style:style>
    <style:style style:name="P1252" style:family="paragraph" style:parent-style-name="Standard">
      <style:paragraph-properties fo:line-height="100%"/>
      <style:text-properties officeooo:paragraph-rsid="057cbee6"/>
    </style:style>
    <style:style style:name="P1253" style:family="paragraph" style:parent-style-name="Standard">
      <style:paragraph-properties fo:line-height="100%"/>
      <style:text-properties officeooo:paragraph-rsid="0580d52a"/>
    </style:style>
    <style:style style:name="P1254" style:family="paragraph" style:parent-style-name="Standard">
      <style:paragraph-properties fo:line-height="100%"/>
      <style:text-properties officeooo:paragraph-rsid="059e7836"/>
    </style:style>
    <style:style style:name="P1255" style:family="paragraph" style:parent-style-name="Standard">
      <style:paragraph-properties fo:line-height="100%"/>
      <style:text-properties officeooo:paragraph-rsid="05ab1076"/>
    </style:style>
    <style:style style:name="P1256" style:family="paragraph" style:parent-style-name="Standard">
      <style:paragraph-properties fo:line-height="100%"/>
      <style:text-properties officeooo:paragraph-rsid="05b1d6ac"/>
    </style:style>
    <style:style style:name="P1257" style:family="paragraph" style:parent-style-name="Standard">
      <style:paragraph-properties fo:line-height="100%"/>
      <style:text-properties officeooo:paragraph-rsid="05b6653b"/>
    </style:style>
    <style:style style:name="P1258" style:family="paragraph" style:parent-style-name="Standard">
      <style:paragraph-properties fo:line-height="100%"/>
      <style:text-properties officeooo:paragraph-rsid="05bc64d7"/>
    </style:style>
    <style:style style:name="P1259" style:family="paragraph" style:parent-style-name="Standard">
      <style:paragraph-properties fo:line-height="100%"/>
      <style:text-properties officeooo:paragraph-rsid="05d96232"/>
    </style:style>
    <style:style style:name="P1260" style:family="paragraph" style:parent-style-name="Standard">
      <style:paragraph-properties fo:line-height="100%"/>
      <style:text-properties officeooo:paragraph-rsid="05dd0971"/>
    </style:style>
    <style:style style:name="P1261" style:family="paragraph" style:parent-style-name="Standard">
      <style:paragraph-properties fo:line-height="100%"/>
      <style:text-properties officeooo:paragraph-rsid="06011cd1"/>
    </style:style>
    <style:style style:name="P1262" style:family="paragraph" style:parent-style-name="Standard">
      <style:paragraph-properties fo:line-height="100%"/>
      <style:text-properties officeooo:paragraph-rsid="06063862"/>
    </style:style>
    <style:style style:name="P1263" style:family="paragraph" style:parent-style-name="Standard">
      <style:paragraph-properties fo:line-height="100%"/>
      <style:text-properties officeooo:paragraph-rsid="060fe20f"/>
    </style:style>
    <style:style style:name="P1264" style:family="paragraph" style:parent-style-name="Standard">
      <style:paragraph-properties fo:line-height="100%"/>
      <style:text-properties officeooo:paragraph-rsid="061169e8"/>
    </style:style>
    <style:style style:name="P1265" style:family="paragraph" style:parent-style-name="Standard">
      <style:paragraph-properties fo:line-height="100%"/>
      <style:text-properties officeooo:paragraph-rsid="06125c09"/>
    </style:style>
    <style:style style:name="P1266" style:family="paragraph" style:parent-style-name="Standard">
      <style:paragraph-properties fo:line-height="100%"/>
      <style:text-properties officeooo:paragraph-rsid="062f0400"/>
    </style:style>
    <style:style style:name="P1267" style:family="paragraph" style:parent-style-name="Standard">
      <style:paragraph-properties fo:line-height="100%"/>
      <style:text-properties officeooo:paragraph-rsid="06307d14"/>
    </style:style>
    <style:style style:name="P1268" style:family="paragraph" style:parent-style-name="Standard">
      <style:paragraph-properties fo:line-height="100%"/>
      <style:text-properties officeooo:paragraph-rsid="06408df0"/>
    </style:style>
    <style:style style:name="P1269" style:family="paragraph" style:parent-style-name="Standard">
      <style:paragraph-properties fo:line-height="100%"/>
      <style:text-properties officeooo:paragraph-rsid="0652812f"/>
    </style:style>
    <style:style style:name="P1270" style:family="paragraph" style:parent-style-name="Standard">
      <style:paragraph-properties fo:line-height="100%"/>
      <style:text-properties officeooo:paragraph-rsid="065d9833"/>
    </style:style>
    <style:style style:name="P1271" style:family="paragraph" style:parent-style-name="Standard">
      <style:paragraph-properties fo:line-height="100%"/>
      <style:text-properties officeooo:paragraph-rsid="0663a1c9"/>
    </style:style>
    <style:style style:name="P1272" style:family="paragraph" style:parent-style-name="Standard">
      <style:paragraph-properties fo:line-height="100%"/>
      <style:text-properties officeooo:paragraph-rsid="069290ce"/>
    </style:style>
    <style:style style:name="P1273" style:family="paragraph" style:parent-style-name="Standard">
      <style:paragraph-properties fo:line-height="100%"/>
      <style:text-properties officeooo:paragraph-rsid="069f9907"/>
    </style:style>
    <style:style style:name="P1274" style:family="paragraph" style:parent-style-name="Standard">
      <style:paragraph-properties fo:line-height="100%"/>
      <style:text-properties officeooo:paragraph-rsid="069e7007"/>
    </style:style>
    <style:style style:name="P1275" style:family="paragraph" style:parent-style-name="Standard">
      <style:paragraph-properties fo:line-height="100%"/>
      <style:text-properties officeooo:paragraph-rsid="069d3467"/>
    </style:style>
    <style:style style:name="P1276" style:family="paragraph" style:parent-style-name="Standard">
      <style:paragraph-properties fo:line-height="100%"/>
      <style:text-properties officeooo:paragraph-rsid="06d0bb9d"/>
    </style:style>
    <style:style style:name="P1277" style:family="paragraph" style:parent-style-name="Standard">
      <style:paragraph-properties fo:line-height="100%"/>
      <style:text-properties officeooo:paragraph-rsid="06d6e503"/>
    </style:style>
    <style:style style:name="P1278" style:family="paragraph" style:parent-style-name="Standard">
      <style:paragraph-properties fo:line-height="100%"/>
      <style:text-properties officeooo:paragraph-rsid="06bf5f63"/>
    </style:style>
    <style:style style:name="P1279" style:family="paragraph" style:parent-style-name="Standard">
      <style:paragraph-properties fo:line-height="100%"/>
      <style:text-properties officeooo:paragraph-rsid="06dce0b5"/>
    </style:style>
    <style:style style:name="P1280" style:family="paragraph" style:parent-style-name="Standard">
      <style:paragraph-properties fo:line-height="100%"/>
      <style:text-properties officeooo:paragraph-rsid="06e51493"/>
    </style:style>
    <style:style style:name="P1281" style:family="paragraph" style:parent-style-name="Standard">
      <style:paragraph-properties fo:line-height="100%"/>
      <style:text-properties officeooo:paragraph-rsid="06e9b05d"/>
    </style:style>
    <style:style style:name="P1282" style:family="paragraph" style:parent-style-name="Standard">
      <style:paragraph-properties fo:line-height="100%"/>
      <style:text-properties officeooo:paragraph-rsid="06f2eb19"/>
    </style:style>
    <style:style style:name="P1283" style:family="paragraph" style:parent-style-name="Standard">
      <style:paragraph-properties fo:line-height="100%"/>
      <style:text-properties officeooo:paragraph-rsid="06fe5f86"/>
    </style:style>
    <style:style style:name="P1284" style:family="paragraph" style:parent-style-name="Standard">
      <style:paragraph-properties fo:line-height="100%"/>
      <style:text-properties officeooo:paragraph-rsid="070b4184"/>
    </style:style>
    <style:style style:name="P1285" style:family="paragraph" style:parent-style-name="Standard">
      <style:paragraph-properties fo:line-height="100%"/>
      <style:text-properties officeooo:paragraph-rsid="071053d5"/>
    </style:style>
    <style:style style:name="P1286" style:family="paragraph" style:parent-style-name="Standard">
      <style:paragraph-properties fo:line-height="100%"/>
      <style:text-properties officeooo:paragraph-rsid="07175761"/>
    </style:style>
    <style:style style:name="P1287" style:family="paragraph" style:parent-style-name="Standard">
      <style:paragraph-properties fo:line-height="100%"/>
      <style:text-properties officeooo:paragraph-rsid="071be8ce"/>
    </style:style>
    <style:style style:name="P1288" style:family="paragraph" style:parent-style-name="Standard">
      <style:paragraph-properties fo:line-height="100%"/>
      <style:text-properties officeooo:paragraph-rsid="071f6f35"/>
    </style:style>
    <style:style style:name="P1289" style:family="paragraph" style:parent-style-name="Standard">
      <style:paragraph-properties fo:line-height="100%"/>
      <style:text-properties officeooo:paragraph-rsid="0721d28f"/>
    </style:style>
    <style:style style:name="P1290" style:family="paragraph" style:parent-style-name="Standard">
      <style:paragraph-properties fo:line-height="100%"/>
      <style:text-properties officeooo:paragraph-rsid="0734c99b"/>
    </style:style>
    <style:style style:name="P1291" style:family="paragraph" style:parent-style-name="Standard">
      <style:paragraph-properties fo:line-height="100%"/>
      <style:text-properties officeooo:paragraph-rsid="07353afe"/>
    </style:style>
    <style:style style:name="P1292" style:family="paragraph" style:parent-style-name="Standard">
      <style:paragraph-properties fo:line-height="100%"/>
      <style:text-properties officeooo:paragraph-rsid="074a9a44"/>
    </style:style>
    <style:style style:name="P1293" style:family="paragraph" style:parent-style-name="Standard">
      <style:paragraph-properties fo:line-height="100%"/>
      <style:text-properties officeooo:paragraph-rsid="07501f8e"/>
    </style:style>
    <style:style style:name="P1294" style:family="paragraph" style:parent-style-name="Standard">
      <style:paragraph-properties fo:line-height="100%"/>
      <style:text-properties officeooo:paragraph-rsid="075d0c99"/>
    </style:style>
    <style:style style:name="P1295" style:family="paragraph" style:parent-style-name="Standard">
      <style:paragraph-properties fo:line-height="100%"/>
      <style:text-properties officeooo:paragraph-rsid="075dc6a9"/>
    </style:style>
    <style:style style:name="P1296" style:family="paragraph" style:parent-style-name="Standard">
      <style:paragraph-properties fo:line-height="100%"/>
      <style:text-properties officeooo:paragraph-rsid="0288fb00"/>
    </style:style>
    <style:style style:name="P1297" style:family="paragraph" style:parent-style-name="Standard">
      <style:paragraph-properties fo:line-height="100%"/>
      <style:text-properties officeooo:paragraph-rsid="0785f435"/>
    </style:style>
    <style:style style:name="P1298" style:family="paragraph" style:parent-style-name="Standard">
      <style:paragraph-properties fo:line-height="100%"/>
      <style:text-properties officeooo:paragraph-rsid="03becfb9"/>
    </style:style>
    <style:style style:name="P1299" style:family="paragraph" style:parent-style-name="Standard">
      <style:paragraph-properties fo:line-height="100%"/>
      <style:text-properties officeooo:paragraph-rsid="0045286d"/>
    </style:style>
    <style:style style:name="P1300" style:family="paragraph" style:parent-style-name="Standard">
      <style:paragraph-properties fo:line-height="100%"/>
      <style:text-properties officeooo:paragraph-rsid="078f70dd"/>
    </style:style>
    <style:style style:name="P1301" style:family="paragraph" style:parent-style-name="Standard">
      <style:paragraph-properties fo:line-height="100%"/>
      <style:text-properties officeooo:paragraph-rsid="0792feb3"/>
    </style:style>
    <style:style style:name="P1302" style:family="paragraph" style:parent-style-name="Standard">
      <style:paragraph-properties fo:line-height="100%"/>
      <style:text-properties officeooo:paragraph-rsid="02f2e947"/>
    </style:style>
    <style:style style:name="P1303" style:family="paragraph" style:parent-style-name="Standard">
      <style:paragraph-properties fo:line-height="100%"/>
      <style:text-properties officeooo:paragraph-rsid="0797538f"/>
    </style:style>
    <style:style style:name="P1304" style:family="paragraph" style:parent-style-name="Standard">
      <style:paragraph-properties fo:line-height="100%"/>
      <style:text-properties officeooo:paragraph-rsid="079c6b22"/>
    </style:style>
    <style:style style:name="P1305" style:family="paragraph" style:parent-style-name="Standard">
      <style:paragraph-properties fo:line-height="100%"/>
      <style:text-properties officeooo:paragraph-rsid="07a70dc0"/>
    </style:style>
    <style:style style:name="P1306" style:family="paragraph" style:parent-style-name="Standard">
      <style:paragraph-properties fo:line-height="100%"/>
      <style:text-properties officeooo:paragraph-rsid="07a8a857"/>
    </style:style>
    <style:style style:name="P1307" style:family="paragraph" style:parent-style-name="Standard">
      <style:paragraph-properties fo:line-height="100%"/>
      <style:text-properties officeooo:paragraph-rsid="07c66353"/>
    </style:style>
    <style:style style:name="P1308" style:family="paragraph" style:parent-style-name="Standard">
      <style:paragraph-properties fo:line-height="100%"/>
      <style:text-properties officeooo:paragraph-rsid="07c936b1"/>
    </style:style>
    <style:style style:name="P1309" style:family="paragraph" style:parent-style-name="Standard">
      <style:paragraph-properties fo:line-height="100%"/>
      <style:text-properties officeooo:paragraph-rsid="02e7b1ff"/>
    </style:style>
    <style:style style:name="P1310" style:family="paragraph" style:parent-style-name="Standard">
      <style:paragraph-properties fo:line-height="100%"/>
      <style:text-properties officeooo:paragraph-rsid="07d6a1a9"/>
    </style:style>
    <style:style style:name="P1311" style:family="paragraph" style:parent-style-name="Standard">
      <style:paragraph-properties fo:line-height="100%"/>
      <style:text-properties officeooo:paragraph-rsid="07de105f"/>
    </style:style>
    <style:style style:name="P1312" style:family="paragraph" style:parent-style-name="Standard">
      <style:paragraph-properties fo:line-height="100%"/>
      <style:text-properties officeooo:paragraph-rsid="034172a0"/>
    </style:style>
    <style:style style:name="P1313" style:family="paragraph" style:parent-style-name="Standard">
      <style:paragraph-properties fo:line-height="100%"/>
      <style:text-properties officeooo:paragraph-rsid="0171553b"/>
    </style:style>
    <style:style style:name="P1314" style:family="paragraph" style:parent-style-name="Standard">
      <style:paragraph-properties fo:line-height="100%"/>
      <style:text-properties officeooo:paragraph-rsid="0744fff5"/>
    </style:style>
    <style:style style:name="P1315" style:family="paragraph" style:parent-style-name="Standard">
      <style:paragraph-properties fo:line-height="100%"/>
      <style:text-properties officeooo:paragraph-rsid="0820d0ad"/>
    </style:style>
    <style:style style:name="P1316" style:family="paragraph" style:parent-style-name="Standard">
      <style:paragraph-properties fo:line-height="100%"/>
      <style:text-properties officeooo:paragraph-rsid="048bee3c"/>
    </style:style>
    <style:style style:name="P1317" style:family="paragraph" style:parent-style-name="Standard">
      <style:paragraph-properties fo:line-height="100%"/>
      <style:text-properties officeooo:paragraph-rsid="082fde2b"/>
    </style:style>
    <style:style style:name="P1318" style:family="paragraph" style:parent-style-name="Standard">
      <style:paragraph-properties fo:line-height="100%"/>
      <style:text-properties officeooo:paragraph-rsid="0494bc64"/>
    </style:style>
    <style:style style:name="P1319" style:family="paragraph" style:parent-style-name="Standard">
      <style:paragraph-properties fo:line-height="100%"/>
      <style:text-properties officeooo:paragraph-rsid="0836f083"/>
    </style:style>
    <style:style style:name="P1320" style:family="paragraph" style:parent-style-name="Standard">
      <style:paragraph-properties fo:line-height="100%"/>
      <style:text-properties officeooo:paragraph-rsid="083796f4"/>
    </style:style>
    <style:style style:name="P1321" style:family="paragraph" style:parent-style-name="Standard">
      <style:paragraph-properties fo:line-height="100%"/>
      <style:text-properties officeooo:paragraph-rsid="083e0513"/>
    </style:style>
    <style:style style:name="P1322" style:family="paragraph" style:parent-style-name="Standard">
      <style:paragraph-properties fo:line-height="100%"/>
      <style:text-properties officeooo:paragraph-rsid="04f62663"/>
    </style:style>
    <style:style style:name="P1323" style:family="paragraph" style:parent-style-name="Standard">
      <style:paragraph-properties fo:line-height="100%"/>
      <style:text-properties officeooo:paragraph-rsid="058db648"/>
    </style:style>
    <style:style style:name="P1324" style:family="paragraph" style:parent-style-name="Standard">
      <style:paragraph-properties fo:line-height="100%"/>
      <style:text-properties officeooo:paragraph-rsid="087e78ab"/>
    </style:style>
    <style:style style:name="P1325" style:family="paragraph" style:parent-style-name="Standard">
      <style:paragraph-properties fo:line-height="100%"/>
      <style:text-properties officeooo:paragraph-rsid="063bda54"/>
    </style:style>
    <style:style style:name="P1326" style:family="paragraph" style:parent-style-name="Standard">
      <style:paragraph-properties fo:line-height="100%"/>
      <style:text-properties officeooo:paragraph-rsid="08af0321"/>
    </style:style>
    <style:style style:name="P1327" style:family="paragraph" style:parent-style-name="Standard">
      <style:paragraph-properties fo:line-height="100%"/>
      <style:text-properties officeooo:paragraph-rsid="08b8923a"/>
    </style:style>
    <style:style style:name="P1328" style:family="paragraph" style:parent-style-name="Standard">
      <style:paragraph-properties fo:line-height="100%"/>
      <style:text-properties officeooo:paragraph-rsid="08c05a8f"/>
    </style:style>
    <style:style style:name="P1329" style:family="paragraph" style:parent-style-name="Standard">
      <style:paragraph-properties fo:line-height="100%"/>
      <style:text-properties officeooo:paragraph-rsid="08d9c724"/>
    </style:style>
    <style:style style:name="P1330" style:family="paragraph" style:parent-style-name="Standard">
      <style:paragraph-properties fo:line-height="100%"/>
      <style:text-properties officeooo:paragraph-rsid="020068b3"/>
    </style:style>
    <style:style style:name="P1331" style:family="paragraph" style:parent-style-name="Standard">
      <style:paragraph-properties fo:line-height="100%"/>
      <style:text-properties officeooo:paragraph-rsid="01d87a11"/>
    </style:style>
    <style:style style:name="P1332" style:family="paragraph" style:parent-style-name="Standard">
      <style:paragraph-properties fo:line-height="100%"/>
      <style:text-properties officeooo:paragraph-rsid="09071026"/>
    </style:style>
    <style:style style:name="P1333" style:family="paragraph" style:parent-style-name="Standard">
      <style:paragraph-properties fo:line-height="100%"/>
      <style:text-properties officeooo:paragraph-rsid="0912d495"/>
    </style:style>
    <style:style style:name="P1334" style:family="paragraph" style:parent-style-name="Standard">
      <style:paragraph-properties fo:line-height="100%"/>
      <style:text-properties officeooo:paragraph-rsid="02e4de36"/>
    </style:style>
    <style:style style:name="P1335" style:family="paragraph" style:parent-style-name="Standard">
      <style:paragraph-properties fo:line-height="100%"/>
      <style:text-properties officeooo:paragraph-rsid="03343ce6"/>
    </style:style>
    <style:style style:name="P1336" style:family="paragraph" style:parent-style-name="Standard">
      <style:paragraph-properties fo:line-height="100%"/>
      <style:text-properties officeooo:paragraph-rsid="09576dbb"/>
    </style:style>
    <style:style style:name="P1337" style:family="paragraph" style:parent-style-name="Standard">
      <style:paragraph-properties fo:line-height="100%"/>
      <style:text-properties officeooo:paragraph-rsid="0325ad60"/>
    </style:style>
    <style:style style:name="P1338" style:family="paragraph" style:parent-style-name="Standard">
      <style:paragraph-properties fo:line-height="100%"/>
      <style:text-properties officeooo:paragraph-rsid="03a24854"/>
    </style:style>
    <style:style style:name="P1339" style:family="paragraph" style:parent-style-name="Standard">
      <style:paragraph-properties fo:line-height="100%"/>
      <style:text-properties officeooo:paragraph-rsid="0369854f"/>
    </style:style>
    <style:style style:name="P1340" style:family="paragraph" style:parent-style-name="Standard">
      <style:paragraph-properties fo:line-height="100%"/>
      <style:text-properties officeooo:paragraph-rsid="034f5b13"/>
    </style:style>
    <style:style style:name="P1341" style:family="paragraph" style:parent-style-name="Standard">
      <style:paragraph-properties fo:line-height="100%"/>
      <style:text-properties officeooo:paragraph-rsid="096c2c0f"/>
    </style:style>
    <style:style style:name="P1342" style:family="paragraph" style:parent-style-name="Standard">
      <style:paragraph-properties fo:line-height="100%"/>
      <style:text-properties officeooo:paragraph-rsid="097213dd"/>
    </style:style>
    <style:style style:name="P1343" style:family="paragraph" style:parent-style-name="Standard">
      <style:paragraph-properties fo:line-height="100%"/>
      <style:text-properties officeooo:paragraph-rsid="07ee20f5"/>
    </style:style>
    <style:style style:name="P1344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45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46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4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48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4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5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5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52" style:family="paragraph" style:parent-style-name="Standard">
      <style:paragraph-properties fo:line-height="100%"/>
      <style:text-properties officeooo:rsid="016b9044" officeooo:paragraph-rsid="016b9044"/>
    </style:style>
    <style:style style:name="P1353" style:family="paragraph" style:parent-style-name="Standard">
      <style:paragraph-properties fo:line-height="100%"/>
      <style:text-properties officeooo:rsid="01a2dcc2" officeooo:paragraph-rsid="01a2dcc2"/>
    </style:style>
    <style:style style:name="P1354" style:family="paragraph" style:parent-style-name="Standard">
      <style:paragraph-properties fo:line-height="100%"/>
      <style:text-properties officeooo:rsid="01a92b83" officeooo:paragraph-rsid="01abda5f"/>
    </style:style>
    <style:style style:name="P1355" style:family="paragraph" style:parent-style-name="Standard">
      <style:paragraph-properties fo:line-height="100%"/>
      <style:text-properties officeooo:rsid="01b78805" officeooo:paragraph-rsid="01b9977e"/>
    </style:style>
    <style:style style:name="P1356" style:family="paragraph" style:parent-style-name="Standard">
      <style:paragraph-properties fo:line-height="100%"/>
      <style:text-properties officeooo:rsid="01b78805" officeooo:paragraph-rsid="020d39a8"/>
    </style:style>
    <style:style style:name="P1357" style:family="paragraph" style:parent-style-name="Standard">
      <style:paragraph-properties fo:line-height="100%"/>
      <style:text-properties officeooo:rsid="01bcc73c" officeooo:paragraph-rsid="01bcc73c"/>
    </style:style>
    <style:style style:name="P1358" style:family="paragraph" style:parent-style-name="Standard">
      <style:paragraph-properties fo:line-height="100%"/>
      <style:text-properties officeooo:rsid="01cb0c6f" officeooo:paragraph-rsid="01cb0c6f"/>
    </style:style>
    <style:style style:name="P1359" style:family="paragraph" style:parent-style-name="Standard">
      <style:paragraph-properties fo:line-height="100%"/>
      <style:text-properties officeooo:rsid="01cd0839" officeooo:paragraph-rsid="01cd0839"/>
    </style:style>
    <style:style style:name="P1360" style:family="paragraph" style:parent-style-name="Standard">
      <style:paragraph-properties fo:line-height="100%"/>
      <style:text-properties officeooo:rsid="01e4a612" officeooo:paragraph-rsid="01e4a612"/>
    </style:style>
    <style:style style:name="P1361" style:family="paragraph" style:parent-style-name="Standard">
      <style:paragraph-properties fo:line-height="100%"/>
      <style:text-properties officeooo:rsid="022b7ea9" officeooo:paragraph-rsid="022b7ea9"/>
    </style:style>
    <style:style style:name="P1362" style:family="paragraph" style:parent-style-name="Standard">
      <style:paragraph-properties fo:line-height="100%"/>
      <style:text-properties officeooo:rsid="022dff2a" officeooo:paragraph-rsid="022dff2a"/>
    </style:style>
    <style:style style:name="P1363" style:family="paragraph" style:parent-style-name="Standard">
      <style:text-properties officeooo:paragraph-rsid="0275c15d"/>
    </style:style>
    <style:style style:name="P1364" style:family="paragraph" style:parent-style-name="Standard">
      <style:paragraph-properties fo:line-height="100%"/>
      <style:text-properties officeooo:rsid="02819040" officeooo:paragraph-rsid="028fc45c"/>
    </style:style>
    <style:style style:name="P1365" style:family="paragraph" style:parent-style-name="Standard">
      <style:paragraph-properties fo:line-height="100%"/>
      <style:text-properties officeooo:rsid="0285839b" officeooo:paragraph-rsid="0288fb00"/>
    </style:style>
    <style:style style:name="P1366" style:family="paragraph" style:parent-style-name="Standard">
      <style:paragraph-properties fo:line-height="100%"/>
      <style:text-properties officeooo:rsid="0297c923" officeooo:paragraph-rsid="0297c923"/>
    </style:style>
    <style:style style:name="P1367" style:family="paragraph" style:parent-style-name="Standard">
      <style:paragraph-properties fo:line-height="100%"/>
      <style:text-properties officeooo:rsid="029ac75f" officeooo:paragraph-rsid="029ac75f"/>
    </style:style>
    <style:style style:name="P1368" style:family="paragraph" style:parent-style-name="Standard">
      <style:text-properties officeooo:paragraph-rsid="00bfa17d"/>
    </style:style>
    <style:style style:name="P1369" style:family="paragraph" style:parent-style-name="Standard">
      <style:text-properties officeooo:paragraph-rsid="00bd11a0"/>
    </style:style>
    <style:style style:name="P1370" style:family="paragraph" style:parent-style-name="Standard">
      <style:paragraph-properties fo:line-height="100%"/>
      <style:text-properties officeooo:rsid="02540cb9" officeooo:paragraph-rsid="02bd01a2"/>
    </style:style>
    <style:style style:name="P1371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7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7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7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75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76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77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78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379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83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84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85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86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387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388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89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390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91" style:family="paragraph" style:parent-style-name="Standard">
      <style:paragraph-properties fo:line-height="100%"/>
      <style:text-properties officeooo:rsid="02da5175" officeooo:paragraph-rsid="02da5175"/>
    </style:style>
    <style:style style:name="P1392" style:family="paragraph" style:parent-style-name="Standard">
      <style:paragraph-properties fo:line-height="100%"/>
      <style:text-properties officeooo:rsid="02e4f960" officeooo:paragraph-rsid="02e4f960"/>
    </style:style>
    <style:style style:name="P1393" style:family="paragraph" style:parent-style-name="Standard">
      <style:paragraph-properties fo:line-height="100%"/>
      <style:text-properties officeooo:rsid="02eabaea" officeooo:paragraph-rsid="02eabaea"/>
    </style:style>
    <style:style style:name="P1394" style:family="paragraph" style:parent-style-name="Standard">
      <style:paragraph-properties fo:line-height="100%"/>
      <style:text-properties officeooo:rsid="02eb27fd" officeooo:paragraph-rsid="02ec089f"/>
    </style:style>
    <style:style style:name="P1395" style:family="paragraph" style:parent-style-name="Standard">
      <style:text-properties officeooo:paragraph-rsid="02ecf51e"/>
    </style:style>
    <style:style style:name="P1396" style:family="paragraph" style:parent-style-name="Standard">
      <style:text-properties officeooo:paragraph-rsid="02f17ec6"/>
    </style:style>
    <style:style style:name="P1397" style:family="paragraph" style:parent-style-name="Standard">
      <style:paragraph-properties fo:line-height="100%"/>
      <style:text-properties officeooo:rsid="02e59398" officeooo:paragraph-rsid="03049b98"/>
    </style:style>
    <style:style style:name="P1398" style:family="paragraph" style:parent-style-name="Standard">
      <style:paragraph-properties fo:line-height="150%"/>
      <style:text-properties officeooo:rsid="02e59398" officeooo:paragraph-rsid="03049b98"/>
    </style:style>
    <style:style style:name="P1399" style:family="paragraph" style:parent-style-name="Standard">
      <style:paragraph-properties fo:line-height="100%"/>
      <style:text-properties officeooo:rsid="022ee1ec" officeooo:paragraph-rsid="022ee1ec"/>
    </style:style>
    <style:style style:name="P1400" style:family="paragraph" style:parent-style-name="Standard">
      <style:text-properties officeooo:paragraph-rsid="03061f93"/>
    </style:style>
    <style:style style:name="P1401" style:family="paragraph" style:parent-style-name="Standard">
      <style:paragraph-properties fo:line-height="100%"/>
      <style:text-properties officeooo:rsid="0346a444" officeooo:paragraph-rsid="0346a444"/>
    </style:style>
    <style:style style:name="P1402" style:family="paragraph" style:parent-style-name="Standard">
      <style:text-properties officeooo:paragraph-rsid="03733aab"/>
    </style:style>
    <style:style style:name="P1403" style:family="paragraph" style:parent-style-name="Standard">
      <style:paragraph-properties fo:line-height="100%"/>
      <style:text-properties officeooo:rsid="038a2c81" officeooo:paragraph-rsid="039e9821"/>
    </style:style>
    <style:style style:name="P1404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405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40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40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408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409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410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411" style:family="paragraph" style:parent-style-name="Standard">
      <style:paragraph-properties fo:line-height="100%"/>
      <style:text-properties fo:color="#ff0000" fo:font-weight="normal" officeooo:rsid="03bf92cd" officeooo:paragraph-rsid="0789520b" style:font-weight-asian="normal" style:font-weight-complex="normal"/>
    </style:style>
    <style:style style:name="P1412" style:family="paragraph" style:parent-style-name="Standard">
      <style:paragraph-properties fo:line-height="100%"/>
      <style:text-properties fo:color="#ff0000" fo:font-weight="normal" officeooo:rsid="03de8421" officeooo:paragraph-rsid="0797538f" style:font-weight-asian="normal" style:font-weight-complex="normal"/>
    </style:style>
    <style:style style:name="P1413" style:family="paragraph" style:parent-style-name="Standard">
      <style:paragraph-properties fo:line-height="100%"/>
      <style:text-properties fo:color="#ff0000" officeooo:rsid="03c39617" officeooo:paragraph-rsid="0789520b"/>
    </style:style>
    <style:style style:name="P1414" style:family="paragraph" style:parent-style-name="Standard">
      <style:paragraph-properties fo:line-height="100%"/>
      <style:text-properties officeooo:rsid="03a4e520" officeooo:paragraph-rsid="03a4e520"/>
    </style:style>
    <style:style style:name="P1415" style:family="paragraph" style:parent-style-name="Standard">
      <style:paragraph-properties fo:line-height="100%"/>
      <style:text-properties officeooo:rsid="03a073aa" officeooo:paragraph-rsid="03a073aa"/>
    </style:style>
    <style:style style:name="P1416" style:family="paragraph" style:parent-style-name="Standard">
      <style:text-properties officeooo:paragraph-rsid="00c0d7c6"/>
    </style:style>
    <style:style style:name="P1417" style:family="paragraph" style:parent-style-name="Standard">
      <style:text-properties officeooo:paragraph-rsid="03e93625"/>
    </style:style>
    <style:style style:name="P1418" style:family="paragraph" style:parent-style-name="Standard">
      <style:text-properties officeooo:rsid="0019f535" officeooo:paragraph-rsid="03e93625"/>
    </style:style>
    <style:style style:name="P1419" style:family="paragraph" style:parent-style-name="Standard">
      <style:paragraph-properties fo:line-height="100%"/>
      <style:text-properties officeooo:rsid="045a6b37" officeooo:paragraph-rsid="045a6b37"/>
    </style:style>
    <style:style style:name="P1420" style:family="paragraph" style:parent-style-name="Standard">
      <style:text-properties officeooo:paragraph-rsid="00118c4a"/>
    </style:style>
    <style:style style:name="P1421" style:family="paragraph" style:parent-style-name="Standard">
      <style:paragraph-properties fo:line-height="100%"/>
      <style:text-properties officeooo:rsid="048fe3f8" officeooo:paragraph-rsid="048ffd4a"/>
    </style:style>
    <style:style style:name="P1422" style:family="paragraph" style:parent-style-name="Standard">
      <style:paragraph-properties fo:line-height="100%"/>
      <style:text-properties officeooo:rsid="0497dc28" officeooo:paragraph-rsid="0497dc28"/>
    </style:style>
    <style:style style:name="P1423" style:family="paragraph" style:parent-style-name="Standard">
      <style:paragraph-properties fo:line-height="150%"/>
      <style:text-properties officeooo:rsid="049a8a7e" officeooo:paragraph-rsid="049a8a7e"/>
    </style:style>
    <style:style style:name="P1424" style:family="paragraph" style:parent-style-name="Standard">
      <style:paragraph-properties fo:line-height="100%"/>
      <style:text-properties officeooo:rsid="049c223c" officeooo:paragraph-rsid="049c223c"/>
    </style:style>
    <style:style style:name="P1425" style:family="paragraph" style:parent-style-name="Standard">
      <style:paragraph-properties fo:line-height="100%"/>
      <style:text-properties officeooo:rsid="04a08898" officeooo:paragraph-rsid="04a08898"/>
    </style:style>
    <style:style style:name="P1426" style:family="paragraph" style:parent-style-name="Standard">
      <style:paragraph-properties fo:line-height="100%"/>
      <style:text-properties officeooo:rsid="04ad05fc" officeooo:paragraph-rsid="04b3c5c0"/>
    </style:style>
    <style:style style:name="P1427" style:family="paragraph" style:parent-style-name="Standard">
      <style:paragraph-properties fo:line-height="100%"/>
      <style:text-properties officeooo:rsid="04ba1b39" officeooo:paragraph-rsid="04ba1b39"/>
    </style:style>
    <style:style style:name="P1428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429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430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431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432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33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34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35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36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37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38" style:family="paragraph" style:parent-style-name="Standard">
      <style:paragraph-properties fo:line-height="100%"/>
      <style:text-properties fo:font-size="14pt" fo:font-style="normal" fo:font-weight="bold" officeooo:rsid="05193724" officeooo:paragraph-rsid="0798f474" style:font-size-asian="14pt" style:font-style-asian="normal" style:font-weight-asian="bold" style:font-size-complex="14pt" style:font-style-complex="normal" style:font-weight-complex="bold"/>
    </style:style>
    <style:style style:name="P1439" style:family="paragraph" style:parent-style-name="Standard">
      <style:paragraph-properties fo:line-height="100%"/>
      <style:text-properties officeooo:rsid="04bc7059" officeooo:paragraph-rsid="04bc7059"/>
    </style:style>
    <style:style style:name="P1440" style:family="paragraph" style:parent-style-name="Standard">
      <style:paragraph-properties fo:line-height="100%"/>
      <style:text-properties officeooo:rsid="04a57ad8" officeooo:paragraph-rsid="04ba1b39"/>
    </style:style>
    <style:style style:name="P1441" style:family="paragraph" style:parent-style-name="Standard">
      <style:paragraph-properties fo:line-height="100%"/>
      <style:text-properties officeooo:rsid="051228a5" officeooo:paragraph-rsid="05270c2d"/>
    </style:style>
    <style:style style:name="P1442" style:family="paragraph" style:parent-style-name="Standard">
      <style:paragraph-properties fo:line-height="100%"/>
      <style:text-properties officeooo:rsid="05149db7" officeooo:paragraph-rsid="05149db7"/>
    </style:style>
    <style:style style:name="P1443" style:family="paragraph" style:parent-style-name="Standard">
      <style:paragraph-properties fo:line-height="100%"/>
      <style:text-properties officeooo:rsid="04f29906" officeooo:paragraph-rsid="051fdc2f"/>
    </style:style>
    <style:style style:name="P1444" style:family="paragraph" style:parent-style-name="Standard">
      <style:paragraph-properties fo:line-height="100%"/>
      <style:text-properties officeooo:rsid="052fd794" officeooo:paragraph-rsid="052fd794"/>
    </style:style>
    <style:style style:name="P1445" style:family="paragraph" style:parent-style-name="Standard">
      <style:paragraph-properties fo:line-height="100%"/>
      <style:text-properties officeooo:rsid="0569d9ca" officeooo:paragraph-rsid="0569d9ca"/>
    </style:style>
    <style:style style:name="P1446" style:family="paragraph" style:parent-style-name="Standard">
      <style:paragraph-properties fo:line-height="100%"/>
      <style:text-properties officeooo:rsid="058ba444" officeooo:paragraph-rsid="058ba444"/>
    </style:style>
    <style:style style:name="P1447" style:family="paragraph" style:parent-style-name="Standard">
      <style:paragraph-properties fo:line-height="100%"/>
      <style:text-properties officeooo:rsid="05e2db49" officeooo:paragraph-rsid="05ef59a4"/>
    </style:style>
    <style:style style:name="P1448" style:family="paragraph" style:parent-style-name="Standard">
      <style:paragraph-properties fo:line-height="100%"/>
      <style:text-properties officeooo:rsid="05e46ca0" officeooo:paragraph-rsid="05e5f887"/>
    </style:style>
    <style:style style:name="P1449" style:family="paragraph" style:parent-style-name="Standard">
      <style:paragraph-properties fo:line-height="100%"/>
      <style:text-properties officeooo:rsid="0620d52b" officeooo:paragraph-rsid="0620d52b"/>
    </style:style>
    <style:style style:name="P1450" style:family="paragraph" style:parent-style-name="Standard">
      <style:paragraph-properties fo:line-height="100%"/>
      <style:text-properties officeooo:rsid="06307d14" officeooo:paragraph-rsid="06307d14"/>
    </style:style>
    <style:style style:name="P1451" style:family="paragraph" style:parent-style-name="Standard">
      <style:paragraph-properties fo:line-height="100%"/>
      <style:text-properties officeooo:rsid="0630fb9a" officeooo:paragraph-rsid="0630fb9a"/>
    </style:style>
    <style:style style:name="P1452" style:family="paragraph" style:parent-style-name="Standard">
      <style:paragraph-properties fo:line-height="100%"/>
      <style:text-properties officeooo:rsid="0630fb9a" officeooo:paragraph-rsid="069290ce"/>
    </style:style>
    <style:style style:name="P1453" style:family="paragraph" style:parent-style-name="Standard">
      <style:paragraph-properties fo:line-height="100%"/>
      <style:text-properties officeooo:rsid="06321a8e" officeooo:paragraph-rsid="06321a8e"/>
    </style:style>
    <style:style style:name="P1454" style:family="paragraph" style:parent-style-name="Standard">
      <style:paragraph-properties fo:line-height="100%"/>
      <style:text-properties officeooo:rsid="06340678" officeooo:paragraph-rsid="06340678"/>
    </style:style>
    <style:style style:name="P1455" style:family="paragraph" style:parent-style-name="Standard">
      <style:paragraph-properties fo:line-height="100%"/>
      <style:text-properties officeooo:rsid="062f0400" officeooo:paragraph-rsid="06307d14"/>
    </style:style>
    <style:style style:name="P1456" style:family="paragraph" style:parent-style-name="Standard">
      <style:paragraph-properties fo:line-height="100%"/>
      <style:text-properties officeooo:rsid="063bda54" officeooo:paragraph-rsid="063bda54"/>
    </style:style>
    <style:style style:name="P1457" style:family="paragraph" style:parent-style-name="Standard">
      <style:paragraph-properties fo:line-height="100%"/>
      <style:text-properties officeooo:rsid="063bda54" officeooo:paragraph-rsid="069290ce"/>
    </style:style>
    <style:style style:name="P1458" style:family="paragraph" style:parent-style-name="Standard">
      <style:paragraph-properties fo:line-height="100%"/>
      <style:text-properties officeooo:rsid="063d933e" officeooo:paragraph-rsid="063d933e"/>
    </style:style>
    <style:style style:name="P1459" style:family="paragraph" style:parent-style-name="Standard">
      <style:paragraph-properties fo:line-height="100%"/>
      <style:text-properties officeooo:rsid="063e62c4" officeooo:paragraph-rsid="063e62c4"/>
    </style:style>
    <style:style style:name="P1460" style:family="paragraph" style:parent-style-name="Standard">
      <style:paragraph-properties fo:line-height="100%"/>
      <style:text-properties officeooo:rsid="063e62c4" officeooo:paragraph-rsid="06408df0"/>
    </style:style>
    <style:style style:name="P1461" style:family="paragraph" style:parent-style-name="Standard">
      <style:paragraph-properties fo:line-height="100%"/>
      <style:text-properties officeooo:rsid="063fe71c" officeooo:paragraph-rsid="06408df0"/>
    </style:style>
    <style:style style:name="P1462" style:family="paragraph" style:parent-style-name="Standard">
      <style:paragraph-properties fo:line-height="100%"/>
      <style:text-properties officeooo:rsid="06408df0" officeooo:paragraph-rsid="06408df0"/>
    </style:style>
    <style:style style:name="P1463" style:family="paragraph" style:parent-style-name="Standard">
      <style:paragraph-properties fo:line-height="150%"/>
      <style:text-properties officeooo:rsid="06408df0" officeooo:paragraph-rsid="06408df0"/>
    </style:style>
    <style:style style:name="P1464" style:family="paragraph" style:parent-style-name="Standard">
      <style:paragraph-properties fo:line-height="100%"/>
      <style:text-properties officeooo:rsid="06440517" officeooo:paragraph-rsid="06440517"/>
    </style:style>
    <style:style style:name="P1465" style:family="paragraph" style:parent-style-name="Standard">
      <style:paragraph-properties fo:line-height="100%"/>
      <style:text-properties officeooo:rsid="0646a7a3" officeooo:paragraph-rsid="0646a7a3"/>
    </style:style>
    <style:style style:name="P1466" style:family="paragraph" style:parent-style-name="Standard">
      <style:paragraph-properties fo:line-height="150%"/>
      <style:text-properties officeooo:rsid="0646a7a3" officeooo:paragraph-rsid="0646a7a3"/>
    </style:style>
    <style:style style:name="P1467" style:family="paragraph" style:parent-style-name="Standard">
      <style:paragraph-properties fo:line-height="100%"/>
      <style:text-properties officeooo:rsid="07353afe" officeooo:paragraph-rsid="07353afe"/>
    </style:style>
    <style:style style:name="P1468" style:family="paragraph" style:parent-style-name="Standard">
      <style:paragraph-properties fo:line-height="100%"/>
      <style:text-properties officeooo:rsid="075d0c99" officeooo:paragraph-rsid="075d0c99"/>
    </style:style>
    <style:style style:name="P1469" style:family="paragraph" style:parent-style-name="Standard">
      <style:text-properties officeooo:paragraph-rsid="0766ef94"/>
    </style:style>
    <style:style style:name="P1470" style:family="paragraph" style:parent-style-name="Standard">
      <style:text-properties officeooo:paragraph-rsid="07674e6b"/>
    </style:style>
    <style:style style:name="P1471" style:family="paragraph" style:parent-style-name="Standard">
      <style:text-properties officeooo:paragraph-rsid="076da30e"/>
    </style:style>
    <style:style style:name="P1472" style:family="paragraph" style:parent-style-name="Standard">
      <style:text-properties officeooo:paragraph-rsid="034f5b13"/>
    </style:style>
    <style:style style:name="P1473" style:family="paragraph" style:parent-style-name="Standard">
      <style:text-properties officeooo:paragraph-rsid="078f70dd"/>
    </style:style>
    <style:style style:name="P1474" style:family="paragraph" style:parent-style-name="Standard">
      <style:paragraph-properties fo:line-height="100%"/>
      <style:text-properties officeooo:rsid="03de8421" officeooo:paragraph-rsid="0797538f"/>
    </style:style>
    <style:style style:name="P1475" style:family="paragraph" style:parent-style-name="Standard">
      <style:text-properties officeooo:paragraph-rsid="0486c03e"/>
    </style:style>
    <style:style style:name="P1476" style:family="paragraph" style:parent-style-name="Standard">
      <style:paragraph-properties fo:line-height="150%"/>
      <style:text-properties officeooo:rsid="00d5826a" officeooo:paragraph-rsid="00d5826a"/>
    </style:style>
    <style:style style:name="P1477" style:family="paragraph" style:parent-style-name="Standard">
      <style:paragraph-properties fo:line-height="100%"/>
      <style:text-properties officeooo:rsid="038d7d5e" officeooo:paragraph-rsid="03963307"/>
    </style:style>
    <style:style style:name="P1478" style:family="paragraph" style:parent-style-name="Standard">
      <style:paragraph-properties fo:line-height="150%"/>
      <style:text-properties officeooo:rsid="06130d41" officeooo:paragraph-rsid="06130d41"/>
    </style:style>
    <style:style style:name="P1479" style:family="paragraph" style:parent-style-name="Standard">
      <style:paragraph-properties fo:line-height="100%"/>
      <style:text-properties officeooo:rsid="08b4e42e" officeooo:paragraph-rsid="08b535b3"/>
    </style:style>
    <style:style style:name="P1480" style:family="paragraph" style:parent-style-name="Standard">
      <style:text-properties officeooo:paragraph-rsid="04862b4c"/>
    </style:style>
    <style:style style:name="P1481" style:family="paragraph" style:parent-style-name="Standard">
      <style:text-properties officeooo:paragraph-rsid="08d44a2d"/>
    </style:style>
    <style:style style:name="P1482" style:family="paragraph" style:parent-style-name="Standard">
      <style:text-properties officeooo:paragraph-rsid="030ed074"/>
    </style:style>
    <style:style style:name="P1483" style:family="paragraph" style:parent-style-name="Standard">
      <style:text-properties officeooo:paragraph-rsid="00ed5b35"/>
    </style:style>
    <style:style style:name="P1484" style:family="paragraph" style:parent-style-name="Standard">
      <style:text-properties officeooo:paragraph-rsid="00d9c9e4"/>
    </style:style>
    <style:style style:name="P1485" style:family="paragraph" style:parent-style-name="Standard">
      <style:text-properties officeooo:paragraph-rsid="01222be5"/>
    </style:style>
    <style:style style:name="P1486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87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88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89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90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91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492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493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494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495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496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497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498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499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500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501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502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503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504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505" style:family="paragraph" style:parent-style-name="Table_20_Contents">
      <style:paragraph-properties fo:text-align="center" style:justify-single-word="false"/>
    </style:style>
    <style:style style:name="P1506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507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508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509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510" style:family="paragraph" style:parent-style-name="Table_20_Contents">
      <style:paragraph-properties fo:text-align="center" style:justify-single-word="false"/>
      <style:text-properties officeooo:paragraph-rsid="066f3d61"/>
    </style:style>
    <style:style style:name="P1511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512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513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514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515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516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517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518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519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520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521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522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523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524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525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526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527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528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529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530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531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532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533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534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535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536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537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538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539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540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541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542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43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44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45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46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47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48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49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50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51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52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53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54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55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56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57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58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59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60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61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62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63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64" style:family="paragraph" style:parent-style-name="Table_20_Contents">
      <style:text-properties officeooo:rsid="0735889c" officeooo:paragraph-rsid="0735889c"/>
    </style:style>
    <style:style style:name="P1565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66" style:family="paragraph" style:parent-style-name="Table_20_Contents">
      <style:text-properties officeooo:paragraph-rsid="0735889c"/>
    </style:style>
    <style:style style:name="P1567" style:family="paragraph" style:parent-style-name="Table_20_Contents">
      <style:text-properties officeooo:rsid="0739531b" officeooo:paragraph-rsid="0739531b"/>
    </style:style>
    <style:style style:name="P1568" style:family="paragraph" style:parent-style-name="Table_20_Contents">
      <style:text-properties officeooo:paragraph-rsid="0739531b"/>
    </style:style>
    <style:style style:name="P1569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70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71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72" style:family="paragraph" style:parent-style-name="Standard">
      <style:paragraph-properties fo:line-height="100%" fo:break-before="page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1573" style:family="paragraph" style:parent-style-name="Standard">
      <style:paragraph-properties fo:line-height="100%" fo:break-before="page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1574" style:family="paragraph" style:parent-style-name="Standard">
      <style:paragraph-properties fo:line-height="100%" fo:break-before="page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1575" style:family="paragraph" style:parent-style-name="Standard">
      <style:paragraph-properties fo:line-height="150%" fo:break-before="page"/>
      <style:text-properties officeooo:paragraph-rsid="02d98b08"/>
    </style:style>
    <style:style style:name="P1576" style:family="paragraph" style:parent-style-name="Standard">
      <style:paragraph-properties fo:line-height="150%" fo:break-before="page"/>
      <style:text-properties officeooo:paragraph-rsid="03fd5e01"/>
    </style:style>
    <style:style style:name="P1577" style:family="paragraph" style:parent-style-name="Standard">
      <style:paragraph-properties fo:line-height="150%" fo:break-before="page"/>
      <style:text-properties officeooo:paragraph-rsid="066d2ed4"/>
    </style:style>
    <style:style style:name="P1578" style:family="paragraph" style:parent-style-name="Standard">
      <style:paragraph-properties fo:break-before="page"/>
      <style:text-properties officeooo:paragraph-rsid="02be3c45"/>
    </style:style>
    <style:style style:name="P1579" style:family="paragraph" style:parent-style-name="Standard">
      <style:paragraph-properties fo:line-height="100%" fo:break-before="page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80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581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82" style:family="paragraph" style:parent-style-name="Standard">
      <style:paragraph-properties fo:line-height="100%" fo:break-before="page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1583" style:family="paragraph" style:parent-style-name="Standard">
      <style:paragraph-properties fo:line-height="100%" fo:break-before="page"/>
      <style:text-properties fo:font-weight="bold" officeooo:rsid="01e7ea9a" officeooo:paragraph-rsid="01e7ea9a" style:font-weight-asian="bold" style:font-weight-complex="bold"/>
    </style:style>
    <style:style style:name="P1584" style:family="paragraph" style:parent-style-name="Standard">
      <style:paragraph-properties fo:line-height="100%" fo:break-before="page"/>
      <style:text-properties fo:font-weight="bold" officeooo:rsid="061169e8" officeooo:paragraph-rsid="061169e8" style:font-weight-asian="bold" style:font-weight-complex="bold"/>
    </style:style>
    <style:style style:name="P1585" style:family="paragraph" style:parent-style-name="Standard">
      <style:paragraph-properties fo:line-height="100%" fo:break-before="page"/>
      <style:text-properties fo:font-weight="bold" officeooo:rsid="06b945ce" officeooo:paragraph-rsid="06b945ce" style:font-weight-asian="bold" style:font-weight-complex="bold"/>
    </style:style>
    <style:style style:name="P1586" style:family="paragraph" style:parent-style-name="Standard">
      <style:paragraph-properties fo:line-height="100%" fo:break-before="page"/>
      <style:text-properties fo:font-weight="bold" officeooo:rsid="03d91d01" officeooo:paragraph-rsid="03d91d01" style:font-weight-asian="bold" style:font-weight-complex="bold"/>
    </style:style>
    <style:style style:name="P1587" style:family="paragraph" style:parent-style-name="Standard">
      <style:paragraph-properties fo:line-height="100%" fo:break-before="page"/>
      <style:text-properties officeooo:paragraph-rsid="02ec4cc6"/>
    </style:style>
    <style:style style:name="P1588" style:family="paragraph" style:parent-style-name="Standard">
      <style:paragraph-properties fo:line-height="100%" fo:break-before="page"/>
      <style:text-properties officeooo:paragraph-rsid="01abda5f"/>
    </style:style>
    <style:style style:name="P1589" style:family="paragraph" style:parent-style-name="Standard">
      <style:paragraph-properties fo:break-before="page"/>
      <style:text-properties officeooo:paragraph-rsid="009622c6"/>
    </style:style>
    <style:style style:name="P159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7c1afca" style:font-style-asian="normal" style:font-weight-asian="normal" style:font-style-complex="normal" style:font-weight-complex="normal"/>
    </style:style>
    <style:style style:name="P1591" style:family="paragraph" style:parent-style-name="Standard">
      <style:paragraph-properties fo:margin-left="0in" fo:margin-right="0in" fo:line-height="100%" fo:text-indent="0in" style:auto-text-indent="false"/>
      <style:text-properties officeooo:paragraph-rsid="08dfaa25"/>
    </style:style>
    <style:style style:name="P1592" style:family="paragraph" style:parent-style-name="Standard" style:list-style-name="L1">
      <style:text-properties officeooo:paragraph-rsid="0013268f"/>
    </style:style>
    <style:style style:name="P1593" style:family="paragraph" style:parent-style-name="Standard" style:list-style-name="L1">
      <style:text-properties officeooo:rsid="0013268f" officeooo:paragraph-rsid="0013268f"/>
    </style:style>
    <style:style style:name="P1594" style:family="paragraph" style:parent-style-name="Standard" style:list-style-name="L2">
      <style:text-properties style:use-window-font-color="true" officeooo:paragraph-rsid="00118c4a"/>
    </style:style>
    <style:style style:name="P1595" style:family="paragraph" style:parent-style-name="Standard" style:list-style-name="L2">
      <style:text-properties style:use-window-font-color="true" officeooo:rsid="0011b025" officeooo:paragraph-rsid="0011b025"/>
    </style:style>
    <style:style style:name="P1596" style:family="paragraph" style:parent-style-name="Standard" style:list-style-name="L4">
      <style:text-properties style:use-window-font-color="true" officeooo:rsid="00a8a4b1" officeooo:paragraph-rsid="02be3c45"/>
    </style:style>
    <style:style style:name="P1597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598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599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600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601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602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603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604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605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606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607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608" style:family="paragraph" style:parent-style-name="Standard" style:list-style-name="L89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09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610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611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612" style:family="paragraph" style:parent-style-name="Standard" style:list-style-name="L45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13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14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15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16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945e7c6" style:font-style-asian="normal" style:font-weight-asian="normal" style:font-style-complex="normal" style:font-weight-complex="normal"/>
    </style:style>
    <style:style style:name="P1617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18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7ceaeed" style:font-style-asian="normal" style:font-weight-asian="normal" style:font-style-complex="normal" style:font-weight-complex="normal"/>
    </style:style>
    <style:style style:name="P161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0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1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e142ec" officeooo:paragraph-rsid="07cef868" style:font-style-asian="normal" style:font-weight-asian="normal" style:font-style-complex="normal" style:font-weight-complex="normal"/>
    </style:style>
    <style:style style:name="P1622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3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624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625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26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27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628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629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630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631" style:family="paragraph" style:parent-style-name="Standard" style:list-style-name="L57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632" style:family="paragraph" style:parent-style-name="Standard" style:list-style-name="L113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633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634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635" style:family="paragraph" style:parent-style-name="Standard" style:list-style-name="L58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36" style:family="paragraph" style:parent-style-name="Standard" style:list-style-name="L58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37" style:family="paragraph" style:parent-style-name="Standard" style:list-style-name="L43">
      <style:text-properties style:use-window-font-color="true" fo:font-style="italic" style:text-underline-style="none" fo:font-weight="normal" officeooo:rsid="008a06de" officeooo:paragraph-rsid="0939cc6f" style:font-style-asian="italic" style:font-weight-asian="normal" style:font-style-complex="italic" style:font-weight-complex="normal"/>
    </style:style>
    <style:style style:name="P1638" style:family="paragraph" style:parent-style-name="Standard" style:list-style-name="L43">
      <style:text-properties style:use-window-font-color="true" officeooo:paragraph-rsid="0939cc6f"/>
    </style:style>
    <style:style style:name="P1639" style:family="paragraph" style:parent-style-name="Standard" style:list-style-name="L44">
      <style:text-properties style:use-window-font-color="true" officeooo:paragraph-rsid="07b3bfe3"/>
    </style:style>
    <style:style style:name="P1640" style:family="paragraph" style:parent-style-name="Standard" style:list-style-name="L3">
      <style:text-properties officeooo:rsid="0012a0dc" officeooo:paragraph-rsid="0012a0dc"/>
    </style:style>
    <style:style style:name="P1641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42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43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644" style:family="paragraph" style:parent-style-name="Standard" style:list-style-name="L66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645" style:family="paragraph" style:parent-style-name="Standard" style:list-style-name="L67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646" style:family="paragraph" style:parent-style-name="Standard" style:list-style-name="L67">
      <style:paragraph-properties fo:line-height="100%"/>
      <style:text-properties fo:font-style="normal" fo:font-weight="normal" officeooo:rsid="0415c5e8" officeooo:paragraph-rsid="07ffe8bf" style:font-style-asian="normal" style:font-weight-asian="normal" style:font-style-complex="normal" style:font-weight-complex="normal"/>
    </style:style>
    <style:style style:name="P1647" style:family="paragraph" style:parent-style-name="Standard" style:list-style-name="L68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648" style:family="paragraph" style:parent-style-name="Standard" style:list-style-name="L69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49" style:family="paragraph" style:parent-style-name="Standard" style:list-style-name="L70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50" style:family="paragraph" style:parent-style-name="Standard" style:list-style-name="L70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51" style:family="paragraph" style:parent-style-name="Standard" style:list-style-name="L71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52" style:family="paragraph" style:parent-style-name="Standard" style:list-style-name="L71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53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54" style:family="paragraph" style:parent-style-name="Standard" style:list-style-name="L72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55" style:family="paragraph" style:parent-style-name="Standard" style:list-style-name="L71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56" style:family="paragraph" style:parent-style-name="Standard" style:list-style-name="L71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57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1658" style:family="paragraph" style:parent-style-name="Standard" style:list-style-name="L74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59" style:family="paragraph" style:parent-style-name="Standard" style:list-style-name="L74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60" style:family="paragraph" style:parent-style-name="Standard" style:list-style-name="L74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61" style:family="paragraph" style:parent-style-name="Standard" style:list-style-name="L74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62" style:family="paragraph" style:parent-style-name="Standard" style:list-style-name="L74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63" style:family="paragraph" style:parent-style-name="Standard" style:list-style-name="L74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64" style:family="paragraph" style:parent-style-name="Standard" style:list-style-name="L74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65" style:family="paragraph" style:parent-style-name="Standard" style:list-style-name="L74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66" style:family="paragraph" style:parent-style-name="Standard" style:list-style-name="L74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67" style:family="paragraph" style:parent-style-name="Standard" style:list-style-name="L74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68" style:family="paragraph" style:parent-style-name="Standard" style:list-style-name="L74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69" style:family="paragraph" style:parent-style-name="Standard" style:list-style-name="L74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70" style:family="paragraph" style:parent-style-name="Standard" style:list-style-name="L74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71" style:family="paragraph" style:parent-style-name="Standard" style:list-style-name="L75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72" style:family="paragraph" style:parent-style-name="Standard" style:list-style-name="L75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73" style:family="paragraph" style:parent-style-name="Standard" style:list-style-name="L75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74" style:family="paragraph" style:parent-style-name="Standard" style:list-style-name="L75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75" style:family="paragraph" style:parent-style-name="Standard" style:list-style-name="L76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76" style:family="paragraph" style:parent-style-name="Standard" style:list-style-name="L77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77" style:family="paragraph" style:parent-style-name="Standard" style:list-style-name="L81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1678" style:family="paragraph" style:parent-style-name="Standard" style:list-style-name="L82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79" style:family="paragraph" style:parent-style-name="Standard" style:list-style-name="L83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680" style:family="paragraph" style:parent-style-name="Standard" style:list-style-name="L85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81" style:family="paragraph" style:parent-style-name="Standard" style:list-style-name="L86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82" style:family="paragraph" style:parent-style-name="Standard" style:list-style-name="L87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83" style:family="paragraph" style:parent-style-name="Standard" style:list-style-name="L88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84" style:family="paragraph" style:parent-style-name="Standard" style:list-style-name="L89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85" style:family="paragraph" style:parent-style-name="Standard" style:list-style-name="L90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86" style:family="paragraph" style:parent-style-name="Standard" style:list-style-name="L91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87" style:family="paragraph" style:parent-style-name="Standard" style:list-style-name="L91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88" style:family="paragraph" style:parent-style-name="Standard" style:list-style-name="L92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89" style:family="paragraph" style:parent-style-name="Standard" style:list-style-name="L93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90" style:family="paragraph" style:parent-style-name="Standard" style:list-style-name="L94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91" style:family="paragraph" style:parent-style-name="Standard" style:list-style-name="L96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92" style:family="paragraph" style:parent-style-name="Standard" style:list-style-name="L97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693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1694" style:family="paragraph" style:parent-style-name="Standard">
      <style:paragraph-properties fo:line-height="100%"/>
      <style:text-properties fo:font-style="normal" fo:font-weight="normal" officeooo:rsid="04226783" officeooo:paragraph-rsid="042d7117" style:font-style-asian="normal" style:font-weight-asian="normal" style:font-style-complex="normal" style:font-weight-complex="normal"/>
    </style:style>
    <style:style style:name="P1695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1696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97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98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99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00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01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02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03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704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705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706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707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708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709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710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711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712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713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1714" style:family="paragraph" style:parent-style-name="Standard">
      <style:paragraph-properties fo:line-height="100%"/>
      <style:text-properties fo:font-style="normal" officeooo:rsid="0335ea2c" officeooo:paragraph-rsid="09661181" style:font-style-asian="normal" style:font-style-complex="normal"/>
    </style:style>
    <style:style style:name="P1715" style:family="paragraph" style:parent-style-name="Standard" style:list-style-name="L59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716" style:family="paragraph" style:parent-style-name="Standard" style:list-style-name="L98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717" style:family="paragraph" style:parent-style-name="Standard" style:list-style-name="L100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718" style:family="paragraph" style:parent-style-name="Standard" style:list-style-name="L101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719" style:family="paragraph" style:parent-style-name="Standard" style:list-style-name="L101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720" style:family="paragraph" style:parent-style-name="Standard" style:list-style-name="L102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721" style:family="paragraph" style:parent-style-name="Standard" style:list-style-name="L103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722" style:family="paragraph" style:parent-style-name="Standard" style:list-style-name="L104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723" style:family="paragraph" style:parent-style-name="Standard" style:list-style-name="L104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724" style:family="paragraph" style:parent-style-name="Standard" style:list-style-name="L105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725" style:family="paragraph" style:parent-style-name="Standard" style:list-style-name="L105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726" style:family="paragraph" style:parent-style-name="Standard" style:list-style-name="L111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727" style:family="paragraph" style:parent-style-name="Standard" style:list-style-name="L112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728" style:family="paragraph" style:parent-style-name="Standard" style:list-style-name="L112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729" style:family="paragraph" style:parent-style-name="Standard" style:list-style-name="L114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730" style:family="paragraph" style:parent-style-name="Standard" style:list-style-name="L115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731" style:family="paragraph" style:parent-style-name="Standard" style:list-style-name="L115">
      <style:paragraph-properties fo:line-height="100%"/>
      <style:text-properties fo:font-style="normal" officeooo:rsid="0718a82e" officeooo:paragraph-rsid="08cef6a4" style:font-style-asian="normal" style:font-style-complex="normal"/>
    </style:style>
    <style:style style:name="P1732" style:family="paragraph" style:parent-style-name="Standard" style:list-style-name="L115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733" style:family="paragraph" style:parent-style-name="Standard" style:list-style-name="L116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734" style:family="paragraph" style:parent-style-name="Standard" style:list-style-name="L7">
      <style:text-properties officeooo:rsid="0033fbdf" officeooo:paragraph-rsid="0033fbdf"/>
    </style:style>
    <style:style style:name="P1735" style:family="paragraph" style:parent-style-name="Standard" style:list-style-name="L11">
      <style:text-properties officeooo:rsid="0033fbdf" officeooo:paragraph-rsid="0106c767"/>
    </style:style>
    <style:style style:name="P1736" style:family="paragraph" style:parent-style-name="Standard" style:list-style-name="L8">
      <style:text-properties officeooo:paragraph-rsid="005b5cd3"/>
    </style:style>
    <style:style style:name="P1737" style:family="paragraph" style:parent-style-name="Standard" style:list-style-name="L9">
      <style:text-properties officeooo:paragraph-rsid="00367935"/>
    </style:style>
    <style:style style:name="P1738" style:family="paragraph" style:parent-style-name="Standard" style:list-style-name="L9">
      <style:text-properties officeooo:rsid="00367935" officeooo:paragraph-rsid="00367935"/>
    </style:style>
    <style:style style:name="P1739" style:family="paragraph" style:parent-style-name="Standard" style:list-style-name="L10">
      <style:text-properties officeooo:rsid="00386ddb" officeooo:paragraph-rsid="00386ddb"/>
    </style:style>
    <style:style style:name="P1740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741" style:family="paragraph" style:parent-style-name="Standard" style:list-style-name="L20">
      <style:text-properties officeooo:paragraph-rsid="00a4ce44"/>
    </style:style>
    <style:style style:name="P1742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743" style:family="paragraph" style:parent-style-name="Standard" style:list-style-name="L60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744" style:family="paragraph" style:parent-style-name="Standard" style:list-style-name="L60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745" style:family="paragraph" style:parent-style-name="Standard" style:list-style-name="L60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746" style:family="paragraph" style:parent-style-name="Standard" style:list-style-name="L61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747" style:family="paragraph" style:parent-style-name="Standard" style:list-style-name="L62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748" style:family="paragraph" style:parent-style-name="Standard" style:list-style-name="L64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749" style:family="paragraph" style:parent-style-name="Standard" style:list-style-name="L64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750" style:family="paragraph" style:parent-style-name="Standard" style:list-style-name="L65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751" style:family="paragraph" style:parent-style-name="Standard" style:list-style-name="L65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752" style:family="paragraph" style:parent-style-name="Standard" style:list-style-name="L23">
      <style:text-properties officeooo:paragraph-rsid="00bbbf73"/>
    </style:style>
    <style:style style:name="P1753" style:family="paragraph" style:parent-style-name="Standard" style:list-style-name="L25">
      <style:text-properties officeooo:paragraph-rsid="00beb82f"/>
    </style:style>
    <style:style style:name="P1754" style:family="paragraph" style:parent-style-name="Standard" style:list-style-name="L26">
      <style:text-properties officeooo:paragraph-rsid="00d139a0"/>
    </style:style>
    <style:style style:name="P1755" style:family="paragraph" style:parent-style-name="Standard" style:list-style-name="L29">
      <style:text-properties officeooo:paragraph-rsid="00f2503e"/>
    </style:style>
    <style:style style:name="P1756" style:family="paragraph" style:parent-style-name="Standard" style:list-style-name="L30">
      <style:text-properties officeooo:rsid="00f3f4f5" officeooo:paragraph-rsid="00f5260b"/>
    </style:style>
    <style:style style:name="P1757" style:family="paragraph" style:parent-style-name="Standard" style:list-style-name="L30">
      <style:text-properties officeooo:rsid="00f3f4f5" officeooo:paragraph-rsid="00f3f4f5"/>
    </style:style>
    <style:style style:name="P1758" style:family="paragraph" style:parent-style-name="Standard" style:list-style-name="L33">
      <style:paragraph-properties fo:line-height="100%"/>
      <style:text-properties officeooo:paragraph-rsid="01b5c969"/>
    </style:style>
    <style:style style:name="P1759" style:family="paragraph" style:parent-style-name="Standard" style:list-style-name="L52">
      <style:paragraph-properties fo:line-height="100%"/>
      <style:text-properties officeooo:paragraph-rsid="02e657d4"/>
    </style:style>
    <style:style style:name="P1760" style:family="paragraph" style:parent-style-name="Standard" style:list-style-name="L59">
      <style:paragraph-properties fo:line-height="100%"/>
      <style:text-properties officeooo:paragraph-rsid="0346a444"/>
    </style:style>
    <style:style style:name="P1761" style:family="paragraph" style:parent-style-name="Standard" style:list-style-name="L64">
      <style:paragraph-properties fo:line-height="100%"/>
      <style:text-properties officeooo:paragraph-rsid="03ec3a95"/>
    </style:style>
    <style:style style:name="P1762" style:family="paragraph" style:parent-style-name="Standard" style:list-style-name="L65">
      <style:paragraph-properties fo:line-height="100%"/>
      <style:text-properties officeooo:paragraph-rsid="03ed0846"/>
    </style:style>
    <style:style style:name="P1763" style:family="paragraph" style:parent-style-name="Standard" style:list-style-name="L69">
      <style:paragraph-properties fo:line-height="100%"/>
      <style:text-properties officeooo:paragraph-rsid="04a57ad8"/>
    </style:style>
    <style:style style:name="P1764" style:family="paragraph" style:parent-style-name="Standard" style:list-style-name="L73">
      <style:paragraph-properties fo:line-height="100%"/>
      <style:text-properties officeooo:paragraph-rsid="04deac5d"/>
    </style:style>
    <style:style style:name="P1765" style:family="paragraph" style:parent-style-name="Standard" style:list-style-name="L77">
      <style:paragraph-properties fo:line-height="100%"/>
      <style:text-properties officeooo:paragraph-rsid="05319739"/>
    </style:style>
    <style:style style:name="P1766" style:family="paragraph" style:parent-style-name="Standard" style:list-style-name="L89">
      <style:paragraph-properties fo:line-height="100%"/>
      <style:text-properties officeooo:paragraph-rsid="05cd3bc5"/>
    </style:style>
    <style:style style:name="P1767" style:family="paragraph" style:parent-style-name="Standard" style:list-style-name="L92">
      <style:paragraph-properties fo:line-height="100%"/>
      <style:text-properties officeooo:paragraph-rsid="05e7f406"/>
    </style:style>
    <style:style style:name="P1768" style:family="paragraph" style:parent-style-name="Standard" style:list-style-name="L99">
      <style:paragraph-properties fo:line-height="100%"/>
      <style:text-properties officeooo:paragraph-rsid="06176dd5"/>
    </style:style>
    <style:style style:name="P1769" style:family="paragraph" style:parent-style-name="Standard" style:list-style-name="L105">
      <style:paragraph-properties fo:line-height="100%"/>
      <style:text-properties officeooo:paragraph-rsid="06257b22"/>
    </style:style>
    <style:style style:name="P1770" style:family="paragraph" style:parent-style-name="Standard" style:list-style-name="L106">
      <style:paragraph-properties fo:line-height="100%"/>
      <style:text-properties officeooo:paragraph-rsid="0630fb9a"/>
    </style:style>
    <style:style style:name="P1771" style:family="paragraph" style:parent-style-name="Standard" style:list-style-name="L112">
      <style:paragraph-properties fo:line-height="100%"/>
      <style:text-properties officeooo:paragraph-rsid="065a8b52"/>
    </style:style>
    <style:style style:name="P1772" style:family="paragraph" style:parent-style-name="Standard">
      <style:paragraph-properties fo:line-height="100%"/>
      <style:text-properties officeooo:paragraph-rsid="098135f2"/>
    </style:style>
    <style:style style:name="P1773" style:family="paragraph" style:parent-style-name="Standard" style:list-style-name="L62">
      <style:paragraph-properties fo:line-height="100%"/>
      <style:text-properties officeooo:paragraph-rsid="03ba815b"/>
    </style:style>
    <style:style style:name="P1774" style:family="paragraph" style:parent-style-name="Standard">
      <style:paragraph-properties fo:line-height="100%"/>
      <style:text-properties officeooo:paragraph-rsid="040ea9fd"/>
    </style:style>
    <style:style style:name="P1775" style:family="paragraph" style:parent-style-name="Standard">
      <style:paragraph-properties fo:line-height="100%"/>
      <style:text-properties officeooo:paragraph-rsid="04226783"/>
    </style:style>
    <style:style style:name="P1776" style:family="paragraph" style:parent-style-name="Standard">
      <style:paragraph-properties fo:line-height="100%"/>
      <style:text-properties officeooo:paragraph-rsid="04ad05fc"/>
    </style:style>
    <style:style style:name="P1777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78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79" style:family="paragraph" style:parent-style-name="Standard" style:list-style-name="L44">
      <style:text-properties officeooo:paragraph-rsid="07b3bfe3"/>
    </style:style>
    <style:style style:name="P1780" style:family="paragraph" style:parent-style-name="Standard" style:list-style-name="L45">
      <style:paragraph-properties fo:line-height="150%"/>
      <style:text-properties officeooo:paragraph-rsid="02df5c92"/>
    </style:style>
    <style:style style:name="P1781" style:family="paragraph" style:parent-style-name="Standard" style:list-style-name="L45">
      <style:paragraph-properties fo:line-height="150%"/>
      <style:text-properties officeooo:paragraph-rsid="02e142ec"/>
    </style:style>
    <style:style style:name="P1782" style:family="paragraph" style:parent-style-name="Standard" style:list-style-name="L54">
      <style:paragraph-properties fo:line-height="100%"/>
      <style:text-properties officeooo:rsid="02eb27fd" officeooo:paragraph-rsid="02eb27fd"/>
    </style:style>
    <style:style style:name="P1783" style:family="paragraph" style:parent-style-name="Standard" style:list-style-name="L59">
      <style:paragraph-properties fo:line-height="100%"/>
      <style:text-properties officeooo:rsid="0346a444" officeooo:paragraph-rsid="0346a444"/>
    </style:style>
    <style:style style:name="P1784" style:family="paragraph" style:parent-style-name="Standard">
      <style:paragraph-properties fo:line-height="100%"/>
      <style:text-properties fo:font-style="italic" fo:font-weight="normal" officeooo:rsid="038d7d5e" officeooo:paragraph-rsid="097213dd" style:font-style-asian="italic" style:font-weight-asian="normal" style:font-style-complex="italic" style:font-weight-complex="normal"/>
    </style:style>
    <style:style style:name="P1785" style:family="paragraph" style:parent-style-name="Standard" style:list-style-name="L69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86" style:family="paragraph" style:parent-style-name="Standard" style:list-style-name="L74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87" style:family="paragraph" style:parent-style-name="Standard" style:list-style-name="L75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88" style:family="paragraph" style:parent-style-name="Standard" style:list-style-name="L75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89" style:family="paragraph" style:parent-style-name="Standard" style:list-style-name="L76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90" style:family="paragraph" style:parent-style-name="Standard" style:list-style-name="L89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91" style:family="paragraph" style:parent-style-name="Standard" style:list-style-name="L89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92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793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794" style:family="paragraph" style:parent-style-name="Standard">
      <style:paragraph-properties fo:line-height="100%"/>
      <style:text-properties fo:font-style="italic" fo:font-weight="normal" officeooo:rsid="042d7117" officeooo:paragraph-rsid="099869a8" style:font-style-asian="italic" style:font-weight-asian="normal" style:font-style-complex="italic" style:font-weight-complex="normal"/>
    </style:style>
    <style:style style:name="P1795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796" style:family="paragraph" style:parent-style-name="Standard" style:list-style-name="L69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797" style:family="paragraph" style:parent-style-name="Standard" style:list-style-name="L74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798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1799" style:family="paragraph" style:parent-style-name="Standard" style:list-style-name="L61">
      <style:paragraph-properties fo:line-height="100%"/>
      <style:text-properties officeooo:rsid="03a15cc8" officeooo:paragraph-rsid="03a15cc8"/>
    </style:style>
    <style:style style:name="P1800" style:family="paragraph" style:parent-style-name="Standard" style:list-style-name="L61">
      <style:paragraph-properties fo:line-height="100%"/>
      <style:text-properties officeooo:rsid="03a24854" officeooo:paragraph-rsid="03a24854"/>
    </style:style>
    <style:style style:name="P1801" style:family="paragraph" style:parent-style-name="Standard" style:list-style-name="L61">
      <style:paragraph-properties fo:line-height="100%"/>
      <style:text-properties officeooo:rsid="03a31e81" officeooo:paragraph-rsid="03a31e81"/>
    </style:style>
    <style:style style:name="P1802" style:family="paragraph" style:parent-style-name="Standard">
      <style:paragraph-properties fo:line-height="100%"/>
      <style:text-properties fo:color="#ff0000"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803" style:family="paragraph" style:parent-style-name="Standard" style:list-style-name="L70">
      <style:paragraph-properties fo:line-height="100%"/>
      <style:text-properties officeooo:rsid="04a8203c" officeooo:paragraph-rsid="04a9faac"/>
    </style:style>
    <style:style style:name="P1804" style:family="paragraph" style:parent-style-name="Standard" style:list-style-name="L71">
      <style:paragraph-properties fo:line-height="100%"/>
      <style:text-properties officeooo:rsid="04afb8e0" officeooo:paragraph-rsid="04afb8e0"/>
    </style:style>
    <style:style style:name="P1805" style:family="paragraph" style:parent-style-name="Standard" style:list-style-name="L73">
      <style:paragraph-properties fo:line-height="100%"/>
      <style:text-properties officeooo:rsid="04ddd894" officeooo:paragraph-rsid="04ddd894"/>
    </style:style>
    <style:style style:name="P1806" style:family="paragraph" style:parent-style-name="Standard" style:list-style-name="L73">
      <style:paragraph-properties fo:line-height="100%"/>
      <style:text-properties officeooo:rsid="04ddd894" officeooo:paragraph-rsid="04deac5d"/>
    </style:style>
    <style:style style:name="P1807" style:family="paragraph" style:parent-style-name="Standard" style:list-style-name="L77">
      <style:paragraph-properties fo:line-height="100%"/>
      <style:text-properties officeooo:rsid="05319739" officeooo:paragraph-rsid="05319739"/>
    </style:style>
    <style:style style:name="P1808" style:family="paragraph" style:parent-style-name="Standard" style:list-style-name="L78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809" style:family="paragraph" style:parent-style-name="Standard" style:list-style-name="L79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810" style:family="paragraph" style:parent-style-name="Standard" style:list-style-name="L80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811" style:family="paragraph" style:parent-style-name="Standard" style:list-style-name="L80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812" style:family="paragraph" style:parent-style-name="Standard" style:list-style-name="L84">
      <style:paragraph-properties fo:line-height="100%"/>
      <style:text-properties officeooo:rsid="057d2115" officeooo:paragraph-rsid="057d2115"/>
    </style:style>
    <style:style style:name="P1813" style:family="paragraph" style:parent-style-name="Standard" style:list-style-name="L85">
      <style:paragraph-properties fo:line-height="100%"/>
      <style:text-properties officeooo:rsid="058ba444" officeooo:paragraph-rsid="058ba444"/>
    </style:style>
    <style:style style:name="P1814" style:family="paragraph" style:parent-style-name="Standard" style:list-style-name="L87">
      <style:paragraph-properties fo:line-height="100%"/>
      <style:text-properties officeooo:rsid="058ba444" officeooo:paragraph-rsid="058bbc5e"/>
    </style:style>
    <style:style style:name="P1815" style:family="paragraph" style:parent-style-name="Standard" style:list-style-name="L89">
      <style:paragraph-properties fo:line-height="100%"/>
      <style:text-properties officeooo:rsid="05cd3bc5" officeooo:paragraph-rsid="05cd3bc5"/>
    </style:style>
    <style:style style:name="P1816" style:family="paragraph" style:parent-style-name="Standard" style:list-style-name="L91">
      <style:paragraph-properties fo:line-height="100%"/>
      <style:text-properties officeooo:rsid="05e4e7bb" officeooo:paragraph-rsid="05e4e7bb"/>
    </style:style>
    <style:style style:name="P1817" style:family="paragraph" style:parent-style-name="Standard" style:list-style-name="L92">
      <style:paragraph-properties fo:line-height="100%"/>
      <style:text-properties officeooo:rsid="05e7f406" officeooo:paragraph-rsid="05e7f406"/>
    </style:style>
    <style:style style:name="P1818" style:family="paragraph" style:parent-style-name="Standard" style:list-style-name="L92">
      <style:paragraph-properties fo:line-height="150%"/>
      <style:text-properties officeooo:rsid="05e7f406" officeooo:paragraph-rsid="05e7f406"/>
    </style:style>
    <style:style style:name="P1819" style:family="paragraph" style:parent-style-name="Standard" style:list-style-name="L95">
      <style:paragraph-properties fo:line-height="100%"/>
      <style:text-properties officeooo:rsid="06025589" officeooo:paragraph-rsid="06025589"/>
    </style:style>
    <style:style style:name="P1820" style:family="paragraph" style:parent-style-name="Standard" style:list-style-name="L98">
      <style:paragraph-properties fo:line-height="100%"/>
      <style:text-properties officeooo:rsid="06130d41" officeooo:paragraph-rsid="06130d41"/>
    </style:style>
    <style:style style:name="P1821" style:family="paragraph" style:parent-style-name="Standard" style:list-style-name="L99">
      <style:paragraph-properties fo:line-height="100%"/>
      <style:text-properties officeooo:rsid="06130d41" officeooo:paragraph-rsid="06130d41"/>
    </style:style>
    <style:style style:name="P1822" style:family="paragraph" style:parent-style-name="Standard" style:list-style-name="L99">
      <style:paragraph-properties fo:line-height="100%"/>
      <style:text-properties officeooo:rsid="06130d41" officeooo:paragraph-rsid="06176dd5"/>
    </style:style>
    <style:style style:name="P1823" style:family="paragraph" style:parent-style-name="Standard" style:list-style-name="L100">
      <style:paragraph-properties fo:line-height="100%"/>
      <style:text-properties officeooo:rsid="06148669" officeooo:paragraph-rsid="06148669"/>
    </style:style>
    <style:style style:name="P1824" style:family="paragraph" style:parent-style-name="Standard" style:list-style-name="L101">
      <style:paragraph-properties fo:line-height="150%"/>
      <style:text-properties officeooo:rsid="06176dd5" officeooo:paragraph-rsid="06176dd5"/>
    </style:style>
    <style:style style:name="P1825" style:family="paragraph" style:parent-style-name="Standard" style:list-style-name="L101">
      <style:paragraph-properties fo:line-height="100%"/>
      <style:text-properties officeooo:rsid="06191840" officeooo:paragraph-rsid="06191840"/>
    </style:style>
    <style:style style:name="P1826" style:family="paragraph" style:parent-style-name="Standard" style:list-style-name="L101">
      <style:paragraph-properties fo:line-height="150%"/>
      <style:text-properties officeooo:rsid="06191840" officeooo:paragraph-rsid="06191840"/>
    </style:style>
    <style:style style:name="P1827" style:family="paragraph" style:parent-style-name="Standard" style:list-style-name="L106">
      <style:paragraph-properties fo:line-height="100%"/>
      <style:text-properties officeooo:rsid="0630fb9a" officeooo:paragraph-rsid="0630fb9a"/>
    </style:style>
    <style:style style:name="P1828" style:family="paragraph" style:parent-style-name="Standard" style:list-style-name="L106">
      <style:paragraph-properties fo:line-height="100%"/>
      <style:text-properties officeooo:rsid="0630fb9a" officeooo:paragraph-rsid="06321a8e"/>
    </style:style>
    <style:style style:name="P1829" style:family="paragraph" style:parent-style-name="Standard" style:list-style-name="L106">
      <style:paragraph-properties fo:line-height="150%"/>
      <style:text-properties officeooo:rsid="0630fb9a" officeooo:paragraph-rsid="0630fb9a"/>
    </style:style>
    <style:style style:name="P1830" style:family="paragraph" style:parent-style-name="Standard" style:list-style-name="L107">
      <style:paragraph-properties fo:line-height="100%"/>
      <style:text-properties officeooo:rsid="063bda54" officeooo:paragraph-rsid="063bda54"/>
    </style:style>
    <style:style style:name="P1831" style:family="paragraph" style:parent-style-name="Standard" style:list-style-name="L108">
      <style:paragraph-properties fo:line-height="100%"/>
      <style:text-properties officeooo:rsid="063d933e" officeooo:paragraph-rsid="063d933e"/>
    </style:style>
    <style:style style:name="P1832" style:family="paragraph" style:parent-style-name="Standard" style:list-style-name="L109">
      <style:paragraph-properties fo:line-height="100%"/>
      <style:text-properties officeooo:rsid="06408df0" officeooo:paragraph-rsid="06408df0"/>
    </style:style>
    <style:style style:name="P1833" style:family="paragraph" style:parent-style-name="Standard" style:list-style-name="L109">
      <style:paragraph-properties fo:line-height="100%"/>
      <style:text-properties officeooo:rsid="06440517" officeooo:paragraph-rsid="06440517"/>
    </style:style>
    <style:style style:name="P1834" style:family="paragraph" style:parent-style-name="Standard" style:list-style-name="L110">
      <style:paragraph-properties fo:line-height="100%"/>
      <style:text-properties officeooo:rsid="0646a7a3" officeooo:paragraph-rsid="0646a7a3"/>
    </style:style>
    <style:style style:name="P1835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836" style:family="paragraph" style:parent-style-name="Table_20_Contents" style:list-style-name="L63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837" style:family="paragraph" style:parent-style-name="Table_20_Contents" style:list-style-name="L63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838" style:family="paragraph" style:parent-style-name="Table_20_Contents" style:list-style-name="L63">
      <style:paragraph-properties fo:line-height="100%" fo:text-align="start" style:justify-single-word="false"/>
      <style:text-properties officeooo:paragraph-rsid="03ec3a95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fo:font-weight="normal" officeooo:rsid="03d9bd6c" style:font-weight-asian="normal" style:font-weight-complex="normal"/>
    </style:style>
    <style:style style:name="T24" style:family="text">
      <style:text-properties fo:color="#ff0000" officeooo:rsid="03886cfc"/>
    </style:style>
    <style:style style:name="T25" style:family="text">
      <style:text-properties officeooo:rsid="0012a0dc"/>
    </style:style>
    <style:style style:name="T26" style:family="text">
      <style:text-properties fo:color="#0000ff"/>
    </style:style>
    <style:style style:name="T27" style:family="text">
      <style:text-properties fo:color="#0000ff" officeooo:rsid="0011b025"/>
    </style:style>
    <style:style style:name="T28" style:family="text">
      <style:text-properties fo:color="#0000ff" officeooo:rsid="0012a0dc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fo:color="#0000ff" fo:font-style="italic" officeooo:rsid="076da30e" style:font-style-asian="italic" style:font-style-complex="italic"/>
    </style:style>
    <style:style style:name="T31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5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6" style:family="text">
      <style:text-properties fo:color="#0000ff" style:text-underline-style="none" fo:font-weight="normal" style:font-weight-asian="normal" style:font-weight-complex="normal"/>
    </style:style>
    <style:style style:name="T37" style:family="text">
      <style:text-properties fo:color="#0000ff" style:text-underline-style="none" fo:font-weight="normal" officeooo:rsid="03182d82" style:font-weight-asian="normal" style:font-weight-complex="normal"/>
    </style:style>
    <style:style style:name="T38" style:family="text">
      <style:text-properties fo:color="#0000ff" officeooo:rsid="03153caa"/>
    </style:style>
    <style:style style:name="T39" style:family="text">
      <style:text-properties fo:color="#0000ff" officeooo:rsid="03429aa5"/>
    </style:style>
    <style:style style:name="T40" style:family="text">
      <style:text-properties fo:color="#0000ff" fo:font-weight="normal" style:font-weight-asian="normal" style:font-weight-complex="normal"/>
    </style:style>
    <style:style style:name="T41" style:family="text">
      <style:text-properties fo:color="#0000ff" officeooo:rsid="03886cfc"/>
    </style:style>
    <style:style style:name="T42" style:family="text">
      <style:text-properties fo:color="#0000ff" officeooo:rsid="07674e6b"/>
    </style:style>
    <style:style style:name="T43" style:family="text">
      <style:text-properties fo:color="#8b4513"/>
    </style:style>
    <style:style style:name="T44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officeooo:rsid="0013268f"/>
    </style:style>
    <style:style style:name="T48" style:family="text">
      <style:text-properties style:use-window-font-color="true" style:text-underline-style="none"/>
    </style:style>
    <style:style style:name="T49" style:family="text">
      <style:text-properties style:use-window-font-color="true" style:text-underline-style="none" fo:font-weight="normal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6" style:family="text">
      <style:text-properties style:use-window-font-color="true" style:text-underline-style="none" fo:font-weight="bold" style:font-weight-asian="bold" style:font-weight-complex="bold"/>
    </style:style>
    <style:style style:name="T67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8" style:family="text">
      <style:text-properties style:use-window-font-color="true" style:text-underline-style="none" officeooo:rsid="031fc4b1"/>
    </style:style>
    <style:style style:name="T69" style:family="text">
      <style:text-properties style:use-window-font-color="true" style:text-underline-style="none" officeooo:rsid="0297c923"/>
    </style:style>
    <style:style style:name="T7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0ce5fa1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792feb3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7a8a857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fo:font-weight="normal" officeooo:rsid="02e7b1ff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style:text-underline-style="none" fo:font-weight="normal" officeooo:rsid="07d0becc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style:text-underline-style="none" fo:font-weight="normal" officeooo:rsid="02eabaea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style:text-underline-style="none" fo:font-weight="normal" officeooo:rsid="02e4de36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style:text-underline-style="none" fo:font-weight="normal" officeooo:rsid="094f453f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style:text-underline-style="none" fo:font-weight="normal" officeooo:rsid="0304fd19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style:text-underline-style="none" fo:font-weight="normal" officeooo:rsid="094fc152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style:text-underline-style="none" fo:font-weight="normal" officeooo:rsid="07dc7b83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style:text-underline-style="none" fo:font-weight="normal" officeooo:rsid="02eac01d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style:text-underline-style="none" fo:font-weight="normal" officeooo:rsid="00af9194" fo:background-color="transparent" loext:char-shading-value="0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style:text-underline-style="none" style:font-style-asian="italic" style:font-style-complex="italic"/>
    </style:style>
    <style:style style:name="T113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14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15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16" style:family="text">
      <style:text-properties style:use-window-font-color="true" fo:font-style="italic" style:text-underline-style="none" officeooo:rsid="00fde6f2" style:font-style-asian="italic" style:font-style-complex="italic"/>
    </style:style>
    <style:style style:name="T117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18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55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56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57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58" style:family="text">
      <style:text-properties style:use-window-font-color="true" fo:font-style="italic" fo:font-weight="normal" officeooo:rsid="054f83a7" style:font-style-asian="italic" style:font-weight-asian="normal" style:font-style-complex="italic" style:font-weight-complex="normal"/>
    </style:style>
    <style:style style:name="T159" style:family="text">
      <style:text-properties style:use-window-font-color="true" fo:font-style="italic" fo:font-weight="normal" officeooo:rsid="0200b58e" style:font-style-asian="italic" style:font-weight-asian="normal" style:font-style-complex="italic" style:font-weight-complex="normal"/>
    </style:style>
    <style:style style:name="T160" style:family="text">
      <style:text-properties style:use-window-font-color="true" fo:font-style="italic" fo:font-weight="normal" officeooo:rsid="0905e25c" style:font-style-asian="italic" style:font-weight-asian="normal" style:font-style-complex="italic" style:font-weight-complex="normal"/>
    </style:style>
    <style:style style:name="T161" style:family="text">
      <style:text-properties style:use-window-font-color="true" fo:font-style="italic" fo:font-weight="normal" officeooo:rsid="0906bc80" style:font-style-asian="italic" style:font-weight-asian="normal" style:font-style-complex="italic" style:font-weight-complex="normal"/>
    </style:style>
    <style:style style:name="T162" style:family="text">
      <style:text-properties style:use-window-font-color="true" fo:font-style="italic" fo:font-weight="normal" officeooo:rsid="09071026" style:font-style-asian="italic" style:font-weight-asian="normal" style:font-style-complex="italic" style:font-weight-complex="normal"/>
    </style:style>
    <style:style style:name="T163" style:family="text">
      <style:text-properties style:use-window-font-color="true" fo:font-style="italic" fo:font-weight="normal" officeooo:rsid="0908c0be" style:font-style-asian="italic" style:font-weight-asian="normal" style:font-style-complex="italic" style:font-weight-complex="normal"/>
    </style:style>
    <style:style style:name="T164" style:family="text">
      <style:text-properties style:use-window-font-color="true" fo:font-style="italic" fo:font-weight="normal" officeooo:rsid="01e917c9" style:font-style-asian="italic" style:font-weight-asian="normal" style:font-style-complex="italic" style:font-weight-complex="normal"/>
    </style:style>
    <style:style style:name="T165" style:family="text">
      <style:text-properties style:use-window-font-color="true" fo:font-style="italic" style:font-style-asian="italic" style:font-style-complex="italic"/>
    </style:style>
    <style:style style:name="T166" style:family="text">
      <style:text-properties style:use-window-font-color="true" fo:font-style="italic" officeooo:rsid="016778b3" style:font-style-asian="italic" style:font-style-complex="italic"/>
    </style:style>
    <style:style style:name="T167" style:family="text">
      <style:text-properties style:use-window-font-color="true" fo:font-style="italic" officeooo:rsid="01e504ba" style:font-style-asian="italic" style:font-style-complex="italic"/>
    </style:style>
    <style:style style:name="T168" style:family="text">
      <style:text-properties style:use-window-font-color="true" fo:font-style="italic" officeooo:rsid="02ce8a1b" style:font-style-asian="italic" style:font-style-complex="italic"/>
    </style:style>
    <style:style style:name="T169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70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71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2" style:family="text">
      <style:text-properties style:use-window-font-color="true" fo:font-style="italic" style:text-underline-style="solid" style:text-underline-width="auto" style:text-underline-color="font-color" fo:font-weight="normal" officeooo:rsid="094fc152" style:font-style-asian="italic" style:font-weight-asian="normal" style:font-style-complex="italic" style:font-weight-complex="normal"/>
    </style:style>
    <style:style style:name="T173" style:family="text">
      <style:text-properties style:use-window-font-color="true" fo:font-style="italic" style:text-underline-style="solid" style:text-underline-width="auto" style:text-underline-color="font-color" fo:font-weight="normal" officeooo:rsid="09519902" style:font-style-asian="italic" style:font-weight-asian="normal" style:font-style-complex="italic" style:font-weight-complex="normal"/>
    </style:style>
    <style:style style:name="T17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fo:font-weight="normal" officeooo:rsid="0857ebb7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fo:font-weight="normal" officeooo:rsid="01d87a11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fo:font-weight="normal" officeooo:rsid="0909bd5e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fo:font-weight="normal" officeooo:rsid="01e917c9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fo:font-weight="normal" officeooo:rsid="0912d495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fo:font-weight="normal" officeooo:rsid="0920e846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fo:font-weight="normal" officeooo:rsid="0924cc0b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fo:font-weight="normal" officeooo:rsid="092bf6c8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fo:font-weight="normal" officeooo:rsid="092e264f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fo:font-weight="normal" officeooo:rsid="09347613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font-style-asian="normal" style:font-style-complex="normal"/>
    </style:style>
    <style:style style:name="T263" style:family="text">
      <style:text-properties style:use-window-font-color="true" fo:font-style="normal" officeooo:rsid="016860b9" style:font-style-asian="normal" style:font-style-complex="normal"/>
    </style:style>
    <style:style style:name="T264" style:family="text">
      <style:text-properties style:use-window-font-color="true" fo:font-style="normal" officeooo:rsid="0171553b" style:font-style-asian="normal" style:font-style-complex="normal"/>
    </style:style>
    <style:style style:name="T265" style:family="text">
      <style:text-properties style:use-window-font-color="true" fo:font-style="normal" officeooo:rsid="016c9d08" style:font-style-asian="normal" style:font-style-complex="normal"/>
    </style:style>
    <style:style style:name="T266" style:family="text">
      <style:text-properties style:use-window-font-color="true" fo:font-style="normal" officeooo:rsid="016778b3" style:font-style-asian="normal" style:font-style-complex="normal"/>
    </style:style>
    <style:style style:name="T267" style:family="text">
      <style:text-properties style:use-window-font-color="true" fo:font-style="normal" officeooo:rsid="01e2b86d" style:font-style-asian="normal" style:font-style-complex="normal"/>
    </style:style>
    <style:style style:name="T268" style:family="text">
      <style:text-properties style:use-window-font-color="true" fo:font-style="normal" officeooo:rsid="01e504ba" style:font-style-asian="normal" style:font-style-complex="normal"/>
    </style:style>
    <style:style style:name="T269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322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323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324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325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326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27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28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29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30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31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32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33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34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35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36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37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38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39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40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41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42" style:family="text">
      <style:text-properties style:use-window-font-color="true" fo:font-style="normal" style:text-underline-style="none" fo:font-weight="normal" officeooo:rsid="00ce5fa1" style:font-style-asian="normal" style:font-weight-asian="normal" style:font-style-complex="normal" style:font-weight-complex="normal"/>
    </style:style>
    <style:style style:name="T343" style:family="text">
      <style:text-properties style:use-window-font-color="true" fo:font-style="normal" style:text-underline-style="none" fo:font-weight="normal" officeooo:rsid="0785f435" style:font-style-asian="normal" style:font-weight-asian="normal" style:font-style-complex="normal" style:font-weight-complex="normal"/>
    </style:style>
    <style:style style:name="T344" style:family="text">
      <style:text-properties style:use-window-font-color="tru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45" style:family="text">
      <style:text-properties style:use-window-font-color="true" fo:font-style="normal" style:text-underline-style="none" fo:font-weight="normal" officeooo:rsid="07a8a857" style:font-style-asian="normal" style:font-weight-asian="normal" style:font-style-complex="normal" style:font-weight-complex="normal"/>
    </style:style>
    <style:style style:name="T346" style:family="text">
      <style:text-properties style:use-window-font-color="true" fo:font-style="normal" style:text-underline-style="none" fo:font-weight="normal" officeooo:rsid="07cb63cb" style:font-style-asian="normal" style:font-weight-asian="normal" style:font-style-complex="normal" style:font-weight-complex="normal"/>
    </style:style>
    <style:style style:name="T347" style:family="text">
      <style:text-properties style:use-window-font-color="true" fo:font-style="normal" style:text-underline-style="none" fo:font-weight="normal" officeooo:rsid="07d04a8f" style:font-style-asian="normal" style:font-weight-asian="normal" style:font-style-complex="normal" style:font-weight-complex="normal"/>
    </style:style>
    <style:style style:name="T348" style:family="text">
      <style:text-properties style:use-window-font-color="true" fo:font-style="normal" style:text-underline-style="none" fo:font-weight="normal" officeooo:rsid="02eabaea" style:font-style-asian="normal" style:font-weight-asian="normal" style:font-style-complex="normal" style:font-weight-complex="normal"/>
    </style:style>
    <style:style style:name="T349" style:family="text">
      <style:text-properties style:use-window-font-color="true" fo:font-style="normal" style:text-underline-style="none" fo:font-weight="normal" officeooo:rsid="07d4b28a" style:font-style-asian="normal" style:font-weight-asian="normal" style:font-style-complex="normal" style:font-weight-complex="normal"/>
    </style:style>
    <style:style style:name="T350" style:family="text">
      <style:text-properties style:use-window-font-color="true" fo:font-style="normal" style:text-underline-style="none" fo:font-weight="normal" officeooo:rsid="07d8faf7" style:font-style-asian="normal" style:font-weight-asian="normal" style:font-style-complex="normal" style:font-weight-complex="normal"/>
    </style:style>
    <style:style style:name="T351" style:family="text">
      <style:text-properties style:use-window-font-color="true" fo:font-style="normal" style:text-underline-style="none" fo:font-weight="normal" officeooo:rsid="07d9e20f" style:font-style-asian="normal" style:font-weight-asian="normal" style:font-style-complex="normal" style:font-weight-complex="normal"/>
    </style:style>
    <style:style style:name="T352" style:family="text">
      <style:text-properties style:use-window-font-color="true" fo:font-style="normal" style:text-underline-style="none" fo:font-weight="normal" officeooo:rsid="07d8919c" style:font-style-asian="normal" style:font-weight-asian="normal" style:font-style-complex="normal" style:font-weight-complex="normal"/>
    </style:style>
    <style:style style:name="T353" style:family="text">
      <style:text-properties style:use-window-font-color="true" fo:font-style="normal" style:text-underline-style="none" fo:font-weight="normal" officeooo:rsid="07dc7b83" style:font-style-asian="normal" style:font-weight-asian="normal" style:font-style-complex="normal" style:font-weight-complex="normal"/>
    </style:style>
    <style:style style:name="T354" style:family="text">
      <style:text-properties style:use-window-font-color="true" fo:font-style="normal" style:text-underline-style="none" fo:font-weight="normal" officeooo:rsid="0937ccee" style:font-style-asian="normal" style:font-weight-asian="normal" style:font-style-complex="normal" style:font-weight-complex="normal"/>
    </style:style>
    <style:style style:name="T355" style:family="text">
      <style:text-properties style:use-window-font-color="true" fo:font-style="normal" style:text-underline-style="none" fo:font-weight="normal" officeooo:rsid="09498f93" style:font-style-asian="normal" style:font-weight-asian="normal" style:font-style-complex="normal" style:font-weight-complex="normal"/>
    </style:style>
    <style:style style:name="T356" style:family="text">
      <style:text-properties style:use-window-font-color="true" fo:font-style="normal" style:text-underline-style="none" fo:font-weight="normal" officeooo:rsid="094f453f" style:font-style-asian="normal" style:font-weight-asian="normal" style:font-style-complex="normal" style:font-weight-complex="normal"/>
    </style:style>
    <style:style style:name="T357" style:family="text">
      <style:text-properties style:use-window-font-color="true" fo:font-style="normal" style:text-underline-style="none" fo:font-weight="normal" officeooo:rsid="094fc152" style:font-style-asian="normal" style:font-weight-asian="normal" style:font-style-complex="normal" style:font-weight-complex="normal"/>
    </style:style>
    <style:style style:name="T358" style:family="text">
      <style:text-properties style:use-window-font-color="true" fo:font-style="normal" style:text-underline-style="none" fo:font-weight="normal" officeooo:rsid="09514b21" style:font-style-asian="normal" style:font-weight-asian="normal" style:font-style-complex="normal" style:font-weight-complex="normal"/>
    </style:style>
    <style:style style:name="T359" style:family="text">
      <style:text-properties style:use-window-font-color="true" fo:font-style="normal" style:text-underline-style="none" fo:font-weight="normal" officeooo:rsid="09519902" style:font-style-asian="normal" style:font-weight-asian="normal" style:font-style-complex="normal" style:font-weight-complex="normal"/>
    </style:style>
    <style:style style:name="T360" style:family="text">
      <style:text-properties style:use-window-font-color="true" fo:font-style="normal" style:text-underline-style="none" fo:font-weight="normal" officeooo:rsid="030ed074" style:font-style-asian="normal" style:font-weight-asian="normal" style:font-style-complex="normal" style:font-weight-complex="normal"/>
    </style:style>
    <style:style style:name="T361" style:family="text">
      <style:text-properties style:use-window-font-color="true" fo:font-style="normal" style:text-underline-style="none" fo:font-weight="normal" officeooo:rsid="0956253f" style:font-style-asian="normal" style:font-weight-asian="normal" style:font-style-complex="normal" style:font-weight-complex="normal"/>
    </style:style>
    <style:style style:name="T362" style:family="text">
      <style:text-properties style:use-window-font-color="true" fo:font-style="normal" style:text-underline-style="none" fo:font-weight="normal" officeooo:rsid="00af9194" fo:background-color="transparent" loext:char-shading-value="0" style:font-style-asian="normal" style:font-weight-asian="normal" style:font-style-complex="normal" style:font-weight-complex="normal"/>
    </style:style>
    <style:style style:name="T363" style:family="text">
      <style:text-properties style:use-window-font-color="true" fo:font-style="normal" style:text-underline-style="none" fo:font-weight="normal" officeooo:rsid="08f555bc" fo:background-color="transparent" loext:char-shading-value="0" style:font-style-asian="normal" style:font-weight-asian="normal" style:font-style-complex="normal" style:font-weight-complex="normal"/>
    </style:style>
    <style:style style:name="T364" style:family="text">
      <style:text-properties style:use-window-font-color="true" fo:font-style="normal" style:text-underline-style="none" style:font-style-asian="normal" style:font-style-complex="normal"/>
    </style:style>
    <style:style style:name="T365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66" style:family="text">
      <style:text-properties style:use-window-font-color="true" fo:font-style="normal" style:text-underline-style="none" officeooo:rsid="00fbef0d" style:font-style-asian="normal" style:font-style-complex="normal"/>
    </style:style>
    <style:style style:name="T367" style:family="text">
      <style:text-properties style:use-window-font-color="true" fo:font-style="normal" style:text-underline-style="none" officeooo:rsid="00fde6f2" style:font-style-asian="normal" style:font-style-complex="normal"/>
    </style:style>
    <style:style style:name="T368" style:family="text">
      <style:text-properties style:use-window-font-color="true" fo:font-style="normal" style:text-underline-style="none" officeooo:rsid="07b3bfe3" style:font-style-asian="normal" style:font-style-complex="normal"/>
    </style:style>
    <style:style style:name="T369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70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71" style:family="text">
      <style:text-properties style:use-window-font-color="true" fo:font-style="normal" style:text-underline-style="solid" style:text-underline-width="auto" style:text-underline-color="font-color" fo:font-weight="normal" officeooo:rsid="02eabaea" style:font-style-asian="normal" style:font-weight-asian="normal" style:font-style-complex="normal" style:font-weight-complex="normal"/>
    </style:style>
    <style:style style:name="T372" style:family="text">
      <style:text-properties style:use-window-font-color="true" fo:font-style="normal" style:text-underline-style="solid" style:text-underline-width="auto" style:text-underline-color="font-color" fo:font-weight="normal" officeooo:rsid="030ed074" style:font-style-asian="normal" style:font-weight-asian="normal" style:font-style-complex="normal" style:font-weight-complex="normal"/>
    </style:style>
    <style:style style:name="T373" style:family="text">
      <style:text-properties style:use-window-font-color="true" fo:font-style="normal" style:text-underline-style="solid" style:text-underline-width="auto" style:text-underline-color="font-color" fo:font-weight="normal" officeooo:rsid="030f0c9b" style:font-style-asian="normal" style:font-weight-asian="normal" style:font-style-complex="normal" style:font-weight-complex="normal"/>
    </style:style>
    <style:style style:name="T374" style:family="text">
      <style:text-properties style:use-window-font-color="true" fo:font-weight="normal" style:font-weight-asian="normal" style:font-weight-complex="normal"/>
    </style:style>
    <style:style style:name="T375" style:family="text">
      <style:text-properties style:use-window-font-color="true" fo:font-weight="normal" officeooo:rsid="016aa5ac" style:font-weight-asian="normal" style:font-weight-complex="normal"/>
    </style:style>
    <style:style style:name="T376" style:family="text">
      <style:text-properties style:use-window-font-color="true" fo:font-weight="normal" officeooo:rsid="016a5b23" style:font-weight-asian="normal" style:font-weight-complex="normal"/>
    </style:style>
    <style:style style:name="T377" style:family="text">
      <style:text-properties style:use-window-font-color="true" fo:font-weight="normal" officeooo:rsid="0171553b" style:font-weight-asian="normal" style:font-weight-complex="normal"/>
    </style:style>
    <style:style style:name="T378" style:family="text">
      <style:text-properties style:use-window-font-color="true" fo:font-weight="normal" officeooo:rsid="01aaba73" style:font-weight-asian="normal" style:font-weight-complex="normal"/>
    </style:style>
    <style:style style:name="T379" style:family="text">
      <style:text-properties style:use-window-font-color="true" fo:font-weight="normal" officeooo:rsid="01b08253" style:font-weight-asian="normal" style:font-weight-complex="normal"/>
    </style:style>
    <style:style style:name="T380" style:family="text">
      <style:text-properties style:use-window-font-color="true" fo:font-weight="normal" officeooo:rsid="0226d9d6" style:font-weight-asian="normal" style:font-weight-complex="normal"/>
    </style:style>
    <style:style style:name="T381" style:family="text">
      <style:text-properties style:use-window-font-color="true" fo:font-weight="normal" officeooo:rsid="022c7d02" style:font-weight-asian="normal" style:font-weight-complex="normal"/>
    </style:style>
    <style:style style:name="T382" style:family="text">
      <style:text-properties style:use-window-font-color="true" fo:font-weight="normal" officeooo:rsid="023ce39d" style:font-weight-asian="normal" style:font-weight-complex="normal"/>
    </style:style>
    <style:style style:name="T383" style:family="text">
      <style:text-properties style:use-window-font-color="true" officeooo:rsid="016f0506"/>
    </style:style>
    <style:style style:name="T384" style:family="text">
      <style:text-properties style:use-window-font-color="true" fo:font-weight="bold" style:font-weight-asian="bold" style:font-weight-complex="bold"/>
    </style:style>
    <style:style style:name="T385" style:family="text">
      <style:text-properties style:use-window-font-color="true" fo:font-weight="bold" officeooo:rsid="0044d7a4" style:font-weight-asian="bold" style:font-weight-complex="bold"/>
    </style:style>
    <style:style style:name="T386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87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88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89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90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91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92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93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94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95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96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97" style:family="text">
      <style:text-properties style:use-window-font-color="true" style:text-line-through-style="none" style:text-line-through-type="none" fo:font-style="normal" style:text-underline-style="none" fo:font-weight="normal" officeooo:rsid="02ce8a1b" style:font-style-asian="normal" style:font-weight-asian="normal" style:font-style-complex="normal" style:font-weight-complex="normal"/>
    </style:style>
    <style:style style:name="T398" style:family="text">
      <style:text-properties style:use-window-font-color="true" style:text-line-through-style="none" style:text-line-through-type="non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99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400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01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402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403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404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405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406" style:family="text">
      <style:text-properties style:use-window-font-color="true" style:text-line-through-style="none" style:text-line-through-type="none" fo:font-style="italic" style:text-underline-style="none" fo:font-weight="normal" officeooo:rsid="02ce8a1b" style:font-style-asian="italic" style:font-weight-asian="normal" style:font-style-complex="italic" style:font-weight-complex="normal"/>
    </style:style>
    <style:style style:name="T407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408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409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410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411" style:family="text">
      <style:text-properties style:use-window-font-color="true" officeooo:rsid="02efc49c"/>
    </style:style>
    <style:style style:name="T412" style:family="text">
      <style:text-properties style:use-window-font-color="true" officeooo:rsid="02ce8a1b"/>
    </style:style>
    <style:style style:name="T413" style:family="text">
      <style:text-properties style:use-window-font-color="true" officeooo:rsid="02d1510f"/>
    </style:style>
    <style:style style:name="T414" style:family="text">
      <style:text-properties style:use-window-font-color="true" officeooo:rsid="02f51e47"/>
    </style:style>
    <style:style style:name="T415" style:family="text">
      <style:text-properties style:use-window-font-color="true" officeooo:rsid="0069ae25"/>
    </style:style>
    <style:style style:name="T416" style:family="text">
      <style:text-properties style:use-window-font-color="true" officeooo:rsid="02f8c777"/>
    </style:style>
    <style:style style:name="T417" style:family="text">
      <style:text-properties style:use-window-font-color="true" fo:background-color="transparent" loext:char-shading-value="0"/>
    </style:style>
    <style:style style:name="T418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419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420" style:family="text">
      <style:text-properties style:use-window-font-color="true" officeooo:rsid="05d5c10e"/>
    </style:style>
    <style:style style:name="T421" style:family="text">
      <style:text-properties style:use-window-font-color="true" officeooo:rsid="05d8cd62"/>
    </style:style>
    <style:style style:name="T422" style:family="text">
      <style:text-properties style:use-window-font-color="true" officeooo:rsid="04a2554c"/>
    </style:style>
    <style:style style:name="T423" style:family="text">
      <style:text-properties style:use-window-font-color="true" officeooo:rsid="05dd0a36"/>
    </style:style>
    <style:style style:name="T424" style:family="text">
      <style:text-properties style:use-window-font-color="true" officeooo:rsid="07b9799b"/>
    </style:style>
    <style:style style:name="T425" style:family="text">
      <style:text-properties style:use-window-font-color="true" officeooo:rsid="08d44a2d"/>
    </style:style>
    <style:style style:name="T426" style:family="text">
      <style:text-properties style:use-window-font-color="true" officeooo:rsid="00c0d7c6"/>
    </style:style>
    <style:style style:name="T427" style:family="text">
      <style:text-properties fo:font-weight="normal" style:font-weight-asian="normal" style:font-weight-complex="normal"/>
    </style:style>
    <style:style style:name="T428" style:family="text">
      <style:text-properties fo:font-weight="normal" officeooo:rsid="003c27f0" style:font-weight-asian="normal" style:font-weight-complex="normal"/>
    </style:style>
    <style:style style:name="T429" style:family="text">
      <style:text-properties fo:font-weight="normal" officeooo:rsid="003cb407" style:font-weight-asian="normal" style:font-weight-complex="normal"/>
    </style:style>
    <style:style style:name="T430" style:family="text">
      <style:text-properties fo:font-weight="normal" officeooo:rsid="00205d85" style:font-weight-asian="normal" style:font-weight-complex="normal"/>
    </style:style>
    <style:style style:name="T431" style:family="text">
      <style:text-properties fo:font-weight="normal" officeooo:rsid="00beb82f" style:font-weight-asian="normal" style:font-weight-complex="normal"/>
    </style:style>
    <style:style style:name="T432" style:family="text">
      <style:text-properties fo:font-weight="normal" officeooo:rsid="016860b9" style:font-weight-asian="normal" style:font-weight-complex="normal"/>
    </style:style>
    <style:style style:name="T433" style:family="text">
      <style:text-properties fo:font-weight="normal" officeooo:rsid="0377ec6e" style:font-weight-asian="normal" style:font-weight-complex="normal"/>
    </style:style>
    <style:style style:name="T434" style:family="text">
      <style:text-properties fo:font-weight="normal" officeooo:rsid="03778af6" style:font-weight-asian="normal" style:font-weight-complex="normal"/>
    </style:style>
    <style:style style:name="T435" style:family="text">
      <style:text-properties fo:font-weight="normal" officeooo:rsid="03886cfc" style:font-weight-asian="normal" style:font-weight-complex="normal"/>
    </style:style>
    <style:style style:name="T436" style:family="text">
      <style:text-properties fo:font-weight="normal" officeooo:rsid="038a2c81" style:font-weight-asian="normal" style:font-weight-complex="normal"/>
    </style:style>
    <style:style style:name="T437" style:family="text">
      <style:text-properties fo:font-weight="normal" officeooo:rsid="038bbdf6" style:font-weight-asian="normal" style:font-weight-complex="normal"/>
    </style:style>
    <style:style style:name="T438" style:family="text">
      <style:text-properties fo:font-weight="normal" officeooo:rsid="038d7d5e" style:font-weight-asian="normal" style:font-weight-complex="normal"/>
    </style:style>
    <style:style style:name="T439" style:family="text">
      <style:text-properties fo:font-weight="normal" officeooo:rsid="038e531a" style:font-weight-asian="normal" style:font-weight-complex="normal"/>
    </style:style>
    <style:style style:name="T440" style:family="text">
      <style:text-properties fo:font-weight="normal" officeooo:rsid="03963307" style:font-weight-asian="normal" style:font-weight-complex="normal"/>
    </style:style>
    <style:style style:name="T441" style:family="text">
      <style:text-properties fo:font-weight="normal" officeooo:rsid="039c640b" style:font-weight-asian="normal" style:font-weight-complex="normal"/>
    </style:style>
    <style:style style:name="T442" style:family="text">
      <style:text-properties fo:font-weight="normal" officeooo:rsid="039e438c" style:font-weight-asian="normal" style:font-weight-complex="normal"/>
    </style:style>
    <style:style style:name="T443" style:family="text">
      <style:text-properties fo:font-weight="normal" officeooo:rsid="03a073aa" style:font-weight-asian="normal" style:font-weight-complex="normal"/>
    </style:style>
    <style:style style:name="T444" style:family="text">
      <style:text-properties fo:font-weight="normal" officeooo:rsid="03a15cc8" style:font-weight-asian="normal" style:font-weight-complex="normal"/>
    </style:style>
    <style:style style:name="T445" style:family="text">
      <style:text-properties fo:font-weight="normal" officeooo:rsid="03a31e81" style:font-weight-asian="normal" style:font-weight-complex="normal"/>
    </style:style>
    <style:style style:name="T446" style:family="text">
      <style:text-properties fo:font-weight="normal" officeooo:rsid="03ac69a7" style:font-weight-asian="normal" style:font-weight-complex="normal"/>
    </style:style>
    <style:style style:name="T447" style:family="text">
      <style:text-properties fo:font-weight="normal" officeooo:rsid="03af7bf7" style:font-weight-asian="normal" style:font-weight-complex="normal"/>
    </style:style>
    <style:style style:name="T448" style:family="text">
      <style:text-properties fo:font-weight="normal" officeooo:rsid="03b1fbc9" style:font-weight-asian="normal" style:font-weight-complex="normal"/>
    </style:style>
    <style:style style:name="T449" style:family="text">
      <style:text-properties fo:font-weight="normal" officeooo:rsid="03becfb9" style:font-weight-asian="normal" style:font-weight-complex="normal"/>
    </style:style>
    <style:style style:name="T450" style:family="text">
      <style:text-properties fo:font-weight="normal" officeooo:rsid="03bf675e" style:font-weight-asian="normal" style:font-weight-complex="normal"/>
    </style:style>
    <style:style style:name="T451" style:family="text">
      <style:text-properties fo:font-weight="normal" officeooo:rsid="03bf92cd" style:font-weight-asian="normal" style:font-weight-complex="normal"/>
    </style:style>
    <style:style style:name="T452" style:family="text">
      <style:text-properties fo:font-weight="normal" officeooo:rsid="03c2a4d1" style:font-weight-asian="normal" style:font-weight-complex="normal"/>
    </style:style>
    <style:style style:name="T453" style:family="text">
      <style:text-properties fo:font-weight="normal" officeooo:rsid="03c34d65" style:font-weight-asian="normal" style:font-weight-complex="normal"/>
    </style:style>
    <style:style style:name="T454" style:family="text">
      <style:text-properties fo:font-weight="normal" officeooo:rsid="03c39617" style:font-weight-asian="normal" style:font-weight-complex="normal"/>
    </style:style>
    <style:style style:name="T455" style:family="text">
      <style:text-properties fo:font-weight="normal" officeooo:rsid="03c44ca6" style:font-weight-asian="normal" style:font-weight-complex="normal"/>
    </style:style>
    <style:style style:name="T456" style:family="text">
      <style:text-properties fo:font-weight="normal" officeooo:rsid="03c51260" style:font-weight-asian="normal" style:font-weight-complex="normal"/>
    </style:style>
    <style:style style:name="T457" style:family="text">
      <style:text-properties fo:font-weight="normal" officeooo:rsid="03c51463" style:font-weight-asian="normal" style:font-weight-complex="normal"/>
    </style:style>
    <style:style style:name="T458" style:family="text">
      <style:text-properties fo:font-weight="normal" officeooo:rsid="03c51c71" style:font-weight-asian="normal" style:font-weight-complex="normal"/>
    </style:style>
    <style:style style:name="T459" style:family="text">
      <style:text-properties fo:font-weight="normal" officeooo:rsid="03c6f534" style:font-weight-asian="normal" style:font-weight-complex="normal"/>
    </style:style>
    <style:style style:name="T460" style:family="text">
      <style:text-properties fo:font-weight="normal" officeooo:rsid="03cb2c07" style:font-weight-asian="normal" style:font-weight-complex="normal"/>
    </style:style>
    <style:style style:name="T461" style:family="text">
      <style:text-properties fo:font-weight="normal" officeooo:rsid="03d088e0" style:font-weight-asian="normal" style:font-weight-complex="normal"/>
    </style:style>
    <style:style style:name="T462" style:family="text">
      <style:text-properties fo:font-weight="normal" officeooo:rsid="03d7a2a4" style:font-weight-asian="normal" style:font-weight-complex="normal"/>
    </style:style>
    <style:style style:name="T463" style:family="text">
      <style:text-properties fo:font-weight="normal" officeooo:rsid="03d9bd6c" style:font-weight-asian="normal" style:font-weight-complex="normal"/>
    </style:style>
    <style:style style:name="T464" style:family="text">
      <style:text-properties fo:font-weight="normal" officeooo:rsid="03db91db" style:font-weight-asian="normal" style:font-weight-complex="normal"/>
    </style:style>
    <style:style style:name="T465" style:family="text">
      <style:text-properties fo:font-weight="normal" officeooo:rsid="03e4514e" style:font-weight-asian="normal" style:font-weight-complex="normal"/>
    </style:style>
    <style:style style:name="T466" style:family="text">
      <style:text-properties fo:font-weight="normal" officeooo:rsid="03e90de3" style:font-weight-asian="normal" style:font-weight-complex="normal"/>
    </style:style>
    <style:style style:name="T467" style:family="text">
      <style:text-properties fo:font-weight="normal" officeooo:rsid="03e93625" style:font-weight-asian="normal" style:font-weight-complex="normal"/>
    </style:style>
    <style:style style:name="T468" style:family="text">
      <style:text-properties fo:font-weight="normal" officeooo:rsid="03ea64bf" style:font-weight-asian="normal" style:font-weight-complex="normal"/>
    </style:style>
    <style:style style:name="T469" style:family="text">
      <style:text-properties fo:font-weight="normal" officeooo:rsid="03eb005c" style:font-weight-asian="normal" style:font-weight-complex="normal"/>
    </style:style>
    <style:style style:name="T470" style:family="text">
      <style:text-properties fo:font-weight="normal" officeooo:rsid="03ec3a95" style:font-weight-asian="normal" style:font-weight-complex="normal"/>
    </style:style>
    <style:style style:name="T471" style:family="text">
      <style:text-properties fo:font-weight="normal" officeooo:rsid="03ed0846" style:font-weight-asian="normal" style:font-weight-complex="normal"/>
    </style:style>
    <style:style style:name="T472" style:family="text">
      <style:text-properties fo:font-weight="normal" officeooo:rsid="03ede337" style:font-weight-asian="normal" style:font-weight-complex="normal"/>
    </style:style>
    <style:style style:name="T473" style:family="text">
      <style:text-properties fo:font-weight="normal" officeooo:rsid="03ee7eb1" style:font-weight-asian="normal" style:font-weight-complex="normal"/>
    </style:style>
    <style:style style:name="T474" style:family="text">
      <style:text-properties fo:font-weight="normal" officeooo:rsid="03de8421" style:font-weight-asian="normal" style:font-weight-complex="normal"/>
    </style:style>
    <style:style style:name="T475" style:family="text">
      <style:text-properties fo:font-weight="normal" officeooo:rsid="03f27278" style:font-weight-asian="normal" style:font-weight-complex="normal"/>
    </style:style>
    <style:style style:name="T476" style:family="text">
      <style:text-properties fo:font-weight="normal" officeooo:rsid="03f4b1ba" style:font-weight-asian="normal" style:font-weight-complex="normal"/>
    </style:style>
    <style:style style:name="T477" style:family="text">
      <style:text-properties fo:font-weight="normal" officeooo:rsid="03f501e7" style:font-weight-asian="normal" style:font-weight-complex="normal"/>
    </style:style>
    <style:style style:name="T478" style:family="text">
      <style:text-properties fo:font-weight="normal" officeooo:rsid="03f56006" style:font-weight-asian="normal" style:font-weight-complex="normal"/>
    </style:style>
    <style:style style:name="T479" style:family="text">
      <style:text-properties fo:font-weight="normal" officeooo:rsid="03f8c064" style:font-weight-asian="normal" style:font-weight-complex="normal"/>
    </style:style>
    <style:style style:name="T480" style:family="text">
      <style:text-properties fo:font-weight="normal" officeooo:rsid="03fc17c3" style:font-weight-asian="normal" style:font-weight-complex="normal"/>
    </style:style>
    <style:style style:name="T481" style:family="text">
      <style:text-properties fo:font-weight="normal" officeooo:rsid="03fc65b4" style:font-weight-asian="normal" style:font-weight-complex="normal"/>
    </style:style>
    <style:style style:name="T482" style:family="text">
      <style:text-properties fo:font-weight="normal" officeooo:rsid="03fd5e01" style:font-weight-asian="normal" style:font-weight-complex="normal"/>
    </style:style>
    <style:style style:name="T483" style:family="text">
      <style:text-properties fo:font-weight="normal" officeooo:rsid="040aae1c" style:font-weight-asian="normal" style:font-weight-complex="normal"/>
    </style:style>
    <style:style style:name="T484" style:family="text">
      <style:text-properties fo:font-weight="normal" officeooo:rsid="0427ec09" style:font-weight-asian="normal" style:font-weight-complex="normal"/>
    </style:style>
    <style:style style:name="T485" style:family="text">
      <style:text-properties fo:font-weight="normal" officeooo:rsid="0424a315" style:font-weight-asian="normal" style:font-weight-complex="normal"/>
    </style:style>
    <style:style style:name="T486" style:family="text">
      <style:text-properties fo:font-weight="normal" officeooo:rsid="03c13113" style:font-weight-asian="normal" style:font-weight-complex="normal"/>
    </style:style>
    <style:style style:name="T487" style:family="text">
      <style:text-properties fo:font-weight="normal" officeooo:rsid="045e6749" style:font-weight-asian="normal" style:font-weight-complex="normal"/>
    </style:style>
    <style:style style:name="T488" style:family="text">
      <style:text-properties fo:font-weight="normal" officeooo:rsid="04602400" style:font-weight-asian="normal" style:font-weight-complex="normal"/>
    </style:style>
    <style:style style:name="T489" style:family="text">
      <style:text-properties fo:font-weight="normal" officeooo:rsid="04161d3e" style:font-weight-asian="normal" style:font-weight-complex="normal"/>
    </style:style>
    <style:style style:name="T490" style:family="text">
      <style:text-properties fo:font-weight="normal" officeooo:rsid="041746e7" style:font-weight-asian="normal" style:font-weight-complex="normal"/>
    </style:style>
    <style:style style:name="T491" style:family="text">
      <style:text-properties fo:font-weight="normal" officeooo:rsid="041d4261" style:font-weight-asian="normal" style:font-weight-complex="normal"/>
    </style:style>
    <style:style style:name="T492" style:family="text">
      <style:text-properties fo:font-weight="normal" officeooo:rsid="0419037b" style:font-weight-asian="normal" style:font-weight-complex="normal"/>
    </style:style>
    <style:style style:name="T493" style:family="text">
      <style:text-properties fo:font-weight="normal" officeooo:rsid="04226783" style:font-weight-asian="normal" style:font-weight-complex="normal"/>
    </style:style>
    <style:style style:name="T494" style:family="text">
      <style:text-properties fo:font-weight="normal" officeooo:rsid="04329278" style:font-weight-asian="normal" style:font-weight-complex="normal"/>
    </style:style>
    <style:style style:name="T495" style:family="text">
      <style:text-properties fo:font-weight="normal" officeooo:rsid="042d7117" style:font-weight-asian="normal" style:font-weight-complex="normal"/>
    </style:style>
    <style:style style:name="T496" style:family="text">
      <style:text-properties fo:font-weight="normal" officeooo:rsid="04253c68" style:font-weight-asian="normal" style:font-weight-complex="normal"/>
    </style:style>
    <style:style style:name="T497" style:family="text">
      <style:text-properties fo:font-weight="normal" officeooo:rsid="043c6125" style:font-weight-asian="normal" style:font-weight-complex="normal"/>
    </style:style>
    <style:style style:name="T498" style:family="text">
      <style:text-properties fo:font-weight="normal" officeooo:rsid="044401b2" style:font-weight-asian="normal" style:font-weight-complex="normal"/>
    </style:style>
    <style:style style:name="T499" style:family="text">
      <style:text-properties fo:font-weight="normal" officeooo:rsid="043a3360" style:font-weight-asian="normal" style:font-weight-complex="normal"/>
    </style:style>
    <style:style style:name="T500" style:family="text">
      <style:text-properties fo:font-weight="normal" officeooo:rsid="04438193" style:font-weight-asian="normal" style:font-weight-complex="normal"/>
    </style:style>
    <style:style style:name="T501" style:family="text">
      <style:text-properties fo:font-weight="normal" officeooo:rsid="043fc929" style:font-weight-asian="normal" style:font-weight-complex="normal"/>
    </style:style>
    <style:style style:name="T502" style:family="text">
      <style:text-properties fo:font-weight="normal" officeooo:rsid="04496025" style:font-weight-asian="normal" style:font-weight-complex="normal"/>
    </style:style>
    <style:style style:name="T503" style:family="text">
      <style:text-properties fo:font-weight="normal" officeooo:rsid="04592f7c" style:font-weight-asian="normal" style:font-weight-complex="normal"/>
    </style:style>
    <style:style style:name="T504" style:family="text">
      <style:text-properties fo:font-weight="normal" officeooo:rsid="048ffd4a" style:font-weight-asian="normal" style:font-weight-complex="normal"/>
    </style:style>
    <style:style style:name="T505" style:family="text">
      <style:text-properties fo:font-weight="normal" officeooo:rsid="048fe3f8" style:font-weight-asian="normal" style:font-weight-complex="normal"/>
    </style:style>
    <style:style style:name="T506" style:family="text">
      <style:text-properties fo:font-weight="normal" officeooo:rsid="0494bc64" style:font-weight-asian="normal" style:font-weight-complex="normal"/>
    </style:style>
    <style:style style:name="T507" style:family="text">
      <style:text-properties fo:font-weight="normal" officeooo:rsid="049a8a7e" style:font-weight-asian="normal" style:font-weight-complex="normal"/>
    </style:style>
    <style:style style:name="T508" style:family="text">
      <style:text-properties fo:font-weight="normal" officeooo:rsid="04a57ad8" style:font-weight-asian="normal" style:font-weight-complex="normal"/>
    </style:style>
    <style:style style:name="T509" style:family="text">
      <style:text-properties fo:font-weight="normal" officeooo:rsid="04b2ffc5" style:font-weight-asian="normal" style:font-weight-complex="normal"/>
    </style:style>
    <style:style style:name="T510" style:family="text">
      <style:text-properties fo:font-weight="normal" officeooo:rsid="04ba1b39" style:font-weight-asian="normal" style:font-weight-complex="normal"/>
    </style:style>
    <style:style style:name="T511" style:family="text">
      <style:text-properties fo:font-weight="normal" officeooo:rsid="04b3c5c0" style:font-weight-asian="normal" style:font-weight-complex="normal"/>
    </style:style>
    <style:style style:name="T512" style:family="text">
      <style:text-properties fo:font-weight="normal" officeooo:rsid="04cce5bf" style:font-weight-asian="normal" style:font-weight-complex="normal"/>
    </style:style>
    <style:style style:name="T513" style:family="text">
      <style:text-properties fo:font-weight="normal" officeooo:rsid="050199cb" style:font-weight-asian="normal" style:font-weight-complex="normal"/>
    </style:style>
    <style:style style:name="T514" style:family="text">
      <style:text-properties fo:font-weight="normal" officeooo:rsid="0502c86e" style:font-weight-asian="normal" style:font-weight-complex="normal"/>
    </style:style>
    <style:style style:name="T515" style:family="text">
      <style:text-properties fo:font-weight="normal" officeooo:rsid="04f0bfd5" style:font-weight-asian="normal" style:font-weight-complex="normal"/>
    </style:style>
    <style:style style:name="T516" style:family="text">
      <style:text-properties fo:font-weight="normal" officeooo:rsid="05319739" style:font-weight-asian="normal" style:font-weight-complex="normal"/>
    </style:style>
    <style:style style:name="T517" style:family="text">
      <style:text-properties fo:font-weight="normal" officeooo:rsid="05604a7a" style:font-weight-asian="normal" style:font-weight-complex="normal"/>
    </style:style>
    <style:style style:name="T518" style:family="text">
      <style:text-properties fo:font-weight="normal" officeooo:rsid="0569d9ca" style:font-weight-asian="normal" style:font-weight-complex="normal"/>
    </style:style>
    <style:style style:name="T519" style:family="text">
      <style:text-properties fo:font-weight="normal" officeooo:rsid="056aa2db" style:font-weight-asian="normal" style:font-weight-complex="normal"/>
    </style:style>
    <style:style style:name="T520" style:family="text">
      <style:text-properties fo:font-weight="normal" officeooo:rsid="0573ee33" style:font-weight-asian="normal" style:font-weight-complex="normal"/>
    </style:style>
    <style:style style:name="T521" style:family="text">
      <style:text-properties fo:font-weight="normal" officeooo:rsid="0577776f" style:font-weight-asian="normal" style:font-weight-complex="normal"/>
    </style:style>
    <style:style style:name="T522" style:family="text">
      <style:text-properties fo:font-weight="normal" officeooo:rsid="0580d52a" style:font-weight-asian="normal" style:font-weight-complex="normal"/>
    </style:style>
    <style:style style:name="T523" style:family="text">
      <style:text-properties fo:font-weight="normal" officeooo:rsid="058bbc5e" style:font-weight-asian="normal" style:font-weight-complex="normal"/>
    </style:style>
    <style:style style:name="T524" style:family="text">
      <style:text-properties fo:font-weight="normal" officeooo:rsid="060fe20f" style:font-weight-asian="normal" style:font-weight-complex="normal"/>
    </style:style>
    <style:style style:name="T525" style:family="text">
      <style:text-properties fo:font-weight="normal" officeooo:rsid="065f9c0e" style:font-weight-asian="normal" style:font-weight-complex="normal"/>
    </style:style>
    <style:style style:name="T526" style:family="text">
      <style:text-properties fo:font-weight="normal" officeooo:rsid="06afcb9f" style:font-weight-asian="normal" style:font-weight-complex="normal"/>
    </style:style>
    <style:style style:name="T527" style:family="text">
      <style:text-properties fo:font-weight="normal" officeooo:rsid="06b3d3c8" style:font-weight-asian="normal" style:font-weight-complex="normal"/>
    </style:style>
    <style:style style:name="T528" style:family="text">
      <style:text-properties fo:font-weight="normal" officeooo:rsid="06d2db18" style:font-weight-asian="normal" style:font-weight-complex="normal"/>
    </style:style>
    <style:style style:name="T529" style:family="text">
      <style:text-properties fo:font-weight="normal" officeooo:rsid="06d0bb9d" style:font-weight-asian="normal" style:font-weight-complex="normal"/>
    </style:style>
    <style:style style:name="T530" style:family="text">
      <style:text-properties fo:font-weight="normal" officeooo:rsid="06d32270" style:font-weight-asian="normal" style:font-weight-complex="normal"/>
    </style:style>
    <style:style style:name="T531" style:family="text">
      <style:text-properties fo:font-weight="normal" officeooo:rsid="06d4c47e" style:font-weight-asian="normal" style:font-weight-complex="normal"/>
    </style:style>
    <style:style style:name="T532" style:family="text">
      <style:text-properties fo:font-weight="normal" officeooo:rsid="06d6e503" style:font-weight-asian="normal" style:font-weight-complex="normal"/>
    </style:style>
    <style:style style:name="T533" style:family="text">
      <style:text-properties fo:font-weight="normal" officeooo:rsid="07337436" style:font-weight-asian="normal" style:font-weight-complex="normal"/>
    </style:style>
    <style:style style:name="T534" style:family="text">
      <style:text-properties fo:font-weight="normal" officeooo:rsid="0785f435" style:font-weight-asian="normal" style:font-weight-complex="normal"/>
    </style:style>
    <style:style style:name="T535" style:family="text">
      <style:text-properties fo:font-weight="normal" officeooo:rsid="03f0c84b" style:font-weight-asian="normal" style:font-weight-complex="normal"/>
    </style:style>
    <style:style style:name="T536" style:family="text">
      <style:text-properties fo:font-weight="normal" officeooo:rsid="078609eb" style:font-weight-asian="normal" style:font-weight-complex="normal"/>
    </style:style>
    <style:style style:name="T537" style:family="text">
      <style:text-properties fo:font-weight="normal" officeooo:rsid="07ef09df" style:font-weight-asian="normal" style:font-weight-complex="normal"/>
    </style:style>
    <style:style style:name="T538" style:family="text">
      <style:text-properties fo:font-weight="normal" officeooo:rsid="08613700" style:font-weight-asian="normal" style:font-weight-complex="normal"/>
    </style:style>
    <style:style style:name="T539" style:family="text">
      <style:text-properties fo:font-weight="normal" officeooo:rsid="086e8e45" style:font-weight-asian="normal" style:font-weight-complex="normal"/>
    </style:style>
    <style:style style:name="T540" style:family="text">
      <style:text-properties fo:font-weight="normal" officeooo:rsid="037607bd" style:font-weight-asian="normal" style:font-weight-complex="normal"/>
    </style:style>
    <style:style style:name="T541" style:family="text">
      <style:text-properties fo:font-weight="normal" officeooo:rsid="096ac926" style:font-weight-asian="normal" style:font-weight-complex="normal"/>
    </style:style>
    <style:style style:name="T542" style:family="text">
      <style:text-properties fo:font-weight="normal" officeooo:rsid="03804bbd" style:font-weight-asian="normal" style:font-weight-complex="normal"/>
    </style:style>
    <style:style style:name="T543" style:family="text">
      <style:text-properties fo:font-weight="normal" officeooo:rsid="03a4e520" style:font-weight-asian="normal" style:font-weight-complex="normal"/>
    </style:style>
    <style:style style:name="T544" style:family="text">
      <style:text-properties fo:font-weight="normal" officeooo:rsid="097213dd" style:font-weight-asian="normal" style:font-weight-complex="normal"/>
    </style:style>
    <style:style style:name="T545" style:family="text">
      <style:text-properties fo:font-weight="normal" officeooo:rsid="097ade0f" style:font-weight-asian="normal" style:font-weight-complex="normal"/>
    </style:style>
    <style:style style:name="T546" style:family="text">
      <style:text-properties fo:font-weight="normal" officeooo:rsid="078c8253" style:font-weight-asian="normal" style:font-weight-complex="normal"/>
    </style:style>
    <style:style style:name="T547" style:family="text">
      <style:text-properties fo:font-weight="normal" officeooo:rsid="045019c0" style:font-weight-asian="normal" style:font-weight-complex="normal"/>
    </style:style>
    <style:style style:name="T548" style:family="text">
      <style:text-properties fo:font-weight="normal" officeooo:rsid="03ba815b" style:font-weight-asian="normal" style:font-weight-complex="normal"/>
    </style:style>
    <style:style style:name="T549" style:family="text">
      <style:text-properties fo:font-weight="normal" officeooo:rsid="046fb62d" style:font-weight-asian="normal" style:font-weight-complex="normal"/>
    </style:style>
    <style:style style:name="T550" style:family="text">
      <style:text-properties fo:font-weight="normal" officeooo:rsid="098535f8" style:font-weight-asian="normal" style:font-weight-complex="normal"/>
    </style:style>
    <style:style style:name="T551" style:family="text">
      <style:text-properties fo:font-weight="normal" officeooo:rsid="0985df98" style:font-weight-asian="normal" style:font-weight-complex="normal"/>
    </style:style>
    <style:style style:name="T552" style:family="text">
      <style:text-properties fo:font-weight="normal" officeooo:rsid="098e819f" style:font-weight-asian="normal" style:font-weight-complex="normal"/>
    </style:style>
    <style:style style:name="T553" style:family="text">
      <style:text-properties fo:font-weight="normal" officeooo:rsid="09acc010" style:font-weight-asian="normal" style:font-weight-complex="normal"/>
    </style:style>
    <style:style style:name="T554" style:family="text">
      <style:text-properties fo:font-style="italic" style:font-style-asian="italic" style:font-style-complex="italic"/>
    </style:style>
    <style:style style:name="T555" style:family="text">
      <style:text-properties fo:font-style="italic" officeooo:rsid="00256ecc" style:font-style-asian="italic" style:font-style-complex="italic"/>
    </style:style>
    <style:style style:name="T556" style:family="text">
      <style:text-properties fo:font-style="italic" officeooo:rsid="006c1d47" style:font-style-asian="italic" style:font-style-complex="italic"/>
    </style:style>
    <style:style style:name="T557" style:family="text">
      <style:text-properties fo:font-style="italic" officeooo:rsid="00e09913" style:font-style-asian="italic" style:font-style-complex="italic"/>
    </style:style>
    <style:style style:name="T558" style:family="text">
      <style:text-properties fo:font-style="italic" officeooo:rsid="005b5cd3" style:font-style-asian="italic" style:font-style-complex="italic"/>
    </style:style>
    <style:style style:name="T559" style:family="text">
      <style:text-properties fo:font-style="italic" officeooo:rsid="0034ed8b" style:font-style-asian="italic" style:font-style-complex="italic"/>
    </style:style>
    <style:style style:name="T560" style:family="text">
      <style:text-properties fo:font-style="italic" officeooo:rsid="00367935" style:font-style-asian="italic" style:font-style-complex="italic"/>
    </style:style>
    <style:style style:name="T561" style:family="text">
      <style:text-properties fo:font-style="italic" officeooo:rsid="003b4e50" style:font-style-asian="italic" style:font-style-complex="italic"/>
    </style:style>
    <style:style style:name="T562" style:family="text">
      <style:text-properties fo:font-style="italic" officeooo:rsid="01758a0f" style:font-style-asian="italic" style:font-style-complex="italic"/>
    </style:style>
    <style:style style:name="T563" style:family="text">
      <style:text-properties fo:font-style="italic" officeooo:rsid="0080477a" style:font-style-asian="italic" style:font-style-complex="italic"/>
    </style:style>
    <style:style style:name="T564" style:family="text">
      <style:text-properties fo:font-style="italic" officeooo:rsid="01113d34" style:font-style-asian="italic" style:font-style-complex="italic"/>
    </style:style>
    <style:style style:name="T565" style:family="text">
      <style:text-properties fo:font-style="italic" officeooo:rsid="018c0d5b" style:font-style-asian="italic" style:font-style-complex="italic"/>
    </style:style>
    <style:style style:name="T566" style:family="text">
      <style:text-properties fo:font-style="italic" officeooo:rsid="01c64853" style:font-style-asian="italic" style:font-style-complex="italic"/>
    </style:style>
    <style:style style:name="T567" style:family="text">
      <style:text-properties fo:font-style="italic" officeooo:rsid="01d9cd4e" style:font-style-asian="italic" style:font-style-complex="italic"/>
    </style:style>
    <style:style style:name="T568" style:family="text">
      <style:text-properties fo:font-style="italic" officeooo:rsid="01dc67de" style:font-style-asian="italic" style:font-style-complex="italic"/>
    </style:style>
    <style:style style:name="T569" style:family="text">
      <style:text-properties fo:font-style="italic" officeooo:rsid="019e70b3" style:font-style-asian="italic" style:font-style-complex="italic"/>
    </style:style>
    <style:style style:name="T570" style:family="text">
      <style:text-properties fo:font-style="italic" officeooo:rsid="02685e01" style:font-style-asian="italic" style:font-style-complex="italic"/>
    </style:style>
    <style:style style:name="T571" style:family="text">
      <style:text-properties fo:font-style="italic" officeooo:rsid="026b5506" style:font-style-asian="italic" style:font-style-complex="italic"/>
    </style:style>
    <style:style style:name="T572" style:family="text">
      <style:text-properties fo:font-style="italic" officeooo:rsid="0288fb00" style:font-style-asian="italic" style:font-style-complex="italic"/>
    </style:style>
    <style:style style:name="T573" style:family="text">
      <style:text-properties fo:font-style="italic" officeooo:rsid="02ccc8f6" style:font-style-asian="italic" style:font-style-complex="italic"/>
    </style:style>
    <style:style style:name="T574" style:family="text">
      <style:text-properties fo:font-style="italic" officeooo:rsid="0069ae25" style:font-style-asian="italic" style:font-style-complex="italic"/>
    </style:style>
    <style:style style:name="T575" style:family="text">
      <style:text-properties fo:font-style="italic" officeooo:rsid="0022c018" style:font-style-asian="italic" style:font-style-complex="italic"/>
    </style:style>
    <style:style style:name="T576" style:family="text">
      <style:text-properties fo:font-style="italic" officeooo:rsid="02efc49c" style:font-style-asian="italic" style:font-style-complex="italic"/>
    </style:style>
    <style:style style:name="T577" style:family="text">
      <style:text-properties fo:font-style="italic" officeooo:rsid="02ec089f" style:font-style-asian="italic" style:font-style-complex="italic"/>
    </style:style>
    <style:style style:name="T578" style:family="text">
      <style:text-properties fo:font-style="italic" officeooo:rsid="032c4fdc" style:font-style-asian="italic" style:font-style-complex="italic"/>
    </style:style>
    <style:style style:name="T579" style:family="text">
      <style:text-properties fo:font-style="italic" officeooo:rsid="0335ea2c" style:font-style-asian="italic" style:font-style-complex="italic"/>
    </style:style>
    <style:style style:name="T580" style:family="text">
      <style:text-properties fo:font-style="italic" officeooo:rsid="0346a444" style:font-style-asian="italic" style:font-style-complex="italic"/>
    </style:style>
    <style:style style:name="T581" style:family="text">
      <style:text-properties fo:font-style="italic" officeooo:rsid="03a24854" style:font-style-asian="italic" style:font-style-complex="italic"/>
    </style:style>
    <style:style style:name="T582" style:family="text">
      <style:text-properties fo:font-style="italic" officeooo:rsid="03aaef44" style:font-style-asian="italic" style:font-style-complex="italic"/>
    </style:style>
    <style:style style:name="T583" style:family="text">
      <style:text-properties fo:font-style="italic" officeooo:rsid="04a57ad8" style:font-style-asian="italic" style:font-style-complex="italic"/>
    </style:style>
    <style:style style:name="T584" style:family="text">
      <style:text-properties fo:font-style="italic" officeooo:rsid="04ba1b39" style:font-style-asian="italic" style:font-style-complex="italic"/>
    </style:style>
    <style:style style:name="T585" style:family="text">
      <style:text-properties fo:font-style="italic" officeooo:rsid="04a08898" style:font-style-asian="italic" style:font-style-complex="italic"/>
    </style:style>
    <style:style style:name="T586" style:family="text">
      <style:text-properties fo:font-style="italic" officeooo:rsid="051c4636" style:font-style-asian="italic" style:font-style-complex="italic"/>
    </style:style>
    <style:style style:name="T587" style:family="text">
      <style:text-properties fo:font-style="italic" officeooo:rsid="064d9acd" style:font-style-asian="italic" style:font-style-complex="italic"/>
    </style:style>
    <style:style style:name="T588" style:family="text">
      <style:text-properties fo:font-style="italic" officeooo:rsid="063fe71c" style:font-style-asian="italic" style:font-style-complex="italic"/>
    </style:style>
    <style:style style:name="T589" style:family="text">
      <style:text-properties fo:font-style="italic" officeooo:rsid="065a8b52" style:font-style-asian="italic" style:font-style-complex="italic"/>
    </style:style>
    <style:style style:name="T590" style:family="text">
      <style:text-properties fo:font-style="italic" officeooo:rsid="065bcfd1" style:font-style-asian="italic" style:font-style-complex="italic"/>
    </style:style>
    <style:style style:name="T591" style:family="text">
      <style:text-properties fo:font-style="italic" officeooo:rsid="065cd408" style:font-style-asian="italic" style:font-style-complex="italic"/>
    </style:style>
    <style:style style:name="T592" style:family="text">
      <style:text-properties fo:font-style="italic" officeooo:rsid="06130d41" style:font-style-asian="italic" style:font-style-complex="italic"/>
    </style:style>
    <style:style style:name="T593" style:family="text">
      <style:text-properties fo:font-style="italic" officeooo:rsid="0615b752" style:font-style-asian="italic" style:font-style-complex="italic"/>
    </style:style>
    <style:style style:name="T594" style:family="text">
      <style:text-properties fo:font-style="italic" officeooo:rsid="06191840" style:font-style-asian="italic" style:font-style-complex="italic"/>
    </style:style>
    <style:style style:name="T595" style:family="text">
      <style:text-properties fo:font-style="italic" officeooo:rsid="067e3ef2" style:font-style-asian="italic" style:font-style-complex="italic"/>
    </style:style>
    <style:style style:name="T596" style:family="text">
      <style:text-properties fo:font-style="italic" officeooo:rsid="063d933e" style:font-style-asian="italic" style:font-style-complex="italic"/>
    </style:style>
    <style:style style:name="T597" style:family="text">
      <style:text-properties fo:font-style="italic" officeooo:rsid="063bda54" style:font-style-asian="italic" style:font-style-complex="italic"/>
    </style:style>
    <style:style style:name="T598" style:family="text">
      <style:text-properties fo:font-style="italic" officeooo:rsid="06909dfa" style:font-style-asian="italic" style:font-style-complex="italic"/>
    </style:style>
    <style:style style:name="T599" style:family="text">
      <style:text-properties fo:font-style="italic" officeooo:rsid="06c5c5b6" style:font-style-asian="italic" style:font-style-complex="italic"/>
    </style:style>
    <style:style style:name="T600" style:family="text">
      <style:text-properties fo:font-style="italic" officeooo:rsid="0703136b" style:font-style-asian="italic" style:font-style-complex="italic"/>
    </style:style>
    <style:style style:name="T601" style:family="text">
      <style:text-properties fo:font-style="italic" officeooo:rsid="071f6f35" style:font-style-asian="italic" style:font-style-complex="italic"/>
    </style:style>
    <style:style style:name="T602" style:family="text">
      <style:text-properties fo:font-style="italic" officeooo:rsid="071a29dd" style:font-style-asian="italic" style:font-style-complex="italic"/>
    </style:style>
    <style:style style:name="T603" style:family="text">
      <style:text-properties fo:font-style="italic" officeooo:rsid="071be8ce" style:font-style-asian="italic" style:font-style-complex="italic"/>
    </style:style>
    <style:style style:name="T604" style:family="text">
      <style:text-properties fo:font-style="italic" officeooo:rsid="07353afe" style:font-style-asian="italic" style:font-style-complex="italic"/>
    </style:style>
    <style:style style:name="T605" style:family="text">
      <style:text-properties fo:font-style="italic" officeooo:rsid="073096a7" style:font-style-asian="italic" style:font-style-complex="italic"/>
    </style:style>
    <style:style style:name="T606" style:family="text">
      <style:text-properties fo:font-style="italic" officeooo:rsid="072f312a" style:font-style-asian="italic" style:font-style-complex="italic"/>
    </style:style>
    <style:style style:name="T607" style:family="text">
      <style:text-properties fo:font-style="italic" officeooo:rsid="071e417c" style:font-style-asian="italic" style:font-style-complex="italic"/>
    </style:style>
    <style:style style:name="T608" style:family="text">
      <style:text-properties fo:font-style="italic" officeooo:rsid="075dc6a9" style:font-style-asian="italic" style:font-style-complex="italic"/>
    </style:style>
    <style:style style:name="T609" style:family="text">
      <style:text-properties fo:font-style="italic" officeooo:rsid="07674e6b" style:font-style-asian="italic" style:font-style-complex="italic"/>
    </style:style>
    <style:style style:name="T610" style:family="text">
      <style:text-properties fo:font-style="italic" officeooo:rsid="0768a668" style:font-style-asian="italic" style:font-style-complex="italic"/>
    </style:style>
    <style:style style:name="T611" style:family="text">
      <style:text-properties fo:font-style="italic" officeooo:rsid="076da30e" style:font-style-asian="italic" style:font-style-complex="italic"/>
    </style:style>
    <style:style style:name="T612" style:family="text">
      <style:text-properties fo:font-style="italic" officeooo:rsid="075d0c99" style:font-style-asian="italic" style:font-style-complex="italic"/>
    </style:style>
    <style:style style:name="T613" style:family="text">
      <style:text-properties fo:font-style="italic" officeooo:rsid="076f11ac" style:font-style-asian="italic" style:font-style-complex="italic"/>
    </style:style>
    <style:style style:name="T614" style:family="text">
      <style:text-properties fo:font-style="italic" officeooo:rsid="077d0026" style:font-style-asian="italic" style:font-style-complex="italic"/>
    </style:style>
    <style:style style:name="T615" style:family="text">
      <style:text-properties fo:font-style="italic" officeooo:rsid="07fde910" style:font-style-asian="italic" style:font-style-complex="italic"/>
    </style:style>
    <style:style style:name="T616" style:family="text">
      <style:text-properties fo:font-style="italic" officeooo:rsid="0801b8c8" style:font-style-asian="italic" style:font-style-complex="italic"/>
    </style:style>
    <style:style style:name="T617" style:family="text">
      <style:text-properties fo:font-style="italic" officeooo:rsid="087898dd" style:font-style-asian="italic" style:font-style-complex="italic"/>
    </style:style>
    <style:style style:name="T618" style:family="text">
      <style:text-properties fo:font-style="italic" officeooo:rsid="088dfef9" style:font-style-asian="italic" style:font-style-complex="italic"/>
    </style:style>
    <style:style style:name="T619" style:family="text">
      <style:text-properties fo:font-style="italic" officeooo:rsid="08dad3a6" style:font-style-asian="italic" style:font-style-complex="italic"/>
    </style:style>
    <style:style style:name="T620" style:family="text">
      <style:text-properties fo:font-style="italic" officeooo:rsid="00386ddb" style:font-style-asian="italic" style:font-style-complex="italic"/>
    </style:style>
    <style:style style:name="T621" style:family="text">
      <style:text-properties fo:font-style="italic" officeooo:rsid="0948b3c9" style:font-style-asian="italic" style:font-style-complex="italic"/>
    </style:style>
    <style:style style:name="T622" style:family="text">
      <style:text-properties fo:font-style="italic" officeooo:rsid="094f453f" style:font-style-asian="italic" style:font-style-complex="italic"/>
    </style:style>
    <style:style style:name="T623" style:family="text">
      <style:text-properties fo:font-style="italic" officeooo:rsid="0325ad60" style:font-style-asian="italic" style:font-style-complex="italic"/>
    </style:style>
    <style:style style:name="T624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62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26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627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628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629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630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631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632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633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634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635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636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637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638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639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640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641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642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643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644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645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646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647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648" style:family="text">
      <style:text-properties fo:font-style="italic" style:text-underline-style="none" fo:font-weight="normal" officeooo:rsid="08c05a8f" style:font-style-asian="italic" style:font-weight-asian="normal" style:font-style-complex="italic" style:font-weight-complex="normal"/>
    </style:style>
    <style:style style:name="T649" style:family="text">
      <style:text-properties fo:font-style="italic" style:text-underline-style="none" fo:font-weight="normal" officeooo:rsid="08c0af0b" style:font-style-asian="italic" style:font-weight-asian="normal" style:font-style-complex="italic" style:font-weight-complex="normal"/>
    </style:style>
    <style:style style:name="T650" style:family="text">
      <style:text-properties fo:font-style="italic" style:text-underline-style="none" fo:font-weight="normal" officeooo:rsid="08ad15c9" style:font-style-asian="italic" style:font-weight-asian="normal" style:font-style-complex="italic" style:font-weight-complex="normal"/>
    </style:style>
    <style:style style:name="T651" style:family="text">
      <style:text-properties fo:font-style="italic" style:text-underline-style="none" fo:font-weight="normal" officeooo:rsid="00912fec" style:font-style-asian="italic" style:font-weight-asian="normal" style:font-style-complex="italic" style:font-weight-complex="normal"/>
    </style:style>
    <style:style style:name="T652" style:family="text">
      <style:text-properties fo:font-style="italic" style:text-underline-style="none" fo:font-weight="normal" officeooo:rsid="08dfaa25" style:font-style-asian="italic" style:font-weight-asian="normal" style:font-style-complex="italic" style:font-weight-complex="normal"/>
    </style:style>
    <style:style style:name="T653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654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655" style:family="text">
      <style:text-properties fo:font-style="italic" style:text-underline-style="none" fo:font-weight="bold" officeooo:rsid="00f74e17" style:font-style-asian="italic" style:font-weight-asian="bold" style:font-style-complex="italic" style:font-weight-complex="bold"/>
    </style:style>
    <style:style style:name="T656" style:family="text">
      <style:text-properties fo:font-style="italic" style:text-underline-style="none" style:font-style-asian="italic" style:font-style-complex="italic"/>
    </style:style>
    <style:style style:name="T657" style:family="text">
      <style:text-properties fo:font-style="italic" style:text-underline-style="none" officeooo:rsid="00baae4f" style:font-style-asian="italic" style:font-style-complex="italic"/>
    </style:style>
    <style:style style:name="T658" style:family="text">
      <style:text-properties fo:font-style="italic" style:text-underline-style="none" officeooo:rsid="00d708a6" style:font-style-asian="italic" style:font-style-complex="italic"/>
    </style:style>
    <style:style style:name="T659" style:family="text">
      <style:text-properties fo:font-style="italic" style:text-underline-style="none" officeooo:rsid="00beb82f" style:font-style-asian="italic" style:font-style-complex="italic"/>
    </style:style>
    <style:style style:name="T660" style:family="text">
      <style:text-properties fo:font-style="italic" style:text-underline-style="none" officeooo:rsid="00d9c9e4" style:font-style-asian="italic" style:font-style-complex="italic"/>
    </style:style>
    <style:style style:name="T661" style:family="text">
      <style:text-properties fo:font-style="italic" style:text-underline-style="none" officeooo:rsid="00f55bb2" style:font-style-asian="italic" style:font-style-complex="italic"/>
    </style:style>
    <style:style style:name="T662" style:family="text">
      <style:text-properties fo:font-style="italic" style:text-underline-style="none" officeooo:rsid="00f74e17" style:font-style-asian="italic" style:font-style-complex="italic"/>
    </style:style>
    <style:style style:name="T663" style:family="text">
      <style:text-properties fo:font-style="italic" style:text-underline-style="none" officeooo:rsid="00fde6f2" style:font-style-asian="italic" style:font-style-complex="italic"/>
    </style:style>
    <style:style style:name="T664" style:family="text">
      <style:text-properties fo:font-style="italic" style:text-underline-style="none" officeooo:rsid="0130fd48" style:font-style-asian="italic" style:font-style-complex="italic"/>
    </style:style>
    <style:style style:name="T665" style:family="text">
      <style:text-properties fo:font-style="italic" style:text-underline-style="none" officeooo:rsid="013401b3" style:font-style-asian="italic" style:font-style-complex="italic"/>
    </style:style>
    <style:style style:name="T666" style:family="text">
      <style:text-properties fo:font-style="italic" style:text-underline-style="none" officeooo:rsid="013f3c54" style:font-style-asian="italic" style:font-style-complex="italic"/>
    </style:style>
    <style:style style:name="T667" style:family="text">
      <style:text-properties fo:font-style="italic" style:text-underline-style="none" officeooo:rsid="00bfa17d" style:font-style-asian="italic" style:font-style-complex="italic"/>
    </style:style>
    <style:style style:name="T668" style:family="text">
      <style:text-properties fo:font-style="italic" style:text-underline-style="none" officeooo:rsid="02a94de9" style:font-style-asian="italic" style:font-style-complex="italic"/>
    </style:style>
    <style:style style:name="T669" style:family="text">
      <style:text-properties fo:font-style="italic" style:text-underline-style="none" officeooo:rsid="00bbbf73" style:font-style-asian="italic" style:font-style-complex="italic"/>
    </style:style>
    <style:style style:name="T670" style:family="text">
      <style:text-properties fo:font-style="italic" style:text-underline-style="none" officeooo:rsid="00a639f7" style:font-style-asian="italic" style:font-style-complex="italic"/>
    </style:style>
    <style:style style:name="T671" style:family="text">
      <style:text-properties fo:font-style="italic" style:text-underline-style="none" officeooo:rsid="00bd11a0" style:font-style-asian="italic" style:font-style-complex="italic"/>
    </style:style>
    <style:style style:name="T672" style:family="text">
      <style:text-properties fo:font-style="italic" style:text-underline-style="none" officeooo:rsid="00fbef0d" style:font-style-asian="italic" style:font-style-complex="italic"/>
    </style:style>
    <style:style style:name="T67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74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75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76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77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78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79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80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81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82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83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84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85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86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87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88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89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90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91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92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93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94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95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96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97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98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99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700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701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702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703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704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705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706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707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708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709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710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711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712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713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714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715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716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717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718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719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720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721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722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723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724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725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726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727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728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729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730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731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732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733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734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735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736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737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738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739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740" style:family="text">
      <style:text-properties fo:font-style="italic" fo:font-weight="normal" officeooo:rsid="03bf92cd" style:font-style-asian="italic" style:font-weight-asian="normal" style:font-style-complex="italic" style:font-weight-complex="normal"/>
    </style:style>
    <style:style style:name="T741" style:family="text">
      <style:text-properties fo:font-style="italic" fo:font-weight="normal" officeooo:rsid="0486c03e" style:font-style-asian="italic" style:font-weight-asian="normal" style:font-style-complex="italic" style:font-weight-complex="normal"/>
    </style:style>
    <style:style style:name="T742" style:family="text">
      <style:text-properties fo:font-style="italic" fo:font-weight="normal" officeooo:rsid="07bfa9a4" style:font-style-asian="italic" style:font-weight-asian="normal" style:font-style-complex="italic" style:font-weight-complex="normal"/>
    </style:style>
    <style:style style:name="T743" style:family="text">
      <style:text-properties fo:font-style="italic" fo:font-weight="normal" officeooo:rsid="038e531a" style:font-style-asian="italic" style:font-weight-asian="normal" style:font-style-complex="italic" style:font-weight-complex="normal"/>
    </style:style>
    <style:style style:name="T744" style:family="text">
      <style:text-properties fo:font-style="italic" fo:font-weight="normal" officeooo:rsid="0453216f" style:font-style-asian="italic" style:font-weight-asian="normal" style:font-style-complex="italic" style:font-weight-complex="normal"/>
    </style:style>
    <style:style style:name="T745" style:family="text">
      <style:text-properties fo:font-style="italic" fo:font-weight="normal" officeooo:rsid="046a1124" style:font-style-asian="italic" style:font-weight-asian="normal" style:font-style-complex="italic" style:font-weight-complex="normal"/>
    </style:style>
    <style:style style:name="T746" style:family="text">
      <style:text-properties fo:font-style="italic" fo:font-weight="normal" officeooo:rsid="0815c3c7" style:font-style-asian="italic" style:font-weight-asian="normal" style:font-style-complex="italic" style:font-weight-complex="normal"/>
    </style:style>
    <style:style style:name="T747" style:family="text">
      <style:text-properties fo:font-style="italic" fo:font-weight="normal" officeooo:rsid="08252b3b" style:font-style-asian="italic" style:font-weight-asian="normal" style:font-style-complex="italic" style:font-weight-complex="normal"/>
    </style:style>
    <style:style style:name="T748" style:family="text">
      <style:text-properties fo:font-style="italic" fo:font-weight="normal" officeooo:rsid="08109240" style:font-style-asian="italic" style:font-weight-asian="normal" style:font-style-complex="italic" style:font-weight-complex="normal"/>
    </style:style>
    <style:style style:name="T749" style:family="text">
      <style:text-properties fo:font-style="italic" fo:font-weight="normal" officeooo:rsid="07a170b7" style:font-style-asian="italic" style:font-weight-asian="normal" style:font-style-complex="italic" style:font-weight-complex="normal"/>
    </style:style>
    <style:style style:name="T750" style:family="text">
      <style:text-properties fo:font-style="italic" fo:font-weight="normal" officeooo:rsid="04f1c42d" style:font-style-asian="italic" style:font-weight-asian="normal" style:font-style-complex="italic" style:font-weight-complex="normal"/>
    </style:style>
    <style:style style:name="T751" style:family="text">
      <style:text-properties fo:font-style="italic" fo:font-weight="normal" officeooo:rsid="04f62663" style:font-style-asian="italic" style:font-weight-asian="normal" style:font-style-complex="italic" style:font-weight-complex="normal"/>
    </style:style>
    <style:style style:name="T752" style:family="text">
      <style:text-properties fo:font-style="italic" fo:font-weight="normal" officeooo:rsid="0841f750" style:font-style-asian="italic" style:font-weight-asian="normal" style:font-style-complex="italic" style:font-weight-complex="normal"/>
    </style:style>
    <style:style style:name="T753" style:family="text">
      <style:text-properties fo:font-style="italic" fo:font-weight="normal" officeooo:rsid="0560f59c" style:font-style-asian="italic" style:font-weight-asian="normal" style:font-style-complex="italic" style:font-weight-complex="normal"/>
    </style:style>
    <style:style style:name="T754" style:family="text">
      <style:text-properties fo:font-style="italic" fo:font-weight="normal" officeooo:rsid="034f5b13" style:font-style-asian="italic" style:font-weight-asian="normal" style:font-style-complex="italic" style:font-weight-complex="normal"/>
    </style:style>
    <style:style style:name="T755" style:family="text">
      <style:text-properties fo:font-style="italic" fo:font-weight="normal" officeooo:rsid="037607bd" style:font-style-asian="italic" style:font-weight-asian="normal" style:font-style-complex="italic" style:font-weight-complex="normal"/>
    </style:style>
    <style:style style:name="T756" style:family="text">
      <style:text-properties fo:font-style="italic" fo:font-weight="normal" officeooo:rsid="03804bbd" style:font-style-asian="italic" style:font-weight-asian="normal" style:font-style-complex="italic" style:font-weight-complex="normal"/>
    </style:style>
    <style:style style:name="T757" style:family="text">
      <style:text-properties fo:font-style="italic" fo:font-weight="normal" officeooo:rsid="096c2c0f" style:font-style-asian="italic" style:font-weight-asian="normal" style:font-style-complex="italic" style:font-weight-complex="normal"/>
    </style:style>
    <style:style style:name="T758" style:family="text">
      <style:text-properties fo:font-style="italic" fo:font-weight="normal" officeooo:rsid="040e5934" style:font-style-asian="italic" style:font-weight-asian="normal" style:font-style-complex="italic" style:font-weight-complex="normal"/>
    </style:style>
    <style:style style:name="T759" style:family="text">
      <style:text-properties fo:font-style="italic" fo:font-weight="normal" officeooo:rsid="04226783" style:font-style-asian="italic" style:font-weight-asian="normal" style:font-style-complex="italic" style:font-weight-complex="normal"/>
    </style:style>
    <style:style style:name="T760" style:family="text">
      <style:text-properties fo:font-style="italic" fo:font-weight="normal" officeooo:rsid="09a5e989" style:font-style-asian="italic" style:font-weight-asian="normal" style:font-style-complex="italic" style:font-weight-complex="normal"/>
    </style:style>
    <style:style style:name="T761" style:family="text">
      <style:text-properties fo:font-style="italic" fo:font-weight="normal" officeooo:rsid="09a6344a" style:font-style-asian="italic" style:font-weight-asian="normal" style:font-style-complex="italic" style:font-weight-complex="normal"/>
    </style:style>
    <style:style style:name="T762" style:family="text">
      <style:text-properties fo:font-style="italic" fo:font-weight="normal" officeooo:rsid="09abb266" style:font-style-asian="italic" style:font-weight-asian="normal" style:font-style-complex="italic" style:font-weight-complex="normal"/>
    </style:style>
    <style:style style:name="T76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64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765" style:family="text">
      <style:text-properties fo:font-style="italic" style:text-underline-style="solid" style:text-underline-width="auto" style:text-underline-color="font-color" officeooo:rsid="00256ecc" style:font-style-asian="italic" style:font-style-complex="italic"/>
    </style:style>
    <style:style style:name="T766" style:family="text">
      <style:text-properties fo:font-style="italic" style:text-underline-style="solid" style:text-underline-width="auto" style:text-underline-color="font-color" officeooo:rsid="094f453f" style:font-style-asian="italic" style:font-style-complex="italic"/>
    </style:style>
    <style:style style:name="T76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68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769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770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771" style:family="text">
      <style:text-properties fo:font-style="italic" style:text-underline-style="solid" style:text-underline-width="auto" style:text-underline-color="font-color" fo:font-weight="normal" officeooo:rsid="00256ecc" style:font-style-asian="italic" style:font-weight-asian="normal" style:font-style-complex="italic" style:font-weight-complex="normal"/>
    </style:style>
    <style:style style:name="T7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773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774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775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776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777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778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779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780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781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782" style:family="text">
      <style:text-properties fo:font-style="italic" fo:font-weight="bold" officeooo:rsid="04f62663" style:font-style-asian="italic" style:font-weight-asian="bold" style:font-style-complex="italic" style:font-weight-complex="bold"/>
    </style:style>
    <style:style style:name="T783" style:family="text">
      <style:text-properties fo:font-style="italic" fo:font-weight="bold" officeooo:rsid="038e531a" style:font-style-asian="italic" style:font-weight-asian="bold" style:font-style-complex="italic" style:font-weight-complex="bold"/>
    </style:style>
    <style:style style:name="T784" style:family="text">
      <style:text-properties fo:font-style="italic" fo:font-weight="bold" officeooo:rsid="063bda54" style:font-style-asian="italic" style:font-weight-asian="bold" style:font-style-complex="italic" style:font-weight-complex="bold"/>
    </style:style>
    <style:style style:name="T785" style:family="text">
      <style:text-properties fo:font-style="italic" fo:font-weight="bold" officeooo:rsid="034f5b13" style:font-style-asian="italic" style:font-weight-asian="bold" style:font-style-complex="italic" style:font-weight-complex="bold"/>
    </style:style>
    <style:style style:name="T786" style:family="text">
      <style:text-properties fo:font-style="italic" fo:font-weight="bold" officeooo:rsid="09a6344a" style:font-style-asian="italic" style:font-weight-asian="bold" style:font-style-complex="italic" style:font-weight-complex="bold"/>
    </style:style>
    <style:style style:name="T787" style:family="text">
      <style:text-properties officeooo:rsid="00205d85"/>
    </style:style>
    <style:style style:name="T788" style:family="text">
      <style:text-properties officeooo:rsid="0027fcfd"/>
    </style:style>
    <style:style style:name="T789" style:family="text">
      <style:text-properties officeooo:rsid="0029525d"/>
    </style:style>
    <style:style style:name="T790" style:family="text">
      <style:text-properties officeooo:rsid="0034ed8b"/>
    </style:style>
    <style:style style:name="T791" style:family="text">
      <style:text-properties officeooo:rsid="00367935"/>
    </style:style>
    <style:style style:name="T792" style:family="text">
      <style:text-properties officeooo:rsid="00398ddf"/>
    </style:style>
    <style:style style:name="T79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94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795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796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797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798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799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800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801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802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803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804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805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806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807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808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809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810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81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812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813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814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815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816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817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818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819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820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821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822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823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824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825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826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827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828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829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830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831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832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833" style:family="text">
      <style:text-properties fo:font-style="normal" style:text-underline-style="none" fo:font-weight="normal" officeooo:rsid="08af0321" style:font-style-asian="normal" style:font-weight-asian="normal" style:font-style-complex="normal" style:font-weight-complex="normal"/>
    </style:style>
    <style:style style:name="T834" style:family="text">
      <style:text-properties fo:font-style="normal" style:text-underline-style="none" fo:font-weight="normal" officeooo:rsid="08b1f4da" style:font-style-asian="normal" style:font-weight-asian="normal" style:font-style-complex="normal" style:font-weight-complex="normal"/>
    </style:style>
    <style:style style:name="T835" style:family="text">
      <style:text-properties fo:font-style="normal" style:text-underline-style="none" fo:font-weight="normal" officeooo:rsid="08c00306" style:font-style-asian="normal" style:font-weight-asian="normal" style:font-style-complex="normal" style:font-weight-complex="normal"/>
    </style:style>
    <style:style style:name="T836" style:family="text">
      <style:text-properties fo:font-style="normal" style:text-underline-style="none" fo:font-weight="normal" officeooo:rsid="08c05a8f" style:font-style-asian="normal" style:font-weight-asian="normal" style:font-style-complex="normal" style:font-weight-complex="normal"/>
    </style:style>
    <style:style style:name="T837" style:family="text">
      <style:text-properties fo:font-style="normal" style:text-underline-style="none" fo:font-weight="normal" officeooo:rsid="08dbec59" style:font-style-asian="normal" style:font-weight-asian="normal" style:font-style-complex="normal" style:font-weight-complex="normal"/>
    </style:style>
    <style:style style:name="T838" style:family="text">
      <style:text-properties fo:font-style="normal" style:text-underline-style="none" fo:font-weight="normal" officeooo:rsid="00912fec" style:font-style-asian="normal" style:font-weight-asian="normal" style:font-style-complex="normal" style:font-weight-complex="normal"/>
    </style:style>
    <style:style style:name="T839" style:family="text">
      <style:text-properties fo:font-style="normal" style:text-underline-style="none" fo:font-weight="normal" officeooo:rsid="08dfaa25" style:font-style-asian="normal" style:font-weight-asian="normal" style:font-style-complex="normal" style:font-weight-complex="normal"/>
    </style:style>
    <style:style style:name="T840" style:family="text">
      <style:text-properties fo:font-style="normal" style:text-underline-style="none" fo:font-weight="normal" officeooo:rsid="0093b191" style:font-style-asian="normal" style:font-weight-asian="normal" style:font-style-complex="normal" style:font-weight-complex="normal"/>
    </style:style>
    <style:style style:name="T841" style:family="text">
      <style:text-properties fo:font-style="normal" style:text-underline-style="none" fo:font-weight="normal" officeooo:rsid="08e0acbc" style:font-style-asian="normal" style:font-weight-asian="normal" style:font-style-complex="normal" style:font-weight-complex="normal"/>
    </style:style>
    <style:style style:name="T842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843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844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845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846" style:family="text">
      <style:text-properties fo:font-style="normal" style:text-underline-style="none" style:font-style-asian="normal" style:font-style-complex="normal"/>
    </style:style>
    <style:style style:name="T847" style:family="text">
      <style:text-properties fo:font-style="normal" style:text-underline-style="none" officeooo:rsid="00a8a4b1" style:font-style-asian="normal" style:font-style-complex="normal"/>
    </style:style>
    <style:style style:name="T848" style:family="text">
      <style:text-properties fo:font-style="normal" style:text-underline-style="none" officeooo:rsid="00ba4170" style:font-style-asian="normal" style:font-style-complex="normal"/>
    </style:style>
    <style:style style:name="T849" style:family="text">
      <style:text-properties fo:font-style="normal" style:text-underline-style="none" officeooo:rsid="00b1e303" style:font-style-asian="normal" style:font-style-complex="normal"/>
    </style:style>
    <style:style style:name="T850" style:family="text">
      <style:text-properties fo:font-style="normal" style:text-underline-style="none" officeooo:rsid="00baae4f" style:font-style-asian="normal" style:font-style-complex="normal"/>
    </style:style>
    <style:style style:name="T851" style:family="text">
      <style:text-properties fo:font-style="normal" style:text-underline-style="none" officeooo:rsid="00bbbf73" style:font-style-asian="normal" style:font-style-complex="normal"/>
    </style:style>
    <style:style style:name="T852" style:family="text">
      <style:text-properties fo:font-style="normal" style:text-underline-style="none" officeooo:rsid="00be4749" style:font-style-asian="normal" style:font-style-complex="normal"/>
    </style:style>
    <style:style style:name="T853" style:family="text">
      <style:text-properties fo:font-style="normal" style:text-underline-style="none" officeooo:rsid="00d139a0" style:font-style-asian="normal" style:font-style-complex="normal"/>
    </style:style>
    <style:style style:name="T854" style:family="text">
      <style:text-properties fo:font-style="normal" style:text-underline-style="none" officeooo:rsid="00d1487d" style:font-style-asian="normal" style:font-style-complex="normal"/>
    </style:style>
    <style:style style:name="T855" style:family="text">
      <style:text-properties fo:font-style="normal" style:text-underline-style="none" officeooo:rsid="00d2fc06" style:font-style-asian="normal" style:font-style-complex="normal"/>
    </style:style>
    <style:style style:name="T856" style:family="text">
      <style:text-properties fo:font-style="normal" style:text-underline-style="none" officeooo:rsid="00d40111" style:font-style-asian="normal" style:font-style-complex="normal"/>
    </style:style>
    <style:style style:name="T857" style:family="text">
      <style:text-properties fo:font-style="normal" style:text-underline-style="none" officeooo:rsid="00d4c5ce" style:font-style-asian="normal" style:font-style-complex="normal"/>
    </style:style>
    <style:style style:name="T858" style:family="text">
      <style:text-properties fo:font-style="normal" style:text-underline-style="none" officeooo:rsid="00d708a6" style:font-style-asian="normal" style:font-style-complex="normal"/>
    </style:style>
    <style:style style:name="T859" style:family="text">
      <style:text-properties fo:font-style="normal" style:text-underline-style="none" officeooo:rsid="00d77d7d" style:font-style-asian="normal" style:font-style-complex="normal"/>
    </style:style>
    <style:style style:name="T860" style:family="text">
      <style:text-properties fo:font-style="normal" style:text-underline-style="none" officeooo:rsid="00d83381" style:font-style-asian="normal" style:font-style-complex="normal"/>
    </style:style>
    <style:style style:name="T861" style:family="text">
      <style:text-properties fo:font-style="normal" style:text-underline-style="none" officeooo:rsid="00d75809" style:font-style-asian="normal" style:font-style-complex="normal"/>
    </style:style>
    <style:style style:name="T862" style:family="text">
      <style:text-properties fo:font-style="normal" style:text-underline-style="none" officeooo:rsid="00dd6c8d" style:font-style-asian="normal" style:font-style-complex="normal"/>
    </style:style>
    <style:style style:name="T863" style:family="text">
      <style:text-properties fo:font-style="normal" style:text-underline-style="none" officeooo:rsid="00dedcd7" style:font-style-asian="normal" style:font-style-complex="normal"/>
    </style:style>
    <style:style style:name="T864" style:family="text">
      <style:text-properties fo:font-style="normal" style:text-underline-style="none" officeooo:rsid="00beb82f" style:font-style-asian="normal" style:font-style-complex="normal"/>
    </style:style>
    <style:style style:name="T865" style:family="text">
      <style:text-properties fo:font-style="normal" style:text-underline-style="none" officeooo:rsid="00e4290b" style:font-style-asian="normal" style:font-style-complex="normal"/>
    </style:style>
    <style:style style:name="T866" style:family="text">
      <style:text-properties fo:font-style="normal" style:text-underline-style="none" officeooo:rsid="00eb50e0" style:font-style-asian="normal" style:font-style-complex="normal"/>
    </style:style>
    <style:style style:name="T867" style:family="text">
      <style:text-properties fo:font-style="normal" style:text-underline-style="none" officeooo:rsid="00d9c9e4" style:font-style-asian="normal" style:font-style-complex="normal"/>
    </style:style>
    <style:style style:name="T868" style:family="text">
      <style:text-properties fo:font-style="normal" style:text-underline-style="none" officeooo:rsid="00ec1e8c" style:font-style-asian="normal" style:font-style-complex="normal"/>
    </style:style>
    <style:style style:name="T869" style:family="text">
      <style:text-properties fo:font-style="normal" style:text-underline-style="none" officeooo:rsid="00f0f7f8" style:font-style-asian="normal" style:font-style-complex="normal"/>
    </style:style>
    <style:style style:name="T870" style:family="text">
      <style:text-properties fo:font-style="normal" style:text-underline-style="none" officeooo:rsid="00f2503e" style:font-style-asian="normal" style:font-style-complex="normal"/>
    </style:style>
    <style:style style:name="T871" style:family="text">
      <style:text-properties fo:font-style="normal" style:text-underline-style="none" officeooo:rsid="00f5260b" style:font-style-asian="normal" style:font-style-complex="normal"/>
    </style:style>
    <style:style style:name="T872" style:family="text">
      <style:text-properties fo:font-style="normal" style:text-underline-style="none" officeooo:rsid="00f55bb2" style:font-style-asian="normal" style:font-style-complex="normal"/>
    </style:style>
    <style:style style:name="T873" style:family="text">
      <style:text-properties fo:font-style="normal" style:text-underline-style="none" officeooo:rsid="00f74e17" style:font-style-asian="normal" style:font-style-complex="normal"/>
    </style:style>
    <style:style style:name="T874" style:family="text">
      <style:text-properties fo:font-style="normal" style:text-underline-style="none" officeooo:rsid="00fbef0d" style:font-style-asian="normal" style:font-style-complex="normal"/>
    </style:style>
    <style:style style:name="T875" style:family="text">
      <style:text-properties fo:font-style="normal" style:text-underline-style="none" officeooo:rsid="00fde6f2" style:font-style-asian="normal" style:font-style-complex="normal"/>
    </style:style>
    <style:style style:name="T876" style:family="text">
      <style:text-properties fo:font-style="normal" style:text-underline-style="none" officeooo:rsid="010185dc" style:font-style-asian="normal" style:font-style-complex="normal"/>
    </style:style>
    <style:style style:name="T877" style:family="text">
      <style:text-properties fo:font-style="normal" style:text-underline-style="none" officeooo:rsid="0103be48" style:font-style-asian="normal" style:font-style-complex="normal"/>
    </style:style>
    <style:style style:name="T878" style:family="text">
      <style:text-properties fo:font-style="normal" style:text-underline-style="none" officeooo:rsid="010c486e" style:font-style-asian="normal" style:font-style-complex="normal"/>
    </style:style>
    <style:style style:name="T879" style:family="text">
      <style:text-properties fo:font-style="normal" style:text-underline-style="none" officeooo:rsid="010db770" style:font-style-asian="normal" style:font-style-complex="normal"/>
    </style:style>
    <style:style style:name="T880" style:family="text">
      <style:text-properties fo:font-style="normal" style:text-underline-style="none" officeooo:rsid="011cabfd" style:font-style-asian="normal" style:font-style-complex="normal"/>
    </style:style>
    <style:style style:name="T881" style:family="text">
      <style:text-properties fo:font-style="normal" style:text-underline-style="none" officeooo:rsid="011d9595" style:font-style-asian="normal" style:font-style-complex="normal"/>
    </style:style>
    <style:style style:name="T882" style:family="text">
      <style:text-properties fo:font-style="normal" style:text-underline-style="none" officeooo:rsid="011fc384" style:font-style-asian="normal" style:font-style-complex="normal"/>
    </style:style>
    <style:style style:name="T883" style:family="text">
      <style:text-properties fo:font-style="normal" style:text-underline-style="none" officeooo:rsid="012dfde8" style:font-style-asian="normal" style:font-style-complex="normal"/>
    </style:style>
    <style:style style:name="T884" style:family="text">
      <style:text-properties fo:font-style="normal" style:text-underline-style="none" officeooo:rsid="0130fd48" style:font-style-asian="normal" style:font-style-complex="normal"/>
    </style:style>
    <style:style style:name="T885" style:family="text">
      <style:text-properties fo:font-style="normal" style:text-underline-style="none" officeooo:rsid="013282b3" style:font-style-asian="normal" style:font-style-complex="normal"/>
    </style:style>
    <style:style style:name="T886" style:family="text">
      <style:text-properties fo:font-style="normal" style:text-underline-style="none" officeooo:rsid="013401b3" style:font-style-asian="normal" style:font-style-complex="normal"/>
    </style:style>
    <style:style style:name="T887" style:family="text">
      <style:text-properties fo:font-style="normal" style:text-underline-style="none" officeooo:rsid="013a8584" style:font-style-asian="normal" style:font-style-complex="normal"/>
    </style:style>
    <style:style style:name="T888" style:family="text">
      <style:text-properties fo:font-style="normal" style:text-underline-style="none" officeooo:rsid="013f3c54" style:font-style-asian="normal" style:font-style-complex="normal"/>
    </style:style>
    <style:style style:name="T889" style:family="text">
      <style:text-properties fo:font-style="normal" style:text-underline-style="none" officeooo:rsid="013e347a" style:font-style-asian="normal" style:font-style-complex="normal"/>
    </style:style>
    <style:style style:name="T890" style:family="text">
      <style:text-properties fo:font-style="normal" style:text-underline-style="none" officeooo:rsid="01408f03" style:font-style-asian="normal" style:font-style-complex="normal"/>
    </style:style>
    <style:style style:name="T891" style:family="text">
      <style:text-properties fo:font-style="normal" style:text-underline-style="none" officeooo:rsid="013cc971" style:font-style-asian="normal" style:font-style-complex="normal"/>
    </style:style>
    <style:style style:name="T892" style:family="text">
      <style:text-properties fo:font-style="normal" style:text-underline-style="none" officeooo:rsid="0150aafa" style:font-style-asian="normal" style:font-style-complex="normal"/>
    </style:style>
    <style:style style:name="T893" style:family="text">
      <style:text-properties fo:font-style="normal" style:text-underline-style="none" officeooo:rsid="0152f194" style:font-style-asian="normal" style:font-style-complex="normal"/>
    </style:style>
    <style:style style:name="T894" style:family="text">
      <style:text-properties fo:font-style="normal" style:text-underline-style="none" officeooo:rsid="0157e2d4" style:font-style-asian="normal" style:font-style-complex="normal"/>
    </style:style>
    <style:style style:name="T895" style:family="text">
      <style:text-properties fo:font-style="normal" style:text-underline-style="none" officeooo:rsid="015c452a" style:font-style-asian="normal" style:font-style-complex="normal"/>
    </style:style>
    <style:style style:name="T896" style:family="text">
      <style:text-properties fo:font-style="normal" style:text-underline-style="none" officeooo:rsid="0176ee1b" style:font-style-asian="normal" style:font-style-complex="normal"/>
    </style:style>
    <style:style style:name="T897" style:family="text">
      <style:text-properties fo:font-style="normal" style:text-underline-style="none" officeooo:rsid="02b807dc" style:font-style-asian="normal" style:font-style-complex="normal"/>
    </style:style>
    <style:style style:name="T898" style:family="text">
      <style:text-properties fo:font-style="normal" style:text-underline-style="none" officeooo:rsid="00bd11a0" style:font-style-asian="normal" style:font-style-complex="normal"/>
    </style:style>
    <style:style style:name="T899" style:family="text">
      <style:text-properties fo:font-style="normal" style:text-underline-style="none" officeooo:rsid="02edc963" style:font-style-asian="normal" style:font-style-complex="normal"/>
    </style:style>
    <style:style style:name="T900" style:family="text">
      <style:text-properties fo:font-style="normal" style:text-underline-style="none" officeooo:rsid="07b3bfe3" style:font-style-asian="normal" style:font-style-complex="normal"/>
    </style:style>
    <style:style style:name="T901" style:family="text">
      <style:text-properties fo:font-style="normal" style:text-underline-style="none" officeooo:rsid="00ae61b4" style:font-style-asian="normal" style:font-style-complex="normal"/>
    </style:style>
    <style:style style:name="T902" style:family="text">
      <style:text-properties fo:font-style="normal" style:text-underline-style="none" officeooo:rsid="08e4dd6a" style:font-style-asian="normal" style:font-style-complex="normal"/>
    </style:style>
    <style:style style:name="T903" style:family="text">
      <style:text-properties fo:font-style="normal" style:text-underline-style="none" officeooo:rsid="08e7a893" style:font-style-asian="normal" style:font-style-complex="normal"/>
    </style:style>
    <style:style style:name="T904" style:family="text">
      <style:text-properties fo:font-style="normal" style:text-underline-style="none" officeooo:rsid="08e9819c" style:font-style-asian="normal" style:font-style-complex="normal"/>
    </style:style>
    <style:style style:name="T905" style:family="text">
      <style:text-properties fo:font-style="normal" style:text-underline-style="none" officeooo:rsid="08ec3514" style:font-style-asian="normal" style:font-style-complex="normal"/>
    </style:style>
    <style:style style:name="T906" style:family="text">
      <style:text-properties fo:font-style="normal" style:text-underline-style="none" officeooo:rsid="08ef3e5d" style:font-style-asian="normal" style:font-style-complex="normal"/>
    </style:style>
    <style:style style:name="T907" style:family="text">
      <style:text-properties fo:font-style="normal" style:text-underline-style="none" officeooo:rsid="08f0811a" style:font-style-asian="normal" style:font-style-complex="normal"/>
    </style:style>
    <style:style style:name="T908" style:family="text">
      <style:text-properties fo:font-style="normal" style:text-underline-style="none" officeooo:rsid="08f1a79f" style:font-style-asian="normal" style:font-style-complex="normal"/>
    </style:style>
    <style:style style:name="T909" style:family="text">
      <style:text-properties fo:font-style="normal" style:text-underline-style="none" officeooo:rsid="08f6e92f" style:font-style-asian="normal" style:font-style-complex="normal"/>
    </style:style>
    <style:style style:name="T910" style:family="text">
      <style:text-properties fo:font-style="normal" style:text-underline-style="none" officeooo:rsid="08f8c915" style:font-style-asian="normal" style:font-style-complex="normal"/>
    </style:style>
    <style:style style:name="T911" style:family="text">
      <style:text-properties fo:font-style="normal" style:font-style-asian="normal" style:font-style-complex="normal"/>
    </style:style>
    <style:style style:name="T912" style:family="text">
      <style:text-properties fo:font-style="normal" officeooo:rsid="0033fbdf" style:font-style-asian="normal" style:font-style-complex="normal"/>
    </style:style>
    <style:style style:name="T913" style:family="text">
      <style:text-properties fo:font-style="normal" officeooo:rsid="0034ed8b" style:font-style-asian="normal" style:font-style-complex="normal"/>
    </style:style>
    <style:style style:name="T914" style:family="text">
      <style:text-properties fo:font-style="normal" officeooo:rsid="0052a33a" style:font-style-asian="normal" style:font-style-complex="normal"/>
    </style:style>
    <style:style style:name="T915" style:family="text">
      <style:text-properties fo:font-style="normal" officeooo:rsid="0092f82d" style:font-style-asian="normal" style:font-style-complex="normal"/>
    </style:style>
    <style:style style:name="T916" style:family="text">
      <style:text-properties fo:font-style="normal" officeooo:rsid="00c6421c" style:font-style-asian="normal" style:font-style-complex="normal"/>
    </style:style>
    <style:style style:name="T917" style:family="text">
      <style:text-properties fo:font-style="normal" officeooo:rsid="00cc5bce" style:font-style-asian="normal" style:font-style-complex="normal"/>
    </style:style>
    <style:style style:name="T918" style:family="text">
      <style:text-properties fo:font-style="normal" officeooo:rsid="0106c767" style:font-style-asian="normal" style:font-style-complex="normal"/>
    </style:style>
    <style:style style:name="T919" style:family="text">
      <style:text-properties fo:font-style="normal" officeooo:rsid="0164a6ee" style:font-style-asian="normal" style:font-style-complex="normal"/>
    </style:style>
    <style:style style:name="T920" style:family="text">
      <style:text-properties fo:font-style="normal" officeooo:rsid="0168d8d5" style:font-style-asian="normal" style:font-style-complex="normal"/>
    </style:style>
    <style:style style:name="T921" style:family="text">
      <style:text-properties fo:font-style="normal" officeooo:rsid="0179221f" style:font-style-asian="normal" style:font-style-complex="normal"/>
    </style:style>
    <style:style style:name="T922" style:family="text">
      <style:text-properties fo:font-style="normal" officeooo:rsid="017941db" style:font-style-asian="normal" style:font-style-complex="normal"/>
    </style:style>
    <style:style style:name="T923" style:family="text">
      <style:text-properties fo:font-style="normal" officeooo:rsid="017a7161" style:font-style-asian="normal" style:font-style-complex="normal"/>
    </style:style>
    <style:style style:name="T924" style:family="text">
      <style:text-properties fo:font-style="normal" officeooo:rsid="0288fb00" style:font-style-asian="normal" style:font-style-complex="normal"/>
    </style:style>
    <style:style style:name="T925" style:family="text">
      <style:text-properties fo:font-style="normal" officeooo:rsid="03355d74" style:font-style-asian="normal" style:font-style-complex="normal"/>
    </style:style>
    <style:style style:name="T926" style:family="text">
      <style:text-properties fo:font-style="normal" officeooo:rsid="0335ea2c" style:font-style-asian="normal" style:font-style-complex="normal"/>
    </style:style>
    <style:style style:name="T927" style:family="text">
      <style:text-properties fo:font-style="normal" officeooo:rsid="0346a444" style:font-style-asian="normal" style:font-style-complex="normal"/>
    </style:style>
    <style:style style:name="T928" style:family="text">
      <style:text-properties fo:font-style="normal" officeooo:rsid="0347bb43" style:font-style-asian="normal" style:font-style-complex="normal"/>
    </style:style>
    <style:style style:name="T929" style:family="text">
      <style:text-properties fo:font-style="normal" officeooo:rsid="03343ce6" style:font-style-asian="normal" style:font-style-complex="normal"/>
    </style:style>
    <style:style style:name="T930" style:family="text">
      <style:text-properties fo:font-style="normal" officeooo:rsid="034dbe4d" style:font-style-asian="normal" style:font-style-complex="normal"/>
    </style:style>
    <style:style style:name="T931" style:family="text">
      <style:text-properties fo:font-style="normal" officeooo:rsid="034f33b6" style:font-style-asian="normal" style:font-style-complex="normal"/>
    </style:style>
    <style:style style:name="T932" style:family="text">
      <style:text-properties fo:font-style="normal" officeooo:rsid="035051aa" style:font-style-asian="normal" style:font-style-complex="normal"/>
    </style:style>
    <style:style style:name="T933" style:family="text">
      <style:text-properties fo:font-style="normal" officeooo:rsid="035de550" style:font-style-asian="normal" style:font-style-complex="normal"/>
    </style:style>
    <style:style style:name="T934" style:family="text">
      <style:text-properties fo:font-style="normal" officeooo:rsid="0364e15d" style:font-style-asian="normal" style:font-style-complex="normal"/>
    </style:style>
    <style:style style:name="T935" style:family="text">
      <style:text-properties fo:font-style="normal" officeooo:rsid="033e56cf" style:font-style-asian="normal" style:font-style-complex="normal"/>
    </style:style>
    <style:style style:name="T936" style:family="text">
      <style:text-properties fo:font-style="normal" officeooo:rsid="0367f8e1" style:font-style-asian="normal" style:font-style-complex="normal"/>
    </style:style>
    <style:style style:name="T937" style:family="text">
      <style:text-properties fo:font-style="normal" officeooo:rsid="0369854f" style:font-style-asian="normal" style:font-style-complex="normal"/>
    </style:style>
    <style:style style:name="T938" style:family="text">
      <style:text-properties fo:font-style="normal" officeooo:rsid="040ce935" style:font-style-asian="normal" style:font-style-complex="normal"/>
    </style:style>
    <style:style style:name="T939" style:family="text">
      <style:text-properties fo:font-style="normal" officeooo:rsid="041e6a3e" style:font-style-asian="normal" style:font-style-complex="normal"/>
    </style:style>
    <style:style style:name="T940" style:family="text">
      <style:text-properties fo:font-style="normal" officeooo:rsid="04a8203c" style:font-style-asian="normal" style:font-style-complex="normal"/>
    </style:style>
    <style:style style:name="T941" style:family="text">
      <style:text-properties fo:font-style="normal" officeooo:rsid="04b80b14" style:font-style-asian="normal" style:font-style-complex="normal"/>
    </style:style>
    <style:style style:name="T942" style:family="text">
      <style:text-properties fo:font-style="normal" officeooo:rsid="060fe20f" style:font-style-asian="normal" style:font-style-complex="normal"/>
    </style:style>
    <style:style style:name="T943" style:family="text">
      <style:text-properties fo:font-style="normal" officeooo:rsid="06125c09" style:font-style-asian="normal" style:font-style-complex="normal"/>
    </style:style>
    <style:style style:name="T944" style:family="text">
      <style:text-properties fo:font-style="normal" officeooo:rsid="06130d41" style:font-style-asian="normal" style:font-style-complex="normal"/>
    </style:style>
    <style:style style:name="T945" style:family="text">
      <style:text-properties fo:font-style="normal" officeooo:rsid="0613692a" style:font-style-asian="normal" style:font-style-complex="normal"/>
    </style:style>
    <style:style style:name="T946" style:family="text">
      <style:text-properties fo:font-style="normal" officeooo:rsid="06148669" style:font-style-asian="normal" style:font-style-complex="normal"/>
    </style:style>
    <style:style style:name="T947" style:family="text">
      <style:text-properties fo:font-style="normal" officeooo:rsid="0615b752" style:font-style-asian="normal" style:font-style-complex="normal"/>
    </style:style>
    <style:style style:name="T948" style:family="text">
      <style:text-properties fo:font-style="normal" officeooo:rsid="06191840" style:font-style-asian="normal" style:font-style-complex="normal"/>
    </style:style>
    <style:style style:name="T949" style:family="text">
      <style:text-properties fo:font-style="normal" officeooo:rsid="06196acd" style:font-style-asian="normal" style:font-style-complex="normal"/>
    </style:style>
    <style:style style:name="T950" style:family="text">
      <style:text-properties fo:font-style="normal" officeooo:rsid="0622a520" style:font-style-asian="normal" style:font-style-complex="normal"/>
    </style:style>
    <style:style style:name="T951" style:family="text">
      <style:text-properties fo:font-style="normal" officeooo:rsid="062535ed" style:font-style-asian="normal" style:font-style-complex="normal"/>
    </style:style>
    <style:style style:name="T952" style:family="text">
      <style:text-properties fo:font-style="normal" officeooo:rsid="06257b22" style:font-style-asian="normal" style:font-style-complex="normal"/>
    </style:style>
    <style:style style:name="T953" style:family="text">
      <style:text-properties fo:font-style="normal" officeooo:rsid="0626dd8c" style:font-style-asian="normal" style:font-style-complex="normal"/>
    </style:style>
    <style:style style:name="T954" style:family="text">
      <style:text-properties fo:font-style="normal" officeooo:rsid="06289f09" style:font-style-asian="normal" style:font-style-complex="normal"/>
    </style:style>
    <style:style style:name="T955" style:family="text">
      <style:text-properties fo:font-style="normal" officeooo:rsid="062ba32e" style:font-style-asian="normal" style:font-style-complex="normal"/>
    </style:style>
    <style:style style:name="T956" style:family="text">
      <style:text-properties fo:font-style="normal" officeooo:rsid="065a8b52" style:font-style-asian="normal" style:font-style-complex="normal"/>
    </style:style>
    <style:style style:name="T957" style:family="text">
      <style:text-properties fo:font-style="normal" officeooo:rsid="065d401a" style:font-style-asian="normal" style:font-style-complex="normal"/>
    </style:style>
    <style:style style:name="T958" style:family="text">
      <style:text-properties fo:font-style="normal" officeooo:rsid="065d9833" style:font-style-asian="normal" style:font-style-complex="normal"/>
    </style:style>
    <style:style style:name="T959" style:family="text">
      <style:text-properties fo:font-style="normal" officeooo:rsid="065e446d" style:font-style-asian="normal" style:font-style-complex="normal"/>
    </style:style>
    <style:style style:name="T960" style:family="text">
      <style:text-properties fo:font-style="normal" officeooo:rsid="0663741c" style:font-style-asian="normal" style:font-style-complex="normal"/>
    </style:style>
    <style:style style:name="T961" style:family="text">
      <style:text-properties fo:font-style="normal" officeooo:rsid="0663a1c9" style:font-style-asian="normal" style:font-style-complex="normal"/>
    </style:style>
    <style:style style:name="T962" style:family="text">
      <style:text-properties fo:font-style="normal" officeooo:rsid="06665ce0" style:font-style-asian="normal" style:font-style-complex="normal"/>
    </style:style>
    <style:style style:name="T963" style:family="text">
      <style:text-properties fo:font-style="normal" officeooo:rsid="067c6895" style:font-style-asian="normal" style:font-style-complex="normal"/>
    </style:style>
    <style:style style:name="T964" style:family="text">
      <style:text-properties fo:font-style="normal" officeooo:rsid="0682b523" style:font-style-asian="normal" style:font-style-complex="normal"/>
    </style:style>
    <style:style style:name="T965" style:family="text">
      <style:text-properties fo:font-style="normal" officeooo:rsid="06176dd5" style:font-style-asian="normal" style:font-style-complex="normal"/>
    </style:style>
    <style:style style:name="T966" style:family="text">
      <style:text-properties fo:font-style="normal" officeooo:rsid="06886957" style:font-style-asian="normal" style:font-style-complex="normal"/>
    </style:style>
    <style:style style:name="T967" style:family="text">
      <style:text-properties fo:font-style="normal" officeooo:rsid="069bb3bd" style:font-style-asian="normal" style:font-style-complex="normal"/>
    </style:style>
    <style:style style:name="T968" style:family="text">
      <style:text-properties fo:font-style="normal" officeooo:rsid="069befec" style:font-style-asian="normal" style:font-style-complex="normal"/>
    </style:style>
    <style:style style:name="T969" style:family="text">
      <style:text-properties fo:font-style="normal" officeooo:rsid="069f9907" style:font-style-asian="normal" style:font-style-complex="normal"/>
    </style:style>
    <style:style style:name="T970" style:family="text">
      <style:text-properties fo:font-style="normal" officeooo:rsid="06aaffd2" style:font-style-asian="normal" style:font-style-complex="normal"/>
    </style:style>
    <style:style style:name="T971" style:family="text">
      <style:text-properties fo:font-style="normal" officeooo:rsid="06b79ef0" style:font-style-asian="normal" style:font-style-complex="normal"/>
    </style:style>
    <style:style style:name="T972" style:family="text">
      <style:text-properties fo:font-style="normal" officeooo:rsid="06bf5f63" style:font-style-asian="normal" style:font-style-complex="normal"/>
    </style:style>
    <style:style style:name="T973" style:family="text">
      <style:text-properties fo:font-style="normal" officeooo:rsid="06c0c7e9" style:font-style-asian="normal" style:font-style-complex="normal"/>
    </style:style>
    <style:style style:name="T974" style:family="text">
      <style:text-properties fo:font-style="normal" officeooo:rsid="06c5c80d" style:font-style-asian="normal" style:font-style-complex="normal"/>
    </style:style>
    <style:style style:name="T975" style:family="text">
      <style:text-properties fo:font-style="normal" officeooo:rsid="069d3467" style:font-style-asian="normal" style:font-style-complex="normal"/>
    </style:style>
    <style:style style:name="T976" style:family="text">
      <style:text-properties fo:font-style="normal" officeooo:rsid="06ce71fd" style:font-style-asian="normal" style:font-style-complex="normal"/>
    </style:style>
    <style:style style:name="T977" style:family="text">
      <style:text-properties fo:font-style="normal" officeooo:rsid="06c5c5b6" style:font-style-asian="normal" style:font-style-complex="normal"/>
    </style:style>
    <style:style style:name="T978" style:family="text">
      <style:text-properties fo:font-style="normal" officeooo:rsid="06d92b57" style:font-style-asian="normal" style:font-style-complex="normal"/>
    </style:style>
    <style:style style:name="T979" style:family="text">
      <style:text-properties fo:font-style="normal" officeooo:rsid="06d9b7d5" style:font-style-asian="normal" style:font-style-complex="normal"/>
    </style:style>
    <style:style style:name="T980" style:family="text">
      <style:text-properties fo:font-style="normal" officeooo:rsid="06dce0b5" style:font-style-asian="normal" style:font-style-complex="normal"/>
    </style:style>
    <style:style style:name="T981" style:family="text">
      <style:text-properties fo:font-style="normal" officeooo:rsid="06de9ff5" style:font-style-asian="normal" style:font-style-complex="normal"/>
    </style:style>
    <style:style style:name="T982" style:family="text">
      <style:text-properties fo:font-style="normal" officeooo:rsid="06e17906" style:font-style-asian="normal" style:font-style-complex="normal"/>
    </style:style>
    <style:style style:name="T983" style:family="text">
      <style:text-properties fo:font-style="normal" officeooo:rsid="06e34718" style:font-style-asian="normal" style:font-style-complex="normal"/>
    </style:style>
    <style:style style:name="T984" style:family="text">
      <style:text-properties fo:font-style="normal" officeooo:rsid="06e9b05d" style:font-style-asian="normal" style:font-style-complex="normal"/>
    </style:style>
    <style:style style:name="T985" style:family="text">
      <style:text-properties fo:font-style="normal" officeooo:rsid="06ee4110" style:font-style-asian="normal" style:font-style-complex="normal"/>
    </style:style>
    <style:style style:name="T986" style:family="text">
      <style:text-properties fo:font-style="normal" officeooo:rsid="06fabfda" style:font-style-asian="normal" style:font-style-complex="normal"/>
    </style:style>
    <style:style style:name="T987" style:family="text">
      <style:text-properties fo:font-style="normal" officeooo:rsid="06fca8cd" style:font-style-asian="normal" style:font-style-complex="normal"/>
    </style:style>
    <style:style style:name="T988" style:family="text">
      <style:text-properties fo:font-style="normal" officeooo:rsid="06fe5f86" style:font-style-asian="normal" style:font-style-complex="normal"/>
    </style:style>
    <style:style style:name="T989" style:family="text">
      <style:text-properties fo:font-style="normal" officeooo:rsid="0703136b" style:font-style-asian="normal" style:font-style-complex="normal"/>
    </style:style>
    <style:style style:name="T990" style:family="text">
      <style:text-properties fo:font-style="normal" officeooo:rsid="0702273b" style:font-style-asian="normal" style:font-style-complex="normal"/>
    </style:style>
    <style:style style:name="T991" style:family="text">
      <style:text-properties fo:font-style="normal" officeooo:rsid="07057718" style:font-style-asian="normal" style:font-style-complex="normal"/>
    </style:style>
    <style:style style:name="T992" style:family="text">
      <style:text-properties fo:font-style="normal" officeooo:rsid="0709e8e0" style:font-style-asian="normal" style:font-style-complex="normal"/>
    </style:style>
    <style:style style:name="T993" style:family="text">
      <style:text-properties fo:font-style="normal" officeooo:rsid="070b4184" style:font-style-asian="normal" style:font-style-complex="normal"/>
    </style:style>
    <style:style style:name="T994" style:family="text">
      <style:text-properties fo:font-style="normal" officeooo:rsid="070c8d4a" style:font-style-asian="normal" style:font-style-complex="normal"/>
    </style:style>
    <style:style style:name="T995" style:family="text">
      <style:text-properties fo:font-style="normal" officeooo:rsid="070efc4d" style:font-style-asian="normal" style:font-style-complex="normal"/>
    </style:style>
    <style:style style:name="T996" style:family="text">
      <style:text-properties fo:font-style="normal" officeooo:rsid="071053d5" style:font-style-asian="normal" style:font-style-complex="normal"/>
    </style:style>
    <style:style style:name="T997" style:family="text">
      <style:text-properties fo:font-style="normal" officeooo:rsid="071240f6" style:font-style-asian="normal" style:font-style-complex="normal"/>
    </style:style>
    <style:style style:name="T998" style:family="text">
      <style:text-properties fo:font-style="normal" officeooo:rsid="07175761" style:font-style-asian="normal" style:font-style-complex="normal"/>
    </style:style>
    <style:style style:name="T999" style:family="text">
      <style:text-properties fo:font-style="normal" officeooo:rsid="071f6f35" style:font-style-asian="normal" style:font-style-complex="normal"/>
    </style:style>
    <style:style style:name="T1000" style:family="text">
      <style:text-properties fo:font-style="normal" officeooo:rsid="07298684" style:font-style-asian="normal" style:font-style-complex="normal"/>
    </style:style>
    <style:style style:name="T1001" style:family="text">
      <style:text-properties fo:font-style="normal" officeooo:rsid="072b8ac3" style:font-style-asian="normal" style:font-style-complex="normal"/>
    </style:style>
    <style:style style:name="T1002" style:family="text">
      <style:text-properties fo:font-style="normal" officeooo:rsid="073096a7" style:font-style-asian="normal" style:font-style-complex="normal"/>
    </style:style>
    <style:style style:name="T1003" style:family="text">
      <style:text-properties fo:font-style="normal" officeooo:rsid="072f312a" style:font-style-asian="normal" style:font-style-complex="normal"/>
    </style:style>
    <style:style style:name="T1004" style:family="text">
      <style:text-properties fo:font-style="normal" officeooo:rsid="07317a4c" style:font-style-asian="normal" style:font-style-complex="normal"/>
    </style:style>
    <style:style style:name="T1005" style:family="text">
      <style:text-properties fo:font-style="normal" officeooo:rsid="07337436" style:font-style-asian="normal" style:font-style-complex="normal"/>
    </style:style>
    <style:style style:name="T1006" style:family="text">
      <style:text-properties fo:font-style="normal" officeooo:rsid="07349225" style:font-style-asian="normal" style:font-style-complex="normal"/>
    </style:style>
    <style:style style:name="T1007" style:family="text">
      <style:text-properties fo:font-style="normal" officeooo:rsid="0734c99b" style:font-style-asian="normal" style:font-style-complex="normal"/>
    </style:style>
    <style:style style:name="T1008" style:family="text">
      <style:text-properties fo:font-style="normal" officeooo:rsid="073a77c9" style:font-style-asian="normal" style:font-style-complex="normal"/>
    </style:style>
    <style:style style:name="T1009" style:family="text">
      <style:text-properties fo:font-style="normal" officeooo:rsid="07496791" style:font-style-asian="normal" style:font-style-complex="normal"/>
    </style:style>
    <style:style style:name="T1010" style:family="text">
      <style:text-properties fo:font-style="normal" officeooo:rsid="071e417c" style:font-style-asian="normal" style:font-style-complex="normal"/>
    </style:style>
    <style:style style:name="T1011" style:family="text">
      <style:text-properties fo:font-style="normal" officeooo:rsid="074a9a44" style:font-style-asian="normal" style:font-style-complex="normal"/>
    </style:style>
    <style:style style:name="T1012" style:family="text">
      <style:text-properties fo:font-style="normal" officeooo:rsid="075cae1c" style:font-style-asian="normal" style:font-style-complex="normal"/>
    </style:style>
    <style:style style:name="T1013" style:family="text">
      <style:text-properties fo:font-style="normal" officeooo:rsid="075dbff1" style:font-style-asian="normal" style:font-style-complex="normal"/>
    </style:style>
    <style:style style:name="T1014" style:family="text">
      <style:text-properties fo:font-style="normal" officeooo:rsid="075dc6a9" style:font-style-asian="normal" style:font-style-complex="normal"/>
    </style:style>
    <style:style style:name="T1015" style:family="text">
      <style:text-properties fo:font-style="normal" officeooo:rsid="07605dc7" style:font-style-asian="normal" style:font-style-complex="normal"/>
    </style:style>
    <style:style style:name="T1016" style:family="text">
      <style:text-properties fo:font-style="normal" officeooo:rsid="0763e3d5" style:font-style-asian="normal" style:font-style-complex="normal"/>
    </style:style>
    <style:style style:name="T1017" style:family="text">
      <style:text-properties fo:font-style="normal" officeooo:rsid="0765c475" style:font-style-asian="normal" style:font-style-complex="normal"/>
    </style:style>
    <style:style style:name="T1018" style:family="text">
      <style:text-properties fo:font-style="normal" officeooo:rsid="0766ef94" style:font-style-asian="normal" style:font-style-complex="normal"/>
    </style:style>
    <style:style style:name="T1019" style:family="text">
      <style:text-properties fo:font-style="normal" officeooo:rsid="07674e6b" style:font-style-asian="normal" style:font-style-complex="normal"/>
    </style:style>
    <style:style style:name="T1020" style:family="text">
      <style:text-properties fo:font-style="normal" officeooo:rsid="076b9c38" style:font-style-asian="normal" style:font-style-complex="normal"/>
    </style:style>
    <style:style style:name="T1021" style:family="text">
      <style:text-properties fo:font-style="normal" officeooo:rsid="076fec72" style:font-style-asian="normal" style:font-style-complex="normal"/>
    </style:style>
    <style:style style:name="T1022" style:family="text">
      <style:text-properties fo:font-style="normal" officeooo:rsid="079e4f56" style:font-style-asian="normal" style:font-style-complex="normal"/>
    </style:style>
    <style:style style:name="T1023" style:family="text">
      <style:text-properties fo:font-style="normal" officeooo:rsid="04915c32" style:font-style-asian="normal" style:font-style-complex="normal"/>
    </style:style>
    <style:style style:name="T1024" style:family="text">
      <style:text-properties fo:font-style="normal" officeooo:rsid="00367935" style:font-style-asian="normal" style:font-style-complex="normal"/>
    </style:style>
    <style:style style:name="T1025" style:family="text">
      <style:text-properties fo:font-style="normal" officeooo:rsid="08d84bf9" style:font-style-asian="normal" style:font-style-complex="normal"/>
    </style:style>
    <style:style style:name="T1026" style:family="text">
      <style:text-properties fo:font-style="normal" officeooo:rsid="00501b3c" style:font-style-asian="normal" style:font-style-complex="normal"/>
    </style:style>
    <style:style style:name="T1027" style:family="text">
      <style:text-properties fo:font-style="normal" officeooo:rsid="00386ddb" style:font-style-asian="normal" style:font-style-complex="normal"/>
    </style:style>
    <style:style style:name="T1028" style:family="text">
      <style:text-properties fo:font-style="normal" officeooo:rsid="08dad3a6" style:font-style-asian="normal" style:font-style-complex="normal"/>
    </style:style>
    <style:style style:name="T1029" style:family="text">
      <style:text-properties fo:font-style="normal" officeooo:rsid="003b4e50" style:font-style-asian="normal" style:font-style-complex="normal"/>
    </style:style>
    <style:style style:name="T1030" style:family="text">
      <style:text-properties fo:font-style="normal" officeooo:rsid="08de837e" style:font-style-asian="normal" style:font-style-complex="normal"/>
    </style:style>
    <style:style style:name="T1031" style:family="text">
      <style:text-properties fo:font-style="normal" officeooo:rsid="0325ad60" style:font-style-asian="normal" style:font-style-complex="normal"/>
    </style:style>
    <style:style style:name="T1032" style:family="text">
      <style:text-properties fo:font-style="normal" officeooo:rsid="095ea5dd" style:font-style-asian="normal" style:font-style-complex="normal"/>
    </style:style>
    <style:style style:name="T1033" style:family="text">
      <style:text-properties fo:font-style="normal" officeooo:rsid="095fa94a" style:font-style-asian="normal" style:font-style-complex="normal"/>
    </style:style>
    <style:style style:name="T1034" style:family="text">
      <style:text-properties fo:font-style="normal" officeooo:rsid="09627e03" style:font-style-asian="normal" style:font-style-complex="normal"/>
    </style:style>
    <style:style style:name="T1035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1036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1037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1038" style:family="text">
      <style:text-properties fo:font-style="normal" style:text-underline-style="solid" style:text-underline-width="auto" style:text-underline-color="font-color" fo:font-weight="normal" officeooo:rsid="00a4ce44" style:font-style-asian="normal" style:font-weight-asian="normal" style:font-style-complex="normal" style:font-weight-complex="normal"/>
    </style:style>
    <style:style style:name="T10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40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1041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1042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1043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1044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1045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1046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1047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1048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1049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1050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1051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1054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1055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1056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1057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1058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1059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1060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1061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1062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1063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1064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1065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1066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1067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1068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1069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1070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1071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1072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1073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1074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1075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1076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1077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1078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1079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1080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1081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1082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1083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1084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1085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1086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1087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1088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1089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1090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1091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1092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1093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1094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1095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1096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1097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1098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1099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1100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1101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1102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1103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1104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1105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1106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1107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1108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1109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1110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1111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1112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1113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1114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1115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1116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1117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1118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1119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1120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1121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1122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1123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1124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1125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1126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1127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1128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1129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1130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131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132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133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134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135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136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137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138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139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140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141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142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143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144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145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146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147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148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149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150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151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152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153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154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155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156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157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158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1159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160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161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162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163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164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165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166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167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168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1169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170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171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172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173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174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175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176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177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178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179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180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181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182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183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184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1185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1186" style:family="text">
      <style:text-properties fo:font-style="normal" fo:font-weight="normal" officeooo:rsid="0799a2cc" style:font-style-asian="normal" style:font-weight-asian="normal" style:font-style-complex="normal" style:font-weight-complex="normal"/>
    </style:style>
    <style:style style:name="T1187" style:family="text">
      <style:text-properties fo:font-style="normal" fo:font-weight="normal" officeooo:rsid="080cd878" style:font-style-asian="normal" style:font-weight-asian="normal" style:font-style-complex="normal" style:font-weight-complex="normal"/>
    </style:style>
    <style:style style:name="T1188" style:family="text">
      <style:text-properties fo:font-style="normal" fo:font-weight="normal" officeooo:rsid="079587a7" style:font-style-asian="normal" style:font-weight-asian="normal" style:font-style-complex="normal" style:font-weight-complex="normal"/>
    </style:style>
    <style:style style:name="T1189" style:family="text">
      <style:text-properties fo:font-style="normal" fo:font-weight="normal" officeooo:rsid="08109240" style:font-style-asian="normal" style:font-weight-asian="normal" style:font-style-complex="normal" style:font-weight-complex="normal"/>
    </style:style>
    <style:style style:name="T1190" style:family="text">
      <style:text-properties fo:font-style="normal" fo:font-weight="normal" officeooo:rsid="07a170b7" style:font-style-asian="normal" style:font-weight-asian="normal" style:font-style-complex="normal" style:font-weight-complex="normal"/>
    </style:style>
    <style:style style:name="T1191" style:family="text">
      <style:text-properties fo:font-style="normal" fo:font-weight="normal" officeooo:rsid="081c967f" style:font-style-asian="normal" style:font-weight-asian="normal" style:font-style-complex="normal" style:font-weight-complex="normal"/>
    </style:style>
    <style:style style:name="T1192" style:family="text">
      <style:text-properties fo:font-style="normal" fo:font-weight="normal" officeooo:rsid="081f3278" style:font-style-asian="normal" style:font-weight-asian="normal" style:font-style-complex="normal" style:font-weight-complex="normal"/>
    </style:style>
    <style:style style:name="T1193" style:family="text">
      <style:text-properties fo:font-style="normal" fo:font-weight="normal" officeooo:rsid="08246b7e" style:font-style-asian="normal" style:font-weight-asian="normal" style:font-style-complex="normal" style:font-weight-complex="normal"/>
    </style:style>
    <style:style style:name="T1194" style:family="text">
      <style:text-properties fo:font-style="normal" fo:font-weight="normal" officeooo:rsid="08252b3b" style:font-style-asian="normal" style:font-weight-asian="normal" style:font-style-complex="normal" style:font-weight-complex="normal"/>
    </style:style>
    <style:style style:name="T1195" style:family="text">
      <style:text-properties fo:font-style="normal" fo:font-weight="normal" officeooo:rsid="0820d0ad" style:font-style-asian="normal" style:font-weight-asian="normal" style:font-style-complex="normal" style:font-weight-complex="normal"/>
    </style:style>
    <style:style style:name="T1196" style:family="text">
      <style:text-properties fo:font-style="normal" fo:font-weight="normal" officeooo:rsid="08253733" style:font-style-asian="normal" style:font-weight-asian="normal" style:font-style-complex="normal" style:font-weight-complex="normal"/>
    </style:style>
    <style:style style:name="T1197" style:family="text">
      <style:text-properties fo:font-style="normal" fo:font-weight="normal" officeooo:rsid="0825b582" style:font-style-asian="normal" style:font-weight-asian="normal" style:font-style-complex="normal" style:font-weight-complex="normal"/>
    </style:style>
    <style:style style:name="T1198" style:family="text">
      <style:text-properties fo:font-style="normal" fo:font-weight="normal" officeooo:rsid="082fde2b" style:font-style-asian="normal" style:font-weight-asian="normal" style:font-style-complex="normal" style:font-weight-complex="normal"/>
    </style:style>
    <style:style style:name="T1199" style:family="text">
      <style:text-properties fo:font-style="normal" fo:font-weight="normal" officeooo:rsid="083089f1" style:font-style-asian="normal" style:font-weight-asian="normal" style:font-style-complex="normal" style:font-weight-complex="normal"/>
    </style:style>
    <style:style style:name="T1200" style:family="text">
      <style:text-properties fo:font-style="normal" fo:font-weight="normal" officeooo:rsid="0831878b" style:font-style-asian="normal" style:font-weight-asian="normal" style:font-style-complex="normal" style:font-weight-complex="normal"/>
    </style:style>
    <style:style style:name="T1201" style:family="text">
      <style:text-properties fo:font-style="normal" fo:font-weight="normal" officeooo:rsid="0836f083" style:font-style-asian="normal" style:font-weight-asian="normal" style:font-style-complex="normal" style:font-weight-complex="normal"/>
    </style:style>
    <style:style style:name="T1202" style:family="text">
      <style:text-properties fo:font-style="normal" fo:font-weight="normal" officeooo:rsid="0856c339" style:font-style-asian="normal" style:font-weight-asian="normal" style:font-style-complex="normal" style:font-weight-complex="normal"/>
    </style:style>
    <style:style style:name="T1203" style:family="text">
      <style:text-properties fo:font-style="normal" fo:font-weight="normal" officeooo:rsid="08571e97" style:font-style-asian="normal" style:font-weight-asian="normal" style:font-style-complex="normal" style:font-weight-complex="normal"/>
    </style:style>
    <style:style style:name="T1204" style:family="text">
      <style:text-properties fo:font-style="normal" fo:font-weight="normal" officeooo:rsid="085ace4c" style:font-style-asian="normal" style:font-weight-asian="normal" style:font-style-complex="normal" style:font-weight-complex="normal"/>
    </style:style>
    <style:style style:name="T1205" style:family="text">
      <style:text-properties fo:font-style="normal" fo:font-weight="normal" officeooo:rsid="0869163b" style:font-style-asian="normal" style:font-weight-asian="normal" style:font-style-complex="normal" style:font-weight-complex="normal"/>
    </style:style>
    <style:style style:name="T1206" style:family="text">
      <style:text-properties fo:font-style="normal" fo:font-weight="normal" officeooo:rsid="058db648" style:font-style-asian="normal" style:font-weight-asian="normal" style:font-style-complex="normal" style:font-weight-complex="normal"/>
    </style:style>
    <style:style style:name="T1207" style:family="text">
      <style:text-properties fo:font-style="normal" fo:font-weight="normal" officeooo:rsid="08734e17" style:font-style-asian="normal" style:font-weight-asian="normal" style:font-style-complex="normal" style:font-weight-complex="normal"/>
    </style:style>
    <style:style style:name="T1208" style:family="text">
      <style:text-properties fo:font-style="normal" fo:font-weight="normal" officeooo:rsid="0883c71f" style:font-style-asian="normal" style:font-weight-asian="normal" style:font-style-complex="normal" style:font-weight-complex="normal"/>
    </style:style>
    <style:style style:name="T1209" style:family="text">
      <style:text-properties fo:font-style="normal" fo:font-weight="normal" officeooo:rsid="0893372d" style:font-style-asian="normal" style:font-weight-asian="normal" style:font-style-complex="normal" style:font-weight-complex="normal"/>
    </style:style>
    <style:style style:name="T1210" style:family="text">
      <style:text-properties fo:font-style="normal" fo:font-weight="normal" officeooo:rsid="08b8923a" style:font-style-asian="normal" style:font-weight-asian="normal" style:font-style-complex="normal" style:font-weight-complex="normal"/>
    </style:style>
    <style:style style:name="T1211" style:family="text">
      <style:text-properties fo:font-style="normal" fo:font-weight="normal" officeooo:rsid="08c97a6e" style:font-style-asian="normal" style:font-weight-asian="normal" style:font-style-complex="normal" style:font-weight-complex="normal"/>
    </style:style>
    <style:style style:name="T1212" style:family="text">
      <style:text-properties fo:font-style="normal" fo:font-weight="normal" officeooo:rsid="08ca1ac8" style:font-style-asian="normal" style:font-weight-asian="normal" style:font-style-complex="normal" style:font-weight-complex="normal"/>
    </style:style>
    <style:style style:name="T1213" style:family="text">
      <style:text-properties fo:font-style="normal" fo:font-weight="normal" officeooo:rsid="04837ce8" style:font-style-asian="normal" style:font-weight-asian="normal" style:font-style-complex="normal" style:font-weight-complex="normal"/>
    </style:style>
    <style:style style:name="T1214" style:family="text">
      <style:text-properties fo:font-style="normal" fo:font-weight="normal" officeooo:rsid="08d10b0e" style:font-style-asian="normal" style:font-weight-asian="normal" style:font-style-complex="normal" style:font-weight-complex="normal"/>
    </style:style>
    <style:style style:name="T1215" style:family="text">
      <style:text-properties fo:font-style="normal" fo:font-weight="normal" officeooo:rsid="06c7eb07" style:font-style-asian="normal" style:font-weight-asian="normal" style:font-style-complex="normal" style:font-weight-complex="normal"/>
    </style:style>
    <style:style style:name="T1216" style:family="text">
      <style:text-properties fo:font-style="normal" fo:font-weight="normal" officeooo:rsid="030ed074" style:font-style-asian="normal" style:font-weight-asian="normal" style:font-style-complex="normal" style:font-weight-complex="normal"/>
    </style:style>
    <style:style style:name="T1217" style:family="text">
      <style:text-properties fo:font-style="normal" fo:font-weight="normal" officeooo:rsid="08d44a2d" style:font-style-asian="normal" style:font-weight-asian="normal" style:font-style-complex="normal" style:font-weight-complex="normal"/>
    </style:style>
    <style:style style:name="T1218" style:family="text">
      <style:text-properties fo:font-style="normal" fo:font-weight="normal" officeooo:rsid="037607bd" style:font-style-asian="normal" style:font-weight-asian="normal" style:font-style-complex="normal" style:font-weight-complex="normal"/>
    </style:style>
    <style:style style:name="T1219" style:family="text">
      <style:text-properties fo:font-style="normal" fo:font-weight="normal" officeooo:rsid="096c2c0f" style:font-style-asian="normal" style:font-weight-asian="normal" style:font-style-complex="normal" style:font-weight-complex="normal"/>
    </style:style>
    <style:style style:name="T1220" style:family="text">
      <style:text-properties fo:font-style="normal" fo:font-weight="normal" officeooo:rsid="09703836" style:font-style-asian="normal" style:font-weight-asian="normal" style:font-style-complex="normal" style:font-weight-complex="normal"/>
    </style:style>
    <style:style style:name="T1221" style:family="text">
      <style:text-properties fo:font-style="normal" fo:font-weight="normal" officeooo:rsid="038d7d5e" style:font-style-asian="normal" style:font-weight-asian="normal" style:font-style-complex="normal" style:font-weight-complex="normal"/>
    </style:style>
    <style:style style:name="T1222" style:family="text">
      <style:text-properties fo:font-style="normal" fo:font-weight="normal" officeooo:rsid="040e5934" style:font-style-asian="normal" style:font-weight-asian="normal" style:font-style-complex="normal" style:font-weight-complex="normal"/>
    </style:style>
    <style:style style:name="T1223" style:family="text">
      <style:text-properties fo:font-style="normal" fo:font-weight="normal" officeooo:rsid="0991b91e" style:font-style-asian="normal" style:font-weight-asian="normal" style:font-style-complex="normal" style:font-weight-complex="normal"/>
    </style:style>
    <style:style style:name="T1224" style:family="text">
      <style:text-properties fo:font-style="normal" fo:font-weight="normal" officeooo:rsid="040ea9fd" style:font-style-asian="normal" style:font-weight-asian="normal" style:font-style-complex="normal" style:font-weight-complex="normal"/>
    </style:style>
    <style:style style:name="T1225" style:family="text">
      <style:text-properties fo:font-style="normal" fo:font-weight="normal" officeooo:rsid="0991d241" style:font-style-asian="normal" style:font-weight-asian="normal" style:font-style-complex="normal" style:font-weight-complex="normal"/>
    </style:style>
    <style:style style:name="T1226" style:family="text">
      <style:text-properties fo:font-style="normal" fo:font-weight="normal" officeooo:rsid="099a4366" style:font-style-asian="normal" style:font-weight-asian="normal" style:font-style-complex="normal" style:font-weight-complex="normal"/>
    </style:style>
    <style:style style:name="T1227" style:family="text">
      <style:text-properties fo:font-style="normal" fo:font-weight="normal" officeooo:rsid="09a6b8c9" style:font-style-asian="normal" style:font-weight-asian="normal" style:font-style-complex="normal" style:font-weight-complex="normal"/>
    </style:style>
    <style:style style:name="T1228" style:family="text">
      <style:text-properties fo:font-style="normal" fo:font-weight="normal" officeooo:rsid="09ae3ca4" style:font-style-asian="normal" style:font-weight-asian="normal" style:font-style-complex="normal" style:font-weight-complex="normal"/>
    </style:style>
    <style:style style:name="T1229" style:family="text">
      <style:text-properties fo:font-style="normal" fo:font-weight="normal" officeooo:rsid="09afe0ea" style:font-style-asian="normal" style:font-weight-asian="normal" style:font-style-complex="normal" style:font-weight-complex="normal"/>
    </style:style>
    <style:style style:name="T1230" style:family="text">
      <style:text-properties fo:font-style="normal" fo:font-weight="normal" officeooo:rsid="09b21a5b" style:font-style-asian="normal" style:font-weight-asian="normal" style:font-style-complex="normal" style:font-weight-complex="normal"/>
    </style:style>
    <style:style style:name="T1231" style:family="text">
      <style:text-properties fo:font-style="normal" fo:font-weight="normal" officeooo:rsid="09b26d50" style:font-style-asian="normal" style:font-weight-asian="normal" style:font-style-complex="normal" style:font-weight-complex="normal"/>
    </style:style>
    <style:style style:name="T12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33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234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235" style:family="text">
      <style:text-properties officeooo:rsid="004d4d0b"/>
    </style:style>
    <style:style style:name="T1236" style:family="text">
      <style:text-properties officeooo:rsid="0013268f"/>
    </style:style>
    <style:style style:name="T1237" style:family="text">
      <style:text-properties officeooo:rsid="004f4350"/>
    </style:style>
    <style:style style:name="T1238" style:family="text">
      <style:text-properties officeooo:rsid="00147dd9"/>
    </style:style>
    <style:style style:name="T1239" style:family="text">
      <style:text-properties officeooo:rsid="005521a3"/>
    </style:style>
    <style:style style:name="T1240" style:family="text">
      <style:text-properties fo:font-weight="bold" style:font-weight-asian="bold" style:font-weight-complex="bold"/>
    </style:style>
    <style:style style:name="T1241" style:family="text">
      <style:text-properties fo:font-weight="bold" officeooo:rsid="005f7223" style:font-weight-asian="bold" style:font-weight-complex="bold"/>
    </style:style>
    <style:style style:name="T1242" style:family="text">
      <style:text-properties fo:font-weight="bold" officeooo:rsid="01871851" style:font-weight-asian="bold" style:font-weight-complex="bold"/>
    </style:style>
    <style:style style:name="T1243" style:family="text">
      <style:text-properties fo:font-weight="bold" officeooo:rsid="02070606" style:font-weight-asian="bold" style:font-weight-complex="bold"/>
    </style:style>
    <style:style style:name="T1244" style:family="text">
      <style:text-properties fo:font-weight="bold" officeooo:rsid="0206e857" style:font-weight-asian="bold" style:font-weight-complex="bold"/>
    </style:style>
    <style:style style:name="T1245" style:family="text">
      <style:text-properties fo:font-weight="bold" officeooo:rsid="03153caa" style:font-weight-asian="bold" style:font-weight-complex="bold"/>
    </style:style>
    <style:style style:name="T1246" style:family="text">
      <style:text-properties fo:font-weight="bold" officeooo:rsid="03429aa5" style:font-weight-asian="bold" style:font-weight-complex="bold"/>
    </style:style>
    <style:style style:name="T1247" style:family="text">
      <style:text-properties fo:font-weight="bold" officeooo:rsid="0356cf1b" style:font-weight-asian="bold" style:font-weight-complex="bold"/>
    </style:style>
    <style:style style:name="T1248" style:family="text">
      <style:text-properties fo:font-weight="bold" officeooo:rsid="03c34d65" style:font-weight-asian="bold" style:font-weight-complex="bold"/>
    </style:style>
    <style:style style:name="T1249" style:family="text">
      <style:text-properties fo:font-weight="bold" officeooo:rsid="03c39617" style:font-weight-asian="bold" style:font-weight-complex="bold"/>
    </style:style>
    <style:style style:name="T1250" style:family="text">
      <style:text-properties fo:font-weight="bold" officeooo:rsid="03c44ca6" style:font-weight-asian="bold" style:font-weight-complex="bold"/>
    </style:style>
    <style:style style:name="T1251" style:family="text">
      <style:text-properties fo:font-weight="bold" officeooo:rsid="03ea64bf" style:font-weight-asian="bold" style:font-weight-complex="bold"/>
    </style:style>
    <style:style style:name="T1252" style:family="text">
      <style:text-properties fo:font-weight="bold" officeooo:rsid="03f8c064" style:font-weight-asian="bold" style:font-weight-complex="bold"/>
    </style:style>
    <style:style style:name="T1253" style:family="text">
      <style:text-properties fo:font-weight="bold" officeooo:rsid="0411d16e" style:font-weight-asian="bold" style:font-weight-complex="bold"/>
    </style:style>
    <style:style style:name="T1254" style:family="text">
      <style:text-properties fo:font-weight="bold" officeooo:rsid="048fe3f8" style:font-weight-asian="bold" style:font-weight-complex="bold"/>
    </style:style>
    <style:style style:name="T1255" style:family="text">
      <style:text-properties fo:font-weight="bold" officeooo:rsid="048ffd4a" style:font-weight-asian="bold" style:font-weight-complex="bold"/>
    </style:style>
    <style:style style:name="T1256" style:family="text">
      <style:text-properties fo:font-weight="bold" officeooo:rsid="04a08898" style:font-weight-asian="bold" style:font-weight-complex="bold"/>
    </style:style>
    <style:style style:name="T1257" style:family="text">
      <style:text-properties fo:font-weight="bold" officeooo:rsid="063d933e" style:font-weight-asian="bold" style:font-weight-complex="bold"/>
    </style:style>
    <style:style style:name="T1258" style:family="text">
      <style:text-properties fo:font-weight="bold" officeooo:rsid="065f9c0e" style:font-weight-asian="bold" style:font-weight-complex="bold"/>
    </style:style>
    <style:style style:name="T1259" style:family="text">
      <style:text-properties fo:font-weight="bold" officeooo:rsid="06dc9bfd" style:font-weight-asian="bold" style:font-weight-complex="bold"/>
    </style:style>
    <style:style style:name="T1260" style:family="text">
      <style:text-properties fo:font-weight="bold" officeooo:rsid="06c0c7e9" style:font-weight-asian="bold" style:font-weight-complex="bold"/>
    </style:style>
    <style:style style:name="T1261" style:family="text">
      <style:text-properties fo:font-weight="bold" officeooo:rsid="06dff81f" style:font-weight-asian="bold" style:font-weight-complex="bold"/>
    </style:style>
    <style:style style:name="T1262" style:family="text">
      <style:text-properties fo:font-weight="bold" officeooo:rsid="071be8ce" style:font-weight-asian="bold" style:font-weight-complex="bold"/>
    </style:style>
    <style:style style:name="T1263" style:family="text">
      <style:text-properties fo:font-weight="bold" officeooo:rsid="072a3f72" style:font-weight-asian="bold" style:font-weight-complex="bold"/>
    </style:style>
    <style:style style:name="T1264" style:family="text">
      <style:text-properties fo:font-weight="bold" officeooo:rsid="07337436" style:font-weight-asian="bold" style:font-weight-complex="bold"/>
    </style:style>
    <style:style style:name="T1265" style:family="text">
      <style:text-properties fo:font-weight="bold" officeooo:rsid="00367935" style:font-weight-asian="bold" style:font-weight-complex="bold"/>
    </style:style>
    <style:style style:name="T1266" style:family="text">
      <style:text-properties fo:font-weight="bold" officeooo:rsid="031fc4b1" style:font-weight-asian="bold" style:font-weight-complex="bold"/>
    </style:style>
    <style:style style:name="T1267" style:family="text">
      <style:text-properties fo:font-weight="bold" officeooo:rsid="034c7df6" style:font-weight-asian="bold" style:font-weight-complex="bold"/>
    </style:style>
    <style:style style:name="T1268" style:family="text">
      <style:text-properties fo:font-weight="bold" officeooo:rsid="09a5e989" style:font-weight-asian="bold" style:font-weight-complex="bold"/>
    </style:style>
    <style:style style:name="T1269" style:family="text">
      <style:text-properties officeooo:rsid="005b5f51"/>
    </style:style>
    <style:style style:name="T1270" style:family="text">
      <style:text-properties officeooo:rsid="005d12fa"/>
    </style:style>
    <style:style style:name="T1271" style:family="text">
      <style:text-properties officeooo:rsid="005f7223"/>
    </style:style>
    <style:style style:name="T1272" style:family="text">
      <style:text-properties style:text-underline-style="none"/>
    </style:style>
    <style:style style:name="T1273" style:family="text">
      <style:text-properties style:text-underline-style="none" fo:font-weight="normal" style:font-weight-asian="normal" style:font-weight-complex="normal"/>
    </style:style>
    <style:style style:name="T1274" style:family="text">
      <style:text-properties style:text-underline-style="none" fo:font-weight="normal" officeooo:rsid="00721e09" style:font-weight-asian="normal" style:font-weight-complex="normal"/>
    </style:style>
    <style:style style:name="T1275" style:family="text">
      <style:text-properties style:text-underline-style="none" fo:font-weight="normal" officeooo:rsid="00722a19" style:font-weight-asian="normal" style:font-weight-complex="normal"/>
    </style:style>
    <style:style style:name="T1276" style:family="text">
      <style:text-properties style:text-underline-style="none" fo:font-weight="normal" officeooo:rsid="006a9ead" style:font-weight-asian="normal" style:font-weight-complex="normal"/>
    </style:style>
    <style:style style:name="T1277" style:family="text">
      <style:text-properties style:text-underline-style="none" fo:font-weight="normal" officeooo:rsid="00a639f7" style:font-weight-asian="normal" style:font-weight-complex="normal"/>
    </style:style>
    <style:style style:name="T1278" style:family="text">
      <style:text-properties style:text-underline-style="none" fo:font-weight="normal" officeooo:rsid="00a69bec" style:font-weight-asian="normal" style:font-weight-complex="normal"/>
    </style:style>
    <style:style style:name="T1279" style:family="text">
      <style:text-properties style:text-underline-style="none" fo:font-weight="normal" officeooo:rsid="009e29ef" style:font-weight-asian="normal" style:font-weight-complex="normal"/>
    </style:style>
    <style:style style:name="T1280" style:family="text">
      <style:text-properties style:text-underline-style="none" fo:font-weight="normal" officeooo:rsid="00a75993" style:font-weight-asian="normal" style:font-weight-complex="normal"/>
    </style:style>
    <style:style style:name="T1281" style:family="text">
      <style:text-properties style:text-underline-style="none" fo:font-weight="normal" officeooo:rsid="00e7b674" style:font-weight-asian="normal" style:font-weight-complex="normal"/>
    </style:style>
    <style:style style:name="T1282" style:family="text">
      <style:text-properties style:text-underline-style="none" fo:font-weight="normal" officeooo:rsid="0123bb39" style:font-weight-asian="normal" style:font-weight-complex="normal"/>
    </style:style>
    <style:style style:name="T1283" style:family="text">
      <style:text-properties style:text-underline-style="none" fo:font-weight="normal" officeooo:rsid="02e59398" style:font-weight-asian="normal" style:font-weight-complex="normal"/>
    </style:style>
    <style:style style:name="T1284" style:family="text">
      <style:text-properties style:text-underline-style="none" fo:font-weight="normal" officeooo:rsid="0043121f" style:font-weight-asian="normal" style:font-weight-complex="normal"/>
    </style:style>
    <style:style style:name="T1285" style:family="text">
      <style:text-properties style:text-underline-style="none" fo:font-weight="normal" officeooo:rsid="04329278" style:font-weight-asian="normal" style:font-weight-complex="normal"/>
    </style:style>
    <style:style style:name="T1286" style:family="text">
      <style:text-properties style:text-underline-style="none" fo:font-weight="normal" officeooo:rsid="06b823a5" style:font-weight-asian="normal" style:font-weight-complex="normal"/>
    </style:style>
    <style:style style:name="T1287" style:family="text">
      <style:text-properties style:text-underline-style="none" fo:font-weight="normal" officeooo:rsid="06afcb9f" style:font-weight-asian="normal" style:font-weight-complex="normal"/>
    </style:style>
    <style:style style:name="T1288" style:family="text">
      <style:text-properties style:text-underline-style="none" fo:font-weight="normal" officeooo:rsid="08ad15c9" style:font-weight-asian="normal" style:font-weight-complex="normal"/>
    </style:style>
    <style:style style:name="T1289" style:family="text">
      <style:text-properties style:text-underline-style="none" fo:font-weight="normal" officeooo:rsid="00bbbf73" style:font-weight-asian="normal" style:font-weight-complex="normal"/>
    </style:style>
    <style:style style:name="T1290" style:family="text">
      <style:text-properties style:text-underline-style="none" fo:font-weight="normal" officeooo:rsid="08b30bdb" style:font-weight-asian="normal" style:font-weight-complex="normal"/>
    </style:style>
    <style:style style:name="T1291" style:family="text">
      <style:text-properties style:text-underline-style="none" fo:font-weight="normal" officeooo:rsid="03becfb9" style:font-weight-asian="normal" style:font-weight-complex="normal"/>
    </style:style>
    <style:style style:name="T1292" style:family="text">
      <style:text-properties style:text-underline-style="none" fo:font-weight="bold" style:font-weight-asian="bold" style:font-weight-complex="bold"/>
    </style:style>
    <style:style style:name="T1293" style:family="text">
      <style:text-properties style:text-underline-style="none" fo:font-weight="bold" officeooo:rsid="00a75993" style:font-weight-asian="bold" style:font-weight-complex="bold"/>
    </style:style>
    <style:style style:name="T1294" style:family="text">
      <style:text-properties style:text-underline-style="none" fo:font-weight="bold" officeooo:rsid="013013d9" style:font-weight-asian="bold" style:font-weight-complex="bold"/>
    </style:style>
    <style:style style:name="T1295" style:family="text">
      <style:text-properties style:text-underline-style="none" fo:font-weight="bold" officeooo:rsid="01408f03" style:font-weight-asian="bold" style:font-weight-complex="bold"/>
    </style:style>
    <style:style style:name="T1296" style:family="text">
      <style:text-properties style:text-underline-style="none" fo:font-weight="bold" officeooo:rsid="08ad15c9" style:font-weight-asian="bold" style:font-weight-complex="bold"/>
    </style:style>
    <style:style style:name="T1297" style:family="text">
      <style:text-properties style:text-underline-style="none" officeooo:rsid="00bbbf73"/>
    </style:style>
    <style:style style:name="T1298" style:family="text">
      <style:text-properties style:text-underline-style="none" officeooo:rsid="00d40111"/>
    </style:style>
    <style:style style:name="T1299" style:family="text">
      <style:text-properties style:text-underline-style="none" officeooo:rsid="00d708a6"/>
    </style:style>
    <style:style style:name="T1300" style:family="text">
      <style:text-properties style:text-underline-style="none" officeooo:rsid="00d5826a"/>
    </style:style>
    <style:style style:name="T1301" style:family="text">
      <style:text-properties style:text-underline-style="none" officeooo:rsid="00fde6f2"/>
    </style:style>
    <style:style style:name="T1302" style:family="text">
      <style:text-properties style:text-underline-style="none" officeooo:rsid="013013d9"/>
    </style:style>
    <style:style style:name="T1303" style:family="text">
      <style:text-properties style:text-underline-style="none" officeooo:rsid="0137af9f"/>
    </style:style>
    <style:style style:name="T1304" style:family="text">
      <style:text-properties style:text-underline-style="none" officeooo:rsid="013282b3"/>
    </style:style>
    <style:style style:name="T1305" style:family="text">
      <style:text-properties style:text-underline-style="none" officeooo:rsid="01408f03"/>
    </style:style>
    <style:style style:name="T1306" style:family="text">
      <style:text-properties style:text-underline-style="none" officeooo:rsid="01416cb6"/>
    </style:style>
    <style:style style:name="T1307" style:family="text">
      <style:text-properties style:text-underline-style="none" officeooo:rsid="01435f2a"/>
    </style:style>
    <style:style style:name="T1308" style:family="text">
      <style:text-properties style:text-underline-style="none" officeooo:rsid="015f15fe"/>
    </style:style>
    <style:style style:name="T1309" style:family="text">
      <style:text-properties style:text-underline-style="none" officeooo:rsid="00ec1e8c"/>
    </style:style>
    <style:style style:name="T1310" style:family="text">
      <style:text-properties officeooo:rsid="00722a19"/>
    </style:style>
    <style:style style:name="T1311" style:family="text">
      <style:text-properties officeooo:rsid="0082538a"/>
    </style:style>
    <style:style style:name="T1312" style:family="text">
      <style:text-properties officeooo:rsid="008a06de"/>
    </style:style>
    <style:style style:name="T1313" style:family="text">
      <style:text-properties officeooo:rsid="00937b11"/>
    </style:style>
    <style:style style:name="T1314" style:family="text">
      <style:text-properties officeooo:rsid="00b502cc"/>
    </style:style>
    <style:style style:name="T1315" style:family="text">
      <style:text-properties officeooo:rsid="00ba4170"/>
    </style:style>
    <style:style style:name="T1316" style:family="text">
      <style:text-properties officeooo:rsid="00bbbf73"/>
    </style:style>
    <style:style style:name="T1317" style:family="text">
      <style:text-properties officeooo:rsid="00bd3f9d"/>
    </style:style>
    <style:style style:name="T1318" style:family="text">
      <style:text-properties officeooo:rsid="00beb82f"/>
    </style:style>
    <style:style style:name="T1319" style:family="text">
      <style:text-properties officeooo:rsid="00c2a166"/>
    </style:style>
    <style:style style:name="T1320" style:family="text">
      <style:text-properties officeooo:rsid="00c7406f"/>
    </style:style>
    <style:style style:name="T1321" style:family="text">
      <style:text-properties officeooo:rsid="00c93592"/>
    </style:style>
    <style:style style:name="T1322" style:family="text">
      <style:text-properties officeooo:rsid="00d83381"/>
    </style:style>
    <style:style style:name="T1323" style:family="text">
      <style:text-properties officeooo:rsid="00e09913"/>
    </style:style>
    <style:style style:name="T1324" style:family="text">
      <style:text-properties officeooo:rsid="00ed9297"/>
    </style:style>
    <style:style style:name="T1325" style:family="text">
      <style:text-properties officeooo:rsid="00ef4875"/>
    </style:style>
    <style:style style:name="T1326" style:family="text">
      <style:text-properties officeooo:rsid="00f0f7f8"/>
    </style:style>
    <style:style style:name="T1327" style:family="text">
      <style:text-properties officeooo:rsid="00f5260b"/>
    </style:style>
    <style:style style:name="T1328" style:family="text">
      <style:text-properties officeooo:rsid="010185dc"/>
    </style:style>
    <style:style style:name="T1329" style:family="text">
      <style:text-properties officeooo:rsid="01095847"/>
    </style:style>
    <style:style style:name="T1330" style:family="text">
      <style:text-properties officeooo:rsid="010f422a"/>
    </style:style>
    <style:style style:name="T1331" style:family="text">
      <style:text-properties officeooo:rsid="01113d34"/>
    </style:style>
    <style:style style:name="T1332" style:family="text">
      <style:text-properties officeooo:rsid="011bd541"/>
    </style:style>
    <style:style style:name="T1333" style:family="text">
      <style:text-properties style:text-line-through-style="none" style:text-line-through-type="none"/>
    </style:style>
    <style:style style:name="T1334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335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336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337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338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339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340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341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342" style:family="text">
      <style:text-properties style:text-line-through-style="none" style:text-line-through-type="none" fo:font-style="italic" fo:font-weight="normal" officeooo:rsid="0544d531" style:font-style-asian="italic" style:font-weight-asian="normal" style:font-style-complex="italic" style:font-weight-complex="normal"/>
    </style:style>
    <style:style style:name="T1343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344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345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346" style:family="text">
      <style:text-properties style:text-line-through-style="none" style:text-line-through-type="none" fo:font-weight="normal" officeooo:rsid="04496025" style:font-weight-asian="normal" style:font-weight-complex="normal"/>
    </style:style>
    <style:style style:name="T1347" style:family="text">
      <style:text-properties style:text-line-through-style="none" style:text-line-through-type="none" fo:font-weight="normal" officeooo:rsid="08076979" style:font-weight-asian="normal" style:font-weight-complex="normal"/>
    </style:style>
    <style:style style:name="T1348" style:family="text">
      <style:text-properties style:text-line-through-style="none" style:text-line-through-type="none" fo:font-weight="normal" officeooo:rsid="03ba815b" style:font-weight-asian="normal" style:font-weight-complex="normal"/>
    </style:style>
    <style:style style:name="T1349" style:family="text">
      <style:text-properties style:text-line-through-style="none" style:text-line-through-type="none" fo:font-weight="normal" officeooo:rsid="098292f8" style:font-weight-asian="normal" style:font-weight-complex="normal"/>
    </style:style>
    <style:style style:name="T1350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351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352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353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354" style:family="text">
      <style:text-properties style:text-line-through-style="none" style:text-line-through-type="none" officeooo:rsid="03d52c7f"/>
    </style:style>
    <style:style style:name="T1355" style:family="text">
      <style:text-properties style:text-line-through-style="none" style:text-line-through-type="none" officeooo:rsid="03ef2dc7"/>
    </style:style>
    <style:style style:name="T1356" style:family="text">
      <style:text-properties style:text-line-through-style="none" style:text-line-through-type="none" officeooo:rsid="03ec3a95"/>
    </style:style>
    <style:style style:name="T1357" style:family="text">
      <style:text-properties style:text-line-through-style="none" style:text-line-through-type="none" officeooo:rsid="03f0c84b"/>
    </style:style>
    <style:style style:name="T1358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359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360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361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362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363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364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365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366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367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368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369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370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371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372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373" style:family="text">
      <style:text-properties style:text-line-through-style="none" style:text-line-through-type="none" fo:font-style="normal" fo:font-weight="normal" officeooo:rsid="085f8555" style:font-style-asian="normal" style:font-weight-asian="normal" style:font-style-complex="normal" style:font-weight-complex="normal"/>
    </style:style>
    <style:style style:name="T1374" style:family="text">
      <style:text-properties style:text-line-through-style="none" style:text-line-through-type="none" officeooo:rsid="05a9b5b8"/>
    </style:style>
    <style:style style:name="T1375" style:family="text">
      <style:text-properties style:text-line-through-style="none" style:text-line-through-type="none" officeooo:rsid="05bb08e9"/>
    </style:style>
    <style:style style:name="T1376" style:family="text">
      <style:text-properties officeooo:rsid="0152f194"/>
    </style:style>
    <style:style style:name="T1377" style:family="text">
      <style:text-properties officeooo:rsid="016860b9"/>
    </style:style>
    <style:style style:name="T1378" style:family="text">
      <style:text-properties officeooo:rsid="01758a0f"/>
    </style:style>
    <style:style style:name="T1379" style:family="text">
      <style:text-properties officeooo:rsid="01871851"/>
    </style:style>
    <style:style style:name="T1380" style:family="text">
      <style:text-properties officeooo:rsid="0188ed42"/>
    </style:style>
    <style:style style:name="T1381" style:family="text">
      <style:text-properties officeooo:rsid="018c0d5b"/>
    </style:style>
    <style:style style:name="T1382" style:family="text">
      <style:text-properties officeooo:rsid="019479eb"/>
    </style:style>
    <style:style style:name="T1383" style:family="text">
      <style:text-properties officeooo:rsid="0198a2ea"/>
    </style:style>
    <style:style style:name="T1384" style:family="text">
      <style:text-properties officeooo:rsid="01c64853"/>
    </style:style>
    <style:style style:name="T1385" style:family="text">
      <style:text-properties officeooo:rsid="01d80854"/>
    </style:style>
    <style:style style:name="T1386" style:family="text">
      <style:text-properties officeooo:rsid="01d90cf6"/>
    </style:style>
    <style:style style:name="T1387" style:family="text">
      <style:text-properties officeooo:rsid="01d9cd4e"/>
    </style:style>
    <style:style style:name="T1388" style:family="text">
      <style:text-properties officeooo:rsid="01dc67de"/>
    </style:style>
    <style:style style:name="T1389" style:family="text">
      <style:text-properties officeooo:rsid="01df8731"/>
    </style:style>
    <style:style style:name="T1390" style:family="text">
      <style:text-properties officeooo:rsid="01e917c9"/>
    </style:style>
    <style:style style:name="T1391" style:family="text">
      <style:text-properties officeooo:rsid="01e5182b"/>
    </style:style>
    <style:style style:name="T1392" style:family="text">
      <style:text-properties officeooo:rsid="01e966ec"/>
    </style:style>
    <style:style style:name="T1393" style:family="text">
      <style:text-properties officeooo:rsid="01eb88a9"/>
    </style:style>
    <style:style style:name="T1394" style:family="text">
      <style:text-properties officeooo:rsid="01f79ca2"/>
    </style:style>
    <style:style style:name="T1395" style:family="text">
      <style:text-properties officeooo:rsid="01f9794d"/>
    </style:style>
    <style:style style:name="T1396" style:family="text">
      <style:text-properties officeooo:rsid="01fb1d79"/>
    </style:style>
    <style:style style:name="T1397" style:family="text">
      <style:text-properties officeooo:rsid="01fde08a"/>
    </style:style>
    <style:style style:name="T1398" style:family="text">
      <style:text-properties officeooo:rsid="0200b58e"/>
    </style:style>
    <style:style style:name="T1399" style:family="text">
      <style:text-properties officeooo:rsid="01c48a9e"/>
    </style:style>
    <style:style style:name="T1400" style:family="text">
      <style:text-properties officeooo:rsid="020294d1"/>
    </style:style>
    <style:style style:name="T1401" style:family="text">
      <style:text-properties officeooo:rsid="019e70b3"/>
    </style:style>
    <style:style style:name="T1402" style:family="text">
      <style:text-properties officeooo:rsid="020131ae"/>
    </style:style>
    <style:style style:name="T1403" style:family="text">
      <style:text-properties officeooo:rsid="01b08253"/>
    </style:style>
    <style:style style:name="T1404" style:family="text">
      <style:text-properties officeooo:rsid="01ffec25"/>
    </style:style>
    <style:style style:name="T1405" style:family="text">
      <style:text-properties officeooo:rsid="0212a48a"/>
    </style:style>
    <style:style style:name="T1406" style:family="text">
      <style:text-properties officeooo:rsid="021d76dd"/>
    </style:style>
    <style:style style:name="T1407" style:family="text">
      <style:text-properties officeooo:rsid="022053cd"/>
    </style:style>
    <style:style style:name="T1408" style:family="text">
      <style:text-properties officeooo:rsid="01e2b86d"/>
    </style:style>
    <style:style style:name="T1409" style:family="text">
      <style:text-properties officeooo:rsid="022dff2a"/>
    </style:style>
    <style:style style:name="T1410" style:family="text">
      <style:text-properties officeooo:rsid="02540cb9"/>
    </style:style>
    <style:style style:name="T1411" style:family="text">
      <style:text-properties officeooo:rsid="025798af"/>
    </style:style>
    <style:style style:name="T1412" style:family="text">
      <style:text-properties officeooo:rsid="0259f4ad"/>
    </style:style>
    <style:style style:name="T1413" style:family="text">
      <style:text-properties officeooo:rsid="025b11c7"/>
    </style:style>
    <style:style style:name="T1414" style:family="text">
      <style:text-properties officeooo:rsid="02685e01"/>
    </style:style>
    <style:style style:name="T1415" style:family="text">
      <style:text-properties officeooo:rsid="024d9b01"/>
    </style:style>
    <style:style style:name="T1416" style:family="text">
      <style:text-properties officeooo:rsid="026b5506"/>
    </style:style>
    <style:style style:name="T1417" style:family="text">
      <style:text-properties officeooo:rsid="02727518"/>
    </style:style>
    <style:style style:name="T1418" style:family="text">
      <style:text-properties officeooo:rsid="02743cef"/>
    </style:style>
    <style:style style:name="T1419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420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421" style:family="text">
      <style:text-properties officeooo:rsid="02abf8f2"/>
    </style:style>
    <style:style style:name="T1422" style:family="text">
      <style:text-properties officeooo:rsid="02ac7db0"/>
    </style:style>
    <style:style style:name="T1423" style:family="text">
      <style:text-properties officeooo:rsid="02b14a1d"/>
    </style:style>
    <style:style style:name="T1424" style:family="text">
      <style:text-properties officeooo:rsid="02b245f2"/>
    </style:style>
    <style:style style:name="T1425" style:family="text">
      <style:text-properties officeooo:rsid="02b807dc"/>
    </style:style>
    <style:style style:name="T1426" style:family="text">
      <style:text-properties officeooo:rsid="0063f3c5"/>
    </style:style>
    <style:style style:name="T1427" style:family="text">
      <style:text-properties officeooo:rsid="00c0d7c6"/>
    </style:style>
    <style:style style:name="T1428" style:family="text">
      <style:text-properties officeooo:rsid="02bfe198"/>
    </style:style>
    <style:style style:name="T1429" style:family="text">
      <style:text-properties officeooo:rsid="02ccc8f6"/>
    </style:style>
    <style:style style:name="T1430" style:family="text">
      <style:text-properties officeooo:rsid="02e142ec"/>
    </style:style>
    <style:style style:name="T1431" style:family="text">
      <style:text-properties officeooo:rsid="02ec089f"/>
    </style:style>
    <style:style style:name="T1432" style:family="text">
      <style:text-properties officeooo:rsid="008d7148"/>
    </style:style>
    <style:style style:name="T1433" style:family="text">
      <style:text-properties officeooo:rsid="0069ae25"/>
    </style:style>
    <style:style style:name="T1434" style:family="text">
      <style:text-properties officeooo:rsid="03049b98"/>
    </style:style>
    <style:style style:name="T1435" style:family="text">
      <style:text-properties officeooo:rsid="0304fd19"/>
    </style:style>
    <style:style style:name="T1436" style:family="text">
      <style:text-properties style:text-underline-style="solid" style:text-underline-width="auto" style:text-underline-color="font-color"/>
    </style:style>
    <style:style style:name="T1437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438" style:family="text">
      <style:text-properties style:text-underline-style="solid" style:text-underline-width="auto" style:text-underline-color="font-color" fo:font-weight="normal" officeooo:rsid="039c640b" style:font-weight-asian="normal" style:font-weight-complex="normal"/>
    </style:style>
    <style:style style:name="T1439" style:family="text">
      <style:text-properties officeooo:rsid="0329fac1"/>
    </style:style>
    <style:style style:name="T1440" style:family="text">
      <style:text-properties officeooo:rsid="032c4fdc"/>
    </style:style>
    <style:style style:name="T1441" style:family="text">
      <style:text-properties officeooo:rsid="032e6032"/>
    </style:style>
    <style:style style:name="T1442" style:family="text">
      <style:text-properties officeooo:rsid="033f17a3"/>
    </style:style>
    <style:style style:name="T1443" style:family="text">
      <style:text-properties officeooo:rsid="03182d82"/>
    </style:style>
    <style:style style:name="T1444" style:family="text">
      <style:text-properties officeooo:rsid="03153caa"/>
    </style:style>
    <style:style style:name="T1445" style:family="text">
      <style:text-properties officeooo:rsid="03429aa5"/>
    </style:style>
    <style:style style:name="T1446" style:family="text">
      <style:text-properties officeooo:rsid="0346a444"/>
    </style:style>
    <style:style style:name="T1447" style:family="text">
      <style:text-properties officeooo:rsid="034adc9b"/>
    </style:style>
    <style:style style:name="T1448" style:family="text">
      <style:text-properties officeooo:rsid="034f33b6"/>
    </style:style>
    <style:style style:name="T1449" style:family="text">
      <style:text-properties officeooo:rsid="034f5b13"/>
    </style:style>
    <style:style style:name="T1450" style:family="text">
      <style:text-properties officeooo:rsid="034f680a"/>
    </style:style>
    <style:style style:name="T1451" style:family="text">
      <style:text-properties officeooo:rsid="0354d22d"/>
    </style:style>
    <style:style style:name="T1452" style:family="text">
      <style:text-properties officeooo:rsid="0356cf1b"/>
    </style:style>
    <style:style style:name="T1453" style:family="text">
      <style:text-properties officeooo:rsid="035fe67f"/>
    </style:style>
    <style:style style:name="T1454" style:family="text">
      <style:text-properties officeooo:rsid="035ffaa8"/>
    </style:style>
    <style:style style:name="T1455" style:family="text">
      <style:text-properties officeooo:rsid="036197c0"/>
    </style:style>
    <style:style style:name="T1456" style:family="text">
      <style:text-properties officeooo:rsid="037541ab"/>
    </style:style>
    <style:style style:name="T1457" style:family="text">
      <style:text-properties officeooo:rsid="037607bd"/>
    </style:style>
    <style:style style:name="T1458" style:family="text">
      <style:text-properties officeooo:rsid="03886cfc"/>
    </style:style>
    <style:style style:name="T1459" style:family="text">
      <style:text-properties officeooo:rsid="03a24854"/>
    </style:style>
    <style:style style:name="T1460" style:family="text">
      <style:text-properties officeooo:rsid="03a27e76"/>
    </style:style>
    <style:style style:name="T1461" style:family="text">
      <style:text-properties officeooo:rsid="03778af6"/>
    </style:style>
    <style:style style:name="T1462" style:family="text">
      <style:text-properties officeooo:rsid="03aaef44"/>
    </style:style>
    <style:style style:name="T1463" style:family="text">
      <style:text-properties officeooo:rsid="03bf675e"/>
    </style:style>
    <style:style style:name="T1464" style:family="text">
      <style:text-properties officeooo:rsid="03d26e6d"/>
    </style:style>
    <style:style style:name="T1465" style:family="text">
      <style:text-properties fo:color="#008000"/>
    </style:style>
    <style:style style:name="T1466" style:family="text">
      <style:text-properties fo:color="#008000" fo:font-style="italic" style:font-style-asian="italic" style:font-style-complex="italic"/>
    </style:style>
    <style:style style:name="T1467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468" style:family="text">
      <style:text-properties fo:color="#008000" officeooo:rsid="03153caa" fo:background-color="transparent" loext:char-shading-value="0"/>
    </style:style>
    <style:style style:name="T1469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470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471" style:family="text">
      <style:text-properties fo:color="#008000" officeooo:rsid="03429aa5"/>
    </style:style>
    <style:style style:name="T1472" style:family="text">
      <style:text-properties fo:color="#008000" officeooo:rsid="03886cfc"/>
    </style:style>
    <style:style style:name="T1473" style:family="text">
      <style:text-properties fo:color="#008000" officeooo:rsid="05d5c10e"/>
    </style:style>
    <style:style style:name="T1474" style:family="text">
      <style:text-properties fo:color="#008000" fo:font-weight="normal" officeooo:rsid="065f9c0e" style:font-weight-asian="normal" style:font-weight-complex="normal"/>
    </style:style>
    <style:style style:name="T1475" style:family="text">
      <style:text-properties officeooo:rsid="03e718ea"/>
    </style:style>
    <style:style style:name="T1476" style:family="text">
      <style:text-properties officeooo:rsid="03e90de3"/>
    </style:style>
    <style:style style:name="T1477" style:family="text">
      <style:text-properties officeooo:rsid="0015f1ff"/>
    </style:style>
    <style:style style:name="T1478" style:family="text">
      <style:text-properties officeooo:rsid="03e93625"/>
    </style:style>
    <style:style style:name="T1479" style:family="text">
      <style:text-properties officeooo:rsid="0019f535"/>
    </style:style>
    <style:style style:name="T1480" style:family="text">
      <style:text-properties officeooo:rsid="03ec3a95"/>
    </style:style>
    <style:style style:name="T1481" style:family="text">
      <style:text-properties officeooo:rsid="03ed0846"/>
    </style:style>
    <style:style style:name="T1482" style:family="text">
      <style:text-properties officeooo:rsid="03ee7eb1"/>
    </style:style>
    <style:style style:name="T1483" style:family="text">
      <style:text-properties officeooo:rsid="03f7049e"/>
    </style:style>
    <style:style style:name="T1484" style:family="text">
      <style:text-properties officeooo:rsid="04045fb5"/>
    </style:style>
    <style:style style:name="T1485" style:family="text">
      <style:text-properties officeooo:rsid="0411d16e"/>
    </style:style>
    <style:style style:name="T1486" style:family="text">
      <style:text-properties officeooo:rsid="0437fd59"/>
    </style:style>
    <style:style style:name="T1487" style:family="text">
      <style:text-properties officeooo:rsid="043c6125"/>
    </style:style>
    <style:style style:name="T1488" style:family="text">
      <style:text-properties officeooo:rsid="0455d30c"/>
    </style:style>
    <style:style style:name="T1489" style:family="text">
      <style:text-properties officeooo:rsid="046a1124"/>
    </style:style>
    <style:style style:name="T1490" style:family="text">
      <style:text-properties officeooo:rsid="046a9d46"/>
    </style:style>
    <style:style style:name="T1491" style:family="text">
      <style:text-properties officeooo:rsid="04719231"/>
    </style:style>
    <style:style style:name="T1492" style:family="text">
      <style:text-properties officeooo:rsid="040ce935"/>
    </style:style>
    <style:style style:name="T1493" style:family="text">
      <style:text-properties officeooo:rsid="04a08898"/>
    </style:style>
    <style:style style:name="T1494" style:family="text">
      <style:text-properties officeooo:rsid="04a3c98b"/>
    </style:style>
    <style:style style:name="T1495" style:family="text">
      <style:text-properties officeooo:rsid="04a57ad8"/>
    </style:style>
    <style:style style:name="T1496" style:family="text">
      <style:text-properties officeooo:rsid="04a6595a"/>
    </style:style>
    <style:style style:name="T1497" style:family="text">
      <style:text-properties officeooo:rsid="04a6679a"/>
    </style:style>
    <style:style style:name="T1498" style:family="text">
      <style:text-properties officeooo:rsid="04bb11b5"/>
    </style:style>
    <style:style style:name="T1499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500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501" style:family="text">
      <style:text-properties officeooo:rsid="04bc7059"/>
    </style:style>
    <style:style style:name="T1502" style:family="text">
      <style:text-properties officeooo:rsid="04c36d3f"/>
    </style:style>
    <style:style style:name="T1503" style:family="text">
      <style:text-properties officeooo:rsid="04c627f1"/>
    </style:style>
    <style:style style:name="T1504" style:family="text">
      <style:text-properties officeooo:rsid="04cce5bf"/>
    </style:style>
    <style:style style:name="T1505" style:family="text">
      <style:text-properties officeooo:rsid="04cfcb47"/>
    </style:style>
    <style:style style:name="T1506" style:family="text">
      <style:text-properties officeooo:rsid="04e24210"/>
    </style:style>
    <style:style style:name="T1507" style:family="text">
      <style:text-properties officeooo:rsid="04ec533d"/>
    </style:style>
    <style:style style:name="T1508" style:family="text">
      <style:text-properties officeooo:rsid="04ed871b"/>
    </style:style>
    <style:style style:name="T1509" style:family="text">
      <style:text-properties officeooo:rsid="0508fe4c"/>
    </style:style>
    <style:style style:name="T1510" style:family="text">
      <style:text-properties officeooo:rsid="05115d8e"/>
    </style:style>
    <style:style style:name="T1511" style:family="text">
      <style:text-properties officeooo:rsid="051c4636"/>
    </style:style>
    <style:style style:name="T1512" style:family="text">
      <style:text-properties officeooo:rsid="0524ab2e"/>
    </style:style>
    <style:style style:name="T1513" style:family="text">
      <style:text-properties officeooo:rsid="05250d74"/>
    </style:style>
    <style:style style:name="T1514" style:family="text">
      <style:text-properties officeooo:rsid="052672fc"/>
    </style:style>
    <style:style style:name="T1515" style:family="text">
      <style:text-properties officeooo:rsid="0540f4db"/>
    </style:style>
    <style:style style:name="T1516" style:family="text">
      <style:text-properties officeooo:rsid="057b1a47"/>
    </style:style>
    <style:style style:name="T1517" style:family="text">
      <style:text-properties officeooo:rsid="057cbee6"/>
    </style:style>
    <style:style style:name="T1518" style:family="text">
      <style:text-properties officeooo:rsid="057e9023"/>
    </style:style>
    <style:style style:name="T1519" style:family="text">
      <style:text-properties officeooo:rsid="0585d555"/>
    </style:style>
    <style:style style:name="T1520" style:family="text">
      <style:text-properties officeooo:rsid="058a5955"/>
    </style:style>
    <style:style style:name="T1521" style:family="text">
      <style:text-properties officeooo:rsid="058bbc5e"/>
    </style:style>
    <style:style style:name="T1522" style:family="text">
      <style:text-properties officeooo:rsid="059df9ef"/>
    </style:style>
    <style:style style:name="T1523" style:family="text">
      <style:text-properties officeooo:rsid="05bc64d7"/>
    </style:style>
    <style:style style:name="T1524" style:family="text">
      <style:text-properties officeooo:rsid="05c413ac"/>
    </style:style>
    <style:style style:name="T1525" style:family="text">
      <style:text-properties officeooo:rsid="05ce73f5"/>
    </style:style>
    <style:style style:name="T1526" style:family="text">
      <style:text-properties officeooo:rsid="05d0a118"/>
    </style:style>
    <style:style style:name="T1527" style:family="text">
      <style:text-properties officeooo:rsid="05f3e7ac"/>
    </style:style>
    <style:style style:name="T1528" style:family="text">
      <style:text-properties officeooo:rsid="06063862"/>
    </style:style>
    <style:style style:name="T1529" style:family="text">
      <style:text-properties officeooo:rsid="0620bdc2"/>
    </style:style>
    <style:style style:name="T1530" style:family="text">
      <style:text-properties officeooo:rsid="06257b22"/>
    </style:style>
    <style:style style:name="T1531" style:family="text">
      <style:text-properties officeooo:rsid="0626dd8c"/>
    </style:style>
    <style:style style:name="T1532" style:family="text">
      <style:text-properties officeooo:rsid="062f0400"/>
    </style:style>
    <style:style style:name="T1533" style:family="text">
      <style:text-properties officeooo:rsid="0630fb9a"/>
    </style:style>
    <style:style style:name="T1534" style:family="text">
      <style:text-properties officeooo:rsid="06321a8e"/>
    </style:style>
    <style:style style:name="T1535" style:family="text">
      <style:text-properties officeooo:rsid="063d933e"/>
    </style:style>
    <style:style style:name="T1536" style:family="text">
      <style:text-properties officeooo:rsid="063fe71c"/>
    </style:style>
    <style:style style:name="T1537" style:family="text">
      <style:text-properties officeooo:rsid="06408df0"/>
    </style:style>
    <style:style style:name="T1538" style:family="text">
      <style:text-properties officeooo:rsid="06423390"/>
    </style:style>
    <style:style style:name="T1539" style:family="text">
      <style:text-properties officeooo:rsid="06440517"/>
    </style:style>
    <style:style style:name="T1540" style:family="text">
      <style:text-properties officeooo:rsid="0650c02a"/>
    </style:style>
    <style:style style:name="T1541" style:family="text">
      <style:text-properties officeooo:rsid="0652812f"/>
    </style:style>
    <style:style style:name="T1542" style:family="text">
      <style:text-properties officeooo:rsid="0655290f"/>
    </style:style>
    <style:style style:name="T1543" style:family="text">
      <style:text-properties officeooo:rsid="065a8b52"/>
    </style:style>
    <style:style style:name="T1544" style:family="text">
      <style:text-properties officeooo:rsid="065bcfd1"/>
    </style:style>
    <style:style style:name="T1545" style:family="text">
      <style:text-properties officeooo:rsid="066f3d61"/>
    </style:style>
    <style:style style:name="T1546" style:family="text">
      <style:text-properties officeooo:rsid="067106c6"/>
    </style:style>
    <style:style style:name="T1547" style:family="text">
      <style:text-properties officeooo:rsid="067e3ef2"/>
    </style:style>
    <style:style style:name="T1548" style:family="text">
      <style:text-properties officeooo:rsid="0680c4d5"/>
    </style:style>
    <style:style style:name="T1549" style:family="text">
      <style:text-properties officeooo:rsid="068e23f8"/>
    </style:style>
    <style:style style:name="T1550" style:family="text">
      <style:text-properties officeooo:rsid="068f8cfb"/>
    </style:style>
    <style:style style:name="T1551" style:family="text">
      <style:text-properties officeooo:rsid="063bda54"/>
    </style:style>
    <style:style style:name="T1552" style:family="text">
      <style:text-properties officeooo:rsid="069290ce"/>
    </style:style>
    <style:style style:name="T1553" style:family="text">
      <style:text-properties officeooo:rsid="069322af"/>
    </style:style>
    <style:style style:name="T1554" style:family="text">
      <style:text-properties officeooo:rsid="069bb3bd"/>
    </style:style>
    <style:style style:name="T1555" style:family="text">
      <style:text-properties officeooo:rsid="069e7007"/>
    </style:style>
    <style:style style:name="T1556" style:family="text">
      <style:text-properties officeooo:rsid="06afcb9f"/>
    </style:style>
    <style:style style:name="T1557" style:family="text">
      <style:text-properties officeooo:rsid="06c5c80d"/>
    </style:style>
    <style:style style:name="T1558" style:family="text">
      <style:text-properties officeooo:rsid="06d0b321"/>
    </style:style>
    <style:style style:name="T1559" style:family="text">
      <style:text-properties officeooo:rsid="06d92b57"/>
    </style:style>
    <style:style style:name="T1560" style:family="text">
      <style:text-properties officeooo:rsid="06d9b7d5"/>
    </style:style>
    <style:style style:name="T1561" style:family="text">
      <style:text-properties officeooo:rsid="06db2480"/>
    </style:style>
    <style:style style:name="T1562" style:family="text">
      <style:text-properties officeooo:rsid="06dc9bfd"/>
    </style:style>
    <style:style style:name="T1563" style:family="text">
      <style:text-properties officeooo:rsid="06dff81f"/>
    </style:style>
    <style:style style:name="T1564" style:family="text">
      <style:text-properties officeooo:rsid="06e34718"/>
    </style:style>
    <style:style style:name="T1565" style:family="text">
      <style:text-properties officeooo:rsid="06f2eb19"/>
    </style:style>
    <style:style style:name="T1566" style:family="text">
      <style:text-properties officeooo:rsid="06f4d25e"/>
    </style:style>
    <style:style style:name="T1567" style:family="text">
      <style:text-properties officeooo:rsid="07045199"/>
    </style:style>
    <style:style style:name="T1568" style:family="text">
      <style:text-properties officeooo:rsid="070b4184"/>
    </style:style>
    <style:style style:name="T1569" style:family="text">
      <style:text-properties officeooo:rsid="070c8d4a"/>
    </style:style>
    <style:style style:name="T1570" style:family="text">
      <style:text-properties officeooo:rsid="07140cfc"/>
    </style:style>
    <style:style style:name="T1571" style:family="text">
      <style:text-properties officeooo:rsid="071a29dd"/>
    </style:style>
    <style:style style:name="T1572" style:family="text">
      <style:text-properties officeooo:rsid="071be8ce"/>
    </style:style>
    <style:style style:name="T1573" style:family="text">
      <style:text-properties officeooo:rsid="072b8ac3"/>
    </style:style>
    <style:style style:name="T1574" style:family="text">
      <style:text-properties officeooo:rsid="0735889c"/>
    </style:style>
    <style:style style:name="T1575" style:family="text">
      <style:text-properties officeooo:rsid="0739531b"/>
    </style:style>
    <style:style style:name="T1576" style:family="text">
      <style:text-properties officeooo:rsid="073a77c9"/>
    </style:style>
    <style:style style:name="T1577" style:family="text">
      <style:text-properties officeooo:rsid="074a9a44"/>
    </style:style>
    <style:style style:name="T1578" style:family="text">
      <style:text-properties officeooo:rsid="075cae1c"/>
    </style:style>
    <style:style style:name="T1579" style:family="text">
      <style:text-properties officeooo:rsid="0764350e"/>
    </style:style>
    <style:style style:name="T1580" style:family="text">
      <style:text-properties officeooo:rsid="07674e6b"/>
    </style:style>
    <style:style style:name="T1581" style:family="text">
      <style:text-properties officeooo:rsid="076b9c38"/>
    </style:style>
    <style:style style:name="T1582" style:family="text">
      <style:text-properties officeooo:rsid="076fec72"/>
    </style:style>
    <style:style style:name="T1583" style:family="text">
      <style:text-properties officeooo:rsid="07730323"/>
    </style:style>
    <style:style style:name="T1584" style:family="text">
      <style:text-properties officeooo:rsid="0783fad4"/>
    </style:style>
    <style:style style:name="T1585" style:family="text">
      <style:text-properties officeooo:rsid="0785f435"/>
    </style:style>
    <style:style style:name="T1586" style:family="text">
      <style:text-properties officeooo:rsid="0428c8e2"/>
    </style:style>
    <style:style style:name="T1587" style:family="text">
      <style:text-properties officeooo:rsid="042824b8"/>
    </style:style>
    <style:style style:name="T1588" style:family="text">
      <style:text-properties officeooo:rsid="07f0a938"/>
    </style:style>
    <style:style style:name="T1589" style:family="text">
      <style:text-properties officeooo:rsid="07f1a180"/>
    </style:style>
    <style:style style:name="T1590" style:family="text">
      <style:text-properties officeooo:rsid="0801b8c8"/>
    </style:style>
    <style:style style:name="T1591" style:family="text">
      <style:text-properties officeooo:rsid="083a8435"/>
    </style:style>
    <style:style style:name="T1592" style:family="text">
      <style:text-properties officeooo:rsid="083c5597"/>
    </style:style>
    <style:style style:name="T1593" style:family="text">
      <style:text-properties officeooo:rsid="084441fc"/>
    </style:style>
    <style:style style:name="T1594" style:family="text">
      <style:text-properties officeooo:rsid="08521ba2"/>
    </style:style>
    <style:style style:name="T1595" style:family="text">
      <style:text-properties officeooo:rsid="0855b657"/>
    </style:style>
    <style:style style:name="T1596" style:family="text">
      <style:text-properties officeooo:rsid="086d3de6"/>
    </style:style>
    <style:style style:name="T1597" style:family="text">
      <style:text-properties officeooo:rsid="08787cff"/>
    </style:style>
    <style:style style:name="T1598" style:family="text">
      <style:text-properties officeooo:rsid="087898dd"/>
    </style:style>
    <style:style style:name="T1599" style:family="text">
      <style:text-properties officeooo:rsid="088ff0fa"/>
    </style:style>
    <style:style style:name="T1600" style:family="text">
      <style:text-properties officeooo:rsid="0892a5b7"/>
    </style:style>
    <style:style style:name="T1601" style:family="text">
      <style:text-properties officeooo:rsid="0895b16c"/>
    </style:style>
    <style:style style:name="T1602" style:family="text">
      <style:text-properties officeooo:rsid="08990ed9"/>
    </style:style>
    <style:style style:name="T1603" style:family="text">
      <style:text-properties officeooo:rsid="08a73764"/>
    </style:style>
    <style:style style:name="T1604" style:family="text">
      <style:text-properties officeooo:rsid="08aaee75"/>
    </style:style>
    <style:style style:name="T1605" style:family="text">
      <style:text-properties officeooo:rsid="08c36a54"/>
    </style:style>
    <style:style style:name="T1606" style:family="text">
      <style:text-properties officeooo:rsid="08cb2076"/>
    </style:style>
    <style:style style:name="T1607" style:family="text">
      <style:text-properties officeooo:rsid="066eeab0"/>
    </style:style>
    <style:style style:name="T1608" style:family="text">
      <style:text-properties officeooo:rsid="08e36a3c"/>
    </style:style>
    <style:style style:name="T1609" style:family="text">
      <style:text-properties officeooo:rsid="08e38a7d"/>
    </style:style>
    <style:style style:name="T1610" style:family="text">
      <style:text-properties officeooo:rsid="0914541b"/>
    </style:style>
    <style:style style:name="T1611" style:family="text">
      <style:text-properties officeooo:rsid="09315789"/>
    </style:style>
    <style:style style:name="T1612" style:family="text">
      <style:text-properties officeooo:rsid="09372e2a"/>
    </style:style>
    <style:style style:name="T1613" style:family="text">
      <style:text-properties officeooo:rsid="09383115"/>
    </style:style>
    <style:style style:name="T1614" style:family="text">
      <style:text-properties officeooo:rsid="093ae9d4"/>
    </style:style>
    <style:style style:name="T1615" style:family="text">
      <style:text-properties officeooo:rsid="0948b3c9"/>
    </style:style>
    <style:style style:name="T1616" style:family="text">
      <style:text-properties officeooo:rsid="094f453f"/>
    </style:style>
    <style:style style:name="T1617" style:family="text">
      <style:text-properties officeooo:rsid="094fc152"/>
    </style:style>
    <style:style style:name="T1618" style:family="text">
      <style:text-properties officeooo:rsid="095cb6e7"/>
    </style:style>
    <style:style style:name="T1619" style:family="text">
      <style:text-properties officeooo:rsid="096a061d"/>
    </style:style>
    <style:style style:name="T1620" style:family="text">
      <style:text-properties officeooo:rsid="098cabf1"/>
    </style:style>
    <style:style style:name="T1621" style:family="text">
      <style:text-properties officeooo:rsid="0991d241"/>
    </style:style>
    <style:style style:name="T1622" style:family="text">
      <style:text-properties officeooo:rsid="0995683a"/>
    </style:style>
    <style:style style:name="T1623" style:family="text">
      <style:text-properties officeooo:rsid="099a4366"/>
    </style:style>
    <style:style style:name="T1624" style:family="text">
      <style:text-properties officeooo:rsid="09a0d5d3"/>
    </style:style>
    <style:style style:name="T1625" style:family="text">
      <style:text-properties officeooo:rsid="09a5e989"/>
    </style:style>
    <style:style style:name="T1626" style:family="text">
      <style:text-properties officeooo:rsid="09a6344a"/>
    </style:style>
    <style:style style:name="T1627" style:family="text">
      <style:text-properties officeooo:rsid="09abb2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8"><text:span text:style-name="T1239">А</text:span>нглийско<text:span text:style-name="T1239">е</text:span> предложени<text:span text:style-name="T1239">е</text:span></text:p>
      <text:p text:style-name="P1420"/>
      <text:p text:style-name="P746"><text:span text:style-name="T1236">Слова </text:span><text:span text:style-name="T1237">в предложении </text:span><text:span text:style-name="T1236">делятся на </text:span><text:span text:style-name="T1329">две</text:span><text:span text:style-name="T1236"> смысловые группы:</text:span></text:p>
      <text:list xml:id="list883466306" text:style-name="L1">
        <text:list-item>
          <text:p text:style-name="P1592"><text:span text:style-name="T1236">главные члены предложения — подлежащее и сказуемое </text:span><text:span text:style-name="T1456">(</text:span><text:span text:style-name="T1478">основа</text:span><text:span text:style-name="T1456"> предложения)</text:span><text:span text:style-name="T1236">;</text:span></text:p>
        </text:list-item>
        <text:list-item>
          <text:p text:style-name="P1593">второстепенные члены предложения — определение, дополнение и обстоятельтсво.</text:p>
        </text:list-item>
      </text:list>
      <text:p text:style-name="P252"/>
      <text:p text:style-name="P1416">Подлежащее — эт<text:span text:style-name="T1378">о</text:span> автор действия (существительное <text:span text:style-name="T1588">в именительном падеже</text:span>).</text:p>
      <text:p text:style-name="P1129">Сказуемое — это действие совершенное автором (<text:span text:style-name="T1589">смысловой </text:span>глагол).</text:p>
      <text:p text:style-name="P251"/>
      <text:p text:style-name="P1417"><text:span text:style-name="T1477">Дополнение — это то, на </text:span><text:span text:style-name="T1476">кого </text:span><text:span text:style-name="T1478">или на что</text:span><text:span text:style-name="T1477"> направлено действие. </text:span><text:span text:style-name="T1478">В</text:span><text:span text:style-name="T1477">ыражено существительным, </text:span>перед которым может <text:span text:style-name="T1478">быть</text:span> предлог или глаголом <text:span text:style-name="T1478">с</text:span> частиц<text:span text:style-name="T1478">ей</text:span> <text:span text:style-name="T554">to</text:span><text:span text:style-name="T799">. </text:span>Обычно стоит <text:span text:style-name="T1464">во второй половине предложения, после </text:span><text:span text:style-name="T1478">сказуемого</text:span><text:span text:style-name="T1464">.</text:span></text:p>
      <text:p text:style-name="P251"/>
      <text:p text:style-name="P1418">Обстоятельство — это слово или группа слов, отвечающая на вопросы: как? когда? </text:p>
      <text:p text:style-name="P1417"><text:span text:style-name="T1479">каким образом? </text:span><text:span text:style-name="T1478">О</text:span><text:span text:style-name="T1479">бозначает: время, место, способ или причину действия.</text:span></text:p>
      <text:p text:style-name="P251"/>
      <text:p text:style-name="P742"><text:span text:style-name="T1238">В английском </text:span><text:span text:style-name="T1239">языке</text:span><text:span text:style-name="T1238"> не бывает предложений без подлежащего и сказуемого.</text:span></text:p>
      <text:p text:style-name="P1130">Исключение составляют разговорные фразы: <text:span text:style-name="T554">nice to meet you</text:span><text:span text:style-name="T572">, come here, have fun </text:span><text:span text:style-name="T924">и пр</text:span><text:span text:style-name="T911">.</text:span></text:p>
      <text:p text:style-name="P1"/>
      <text:p text:style-name="P253"><text:span text:style-name="T1319">Порядок слов в у</text:span>тведрдительны<text:span text:style-name="T1319">х</text:span> и отрицательны<text:span text:style-name="T1319">х</text:span> предложения<text:span text:style-name="T1319">х</text:span>:</text:p>
      <text:list xml:id="list1707163264" text:style-name="L2">
        <text:list-item>
          <text:p text:style-name="P1594"><text:span text:style-name="T14">подлежащее</text:span><text:span text:style-name="T1">;</text:span></text:p>
        </text:list-item>
        <text:list-item>
          <text:p text:style-name="P1594"><text:span text:style-name="T27">сказуемое</text:span><text:span text:style-name="T2">;</text:span></text:p>
        </text:list-item>
        <text:list-item>
          <text:p text:style-name="P1595"><text:span text:style-name="T1465">дополнение</text:span>;</text:p>
        </text:list-item>
        <text:list-item>
          <text:p text:style-name="P1595"><text:span text:style-name="T10">обстоятельство</text:span>.</text:p>
        </text:list-item>
      </text:list>
      <text:p text:style-name="P22"/>
      <text:p text:style-name="P23"><text:span text:style-name="T13">We</text:span> <text:span text:style-name="T26">do</text:span> <text:span text:style-name="T1465">our work</text:span> <text:span text:style-name="T10">with pleasure</text:span> — <text:span text:style-name="T25">М</text:span>ы делаем нашу работу с удовол<text:span text:style-name="T25">ь</text:span>ствием.</text:p>
      <text:p text:style-name="P23"><text:span text:style-name="T13">They</text:span> <text:span text:style-name="T3">have n</text:span><text:span text:style-name="T7">o</text:span><text:span text:style-name="T3">t</text:span><text:span text:style-name="T26"> finish</text:span><text:span text:style-name="T28">ed</text:span> <text:span text:style-name="T1465">their work</text:span> <text:span text:style-name="T10">in time</text:span> — <text:span text:style-name="T25">Они не закончили работу вовремя.</text:span></text:p>
      <text:p text:style-name="P24"><text:span text:style-name="T13">I</text:span> <text:span text:style-name="T3">will</text:span><text:span text:style-name="T26"> give</text:span> <text:span text:style-name="T1465">you money</text:span> — Я дам тебе деньги.</text:p>
      <text:p text:style-name="P22"/>
      <text:p text:style-name="P260"><text:span text:style-name="T1319">Порядок слов в в</text:span>опросительны<text:span text:style-name="T1319">х</text:span> предложения<text:span text:style-name="T1319">х</text:span>:</text:p>
      <text:list xml:id="list3410207011" text:style-name="L3">
        <text:list-item>
          <text:p text:style-name="P1640"><text:span text:style-name="T43">вопросительное слово</text:span>;</text:p>
        </text:list-item>
        <text:list-item>
          <text:p text:style-name="P1640"><text:span text:style-name="T3">вспомогательный глагол</text:span><text:span text:style-name="T26"> </text:span><text:span text:style-name="T47">(часть сказуемого)</text:span><text:span text:style-name="T46">;</text:span></text:p>
        </text:list-item>
        <text:list-item>
          <text:p text:style-name="P1640"><text:span text:style-name="T13">подлежащее</text:span>;</text:p>
        </text:list-item>
        <text:list-item>
          <text:p text:style-name="P1640"><text:span text:style-name="T26">смысловой глагол</text:span><text:span text:style-name="T3"> </text:span><text:span text:style-name="T47">(часть сказуемого)</text:span><text:span text:style-name="T46">;</text:span></text:p>
        </text:list-item>
        <text:list-item>
          <text:p text:style-name="P1640"><text:span text:style-name="T8">дополнение</text:span>;</text:p>
        </text:list-item>
        <text:list-item>
          <text:p text:style-name="P1640"><text:span text:style-name="T10">обстоятельство</text:span>.</text:p>
        </text:list-item>
      </text:list>
      <text:p text:style-name="P741"/>
      <text:p text:style-name="P25"><text:span text:style-name="T43">What</text:span> <text:span text:style-name="T3">are</text:span> <text:span text:style-name="T13">you</text:span> <text:span text:style-name="T26">doing</text:span> <text:span text:style-name="T10">here</text:span>? <text:span text:style-name="T787">—</text:span> Что ты здесь делаешь?</text:p>
      <text:p text:style-name="P743"><text:span text:style-name="T4">Do</text:span><text:span text:style-name="T554"> </text:span><text:span text:style-name="T15">you</text:span><text:span text:style-name="T554"> </text:span><text:span text:style-name="T29">want</text:span><text:span text:style-name="T9"> </text:span><text:span text:style-name="T1466">to live</text:span><text:span text:style-name="T9"> </text:span><text:span text:style-name="T11">in Spain</text:span><text:span text:style-name="T554">? — Ты хочешь жить в Испании?</text:span></text:p>
      <text:p text:style-name="P212"/>
      <text:p text:style-name="P1480"><text:span text:style-name="T1213">Английское предложение </text:span><text:span text:style-name="T1214">иногда</text:span><text:span text:style-name="T1213"> удобнее переводить с конца. </text:span><text:span text:style-name="T1215">Для удобства можно использовать дополнительные, уточнаяющие слова.</text:span></text:p>
      <text:p text:style-name="P522"/>
      <text:p text:style-name="P1475"><text:span text:style-name="T741">I have something in my eye → in my eye (в моем глазу), something (что-то), I have (</text:span><text:span text:style-name="T742">есть</text:span><text:span text:style-name="T741">).</text:span></text:p>
      <text:p text:style-name="P1226"><text:span text:style-name="T155">There </text:span><text:span text:style-name="T156">was a cup on the table → on the table (на столе), was (была), a cup (чашка).</text:span></text:p>
      <text:p text:style-name="P1578"><text:span text:style-name="T1499">Глагол и </text:span><text:span text:style-name="T1500">времена</text:span></text:p>
      <text:p text:style-name="P650"/>
      <text:p text:style-name="P1481"><text:span text:style-name="T1426">С</text:span><text:span text:style-name="T788">казуемое </text:span><text:span text:style-name="T1426">п</text:span><text:span text:style-name="T788">очти всегда делится на </text:span><text:span text:style-name="T1329">две</text:span><text:span text:style-name="T788"> части: </text:span><text:span text:style-name="T1311">на </text:span><text:span text:style-name="T788">вспомогательный</text:span><text:span text:style-name="T1427"> </text:span><text:span text:style-name="T788">и смысловой </text:span><text:span text:style-name="T426">глагол</text:span><text:span text:style-name="T425">ы</text:span><text:span text:style-name="T788">.</text:span></text:p>
      <text:p text:style-name="P1094"><text:span text:style-name="T788">Вспомогательный глагол не переводится. Он </text:span><text:span text:style-name="T789">сообщает</text:span><text:span text:style-name="T788"> о том, в каком времени нужно переводить смысловой. Смысловой глогол передает суть действия.</text:span></text:p>
      <text:p text:style-name="P1094"/>
      <text:p text:style-name="P1093">Смысловой глагол имеет несколько форм:</text:p>
      <text:list xml:id="list2814285919" text:style-name="L4">
        <text:list-item>
          <text:p text:style-name="P1596">начальная форма (инфинитив) — форма глагола, как в словаре;</text:p>
        </text:list-item>
        <text:list-item>
          <text:p text:style-name="P1596">с окончанием <text:span text:style-name="T554">-s (-es)</text:span> — в утверждениях <text:span text:style-name="T911">Present Simple</text:span> после <text:span text:style-name="T554">he/she/it</text:span>;</text:p>
        </text:list-item>
        <text:list-item>
          <text:p text:style-name="P1596">с окончанием <text:span text:style-name="T554">-ing</text:span> (причастие) — в основном для образования <text:span text:style-name="T911">Present Continuous</text:span>;</text:p>
        </text:list-item>
        <text:list-item>
          <text:p text:style-name="P1596">2я форма <text:span text:style-name="T1323">(с окончанием </text:span><text:span text:style-name="T557">-ed</text:span><text:span text:style-name="T1323">)</text:span> — для образования <text:span text:style-name="T911">Past Simple</text:span>;</text:p>
        </text:list-item>
        <text:list-item>
          <text:p text:style-name="P1597">3я форма (прошедшее причастие) — для времен группы Perfect и пассивного залога.</text:p>
        </text:list-item>
      </text:list>
      <text:p text:style-name="P152"/>
      <text:p text:style-name="P1482"><text:span text:style-name="T1216">Самыми распорстраненными являются </text:span><text:span text:style-name="T1217">две</text:span><text:span text:style-name="T1216"> формы — инфинитив и глагол с окончанием -ing.</text:span></text:p>
      <text:p text:style-name="P487">Они входят в состав разных времен и используются в связке с модальными глаголами.</text:p>
      <text:p text:style-name="P489"/>
      <text:p text:style-name="P488">Инфинитив используется в след. ситуациях:</text:p>
      <text:list xml:id="list1769433843" text:style-name="L5">
        <text:list-item>
          <text:p text:style-name="P1641">после модальных глаголов;</text:p>
        </text:list-item>
        <text:list-item>
          <text:p text:style-name="P1641">после вспомогательных глаголов в Present /<text:span text:style-name="T1439"> </text:span>Past Simple;</text:p>
        </text:list-item>
        <text:list-item>
          <text:p text:style-name="P1641">в конструкциях going to, have to, used to, would like to.</text:p>
        </text:list-item>
      </text:list>
      <text:p text:style-name="P487"/>
      <text:p text:style-name="P488">Глагол с окончанием -ing используется:</text:p>
      <text:list xml:id="list1731113544" text:style-name="L6">
        <text:list-item>
          <text:p text:style-name="P1642">во временах группы Continuous;</text:p>
        </text:list-item>
        <text:list-item>
          <text:p text:style-name="P1643">в форме герундия.</text:p>
        </text:list-item>
      </text:list>
      <text:p text:style-name="P153"/>
      <text:p text:style-name="P1472"><text:span text:style-name="T1184">Г</text:span><text:span text:style-name="T1185">лагол с окончанием -ing грамматически является существительным.</text:span></text:p>
      <text:p text:style-name="P153"/>
      <text:p text:style-name="P5"><text:span text:style-name="T1325">Настоящее.</text:span> Present</text:p>
      <text:p text:style-name="P484"/>
      <text:p text:style-name="P484">Present Simple (я делаю это сейчас):</text:p>
      <text:p text:style-name="P155">I <text:span text:style-name="T1436">live</text:span> in Spain — Я <text:span text:style-name="T1436">живу</text:span> в испании (факт).</text:p>
      <text:p text:style-name="P485"/>
      <text:p text:style-name="P484">Present Continuous (я делаю это прямо сейчас):</text:p>
      <text:p text:style-name="P1483">I <text:span text:style-name="T1436">am reading</text:span> a book — Я <text:span text:style-name="T1436">читаю</text:span> книгу (<text:span text:style-name="T554">именно сейчас</text:span>).</text:p>
      <text:p text:style-name="P486"/>
      <text:p text:style-name="P484">Present Perfect (я сделал это ранее, но именно сейчас это важно):</text:p>
      <text:p text:style-name="P154">I <text:span text:style-name="T1436">have lost</text:span> the keys — Я <text:span text:style-name="T1436">потерял</text:span> ключи (результат).</text:p>
      <text:p text:style-name="P154"/>
      <text:p text:style-name="P484">Present Perfect <text:span text:style-name="T1324">Continuous (я делаю это уже какое-то время):</text:span></text:p>
      <text:p text:style-name="P744"><text:span text:style-name="T555">I </text:span><text:span text:style-name="T765">have been reading</text:span><text:span text:style-name="T555"> for 2 hours — </text:span><text:span text:style-name="T638">Я </text:span><text:span text:style-name="T771">читаю</text:span><text:span text:style-name="T638"> уже 2 часа</text:span></text:p>
      <text:p text:style-name="P229"/>
      <text:p text:style-name="P391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26"/>
      <text:p text:style-name="P6">Present Simple</text:p>
      <text:p text:style-name="P676"/>
      <text:p text:style-name="P254">Используется чтобы:</text:p>
      <text:list xml:id="list2311240908" text:style-name="L7">
        <text:list-item>
          <text:p text:style-name="P1734">сообщить факты настоящего, описать текущую реальность;</text:p>
        </text:list-item>
        <text:list-item>
          <text:p text:style-name="P1734">говорить о событиях, которые происходят с какой-то регулярностью.</text:p>
        </text:list-item>
      </text:list>
      <text:p text:style-name="P284"><text:soft-page-break/>В утверждениях глагол используется в 2х вариантах:</text:p>
      <text:list xml:id="list1785388146" text:style-name="L8">
        <text:list-item>
          <text:p text:style-name="P1736">без изменений, если подлежащее в первом лице или множеств<text:span text:style-name="T1311">ен.</text:span> числе <text:span text:style-name="T554">(</text:span><text:span text:style-name="T558">I</text:span><text:span text:style-name="T554">, </text:span><text:span text:style-name="T558">you</text:span><text:span text:style-name="T554">, </text:span><text:span text:style-name="T558">we,</text:span><text:span text:style-name="T554"> </text:span><text:span text:style-name="T558">they</text:span><text:span text:style-name="T554">)</text:span>;</text:p>
        </text:list-item>
        <text:list-item>
          <text:p text:style-name="P1736"><text:span text:style-name="T790">с окончанием </text:span><text:span text:style-name="T559">-s </text:span><text:span text:style-name="T560">(-es)</text:span><text:span text:style-name="T790">, если подлежащ</text:span><text:span text:style-name="T1269">ее</text:span><text:span text:style-name="T790"> в третьем лице, единств</text:span><text:span text:style-name="T1270">ен</text:span><text:span text:style-name="T1311">ном</text:span><text:span text:style-name="T790"> числе </text:span><text:span text:style-name="T559">(</text:span><text:span text:style-name="T558">he</text:span><text:span text:style-name="T559">, </text:span><text:span text:style-name="T558">she</text:span><text:span text:style-name="T559">, </text:span><text:span text:style-name="T558">it</text:span><text:span text:style-name="T559">).</text:span></text:p>
        </text:list-item>
      </text:list>
      <text:p text:style-name="P1371"/>
      <text:p text:style-name="P1141"><text:span text:style-name="T1334">I </text:span><text:span text:style-name="T33">live</text:span><text:span text:style-name="T1334"> in New York — Я живу в Нью Йорке.</text:span></text:p>
      <text:p text:style-name="P1143"><text:span text:style-name="T1334">Peter </text:span><text:span text:style-name="T33">work</text:span><text:span text:style-name="T34">s</text:span><text:span text:style-name="T1334"> in New York — Питер работает в Нью Йорке;</text:span></text:p>
      <text:p text:style-name="P255"/>
      <text:p text:style-name="P1329"><text:span text:style-name="T1024">Окончание </text:span><text:span text:style-name="T560">-es</text:span><text:span text:style-name="T1024"> ставится </text:span><text:span text:style-name="T1025">когда</text:span><text:span text:style-name="T1024"> глагол заканчивается: на гласную букву, </text:span></text:p>
      <text:p text:style-name="P783"><text:span text:style-name="T1024">на шипящий звук </text:span><text:span text:style-name="T560">(sh, ch)</text:span><text:span text:style-name="T1024"> </text:span><text:span text:style-name="T1026">или</text:span><text:span text:style-name="T1024"> на букву </text:span><text:span text:style-name="T560">s/x</text:span><text:span text:style-name="T1024">:</text:span></text:p>
      <text:list xml:id="list4071047868" text:style-name="L9">
        <text:list-item>
          <text:p text:style-name="P1738"><text:span text:style-name="T792">go — </text:span>go<text:span text:style-name="T1240">es</text:span>;</text:p>
        </text:list-item>
        <text:list-item>
          <text:p text:style-name="P1738"><text:span text:style-name="T792">teach — </text:span>teach<text:span text:style-name="T1240">es</text:span>;</text:p>
        </text:list-item>
        <text:list-item>
          <text:p text:style-name="P1737"><text:span text:style-name="T792">mix — </text:span><text:span text:style-name="T791">mix</text:span><text:span text:style-name="T1265">es</text:span><text:span text:style-name="T791">.</text:span></text:p>
        </text:list-item>
      </text:list>
      <text:p text:style-name="P676"/>
      <text:p text:style-name="P784"><text:span text:style-name="T1027">Если глагол заканчивается на </text:span><text:span text:style-name="T620">-y</text:span><text:span text:style-name="T1027">, </text:span><text:span text:style-name="T1028">а </text:span><text:span text:style-name="T1027">перед согласная, то </text:span><text:span text:style-name="T620">-</text:span><text:span text:style-name="T619">y</text:span><text:span text:style-name="T1027"> </text:span><text:span text:style-name="T1028">заменяется на</text:span><text:span text:style-name="T1027"> -</text:span><text:span text:style-name="T620">i</text:span><text:span text:style-name="T1027"> </text:span><text:span text:style-name="T1029">(</text:span><text:span text:style-name="T1028">с</text:span><text:span text:style-name="T1029"> добавлени</text:span><text:span text:style-name="T1028">ем </text:span><text:span text:style-name="T561">-es</text:span><text:span text:style-name="T1029">)</text:span><text:span text:style-name="T1027">:</text:span></text:p>
      <text:list xml:id="list1778268506" text:style-name="L10">
        <text:list-item>
          <text:p text:style-name="P1739">fl<text:span text:style-name="T1240">y</text:span> — fl<text:span text:style-name="T1240">i</text:span>es; </text:p>
        </text:list-item>
        <text:list-item>
          <text:p text:style-name="P1739">cr<text:span text:style-name="T1240">y</text:span> — cr<text:span text:style-name="T1240">i</text:span>es.</text:p>
        </text:list-item>
      </text:list>
      <text:p text:style-name="P676"/>
      <text:p text:style-name="P749"><text:span text:style-name="T1030">В Present Simple, п</text:span><text:span text:style-name="T912">еред сказуемым часто </text:span><text:span text:style-name="T914">стоят</text:span><text:span text:style-name="T912"> маячки времени </text:span><text:span text:style-name="T918">(</text:span><text:span text:style-name="T912">наречия частности</text:span><text:span text:style-name="T918">)</text:span><text:span text:style-name="T913">:</text:span></text:p>
      <text:list xml:id="list475414075" text:style-name="L11">
        <text:list-item>
          <text:p text:style-name="P1735">always - <text:span text:style-name="T790">всегда</text:span>;</text:p>
        </text:list-item>
        <text:list-item>
          <text:p text:style-name="P1735">usually - <text:span text:style-name="T790">обычно</text:span>;</text:p>
        </text:list-item>
        <text:list-item>
          <text:p text:style-name="P1735">often - <text:span text:style-name="T790">часто</text:span>;</text:p>
        </text:list-item>
        <text:list-item>
          <text:p text:style-name="P1735">sometimes - <text:span text:style-name="T790">иногда</text:span>;</text:p>
        </text:list-item>
        <text:list-item>
          <text:p text:style-name="P1735">never — <text:span text:style-name="T790">никогда</text:span>.</text:p>
        </text:list-item>
      </text:list>
      <text:p text:style-name="P26"/>
      <text:p text:style-name="P677"><text:span text:style-name="T554">I </text:span><text:span text:style-name="T673">always</text:span><text:span text:style-name="T554"> wash my hands before eating — Я всегда мою руки перед едой.</text:span></text:p>
      <text:p text:style-name="P676"/>
      <text:p text:style-name="P2">Отрицания в Present Simple</text:p>
      <text:p text:style-name="P2"/>
      <text:p text:style-name="P747"><text:span text:style-name="T796">Использу</text:span><text:span text:style-name="T797">ю</text:span><text:span text:style-name="T796">тся чтобы сказать о том, что что-</text:span><text:span text:style-name="T837">то</text:span><text:span text:style-name="T796">:</text:span></text:p>
      <text:list xml:id="list1901211951" text:style-name="L12">
        <text:list-item>
          <text:p text:style-name="P1740">не является фактом настоящего <text:span text:style-name="T1270">или истиной</text:span>;</text:p>
        </text:list-item>
        <text:list-item>
          <text:p text:style-name="P1740">не происходит с какой-то регулярностью.</text:p>
        </text:list-item>
      </text:list>
      <text:p text:style-name="P740"/>
      <text:p text:style-name="P739">За отрицание отвечает частица <text:span text:style-name="T554">not</text:span>, которая идет в паре со вспомогательным глаголом <text:span text:style-name="T554">do</text:span>.</text:p>
      <text:p text:style-name="P739">Если подлежащее <text:span text:style-name="T554">he/she/it</text:span>, то испольузется <text:span text:style-name="T554">does</text:span>. <text:span text:style-name="T1235">Смысловой глагол без изменений.</text:span></text:p>
      <text:p text:style-name="P738"/>
      <text:p text:style-name="P218">People <text:span text:style-name="T3">do </text:span><text:span text:style-name="T385">not</text:span> <text:span text:style-name="T26">live</text:span> in space — Люди не живут в космосе.</text:p>
      <text:p text:style-name="P218">Water <text:span text:style-name="T3">does </text:span><text:span text:style-name="T385">not</text:span> <text:span text:style-name="T26">boil</text:span> at 50 degrees Celsius — Вода не кипит при 50 грудусах.</text:p>
      <text:p text:style-name="P218"/>
      <text:p text:style-name="P1299"><text:span text:style-name="T794">Практически всегда </text:span><text:span text:style-name="T640">do/</text:span><text:span text:style-name="T641">does</text:span><text:span text:style-name="T640"> not</text:span><text:span text:style-name="T794"> использу</text:span><text:span text:style-name="T795">е</text:span><text:span text:style-name="T794">тся в сокращении: </text:span></text:p>
      <text:p text:style-name="P405"/>
      <text:p text:style-name="P220">We don`t drink whisky — Мы не пьем виски. </text:p>
      <text:p text:style-name="P232">He doesn`t drink tea — Он не пьет чай.</text:p>
      <text:p text:style-name="P423"/>
      <text:p text:style-name="P423">Вопросы в Present Simple</text:p>
      <text:p text:style-name="P219"/>
      <text:p text:style-name="P371">Используюся чтобы:</text:p>
      <text:list xml:id="list902411787" text:style-name="L13">
        <text:list-item>
          <text:p text:style-name="P1696">узнать о фактах настоящего;</text:p>
        </text:list-item>
        <text:list-item>
          <text:p text:style-name="P1696">о событиях, которые происходят с какой-то регулярностью.</text:p>
        </text:list-item>
      </text:list>
      <text:p text:style-name="P370"><text:soft-page-break/>Вопрос задается с помощью вспомогательного глагола <text:span text:style-name="T554">do/</text:span><text:span text:style-name="T562">does</text:span>, который ставится перед подлежащим. Смысловой глагол без изменений (в начальной форме).</text:p>
      <text:p text:style-name="P1390"/>
      <text:p text:style-name="P745"><text:span text:style-name="T5">Do</text:span><text:span text:style-name="T793"> you </text:span><text:span text:style-name="T32">like</text:span><text:span text:style-name="T793"> action movies? </text:span><text:span text:style-name="T626">— </text:span><text:span text:style-name="T793">Тебе нравятся экшен фильмы? </text:span></text:p>
      <text:p text:style-name="P81"><text:span text:style-name="T1273">What books </text:span><text:span text:style-name="T6">do</text:span><text:span text:style-name="T1273"> you </text:span><text:span text:style-name="T36">read</text:span><text:span text:style-name="T1273">? </text:span><text:span text:style-name="T1284">—</text:span><text:span text:style-name="T1273"> Какие книги тебе нравятся?</text:span></text:p>
      <text:p text:style-name="P227"/>
      <text:p text:style-name="P417">Present Continuous</text:p>
      <text:p text:style-name="P372"/>
      <text:p text:style-name="P372">Указывает на событие, происходящее именно сейчас и которое <text:span text:style-name="T1436">еще не закончилось</text:span>.</text:p>
      <text:p text:style-name="P376">Состоит из связки вспомогательного глагола <text:span text:style-name="T554">be</text:span> и смыслового с окончанием <text:span text:style-name="T554">-ing</text:span>:</text:p>
      <text:p text:style-name="P373"/>
      <text:p text:style-name="P221">She <text:span text:style-name="T1240">is</text:span> driv<text:span text:style-name="T1240">ing</text:span> to work. <text:span text:style-name="T1310">—</text:span> Она (сейчас) едет на работу.</text:p>
      <text:p text:style-name="P223">You <text:span text:style-name="T1240">are</text:span> do<text:span text:style-name="T1240">ing</text:span> great! <text:span text:style-name="T1310">—</text:span> У тебя отлично получается!</text:p>
      <text:p text:style-name="P372"/>
      <text:p text:style-name="P788"><text:span text:style-name="T800">Если глагол заканчивается на </text:span><text:span text:style-name="T632">-e</text:span><text:span text:style-name="T800">, то при добавлении </text:span><text:span text:style-name="T632">-ing</text:span><text:span text:style-name="T800"> она выпадает: </text:span><text:span text:style-name="T632">make → making.</text:span></text:p>
      <text:p text:style-name="P375">Если глагол заканчивается на <text:span text:style-name="T554">-ie</text:span>, то при добавлении <text:span text:style-name="T554">-ing</text:span> оно меняется на <text:span text:style-name="T554">-y</text:span>: <text:span text:style-name="T554">lie → lying. </text:span></text:p>
      <text:p text:style-name="P222"/>
      <text:p text:style-name="P375">Если глагол из 1 слога, с одной гласной буквой, после которой солгасная, то при </text:p>
      <text:p text:style-name="P788"><text:span text:style-name="T800">добавлении </text:span><text:span text:style-name="T632">-ing</text:span><text:span text:style-name="T800"> согласная удваивается: </text:span><text:span text:style-name="T632">hit → hitting, sit → sitting.</text:span></text:p>
      <text:p text:style-name="P374"/>
      <text:p text:style-name="P789"><text:span text:style-name="T800">В </text:span><text:span text:style-name="T793">окончании </text:span><text:span text:style-name="T625">-ing</text:span><text:span text:style-name="T793"> буква </text:span><text:span text:style-name="T625">g</text:span><text:span text:style-name="T793"> не произносится. Сочетание </text:span><text:span text:style-name="T625">ng</text:span><text:span text:style-name="T793"> образет необычный звук, которого нет в русском языке — носовой </text:span><text:span text:style-name="T625">n</text:span><text:span text:style-name="T793"> (при произнесении пускается воздух через нос).</text:span></text:p>
      <text:p text:style-name="P376"/>
      <text:p text:style-name="P377"><text:span text:style-name="T1314">Слова-м</text:span>аячки Present Continuous:</text:p>
      <text:list xml:id="list3727492671" text:style-name="L14">
        <text:list-item>
          <text:p text:style-name="P1697">look — смотри;</text:p>
        </text:list-item>
        <text:list-item>
          <text:p text:style-name="P1697">now — сейчас (обычно в конце);</text:p>
        </text:list-item>
        <text:list-item>
          <text:p text:style-name="P1697">at the moment — в этот момент (обычно в конце).</text:p>
        </text:list-item>
      </text:list>
      <text:p text:style-name="P374"/>
      <text:p text:style-name="P223">I am working right <text:span text:style-name="T1240">now</text:span>. — Прямо сейчас я работаю.</text:p>
      <text:p text:style-name="P223"><text:span text:style-name="T1240">Look</text:span> out of the window! It`s raining. — Посмотри в окно. Идет дождь.</text:p>
      <text:p text:style-name="P378"/>
      <text:p text:style-name="P416">Отрицания в Present Continuous</text:p>
      <text:p text:style-name="P416"/>
      <text:p text:style-name="P379">Используется чтобы сказать, что что-то не происходит именно сейчас.</text:p>
      <text:p text:style-name="P379">Для этого к глаголу <text:span text:style-name="T554">be</text:span> добавляется частица <text:span text:style-name="T554">not</text:span>.</text:p>
      <text:p text:style-name="P379"/>
      <text:p text:style-name="P224">I`m not listening to you. <text:span text:style-name="T1312">—</text:span> Я не слушаю тебя.</text:p>
      <text:p text:style-name="P224">He isn`t cleaning the carpet. <text:span text:style-name="T1312">—</text:span> Он не чистит ковер.</text:p>
      <text:p text:style-name="P224"/>
      <text:p text:style-name="P420">Вопросы в Present Continuous</text:p>
      <text:p text:style-name="P225"/>
      <text:p text:style-name="P1591"><text:span text:style-name="T838">Здесь использ</text:span><text:span text:style-name="T840">уются</text:span><text:span text:style-name="T838"> теже правила, что при составлении вопросов в Present Simple, </text:span></text:p>
      <text:p text:style-name="P1591"><text:span text:style-name="T841">но </text:span><text:span text:style-name="T839">только по отношению к глаголу</text:span><text:span text:style-name="T838"> </text:span><text:span text:style-name="T651">be</text:span><text:span text:style-name="T838">, </text:span><text:span text:style-name="T839">а не</text:span><text:span text:style-name="T652"> do</text:span><text:span text:style-name="T838">:</text:span></text:p>
      <text:p text:style-name="P1590"/>
      <text:p text:style-name="P225">Am I listening? <text:span text:style-name="T1312">—</text:span> Я слушаю?</text:p>
      <text:p text:style-name="P225">Are you playing? Yes, I am. <text:span text:style-name="T1312">—</text:span> Ты играешь? Да.</text:p>
      <text:p text:style-name="P225"/>
      <text:p text:style-name="P225">Where is he going? <text:span text:style-name="T1312">—</text:span> Куда он идет?</text:p>
      <text:p text:style-name="P226">What book is she reading? <text:span text:style-name="T1312">— </text:span>Какую книгу она читает? <text:span text:style-name="T1313">(сейчас)</text:span></text:p>
      <text:p text:style-name="P226"/>
      <text:p text:style-name="P431"/>
      <text:p text:style-name="P1589"><text:span text:style-name="T842">Глаголы, которые не использ</text:span><text:span text:style-name="T845">уются</text:span><text:span text:style-name="T842"> в </text:span><text:span text:style-name="T843">Continuous</text:span></text:p>
      <text:p text:style-name="P418"/>
      <text:p text:style-name="P380">Это глаголы, обозначающие состояние, которое не меняется под дейст<text:span text:style-name="T1608">в</text:span>ием момента.</text:p>
      <text:p text:style-name="P1400"><text:span text:style-name="T805">Как правило это </text:span><text:span text:style-name="T806">описание</text:span><text:span text:style-name="T805"> чувств или мыслей. </text:span></text:p>
      <text:p text:style-name="P381"/>
      <text:p text:style-name="P1402"><text:span text:style-name="T806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821">(могут </text:span><text:span text:style-name="T822">встречаться </text:span><text:span text:style-name="T821">с </text:span><text:span text:style-name="T645">-ing </text:span><text:span text:style-name="T821">в форме герундия)</text:span><text:span text:style-name="T806">:</text:span></text:p>
      <text:p text:style-name="P382"/>
      <text:p text:style-name="P383">Глаголы восприятия:</text:p>
      <text:list xml:id="list1546727988" text:style-name="L15">
        <text:list-item>
          <text:p text:style-name="P1698">see — видеть;</text:p>
        </text:list-item>
        <text:list-item>
          <text:p text:style-name="P1698">hear — слышать;</text:p>
        </text:list-item>
        <text:list-item>
          <text:p text:style-name="P1698">feel — чувствовать <text:span text:style-name="T1609">себя</text:span>;</text:p>
        </text:list-item>
        <text:list-item>
          <text:p text:style-name="P1698">taste — чувствовать вкус (пробовать);</text:p>
        </text:list-item>
        <text:list-item>
          <text:p text:style-name="P1698">smell — чувствовать запах (нюхать).</text:p>
        </text:list-item>
      </text:list>
      <text:p text:style-name="P382"/>
      <text:p text:style-name="P383">Глаголы для выражения мнения:</text:p>
      <text:list xml:id="list1940581299" text:style-name="L16">
        <text:list-item>
          <text:p text:style-name="P1699">belive — верить;</text:p>
        </text:list-item>
        <text:list-item>
          <text:p text:style-name="P1699">doubt — сомневаться;</text:p>
        </text:list-item>
        <text:list-item>
          <text:p text:style-name="P1699">think — думать.</text:p>
        </text:list-item>
      </text:list>
      <text:p text:style-name="P384"/>
      <text:p text:style-name="P383">Глаголы, показывающие состояние мыслей:</text:p>
      <text:list xml:id="list2014424637" text:style-name="L17">
        <text:list-item>
          <text:p text:style-name="P1700">forget — забывать;</text:p>
        </text:list-item>
        <text:list-item>
          <text:p text:style-name="P1700">imagine — представлять;</text:p>
        </text:list-item>
        <text:list-item>
          <text:p text:style-name="P1700">know — знать;</text:p>
        </text:list-item>
        <text:list-item>
          <text:p text:style-name="P1700">understand — понимать.</text:p>
        </text:list-item>
      </text:list>
      <text:p text:style-name="P382"/>
      <text:p text:style-name="P385">Глаголы, указывающие на эмоции и желания:</text:p>
      <text:list xml:id="list1483592349" text:style-name="L18">
        <text:list-item>
          <text:p text:style-name="P1701">love — любить;</text:p>
        </text:list-item>
        <text:list-item>
          <text:p text:style-name="P1701">like — нравиться;</text:p>
        </text:list-item>
        <text:list-item>
          <text:p text:style-name="P1701">hate — ненавидеть;</text:p>
        </text:list-item>
        <text:list-item>
          <text:p text:style-name="P1701">hope — надеяться;</text:p>
        </text:list-item>
        <text:list-item>
          <text:p text:style-name="P1701">want — хотеть;</text:p>
        </text:list-item>
        <text:list-item>
          <text:p text:style-name="P1701">wish — желать.</text:p>
        </text:list-item>
      </text:list>
      <text:p text:style-name="P386"/>
      <text:p text:style-name="P385">Другие глаголы:</text:p>
      <text:list xml:id="list2517825474" text:style-name="L19">
        <text:list-item>
          <text:p text:style-name="P1702">look — выглядеть;</text:p>
        </text:list-item>
        <text:list-item>
          <text:p text:style-name="P1702">have — иметь.</text:p>
        </text:list-item>
      </text:list>
      <text:p text:style-name="P386"/>
      <text:p text:style-name="P230">I think Amy is a strange girl. - Я думаю, Эмми странная девушка.</text:p>
      <text:p text:style-name="P230">Do you know this man? - Вы знаете этого мужчину?</text:p>
      <text:p text:style-name="P230">You look great! - Ты выглядишь отлично!</text:p>
      <text:p text:style-name="P421"/>
      <text:p text:style-name="P421">Present Perfect</text:p>
      <text:p text:style-name="P387"/>
      <text:p text:style-name="P790"><text:span text:style-name="T813">У</text:span><text:span text:style-name="T809">казывает на дейсвтие совершенное когда-то в прошлом, но подчеркивает, что результат важен сейчас </text:span><text:span text:style-name="T810">(т. е. к какому </text:span><text:span text:style-name="T1038">результату</text:span><text:span text:style-name="T810"> в итоге это привело)</text:span><text:span text:style-name="T809">.</text:span></text:p>
      <text:p text:style-name="P388"/>
      <text:p text:style-name="P1395"><text:span text:style-name="T809">С</text:span><text:span text:style-name="T812">остоит и</text:span><text:span text:style-name="T814">з </text:span><text:span text:style-name="T815">2х частей:</text:span><text:span text:style-name="T812"> вспомогат</text:span><text:span text:style-name="T815">ельного</text:span><text:span text:style-name="T812"> глагола </text:span><text:span text:style-name="T642">have</text:span><text:span text:style-name="T812"> и смыслового глагола </text:span></text:p>
      <text:p text:style-name="P1395"><text:span text:style-name="T812">в 3й форме (</text:span><text:span text:style-name="T820">передает значение</text:span><text:span text:style-name="T816"> «сделанный»</text:span><text:span text:style-name="T812">).</text:span></text:p>
      <text:p text:style-name="P790"><text:soft-page-break/><text:span text:style-name="T809">На русский язык Present Perfect переводится в прошлом </text:span><text:span text:style-name="T811">(иногда настоящ</text:span><text:span text:style-name="T813">и</text:span><text:span text:style-name="T811">м, </text:span><text:span text:style-name="T813">для удобства</text:span><text:span text:style-name="T811">)</text:span><text:span text:style-name="T809">, </text:span></text:p>
      <text:p text:style-name="P389">а в английском принадлежит к катергории настоящих времен.</text:p>
      <text:p text:style-name="P389"/>
      <text:p text:style-name="P27"><text:span text:style-name="T1278">I </text:span><text:span text:style-name="T1292">have</text:span><text:span text:style-name="T1273"> already </text:span><text:span text:style-name="T1292">seen</text:span><text:span text:style-name="T1273"> this movie. </text:span><text:span text:style-name="T1279">—</text:span><text:span text:style-name="T1273"> Я уже видел этот фильм (просмотрел, т. е. опыт).</text:span></text:p>
      <text:p text:style-name="P27"><text:span text:style-name="T1273">You </text:span><text:span text:style-name="T1292">have</text:span><text:span text:style-name="T1273"> </text:span><text:span text:style-name="T1292">broken</text:span><text:span text:style-name="T1273"> the vase. </text:span><text:span text:style-name="T1279">— </text:span><text:span text:style-name="T1273">Ты разбил вазу. (есть очевидный результат, кот. случился ранее) </text:span></text:p>
      <text:p text:style-name="P28"><text:span text:style-name="T1280">It`s the fitst time I </text:span><text:span text:style-name="T1293">have</text:span><text:span text:style-name="T1280"> </text:span><text:span text:style-name="T1293">driven</text:span><text:span text:style-name="T1280"> a car — Это впервые, когда я веду машину. (в настоящем)</text:span></text:p>
      <text:p text:style-name="P396"/>
      <text:p text:style-name="P397">Как проявляется результат:</text:p>
      <text:list xml:id="list1589021906" text:style-name="L20">
        <text:list-item>
          <text:p text:style-name="P1742"><text:span text:style-name="T847">это </text:span><text:span text:style-name="T846">очевидные изменения;</text:span></text:p>
        </text:list-item>
        <text:list-item>
          <text:p text:style-name="P1741"><text:span text:style-name="T810">полученный </text:span><text:span text:style-name="T814">ранее</text:span><text:span text:style-name="T810"> опыт или впечатления;</text:span></text:p>
        </text:list-item>
        <text:list-item>
          <text:p text:style-name="P1703">недавно произошедшие события или новая информация.</text:p>
        </text:list-item>
      </text:list>
      <text:p text:style-name="P390"/>
      <text:p text:style-name="P390">Также Present Perfect используют, если что-то произошло впервые:</text:p>
      <text:p text:style-name="P390"/>
      <text:p text:style-name="P228">It`s the first time something has happend. - Этой первый раз, когда что-то произошло.</text:p>
      <text:p text:style-name="P228">(вместо first можно указать любое порядковое число: second, third)</text:p>
      <text:p text:style-name="P390"/>
      <text:p text:style-name="P390">Present Perferct — яркий пример того, что нельзя переводить английские </text:p>
      <text:p text:style-name="P271"><text:span text:style-name="T1277">предложения слово в слово: </text:span><text:span text:style-name="T656">I have done. </text:span><text:span text:style-name="T643">—</text:span><text:span text:style-name="T656"> Я сделал (</text:span><text:span text:style-name="T670">досл. </text:span><text:span text:style-name="T656">Я имею сделанным).</text:span></text:p>
      <text:p text:style-name="P482"/>
      <text:p text:style-name="P785"><text:span text:style-name="T901">Есть </text:span><text:span text:style-name="T902">два</text:span><text:span text:style-name="T901"> варианта образования 3й формы глагола:</text:span></text:p>
      <text:list xml:id="list327084091" text:style-name="L21">
        <text:list-item>
          <text:p text:style-name="P1704">если глагол правильный, то добавляем к его начальной форме окончание <text:span text:style-name="T554">-ed</text:span>;</text:p>
        </text:list-item>
        <text:list-item>
          <text:p text:style-name="P1704">если неправильный, то находим в таблице неправильных глаголов.</text:p>
        </text:list-item>
      </text:list>
      <text:p text:style-name="P432"/>
      <text:p text:style-name="P1125"><text:span text:style-name="T848">Н</text:span><text:span text:style-name="T849">еправильны</text:span><text:span text:style-name="T848">й</text:span><text:span text:style-name="T849"> глагол </text:span><text:span text:style-name="T848">это </text:span><text:span text:style-name="T849">тот, который во 2й или 3й форме </text:span><text:span text:style-name="T863">записывается</text:span><text:span text:style-name="T849"> </text:span><text:span text:style-name="T863">по особенному</text:span><text:span text:style-name="T849">. </text:span></text:p>
      <text:p text:style-name="P433">Самые популярные неправильные глаголы нужно заучить (см. таблицу ниже).</text:p>
      <text:p text:style-name="P432"/>
      <text:p text:style-name="P435">Слова-маячки Present Perfect:</text:p>
      <text:list xml:id="list885538651" text:style-name="L22">
        <text:list-item>
          <text:p text:style-name="P1705">just — только что;</text:p>
        </text:list-item>
        <text:list-item>
          <text:p text:style-name="P1705">already — уже;</text:p>
        </text:list-item>
        <text:list-item>
          <text:p text:style-name="P1705">yet — еще не;</text:p>
        </text:list-item>
      </text:list>
      <text:p text:style-name="P437"/>
      <text:p text:style-name="P1126"><text:span text:style-name="T657">Just</text:span><text:span text:style-name="T850"> и </text:span><text:span text:style-name="T657">already</text:span><text:span text:style-name="T850"> используются в утверждениях. </text:span><text:span text:style-name="T657">Yet</text:span><text:span text:style-name="T850"> — в вопросах и отрицаниях</text:span><text:span text:style-name="T851">. </text:span></text:p>
      <text:p text:style-name="P1369"><text:span text:style-name="T851">(</text:span><text:span text:style-name="T671">already</text:span><text:span text:style-name="T898"> также </text:span><text:span text:style-name="T897">иногда можно встретить</text:span><text:span text:style-name="T898"> в вопросах).</text:span></text:p>
      <text:p text:style-name="P439"/>
      <text:p text:style-name="P438">Место <text:span text:style-name="T554">just</text:span>, <text:span text:style-name="T554">already</text:span> в предложении — между <text:span text:style-name="T554">have</text:span> и 3й формой глагола. </text:p>
      <text:p text:style-name="P438">Слово <text:span text:style-name="T554">yet</text:span> стоит <text:span text:style-name="T1425">всегда </text:span>в конце предложения.</text:p>
      <text:p text:style-name="P436"/>
      <text:p text:style-name="P233">I have <text:span text:style-name="T1240">just</text:span> eaten a sandwich. <text:span text:style-name="T1315">—</text:span> Я только что съел бутерброд.</text:p>
      <text:p text:style-name="P233">We have n<text:span text:style-name="T1318">o</text:span>t finished <text:span text:style-name="T1240">yet</text:span>. <text:span text:style-name="T1315">—</text:span> Мы еще не закончили.</text:p>
      <text:p text:style-name="P434"/>
      <text:p text:style-name="P786"><text:span text:style-name="T851">Другие </text:span><text:span text:style-name="T904">маячки</text:span><text:span text:style-name="T851"> </text:span><text:span text:style-name="T903">Present Perfect</text:span><text:span text:style-name="T851">:</text:span></text:p>
      <text:list xml:id="list790567209" text:style-name="L23">
        <text:list-item>
          <text:p text:style-name="P1706">ever — когда-либо;</text:p>
        </text:list-item>
        <text:list-item>
          <text:p text:style-name="P1706">never — никогда;</text:p>
        </text:list-item>
        <text:list-item>
          <text:p text:style-name="P1706">recently — в последнее время;</text:p>
        </text:list-item>
        <text:list-item>
          <text:p text:style-name="P1706">these days — в последние дни;</text:p>
        </text:list-item>
        <text:list-item>
          <text:p text:style-name="P1752"><text:span text:style-name="T851">словосочетани</text:span><text:span text:style-name="T905">я</text:span><text:span text:style-name="T851"> с this (this mornig, this week).</text:span></text:p>
        </text:list-item>
      </text:list>
      <text:p text:style-name="P439"/>
      <text:p text:style-name="P439">Место <text:span text:style-name="T554">ever</text:span>, <text:span text:style-name="T554">never</text:span> — перед 3й формой глагола, <text:span text:style-name="T1317">а</text:span> <text:span text:style-name="T554">recently</text:span>, <text:span text:style-name="T554">these days</text:span> и </text:p>
      <text:p text:style-name="P439">словосочетания с <text:span text:style-name="T554">this</text:span> — в конце предложения.</text:p>
      <text:p text:style-name="P234"><text:soft-page-break/>I <text:span text:style-name="T1318">ha</text:span>ve <text:span text:style-name="T1240">never</text:span> been to New York. <text:span text:style-name="T1316">— </text:span>Я никогда не был в Нью Йорке.</text:p>
      <text:p text:style-name="P234">I <text:span text:style-name="T1318">ha</text:span>ve worked a lot <text:span text:style-name="T1240">these days</text:span>. <text:span text:style-name="T1316">—</text:span> Я много работал в эти дни.</text:p>
      <text:p text:style-name="P440"/>
      <text:p text:style-name="P429">Отрицания в Present Perfect</text:p>
      <text:p text:style-name="P441"/>
      <text:p text:style-name="P442">Используются, когда хотят сказать:</text:p>
      <text:list xml:id="list501494226" text:style-name="L24">
        <text:list-item>
          <text:p text:style-name="P1707">об отсутствии ожидаемого результата;</text:p>
        </text:list-item>
        <text:list-item>
          <text:p text:style-name="P1707">о том, чего автор никогда не делал или не испытывал.</text:p>
        </text:list-item>
      </text:list>
      <text:p text:style-name="P441"/>
      <text:p text:style-name="P441">Для этого ставится частица <text:span text:style-name="T554">not</text:span> после вспомогательного глагола <text:span text:style-name="T554">have</text:span>.</text:p>
      <text:p text:style-name="P441"/>
      <text:p text:style-name="P441">Также отрицательным считается предложение со словом <text:span text:style-name="T554">never</text:span>, которое передает отрицательный контекст.</text:p>
      <text:p text:style-name="P441"/>
      <text:p text:style-name="P1127"><text:span text:style-name="T852">В </text:span><text:span text:style-name="T846">отрицаниях почти всегда используется сокращенная форма глагола </text:span><text:span text:style-name="T656">haven`t</text:span><text:span text:style-name="T846">.</text:span></text:p>
      <text:p text:style-name="P1128"><text:span text:style-name="T864">Сокращени</text:span><text:span text:style-name="T896">е</text:span><text:span text:style-name="T864"> </text:span><text:span text:style-name="T659">`ve not</text:span><text:span text:style-name="T864"> не используется.</text:span></text:p>
      <text:p text:style-name="P443"/>
      <text:p text:style-name="P235">I have<text:span text:style-name="T427">n</text:span><text:span text:style-name="T431">`</text:span><text:span text:style-name="T427">t</text:span> expected that. <text:span text:style-name="T1316">—</text:span> Я этого не ожидал.</text:p>
      <text:p text:style-name="P235">I<text:span text:style-name="T1318">`</text:span>ve <text:span text:style-name="T427">never</text:span> seen this movie before. <text:span text:style-name="T1316">— </text:span>Я до этого не видел этот фильм. </text:p>
      <text:p text:style-name="P428"/>
      <text:p text:style-name="P428">Вопросы в Present Perfect</text:p>
      <text:p text:style-name="P236"/>
      <text:p text:style-name="P444">Используются, если хоят узнать:</text:p>
      <text:list xml:id="list1098286791" text:style-name="L25">
        <text:list-item>
          <text:p text:style-name="P1708">сделано ли дело к этом моменту, каким образом оно сделано;</text:p>
        </text:list-item>
        <text:list-item>
          <text:p text:style-name="P1753"><text:span text:style-name="T864">имеет ли человек определенный опыт </text:span><text:span text:style-name="T862">или совершил ли он </text:span><text:span text:style-name="T865">нужное</text:span><text:span text:style-name="T862"> действие</text:span><text:span text:style-name="T864">;</text:span></text:p>
        </text:list-item>
      </text:list>
      <text:p text:style-name="P443"/>
      <text:p text:style-name="P1128">Для этого используется уже знакомая схема. Глагол <text:span text:style-name="T554">have</text:span> ставится перед по<text:span text:style-name="T1322">д</text:span>л<text:span text:style-name="T1322">е</text:span>ж<text:span text:style-name="T1322">а</text:span>щим.</text:p>
      <text:p text:style-name="P1128"/>
      <text:p text:style-name="P237">Why have you done it? <text:span text:style-name="T1316">—</text:span> Зачем ты это сделал?</text:p>
      <text:p text:style-name="P1368"><text:span text:style-name="T667">Ha</text:span><text:span text:style-name="T668">s</text:span><text:span text:style-name="T667"> </text:span><text:span text:style-name="T668">he</text:span><text:span text:style-name="T667"> ever been to Rome? </text:span><text:span text:style-name="T669">—</text:span><text:span text:style-name="T667"> </text:span><text:span text:style-name="T668">Он</text:span><text:span text:style-name="T667"> бывал в Риме?</text:span></text:p>
      <text:p text:style-name="P237"/>
      <text:p text:style-name="P419">Present Perfect Continuous</text:p>
      <text:p text:style-name="P445"/>
      <text:p text:style-name="P447">Для того, чтобы использовать, нужно чтобы совпало сразу несколько условий:</text:p>
      <text:list xml:id="list2153452691" text:style-name="L26">
        <text:list-item>
          <text:p text:style-name="P1754"><text:span text:style-name="T853">действие не закончено либо закончено не</text:span><text:span text:style-name="T857">давно</text:span><text:span text:style-name="T853">;</text:span></text:p>
        </text:list-item>
        <text:list-item>
          <text:p text:style-name="P1754"><text:span text:style-name="T853">известн</text:span><text:span text:style-name="T857">а его продолжительность </text:span><text:span text:style-name="T871">(обычно из контекста предложения)</text:span><text:span text:style-name="T857">.</text:span></text:p>
        </text:list-item>
      </text:list>
      <text:p text:style-name="P446"/>
      <text:p text:style-name="P451">Схема состоит из 3х частей: вспомогательного глагола <text:span text:style-name="T554">have</text:span>, слова <text:span text:style-name="T554">been</text:span> <text:span text:style-name="T1429">(особая форма </text:span></text:p>
      <text:p text:style-name="P451"><text:span text:style-name="T1429">глагола </text:span><text:span text:style-name="T573">be</text:span><text:span text:style-name="T1429">) </text:span>и смыслового глагола с окончанием <text:span text:style-name="T554">-ing</text:span>. </text:p>
      <text:p text:style-name="P449"/>
      <text:p text:style-name="P1138"><text:span text:style-name="T846">На русский </text:span><text:span text:style-name="T855">язык </text:span><text:span text:style-name="T817">Present Perfect Continuous</text:span><text:span text:style-name="T844"> </text:span><text:span text:style-name="T846">переводится настоящим временем</text:span></text:p>
      <text:p text:style-name="P1131"><text:span text:style-name="T854">(редко в прошлом). </text:span><text:span text:style-name="T855">При этом все </text:span><text:span text:style-name="T906">три</text:span><text:span text:style-name="T855"> части </text:span><text:span text:style-name="T856">переводятся</text:span><text:span text:style-name="T855"> одним словом.</text:span></text:p>
      <text:p text:style-name="P448"/>
      <text:p text:style-name="P29"><text:span text:style-name="T1272">I </text:span><text:span text:style-name="T1292">have been learning</text:span><text:span text:style-name="T1272"> English for 2 years. </text:span><text:span text:style-name="T1297">—</text:span><text:span text:style-name="T1272"> Я </text:span><text:span text:style-name="T1292">учу</text:span><text:span text:style-name="T1272"> английский уже 2 года (и еще не закончил).</text:span></text:p>
      <text:p text:style-name="P29"><text:span text:style-name="T1272">We </text:span><text:span text:style-name="T1292">have been cleaning</text:span><text:span text:style-name="T1272"> the flat the whole morning. </text:span><text:span text:style-name="T1297">— </text:span><text:span text:style-name="T1272">Мы </text:span><text:span text:style-name="T1292">убирали</text:span><text:span text:style-name="T1272"> </text:span><text:span text:style-name="T1298">квартиру все утро.</text:span></text:p>
      <text:p text:style-name="P450"/>
      <text:p text:style-name="P452">Формы глагола <text:span text:style-name="T554">have</text:span> <text:span text:style-name="T554">verb-ing</text:span> (подобно <text:span text:style-name="T554">am/is/are verb-ing</text:span>, как в Continuous) не существует.</text:p>
      <text:p text:style-name="P452">Если у смыслового глагола окончание<text:span text:style-name="T554"> -ing</text:span>, то <text:span text:style-name="T554">have</text:span> применяется только с <text:span text:style-name="T554">been</text:span>.</text:p>
      <text:p text:style-name="P452"/>
      <text:p text:style-name="P1476"><text:span text:style-name="T857">С</text:span><text:span text:style-name="T846">лова-маячки Present Perfect Continuous:</text:span></text:p>
      <text:list xml:id="list1295754948" text:style-name="L27">
        <text:list-item>
          <text:p text:style-name="P1709"><text:soft-page-break/>for — в течении;</text:p>
        </text:list-item>
        <text:list-item>
          <text:p text:style-name="P1709">since — с какого-то времени;</text:p>
        </text:list-item>
        <text:list-item>
          <text:p text:style-name="P1709">how long — как долго.</text:p>
        </text:list-item>
      </text:list>
      <text:p text:style-name="P454"/>
      <text:p text:style-name="P453">Дополнительно могут использоваться указатели периода:</text:p>
      <text:list xml:id="list4055546611" text:style-name="L28">
        <text:list-item>
          <text:p text:style-name="P1710">all — весь (день/год);</text:p>
        </text:list-item>
        <text:list-item>
          <text:p text:style-name="P1710">the whole — целый (день/вечер); </text:p>
        </text:list-item>
      </text:list>
      <text:p text:style-name="P448"/>
      <text:p text:style-name="P31"><text:span text:style-name="T1272">He</text:span><text:span text:style-name="T1299">`</text:span><text:span text:style-name="T1273">s been playing</text:span><text:span text:style-name="T1272"> for an hour. — Он </text:span><text:span text:style-name="T1273">играет</text:span><text:span text:style-name="T1272"> уже час </text:span><text:span text:style-name="T1299">(в течении часа).</text:span></text:p>
      <text:p text:style-name="P32"><text:span text:style-name="T1299">W</text:span><text:span text:style-name="T1272">e`</text:span><text:span text:style-name="T1273">ve been staying</text:span><text:span text:style-name="T1272"> in this hotel since Tuesday. </text:span><text:span text:style-name="T1300">— </text:span><text:span text:style-name="T1272">Мы </text:span><text:span text:style-name="T1273">находимся</text:span><text:span text:style-name="T1272"> в этом отеле со вторника.</text:span></text:p>
      <text:p text:style-name="P455"/>
      <text:p text:style-name="P1134"><text:span text:style-name="T858">В утверждениях глагол </text:span><text:span text:style-name="T658">have</text:span><text:span text:style-name="T858"> </text:span><text:span text:style-name="T859">часто</text:span><text:span text:style-name="T858"> сокращают до </text:span><text:span text:style-name="T658">`ve</text:span><text:span text:style-name="T858">, а </text:span><text:span text:style-name="T658">has</text:span><text:span text:style-name="T858"> — до </text:span><text:span text:style-name="T658">`s</text:span><text:span text:style-name="T858"> (лего перепутать с </text:span><text:span text:style-name="T658">is</text:span><text:span text:style-name="T858">, посему здесь вспомогательный глагол можно понять только по контексту).</text:span></text:p>
      <text:p text:style-name="P456"/>
      <text:p text:style-name="P1133"><text:span text:style-name="T858">Е</text:span><text:span text:style-name="T846">сли используется глагол </text:span><text:span text:style-name="T656">be</text:span><text:span text:style-name="T846"> или глаголы состояния, которые не стоят в Continuous</text:span><text:span text:style-name="T868">,</text:span><text:span text:style-name="T846"> </text:span></text:p>
      <text:p text:style-name="P1484"><text:span text:style-name="T867">то </text:span><text:span text:style-name="T907">Present Perfect Continuous</text:span><text:span text:style-name="T867"> будет в </text:span><text:span text:style-name="T907">форме</text:span><text:span text:style-name="T867"> Present Perfect. </text:span></text:p>
      <text:p text:style-name="P457"/>
      <text:p text:style-name="P34"><text:span text:style-name="T1273">I </text:span><text:span text:style-name="T1292">have known </text:span><text:span text:style-name="T1273">(</text:span><text:span text:style-name="T1281">а </text:span><text:span text:style-name="T1273">не have been knowing)</text:span><text:span text:style-name="T1272"> Alice for 3 years. </text:span><text:span text:style-name="T858">—</text:span><text:span text:style-name="T1272"> Я </text:span><text:span text:style-name="T1292">знаю</text:span><text:span text:style-name="T1272"> Алису уже 3 года </text:span></text:p>
      <text:p text:style-name="P36"><text:span text:style-name="T1272">I </text:span><text:span text:style-name="T1292">haven`t seen</text:span><text:span text:style-name="T1272"> Mary for years. </text:span><text:span text:style-name="T1299">— </text:span><text:span text:style-name="T1272">Я н</text:span><text:span text:style-name="T1292">е видел</text:span><text:span text:style-name="T1272"> Мэри много лет. </text:span></text:p>
      <text:p text:style-name="P457"/>
      <text:p text:style-name="P1135"><text:span text:style-name="T867">Present Perfect Continuous можно </text:span><text:span text:style-name="T908">упростить</text:span><text:span text:style-name="T867"> до Present Perfect с пом</text:span><text:span text:style-name="T866">.</text:span><text:span text:style-name="T867"> глаголов </text:span><text:span text:style-name="T660">live</text:span><text:span text:style-name="T867"> </text:span><text:span text:style-name="T866">и</text:span><text:span text:style-name="T867"> </text:span><text:span text:style-name="T660">work</text:span><text:span text:style-name="T867">:</text:span></text:p>
      <text:p text:style-name="P35"><text:span text:style-name="T1272">I`ve </text:span><text:span text:style-name="T1292">been working</text:span><text:span text:style-name="T1272"> here for 2 years → I`ve </text:span><text:span text:style-name="T1292">worked</text:span><text:span text:style-name="T1272"> here for 2 years. </text:span><text:span text:style-name="T1309">(смысл одинаковый)</text:span></text:p>
      <text:p text:style-name="P456"/>
      <text:p text:style-name="P3"><text:span text:style-name="T858">О</text:span><text:span text:style-name="T846">трицания в Present Perfect Continuous</text:span></text:p>
      <text:p text:style-name="P458"/>
      <text:p text:style-name="P1132"><text:span text:style-name="T859">Использу</text:span><text:span text:style-name="T860">ю</text:span><text:span text:style-name="T859">тся, чтобы сказать, что что-то не происходит в течении указанного времени.</text:span></text:p>
      <text:p text:style-name="P459">Для этого добавляется частица <text:span text:style-name="T554">not</text:span> после вспомогательного глагола <text:span text:style-name="T554">have</text:span>.</text:p>
      <text:p text:style-name="P459"/>
      <text:p text:style-name="P33"><text:span text:style-name="T1272">I </text:span><text:span text:style-name="T1273">have not been waiting</text:span><text:span text:style-name="T1272"> long. </text:span><text:span text:style-name="T1300">—</text:span><text:span text:style-name="T1272"> Я </text:span><text:span text:style-name="T1273">не жду</text:span><text:span text:style-name="T1272"> долго.</text:span></text:p>
      <text:p text:style-name="P448"/>
      <text:p text:style-name="P4"><text:span text:style-name="T846">Вопросы </text:span><text:span text:style-name="T861">в Present Perfect Continuous</text:span><text:span text:style-name="T846"> </text:span></text:p>
      <text:p text:style-name="P448"/>
      <text:p text:style-name="P460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60"/>
      <text:p text:style-name="P151"><text:span text:style-name="T1272">Have you been waiting long? </text:span><text:span text:style-name="T1300">— </text:span><text:span text:style-name="T1272">Вы давно ждете? </text:span></text:p>
      <text:p text:style-name="P151"><text:span text:style-name="T1272">How long have you been waiting? </text:span><text:span text:style-name="T1300">—</text:span><text:span text:style-name="T1272"> Как долго вы ждете?</text:span></text:p>
      <text:p text:style-name="P424"/>
      <text:p text:style-name="P424"><text:span text:style-name="T1325">Прошедшее. </text:span>Past</text:p>
      <text:p text:style-name="P461"/>
      <text:p text:style-name="P473">Past Perfect и Past Perfect Continuous относительно редки и <text:span text:style-name="T1332">в</text:span> рамках начального курса </text:p>
      <text:p text:style-name="P473">не проходятся. <text:span text:style-name="T1326">В художественной литературе почти всегда используется Past Simple.</text:span></text:p>
      <text:p text:style-name="P461"/>
      <text:p text:style-name="P422">Past Simple</text:p>
      <text:p text:style-name="P462"/>
      <text:p text:style-name="P464">Используется, чтобы:</text:p>
      <text:list xml:id="list549066087" text:style-name="L29">
        <text:list-item>
          <text:p text:style-name="P1755"><text:span text:style-name="T869">сообщить факты </text:span><text:span text:style-name="T870">прошлого,</text:span><text:span text:style-name="T869"> рассказать историю, </text:span><text:span text:style-name="T877">биографию</text:span><text:span text:style-name="T869">; </text:span></text:p>
        </text:list-item>
        <text:list-item>
          <text:p text:style-name="P1711">описать действие из прошлого, результат которого не важен в настоящем.</text:p>
        </text:list-item>
      </text:list>
      <text:p text:style-name="P463"/>
      <text:p text:style-name="P1139"><text:span text:style-name="T871">Для этого использются глаголы во 2й форме. </text:span><text:span text:style-name="T872">Вторая форма правильного глагола образуется добавлением окончания </text:span><text:span text:style-name="T661">-ed</text:span><text:span text:style-name="T872">. </text:span><text:span text:style-name="T880">Ф</text:span><text:span text:style-name="T872">орма </text:span><text:span text:style-name="T880">неправильного глагола </text:span><text:span text:style-name="T872">находится в таблице.</text:span></text:p>
      <text:p text:style-name="P37"><text:soft-page-break/><text:span text:style-name="T1272">Mozart </text:span><text:span text:style-name="T1292">lived</text:span><text:span text:style-name="T1272"> from 1756 to 1791 — Моцарт </text:span><text:span text:style-name="T1292">жил</text:span><text:span text:style-name="T1272"> с 1756 по 1791 год (факт прошлого). </text:span></text:p>
      <text:p text:style-name="P37"><text:span text:style-name="T1272">I </text:span><text:span text:style-name="T1292">visited</text:span><text:span text:style-name="T1272"> my parents yesterday — Вчера я </text:span><text:span text:style-name="T1292">навещал</text:span><text:span text:style-name="T1272"> родителей (действие из прошлого).</text:span></text:p>
      <text:p text:style-name="P792"/>
      <text:p text:style-name="P793">Если глагол заканчивается на глухой звук, то <text:span text:style-name="T554">-ed</text:span> читается как <text:span text:style-name="T554">t</text:span>, а если на звконкий </text:p>
      <text:p text:style-name="P793">согласный или на гласный звук — то как <text:span text:style-name="T554">d</text:span>: <text:span text:style-name="T554">worked [воркт], played [плэйд]</text:span>.</text:p>
      <text:p text:style-name="P1137"/>
      <text:p text:style-name="P791">Если глагол заканчивается на <text:span text:style-name="T554">d </text:span>или <text:span text:style-name="T554">t</text:span>, то <text:span text:style-name="T554">-ed</text:span> читается как <text:span text:style-name="T554">id</text:span>: <text:span text:style-name="T554">recorded [рикодид]</text:span>. </text:p>
      <text:p text:style-name="P1485"><text:span text:style-name="T362">Если глагол заканчивается на </text:span><text:span text:style-name="T111">-e</text:span><text:span text:style-name="T362">, то её не надо писать </text:span><text:span text:style-name="T363">два</text:span><text:span text:style-name="T362"> раза: </text:span><text:span text:style-name="T111">chase</text:span><text:span text:style-name="T362"> → </text:span><text:span text:style-name="T111">chased</text:span><text:span text:style-name="T362">.</text:span></text:p>
      <text:p text:style-name="P1137"/>
      <text:p text:style-name="P1136">Слова-маячки Past Simple:</text:p>
      <text:list xml:id="list1546661765" text:style-name="L30">
        <text:list-item>
          <text:p text:style-name="P1756">ago — <text:span text:style-name="T1327">тому назад</text:span>;</text:p>
        </text:list-item>
        <text:list-item>
          <text:p text:style-name="P1757">last — <text:span text:style-name="T1327">прошлый</text:span>;</text:p>
        </text:list-item>
        <text:list-item>
          <text:p text:style-name="P1712">yesterday — вчера;</text:p>
        </text:list-item>
      </text:list>
      <text:p text:style-name="P483"/>
      <text:p text:style-name="P1140"><text:span text:style-name="T878">Past Simple часто путают с Present Perfect, потому что на русский они переводятся </text:span><text:span text:style-name="T879">почти</text:span><text:span text:style-name="T878"> одинаково. Главное отличие в том, что Present Perfect всегда будет сообщать доп</text:span><text:span text:style-name="T879">олнительную</text:span><text:span text:style-name="T878"> информацию, указывающ</text:span><text:span text:style-name="T879">ую </text:span><text:span text:style-name="T878">на настоящее время </text:span><text:span text:style-name="T879">(</text:span><text:span text:style-name="T880">чтобы сообщить</text:span><text:span text:style-name="T879"> результат).</text:span></text:p>
      <text:p text:style-name="P470"/>
      <text:p text:style-name="P471">Past Simple используется когда известен момент в прошлом. Если мы знаешь, </text:p>
      <text:p text:style-name="P471">когда произошло событие, то Present Perfect использовать нельзя.</text:p>
      <text:p text:style-name="P471"/>
      <text:p text:style-name="P243">Tom has lost his key — Том потерал ключ </text:p>
      <text:p text:style-name="P243">(у него сейчас нет ключа, потому что он его потерян).</text:p>
      <text:p text:style-name="P242"/>
      <text:p text:style-name="P242">Tom lost his key last weak — Том потерял ключ на прошлой неделе </text:p>
      <text:p text:style-name="P242">(не важно, есть у него ключ или нет).</text:p>
      <text:p text:style-name="P466"/>
      <text:p text:style-name="P468">В английском, если вопрос задается в настоящем, то и ответ должен быть в настоящем. </text:p>
      <text:p text:style-name="P468">Если вопрос в прошлом, то ответ также должен быть в прошлом.</text:p>
      <text:p text:style-name="P468"/>
      <text:p text:style-name="P468">Но если вопрос был в Present Perfect, а в ответе дается информация, когда именно это случилось, тогда необходимо отвечать в Past Simple.</text:p>
      <text:p text:style-name="P468"/>
      <text:p text:style-name="P240">Have you already started to learn English? Yes, I started to learn it 3 month ago — </text:p>
      <text:p text:style-name="P240">Ты уже начал учить английский? Да, 3 месяца назад (информация о времени).</text:p>
      <text:p text:style-name="P239"/>
      <text:p text:style-name="P469">Если вопрос содержит слово <text:span text:style-name="T554">when</text:span>, то он автоматически привязывает нас к моменту </text:p>
      <text:p text:style-name="P469">в прошлом. <text:span text:style-name="T1331">Поэтому Present Perfect в вопросах с </text:span><text:span text:style-name="T564">when</text:span><text:span text:style-name="T1331"> не используется.</text:span></text:p>
      <text:p text:style-name="P469"/>
      <text:p text:style-name="P241">Have you met him before? <text:span text:style-name="T1330">—</text:span> Вы раньше с ним встречались?</text:p>
      <text:p text:style-name="P241">When did you meet him? <text:span text:style-name="T1330">—</text:span> Когда вы встречались с ним?</text:p>
      <text:p text:style-name="P466"/>
      <text:p text:style-name="P425">Отрицания и вопросы в Past Simple</text:p>
      <text:p text:style-name="P465"/>
      <text:p text:style-name="P1142"><text:span text:style-name="T872">Отрицание представляет связку </text:span><text:span text:style-name="T661">did</text:span><text:span text:style-name="T872"> с частицей </text:span><text:span text:style-name="T661">not</text:span><text:span text:style-name="T872">, </text:span><text:span text:style-name="T882">которая ставится перед смысловым глаголом в начальной форме. </text:span><text:span text:style-name="T873">Обычно </text:span><text:span text:style-name="T882">эта связка</text:span><text:span text:style-name="T873"> сокращается до </text:span><text:span text:style-name="T662">didn`t</text:span><text:span text:style-name="T873">.</text:span></text:p>
      <text:p text:style-name="P477"/>
      <text:p text:style-name="P1142"><text:span text:style-name="T881">В вопросах </text:span><text:span text:style-name="T872">вспомогательный глагол </text:span><text:span text:style-name="T661">did</text:span><text:span text:style-name="T872"> используется </text:span><text:span text:style-name="T882">по тем же грамматическим </text:span></text:p>
      <text:p text:style-name="P1473"><text:span text:style-name="T882">правилам</text:span><text:span text:style-name="T872">, </text:span><text:span text:style-name="T873">как</text:span><text:span text:style-name="T872"> </text:span><text:span text:style-name="T661">do</text:span><text:span text:style-name="T872"> для Present Simple. </text:span></text:p>
      <text:p text:style-name="P467"/>
      <text:p text:style-name="P1473"><text:span text:style-name="T655">Did</text:span><text:span text:style-name="T662"> you </text:span><text:span text:style-name="T655">go</text:span><text:span text:style-name="T662"> to Los Angeles last week? - Ты </text:span><text:span text:style-name="T655">ездил</text:span><text:span text:style-name="T662"> в Лос Анжелес на прошлой неделе?</text:span></text:p>
      <text:p text:style-name="P238">I <text:span text:style-name="T1240">didn`t go</text:span> to Los Angeles, I <text:span text:style-name="T1240">went</text:span> to Bostom — Я <text:span text:style-name="T1240">не ездил</text:span> в Лос Анжелес, я <text:span text:style-name="T1240">ездил</text:span> в Бостон.</text:p>
      <text:p text:style-name="P430"><text:soft-page-break/>Past Continuous</text:p>
      <text:p text:style-name="P472"/>
      <text:p text:style-name="P1145"><text:span text:style-name="T884">О</text:span><text:span text:style-name="T883">значает процесс или незаконченное действие, которое привязано к точному моменту </text:span></text:p>
      <text:p text:style-name="P475">в прошлом (т. е. действие происходило и не было закончено).</text:p>
      <text:p text:style-name="P474"/>
      <text:p text:style-name="P1144"><text:span text:style-name="T883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887">обсуждаемая ситуация</text:span><text:span text:style-name="T883">).</text:span></text:p>
      <text:p text:style-name="P474"/>
      <text:p text:style-name="P1146"><text:span text:style-name="T884">Состоит из 2х частей: вспомогательного глагола </text:span><text:span text:style-name="T664">be</text:span><text:span text:style-name="T884"> (</text:span><text:span text:style-name="T909">в </text:span><text:span text:style-name="T885">форм</text:span><text:span text:style-name="T909">е</text:span><text:span text:style-name="T885"> </text:span><text:span text:style-name="T909">was/were</text:span><text:span text:style-name="T884">) и смыслового глагола с окончанием </text:span><text:span text:style-name="T664">-ing</text:span><text:span text:style-name="T884">. </text:span><text:span text:style-name="T883">На русский переводится глаголом в прошедшем времени.</text:span></text:p>
      <text:p text:style-name="P476"/>
      <text:p text:style-name="P244">Last Sunday at 5 I <text:span text:style-name="T1240">was having</text:span> dinner with my friends — В прошлое воскресенье в 5 </text:p>
      <text:p text:style-name="P244">я <text:span text:style-name="T1240">ужинал</text:span> со своими друзьями (привязка к точному моменту в прошлом).</text:p>
      <text:p text:style-name="P245"/>
      <text:p text:style-name="P38"><text:span text:style-name="T1302">My parents </text:span><text:span text:style-name="T1294">were watching</text:span><text:span text:style-name="T1302"> TV when I came home yesterday — Мои родители </text:span><text:span text:style-name="T1294">смотрели</text:span><text:span text:style-name="T1302"> телевизор, когда я пришел вчера домой (незаконченное действие </text:span><text:span text:style-name="T1303">в тот момент</text:span><text:span text:style-name="T1302">).</text:span></text:p>
      <text:p text:style-name="P245"/>
      <text:p text:style-name="P1146"><text:span text:style-name="T885">В отрицаниях и вопросах </text:span><text:span text:style-name="T886">глагол </text:span><text:span text:style-name="T665">be</text:span><text:span text:style-name="T885"> ведет себя точно так же, как и </text:span><text:span text:style-name="T910">в</text:span><text:span text:style-name="T885"> </text:span><text:span text:style-name="T910">Present</text:span><text:span text:style-name="T885"> </text:span><text:span text:style-name="T910">Continuous</text:span><text:span text:style-name="T885">:</text:span></text:p>
      <text:p text:style-name="P39"><text:span text:style-name="T1304">W</text:span><text:span text:style-name="T1272">e weren`t reading — Мы не читали (именно тогда). Was I running? — Я бежал?</text:span></text:p>
      <text:p text:style-name="P247"/>
      <text:p text:style-name="P480">В одном предложении часто используются Past Continuous и Past Simple одновременно.</text:p>
      <text:p text:style-name="P1149"><text:span text:style-name="T888">Действие, длящееся какое-то время (</text:span><text:span text:style-name="T889">Past Continuous</text:span><text:span text:style-name="T888">) может прерываться более коротким действием (</text:span><text:span text:style-name="T889">Past Simple</text:span><text:span text:style-name="T894">)</text:span><text:span text:style-name="T888"> </text:span><text:span text:style-name="T892">либо другим Past Continuous </text:span><text:span text:style-name="T895">(смотреть по контексту)</text:span><text:span text:style-name="T892">.</text:span></text:p>
      <text:p text:style-name="P478"/>
      <text:p text:style-name="P1147"><text:span text:style-name="T888">В этом случае предложение может содержать слово </text:span><text:span text:style-name="T666">while</text:span><text:span text:style-name="T888"> </text:span><text:span text:style-name="T890">(в то время, как)</text:span><text:span text:style-name="T888"> в той части, которая относится к <text:s/></text:span><text:span text:style-name="T889">Past Continuous, </text:span><text:span text:style-name="T888">либо </text:span><text:span text:style-name="T666">when</text:span><text:span text:style-name="T888">, там, где используется Past Simple.</text:span></text:p>
      <text:p text:style-name="P478"/>
      <text:p text:style-name="P40"><text:span text:style-name="T1295">While</text:span><text:span text:style-name="T1305"> I was working in the garden, I </text:span><text:span text:style-name="T1306">kicked</text:span><text:span text:style-name="T1305"> my leg — Пока я работал в саду, я </text:span><text:span text:style-name="T1307">пнул</text:span><text:span text:style-name="T1305"> ногу.</text:span></text:p>
      <text:p text:style-name="P41"><text:span text:style-name="T1272">I was working in the garden </text:span><text:span text:style-name="T1292">when</text:span><text:span text:style-name="T1272"> I kicked my leg — </text:span><text:span text:style-name="T1306">Я работал в саду, когда </text:span><text:span text:style-name="T1307">пнул</text:span><text:span text:style-name="T1306"> ногу</text:span><text:span text:style-name="T1272">.</text:span></text:p>
      <text:p text:style-name="P248"/>
      <text:p text:style-name="P42"><text:span text:style-name="T1292">While</text:span><text:span text:style-name="T1272"> Tom was reading, Amely was watching a documentary on TV — Пока </text:span><text:span text:style-name="T1308">Т</text:span><text:span text:style-name="T1272">ом читал, </text:span></text:p>
      <text:p text:style-name="P249">Эмили смотрела документальный фильм по телевизору.</text:p>
      <text:p text:style-name="P481"/>
      <text:p text:style-name="P1148"><text:span text:style-name="T893">Если действия происходят не одновременно, а следуют одно за другим</text:span><text:span text:style-name="T891">, то в этом </text:span></text:p>
      <text:p text:style-name="P479">случае нужно использовать <text:span text:style-name="T1376">только</text:span> Past Simple.</text:p>
      <text:p text:style-name="P479"/>
      <text:p text:style-name="P246">I saw Jane in the street yesterday. I stopped and said hello — Я увидел Джейн вчера на улице. </text:p>
      <text:p text:style-name="P246">Я остановился и поздоровался (сказал «привет»).</text:p>
      <text:p text:style-name="P427"/>
      <text:p text:style-name="P427">Будущие. Future</text:p>
      <text:p text:style-name="P257"/>
      <text:p text:style-name="P262">В английском языке о будущем можно говорить не только с помощью формы Future, но и </text:p>
      <text:p text:style-name="P1154"><text:span text:style-name="T919">с помощью </text:span><text:span text:style-name="T923">формы</text:span><text:span text:style-name="T919"> </text:span><text:span text:style-name="T921">Present</text:span><text:span text:style-name="T919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61"/>
      <text:p text:style-name="P1153"><text:span text:style-name="T920">Другие варианты Future (кроме </text:span><text:span text:style-name="T922">Future </text:span><text:span text:style-name="T920">Simple) используются редко, </text:span><text:span text:style-name="T922">т. к.</text:span><text:span text:style-name="T920"> они громоздкие и довольно неудобные. В современном английском можно обойтись без них.</text:span></text:p>
      <text:p text:style-name="P261"/>
      <text:p text:style-name="P1313"><text:span text:style-name="T263">На будущ</text:span><text:span text:style-name="T264">и</text:span><text:span text:style-name="T263">е могут также указы</text:span><text:span text:style-name="T264">вать</text:span><text:span text:style-name="T263"> модальные глаголы </text:span><text:span text:style-name="T265">и оборот </text:span><text:span text:style-name="T166">be going to</text:span><text:span text:style-name="T266">, </text:span><text:span text:style-name="T265">который </text:span></text:p>
      <text:p text:style-name="P1301"><text:span text:style-name="T265">в основном</text:span><text:span text:style-name="T266"> встречается </text:span><text:span text:style-name="T265">в разговорной речи и нередко используется вместо Future Simple.</text:span></text:p>
      <text:p text:style-name="P905"/>
      <text:p text:style-name="P672"/>
      <text:p text:style-name="P1572">Present Continuous в значении будущего</text:p>
      <text:p text:style-name="P263"/>
      <text:p text:style-name="P263">Используется, чтобы сказать о личных планах. В предложении обычно указывается дата </text:p>
      <text:p text:style-name="P263">или время, связанные с будущим. Переводить можно как будущим так и настоящим.</text:p>
      <text:p text:style-name="P263"/>
      <text:p text:style-name="P992">What are you doing on Satureday? <text:span text:style-name="T432">—</text:span> Что ты делаешь в субботу? (какие у тебя планы?)</text:p>
      <text:p text:style-name="P1002">I am flying to London tomorrow — <text:span text:style-name="T1377">Завтра я лечу в Лондон (личный план)</text:span></text:p>
      <text:p text:style-name="P1002"/>
      <text:p text:style-name="P895">Present Simple в значении будущего</text:p>
      <text:p text:style-name="P1003"/>
      <text:p text:style-name="P264"><text:span text:style-name="T375">Используется, чтобы сказать о том, что </text:span><text:span text:style-name="T377">что-то </text:span><text:span text:style-name="T375">должно произойти по рассписанию, либо </text:span></text:p>
      <text:p text:style-name="P264"><text:span text:style-name="T375">о собственном графике. </text:span><text:span text:style-name="T376">Переводить можно как будущим так и настоящим.</text:span></text:p>
      <text:p text:style-name="P908"/>
      <text:p text:style-name="P908">Ключевое отличие от Present Continuous в том, что расписание не зависит от говорящего, </text:p>
      <text:p text:style-name="P1150"><text:span text:style-name="T175">т. е. речь может идти </text:span><text:span text:style-name="T176">о </text:span><text:span text:style-name="T175">рассписании транспорта, сеансов в кино и т. </text:span><text:span text:style-name="T176">п</text:span><text:span text:style-name="T175">.</text:span></text:p>
      <text:p text:style-name="P908"/>
      <text:p text:style-name="P1004">My airplane flies at 6 o`clock tomorrow — Мой самолет летит завтра в 6 (рассписание)</text:p>
      <text:p text:style-name="P1352"><text:span text:style-name="T118">What time do you finish work tommorow? </text:span><text:span text:style-name="T119">— </text:span><text:span text:style-name="T118">В какое время ты заканчиваешь работу завтра?</text:span></text:p>
      <text:p text:style-name="P1006"/>
      <text:p text:style-name="P896">Оборот <text:span text:style-name="T554">be going to</text:span></text:p>
      <text:p text:style-name="P909"/>
      <text:p text:style-name="P1151"><text:span text:style-name="T177">Подразумевает, что человек говорит не о спонтанном решении что-либо сделать, </text:span><text:span text:style-name="T180">а о заранее </text:span><text:span text:style-name="T181">продуманных</text:span><text:span text:style-name="T180"> действиях. </text:span><text:span text:style-name="T177">На русский переводится как «собираюсь сделать».</text:span></text:p>
      <text:p text:style-name="P909"/>
      <text:p text:style-name="P266"><text:span text:style-name="T374">Чтобы использовать, нужно поставить глагол </text:span><text:span text:style-name="T118">be</text:span><text:span text:style-name="T374"> в форму </text:span><text:span text:style-name="T118">am/is/are</text:span><text:span text:style-name="T374">, а смысловой глагол оставить в начальной форме, после </text:span><text:span text:style-name="T118">going to</text:span><text:span text:style-name="T374">.</text:span></text:p>
      <text:p text:style-name="P909"/>
      <text:p text:style-name="P1005">I`m going to meet my friends tomorrow — Я собираюсь встретиться с друзьями завтра.</text:p>
      <text:p text:style-name="P1344"><text:span text:style-name="T46">I`m going to go</text:span><text:span text:style-name="T383"> out after I finish my work — Я собираюсь погулять после, как закончу работу.</text:span></text:p>
      <text:p text:style-name="P909"/>
      <text:p text:style-name="P1152"><text:span text:style-name="T177">В разговорной </text:span><text:span text:style-name="T181">стиле</text:span><text:span text:style-name="T178"> </text:span><text:span text:style-name="T179">этот </text:span><text:span text:style-name="T178">оборот </text:span><text:span text:style-name="T177">очень часто </text:span><text:span text:style-name="T181">записывается</text:span><text:span text:style-name="T177"> как </text:span><text:span text:style-name="T120">gonna</text:span><text:span text:style-name="T177"> </text:span><text:span text:style-name="T120">[гона].</text:span></text:p>
      <text:p text:style-name="P1007"/>
      <text:p text:style-name="P267"><text:span text:style-name="T374">Также его используют, когда очевидно, что вот-вот случится какое-то действие. В этом случае </text:span><text:span text:style-name="T118">be goin to </text:span><text:span text:style-name="T374">передает оттенок неизбежности происходящего и применяется по отношению </text:span></text:p>
      <text:p text:style-name="P910">к постороннему человеку или объетку.</text:p>
      <text:p text:style-name="P910"/>
      <text:p text:style-name="P1008">Look! He`s going to fall — Смотри! Он сейчас упадет.</text:p>
      <text:p text:style-name="P1008">The sky is dark. It`s going to rain — Небо темное. Сейчас пойдет дождь.</text:p>
      <text:p text:style-name="P898"/>
      <text:p text:style-name="P897">Future Simple</text:p>
      <text:p text:style-name="P911"/>
      <text:p text:style-name="P1155"><text:span text:style-name="T182">Сообщает о будущих, еще не случившихся событиях. </text:span><text:span text:style-name="T183">Эта форма говорит о том, что человек сделает что-то в будущем, но решение он принял в момент речи, </text:span><text:span text:style-name="T184">т. е. описывает не спланированные, а спонтанные дейсвтия. </text:span></text:p>
      <text:p text:style-name="P914"/>
      <text:p text:style-name="P1155"><text:span text:style-name="T185">В</text:span><text:span text:style-name="T184"> предложени</text:span><text:span text:style-name="T185">ях</text:span><text:span text:style-name="T184"> </text:span><text:span text:style-name="T185">будут </text:span><text:span text:style-name="T184">часто </text:span><text:span text:style-name="T185">попадаться слова</text:span><text:span text:style-name="T184">, </text:span><text:span text:style-name="T185">выражающие</text:span><text:span text:style-name="T184"> мнение: <text:s/></text:span><text:span text:style-name="T121">I think </text:span><text:span text:style-name="T122">(я думаю)</text:span><text:span text:style-name="T121">, </text:span></text:p>
      <text:p text:style-name="P1155"><text:span text:style-name="T121">I`m sure </text:span><text:span text:style-name="T122">(я уверен), I hope (я надеюсь), </text:span><text:span text:style-name="T121">probably (возможно).</text:span><text:span text:style-name="T122"> </text:span></text:p>
      <text:p text:style-name="P918"/>
      <text:p text:style-name="P913">Схема состоит из 2х частей: вспомогательного глагола <text:span text:style-name="T554">will </text:span><text:span text:style-name="T1381">(заменяет </text:span><text:span text:style-name="T565">do</text:span><text:span text:style-name="T1381">)</text:span> </text:p>
      <text:p text:style-name="P913">и смыслового глагола в начальной форме. </text:p>
      <text:p text:style-name="P1010"/>
      <text:p text:style-name="P913"><text:soft-page-break/><text:span text:style-name="T554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554">not</text:span>.</text:p>
      <text:p text:style-name="P912"/>
      <text:p text:style-name="P912">В речи и на письме <text:span text:style-name="T554">will</text:span> обычно сокращается до <text:span text:style-name="T554">`ll</text:span>, а отрицание <text:span text:style-name="T554">will</text:span> <text:span text:style-name="T554">not</text:span> д<text:span text:style-name="T1380">о</text:span> <text:span text:style-name="T554">won`t</text:span>.</text:p>
      <text:p text:style-name="P912"/>
      <text:p text:style-name="P1009">We <text:span text:style-name="T1240">will</text:span> proobably <text:span text:style-name="T1240">meet</text:span> soon — Мы, возможно, скоро <text:span text:style-name="T1240">встретимся</text:span>.</text:p>
      <text:p text:style-name="P1009">I hope everything <text:span text:style-name="T1240">will be</text:span> fine — Надеюсь, все <text:span text:style-name="T1240">будет </text:span>хорошо.</text:p>
      <text:p text:style-name="P1009"><text:span text:style-name="T1240">Will</text:span> you <text:span text:style-name="T1240">be</text:span> at home toworrow? No, I won`t — <text:span text:style-name="T1379">Ты </text:span><text:span text:style-name="T1242">будешь</text:span><text:span text:style-name="T1379"> завтра дома? Нет</text:span>.</text:p>
      <text:p text:style-name="P912"/>
      <text:p text:style-name="P917">Чтобы правильно подобрать нужную форму, нужно отталкиваться от контекста:</text:p>
      <text:list xml:id="list3944861565" text:style-name="L31">
        <text:list-item>
          <text:p text:style-name="P1598">I will do — я сделаю (считаю/верю, что сделаю это);</text:p>
        </text:list-item>
        <text:list-item>
          <text:p text:style-name="P1599">I am doing — я сделаю (потому что уже спланировал это);</text:p>
        </text:list-item>
        <text:list-item>
          <text:p text:style-name="P1599">I am going to do — я собираюсь сделать (ключевое слово «собираюсь»).</text:p>
        </text:list-item>
      </text:list>
      <text:p text:style-name="P915"/>
      <text:p text:style-name="P916">Нередко, вместо <text:span text:style-name="T554">will</text:span> используется модальный глагол <text:span text:style-name="T554">might</text:span>:</text:p>
      <text:p text:style-name="P1012">I might do it — Наверное, я сделаю это.</text:p>
      <text:p text:style-name="P1011"/>
      <text:p text:style-name="P1116">Модальные глаголы</text:p>
      <text:p text:style-name="P1013"/>
      <text:p text:style-name="P921">Это особенные глаголы, которые одновременно:</text:p>
      <text:list xml:id="list1872875971" text:style-name="L32">
        <text:list-item>
          <text:p text:style-name="P1600">передают смысл (используются как смысловые глаголы);</text:p>
        </text:list-item>
        <text:list-item>
          <text:p text:style-name="P1600">передают время (привязывают дейсвтие к какому-то времени);</text:p>
        </text:list-item>
        <text:list-item>
          <text:p text:style-name="P1600">используются по тем же правилами, что и вспомогательные глаголы.</text:p>
        </text:list-item>
      </text:list>
      <text:p text:style-name="P919"/>
      <text:p text:style-name="P919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19">а в отрицаниях используются вместе с частицей <text:span text:style-name="T554">not</text:span>.</text:p>
      <text:p text:style-name="P919"/>
      <text:p text:style-name="P1161"><text:span text:style-name="T188">Модальные глаголы не имеют окончаний и дополнительных форм. </text:span><text:span text:style-name="T210">Т. е. </text:span><text:span text:style-name="T188">не меняются в зависимости от подлежащего </text:span><text:span text:style-name="T210">(нет окончания -s, если подлежащее he/she/it и </text:span><text:span text:style-name="T211">пр</text:span><text:span text:style-name="T210">)</text:span><text:span text:style-name="T188">. </text:span></text:p>
      <text:p text:style-name="P920"/>
      <text:p text:style-name="P927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27"/>
      <text:p text:style-name="P928"><text:span text:style-name="T1401">После модального глагола почти всегда </text:span><text:span text:style-name="T1403">идет</text:span><text:span text:style-name="T1401"> смысловой глагол в начальной форме, </text:span><text:span text:style-name="T1404">но </text:span><text:span text:style-name="T1401">без частицы </text:span><text:span text:style-name="T569">to. </text:span><text:span text:style-name="T1402">Также смысловой глагол в начальной форме идет после модальных кострукций.</text:span></text:p>
      <text:p text:style-name="P927"/>
      <text:p text:style-name="P1353"><text:span text:style-name="T210">М</text:span><text:span text:style-name="T174">одальные глаголы: </text:span><text:span text:style-name="T118">can, could, must, might, may, should, would, will, shall</text:span><text:span text:style-name="T174">.</text:span></text:p>
      <text:p text:style-name="P1186"><text:span text:style-name="T200">М</text:span><text:span text:style-name="T245">одальные конструкции: </text:span><text:span text:style-name="T152">be able to, have to, used to</text:span><text:span text:style-name="T245">.</text:span></text:p>
      <text:p text:style-name="P929"/>
      <text:p text:style-name="P1186"><text:span text:style-name="T369">Глаголы </text:span><text:span text:style-name="T169">w</text:span><text:span text:style-name="T170">ill</text:span><text:span text:style-name="T370"> и </text:span><text:span text:style-name="T169">s</text:span><text:span text:style-name="T170">hall</text:span></text:p>
      <text:p text:style-name="P930"/>
      <text:p text:style-name="P1354"><text:span text:style-name="T174">В Future Simple </text:span><text:span text:style-name="T118">will</text:span><text:span text:style-name="T174"> используется как вспомогательный глагол. Но иногда он также</text:span></text:p>
      <text:p text:style-name="P1354"><text:span text:style-name="T174">используется как модальный глагол. Это касается ситуац</text:span><text:span text:style-name="T186">и</text:span><text:span text:style-name="T174">й, когда нужно предложить свою помощь, либо обратиться за помощью самому.</text:span></text:p>
      <text:p text:style-name="P931"/>
      <text:p text:style-name="P1014">You luggage is heavy. I`ll help you — У вас тяжелый багаж. Я помогу вам.</text:p>
      <text:p text:style-name="P1014">Will you help me? — Ты мне поможешь?</text:p>
      <text:p text:style-name="P923"/>
      <text:p text:style-name="P923"/>
      <text:p text:style-name="P1588"><text:span text:style-name="T186">Ситуации с </text:span><text:span text:style-name="T123">will</text:span><text:span text:style-name="T186"> переводятся будущим, а с </text:span><text:span text:style-name="T123">won`t </text:span><text:span text:style-name="T186">— настоящим. </text:span><text:span text:style-name="T123">Won`t</text:span><text:span text:style-name="T186"> означает </text:span></text:p>
      <text:p text:style-name="P923">«отказывается» (не смотря на мои ожидание, действие не происходит).</text:p>
      <text:p text:style-name="P922"/>
      <text:p text:style-name="P1015">What`s wrong? My Car won`t start — Что случилось? Моя машина не заводится. </text:p>
      <text:p text:style-name="P1015">(отказывается заводиться)</text:p>
      <text:p text:style-name="P922"/>
      <text:p text:style-name="P1156"><text:span text:style-name="T187">Модальный глагол </text:span><text:span text:style-name="T124">shall</text:span><text:span text:style-name="T187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24">will</text:span><text:span text:style-name="T187">.</text:span></text:p>
      <text:p text:style-name="P924"/>
      <text:p text:style-name="P1156"><text:span text:style-name="T187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24">I</text:span><text:span text:style-name="T187"> или </text:span><text:span text:style-name="T124">we</text:span><text:span text:style-name="T187">.</text:span></text:p>
      <text:p text:style-name="P924"/>
      <text:p text:style-name="P1016">Shall I close the door? - Я закрою дверь? (вы не против, если я закрою дверь?)</text:p>
      <text:p text:style-name="P43"><text:span text:style-name="T378">S</text:span><text:span text:style-name="T374">hall we dance? - Потанцуем? (вы не против потанцевать?)</text:span></text:p>
      <text:p text:style-name="P922"/>
      <text:p text:style-name="P899"><text:span text:style-name="T1387">Глаголы </text:span><text:span text:style-name="T567">c</text:span><text:span text:style-name="T554">an</text:span> и <text:span text:style-name="T567">c</text:span><text:span text:style-name="T554">ould</text:span></text:p>
      <text:p text:style-name="P924"/>
      <text:p text:style-name="P1330"><text:span text:style-name="T136">Can</text:span><text:span text:style-name="T189"> переводится как «умею», «могу», «смогу». </text:span><text:span text:style-name="T208">С</text:span><text:span text:style-name="T189"> частицей </text:span><text:span text:style-name="T136">not</text:span><text:span text:style-name="T189"> пишется либо </text:span></text:p>
      <text:p text:style-name="P787"><text:span text:style-name="T189">слитно — </text:span><text:span text:style-name="T136">cannot</text:span><text:span text:style-name="T189">, либо сокращенно — </text:span><text:span text:style-name="T136">can`t</text:span><text:span text:style-name="T189">. </text:span><text:span text:style-name="T208">М</text:span><text:span text:style-name="T190">ожет передавать следующие значения:</text:span></text:p>
      <text:list xml:id="list2146968440" text:style-name="L33">
        <text:list-item>
          <text:p text:style-name="P1758"><text:span text:style-name="T189">у</text:span><text:span text:style-name="T190">мственные или физические возможности, умение что-то сделать;</text:span></text:p>
        </text:list-item>
        <text:list-item>
          <text:p text:style-name="P1601">разрешение или запрет что-то cделать;</text:p>
        </text:list-item>
        <text:list-item>
          <text:p text:style-name="P1601">просьба или предложение о помощи;</text:p>
        </text:list-item>
        <text:list-item>
          <text:p text:style-name="P1601">неуверенность в совершении действия (в вопросах).</text:p>
        </text:list-item>
      </text:list>
      <text:p text:style-name="P926"/>
      <text:p text:style-name="P44"><text:span text:style-name="T379">H</text:span><text:span text:style-name="T374">e can understand my English — Он может понимать мой английский.</text:span></text:p>
      <text:p text:style-name="P1017">You can`t smoke here — Ты не можешь сдесь курить.</text:p>
      <text:p text:style-name="P1017">Can I help you? - Я могу вам помочь?</text:p>
      <text:p text:style-name="P932"/>
      <text:p text:style-name="P1355"><text:span text:style-name="T189">В </text:span><text:span text:style-name="T174">разговорной речи </text:span><text:span text:style-name="T118">can</text:span><text:span text:style-name="T174"> широко используется именно, когда нужно спросить разрешение </text:span></text:p>
      <text:p text:style-name="P1356"><text:span text:style-name="T174">что-то сделать. </text:span><text:span text:style-name="T214">Е</text:span><text:span text:style-name="T212">сли нужно спросить разрешение вежливо, то используется may.</text:span></text:p>
      <text:p text:style-name="P964"/>
      <text:p text:style-name="P1162"><text:span text:style-name="T138">Can</text:span><text:span text:style-name="T139"> I use your phone? / May I use your phone? - Я мог</text:span><text:span text:style-name="T138">у</text:span><text:span text:style-name="T139"> воспольз</text:span><text:span text:style-name="T138">оваться</text:span><text:span text:style-name="T139"> </text:span></text:p>
      <text:p text:style-name="P1162"><text:span text:style-name="T138">твоим/</text:span><text:span text:style-name="T139">вашим телефоном?</text:span></text:p>
      <text:p text:style-name="P925"/>
      <text:p text:style-name="P1357"><text:span text:style-name="T118">Could [куд] </text:span><text:span text:style-name="T174">переводится как «мог», «мог бы» и является прошедшей формой от </text:span><text:span text:style-name="T118">can</text:span><text:span text:style-name="T174">. </text:span></text:p>
      <text:p text:style-name="P933">Его следует использовать, когда мы говорим о том, что что-то умели или могли в прошлом.</text:p>
      <text:p text:style-name="P963">Также <text:span text:style-name="T554">could</text:span> <text:span text:style-name="T1405">применяется</text:span> в качестве официальной формы обращения.</text:p>
      <text:p text:style-name="P933"/>
      <text:p text:style-name="P1018">I could read at the age of 4 — Я мог читать в 4 года.</text:p>
      <text:p text:style-name="P1018">This story could be true — Эта история могла бы быть правдой.</text:p>
      <text:p text:style-name="P903"/>
      <text:p text:style-name="P903"><text:span text:style-name="T1385">К</text:span>онструкция <text:span text:style-name="T554">be able to</text:span></text:p>
      <text:p text:style-name="P934"/>
      <text:p text:style-name="P935">Дублирует по значению модальные глаголы <text:span text:style-name="T554">can/could</text:span>. Говорит о возможности </text:p>
      <text:p text:style-name="P935">соверишить действие. <text:span text:style-name="T1399">В настоящем времени </text:span><text:span text:style-name="T1384">заменяется модальным глаголом </text:span><text:span text:style-name="T566">can</text:span><text:span text:style-name="T1399">.</text:span></text:p>
      <text:p text:style-name="P935"/>
      <text:p text:style-name="P936">В этой конструкции глагол <text:span text:style-name="T554">be</text:span> передает время:</text:p>
      <text:list xml:id="list2064768047" text:style-name="L34">
        <text:list-item>
          <text:p text:style-name="P1602">am/is/are able to — могу/может/могут (есть возможность);</text:p>
        </text:list-item>
        <text:list-item>
          <text:p text:style-name="P1602">was/were able to — смог/смогли;</text:p>
        </text:list-item>
        <text:list-item>
          <text:p text:style-name="P1602">will be able to — смогу/сможет/смогут.</text:p>
        </text:list-item>
      </text:list>
      <text:p text:style-name="P937"/>
      <text:p text:style-name="P1157"><text:soft-page-break/><text:span text:style-name="T125">B</text:span><text:span text:style-name="T126">e able to</text:span><text:span text:style-name="T191"> передает оттенок </text:span><text:span text:style-name="T192">того, что </text:span><text:span text:style-name="T195">человек</text:span><text:span text:style-name="T192"> обычно не может сделать, но именно тогда </text:span></text:p>
      <text:p text:style-name="P1157"><text:span text:style-name="T192">смог (в прошедшем) или сможет (в будущем).</text:span><text:span text:style-name="T191"> </text:span><text:span text:style-name="T192">Т</text:span><text:span text:style-name="T191">. е. не «мог</text:span><text:span text:style-name="T192">у</text:span><text:span text:style-name="T191">», а «</text:span><text:span text:style-name="T192">смогу</text:span><text:span text:style-name="T191">».</text:span></text:p>
      <text:p text:style-name="P1019"/>
      <text:p text:style-name="P1020">Stacey talked rather quickly, but I was able to understand her — </text:p>
      <text:p text:style-name="P1020">Стэйси говорила довольно быстро, но я смог понять её.</text:p>
      <text:p text:style-name="P1019"/>
      <text:p text:style-name="P1020">If I learn French, I will be able to understand it — </text:p>
      <text:p text:style-name="P1020">Если я буду учить французский, я смогу понимать его.</text:p>
      <text:p text:style-name="P1019"/>
      <text:p text:style-name="P900"><text:span text:style-name="T1387">Глаголы </text:span><text:span text:style-name="T567">m</text:span><text:span text:style-name="T554">ight</text:span> и <text:span text:style-name="T567">m</text:span><text:span text:style-name="T554">ay</text:span></text:p>
      <text:p text:style-name="P1019"/>
      <text:p text:style-name="P1305"><text:span text:style-name="T159">M</text:span><text:span text:style-name="T129">ight [майт]</text:span><text:span text:style-name="T193"> переводится как «может» или «мог бы», </text:span><text:span text:style-name="T200">а</text:span><text:span text:style-name="T1389"> т</text:span>акже <text:span text:style-name="T193">наречием </text:span></text:p>
      <text:p text:style-name="P1305"><text:span text:style-name="T198">«возможно», «вероятно», </text:span><text:span text:style-name="T199">«должно быть», </text:span><text:span text:style-name="T198">«наверное»</text:span><text:span text:style-name="T193">. </text:span></text:p>
      <text:p text:style-name="P960"/>
      <text:p text:style-name="P938">Он указывает на вероятность того, что ситуация может происходить сейчас или произойти </text:p>
      <text:p text:style-name="P938">в ближайшем будущем. Является синонимом фразе <text:span text:style-name="T554">it is possible that</text:span> (возможно, что).</text:p>
      <text:p text:style-name="P1036"/>
      <text:p text:style-name="P1358"><text:span text:style-name="T118">Look at the sky. It might rain — Посмотри на небо. Возможно </text:span><text:span text:style-name="T128">пойдет дождь.</text:span></text:p>
      <text:p text:style-name="P1359"><text:span text:style-name="T128">M</text:span><text:span text:style-name="T118">ight Tom call in the evening? - Том может позвонить вечером? (может</text:span><text:span text:style-name="T130"> ли он позвонить</text:span><text:span text:style-name="T118">?)</text:span></text:p>
      <text:p text:style-name="P1019"/>
      <text:p text:style-name="P1193"><text:span text:style-name="T209">Отрицание</text:span><text:span text:style-name="T194"> </text:span><text:span text:style-name="T127">might</text:span><text:span text:style-name="T194"> </text:span><text:span text:style-name="T127">not</text:span><text:span text:style-name="T194"> </text:span><text:span text:style-name="T209">сокращается до</text:span><text:span text:style-name="T194"> </text:span><text:span text:style-name="T127">mightn`t [майтэнт]</text:span><text:span text:style-name="T194">.</text:span></text:p>
      <text:p text:style-name="P961"/>
      <text:p text:style-name="P1193"><text:span text:style-name="T193">Модальный глагол </text:span><text:span text:style-name="T129">may</text:span><text:span text:style-name="T193"> в современном английском используется </text:span><text:span text:style-name="T194">редко</text:span><text:span text:style-name="T193">. Но его часто применяют, когда нужно предложить помощь незнакомому человеку. </text:span><text:span text:style-name="T213">Он п</text:span><text:span text:style-name="T193">ереводится как «иметь возможность» и по сути </text:span><text:span text:style-name="T194">взаимозаменяем с</text:span><text:span text:style-name="T193"> </text:span><text:span text:style-name="T129">might</text:span><text:span text:style-name="T193">.</text:span></text:p>
      <text:p text:style-name="P1021"/>
      <text:p text:style-name="P1021">May I help you, sir? Я могу вам помочь, сэр? (имею ли я возможность вам помочь?)</text:p>
      <text:p text:style-name="P962"/>
      <text:p text:style-name="P901"><text:span text:style-name="T1388">Глагол </text:span><text:span text:style-name="T568">m</text:span><text:span text:style-name="T554">ust</text:span></text:p>
      <text:p text:style-name="P939"/>
      <text:p text:style-name="P1163"><text:span text:style-name="T215">О</text:span><text:span text:style-name="T199">дин из самых распространенных в речи модальных глаголов. </text:span><text:span text:style-name="T216">И</text:span><text:span text:style-name="T199">спользуется в настоящем времени. Переводится как «должен», «обязан» или «должно быть», «</text:span><text:span text:style-name="T196">наверное»</text:span><text:span text:style-name="T199">.</text:span></text:p>
      <text:p text:style-name="P940"/>
      <text:p text:style-name="P750"><text:span text:style-name="T196">П</text:span><text:span text:style-name="T190">ереда</text:span><text:span text:style-name="T196">ет</text:span><text:span text:style-name="T190"> следующие значения</text:span><text:span text:style-name="T197">:</text:span></text:p>
      <text:list xml:id="list1041377621" text:style-name="L35">
        <text:list-item>
          <text:p text:style-name="P1603">необходимость, обязанность, долг;</text:p>
        </text:list-item>
        <text:list-item>
          <text:p text:style-name="P1604">настойчивый совет, приказ, запрет (в отрицаниях);</text:p>
        </text:list-item>
      </text:list>
      <text:p text:style-name="P1037"/>
      <text:p text:style-name="P1037">I must go — Я должен идти. </text:p>
      <text:p text:style-name="P1023">He must not be at home now — <text:s/><text:span text:style-name="T1398">О</text:span>н не должен сейчас быть дома.</text:p>
      <text:p text:style-name="P1186"><text:span text:style-name="T153">Must we hurry? — Нам нужно торопиться? </text:span><text:span text:style-name="T154">(должны ли мы торопиться?)</text:span></text:p>
      <text:p text:style-name="P1023"/>
      <text:p text:style-name="P1300"><text:span text:style-name="T197">Отрицание </text:span><text:span text:style-name="T137">must not</text:span><text:span text:style-name="T197"> </text:span><text:span text:style-name="T209">означает</text:span><text:span text:style-name="T197"> «нельзя», «запрещено». Сокращается до </text:span><text:span text:style-name="T137">musn`t [мазнт]</text:span><text:span text:style-name="T197">.</text:span></text:p>
      <text:p text:style-name="P1332"><text:span text:style-name="T154">You musn`t park here — Здесь нельзя парковаться. </text:span><text:span text:style-name="T160">(</text:span><text:span text:style-name="T163">з</text:span><text:span text:style-name="T162">десь </text:span><text:span text:style-name="T161">«</text:span><text:span text:style-name="T160">you» </text:span><text:span text:style-name="T154">—</text:span><text:span text:style-name="T160"> формальное подлежащее)</text:span></text:p>
      <text:p text:style-name="P940"/>
      <text:p text:style-name="P1331"><text:span text:style-name="T253">Когда </text:span><text:span text:style-name="T154">must</text:span><text:span text:style-name="T253"> передает значение «должно быть», «наверное», то он выражает предположени</text:span><text:span text:style-name="T254">е</text:span><text:span text:style-name="T253">, котор</text:span><text:span text:style-name="T254">о</text:span><text:span text:style-name="T253">е близк</text:span><text:span text:style-name="T254">о</text:span><text:span text:style-name="T253"> к уверенности, но уверенность не на 100%.</text:span></text:p>
      <text:p text:style-name="P1022"/>
      <text:p text:style-name="P1022">She has worked so hard these days. She must<text:span text:style-name="T1240"> </text:span>be very tired — </text:p>
      <text:p text:style-name="P1022">Она так много работала в эти дни. Она, наверное, очень <text:span text:style-name="T1386">уставшая.</text:span></text:p>
      <text:p text:style-name="P906"/>
      <text:p text:style-name="P906"/>
      <text:p text:style-name="P1582">Конструкция <text:span text:style-name="T554">have to</text:span></text:p>
      <text:p text:style-name="P941"/>
      <text:p text:style-name="P943">Дублирует по значению модальный глагол <text:span text:style-name="T554">must</text:span>. Говорит об обязанностях, </text:p>
      <text:p text:style-name="P943">которые человек вынежден выполнять <text:span text:style-name="T1400">не по свое воле</text:span>. </text:p>
      <text:p text:style-name="P942"/>
      <text:p text:style-name="P942">В настоящем времени <text:span text:style-name="T554">have to</text:span> и <text:span text:style-name="T554">must</text:span> взаимозаменяемы и часто разницы между ними нет.</text:p>
      <text:p text:style-name="P942">Однако <text:span text:style-name="T554">must</text:span> означает необходимость, которая исходит от самого человека, </text:p>
      <text:p text:style-name="P942">а <text:span text:style-name="T554">have to</text:span> говорит о необходимости, исходящей извне.</text:p>
      <text:p text:style-name="P942"/>
      <text:p text:style-name="P1024">I must do it — Я должен это сделать (это мой долг).</text:p>
      <text:p text:style-name="P1024">I have to do it — Я должен это сделать (того требуют обстоятельства).</text:p>
      <text:p text:style-name="P942"/>
      <text:p text:style-name="P1158"><text:span text:style-name="T131">Have to</text:span><text:span text:style-name="T201">, в отличие от </text:span><text:span text:style-name="T131">must</text:span><text:span text:style-name="T201">, может употребляться во всех временах. Форма в будущем </text:span></text:p>
      <text:p text:style-name="P944">времени используется редко и ее предпочитают заменять на форму настоящего.</text:p>
      <text:p text:style-name="P944"/>
      <text:p text:style-name="P944">Отрицательная и вопросительная форма образуется с помощью вспомогательных </text:p>
      <text:p text:style-name="P1158"><text:span text:style-name="T201">глаголов </text:span><text:span text:style-name="T131">do/did/will</text:span><text:span text:style-name="T201"> (</text:span><text:span text:style-name="T217">здесь </text:span><text:span text:style-name="T131">have</text:span><text:span text:style-name="T201"> ведет себя как смысловой глагол).</text:span></text:p>
      <text:p text:style-name="P1026"/>
      <text:p text:style-name="P1025"><text:span text:style-name="T1408">I </text:span><text:span text:style-name="T374">had to go — Я должен был идти.</text:span></text:p>
      <text:p text:style-name="P1024">He doesn`t have to go — Он не должен идти.</text:p>
      <text:p text:style-name="P1038">Will they have to go? — Они должны будут идти?</text:p>
      <text:p text:style-name="P945"/>
      <text:p text:style-name="P1360"><text:span text:style-name="T201">В </text:span><text:span text:style-name="T174">отрицательных предложениях </text:span><text:span text:style-name="T118">have to</text:span><text:span text:style-name="T174"> и </text:span><text:span text:style-name="T118">must</text:span><text:span text:style-name="T174"> передают разный смысл. </text:span></text:p>
      <text:p text:style-name="P1360"><text:span text:style-name="T118">Must not</text:span><text:span text:style-name="T174"> выражает запрет, а </text:span><text:span text:style-name="T118">heve to</text:span><text:span text:style-name="T174"> — отсутсвие обязанности.</text:span></text:p>
      <text:p text:style-name="P987"/>
      <text:p text:style-name="P1024">You mustn`t tell anyone — Ты не должен рассказывать никому.</text:p>
      <text:p text:style-name="P1024">You don`t have to tell me everything — Можешь не рассказывать мне всего.</text:p>
      <text:p text:style-name="P944"/>
      <text:p text:style-name="P1164"><text:span text:style-name="T132">Have</text:span><text:span text:style-name="T202"> в значении «должен» всегда используется с частицей </text:span><text:span text:style-name="T132">to</text:span><text:span text:style-name="T202">. Если не поставить </text:span><text:span text:style-name="T132">to</text:span><text:span text:style-name="T202"> </text:span></text:p>
      <text:p text:style-name="P1164"><text:span text:style-name="T202">после </text:span><text:span text:style-name="T132">have</text:span><text:span text:style-name="T202">, то этот глагол будет ознать «иметь». </text:span></text:p>
      <text:p text:style-name="P944"/>
      <text:p text:style-name="P7"><text:span text:style-name="T267">Г</text:span><text:span text:style-name="T268">лагол </text:span><text:span text:style-name="T167">should</text:span></text:p>
      <text:p text:style-name="P946"/>
      <text:p text:style-name="P1165"><text:span text:style-name="T140">Should [шуд] </text:span><text:span text:style-name="T218">подходит</text:span><text:span text:style-name="T202">, чтобы дать</text:span><text:span text:style-name="T218"> вежливый</text:span><text:span text:style-name="T202"> совет. Переводится как «</text:span><text:span text:style-name="T219">следует сделать</text:span><text:span text:style-name="T202">» </text:span></text:p>
      <text:p text:style-name="P1165"><text:span text:style-name="T219">или «нужно (так поступить)». </text:span><text:span text:style-name="T221">С</text:span><text:span text:style-name="T219">вязан с на</text:span><text:span text:style-name="T221">с</text:span><text:span text:style-name="T219">тоящим и будущим временем. Грамматически использ</text:span><text:span text:style-name="T218">уется</text:span><text:span text:style-name="T219"> по тем же правилами, что и другие модальные глаголы.</text:span></text:p>
      <text:p text:style-name="P949"/>
      <text:p text:style-name="P70">You should be more attentive — Вам следует быть более внимательным.</text:p>
      <text:p text:style-name="P947"/>
      <text:p text:style-name="P1166"><text:span text:style-name="T220">Для</text:span><text:span text:style-name="T219"> совет</text:span><text:span text:style-name="T220">а</text:span><text:span text:style-name="T219">, помимо </text:span><text:span text:style-name="T140">should,</text:span><text:span text:style-name="T219"> можно также использовать обороты, помогающие </text:span></text:p>
      <text:p text:style-name="P1166"><text:span text:style-name="T219">выразить мненеие, например </text:span><text:span text:style-name="T140">I think, I don`t think</text:span><text:span text:style-name="T219">.</text:span></text:p>
      <text:p text:style-name="P948"/>
      <text:p text:style-name="P1027">I think you should leave — Думаю, вам пора уйти.</text:p>
      <text:p text:style-name="P1028"/>
      <text:p text:style-name="P1159"><text:span text:style-name="T133">Should</text:span><text:span text:style-name="T203"> также выражает: недоумение, удивление, возмущение. В этом случае </text:span><text:span text:style-name="T220">он</text:span><text:span text:style-name="T203"> передает эмоциональную окраску высказыванию. Отрицательная форма говорит о плохой зате</text:span><text:span text:style-name="T204">е</text:span><text:span text:style-name="T203">.</text:span></text:p>
      <text:p text:style-name="P947"/>
      <text:p text:style-name="P1027">Why should I go there? - Скакой стати мне туда идти?</text:p>
      <text:p text:style-name="P1027">You shouldn`t go there — Не нужно туда идти <text:span text:style-name="T1406">(это плохая идея)</text:span>.</text:p>
      <text:p text:style-name="P907"/>
      <text:p text:style-name="P907"/>
      <text:p text:style-name="P1583"><text:span text:style-name="T262">Глагол </text:span><text:span text:style-name="T165">would</text:span></text:p>
      <text:p text:style-name="P991"/>
      <text:p text:style-name="P951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391">Грамматически использ</text:span><text:span text:style-name="T1392">уется</text:span><text:span text:style-name="T1391"> по тем же правилами, что и другие модальные глаголы.</text:span></text:p>
      <text:p text:style-name="P951"/>
      <text:p text:style-name="P1333"><text:span text:style-name="T134">Would</text:span><text:span text:style-name="T205"> часто сокращается до </text:span><text:span text:style-name="T134">`d</text:span><text:span text:style-name="T205"> и произносится как одна буква (поначалу </text:span><text:span text:style-name="T256">его довольно сложно </text:span><text:span text:style-name="T205">расслышать), </text:span><text:span text:style-name="T255">а идущий после него смысловой глагол используется с частицей</text:span><text:span text:style-name="T134"> </text:span><text:span text:style-name="T164">to</text:span><text:span text:style-name="T255">.</text:span></text:p>
      <text:p text:style-name="P950"/>
      <text:p text:style-name="P952"><text:span text:style-name="T1390">В</text:span>стречается в вариантах, <text:span text:style-name="T1407">когда</text:span>:</text:p>
      <text:list xml:id="list2507085929" text:style-name="L36">
        <text:list-item>
          <text:p text:style-name="P1605">соответствует частице «бы» (когда <text:span text:style-name="T1610">люди </text:span>представляют ситуацию);</text:p>
        </text:list-item>
        <text:list-item>
          <text:p text:style-name="P1605">сообщает о привычках прошлого (в этом случае может заменяться на <text:span text:style-name="T554">used to</text:span>).</text:p>
        </text:list-item>
      </text:list>
      <text:p text:style-name="P953"/>
      <text:p text:style-name="P1029">I would like to live in New Your — Я бы хотел жить в Нью Йорке <text:span text:style-name="T1390">(представил)</text:span>.</text:p>
      <text:p text:style-name="P1030">I wouldn`t watch this film with my child — Я бы не смотрела этот фильм с моим ребенком.</text:p>
      <text:p text:style-name="P1031">Would you like to go <text:span text:style-name="T1393">to the party with us? </text:span>—<text:span text:style-name="T1393"> Ты бы хотел пойти с нами на вечеринку?</text:span></text:p>
      <text:p text:style-name="P954"/>
      <text:p text:style-name="P1194"><text:span text:style-name="T205">Фраза </text:span><text:span text:style-name="T134">would you like</text:span><text:span text:style-name="T205"> часто используется, когда хотят предложить человеку услугу</text:span><text:span text:style-name="T223">, </text:span><text:span text:style-name="T205">предмет </text:span></text:p>
      <text:p text:style-name="P1194"><text:span text:style-name="T205">и т. п. Если человек согласен, то он отвечает </text:span><text:span text:style-name="T134">I`d like to</text:span><text:span text:style-name="T205"> (</text:span><text:span text:style-name="T222">я бы хотел</text:span><text:span text:style-name="T205">) </text:span><text:span text:style-name="T222">или </text:span><text:span text:style-name="T142">I`d love to</text:span></text:p>
      <text:p text:style-name="P1194"><text:span text:style-name="T205">(с удовольствием). <text:s/></text:span><text:span text:style-name="T134">I`d like to </text:span><text:span text:style-name="T244">можно использовать вместо</text:span><text:span text:style-name="T151"> I want.</text:span></text:p>
      <text:p text:style-name="P955"/>
      <text:p text:style-name="P1167"><text:span text:style-name="T134">Would you like a cup of </text:span><text:span text:style-name="T141">tea</text:span><text:span text:style-name="T134">? Yes, I would — Вы бы хотили чашечку </text:span><text:span text:style-name="T141">чая</text:span><text:span text:style-name="T134">? Да, хотел бы.</text:span></text:p>
      <text:p text:style-name="P955"/>
      <text:p text:style-name="P1032">What would you like, coffee or tea? I`d like some cofee — Чтобы вы хотели, </text:p>
      <text:p text:style-name="P1032">кофе или чай? Я бы хотел кофе.</text:p>
      <text:p text:style-name="P955"/>
      <text:p text:style-name="P990"><text:span text:style-name="T554">Would</text:span> — это <text:span text:style-name="T554">will</text:span> в прошедшей форме. Поэтому и предложения с ним как бы </text:p>
      <text:p text:style-name="P990">в прошедшем времени (хочу → хотел бы).</text:p>
      <text:p text:style-name="P955"/>
      <text:p text:style-name="P902">Конструкция <text:span text:style-name="T554">used to</text:span></text:p>
      <text:p text:style-name="P955"/>
      <text:p text:style-name="P956">Используется, когда говорят о регулярных вещах, происходящих в прошлом. </text:p>
      <text:p text:style-name="P1160"><text:span text:style-name="T206">Британцы </text:span><text:span text:style-name="T207">предпочитают</text:span><text:span text:style-name="T206"> </text:span><text:span text:style-name="T135">used to</text:span><text:span text:style-name="T206">, американцы чаще использую </text:span><text:span text:style-name="T135">would</text:span><text:span text:style-name="T206">.</text:span></text:p>
      <text:p text:style-name="P956"/>
      <text:p text:style-name="P956">На русский <text:span text:style-name="T554">would/used to</text:span> можно перевести как «имел привычку делать» <text:span text:style-name="T1395">или</text:span> «раньше».</text:p>
      <text:p text:style-name="P957"><text:span text:style-name="T1395">Также </text:span><text:span text:style-name="T554">would/used to</text:span> <text:span text:style-name="T1395">подразумевает, что сейчас человек уже не делает того, что делал раньше.</text:span></text:p>
      <text:p text:style-name="P957"/>
      <text:p text:style-name="P958">Как правило <text:span text:style-name="T554">would</text:span> используется в ситуациях, когда указан период во время которого </text:p>
      <text:p text:style-name="P958">человек так не поступал. </text:p>
      <text:p text:style-name="P958"/>
      <text:p text:style-name="P959">После <text:span text:style-name="T554">used to</text:span> стоит глагол в начальной форме. В настоящем времени эта констуркция </text:p>
      <text:p text:style-name="P959">не используется<text:span text:style-name="T1396"> </text:span>и<text:span text:style-name="T1394"> </text:span>часто <text:span text:style-name="T1394">выпадает при переводе.</text:span></text:p>
      <text:p text:style-name="P959"/>
      <text:p text:style-name="P1033">I used to live in Bristol — Раньше я жил <text:span text:style-name="T1397">в Бристоле (а сейчас нет).</text:span></text:p>
      <text:p text:style-name="P1034">I didn`t use to drink tea — Раньше я не пил чай (а теперь пью).</text:p>
      <text:p text:style-name="P1035">Did you use to play tennis? — Ты раньше играл в теннис?</text:p>
      <text:p text:style-name="P904"/>
      <text:p text:style-name="P1118"/>
      <text:p text:style-name="P1579">Повелительно наклонение. Imperative</text:p>
      <text:p text:style-name="P965"/>
      <text:p text:style-name="P966">Это способ озвучить распоряжение, приказ, <text:span text:style-name="T1409">просьбу</text:span> или призыв к действию.</text:p>
      <text:p text:style-name="P966">В речи очень часто используются предложения в форме повелительного наклонения.</text:p>
      <text:p text:style-name="P966"/>
      <text:p text:style-name="P1168"><text:span text:style-name="T224">Чтобы выразить приказ или </text:span><text:span text:style-name="T257">настойчивую </text:span><text:span text:style-name="T224">просьбу, нужно начать предложение с глагола </text:span></text:p>
      <text:p text:style-name="P1168"><text:span text:style-name="T224">в начальной форме (</text:span><text:span text:style-name="T258">подлежащее </text:span><text:span text:style-name="T259">отсутствует в повелительном наклонении</text:span><text:span text:style-name="T224">).</text:span></text:p>
      <text:p text:style-name="P966"/>
      <text:p text:style-name="P71"><text:span text:style-name="T380">C</text:span><text:span text:style-name="T374">ome here — Подойдите сюда (призыв к действию).</text:span></text:p>
      <text:p text:style-name="P1039">Put your gun down! — Опусти оружие! (приказ).</text:p>
      <text:p text:style-name="P1039">Help! — Помогите! (настойчивая просьба).</text:p>
      <text:p text:style-name="P967"/>
      <text:p text:style-name="P1361"><text:span text:style-name="T174">Чтобы просьба звучала вежливее, </text:span><text:span text:style-name="T225">используют слово please: </text:span><text:span text:style-name="T143">Come here, please</text:span><text:span text:style-name="T225">.</text:span></text:p>
      <text:p text:style-name="P1362"><text:span text:style-name="T225">Е</text:span><text:span text:style-name="T174">сли </text:span><text:span text:style-name="T226">человеку предлагают угоститься едой, то часто начинают предложение с </text:span><text:span text:style-name="T144">have</text:span><text:span text:style-name="T226">.</text:span></text:p>
      <text:p text:style-name="P969"/>
      <text:p text:style-name="P1040">Have a cake, please — Угощайтесь тортом, пожалуйста.</text:p>
      <text:p text:style-name="P968"/>
      <text:p text:style-name="P1399"><text:span text:style-name="T174">Глагол </text:span><text:span text:style-name="T118">have</text:span><text:span text:style-name="T174"> может входить в устойчивые обороты, связанные с пожеланием. </text:span></text:p>
      <text:p text:style-name="P968">В этом случае он обычно выпадает при переводе.</text:p>
      <text:p text:style-name="P970"/>
      <text:p text:style-name="P72"><text:span text:style-name="T381">H</text:span><text:span text:style-name="T374">ave a nice time — Приятно провести время.</text:span></text:p>
      <text:p text:style-name="P1041">Have fun — Повеселитесь.</text:p>
      <text:p text:style-name="P1041"/>
      <text:p text:style-name="P268"><text:span text:style-name="T374">Если нужно призвать человека или группу людей совершить что-то вместе, то нужно использовать </text:span><text:span text:style-name="T118">let`s (let us)</text:span><text:span text:style-name="T374"> перед глаголом. Это еще один способ говорить вежливее </text:span></text:p>
      <text:p text:style-name="P971">в повелительном наклонении.</text:p>
      <text:p text:style-name="P971"/>
      <text:p text:style-name="P1041">Let`s do it — Давай сделаем это (досл. Позволь нам сделать это).</text:p>
      <text:p text:style-name="P1041">Let`s not watch this movie — Давай не будем смотреть этот фильм.</text:p>
      <text:p text:style-name="P971"/>
      <text:p text:style-name="P268"><text:span text:style-name="T374">Если нужно попросить человека не делать что-либо, то нужно начать с </text:span><text:span text:style-name="T118">don`t</text:span><text:span text:style-name="T374">.</text:span></text:p>
      <text:p text:style-name="P1043">Don`t do it — Не делай этого. Don`t come here — Не подходи сюда. </text:p>
      <text:p text:style-name="P1042"/>
      <text:p text:style-name="P1117">Пассивный<text:span text:style-name="T1417"> </text:span>залог. <text:span text:style-name="T1418">Passive Voice</text:span></text:p>
      <text:p text:style-name="P972"/>
      <text:p text:style-name="P1169"><text:span text:style-name="T227">В английском языке, как и в русском, </text:span><text:span text:style-name="T228">есть </text:span><text:span text:style-name="T260">два</text:span><text:span text:style-name="T227"> вида залога: активный и пассивный.</text:span></text:p>
      <text:p text:style-name="P1169"><text:span text:style-name="T227">Активный залог </text:span><text:span text:style-name="T228">по другому</text:span><text:span text:style-name="T227"> называется действительным (я сам совершаю действие), </text:span></text:p>
      <text:p text:style-name="P973">а пассивный — страдательным (надо мной совершают действие.)</text:p>
      <text:p text:style-name="P974"/>
      <text:p text:style-name="P975">Порядок слов <text:span text:style-name="T1611">у </text:span>предложения в пассивном залоге: </text:p>
      <text:list xml:id="list1763023390" text:style-name="L37">
        <text:list-item>
          <text:p text:style-name="P1606">подлежащее;</text:p>
        </text:list-item>
        <text:list-item>
          <text:p text:style-name="P1606">сказуемое в пассивном залоге (что сделано);</text:p>
        </text:list-item>
        <text:list-item>
          <text:p text:style-name="P1606">дополнение;</text:p>
        </text:list-item>
        <text:list-item>
          <text:p text:style-name="P1606">обстоятельство.</text:p>
        </text:list-item>
      </text:list>
      <text:p text:style-name="P976"/>
      <text:p text:style-name="P1170"><text:span text:style-name="T229">Сказуемое в пассивном залоге состоит из 2х частей: вспомогательного глагола </text:span><text:span text:style-name="T148">be</text:span><text:span text:style-name="T229"> </text:span></text:p>
      <text:p text:style-name="P1170"><text:span text:style-name="T229">и смыслового глагола в 3й форме </text:span><text:span text:style-name="T242">(для </text:span><text:span text:style-name="T243">группы </text:span><text:span text:style-name="T242">Simple)</text:span><text:span text:style-name="T229">.</text:span></text:p>
      <text:p text:style-name="P977"/>
      <text:p text:style-name="P73"><text:span text:style-name="T384">I finished my work</text:span><text:span text:style-name="T374"> yesterday — </text:span><text:span text:style-name="T384">Я закончил работу</text:span><text:span text:style-name="T374"> вчера (активный залог).</text:span></text:p>
      <text:p text:style-name="P73"><text:span text:style-name="T384">The work was finished</text:span><text:span text:style-name="T374"> yesterday — </text:span><text:span text:style-name="T384">Работа была закончена</text:span><text:span text:style-name="T374"> вчера (пассивный залог).</text:span></text:p>
      <text:p text:style-name="P988"/>
      <text:p text:style-name="P1175"><text:soft-page-break/><text:span text:style-name="T240">П</text:span><text:span text:style-name="T239">ассивный залог </text:span><text:span text:style-name="T240">обычно </text:span><text:span text:style-name="T239">используется, когда автор действия неизвестен, не важен </text:span></text:p>
      <text:p text:style-name="P269"><text:span text:style-name="T374">или намеренно скрыт. </text:span><text:span text:style-name="T382">Пассивный залог часто применяется в деловой речи.</text:span></text:p>
      <text:p text:style-name="P1044"/>
      <text:p text:style-name="P1045">This house is quite old. It was buil in 1990 — Дом старый. Он был простроен в 1990 году.</text:p>
      <text:p text:style-name="P1045">(кто построил дом — неизвестно; известен только дом, и что с ним сделали — построили).</text:p>
      <text:p text:style-name="P1046"/>
      <text:p text:style-name="P1171"><text:span text:style-name="T230">Если нужно указать </text:span><text:span text:style-name="T231">автора</text:span><text:span text:style-name="T230"> действи</text:span><text:span text:style-name="T231">я</text:span><text:span text:style-name="T230">, то это можно сделать в дополнении с использованием предлога </text:span><text:span text:style-name="T149">by</text:span><text:span text:style-name="T230"> (кем). </text:span><text:span text:style-name="T251">Автор действия стоит в конце предложения.</text:span></text:p>
      <text:p text:style-name="P978"/>
      <text:p text:style-name="P1045">Ann Karenina was written by Leo Tolstoy — Анна Каренина была написана Львом Толстым.</text:p>
      <text:p text:style-name="P1172"><text:span text:style-name="T145">(</text:span><text:span text:style-name="T146">над книгой совершили действие — ее написали</text:span><text:span text:style-name="T145">)</text:span></text:p>
      <text:p text:style-name="P1047"/>
      <text:p text:style-name="P1306"><text:span text:style-name="T232">Подлежащие </text:span><text:span text:style-name="T147">I</text:span><text:span text:style-name="T232">, в предложении с пассивным залогом, часто переводится не как «я», </text:span></text:p>
      <text:p text:style-name="P980">а как «мне/мной/меня».</text:p>
      <text:p text:style-name="P979"/>
      <text:p text:style-name="P1048">I am ignored all the time — Меня игнорируют все время.</text:p>
      <text:p text:style-name="P1048">I was born in 1990 — Я родился в 1990 году (Меня родили в 1990 году).</text:p>
      <text:p text:style-name="P1048"/>
      <text:p text:style-name="P1176"><text:span text:style-name="T232">При переводе </text:span><text:span text:style-name="T147">I was born</text:span><text:span text:style-name="T232">, не совсем понятно, что это пассивный залог </text:span><text:span text:style-name="T238">(</text:span><text:span text:style-name="T150">I</text:span><text:span text:style-name="T238"> переводится как «я»)</text:span><text:span text:style-name="T232">.</text:span></text:p>
      <text:p text:style-name="P751"><text:span text:style-name="T232">В английском таких фраз мног</text:span><text:span text:style-name="T261">о</text:span><text:span text:style-name="T232">. </text:span><text:span text:style-name="T241">Их</text:span><text:span text:style-name="T232"> нужно просто </text:span><text:span text:style-name="T241">запомнить</text:span><text:span text:style-name="T232">, </text:span><text:span text:style-name="T233">например:</text:span></text:p>
      <text:list xml:id="list2942068363" text:style-name="L38">
        <text:list-item>
          <text:p text:style-name="P1607">be born — родился (в Past Simple);</text:p>
        </text:list-item>
        <text:list-item>
          <text:p text:style-name="P1607">be gone — умер (в Present Simple).</text:p>
        </text:list-item>
      </text:list>
      <text:p text:style-name="P981"/>
      <text:p text:style-name="P984">Present Simple Passive: </text:p>
      <text:p text:style-name="P1051">Children are taught at school — Детей учат в школе.</text:p>
      <text:p text:style-name="P982"/>
      <text:p text:style-name="P984">Past Simple Passive: </text:p>
      <text:p text:style-name="P1051">I was taught to ride a bike by my dadschool — Меня научил ездить на велосипеде папа.</text:p>
      <text:p text:style-name="P982"/>
      <text:p text:style-name="P984">Future Simple Passive: </text:p>
      <text:p text:style-name="P1051">I will be taught English at university — Меня будут учить английскому в универе.</text:p>
      <text:p text:style-name="P1049"/>
      <text:p text:style-name="P983">Present Perfect Passive <text:span text:style-name="T1414">требует дополнительно</text:span><text:span text:style-name="T1416">го</text:span><text:span text:style-name="T1414"> слов</text:span><text:span text:style-name="T1416">а</text:span><text:span text:style-name="T1414"> </text:span><text:span text:style-name="T570">been, </text:span><text:span text:style-name="T1416">после</text:span><text:span text:style-name="T571"> have</text:span><text:span text:style-name="T1414">. </text:span></text:p>
      <text:p text:style-name="P985"><text:span text:style-name="T1451">Е</text:span>сли его не указать, то предложение будет в форме активного залога (Present Perfect).</text:p>
      <text:p text:style-name="P1050"/>
      <text:p text:style-name="P1050">I have been taught an important lesson — Мне преподали важный урок.</text:p>
      <text:p text:style-name="P1052">I have <text:span text:style-name="T1415">taught an important lesson — </text:span>Я преподал важный урок.</text:p>
      <text:p text:style-name="P986"/>
      <text:p text:style-name="P982">Предложение в Present Perfect Passive можно перепутать с Present Perfect Continuous.</text:p>
      <text:p text:style-name="P982">Здесь главное в том, что в Passive смысловой глагол стоит в 3й форме, </text:p>
      <text:p text:style-name="P270"><text:span text:style-name="T374">а в Continuous — с окончанием </text:span><text:span text:style-name="T118">ing</text:span><text:span text:style-name="T374">.</text:span></text:p>
      <text:p text:style-name="P982"/>
      <text:p text:style-name="P1173"><text:span text:style-name="T71">I have been </text:span><text:span text:style-name="T73">speaking</text:span><text:span text:style-name="T71"> English for 2 years. </text:span><text:span text:style-name="T72">—</text:span><text:span text:style-name="T71"> Я </text:span><text:span text:style-name="T73">говорю по</text:span><text:span text:style-name="T71"> английски уже 2 года.</text:span></text:p>
      <text:p text:style-name="P1173"><text:span text:style-name="T71">I </text:span><text:span text:style-name="T74">have been </text:span><text:span text:style-name="T73">spoken English — </text:span><text:span text:style-name="T75">Со мной</text:span><text:span text:style-name="T73"> говорили по английски.</text:span></text:p>
      <text:p text:style-name="P1055"/>
      <text:p text:style-name="P1174"><text:span text:style-name="T270">Т</text:span><text:span text:style-name="T271">акже можно легко перепутать ситуации, когда be используется с прилагательным </text:span><text:span text:style-name="T272">и</text:span><text:span text:style-name="T271"> когда </text:span></text:p>
      <text:p text:style-name="P1174"><text:span text:style-name="T272">с</text:span><text:span text:style-name="T271"> пассивн</text:span><text:span text:style-name="T272">ым</text:span><text:span text:style-name="T271"> залог</text:span><text:span text:style-name="T272">ом</text:span><text:span text:style-name="T271">. Здесь важно отлич</text:span><text:span text:style-name="T272">а</text:span><text:span text:style-name="T271">ть прилагательное от глагола.</text:span></text:p>
      <text:p text:style-name="P1056"/>
      <text:p text:style-name="P678"><text:span text:style-name="T113">I am interested in art — Я</text:span><text:span text:style-name="T114"> интересуюсь</text:span><text:span text:style-name="T115"> </text:span><text:span text:style-name="T114">искусством </text:span><text:span text:style-name="T112">(interested — прилагательное)</text:span><text:span text:style-name="T114">.</text:span></text:p>
      <text:p text:style-name="P1370"><text:span text:style-name="T73">I </text:span><text:span text:style-name="T70">am ignored all the time — Меня игнорируют все время (ignored — глагол в 3й форме).</text:span></text:p>
      <text:p text:style-name="P1121"/>
      <text:p text:style-name="P1581">Вопросительные предложения</text:p>
      <text:p text:style-name="P794"/>
      <text:p text:style-name="P796">Чтобы задать вопрос, нужно придерживаться обратного порядка слов, когда </text:p>
      <text:p text:style-name="P796">вспомогательный глагол стоит перед подлежащим (см. выше).</text:p>
      <text:p text:style-name="P796"/>
      <text:p text:style-name="P796">В вопросе может не быть вопросительного слова, смыслового глагола, дополнения, </text:p>
      <text:p text:style-name="P796">но в нем всегда есть вспомогательный глагол и подлежащее.</text:p>
      <text:p text:style-name="P796"/>
      <text:p text:style-name="P1234">В английском есть 5 типов вопросов: <text:span text:style-name="T1498">общий, разделительный, </text:span><text:span text:style-name="T1501">специальный, </text:span></text:p>
      <text:p text:style-name="P1439">вопрос к подлежащему и вопрос с альтернативой.</text:p>
      <text:p text:style-name="P798"/>
      <text:p text:style-name="P888">Общий вопрос</text:p>
      <text:p text:style-name="P797"/>
      <text:p text:style-name="P797">Это вопрос, который предполагает ответ «да/нет». <text:span text:style-name="T1612">Он с</text:span>лужит для получения общей информации. Вопросительные слова не используются. Всегда начинается со вспомогательного глагола.</text:p>
      <text:p text:style-name="P797"/>
      <text:p text:style-name="P1363"><text:span text:style-name="T273">Чтобы коротко ответить на </text:span><text:span text:style-name="T274">такой </text:span><text:span text:style-name="T273">вопрос, недостаточно просто написать </text:span><text:span text:style-name="T76">yes/no</text:span><text:span text:style-name="T273">. Нужно также добавить корешок — местоимение со вспомогательным глаголом. </text:span><text:span text:style-name="T275">Корешок</text:span><text:span text:style-name="T273"> будет указыват</text:span><text:span text:style-name="T275">ь</text:span><text:span text:style-name="T273"> на мысль, которая была сказана в предыдушем предложении:</text:span></text:p>
      <text:p text:style-name="P1092"/>
      <text:p text:style-name="P1088"><text:span text:style-name="T1240">Do you play</text:span> the piano? <text:span text:style-name="T787">—</text:span> Yes, <text:span text:style-name="T1241">I do</text:span><text:span text:style-name="T1271">.</text:span></text:p>
      <text:p text:style-name="P1089"><text:span text:style-name="T1241">Does Rita play</text:span><text:span text:style-name="T1271"> football? </text:span><text:span text:style-name="T787">— </text:span><text:span text:style-name="T1271">No, </text:span><text:span text:style-name="T1241">she doesn`t</text:span><text:span text:style-name="T1271">.</text:span> </text:p>
      <text:p text:style-name="P795"/>
      <text:p text:style-name="P888">Разделительный вопрос</text:p>
      <text:p text:style-name="P797"/>
      <text:p text:style-name="P1179"><text:span text:style-name="T276">Вопрос, который часто используется в разговорной речи, когда собеседник пытается </text:span><text:span text:style-name="T282">начать или поддержать беседу. Также с помощью таких вопросов можно </text:span><text:span text:style-name="T276">выяснить какую-то информацию на основе имеющихся фактов.</text:span></text:p>
      <text:p text:style-name="P799"/>
      <text:p text:style-name="P1177"><text:span text:style-name="T276">С</text:span><text:span text:style-name="T277">остоит из 2х частей, разделенных запятой: утверждения и противоположного корешка. </text:span></text:p>
      <text:p text:style-name="P800">Корешок можно переводить словами: «правда?» «да?», «не так ли?», «верно?»</text:p>
      <text:p text:style-name="P74"><text:span text:style-name="T50">Y</text:span><text:span text:style-name="T49">ou play tennis every day, don`t you? </text:span><text:span text:style-name="T51">—</text:span><text:span text:style-name="T49"> Ты играешь в теннис, да?</text:span></text:p>
      <text:p text:style-name="P800"/>
      <text:p text:style-name="P1177"><text:span text:style-name="T277">В </text:span><text:span text:style-name="T278">корешке </text:span><text:span text:style-name="T277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801"/>
      <text:p text:style-name="P802">Если в главной части отрицание, то в корешке должно быть утверждение (и наоборот). </text:p>
      <text:p text:style-name="P45"><text:span text:style-name="T52">You </text:span><text:span text:style-name="T53">don`t like tomato juice, do you? </text:span><text:span text:style-name="T51">—</text:span><text:span text:style-name="T53"> Ты не любишь томатный сок, да?</text:span></text:p>
      <text:p text:style-name="P802"/>
      <text:p text:style-name="P1301"><text:span text:style-name="T279">Если в гла</text:span><text:span text:style-name="T354">в</text:span><text:span text:style-name="T279">ной части используется </text:span><text:span text:style-name="T77">I am</text:span><text:span text:style-name="T279">, то в корешке нужно говорить </text:span><text:span text:style-name="T77">aren`t I</text:span><text:span text:style-name="T279">, а не </text:span><text:span text:style-name="T77">amn`t I</text:span><text:span text:style-name="T344">.</text:span></text:p>
      <text:p text:style-name="P150"><text:span text:style-name="T52">I </text:span><text:span text:style-name="T49">am a famous artist, aren`t I? </text:span><text:span text:style-name="T51">—</text:span><text:span text:style-name="T49"> Я знаменитая художница, да?</text:span></text:p>
      <text:p text:style-name="P802"/>
      <text:p text:style-name="P803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803"/>
      <text:p text:style-name="P1178"><text:span text:style-name="T280">П</text:span><text:span text:style-name="T281">осему на такие вопросы лучше отвечать так, чтобы ответ отражал реальное </text:span></text:p>
      <text:p text:style-name="P804">положение дел, а не форму вопроса.</text:p>
      <text:p text:style-name="P804"/>
      <text:p text:style-name="P46"><text:span text:style-name="T54">T</text:span><text:span text:style-name="T49">hat isn`t your car, is it? Yes, it is — Это не твоя машина, да? Нет, моя</text:span></text:p>
      <text:p text:style-name="P1185"><text:span text:style-name="T83">Можно</text:span><text:span text:style-name="T70"> ответить </text:span><text:span text:style-name="T83">и так</text:span><text:span text:style-name="T70">: Yes, it is my car — Да, это моя машина.</text:span></text:p>
      <text:p text:style-name="P890"><text:soft-page-break/>Специальный вопрос</text:p>
      <text:p text:style-name="P805"/>
      <text:p text:style-name="P806">Самый популярный тип вопроса. Используется для получения доп. информации, </text:p>
      <text:p text:style-name="P1364"><text:span text:style-name="T269">поэтому всегда начинается с вопросительного слова </text:span><text:span text:style-name="T284">или связки</text:span><text:span text:style-name="T269">.</text:span></text:p>
      <text:p text:style-name="P807"/>
      <text:p text:style-name="P808">Вопросительные слова:</text:p>
      <text:list xml:id="list1147936707" text:style-name="L39">
        <text:list-item>
          <text:p text:style-name="P1777"><text:span text:style-name="T269">who [ху] — </text:span><text:span text:style-name="T283">кто</text:span><text:span text:style-name="T269">;</text:span></text:p>
        </text:list-item>
        <text:list-item>
          <text:p text:style-name="P1777"><text:span text:style-name="T269">whom [хум] — </text:span><text:span text:style-name="T283">кого</text:span><text:span text:style-name="T269">;</text:span></text:p>
        </text:list-item>
        <text:list-item>
          <text:p text:style-name="P1777"><text:span text:style-name="T269">whose [хуз] — </text:span><text:span text:style-name="T283">чей</text:span><text:span text:style-name="T269">;</text:span></text:p>
        </text:list-item>
        <text:list-item>
          <text:p text:style-name="P1777"><text:span text:style-name="T269">what — </text:span><text:span text:style-name="T283">что, какой</text:span><text:span text:style-name="T269">;</text:span></text:p>
        </text:list-item>
        <text:list-item>
          <text:p text:style-name="P1777"><text:span text:style-name="T269">which — </text:span><text:span text:style-name="T283">который</text:span><text:span text:style-name="T269">;</text:span></text:p>
        </text:list-item>
        <text:list-item>
          <text:p text:style-name="P1777"><text:span text:style-name="T269">where [</text:span><text:span text:style-name="T283">вэа</text:span><text:span text:style-name="T269">] — </text:span><text:span text:style-name="T283">где, куда</text:span><text:span text:style-name="T269">;</text:span></text:p>
        </text:list-item>
        <text:list-item>
          <text:p text:style-name="P1777"><text:span text:style-name="T269">when — </text:span><text:span text:style-name="T283">когда</text:span><text:span text:style-name="T269">;</text:span></text:p>
        </text:list-item>
        <text:list-item>
          <text:p text:style-name="P1777"><text:span text:style-name="T269">why [</text:span><text:span text:style-name="T283">вай</text:span><text:span text:style-name="T269">] — </text:span><text:span text:style-name="T283">зачем, почему</text:span><text:span text:style-name="T269">;</text:span></text:p>
        </text:list-item>
        <text:list-item>
          <text:p text:style-name="P1609">how [хау] — как;</text:p>
        </text:list-item>
        <text:list-item>
          <text:p text:style-name="P1777"><text:span text:style-name="T269">how often [хау офэн] — </text:span><text:span text:style-name="T283">как часто</text:span><text:span text:style-name="T269">;</text:span></text:p>
        </text:list-item>
        <text:list-item>
          <text:p text:style-name="P1777"><text:span text:style-name="T269">how many — </text:span><text:span text:style-name="T283">сколько (исчисляемые существительные)</text:span><text:span text:style-name="T269">;</text:span></text:p>
        </text:list-item>
        <text:list-item>
          <text:p text:style-name="P1777"><text:span text:style-name="T269">how much — </text:span><text:span text:style-name="T283">сколько (неисчесляемые существительные)</text:span><text:span text:style-name="T269">;</text:span></text:p>
        </text:list-item>
        <text:list-item>
          <text:p text:style-name="P1777"><text:span text:style-name="T269">how long [хау лон] — </text:span><text:span text:style-name="T283">как долго</text:span><text:span text:style-name="T269">;</text:span></text:p>
        </text:list-item>
        <text:list-item>
          <text:p text:style-name="P1777"><text:span text:style-name="T269">how long ago — </text:span><text:span text:style-name="T283">как давно</text:span><text:span text:style-name="T269">;</text:span></text:p>
        </text:list-item>
        <text:list-item>
          <text:p text:style-name="P1777"><text:span text:style-name="T269">how old — </text:span><text:span text:style-name="T283">сколько лет</text:span><text:span text:style-name="T269">.</text:span></text:p>
        </text:list-item>
      </text:list>
      <text:p text:style-name="P801"/>
      <text:p text:style-name="P1365"><text:span text:style-name="T78">W</text:span><text:span text:style-name="T70">hat</text:span><text:span text:style-name="T269"> и </text:span><text:span text:style-name="T70">which</text:span><text:span text:style-name="T269"> могут использоваться отдельно или с уточняющим словом, обычно, существительным, и тогда переводятся как «какой» и «какой из» </text:span><text:span text:style-name="T284">соотв</text:span><text:span text:style-name="T269">. </text:span></text:p>
      <text:p text:style-name="P809"/>
      <text:p text:style-name="P1057">What do you like? — Что ты любишь?</text:p>
      <text:p text:style-name="P1057">What car have you got? — Какая у тебя машина?</text:p>
      <text:p text:style-name="P1057">Which car is yours? — Какая из машин твоя? </text:p>
      <text:p text:style-name="P1057"/>
      <text:p text:style-name="P1296"><text:span text:style-name="T98">Which</text:span><text:span text:style-name="T284"> подразумевает выбор из нескольких вариантов. </text:span><text:span text:style-name="T285">Слово </text:span><text:span text:style-name="T79">how</text:span><text:span text:style-name="T285"> чаще присутствует в </text:span><text:span text:style-name="T287">связке</text:span><text:span text:style-name="T285"> с прилагательным или наречием, но может употребляться и самостоятельно.</text:span></text:p>
      <text:p text:style-name="P810"/>
      <text:p text:style-name="P1058">How old are you? — Сколько тебе лет?</text:p>
      <text:p text:style-name="P1058">How are you? — Как ты?</text:p>
      <text:p text:style-name="P811"/>
      <text:p text:style-name="P75"><text:span text:style-name="T269">Вопрос с </text:span><text:span text:style-name="T49">how much</text:span><text:span text:style-name="T269"> задают, когда спрашивают о веществах, жидкостях или абстрактных понятиях </text:span><text:span text:style-name="T286">(что нельзя количественно посчитать)</text:span><text:span text:style-name="T269">. А с </text:span><text:span text:style-name="T49">how many</text:span><text:span text:style-name="T269">, когда спрашивают </text:span></text:p>
      <text:p text:style-name="P811">о нескольких предметах. </text:p>
      <text:p text:style-name="P810"/>
      <text:p text:style-name="P1058">How much money have you got? — Сколько у тебя денег? (<text:span text:style-name="T1421">много, </text:span>абстракция).</text:p>
      <text:p text:style-name="P1058">How many friends have you got? — Сколько у тебя друзей? (<text:span text:style-name="T1422">10, </text:span>количество).</text:p>
      <text:p text:style-name="P1058"/>
      <text:p text:style-name="P889">Вопрос к подлежащему</text:p>
      <text:p text:style-name="P812"/>
      <text:p text:style-name="P1180"><text:span text:style-name="T288">Задается, когда хотят узнать кто или что совершает действие. Начинается со слова </text:span><text:span text:style-name="T80">who</text:span><text:span text:style-name="T288"> </text:span></text:p>
      <text:p text:style-name="P1180"><text:span text:style-name="T288">или </text:span><text:span text:style-name="T80">what</text:span><text:span text:style-name="T288">, которое заменяют собой подлежащее. При этом порядок слов остается таким же, что и в утрверждении. В</text:span><text:span text:style-name="T289">спомогательный глагол часто отсутсвует в таком вопросе.</text:span></text:p>
      <text:p text:style-name="P813"/>
      <text:p text:style-name="P1060">Who is in the Room? — Кто в комнате?</text:p>
      <text:p text:style-name="P1059">What was that? — Что это было?</text:p>
      <text:p text:style-name="P1059"/>
      <text:p text:style-name="P1186"><text:span text:style-name="T345">Здесь</text:span><text:span text:style-name="T100"> </text:span><text:span text:style-name="T101">w</text:span><text:span text:style-name="T70">ho</text:span><text:span text:style-name="T100">, </text:span><text:span text:style-name="T70">what</text:span><text:span text:style-name="T269"> </text:span><text:span text:style-name="T290">условно </text:span><text:span text:style-name="T269">являются 3м лицом единственного числа — т. е. </text:span><text:span text:style-name="T70">he/she/it</text:span><text:span text:style-name="T269">.</text:span></text:p>
      <text:p text:style-name="P1181"><text:soft-page-break/><text:span text:style-name="T269">Если подлежащее предполагается во множественном числе, то </text:span><text:span text:style-name="T289">в форму множественного числа нужно поставить глагол.</text:span></text:p>
      <text:p text:style-name="P814"/>
      <text:p text:style-name="P76"><text:span text:style-name="T49">Who </text:span><text:span text:style-name="T66">are</text:span><text:span text:style-name="T49"> my best friends? → </text:span><text:span text:style-name="T66">Mike and Paul</text:span><text:span text:style-name="T49"> are my best friends.</text:span></text:p>
      <text:p text:style-name="P814"/>
      <text:p text:style-name="P891">Вопрос с альтернативой</text:p>
      <text:p text:style-name="P815"/>
      <text:p text:style-name="P1366"><text:span text:style-name="T269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0">or</text:span><text:span text:style-name="T269"> (в подлежащем, сказуемоем, дополнении или даже в слове </text:span><text:span text:style-name="T70">not</text:span><text:span text:style-name="T269">).</text:span></text:p>
      <text:p text:style-name="P1095"/>
      <text:p text:style-name="P1182"><text:span text:style-name="T49">Does </text:span><text:span text:style-name="T66">your mother or your father</text:span><text:span text:style-name="T49"> help you? (</text:span><text:span text:style-name="T55">п</text:span><text:span text:style-name="T49">одлежаще</text:span><text:span text:style-name="T55">е</text:span><text:span text:style-name="T49">)</text:span></text:p>
      <text:p text:style-name="P1182"><text:span text:style-name="T81">Has he just </text:span><text:span text:style-name="T117">arrived or left</text:span><text:span text:style-name="T81">? (в смыслово</text:span><text:span text:style-name="T82">й</text:span><text:span text:style-name="T81"> глагол)</text:span></text:p>
      <text:p text:style-name="P1182"><text:span text:style-name="T81">Will you go to Kiev </text:span><text:span text:style-name="T117">by train or by plane</text:span><text:span text:style-name="T81">? (дополнени</text:span><text:span text:style-name="T82">е</text:span><text:span text:style-name="T81">)</text:span></text:p>
      <text:p text:style-name="P1182"><text:span text:style-name="T81">Do you like </text:span><text:span text:style-name="T117">sushi or not</text:span><text:span text:style-name="T81">? (слов</text:span><text:span text:style-name="T82">о</text:span><text:span text:style-name="T81"> not)</text:span></text:p>
      <text:p text:style-name="P818"/>
      <text:p text:style-name="P652"><text:span text:style-name="T69">В</text:span><text:span text:style-name="T48">опросы с предлогами</text:span></text:p>
      <text:p text:style-name="P816"/>
      <text:p text:style-name="P819">По началу вызывают много трудностей, т. к. в русском языке предлог и вопросительное </text:p>
      <text:p text:style-name="P819">слово стоят рядом, а в английском они находятся в разных местах. </text:p>
      <text:p text:style-name="P820"/>
      <text:p text:style-name="P820">В английском вопросе предлог стоит в самом конце, но при переводе </text:p>
      <text:p text:style-name="P820">относится к началу предложения.</text:p>
      <text:p text:style-name="P820"/>
      <text:p text:style-name="P1367"><text:span text:style-name="T45">W</text:span><text:span text:style-name="T44">ho</text:span><text:span text:style-name="T269"> do you meet </text:span><text:span text:style-name="T1419">with</text:span><text:span text:style-name="T269">? — </text:span><text:span text:style-name="T1419">С</text:span><text:span text:style-name="T269"> </text:span><text:span text:style-name="T44">кем</text:span><text:span text:style-name="T269"> ты встречаешься?</text:span></text:p>
      <text:p text:style-name="P1367"><text:span text:style-name="T45">W</text:span><text:span text:style-name="T44">hat</text:span><text:span text:style-name="T269"> are you looking </text:span><text:span text:style-name="T1419">at</text:span><text:span text:style-name="T269">? — </text:span><text:span text:style-name="T1419">На</text:span><text:span text:style-name="T269"> </text:span><text:span text:style-name="T44">что</text:span><text:span text:style-name="T269"> ты смотришь?</text:span></text:p>
      <text:p text:style-name="P821"/>
      <text:p text:style-name="P1183"><text:span text:style-name="T292">Ч</text:span><text:span text:style-name="T291">асто логика использования предлогов в русском и английском не совпадают. </text:span></text:p>
      <text:p text:style-name="P822">Поэтому лучше запомнить некоторые устойчивые сочетания предлогов с глаголами, </text:p>
      <text:p text:style-name="P823">которые встречаются достаточно часто:</text:p>
      <text:list xml:id="list2841419198" text:style-name="L40">
        <text:list-item>
          <text:p text:style-name="P1778"><text:span text:style-name="T269">what … like — на что похож (здесь </text:span><text:span text:style-name="T70">like</text:span><text:span text:style-name="T269"> не глагол, а предлог);</text:span></text:p>
        </text:list-item>
        <text:list-item>
          <text:p text:style-name="P1610">look at — стмотреть на;</text:p>
        </text:list-item>
        <text:list-item>
          <text:p text:style-name="P1610">look for — искать;</text:p>
        </text:list-item>
        <text:list-item>
          <text:p text:style-name="P1610">listen to — слушать;</text:p>
        </text:list-item>
        <text:list-item>
          <text:p text:style-name="P1610">wait for — ждать;</text:p>
        </text:list-item>
        <text:list-item>
          <text:p text:style-name="P1610">stay at — останавливаться (например, в отеле).</text:p>
        </text:list-item>
      </text:list>
      <text:p text:style-name="P1367"/>
      <text:p text:style-name="P1061">What does he look like? — Как он выглядит?</text:p>
      <text:p text:style-name="P1061">What are you looking at? — На что ты смотришь?</text:p>
      <text:p text:style-name="P821"/>
      <text:p text:style-name="P1184"><text:span text:style-name="T291">П</text:span><text:span text:style-name="T294">римеры </text:span><text:span text:style-name="T293">5</text:span><text:span text:style-name="T294"> типов вопросов во всех временах, а также с модальными глаголами </text:span></text:p>
      <text:p text:style-name="P825">можно найти на стр. 146.</text:p>
      <text:p text:style-name="P824"/>
      <text:p text:style-name="P1119"/>
      <text:p text:style-name="P1580">Отрицательные предложения</text:p>
      <text:p text:style-name="P817"/>
      <text:p text:style-name="P827">Чтобы придать мысли отрицательное значение, используются 2 способа:</text:p>
      <text:list xml:id="list3699374847" text:style-name="L41">
        <text:list-item>
          <text:p text:style-name="P1611">отрицательная частица <text:span text:style-name="T554">not</text:span>;</text:p>
        </text:list-item>
        <text:list-item>
          <text:p text:style-name="P1611">слово <text:span text:style-name="T554">never</text:span> (и другие слова, придающие отрицательное значение).</text:p>
        </text:list-item>
      </text:list>
      <text:p text:style-name="P826"/>
      <text:p text:style-name="P828">Частица <text:span text:style-name="T554">not</text:span> стоит всегда в связке либо со вспомогательным глаголом, либо с модальным.</text:p>
      <text:p text:style-name="P828">Она является частью сказуемого. Переводится как «не».</text:p>
      <text:p text:style-name="P828"/>
      <text:p text:style-name="P1062">I not like horror movies (неправильно, остуствует вспомогательный глагол)</text:p>
      <text:p text:style-name="P1062">I do n<text:span text:style-name="T1423">o</text:span>t like horror movies (правильно <text:span text:style-name="T1424">для простых предложений</text:span>)</text:p>
      <text:p text:style-name="P828"/>
      <text:p text:style-name="P829">В сложных предложениях, где несколько глаголов, используются другие правила.</text:p>
      <text:p text:style-name="P831"><text:span text:style-name="T1428">C</text:span>казуемым обычно является самый первый глагол. <text:span text:style-name="T1613">А е</text:span>сли отрицатульную мысль сообщить </text:p>
      <text:p text:style-name="P831">в дополнении, то not будет стоять самостоятельно.</text:p>
      <text:p text:style-name="P830"/>
      <text:p text:style-name="P1091">It`s quite impolite not to call me back — Очень не вежливо не перезванивать мне.</text:p>
      <text:p text:style-name="P1091">(здесь сказуемым является первый глагол — is)</text:p>
      <text:p text:style-name="P832"/>
      <text:p text:style-name="P1429"><text:span text:style-name="T365">С</text:span><text:span text:style-name="T364">амые важные глаголы</text:span></text:p>
      <text:p text:style-name="P833"/>
      <text:p text:style-name="P834">Это <text:span text:style-name="T554">be</text:span>, <text:span text:style-name="T554">do</text:span>, <text:span text:style-name="T554">have</text:span> и <text:span text:style-name="T554">get</text:span>. Они могут быть как смысловыми, так и вспомогательными <text:span text:style-name="T1431">(кроме </text:span><text:span text:style-name="T577">get</text:span><text:span text:style-name="T1431">)</text:span>.</text:p>
      <text:p text:style-name="P834">Они могут входить в устойчивые сочетания, где меняют свое значение.</text:p>
      <text:p text:style-name="P834"/>
      <text:p text:style-name="P881">Глагол <text:span text:style-name="T554">be</text:span></text:p>
      <text:p text:style-name="P834"/>
      <text:p text:style-name="P758"><text:span text:style-name="T387">Э</text:span><text:span text:style-name="T388">то начальная форма глагола</text:span><text:span text:style-name="T389"> «быть». </text:span><text:span text:style-name="T394">В </text:span><text:span text:style-name="T387">Present Simple </text:span><text:span text:style-name="T405">be</text:span><text:span text:style-name="T387"> </text:span><text:span text:style-name="T386">изменяется</text:span><text:span text:style-name="T387"> на</text:span><text:span text:style-name="T389">: </text:span></text:p>
      <text:list xml:id="list3113442438" text:style-name="L42">
        <text:list-item>
          <text:p text:style-name="P1633"><text:span text:style-name="T798">a</text:span><text:span text:style-name="T793">m — если подлежащее в первом лице (</text:span><text:span text:style-name="T625">I</text:span><text:span text:style-name="T793">);</text:span></text:p>
        </text:list-item>
        <text:list-item>
          <text:p text:style-name="P1634">is — если подлежащее в третьем лице, единственном числе (<text:span text:style-name="T554">he/she/it</text:span>);</text:p>
        </text:list-item>
        <text:list-item>
          <text:p text:style-name="P1634">are — если подлежащее во множественном числе (<text:span text:style-name="T554">you/we/they</text:span>).</text:p>
        </text:list-item>
      </text:list>
      <text:p text:style-name="P1097"/>
      <text:p text:style-name="P1347"><text:span text:style-name="T411">Г</text:span><text:span text:style-name="T412">лагол </text:span><text:span text:style-name="T168">be</text:span><text:span text:style-name="T412"> в форме </text:span><text:span text:style-name="T168">am/is/are</text:span><text:span text:style-name="T412"> является смысловым, но при переводе на русский выпадает. </text:span></text:p>
      <text:p text:style-name="P1302"><text:span text:style-name="T397">После </text:span><text:span text:style-name="T406">be</text:span><text:span text:style-name="T397"> обычно указывается характеристика (</text:span><text:span text:style-name="T398">какой</text:span><text:span text:style-name="T397">) или место (где).</text:span></text:p>
      <text:p text:style-name="P1097"/>
      <text:p text:style-name="P1096"><text:span text:style-name="T556">This dress is blue — </text:span><text:span text:style-name="T576">Это платье синие.</text:span></text:p>
      <text:p text:style-name="P1190"><text:span text:style-name="T399">I</text:span><text:span text:style-name="T400"> </text:span><text:span text:style-name="T399">am</text:span><text:span text:style-name="T400"> in </text:span><text:span text:style-name="T399">my</text:span><text:span text:style-name="T400"> office now — </text:span><text:span text:style-name="T399">Я</text:span><text:span text:style-name="T401"> у себя в офисе сейчас.</text:span></text:p>
      <text:p text:style-name="P1098"/>
      <text:p text:style-name="P1396"><text:span text:style-name="T391">В русском языке предложение может </text:span><text:span text:style-name="T390">не иметь</text:span><text:span text:style-name="T391"> сказуемого. </text:span><text:span text:style-name="T390">Там где в русском сказуемое отсутсвует, в английском будет стоять глагол </text:span><text:span text:style-name="T399">be</text:span><text:span text:style-name="T390"> в форме </text:span><text:span text:style-name="T404">am/is/are</text:span><text:span text:style-name="T387"> </text:span><text:span text:style-name="T390">(т. к. для английского не характерно, когда в предложении нет сказуемого)</text:span><text:span text:style-name="T387">. </text:span></text:p>
      <text:p text:style-name="P1097"/>
      <text:p text:style-name="P1108"><text:span text:style-name="T644">I </text:span><text:span text:style-name="T627">am a doctor — Я (</text:span><text:span text:style-name="T628">есть</text:span><text:span text:style-name="T627">) доктор.</text:span></text:p>
      <text:p text:style-name="P1109"><text:span text:style-name="T1273">We are happy </text:span><text:span text:style-name="T1276">— </text:span><text:span text:style-name="T1273">Мы (есть) счастливы.</text:span></text:p>
      <text:p text:style-name="P1107"/>
      <text:p text:style-name="P1106">Глагол be в связке с прилагательным может переводиться глаголом:</text:p>
      <text:p text:style-name="P1101"/>
      <text:p text:style-name="P1124"><text:span text:style-name="T629">I </text:span><text:span text:style-name="T653">am interested</text:span><text:span text:style-name="T629"> in art — Я</text:span><text:span text:style-name="T630"> </text:span><text:span text:style-name="T654">интересуюсь</text:span><text:span text:style-name="T639"> (есть заинтересованный) </text:span><text:span text:style-name="T630">искусством.</text:span></text:p>
      <text:p text:style-name="P1113"><text:span text:style-name="T630">My hands </text:span><text:span text:style-name="T654">are cold</text:span><text:span text:style-name="T630"> — Мои руки</text:span><text:span text:style-name="T631"> </text:span><text:span text:style-name="T654">замерзли </text:span><text:span text:style-name="T639">(есть замерзшие)</text:span><text:span text:style-name="T631">.</text:span></text:p>
      <text:p text:style-name="P1063"/>
      <text:p text:style-name="P861">В вопросительных предложениях глагол <text:span text:style-name="T554">be</text:span> меняется местами с подлежащим, </text:p>
      <text:p text:style-name="P861">а в отрицательных, используется с частицей <text:span text:style-name="T554">not</text:span>:</text:p>
      <text:p text:style-name="P993"><text:soft-page-break/><text:span text:style-name="T1274">I </text:span><text:span text:style-name="T1273">am not a student — Я не студент.</text:span></text:p>
      <text:p text:style-name="P1064">We are not English speakers — Они не англоговорящие люди.</text:p>
      <text:p text:style-name="P1064"/>
      <text:p text:style-name="P993"><text:span text:style-name="T1274">I</text:span><text:span text:style-name="T1273">s it dark? — Сейчас темно?</text:span></text:p>
      <text:p text:style-name="P1064">Are they hungry? — Они голодны?</text:p>
      <text:p text:style-name="P1064"/>
      <text:p text:style-name="P862">Если перед <text:span text:style-name="T563">am/is/are</text:span> нет вопросительного слова, то это общий вопрос. </text:p>
      <text:p text:style-name="P862">В корешке ответа вместо <text:span text:style-name="T554">do/does</text:span> используется <text:span text:style-name="T554">am/is/are</text:span>:</text:p>
      <text:p text:style-name="P862"/>
      <text:p text:style-name="P994"><text:span text:style-name="T1273">Am I in danger? Yes, you are. </text:span><text:span text:style-name="T1275">—</text:span><text:span text:style-name="T1273"> Я в опасности? Да.</text:span></text:p>
      <text:p text:style-name="P995"><text:span text:style-name="T1273">Is John married? No, he isn`t. </text:span><text:span text:style-name="T1275">— </text:span><text:span text:style-name="T1273">Джон женат? Нет.</text:span></text:p>
      <text:p text:style-name="P862"/>
      <text:p text:style-name="P1065"><text:span text:style-name="T911">Специальный вопрос начинается с вопросительного слова </text:span><text:span text:style-name="T915">или связки</text:span><text:span text:style-name="T911">:</text:span> </text:p>
      <text:p text:style-name="P1065">Where is Jill?<text:span text:style-name="T1310"> </text:span>She is at school <text:span text:style-name="T1310">— </text:span>Где Джил? Она в школе.</text:p>
      <text:p text:style-name="P1065"/>
      <text:p text:style-name="P1115"><text:span text:style-name="T801">Очень часто </text:span><text:span text:style-name="T633">am/is/are</text:span><text:span text:style-name="T801"> сокращаются: </text:span></text:p>
      <text:list xml:id="list3976800602" text:style-name="L43">
        <text:list-item>
          <text:p text:style-name="P1637">I am → I`m; </text:p>
        </text:list-item>
        <text:list-item>
          <text:p text:style-name="P1637">he is → he`s; <text:s/></text:p>
        </text:list-item>
        <text:list-item>
          <text:p text:style-name="P1637">you are → you`re; </text:p>
        </text:list-item>
        <text:list-item>
          <text:p text:style-name="P1637">John is → John`s; </text:p>
        </text:list-item>
        <text:list-item>
          <text:p text:style-name="P1638"><text:span text:style-name="T635">t</text:span><text:span text:style-name="T633">hey are → </text:span><text:span text:style-name="T635">t</text:span><text:span text:style-name="T633">hey`re</text:span><text:span text:style-name="T634">. </text:span></text:p>
        </text:list-item>
      </text:list>
      <text:p text:style-name="P1066"/>
      <text:p text:style-name="P1113"><text:span text:style-name="T802">С</text:span><text:span text:style-name="T803">окращать можно как по </text:span><text:span text:style-name="T804">вспом.</text:span><text:span text:style-name="T803"> глаголу, так и по частице </text:span><text:span text:style-name="T636">not</text:span><text:span text:style-name="T803">: </text:span><text:span text:style-name="T636">he is not → he`s not</text:span><text:span text:style-name="T637"> или</text:span><text:span text:style-name="T636"> he isn`t.</text:span></text:p>
      <text:p text:style-name="P1099"><text:span text:style-name="T1432">П</text:span>ри этом <text:span text:style-name="T554">am</text:span> сокращается только по <text:span text:style-name="T554">am</text:span> → <text:span text:style-name="T554">I`m not (I amn`t не существует).</text:span></text:p>
      <text:p text:style-name="P894"/>
      <text:p text:style-name="P1114"><text:span text:style-name="T874">Глагол </text:span><text:span text:style-name="T672">be</text:span><text:span text:style-name="T876"> </text:span><text:span text:style-name="T874">в Past Simple имеет 2 формы: </text:span></text:p>
      <text:list xml:id="list1052118074" text:style-name="L44">
        <text:list-item>
          <text:p text:style-name="P1779"><text:span text:style-name="T366">was — </text:span><text:span text:style-name="T367">если подлежащее </text:span><text:span text:style-name="T368">в единственном числе</text:span><text:span text:style-name="T367"> (</text:span><text:span text:style-name="T116">I/he/she/it</text:span><text:span text:style-name="T367">);</text:span></text:p>
        </text:list-item>
        <text:list-item>
          <text:p text:style-name="P1639"><text:span text:style-name="T875">were <text:s/>— если подлежащее в</text:span><text:span text:style-name="T900">о множественном числе</text:span><text:span text:style-name="T899"> </text:span><text:span text:style-name="T875">(</text:span><text:span text:style-name="T663">you/we/they</text:span><text:span text:style-name="T875">).</text:span></text:p>
        </text:list-item>
      </text:list>
      <text:p text:style-name="P892"/>
      <text:p text:style-name="P996"><text:span text:style-name="T1301">I </text:span><text:span text:style-name="T1273">was</text:span><text:span text:style-name="T1272"> satisfied with my work — Я </text:span><text:span text:style-name="T1273">был</text:span><text:span text:style-name="T1272"> доволен своей работой.</text:span></text:p>
      <text:p text:style-name="P996"><text:span text:style-name="T1273">Was</text:span><text:span text:style-name="T1272"> the weather good? No, it </text:span><text:span text:style-name="T1273">wasn`t</text:span><text:span text:style-name="T1272"> — </text:span><text:span text:style-name="T1273">Погода была хорош</text:span><text:span text:style-name="T1282">ая</text:span><text:span text:style-name="T1273">? Нет.</text:span></text:p>
      <text:p text:style-name="P835"/>
      <text:p text:style-name="P878">В Future Simple <text:span text:style-name="T1614">он </text:span>принимает только одну форму — <text:span text:style-name="T554">will be</text:span>.</text:p>
      <text:p text:style-name="P1211"><text:span text:style-name="T96">I will be happy to eat — Я буду </text:span><text:span text:style-name="T97">рад </text:span><text:span text:style-name="T96">поесть.</text:span></text:p>
      <text:p text:style-name="P835"/>
      <text:p text:style-name="P883">Глагол <text:span text:style-name="T554">do</text:span></text:p>
      <text:p text:style-name="P836"/>
      <text:p text:style-name="P1112"><text:span text:style-name="T1041">Переводится как </text:span><text:span text:style-name="T1040">«делать». В </text:span><text:span text:style-name="T1042">одном предложении </text:span><text:span text:style-name="T1040">может встречаться несколько раз, </text:span></text:p>
      <text:p text:style-name="P1348"><text:span text:style-name="T415">в качестве вспомогательного </text:span><text:span text:style-name="T416">глагола </text:span><text:span text:style-name="T415">и смыслового.</text:span><text:span text:style-name="T1433"> </text:span><text:span text:style-name="T413">Вспомогательным глаголом </text:span><text:span text:style-name="T414">он </text:span><text:span text:style-name="T413">может быть только в отрицаниях и вопросах, времен группы Simple.</text:span></text:p>
      <text:p text:style-name="P1350"/>
      <text:p text:style-name="P1100"><text:span text:style-name="T574">What do you do? </text:span><text:span text:style-name="T575">— </text:span><text:span text:style-name="T574">Что ты делаешь?</text:span></text:p>
      <text:p text:style-name="P1349"><text:span text:style-name="T413">D</text:span><text:span text:style-name="T46">o you like pets? No, I don`t — </text:span><text:span text:style-name="T424">Ты любишь домашних животних? Нет.</text:span></text:p>
      <text:p text:style-name="P1351"/>
      <text:p text:style-name="P265"><text:span text:style-name="T407">В</text:span><text:span text:style-name="T408"> </text:span><text:span text:style-name="T409">прошедшем времени</text:span><text:span text:style-name="T410"> преорбазуется в </text:span><text:span text:style-name="T403">did</text:span><text:span text:style-name="T410"> — «</text:span><text:span text:style-name="T408">делал» (2я форма </text:span><text:span text:style-name="T402">do</text:span><text:span text:style-name="T408">)</text:span><text:span text:style-name="T410">.</text:span></text:p>
      <text:p text:style-name="P893">Если в предложении появляется <text:span text:style-name="T554">was/were</text:span>, <text:span text:style-name="T1345">то </text:span><text:span text:style-name="T1335">did</text:span><text:span text:style-name="T1345"> уже не нужно использовать.</text:span></text:p>
      <text:p text:style-name="P885"/>
      <text:p text:style-name="P884">Глагол <text:span text:style-name="T554">have</text:span></text:p>
      <text:p text:style-name="P863"/>
      <text:p text:style-name="P1308"><text:span text:style-name="T309">Переводится как «иметь». </text:span><text:span text:style-name="T311">Д</text:span><text:span text:style-name="T309">ля времен группы Perfect </text:span><text:span text:style-name="T311">выступает в роли вспомогательного глагола</text:span><text:span text:style-name="T309">. </text:span><text:span text:style-name="T295">Также </text:span><text:span text:style-name="T309">может быть</text:span><text:span text:style-name="T295"> частью устойчивых словосотечаний. </text:span></text:p>
      <text:p text:style-name="P1307"><text:soft-page-break/><text:span text:style-name="T295">В </text:span><text:span text:style-name="T312">прошедшем времени</text:span><text:span text:style-name="T295"> преобразуется в </text:span><text:span text:style-name="T84">had</text:span><text:span text:style-name="T295"> </text:span><text:span text:style-name="T403">—</text:span><text:span text:style-name="T295"> «</text:span><text:span text:style-name="T312">имел</text:span><text:span text:style-name="T295">».</text:span></text:p>
      <text:p text:style-name="P866"/>
      <text:p text:style-name="P1187"><text:span text:style-name="T295">В некоторых ситуациях его можно не переводить (когда он смысловой). </text:span><text:span text:style-name="T296">Но при этом в предложении он обязан быть. </text:span><text:span text:style-name="T309">Это </text:span><text:span text:style-name="T296">из-за особенностей английской грамматики, которая требует, обязательного наличия подлежащего и сказуемого.</text:span></text:p>
      <text:p text:style-name="P865"/>
      <text:p text:style-name="P1067">I have a lot of friends — У меня (есть) много друзей.</text:p>
      <text:p text:style-name="P1068">We heave a big house — У нас (есть) большой дом.</text:p>
      <text:p text:style-name="P864"/>
      <text:p text:style-name="P1191"><text:span text:style-name="T313">Когда </text:span><text:span text:style-name="T87">have</text:span><text:span text:style-name="T313"> является смысловым глаголом, он </text:span><text:span text:style-name="T299">работает по тем же правилам что и </text:span><text:span text:style-name="T300">другие</text:span><text:span text:style-name="T299"> </text:span><text:span text:style-name="T313">смысловые </text:span><text:span text:style-name="T299">глаголы, т. е. требует вспомогательного </text:span><text:span text:style-name="T85">do</text:span><text:span text:style-name="T299"> для отрицаний и вопросов. </text:span></text:p>
      <text:p text:style-name="P1191"><text:span text:style-name="T311">В утверждениях </text:span><text:span text:style-name="T87">have</text:span><text:span text:style-name="T313"> </text:span><text:span text:style-name="T311">не пишется с окончанием </text:span><text:span text:style-name="T86">-s</text:span><text:span text:style-name="T311">, а преобразуется в </text:span><text:span text:style-name="T86">has</text:span><text:span text:style-name="T311">.</text:span></text:p>
      <text:p text:style-name="P837"/>
      <text:p text:style-name="P47"><text:span text:style-name="T56">Mike has </text:span><text:span text:style-name="T57">many friends</text:span><text:span text:style-name="T56"> — У Майка много друзей.</text:span></text:p>
      <text:p text:style-name="P48"><text:span text:style-name="T56">He</text:span><text:span text:style-name="T57"> do</text:span><text:span text:style-name="T56">es</text:span><text:span text:style-name="T57">n`t have many friends </text:span><text:span text:style-name="T58">—</text:span><text:span text:style-name="T57"> У </text:span><text:span text:style-name="T56">него </text:span><text:span text:style-name="T57">не много друзей.</text:span></text:p>
      <text:p text:style-name="P77"><text:span text:style-name="T49">Do you have many friends? </text:span><text:span text:style-name="T58">—</text:span><text:span text:style-name="T49"> У тебя много друзей?</text:span></text:p>
      <text:p text:style-name="P1077"/>
      <text:p text:style-name="P272"><text:span text:style-name="T49">Когда </text:span><text:span text:style-name="T70">have</text:span><text:span text:style-name="T49"> является вспомогательным глаголом, то для </text:span><text:span text:style-name="T70">he/she/it</text:span><text:span text:style-name="T49"> он всегда в форме </text:span><text:span text:style-name="T70">has</text:span><text:span text:style-name="T49">.</text:span></text:p>
      <text:p text:style-name="P78">He hasn`t lost his keys — Он не потерял свои ключи <text:span text:style-name="T1434">(has в отрицании)</text:span>.</text:p>
      <text:p text:style-name="P1078"/>
      <text:p text:style-name="P838"><text:span text:style-name="T554">Have</text:span> в значении «иметь» не употребляется во временах группы Continuous.</text:p>
      <text:p text:style-name="P838"/>
      <text:p text:style-name="P1069">I am having many friends now <text:span text:style-name="T1529">(н</text:span>еправильно<text:span text:style-name="T1529">)</text:span></text:p>
      <text:p text:style-name="P1069">I have many friends <text:span text:style-name="T1529">(п</text:span>равильно<text:span text:style-name="T1529">)</text:span></text:p>
      <text:p text:style-name="P837"/>
      <text:p text:style-name="P1391"><text:span text:style-name="T269">В разговорной речи очесть часто используется оборот </text:span><text:span text:style-name="T70">have got</text:span><text:span text:style-name="T269">. </text:span><text:span text:style-name="T297">Он обозначает тоже самое, что и </text:span><text:span text:style-name="T88">have</text:span><text:span text:style-name="T297"> </text:span><text:span text:style-name="T269">(иметь/владеть)</text:span><text:span text:style-name="T297">, но используется только в настоящем времени.</text:span></text:p>
      <text:p text:style-name="P844"/>
      <text:p text:style-name="P1391"><text:span text:style-name="T297">Г</text:span><text:span text:style-name="T269">рамматически, </text:span><text:span text:style-name="T70">have got</text:span><text:span text:style-name="T269"> — это Present Perfect, т. е. </text:span><text:span text:style-name="T70">have</text:span><text:span text:style-name="T269"> здесь вспомогательный глагол, </text:span></text:p>
      <text:p text:style-name="P1212"><text:span text:style-name="T310">а основное значение «</text:span><text:span text:style-name="T346">иметь</text:span><text:span text:style-name="T310">» передает </text:span><text:span text:style-name="T89">got</text:span><text:span text:style-name="T310"> </text:span><text:span text:style-name="T298">(3я форма get)</text:span><text:span text:style-name="T310">. </text:span></text:p>
      <text:p text:style-name="P839"/>
      <text:p text:style-name="P1070">Have you got a Mercedes? / Do you have a Mercedes? — У тебя есть мерседес?</text:p>
      <text:p text:style-name="P1070">I haven`t got a Mercedes / I don`t have a Mercedes — У меня нет мерседеса.</text:p>
      <text:p text:style-name="P840"/>
      <text:p text:style-name="P1192"><text:span text:style-name="T301">Глагол </text:span><text:span text:style-name="T90">have</text:span><text:span text:style-name="T302"> может входить в состав устойчивых выражений и словосочетаний. </text:span></text:p>
      <text:p text:style-name="P842">В этом случае он может переводится по другому. Также здесь отменяется правило, </text:p>
      <text:p text:style-name="P841">по которому <text:span text:style-name="T554">have</text:span> нельзя употребять в Continuous:</text:p>
      <text:p text:style-name="P841"/>
      <text:list xml:id="list2377190751" text:style-name="L45">
        <text:list-item>
          <text:p text:style-name="P1612"><text:span text:style-name="T1452">в</text:span>ыражения, связанные с приемом пищи:</text:p>
        </text:list-item>
      </text:list>
      <text:list xml:id="list2184303307" text:style-name="L46">
        <text:list-item>
          <text:list>
            <text:list-item>
              <text:p text:style-name="P1613">have a coffee/tea/<text:span text:style-name="T1430">drink</text:span> — пить кофе/чай/<text:span text:style-name="T1430">напиток</text:span>;</text:p>
            </text:list-item>
            <text:list-item>
              <text:p text:style-name="P1613">have a meal — принимать пищу;</text:p>
            </text:list-item>
            <text:list-item>
              <text:p text:style-name="P1613">have a breakfast/luch/dinner — завтракать/обедать/ужинать.</text:p>
            </text:list-item>
          </text:list>
        </text:list-item>
      </text:list>
      <text:p text:style-name="P841"/>
      <text:list xml:id="list195736369260961" text:continue-list="list2377190751" text:style-name="L45">
        <text:list-item>
          <text:p text:style-name="P1780"><text:span text:style-name="T337">в</text:span><text:span text:style-name="T302">ыражения, связанные с времяпровождением:</text:span></text:p>
        </text:list-item>
      </text:list>
      <text:list xml:id="list11005221" text:style-name="L47">
        <text:list-item>
          <text:list>
            <text:list-item>
              <text:p text:style-name="P1614">have a date — ходить на свидание;</text:p>
            </text:list-item>
            <text:list-item>
              <text:p text:style-name="P1614">have a good time — хорошо проводить время;</text:p>
            </text:list-item>
            <text:list-item>
              <text:p text:style-name="P1614">have a meeting / an appointment — назначать встречу;</text:p>
            </text:list-item>
            <text:list-item>
              <text:p text:style-name="P1614">have a nice day — удачного дня (пожелание);</text:p>
            </text:list-item>
            <text:list-item>
              <text:p text:style-name="P1614">have fun — веселиться.</text:p>
            </text:list-item>
          </text:list>
        </text:list-item>
      </text:list>
      <text:p text:style-name="P841"/>
      <text:list xml:id="list195734619989386" text:continue-list="list195736369260961" text:style-name="L45">
        <text:list-item>
          <text:p text:style-name="P1780"><text:span text:style-name="T337">в</text:span><text:span text:style-name="T302">ыражения, связанные </text:span><text:span text:style-name="T338">с внешностью:</text:span></text:p>
        </text:list-item>
      </text:list>
      <text:list xml:id="list986032725" text:style-name="L48">
        <text:list-item>
          <text:list>
            <text:list-item>
              <text:p text:style-name="P1615"><text:soft-page-break/>have a bath/shower— принимать ванну/душ;</text:p>
            </text:list-item>
            <text:list-item>
              <text:p text:style-name="P1616">have a shave/haircat — побриться/постричься;</text:p>
            </text:list-item>
          </text:list>
        </text:list-item>
      </text:list>
      <text:p text:style-name="P843"/>
      <text:list xml:id="list195735295311029" text:continue-list="list195734619989386" text:style-name="L45">
        <text:list-item>
          <text:p text:style-name="P1781"><text:span text:style-name="T337">в</text:span><text:span text:style-name="T338">ыражения, связанные с общением:</text:span></text:p>
        </text:list-item>
      </text:list>
      <text:list xml:id="list2240169940" text:style-name="L49">
        <text:list-item>
          <text:list>
            <text:list-item>
              <text:p text:style-name="P1617">have a guess — угадывать, догадываться;</text:p>
            </text:list-item>
            <text:list-item>
              <text:p text:style-name="P1618">have a talk/discussion/chat — беседовать/обсуждать/болтать;</text:p>
            </text:list-item>
            <text:list-item>
              <text:p text:style-name="P1617">have a call — позвонить.</text:p>
            </text:list-item>
          </text:list>
        </text:list-item>
      </text:list>
      <text:p text:style-name="P843"/>
      <text:list xml:id="list195734305118150" text:continue-list="list195735295311029" text:style-name="L45">
        <text:list-item>
          <text:p text:style-name="P1781"><text:span text:style-name="T337">в</text:span><text:span text:style-name="T338">ыражения связанные со здоровьем:</text:span></text:p>
        </text:list-item>
      </text:list>
      <text:list xml:id="list2297937647" text:style-name="L50">
        <text:list-item>
          <text:list>
            <text:list-item>
              <text:p text:style-name="P1619">have a baby — родить;</text:p>
            </text:list-item>
            <text:list-item>
              <text:p text:style-name="P1619">have a cold — простудиться;</text:p>
            </text:list-item>
            <text:list-item>
              <text:p text:style-name="P1619">have a cough — кашлять;</text:p>
            </text:list-item>
            <text:list-item>
              <text:p text:style-name="P1619">have a headache — болит голова.</text:p>
            </text:list-item>
          </text:list>
        </text:list-item>
      </text:list>
      <text:p text:style-name="P843"/>
      <text:list xml:id="list195734674796038" text:continue-list="list195734305118150" text:style-name="L45">
        <text:list-item>
          <text:p text:style-name="P1781"><text:span text:style-name="T337">в</text:span><text:span text:style-name="T338">ыражения, связанные с отдыхом:</text:span></text:p>
          <text:list>
            <text:list-item>
              <text:p text:style-name="P1620">have a day off — взять выходной;</text:p>
            </text:list-item>
            <text:list-item>
              <text:p text:style-name="P1621">have a dream/nightmare — видеть сон/кошмар;</text:p>
            </text:list-item>
            <text:list-item>
              <text:p text:style-name="P1620">have a rest — отдыхать;</text:p>
            </text:list-item>
            <text:list-item>
              <text:p text:style-name="P1620">have a sleep — спать.</text:p>
            </text:list-item>
          </text:list>
        </text:list-item>
      </text:list>
      <text:p text:style-name="P843"/>
      <text:list xml:id="list195735808849303" text:continue-numbering="true" text:style-name="L45">
        <text:list-item>
          <text:p text:style-name="P1781"><text:span text:style-name="T337">в</text:span><text:span text:style-name="T338">ыражения, свяханые с физической активностью:</text:span></text:p>
        </text:list-item>
      </text:list>
      <text:list xml:id="list1973051074" text:style-name="L51">
        <text:list-item>
          <text:list>
            <text:list-item>
              <text:p text:style-name="P1622">have a good journey — добраться без проблем (пожелание);</text:p>
            </text:list-item>
            <text:list-item>
              <text:p text:style-name="P1622">have a good flight — хорошо долететь (пожелание);</text:p>
            </text:list-item>
            <text:list-item>
              <text:p text:style-name="P1622">have a lift — подвести (на машине);</text:p>
            </text:list-item>
            <text:list-item>
              <text:p text:style-name="P1623">have a ride — проехаться;</text:p>
            </text:list-item>
            <text:list-item>
              <text:p text:style-name="P1623">have a walk — пройтись (прогуляться);</text:p>
            </text:list-item>
            <text:list-item>
              <text:p text:style-name="P1623">have a swim — поплавать;</text:p>
            </text:list-item>
            <text:list-item>
              <text:p text:style-name="P1623">have a hug — обняться;</text:p>
            </text:list-item>
            <text:list-item>
              <text:p text:style-name="P1623">have a kiss — поцеловаться.</text:p>
            </text:list-item>
          </text:list>
        </text:list-item>
      </text:list>
      <text:p text:style-name="P843"/>
      <text:p text:style-name="P886">Глагол <text:span text:style-name="T554">get</text:span></text:p>
      <text:p text:style-name="P845"/>
      <text:p text:style-name="P1188"><text:span text:style-name="T304">Один и самых запутанных глаголов, который может переводится по разному,</text:span><text:span text:style-name="T303"> в записимости </text:span></text:p>
      <text:p text:style-name="P846">от слов, идущих после него. Поэтому его нужно переводить в связке с соседними словами.</text:p>
      <text:p text:style-name="P847"/>
      <text:p text:style-name="P1188"><text:span text:style-name="T304">Если после </text:span><text:span text:style-name="T91">get</text:span><text:span text:style-name="T304"> идет существительное, то он передает значение </text:span><text:span text:style-name="T303">«</text:span><text:span text:style-name="T304">получать, покупать</text:span><text:span text:style-name="T303">».</text:span></text:p>
      <text:p text:style-name="P846"/>
      <text:p text:style-name="P79"><text:span text:style-name="T59">I </text:span><text:span text:style-name="T49">got a new car — Я купил новую машину.</text:span></text:p>
      <text:p text:style-name="P1071">I got an A today — Я получил пятерку сегодня. (A — <text:span text:style-name="T1434">это </text:span>оценка)</text:p>
      <text:p text:style-name="P846"/>
      <text:p text:style-name="P1392"><text:span text:style-name="T303">Е</text:span><text:span text:style-name="T269">сли </text:span><text:span text:style-name="T70">get</text:span><text:span text:style-name="T269"> используется со средством передвижения, то он приобретает значение </text:span></text:p>
      <text:p text:style-name="P848">«сесть в транспорт». В этом случае он может использоваться с предлогом <text:span text:style-name="T554">on</text:span>.</text:p>
      <text:p text:style-name="P848"/>
      <text:p text:style-name="P1071">I got on a bus at 5 o`clock — Я сел в автобус в 5 часов.</text:p>
      <text:p text:style-name="P1071">I got a taxi — Я взял такси.</text:p>
      <text:p text:style-name="P846"/>
      <text:p text:style-name="P1392"><text:span text:style-name="T303">Е</text:span><text:span text:style-name="T269">сли после get идет прилагательное, то это означает «прийти к этому состоянию», </text:span></text:p>
      <text:p text:style-name="P848">например: <text:span text:style-name="T554">get hungry (проголодаться), get better (стать лучше), get cold (замерзнуть)</text:span> и т. д.</text:p>
      <text:p text:style-name="P848"/>
      <text:p text:style-name="P1071">He got dressed quickly and left — Он оделся быстро и ушел.</text:p>
      <text:p text:style-name="P849"><text:soft-page-break/>Если <text:span text:style-name="T554">get</text:span> используется с частицей <text:span text:style-name="T554">to</text:span>, то это означает «прибывать в такое-то место».</text:p>
      <text:p text:style-name="P848"/>
      <text:p text:style-name="P1071">I got to work late — Я приехал на работу поздно.</text:p>
      <text:p text:style-name="P1071">I got to the airport by train — Я приехал в аэропорт на поезде.</text:p>
      <text:p text:style-name="P1071"/>
      <text:p text:style-name="P846">В пассивном залоге <text:span text:style-name="T621">get</text:span><text:span text:style-name="T1615"> </text:span>может заменять <text:span text:style-name="T554">be</text:span>. </text:p>
      <text:p text:style-name="P846"/>
      <text:p text:style-name="P846">Если <text:span text:style-name="T554">be</text:span> означает «быть в состоянии / обладать качеством», то <text:span text:style-name="T554">get</text:span> означает </text:p>
      <text:p text:style-name="P847">«входить в состояние / приобретать качество».</text:p>
      <text:p text:style-name="P847"/>
      <text:p text:style-name="P1334"><text:span text:style-name="T303">В отличи</text:span><text:span text:style-name="T355">е</text:span><text:span text:style-name="T303"> от </text:span><text:span text:style-name="T105">be, do </text:span><text:span text:style-name="T355">и</text:span><text:span text:style-name="T105"> have</text:span><text:span text:style-name="T303">, этот глагол не может быть вспомогательным.</text:span></text:p>
      <text:p text:style-name="P850">Почти для любого предложения с <text:span text:style-name="T554">get</text:span> можно найти замену с другим глаголом.</text:p>
      <text:p text:style-name="P847"/>
      <text:p text:style-name="P1397"><text:span text:style-name="T269">После </text:span><text:span text:style-name="T70">get</text:span><text:span text:style-name="T269"> могут стоять разные предлоги, в зависимости от которых он может сильно</text:span></text:p>
      <text:p text:style-name="P1398"><text:span text:style-name="T269">меняться. Такие измененя не всегда поддаются логике</text:span><text:span text:style-name="T305">:</text:span></text:p>
      <text:list xml:id="list3195408301" text:style-name="L52">
        <text:list-item>
          <text:p text:style-name="P1624">get along — ладить друг с другом;</text:p>
        </text:list-item>
        <text:list-item>
          <text:p text:style-name="P1759"><text:span text:style-name="T305">get away — </text:span><text:span text:style-name="T347">удирать</text:span><text:span text:style-name="T305">;</text:span></text:p>
        </text:list-item>
        <text:list-item>
          <text:p text:style-name="P1624">get back — вернуться;</text:p>
        </text:list-item>
        <text:list-item>
          <text:p text:style-name="P1624">get in — попасть внутрь;</text:p>
        </text:list-item>
        <text:list-item>
          <text:p text:style-name="P1624">get on — справиться с ситуацией.</text:p>
        </text:list-item>
      </text:list>
      <text:p text:style-name="P851"/>
      <text:p text:style-name="P997"><text:span text:style-name="T1283">W</text:span><text:span text:style-name="T1273">e get along well — Мы хорошо ладим.</text:span></text:p>
      <text:p text:style-name="P1309"><text:span text:style-name="T102">I`ll get away from work as soon as I can — Я </text:span><text:span text:style-name="T103">уйду</text:span><text:span text:style-name="T102"> с этой работы, как только смогу.</text:span></text:p>
      <text:p text:style-name="P1072">Get in the car quickly! — Быстро садись в машину!</text:p>
      <text:p text:style-name="P1073">How are you getting on with your new job? — Как дела на новой работе?</text:p>
      <text:p text:style-name="P1346"/>
      <text:p text:style-name="P1346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45">Такие сочетания нельзя переводить по отдельности, а только в связке.</text:p>
      <text:p text:style-name="P1345">Один и тот же фразовый глагол может иметь несколько значений.</text:p>
      <text:p text:style-name="P847"/>
      <text:p text:style-name="P882">Глаголы, в которых все путаются</text:p>
      <text:p text:style-name="P852"/>
      <text:p text:style-name="P854"><text:span text:style-name="T1616">Глаголы</text:span><text:span text:style-name="T622"> </text:span><text:span text:style-name="T766">t</text:span><text:span text:style-name="T763">ell и say</text:span> можно перевести как «сказать». Только первый означатает </text:p>
      <text:p text:style-name="P854">«рассказать», а второй - «сказать/говорить». </text:p>
      <text:p text:style-name="P853"/>
      <text:p text:style-name="P853">После <text:span text:style-name="T554">tell</text:span> нужно обязательно указать, кому адресована фраза, либо что именно </text:p>
      <text:p text:style-name="P853">говорится. <text:span text:style-name="T1616">Также п</text:span>осле <text:span text:style-name="T554">tell</text:span> не нужен предлог.</text:p>
      <text:p text:style-name="P853"/>
      <text:p text:style-name="P1074">Tell <text:span text:style-name="T1240">me</text:span> the truth — Скажи мне правду.</text:p>
      <text:p text:style-name="P1074">Tell <text:span text:style-name="T1240">Michael</text:span> that I will be late — Скажи Майклу, что я опоздаю.</text:p>
      <text:p text:style-name="P853"/>
      <text:p text:style-name="P1310"><text:span text:style-name="T348">После </text:span><text:span text:style-name="T104">say</text:span><text:span text:style-name="T348"> можно ничего не указывать, либо указать того, </text:span><text:span text:style-name="T349">кому</text:span><text:span text:style-name="T348"> </text:span><text:span text:style-name="T349">принадлежит </text:span><text:span text:style-name="T348">фраз</text:span><text:span text:style-name="T349">а</text:span><text:span text:style-name="T348">.</text:span></text:p>
      <text:p text:style-name="P853">Если мы говорим, кому адресована фраза, то после <text:span text:style-name="T554">say</text:span> нужен предлог <text:span text:style-name="T554">to</text:span>.</text:p>
      <text:p text:style-name="P853"/>
      <text:p text:style-name="P1074">«You deserve more than this», I said to myself — Ты заслуживаешь большего, я сказал себе.</text:p>
      <text:p text:style-name="P853"/>
      <text:p text:style-name="P1393"><text:span text:style-name="T356">Глаголы </text:span><text:span text:style-name="T106">s</text:span><text:span text:style-name="T107">ee, l</text:span><text:span text:style-name="T70">ook, watch</text:span><text:span text:style-name="T269"> передают значение «видеть», но с разными смысл</text:span><text:span text:style-name="T356">ами</text:span><text:span text:style-name="T269">.</text:span></text:p>
      <text:p text:style-name="P853"/>
      <text:p text:style-name="P855">Глагол <text:span text:style-name="T554">see</text:span> означает «видеть», как физическую возможность. </text:p>
      <text:p text:style-name="P855">Обычно <text:span text:style-name="T1435">он </text:span>не употребляется во временах Continuous.</text:p>
      <text:p text:style-name="P853"/>
      <text:p text:style-name="P1074"><text:soft-page-break/>I see a bird in the tree — Я вижу птицу на дереве.</text:p>
      <text:p text:style-name="P1074"/>
      <text:p text:style-name="P1311"><text:span text:style-name="T357">Глагол</text:span><text:span text:style-name="T108"> l</text:span><text:span text:style-name="T104">ook</text:span><text:span text:style-name="T348"> означает «смотреть». Если мы хотим </text:span><text:span text:style-name="T351">указать</text:span><text:span text:style-name="T348"> </text:span><text:span text:style-name="T371">на</text:span><text:span text:style-name="T348"> какой объе</text:span><text:span text:style-name="T352">к</text:span><text:span text:style-name="T348">т смотрим, </text:span><text:span text:style-name="T350">то </text:span><text:span text:style-name="T348">используе</text:span><text:span text:style-name="T350">м</text:span><text:span text:style-name="T348"> предлог </text:span><text:span text:style-name="T104">at</text:span><text:span text:style-name="T348">. В отличии от </text:span><text:span text:style-name="T104">see</text:span><text:span text:style-name="T348">, можно использовать в Continuous.</text:span></text:p>
      <text:p text:style-name="P853"/>
      <text:p text:style-name="P1074">Don`t worry, I`m not looking — Не волнуйся, я не смотрю.</text:p>
      <text:p text:style-name="P1074">I`m looking at the dog — Я смотрю на собаку.</text:p>
      <text:p text:style-name="P853"/>
      <text:p text:style-name="P1189"><text:span text:style-name="T357">Глагол</text:span><text:span text:style-name="T108"> w</text:span><text:span text:style-name="T70">atch</text:span><text:span text:style-name="T269"> означает «</text:span><text:span text:style-name="T307">следить (взором)</text:span><text:span text:style-name="T269">» или «наблюдать» </text:span><text:span text:style-name="T306">за объектом</text:span><text:span text:style-name="T269">.</text:span></text:p>
      <text:p text:style-name="P856"/>
      <text:p text:style-name="P49"><text:span text:style-name="T60">Mothers always watch their children — М</text:span><text:span text:style-name="T61">а</text:span><text:span text:style-name="T60">мы всегда следят за своими детьми.</text:span></text:p>
      <text:p text:style-name="P80"><text:span text:style-name="T62">I </text:span><text:span text:style-name="T49">like watching birds — Мне нравится наблюдать за птицами.</text:span></text:p>
      <text:p text:style-name="P856"/>
      <text:p text:style-name="P1189"><text:span text:style-name="T357">Глаголы </text:span><text:span text:style-name="T172">h</text:span><text:span text:style-name="T171">ear, listen</text:span><text:span text:style-name="T269"> можно перевести как «слышать» и «слушать». Первый означает физическую возможность, а второй — осознанное действие </text:span><text:span text:style-name="T353">(подобно </text:span><text:span text:style-name="T109">look</text:span><text:span text:style-name="T353">)</text:span><text:span text:style-name="T269">.</text:span></text:p>
      <text:p text:style-name="P856"/>
      <text:p text:style-name="P1075">Can you hear some noise? — Ты слышишь шум?</text:p>
      <text:p text:style-name="P1075">I think I heard something — Кажется, я что-то слышал.</text:p>
      <text:p text:style-name="P856"/>
      <text:p text:style-name="P1189"><text:span text:style-name="T307">Когда мы говорим о том, что именно слушаем, то</text:span><text:span text:style-name="T306"> </text:span><text:span text:style-name="T307">п</text:span><text:span text:style-name="T306">осле </text:span><text:span text:style-name="T110">listen</text:span><text:span text:style-name="T306"> </text:span><text:span text:style-name="T358">ставим</text:span><text:span text:style-name="T307"> предлог </text:span><text:span text:style-name="T92">to</text:span><text:span text:style-name="T307">.</text:span></text:p>
      <text:p text:style-name="P857">При переводе на русский <text:span text:style-name="T1617">этот </text:span>предлог выпадает.</text:p>
      <text:p text:style-name="P857"/>
      <text:p text:style-name="P1075">Listen to me, please — Пожалуйста, послушай меня.</text:p>
      <text:p text:style-name="P1075">What music do you listen to? - Какую музыку ты слушает?</text:p>
      <text:p text:style-name="P857"/>
      <text:p text:style-name="P1394"><text:span text:style-name="T359">Глаголы </text:span><text:span text:style-name="T173">d</text:span><text:span text:style-name="T171">o, make</text:span><text:span text:style-name="T269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57"/>
      <text:p text:style-name="P858">Устойчивые выражения с <text:span text:style-name="T554">do</text:span>:</text:p>
      <text:list xml:id="list305789890" text:style-name="L53">
        <text:list-item>
          <text:p text:style-name="P1625">do an exam/test — сдавать экзамен/тест;</text:p>
        </text:list-item>
        <text:list-item>
          <text:p text:style-name="P1625">do a course — пройти курс;</text:p>
        </text:list-item>
        <text:list-item>
          <text:p text:style-name="P1625">do work/homework/housework — делать работу / домашнюю работу / работу по дому;</text:p>
        </text:list-item>
        <text:list-item>
          <text:p text:style-name="P1625">do a favour — оказывать услугу;</text:p>
        </text:list-item>
        <text:list-item>
          <text:p text:style-name="P1625">do business — заниматься бизнесом;</text:p>
        </text:list-item>
        <text:list-item>
          <text:p text:style-name="P1625">do right/wrong — поступать правильно/неправильно;</text:p>
        </text:list-item>
        <text:list-item>
          <text:p text:style-name="P1627">do the shopping — делать покупки;</text:p>
        </text:list-item>
        <text:list-item>
          <text:p text:style-name="P1625">do the wassing up — мыть посуду;</text:p>
        </text:list-item>
      </text:list>
      <text:p text:style-name="P857"/>
      <text:p text:style-name="P858">Устойчивые выражения с <text:span text:style-name="T554">make</text:span>:</text:p>
      <text:list xml:id="list3443109935" text:style-name="L54">
        <text:list-item>
          <text:p text:style-name="P1626">make a noise — шуметь;</text:p>
        </text:list-item>
        <text:list-item>
          <text:p text:style-name="P1626">make a bed — застилать постель;</text:p>
        </text:list-item>
        <text:list-item>
          <text:p text:style-name="P1626">make a cake/tea/dinner — приготовить торт/чай/ужин;</text:p>
        </text:list-item>
        <text:list-item>
          <text:p text:style-name="P1782"><text:span text:style-name="T269">make a choice — сделать </text:span><text:span text:style-name="T308">выбор;</text:span></text:p>
        </text:list-item>
        <text:list-item>
          <text:p text:style-name="P1628">make a scision — принять решение;</text:p>
        </text:list-item>
        <text:list-item>
          <text:p text:style-name="P1628">make a promise — обещать, дать обещание;</text:p>
        </text:list-item>
        <text:list-item>
          <text:p text:style-name="P1628">make a friends — подружиться.</text:p>
        </text:list-item>
      </text:list>
      <text:p text:style-name="P859"/>
      <text:p text:style-name="P1076">Could you do me a favour — Не мог бы ты оказать мне услугу? </text:p>
      <text:p text:style-name="P1076">I belive she`ll make the right choice — Я верю, что она сделает правильный выбор.</text:p>
      <text:p text:style-name="P859"/>
      <text:p text:style-name="P1120"/>
      <text:p text:style-name="P1587"><text:span text:style-name="T418">Про и</text:span><text:span text:style-name="T419">нфинитив и герундий</text:span></text:p>
      <text:p text:style-name="P860"/>
      <text:p text:style-name="P1335"><text:span text:style-name="T360">Когда в английском предложении ид</text:span><text:span text:style-name="T361">у</text:span><text:span text:style-name="T360">т несколько глаголов </text:span><text:span text:style-name="T372">подря</text:span><text:span text:style-name="T373">д</text:span><text:span text:style-name="T360">, то первый является сказуемым</text:span><text:span text:style-name="T327">, а следующий, свободный от времени, </text:span><text:span text:style-name="T361">стоит </text:span><text:span text:style-name="T327">в форме инфинитива </text:span></text:p>
      <text:p text:style-name="P1335"><text:span text:style-name="T327">или герундия </text:span><text:span text:style-name="T328">(</text:span><text:span text:style-name="T339">после сказуемоего</text:span><text:span text:style-name="T329"> </text:span><text:span text:style-name="T327">может быть несколько </text:span><text:span text:style-name="T339">глаголов</text:span><text:span text:style-name="T328">)</text:span><text:span text:style-name="T327">.</text:span></text:p>
      <text:p text:style-name="P880"/>
      <text:p text:style-name="P1336"><text:span text:style-name="T314">И</text:span><text:span text:style-name="T315">нфинитив и герундий дополняют по смыслу </text:span><text:span text:style-name="T330">сказуемое</text:span><text:span text:style-name="T315">. </text:span><text:span text:style-name="T316">Они являются взаимозаменяемы </text:span></text:p>
      <text:p text:style-name="P1336"><text:span text:style-name="T323">и</text:span><text:span text:style-name="T316"> </text:span><text:span text:style-name="T323">в</text:span><text:span text:style-name="T316"> основном </text:span><text:span text:style-name="T323">и</text:span><text:span text:style-name="T316">спользуют</text:span><text:span text:style-name="T323">ся</text:span><text:span text:style-name="T316"> по наитию </text:span><text:span text:style-name="T330">либо</text:span><text:span text:style-name="T316"> в зависимости от диалекта.</text:span></text:p>
      <text:p text:style-name="P867"/>
      <text:p text:style-name="P1085">What do you want <text:span text:style-name="T1240">to do</text:span>? — Что ты хочешь <text:span text:style-name="T1240">делать</text:span>?</text:p>
      <text:p text:style-name="P1085">I like <text:span text:style-name="T1240">playing</text:span> cards — Я люблю <text:span text:style-name="T1240">играть</text:span> в карты.</text:p>
      <text:p text:style-name="P1086">Please don`t make me <text:span text:style-name="T1240">worry</text:span> — Пожалуйста, не заставляй меня <text:span text:style-name="T1240">волноваться</text:span>.</text:p>
      <text:p text:style-name="P1087">I don`t mind <text:span text:style-name="T1240">doing</text:span> it on my own — Я не против <text:span text:style-name="T1240">сделать</text:span> это в одиночку.</text:p>
      <text:p text:style-name="P869"/>
      <text:p text:style-name="P870">На русский инфинитив и герундий переводятся несколькими способами:</text:p>
      <text:list xml:id="list1261846318" text:style-name="L55">
        <text:list-item>
          <text:p text:style-name="P1629">начальной формой глагола (делать);</text:p>
        </text:list-item>
        <text:list-item>
          <text:p text:style-name="P1629">причастием (делая);</text:p>
        </text:list-item>
        <text:list-item>
          <text:p text:style-name="P1629">придаточным предложением (чтобы сделать).</text:p>
        </text:list-item>
      </text:list>
      <text:p text:style-name="P868"/>
      <text:p text:style-name="P887">Инфинитив </text:p>
      <text:p text:style-name="P876"/>
      <text:p text:style-name="P1200"><text:span text:style-name="T336">Э</text:span><text:span text:style-name="T323">то глагол в начальной форме, </text:span><text:span text:style-name="T330">который </text:span><text:span text:style-name="T331">обычно </text:span><text:span text:style-name="T332">идет</text:span><text:span text:style-name="T330"> </text:span><text:span text:style-name="T323">с частицей </text:span><text:span text:style-name="T94">to</text:span><text:span text:style-name="T323">.</text:span></text:p>
      <text:p text:style-name="P1080"><text:span text:style-name="T68">I don`t want </text:span><text:span text:style-name="T1266">to interface</text:span><text:span text:style-name="T68"> — Я не хочу </text:span><text:span text:style-name="T1266">вмешиваться</text:span><text:span text:style-name="T68">.</text:span></text:p>
      <text:p text:style-name="P877"/>
      <text:p text:style-name="P753"><text:span text:style-name="T323">Г</text:span><text:span text:style-name="T317">лаголы, после которых инфинитив всегда </text:span><text:span text:style-name="T324">с частицей </text:span><text:span text:style-name="T93">to</text:span><text:span text:style-name="T317">:</text:span></text:p>
      <text:list xml:id="list499029715" text:style-name="L56">
        <text:list-item>
          <text:p text:style-name="P1630">want — хотеть;</text:p>
        </text:list-item>
        <text:list-item>
          <text:p text:style-name="P1630">need — нуждаться;</text:p>
        </text:list-item>
        <text:list-item>
          <text:p text:style-name="P1630">plan — планировать;</text:p>
        </text:list-item>
        <text:list-item>
          <text:p text:style-name="P1630">decide — принимать решение;</text:p>
        </text:list-item>
        <text:list-item>
          <text:p text:style-name="P1630">offer — предлагать;</text:p>
        </text:list-item>
        <text:list-item>
          <text:p text:style-name="P1630">hope — надеяться;</text:p>
        </text:list-item>
        <text:list-item>
          <text:p text:style-name="P1630">promise — обещать;</text:p>
        </text:list-item>
        <text:list-item>
          <text:p text:style-name="P1630">try — пытаться;</text:p>
        </text:list-item>
        <text:list-item>
          <text:p text:style-name="P1630">forget — забывать;</text:p>
        </text:list-item>
        <text:list-item>
          <text:p text:style-name="P1630">learn — изучать;</text:p>
        </text:list-item>
        <text:list-item>
          <text:p text:style-name="P1630">would like — хотел бы.</text:p>
        </text:list-item>
      </text:list>
      <text:p text:style-name="P1079"/>
      <text:p text:style-name="P1079">We <text:span text:style-name="T26">promise</text:span> <text:span text:style-name="T1240">to get</text:span> the money — Мы обещали <text:span text:style-name="T1240">достать</text:span> денег.</text:p>
      <text:p text:style-name="P1079">Don`t <text:span text:style-name="T26">forget</text:span> <text:span text:style-name="T1240">to write</text:span> importang things — Не забывай <text:span text:style-name="T1240">записывать</text:span> самое главное.</text:p>
      <text:p text:style-name="P871"/>
      <text:p text:style-name="P1195"><text:span text:style-name="T318">Между смысловым глаголом и идущим за ним инфинитивом часто </text:span><text:span text:style-name="T334">стоит</text:span><text:span text:style-name="T318"> дополнение.</text:span></text:p>
      <text:p text:style-name="P754"><text:span text:style-name="T334">Обычно</text:span><text:span text:style-name="T335"> </text:span><text:span text:style-name="T321">дополнение указывает</text:span><text:span text:style-name="T322">ся</text:span><text:span text:style-name="T321"> после </text:span><text:span text:style-name="T334">следующих </text:span><text:span text:style-name="T321">глаголов:</text:span></text:p>
      <text:list xml:id="list2460119718" text:style-name="L57">
        <text:list-item>
          <text:p text:style-name="P1631">ask — спрашивать;</text:p>
        </text:list-item>
        <text:list-item>
          <text:p text:style-name="P1631">tell — говорить;</text:p>
        </text:list-item>
        <text:list-item>
          <text:p text:style-name="P1631">advice — советовать;</text:p>
        </text:list-item>
        <text:list-item>
          <text:p text:style-name="P1631">expect — ожидать;</text:p>
        </text:list-item>
        <text:list-item>
          <text:p text:style-name="P1631">pesuade — убеждать;</text:p>
        </text:list-item>
        <text:list-item>
          <text:p text:style-name="P1631">teach — обучать.</text:p>
        </text:list-item>
      </text:list>
      <text:p text:style-name="P874"/>
      <text:p text:style-name="P1084"><text:span text:style-name="T1443">I </text:span><text:span text:style-name="T38">asked</text:span><text:span text:style-name="T1444"> </text:span><text:span text:style-name="T1468">Mike</text:span><text:span text:style-name="T1444"> </text:span><text:span text:style-name="T1245">to come</text:span><text:span text:style-name="T1444"> in — Я просила Майка войти.</text:span></text:p>
      <text:p text:style-name="P82"><text:span text:style-name="T36">Tell</text:span><text:span text:style-name="T49"> </text:span><text:span text:style-name="T1469">them</text:span><text:span text:style-name="T49"> </text:span><text:span text:style-name="T66">to leave</text:span><text:span text:style-name="T49"> us alone — Попроси их оставить нас в покое.</text:span></text:p>
      <text:p text:style-name="P1196"><text:soft-page-break/><text:span text:style-name="T318">Если после смыслового глагола </text:span><text:span text:style-name="T333">указано</text:span><text:span text:style-name="T319"> </text:span><text:span text:style-name="T318">дополне</text:span><text:span text:style-name="T319">ние, </text:span><text:span text:style-name="T320">то такие предложения удобней переводить с использованием придаточного предложения </text:span><text:span text:style-name="T340">(о них позже)</text:span><text:span text:style-name="T320">.</text:span></text:p>
      <text:p text:style-name="P875"/>
      <text:p text:style-name="P86"><text:span text:style-name="T63">I </text:span><text:span text:style-name="T37">promise</text:span><text:span text:style-name="T63"> </text:span><text:span text:style-name="T1470">you</text:span><text:span text:style-name="T63"> </text:span><text:span text:style-name="T67">to be</text:span><text:span text:style-name="T63"> there always — Я обещаю тебе, что буду рядом всегда.</text:span></text:p>
      <text:p text:style-name="P1081"/>
      <text:p text:style-name="P1196"><text:span text:style-name="T320">Т</text:span><text:span text:style-name="T325">акже придаточное предложение используется, когда вторая часть объясняет причину действия из главной части. </text:span><text:span text:style-name="T326">В этом случае инфинитив всегда используется с </text:span><text:span text:style-name="T95">to</text:span><text:span text:style-name="T326">.</text:span></text:p>
      <text:p text:style-name="P872"/>
      <text:p text:style-name="P87"><text:span text:style-name="T63">I </text:span><text:span text:style-name="T37">went out</text:span><text:span text:style-name="T67">,</text:span><text:span text:style-name="T63"> </text:span><text:span text:style-name="T67">to buy</text:span><text:span text:style-name="T63"> food — Я </text:span><text:span text:style-name="T37">вышел</text:span><text:span text:style-name="T63">,</text:span><text:span text:style-name="T65"> </text:span><text:span text:style-name="T67">чтобы</text:span><text:span text:style-name="T63"> </text:span><text:span text:style-name="T67">купить</text:span><text:span text:style-name="T63"> еды.</text:span></text:p>
      <text:p text:style-name="P88"><text:span text:style-name="T63">W</text:span><text:span text:style-name="T49">hy did I </text:span><text:span text:style-name="T36">come in</text:span><text:span text:style-name="T49">? </text:span><text:span text:style-name="T66">To drink</text:span><text:span text:style-name="T49"> cofee — Почему я </text:span><text:span text:style-name="T36">зашел</text:span><text:span text:style-name="T49">? </text:span><text:span text:style-name="T66">Чтобы выпить</text:span><text:span text:style-name="T49"> кофе.</text:span></text:p>
      <text:p text:style-name="P1082"/>
      <text:p text:style-name="P282"><text:span text:style-name="T49">Не всегда причина указывается в виде глагола. Если в качестве причины указано существительное, то перед ним будет предлог </text:span><text:span text:style-name="T70">for</text:span><text:span text:style-name="T49"> </text:span><text:span text:style-name="T64">(за, для)</text:span><text:span text:style-name="T49">.</text:span></text:p>
      <text:p text:style-name="P873"/>
      <text:p text:style-name="P1083">I <text:span text:style-name="T26">went out</text:span> <text:span text:style-name="T1240">for food</text:span> — Я <text:span text:style-name="T26">вышел</text:span><text:span text:style-name="T1442"> </text:span><text:span text:style-name="T1240">за едой</text:span>.</text:p>
      <text:p text:style-name="P275"/>
      <text:p text:style-name="P276">Ес<text:span text:style-name="T1442">ть</text:span> глаголы, после которых инфинитив используется без частицы <text:span text:style-name="T554">to</text:span> (голый инфитив). </text:p>
      <text:p text:style-name="P276">Таких глаголов немного. Самыми распространенные <text:span text:style-name="T1618">это</text:span> <text:span text:style-name="T554">let</text:span> и <text:span text:style-name="T554">make</text:span>.</text:p>
      <text:p text:style-name="P273"/>
      <text:p text:style-name="P84"><text:span text:style-name="T26">Let</text:span> <text:span text:style-name="T1465">Peter</text:span> <text:span text:style-name="T1240">explain</text:span> himself — Позволь Питеру объясниться.</text:p>
      <text:p text:style-name="P85"><text:span text:style-name="T26">Let</text:span> <text:span text:style-name="T1465">us</text:span> (let`s) <text:span text:style-name="T1240">watch</text:span> this movie — Давай<text:span text:style-name="T1439"> </text:span>посмотрим этот фильм.</text:p>
      <text:p text:style-name="P274"/>
      <text:p text:style-name="P277">Если после <text:span text:style-name="T554">make</text:span> стоит еще один глагол, то в этом случае <text:span text:style-name="T554">make</text:span> переводится не как «делать», </text:p>
      <text:p text:style-name="P1337"><text:span text:style-name="T1031">а как «заставлять». </text:span><text:span text:style-name="T1032">Также п</text:span><text:span text:style-name="T1031">осле </text:span><text:span text:style-name="T623">make</text:span><text:span text:style-name="T1031"> нужно </text:span><text:span text:style-name="T1033">указать</text:span><text:span text:style-name="T1031"> дополнение.</text:span></text:p>
      <text:p text:style-name="P277"/>
      <text:p text:style-name="P250">I <text:span text:style-name="T3">can`t</text:span> <text:span text:style-name="T26">make</text:span> <text:span text:style-name="T1465">John</text:span> <text:span text:style-name="T1240">work</text:span> — Я не могу заставить Джона работать.</text:p>
      <text:p text:style-name="P278"/>
      <text:p text:style-name="P1338"><text:span text:style-name="T1440">Если инфинитив стоит после связки </text:span><text:span text:style-name="T581">it</text:span><text:span text:style-name="T1459"> + </text:span><text:span text:style-name="T578">be </text:span><text:span text:style-name="T1440">+ прилагательно</text:span><text:span text:style-name="T1441">е</text:span><text:span text:style-name="T1440">, то </text:span><text:span text:style-name="T1459">он </text:span><text:span text:style-name="T1440">используется </text:span></text:p>
      <text:p text:style-name="P280"><text:span text:style-name="T1440">с частицей </text:span><text:span text:style-name="T578">to</text:span><text:span text:style-name="T1440">. </text:span><text:span text:style-name="T1459">Такая связка выражает отношение к делу.</text:span></text:p>
      <text:p text:style-name="P279"/>
      <text:p text:style-name="P83">It <text:span text:style-name="T417">is difficult</text:span> to understand him — Его<text:span text:style-name="T1459"> </text:span>сложно понять.</text:p>
      <text:p text:style-name="P91">It was difficult to find a good job — Было трудно найти хорошую работу.</text:p>
      <text:p text:style-name="P51"><text:span text:style-name="T1459">It is nice to live here — Здесь </text:span><text:span text:style-name="T1460">приятно жить.</text:span></text:p>
      <text:p text:style-name="P279"/>
      <text:p text:style-name="P1408">По правилам английского языка после <text:span text:style-name="T554">be</text:span> всегда используется прилалагательное, при этом на русский, <text:span text:style-name="T554">be</text:span> + прилагательное будет переводиться наречием (где, куда, зачем, как).</text:p>
      <text:p text:style-name="P281"/>
      <text:p text:style-name="P1200"><text:span text:style-name="T1233">Г</text:span><text:span text:style-name="T1234">ерундий</text:span><text:span text:style-name="T929"> </text:span></text:p>
      <text:p text:style-name="P285"/>
      <text:p text:style-name="P1200"><text:span text:style-name="T932">Э</text:span><text:span text:style-name="T925">то нечно среднее между глаголом и существительным, </text:span><text:span text:style-name="T930">потому что </text:span><text:span text:style-name="T1034">он </text:span><text:span text:style-name="T930">м</text:span><text:span text:style-name="T925">ожет переводит</text:span><text:span text:style-name="T930">ь</text:span><text:span text:style-name="T925">ся </text:span></text:p>
      <text:p text:style-name="P1200"><text:span text:style-name="T930">и так и этак </text:span><text:span text:style-name="T933">(в зависимости от места)</text:span><text:span text:style-name="T925">.</text:span><text:span text:style-name="T931"> </text:span><text:span text:style-name="T926">Выглядит как глагол c окончанием </text:span><text:span text:style-name="T579">-ing</text:span><text:span text:style-name="T926">.</text:span></text:p>
      <text:p text:style-name="P369"/>
      <text:p text:style-name="P1339"><text:span text:style-name="T934">Герундий используется после предлогов </text:span><text:span text:style-name="T937">и</text:span><text:span text:style-name="T934"> некоторых глаголов. </text:span><text:span text:style-name="T936">Т</text:span><text:span text:style-name="T937">акже</text:span><text:span text:style-name="T934"> е</text:span><text:span text:style-name="T935">сли после первого глагола идет предлог, то второй всегда пишется в форме герундия.</text:span></text:p>
      <text:p text:style-name="P1713"/>
      <text:p text:style-name="P1714">Если герундий стоит в конце предложения, то он переводится глаголом.</text:p>
      <text:p text:style-name="P1104"/>
      <text:p text:style-name="P998"><text:span text:style-name="T1351">I </text:span><text:span text:style-name="T35">ran</text:span><text:span text:style-name="T1350"> for a long time </text:span><text:span text:style-name="T1420">without</text:span><text:span text:style-name="T1350"> </text:span><text:span text:style-name="T1353">stopping</text:span><text:span text:style-name="T1350"> — Я долго бежал, не останавливаясь.</text:span></text:p>
      <text:p text:style-name="P998"><text:span text:style-name="T1351">D</text:span><text:span text:style-name="T1350">on`t stop. </text:span><text:span text:style-name="T35">Keep</text:span><text:span text:style-name="T1350"> </text:span><text:span text:style-name="T1420">on</text:span><text:span text:style-name="T1350"> </text:span><text:span text:style-name="T1353">running</text:span><text:span text:style-name="T1350">! </text:span><text:span text:style-name="T1352">— </text:span><text:span text:style-name="T1350">Не останавливайся. Продолжай бежать!</text:span></text:p>
      <text:p text:style-name="P999"><text:span text:style-name="T1420">Before</text:span><text:span text:style-name="T1350"> </text:span><text:span text:style-name="T1353">going</text:span><text:span text:style-name="T1350"> </text:span><text:span text:style-name="T1353">out</text:span><text:span text:style-name="T1350">, I phoned Jerry — Перед выходом я позвонил Джерри.</text:span></text:p>
      <text:p text:style-name="P1102"/>
      <text:p text:style-name="P1312"><text:span text:style-name="T392">Глаголы, после которых </text:span><text:span text:style-name="T393">принято использовать</text:span><text:span text:style-name="T392"> герундий:</text:span></text:p>
      <text:list xml:id="list3582936588" text:style-name="L58">
        <text:list-item>
          <text:p text:style-name="P1635"><text:soft-page-break/>обозначающие начало, продолжительность или конец процесса:</text:p>
          <text:list>
            <text:list-item>
              <text:p text:style-name="P1636">stop — прекращать;</text:p>
            </text:list-item>
            <text:list-item>
              <text:p text:style-name="P1636">finish — заканчивать;</text:p>
            </text:list-item>
            <text:list-item>
              <text:p text:style-name="P1636">give up — прекращать;</text:p>
            </text:list-item>
            <text:list-item>
              <text:p text:style-name="P1636">carry on / go on / keep on — продолжать;</text:p>
            </text:list-item>
          </text:list>
        </text:list-item>
      </text:list>
      <text:p text:style-name="P1105"/>
      <text:list xml:id="list195734436022075" text:continue-numbering="true" text:style-name="L58">
        <text:list-item>
          <text:p text:style-name="P1635">обозначающие отношение к чему-то:</text:p>
          <text:list>
            <text:list-item>
              <text:p text:style-name="P1636">dislike — нелюбить;</text:p>
            </text:list-item>
            <text:list-item>
              <text:p text:style-name="P1636">enjoy — нравиться;</text:p>
            </text:list-item>
          </text:list>
        </text:list-item>
      </text:list>
      <text:p text:style-name="P1105"/>
      <text:list xml:id="list195735062885973" text:continue-numbering="true" text:style-name="L58">
        <text:list-item>
          <text:p text:style-name="P1635">глаголы чувственного восприятия:</text:p>
          <text:list>
            <text:list-item>
              <text:p text:style-name="P1636">see — видеть;</text:p>
            </text:list-item>
            <text:list-item>
              <text:p text:style-name="P1636">watch — смотреть;</text:p>
            </text:list-item>
            <text:list-item>
              <text:p text:style-name="P1636">hear — слышать;</text:p>
            </text:list-item>
            <text:list-item>
              <text:p text:style-name="P1636">listen to — слушать.</text:p>
            </text:list-item>
          </text:list>
        </text:list-item>
      </text:list>
      <text:p text:style-name="P1105"/>
      <text:list xml:id="list195736026821234" text:continue-numbering="true" text:style-name="L58">
        <text:list-item>
          <text:p text:style-name="P1635">другие глаголы и словосочетания:</text:p>
          <text:list>
            <text:list-item>
              <text:p text:style-name="P1636">suggest — предлагать;</text:p>
            </text:list-item>
            <text:list-item>
              <text:p text:style-name="P1636">mind — иметь ввиду, возражать;</text:p>
            </text:list-item>
            <text:list-item>
              <text:p text:style-name="P1636">avoid — избегать;</text:p>
            </text:list-item>
            <text:list-item>
              <text:p text:style-name="P1636">practice — практиковаться;</text:p>
            </text:list-item>
            <text:list-item>
              <text:p text:style-name="P1636">can`t help — не мочь не делать;</text:p>
            </text:list-item>
            <text:list-item>
              <text:p text:style-name="P1636">can`t stand — не выносить, ненавидеть;</text:p>
            </text:list-item>
            <text:list-item>
              <text:p text:style-name="P1636">look forward to — ждать с нетерпением.</text:p>
            </text:list-item>
          </text:list>
        </text:list-item>
      </text:list>
      <text:p text:style-name="P1103"/>
      <text:p text:style-name="P1000">I enjoy <text:span text:style-name="T1240">reading</text:span> very much — Я очень люблю читать.</text:p>
      <text:p text:style-name="P1000">I can`t help <text:span text:style-name="T1240">feeling</text:span> responsible — Я не могу не чувствовать ответственности.</text:p>
      <text:p text:style-name="P1000">I look forward to <text:span text:style-name="T1240">meeting</text:span> John — Я жд<text:span text:style-name="T1453">у</text:span> с нетерпением встечи с Джоном.</text:p>
      <text:p text:style-name="P283"/>
      <text:p text:style-name="P283">Сочетание сказуемого и герундия можно расш<text:span text:style-name="T1454">и</text:span>рить, добавив между ними дополнение.</text:p>
      <text:p text:style-name="P283"/>
      <text:p text:style-name="P50"><text:span text:style-name="T1445">I </text:span><text:span text:style-name="T39">saw</text:span><text:span text:style-name="T1445"> </text:span><text:span text:style-name="T1471">John</text:span><text:span text:style-name="T1445"> </text:span><text:span text:style-name="T1246">working</text:span><text:span text:style-name="T1445"> in the garden — Я видел, как Джон работает в саду.</text:span></text:p>
      <text:p text:style-name="P89">He <text:span text:style-name="T3">can`t</text:span> <text:span text:style-name="T26">stand</text:span> <text:span text:style-name="T1465">his father</text:span> <text:span text:style-name="T1240">drinking</text:span> — Он не может вынести того, что его отец пьет.</text:p>
      <text:p text:style-name="P273"/>
      <text:p text:style-name="P286">Когда нужно сказать про дейсвтие, которое регулярно совершается, то для этого используется</text:p>
      <text:p text:style-name="P755"><text:span text:style-name="T927">связка </text:span><text:span text:style-name="T580">go</text:span><text:span text:style-name="T927"> + герундий. Глагол </text:span><text:span text:style-name="T580">go</text:span><text:span text:style-name="T927"> в этом случае переводится как «занимаюсь этим делом»:</text:span></text:p>
      <text:list xml:id="list1077670641" text:style-name="L59">
        <text:list-item>
          <text:p text:style-name="P1760"><text:span text:style-name="T927">go swimming — занима</text:span><text:span text:style-name="T928">ться</text:span><text:span text:style-name="T927"> плаваньем;</text:span></text:p>
        </text:list-item>
        <text:list-item>
          <text:p text:style-name="P1715">go running — бегать;</text:p>
        </text:list-item>
        <text:list-item>
          <text:p text:style-name="P1715">go fishing — рыбачить;</text:p>
        </text:list-item>
        <text:list-item>
          <text:p text:style-name="P1760">go skiing — кататься на лыжах;</text:p>
        </text:list-item>
        <text:list-item>
          <text:p text:style-name="P1783">go shopping — ходить по магазинам.</text:p>
        </text:list-item>
      </text:list>
      <text:p text:style-name="P1401"/>
      <text:p text:style-name="P1197"><text:span text:style-name="T1446">А связка </text:span><text:span text:style-name="T580">like</text:span><text:span text:style-name="T1446"> + герундий означает «</text:span><text:span text:style-name="T1447">люблю</text:span><text:span text:style-name="T1446"> заниматься этим </text:span><text:span text:style-name="T1447">делом</text:span><text:span text:style-name="T1446">».</text:span></text:p>
      <text:p text:style-name="P1401"/>
      <text:p text:style-name="P90">Would you like to <text:span text:style-name="T1240">go skiing</text:span> this weekend? — Ты хочешь <text:span text:style-name="T1240">покататься на лыжах</text:span> на выходных?</text:p>
      <text:p text:style-name="P90">I would rather <text:span text:style-name="T1240">go shopp</text:span><text:span text:style-name="T1247">i</text:span><text:span text:style-name="T1240">ng</text:span> — Нет, я лучше <text:span text:style-name="T1240">пойду по магазинам</text:span>.</text:p>
      <text:p text:style-name="P90">I <text:span text:style-name="T1240">like shopping</text:span> with my girlfriends! — Я <text:span text:style-name="T1240">люблю ходить по магазинам</text:span> с подру<text:span text:style-name="T1455">ж</text:span>ками!</text:p>
      <text:p text:style-name="P1401"/>
      <text:p text:style-name="P1199"><text:span text:style-name="T1448">Если герундий стоит в начале предложения, то он </text:span><text:span text:style-name="T1450">переводится не как глагол, а</text:span><text:span text:style-name="T1449"> как сущестительное </text:span><text:span text:style-name="T1450">(т. е. в этом случае он является подлежащим)</text:span><text:span text:style-name="T1448">.</text:span></text:p>
      <text:p text:style-name="P1340"><text:soft-page-break/><text:span text:style-name="T785">Swimming</text:span><text:span text:style-name="T754"> is very good for your health — </text:span><text:span text:style-name="T785">Плаванье</text:span><text:span text:style-name="T754"> хорошо для здоровья</text:span></text:p>
      <text:p text:style-name="P156"><text:span text:style-name="T1267">L</text:span><text:span text:style-name="T1240">earning</text:span> English is not easy — <text:span text:style-name="T1240">Изучение</text:span> английского — это нелегко.</text:p>
      <text:p text:style-name="P1198"/>
      <text:p text:style-name="P679">Глаголы, после который можно использовать как инфинитив так и герундий:</text:p>
      <text:p text:style-name="P679"/>
      <text:list xml:id="list1202934594" text:style-name="L60">
        <text:list-item>
          <text:p text:style-name="P1743">обозначающие процесс:</text:p>
          <text:list>
            <text:list-item>
              <text:p text:style-name="P1744">start, begin — начинать;</text:p>
            </text:list-item>
            <text:list-item>
              <text:p text:style-name="P1744">continue — продолжать;</text:p>
            </text:list-item>
          </text:list>
        </text:list-item>
      </text:list>
      <text:p text:style-name="P679"/>
      <text:list xml:id="list195736372650305" text:continue-numbering="true" text:style-name="L60">
        <text:list-item>
          <text:p text:style-name="P1743">обозначающие отношение к чему-то:</text:p>
          <text:list>
            <text:list-item>
              <text:p text:style-name="P1745">love — любить;</text:p>
            </text:list-item>
            <text:list-item>
              <text:p text:style-name="P1745">like — нравиться;</text:p>
            </text:list-item>
            <text:list-item>
              <text:p text:style-name="P1745">hate — ненавидеть;</text:p>
            </text:list-item>
            <text:list-item>
              <text:p text:style-name="P1745">prefer — предпочитать;</text:p>
            </text:list-item>
          </text:list>
        </text:list-item>
      </text:list>
      <text:p text:style-name="P680"/>
      <text:p text:style-name="P157">I started to leart English at school / I started learning English at school.</text:p>
      <text:p text:style-name="P157">I love to play the piano / I love playing the piano.</text:p>
      <text:p text:style-name="P681"/>
      <text:p text:style-name="P1430">Формальное подлежащее. <text:span text:style-name="T1457">Dummy subject</text:span></text:p>
      <text:p text:style-name="P682"/>
      <text:p text:style-name="P683">В английском предложении обязательно должно присутствовать <text:span text:style-name="T1619">и </text:span>подлежащее, и сказуемое.</text:p>
      <text:p text:style-name="P684">Это грамматическая основа. В русском предложении подлежащее может отсутствовать.</text:p>
      <text:p text:style-name="P683">Из-за этого могут возн<text:span text:style-name="T1457">и</text:span>кать некоторые трудности при переводе.</text:p>
      <text:p text:style-name="P683"/>
      <text:p text:style-name="P1341"><text:span text:style-name="T540">Когда в русском предложении подлежащее отсутствует, в английском используется формальное подлежащее. Их всего </text:span><text:span text:style-name="T541">два</text:span><text:span text:style-name="T540">: </text:span><text:span text:style-name="T755">there</text:span><text:span text:style-name="T540"> и </text:span><text:span text:style-name="T755">it</text:span><text:span text:style-name="T540">, </text:span><text:span text:style-name="T542">но </text:span><text:span text:style-name="T543">еще </text:span><text:span text:style-name="T542">могут</text:span><text:span text:style-name="T543"> </text:span><text:span text:style-name="T542">встретиться: </text:span><text:span text:style-name="T756">t</text:span><text:span text:style-name="T755">hey</text:span><text:span text:style-name="T540">, </text:span><text:span text:style-name="T755">this</text:span><text:span text:style-name="T540">, </text:span><text:span text:style-name="T755">that </text:span></text:p>
      <text:p text:style-name="P1341"><text:span text:style-name="T1219">(и даже </text:span><text:span text:style-name="T757">you</text:span><text:span text:style-name="T1219">)</text:span><text:span text:style-name="T1218">. </text:span><text:span text:style-name="T1220">Именно т</text:span><text:span text:style-name="T436">акие предложения удобнее переводить с конца. </text:span></text:p>
      <text:p text:style-name="P685"/>
      <text:p text:style-name="P1204"><text:span text:style-name="T443">П</text:span><text:span text:style-name="T441">одлежащее </text:span><text:span text:style-name="T675">there</text:span><text:span text:style-name="T441"> </text:span><text:span text:style-name="T443">всегда идет</text:span><text:span text:style-name="T441"> в связке с глаголом </text:span><text:span text:style-name="T675">be</text:span><text:span text:style-name="T441">. Оно необходимо, чтобы сказать </text:span></text:p>
      <text:p text:style-name="P1204"><text:span text:style-name="T441">о местоположении </text:span><text:span text:style-name="T1438">существительного</text:span><text:span text:style-name="T441">, которое идет после </text:span><text:span text:style-name="T675">be</text:span><text:span text:style-name="T441"> </text:span><text:span text:style-name="T443">(как указатель)</text:span><text:span text:style-name="T441">.</text:span></text:p>
      <text:p text:style-name="P687"/>
      <text:p text:style-name="P158"><text:span text:style-name="T24">There</text:span><text:span text:style-name="T1458"> </text:span><text:span text:style-name="T41">is</text:span><text:span text:style-name="T1458"> </text:span><text:span text:style-name="T1472">a new restaurant</text:span><text:span text:style-name="T1458"> </text:span><text:span text:style-name="T12">in King Street</text:span><text:span text:style-name="T1458"> — На Кинг-стрит есть новый ресторан.</text:span></text:p>
      <text:p text:style-name="P159"><text:span text:style-name="T13">There</text:span> <text:span text:style-name="T26">was</text:span> <text:span text:style-name="T1465">a fight</text:span> <text:span text:style-name="T10">in the street today</text:span> — На улице сегодня была драка.</text:p>
      <text:p text:style-name="P688"/>
      <text:p text:style-name="P1202"><text:span text:style-name="T441">Иногда с помощью </text:span><text:span text:style-name="T675">there</text:span><text:span text:style-name="T441"> + </text:span><text:span text:style-name="T675">be</text:span><text:span text:style-name="T441"> говорят о существительном, которое не может совершать действий, но с которым связана дополнительная информация.</text:span></text:p>
      <text:p text:style-name="P688"/>
      <text:p text:style-name="P92"><text:span text:style-name="T435">T</text:span><text:span text:style-name="T441">here is something I want to tell you — Есть, кое-что, что я должен сказать тебе.</text:span></text:p>
      <text:p text:style-name="P689"/>
      <text:p text:style-name="P1203"><text:span text:style-name="T436">Связка </text:span><text:span text:style-name="T676">there</text:span><text:span text:style-name="T436"> + </text:span><text:span text:style-name="T676">be</text:span><text:span text:style-name="T436"> переводится по глаголу </text:span><text:span text:style-name="T676">be</text:span><text:span text:style-name="T436">, либо полностью выпадает при переводе.</text:span></text:p>
      <text:p text:style-name="P1403"><text:span text:style-name="T437">В Present Perfect, </text:span><text:span text:style-name="T677">be</text:span><text:span text:style-name="T437"> преобразуется в </text:span><text:span text:style-name="T677">have been</text:span><text:span text:style-name="T437">.</text:span></text:p>
      <text:p text:style-name="P689"/>
      <text:p text:style-name="P1201"><text:span text:style-name="T437">В вопросах </text:span><text:span text:style-name="T677">be</text:span><text:span text:style-name="T437"> </text:span><text:span text:style-name="T438">ставится</text:span><text:span text:style-name="T437"> перед </text:span><text:span text:style-name="T677">there</text:span><text:span text:style-name="T437">. Вопрос не обязательно </text:span><text:span text:style-name="T442">должен быть </text:span><text:span text:style-name="T437">общи</text:span><text:span text:style-name="T442">м</text:span><text:span text:style-name="T437">. </text:span></text:p>
      <text:p text:style-name="P160">What is there in the box? — Что находится в коробке? (Что есть в коробке?)</text:p>
      <text:p text:style-name="P691"/>
      <text:p text:style-name="P1342"><text:span text:style-name="T438">Отрицание образуется</text:span><text:span text:style-name="T437"> </text:span><text:span text:style-name="T438">с помощью частицы </text:span><text:span text:style-name="T678">not</text:span><text:span text:style-name="T438"> после </text:span><text:span text:style-name="T678">be</text:span><text:span text:style-name="T438">. </text:span></text:p>
      <text:p text:style-name="P1342"><text:span text:style-name="T438">Также </text:span><text:span text:style-name="T544">отрицание</text:span><text:span text:style-name="T538"> </text:span><text:span text:style-name="T440">можно</text:span><text:span text:style-name="T438"> </text:span><text:span text:style-name="T538">задать</text:span><text:span text:style-name="T438"> </text:span><text:span text:style-name="T538">с помощью </text:span><text:span text:style-name="T438">местоимени</text:span><text:span text:style-name="T538">я</text:span><text:span text:style-name="T438"> </text:span><text:span text:style-name="T678">no.</text:span></text:p>
      <text:p text:style-name="P1784"/>
      <text:p text:style-name="P1477"><text:span text:style-name="T673">There </text:span><text:span text:style-name="T772">aren`t</text:span><text:span text:style-name="T673"> any challenges in his life / T</text:span><text:span text:style-name="T743">here are </text:span><text:span text:style-name="T783">no</text:span><text:span text:style-name="T743"> challenges in his life</text:span><text:span text:style-name="T673"> — </text:span></text:p>
      <text:p text:style-name="P160">В его жизни <text:span text:style-name="T1240">нет</text:span> испытаний.</text:p>
      <text:p text:style-name="P691"/>
      <text:p text:style-name="P1204"><text:soft-page-break/><text:span text:style-name="T443">Подлежащее </text:span><text:span text:style-name="T679">it</text:span><text:span text:style-name="T443"> </text:span><text:span text:style-name="T452">обычно </text:span><text:span text:style-name="T443">используется, когда надо сообщить время или сказать о погоде.</text:span></text:p>
      <text:p text:style-name="P695"/>
      <text:p text:style-name="P1205"><text:span text:style-name="T446">После </text:span><text:span text:style-name="T680">it</text:span><text:span text:style-name="T446"> может идти не только существительное </text:span><text:span text:style-name="T448">(в отличие от </text:span><text:span text:style-name="T682">there</text:span><text:span text:style-name="T448">)</text:span><text:span text:style-name="T446">, но </text:span><text:span text:style-name="T448">также </text:span><text:span text:style-name="T446">прилагательное </text:span><text:span text:style-name="T448">или глагол</text:span><text:span text:style-name="T446"> </text:span><text:span text:style-name="T448">(обычно идет прилагательное).</text:span></text:p>
      <text:p text:style-name="P161"/>
      <text:p text:style-name="P694"><text:span text:style-name="T582">It</text:span><text:span text:style-name="T1462"> может идти в связке с любым глаголом, а не только с </text:span><text:span text:style-name="T582">be</text:span><text:span text:style-name="T1462">.</text:span></text:p>
      <text:p text:style-name="P695"/>
      <text:p text:style-name="P1415"><text:span text:style-name="T17">It</text:span><text:span text:style-name="T673"> </text:span><text:span text:style-name="T31">is</text:span><text:span text:style-name="T673"> 5 o`clock — Сейчас 5 часов.</text:span></text:p>
      <text:p text:style-name="P93"><text:span text:style-name="T18">It</text:span><text:span text:style-name="T427"> </text:span><text:span text:style-name="T40">is</text:span><text:span text:style-name="T427"> warm — Тепло.</text:span></text:p>
      <text:p text:style-name="P93"><text:span text:style-name="T18">It</text:span><text:span text:style-name="T427"> often </text:span><text:span text:style-name="T40">snows</text:span><text:span text:style-name="T427"> </text:span><text:span text:style-name="T444">in the winter — Зимой часто идет снег.</text:span></text:p>
      <text:p text:style-name="P735"/>
      <text:p text:style-name="P756"><text:span text:style-name="T444">Е</text:span><text:span text:style-name="T447">ще </text:span><text:span text:style-name="T681">it</text:span><text:span text:style-name="T447"> является подлежащим в таких конструкциях:</text:span></text:p>
      <text:list xml:id="list2852749466" text:style-name="L61">
        <text:list-item>
          <text:p text:style-name="P1799"><text:span text:style-name="T1039">It`s time</text:span><text:span text:style-name="T427"> — пора (после используется инфинитив для указания действия, </text:span></text:p>
          <text:p text:style-name="P1746">которое пришло время сделать);</text:p>
        </text:list-item>
        <text:list-item>
          <text:p text:style-name="P1800"><text:span text:style-name="T1221">I</text:span><text:span text:style-name="T1039">t + be</text:span><text:span text:style-name="T427"> + прилагательное + инфинитив</text:span><text:span text:style-name="T445"> (отношение к делу);</text:span></text:p>
        </text:list-item>
        <text:list-item>
          <text:p text:style-name="P1801"><text:span text:style-name="T445">в </text:span><text:span text:style-name="T427">пассивном залоге, в оборотах </text:span><text:span text:style-name="T673">it is known</text:span><text:span text:style-name="T427"> (известно) и </text:span><text:span text:style-name="T673">it is said</text:span><text:span text:style-name="T427"> (говорят).</text:span></text:p>
        </text:list-item>
      </text:list>
      <text:p text:style-name="P692"/>
      <text:p text:style-name="P1215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692"/>
      <text:p text:style-name="P1413"><text:span text:style-name="T451">It — </text:span><text:span text:style-name="T552">также </text:span><text:span text:style-name="T484">переводится как «</text:span><text:span text:style-name="T451">это» </text:span><text:span text:style-name="T485">(</text:span><text:span text:style-name="T451">I</text:span><text:span text:style-name="T486">t</text:span><text:span text:style-name="T451"> is in the garden — Это в саду</text:span><text:span text:style-name="T485">)</text:span><text:span text:style-name="T451">.</text:span></text:p>
      <text:p text:style-name="P1411">(<text:span text:style-name="T1586">после it может стоять указание на место, где происходит ситуация, стр. 192</text:span><text:span text:style-name="T1587">)</text:span></text:p>
      <text:p text:style-name="P692"/>
      <text:p text:style-name="P1414"><text:span text:style-name="T439">Т</text:span><text:span text:style-name="T427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93"/>
      <text:p text:style-name="P1110"><text:span text:style-name="T434">They say this film is interesting / </text:span><text:span text:style-name="T433">This film is said to be interesting</text:span><text:span text:style-name="T434"> — </text:span></text:p>
      <text:p text:style-name="P1111">Говорят, этот фильминтересный.</text:p>
      <text:p text:style-name="P1404"/>
      <text:p text:style-name="P1379"><text:span text:style-name="T1461">М</text:span>естоимение. Pronoun</text:p>
      <text:p text:style-name="P690"/>
      <text:p text:style-name="P1772"><text:span text:style-name="T1348">Это слово, которым заменяют имя человека, название неодушевленного предмета или понятие. </text:span><text:span text:style-name="T1349">Местоимения</text:span><text:span text:style-name="T1348"> указывают на кого-то или что-то, но не называют его.</text:span></text:p>
      <text:p text:style-name="P696"/>
      <text:p text:style-name="P697">Все местоимения можно разбить на несколько группы:</text:p>
      <text:list xml:id="list2010753837" text:style-name="L62">
        <text:list-item>
          <text:p text:style-name="P1747">личные местоимения (Personal Pronouns);</text:p>
        </text:list-item>
        <text:list-item>
          <text:p text:style-name="P1747">притяжательные местоимения (Possessive Pronouns);</text:p>
        </text:list-item>
        <text:list-item>
          <text:p text:style-name="P1747">возвратные местоимения (Reflexive Pronouns);</text:p>
        </text:list-item>
        <text:list-item>
          <text:p text:style-name="P1747">указательные местоимения (Demonstrative Pronouns);</text:p>
        </text:list-item>
        <text:list-item>
          <text:p text:style-name="P1773"><text:span text:style-name="T547">неопределенные </text:span><text:span text:style-name="T548">местоимения </text:span><text:span text:style-name="T549">(</text:span><text:span text:style-name="T550">s</text:span><text:span text:style-name="T548">ome, </text:span><text:span text:style-name="T550">a</text:span><text:span text:style-name="T548">ny, </text:span><text:span text:style-name="T550">n</text:span><text:span text:style-name="T548">o и их производные</text:span><text:span text:style-name="T549">)</text:span><text:span text:style-name="T548">.</text:span></text:p>
        </text:list-item>
      </text:list>
      <text:p text:style-name="P686"/>
      <text:p text:style-name="P20">Личные местоимения</text:p>
      <text:p text:style-name="P698"/>
      <text:p text:style-name="P1298"><text:span text:style-name="T449">Имеют только </text:span><text:span text:style-name="T545">две</text:span><text:span text:style-name="T449"> формы: </text:span>именительный паде<text:span text:style-name="T1491">ж и </text:span><text:span text:style-name="T449">объектные падеж.</text:span></text:p>
      <text:p text:style-name="P699"/>
      <text:p text:style-name="P1343"><text:span text:style-name="T449">В </text:span><text:span text:style-name="T546">английском </text:span><text:span text:style-name="T551">языке </text:span><text:span text:style-name="T546">всего </text:span><text:span text:style-name="T545">два</text:span><text:span text:style-name="T546"> падежа: именительный и объектный. </text:span><text:span text:style-name="T449">Объектный падеж соответсвует любому косвенному падежу русского языка </text:span><text:span text:style-name="T537">(это все, кроме именительного)</text:span><text:span text:style-name="T449">.</text:span></text:p>
      <text:p text:style-name="P700"/>
      <text:p text:style-name="P777"><text:span text:style-name="T449">Личные местоимения в </text:span><text:span text:style-name="T1291">именительном</text:span><text:span text:style-name="T449"> падеже </text:span><text:span text:style-name="T462">заменяют</text:span><text:span text:style-name="T458"> подлежащее </text:span><text:span text:style-name="T466">(кто/</text:span><text:span text:style-name="T467">что</text:span><text:span text:style-name="T466">)</text:span><text:span text:style-name="T458">:</text:span></text:p>
      <text:p text:style-name="P733"><text:soft-page-break/>I — я;</text:p>
      <text:p text:style-name="P733">you — ты/вы;</text:p>
      <text:p text:style-name="P733">he — он;</text:p>
      <text:p text:style-name="P733">she — она;</text:p>
      <text:p text:style-name="P733">it — он/она/оно/<text:span text:style-name="T1620">это</text:span>;</text:p>
      <text:p text:style-name="P733">we — мы;</text:p>
      <text:p text:style-name="P733">they — они.</text:p>
      <text:p text:style-name="P732"/>
      <text:p text:style-name="P1297"><text:span text:style-name="T342">Местоимение </text:span><text:span text:style-name="T99">I</text:span><text:span text:style-name="T343"> заменяет первое лицо. В</text:span><text:span text:style-name="T342">сегда пишется с большой буквы.</text:span></text:p>
      <text:p text:style-name="P702"/>
      <text:p text:style-name="P703">Местоимения <text:span text:style-name="T554">he,</text:span> <text:span text:style-name="T554">she</text:span> заменяют <text:span text:style-name="T1436">человека</text:span>. Они не могут заменить неодушевленный </text:p>
      <text:p text:style-name="P703">предмет или животное.</text:p>
      <text:p text:style-name="P701"/>
      <text:p text:style-name="P1209">Местоимение you <text:span text:style-name="T1585">заменяет второе лицо.</text:span> <text:span text:style-name="T1585">П</text:span>о умолчанию означает «вы» <text:span text:style-name="T450">и лишь </text:span></text:p>
      <text:p text:style-name="P1209"><text:span text:style-name="T450">по тону и </text:span><text:span text:style-name="T451">словам</text:span><text:span text:style-name="T450"> можно догадаться что вместо «вы», хотят сказать «ты».</text:span></text:p>
      <text:p text:style-name="P701"/>
      <text:p text:style-name="P162">Hey you, kid! Come to me — Эй ты, пацан, подойди сюда. (грубо)</text:p>
      <text:p text:style-name="P162">Would you like some tea? — Не хотите ли вы чаю? (вежливо)</text:p>
      <text:p text:style-name="P701"/>
      <text:p text:style-name="P1297"><text:span text:style-name="T451">Местоимение </text:span><text:span text:style-name="T740">it</text:span><text:span text:style-name="T451"> </text:span><text:span text:style-name="T534">з</text:span><text:span text:style-name="T451">аменяет все неодушевленный предметы </text:span><text:span text:style-name="T535">(</text:span><text:span text:style-name="T451">независимо от их рода</text:span><text:span text:style-name="T535">)</text:span><text:span text:style-name="T451">, </text:span></text:p>
      <text:p text:style-name="P706">а также животных.</text:p>
      <text:p text:style-name="P704"/>
      <text:p text:style-name="P163">Where is the <text:span text:style-name="T1240">book</text:span>? <text:span text:style-name="T1240">It</text:span> is on the table — Где <text:span text:style-name="T1240">книга</text:span>? <text:span text:style-name="T1240">Она</text:span> на столе.</text:p>
      <text:p text:style-name="P163">My <text:span text:style-name="T1240">cat</text:span> is funny. <text:span text:style-name="T1240">It</text:span> plays all day long — Мой <text:span text:style-name="T1240">кот</text:span> смешной. <text:span text:style-name="T1240">Он</text:span> играет целый день.</text:p>
      <text:p text:style-name="P704"/>
      <text:p text:style-name="P1314"><text:span text:style-name="T451">Местоимение </text:span><text:span text:style-name="T740">they</text:span><text:span text:style-name="T451"> </text:span><text:span text:style-name="T536">м</text:span><text:span text:style-name="T453">ожет заменять как людей,</text:span><text:span text:style-name="T451"> </text:span><text:span text:style-name="T453">так и </text:span><text:span text:style-name="T451">неодушевленные предметы.</text:span></text:p>
      <text:p text:style-name="P213">Where are the <text:span text:style-name="T1240">keys</text:span>? <text:span text:style-name="T1240">They</text:span> are on the table — Где <text:span text:style-name="T1240">ключи</text:span>? <text:span text:style-name="T1240">Они</text:span> на столе.</text:p>
      <text:p text:style-name="P705"/>
      <text:p text:style-name="P1303"><text:span text:style-name="T456">И </text:span><text:span text:style-name="T683">they</text:span><text:span text:style-name="T456">, и </text:span><text:span text:style-name="T683">we</text:span><text:span text:style-name="T453"> </text:span><text:span text:style-name="T456">могут </text:span><text:span text:style-name="T453">заменять связки из нескольких слов, которые </text:span></text:p>
      <text:p text:style-name="P709">используются как одно подлежащее.</text:p>
      <text:p text:style-name="P708"/>
      <text:p text:style-name="P52"><text:span text:style-name="T1248">S</text:span><text:span text:style-name="T1249">ue and I</text:span><text:span text:style-name="T454"> are good friends — </text:span><text:span text:style-name="T1250">Мы со Сью</text:span><text:span text:style-name="T455"> хорошие друзья </text:span><text:span text:style-name="T457">(</text:span><text:span text:style-name="T459">я</text:span><text:span text:style-name="T457"> </text:span><text:span text:style-name="T459">+</text:span><text:span text:style-name="T457"> Сью = we)</text:span><text:span text:style-name="T454">.</text:span></text:p>
      <text:p text:style-name="P211">Where are <text:span text:style-name="T1240">Tom and Jerry</text:span>? <text:span text:style-name="T1240">They</text:span> are in the garden — Где <text:span text:style-name="T1240">Том и Джерри</text:span>? <text:span text:style-name="T1240">Они</text:span> в саду.</text:p>
      <text:p text:style-name="P211"/>
      <text:p text:style-name="P1122"><text:span text:style-name="T429">В предложениях, которые используют глаголы: </text:span><text:span text:style-name="T674">like, have, enjoy, need</text:span><text:span text:style-name="T428">, </text:span><text:span text:style-name="T429">подлежащие </text:span></text:p>
      <text:p text:style-name="P1122"><text:span text:style-name="T429">не переводятся на русский в именительном падеже</text:span><text:span text:style-name="T430">:</text:span></text:p>
      <text:p text:style-name="P1123"/>
      <text:p text:style-name="P1054">I like my job — Мне нравится моя работа (а не «Я нравится моя работа»).</text:p>
      <text:p text:style-name="P734"/>
      <text:p text:style-name="P757"><text:span text:style-name="T460">Личные местоимения в объектном падеже </text:span><text:span text:style-name="T462">заменяют</text:span><text:span text:style-name="T460"> дополнени</text:span><text:span text:style-name="T461">е </text:span><text:span text:style-name="T466">(кого, кому, кем)</text:span><text:span text:style-name="T460">:</text:span></text:p>
      <text:list xml:id="list3615061136" text:style-name="L63">
        <text:list-item>
          <text:p text:style-name="P1836">me — меня, мне, мной;</text:p>
        </text:list-item>
        <text:list-item>
          <text:p text:style-name="P1836">you — тебя, тебе, тобой / вас, вам, вами;</text:p>
        </text:list-item>
        <text:list-item>
          <text:p text:style-name="P1837">him — его, ему, <text:span text:style-name="T1480">им;</text:span></text:p>
        </text:list-item>
        <text:list-item>
          <text:p text:style-name="P1837">her — ее, ей;</text:p>
        </text:list-item>
        <text:list-item>
          <text:p text:style-name="P1838"><text:span text:style-name="T1354">it — </text:span><text:span text:style-name="T1355">этого</text:span><text:span text:style-name="T1354">, </text:span><text:span text:style-name="T1355">этому, этим </text:span><text:span text:style-name="T1357">(неодушевлен.)</text:span><text:span text:style-name="T1356">;</text:span></text:p>
        </text:list-item>
        <text:list-item>
          <text:p text:style-name="P1837">us — нас, нам, нами;</text:p>
        </text:list-item>
        <text:list-item>
          <text:p text:style-name="P1837">them — их, им, ими.</text:p>
        </text:list-item>
      </text:list>
      <text:p text:style-name="P1802"/>
      <text:p text:style-name="P164"><text:span text:style-name="T13">I</text:span> <text:span text:style-name="T26">love</text:span> <text:span text:style-name="T1465">Jave</text:span> — Я люблю Джейн</text:p>
      <text:p text:style-name="P164"><text:span text:style-name="T13">Jane</text:span> <text:span text:style-name="T26">loves</text:span> <text:span text:style-name="T1465">me</text:span> — Джейн любит меня</text:p>
      <text:p text:style-name="P710"/>
      <text:p text:style-name="P21"/>
      <text:p text:style-name="P1586">Притяжательные местоимения</text:p>
      <text:p text:style-name="P711"/>
      <text:p text:style-name="P1207"><text:span text:style-name="T463">Овечают на вопрос «чей?». </text:span><text:span text:style-name="T464">И</text:span><text:span text:style-name="T474">х особенность </text:span><text:span text:style-name="T473">в</text:span><text:span text:style-name="T474"> то</text:span><text:span text:style-name="T473">м</text:span><text:span text:style-name="T474">, что они заменяют артикли.</text:span></text:p>
      <text:p text:style-name="P165">The dress is blue →<text:span text:style-name="T1484"> </text:span>Her dress is blue.</text:p>
      <text:p text:style-name="P712"/>
      <text:p text:style-name="P1474"><text:span text:style-name="T23">А</text:span><text:span text:style-name="T18">ртикли и местоимения претендуют на одну и ту же позицию в предложении, </text:span></text:p>
      <text:p text:style-name="P1412">т. к. передают, по сути, один вид информации — краткую характеристику предмета.</text:p>
      <text:p text:style-name="P717"/>
      <text:p text:style-name="P1206"><text:span text:style-name="T469">П</text:span><text:span text:style-name="T465">ритяжательные местоимения первого типа — это местоимен</text:span><text:span text:style-name="T468">ия</text:span><text:span text:style-name="T465">, </text:span><text:span text:style-name="T468">которые </text:span><text:span text:style-name="T463">употребляются</text:span><text:span text:style-name="T468"> </text:span></text:p>
      <text:p text:style-name="P719">в связке с существительным (существительное обязательно идет после):</text:p>
      <text:list xml:id="list434835707" text:style-name="L64">
        <text:list-item>
          <text:p text:style-name="P1748">my — <text:span text:style-name="T1475">мо</text:span><text:span text:style-name="T1476">й</text:span>; </text:p>
        </text:list-item>
        <text:list-item>
          <text:p text:style-name="P1748">your — <text:span text:style-name="T1475">твой/ваш</text:span>; </text:p>
        </text:list-item>
        <text:list-item>
          <text:p text:style-name="P1748">his — <text:span text:style-name="T1476">его</text:span>;</text:p>
        </text:list-item>
        <text:list-item>
          <text:p text:style-name="P1748">her — <text:span text:style-name="T1476">ее</text:span>;</text:p>
        </text:list-item>
        <text:list-item>
          <text:p text:style-name="P1761"><text:span text:style-name="T465">its — </text:span><text:span text:style-name="T478">этого</text:span><text:span text:style-name="T465">.</text:span></text:p>
        </text:list-item>
        <text:list-item>
          <text:p text:style-name="P1749">our — <text:span text:style-name="T1475">наш</text:span>; </text:p>
        </text:list-item>
        <text:list-item>
          <text:p text:style-name="P1748">their — <text:span text:style-name="T1476">их</text:span>; </text:p>
        </text:list-item>
      </text:list>
      <text:p text:style-name="P714"/>
      <text:p text:style-name="P53"><text:span text:style-name="T1251">I</text:span><text:span text:style-name="T468"> like </text:span><text:span text:style-name="T1251">my</text:span><text:span text:style-name="T468"> </text:span><text:span text:style-name="T481">work</text:span><text:span text:style-name="T468"> — Мне нравится моя </text:span><text:span text:style-name="T481">работа</text:span><text:span text:style-name="T468">.</text:span></text:p>
      <text:p text:style-name="P54"><text:span text:style-name="T1251">He</text:span><text:span text:style-name="T468"> likes </text:span><text:span text:style-name="T1251">his</text:span><text:span text:style-name="T468"> </text:span><text:span text:style-name="T481">work</text:span><text:span text:style-name="T468"> — Ему нравится его </text:span><text:span text:style-name="T481">работа</text:span><text:span text:style-name="T468">.</text:span></text:p>
      <text:p text:style-name="P721"/>
      <text:p text:style-name="P1210"><text:span text:style-name="T480">С</text:span><text:span text:style-name="T482">ледует обратить внимание, в каком контексте используется </text:span><text:span text:style-name="T684">its</text:span><text:span text:style-name="T482">.</text:span></text:p>
      <text:p text:style-name="P722"/>
      <text:p text:style-name="P94"><text:span text:style-name="T477">T</text:span><text:span text:style-name="T427">he </text:span><text:span text:style-name="T1252">plant</text:span><text:span text:style-name="T479"> likes </text:span><text:span text:style-name="T1252">its</text:span><text:span text:style-name="T479"> soil — Растению нравится его почва.</text:span></text:p>
      <text:p text:style-name="P1225"><text:span text:style-name="T698">The</text:span><text:span text:style-name="T773"> </text:span><text:span text:style-name="T774">dog</text:span><text:span text:style-name="T699"> likes </text:span><text:span text:style-name="T773">his</text:span><text:span text:style-name="T699"> food — </text:span><text:span text:style-name="T700">Собаке</text:span><text:span text:style-name="T699"> нратися е</text:span><text:span text:style-name="T700">е</text:span><text:span text:style-name="T699"> </text:span><text:span text:style-name="T701">корм </text:span><text:span text:style-name="T702">(так выдает google-переводчик)</text:span><text:span text:style-name="T699">.</text:span></text:p>
      <text:p text:style-name="P713"/>
      <text:p text:style-name="P1208"><text:span text:style-name="T466">Иногда </text:span><text:span text:style-name="T475">такие</text:span><text:span text:style-name="T468"> местоимения удобнее переводить словом «свой» </text:span><text:span text:style-name="T469">и его вариантами</text:span><text:span text:style-name="T468">.</text:span></text:p>
      <text:p text:style-name="P716"/>
      <text:p text:style-name="P166">I love <text:span text:style-name="T1240">my</text:span> native town — Я люблю <text:span text:style-name="T1240">свой</text:span> родной город.</text:p>
      <text:p text:style-name="P166">He loves <text:span text:style-name="T1240">his</text:span> native town — Он любит <text:span text:style-name="T1240">свой</text:span> родной город.</text:p>
      <text:p text:style-name="P715"/>
      <text:p text:style-name="P717">Бывают ситуации, когда после притяжательного местоимения существительного нет.</text:p>
      <text:p text:style-name="P718">В этом случае используются притяжательные местоимения второго типа. </text:p>
      <text:p text:style-name="P718"/>
      <text:p text:style-name="P723">Они употребляются самостоятельно, в конце предложения:</text:p>
      <text:list xml:id="list3587174085" text:style-name="L65">
        <text:list-item>
          <text:p text:style-name="P1750"><text:span text:style-name="T1481">m</text:span>ine — <text:span text:style-name="T1481">мой</text:span>;</text:p>
        </text:list-item>
        <text:list-item>
          <text:p text:style-name="P1750">yours — <text:span text:style-name="T1481">твой/ваш</text:span>;</text:p>
        </text:list-item>
        <text:list-item>
          <text:p text:style-name="P1750">his — <text:span text:style-name="T1481">его</text:span>;</text:p>
        </text:list-item>
        <text:list-item>
          <text:p text:style-name="P1750">hers — <text:span text:style-name="T1481">ее</text:span>;</text:p>
        </text:list-item>
        <text:list-item>
          <text:p text:style-name="P1762"><text:span text:style-name="T470">its — </text:span><text:span text:style-name="T476">э</text:span><text:span text:style-name="T471">того</text:span><text:span text:style-name="T470">;</text:span></text:p>
        </text:list-item>
        <text:list-item>
          <text:p text:style-name="P1750">ours — <text:span text:style-name="T1481">наш</text:span>; </text:p>
        </text:list-item>
        <text:list-item>
          <text:p text:style-name="P1751">theirs — их.</text:p>
        </text:list-item>
      </text:list>
      <text:p text:style-name="P168"/>
      <text:p text:style-name="P55"><text:span text:style-name="T471">Don`t touch it. It`s </text:span><text:span text:style-name="T475">mine</text:span><text:span text:style-name="T471"> — </text:span><text:span text:style-name="T472">Не трогай это. Это </text:span><text:span text:style-name="T475">мое</text:span><text:span text:style-name="T472">.</text:span></text:p>
      <text:p text:style-name="P167">It`s my money (это мои деньги) → It`s mine (они мои).</text:p>
      <text:p text:style-name="P707"/>
      <text:p text:style-name="P1835">Возвратные местоимения</text:p>
      <text:p text:style-name="P720"/>
      <text:p text:style-name="P1213"><text:span text:style-name="T483">Показывают, что человек совершает действие по отношению к самому себе. </text:span><text:span text:style-name="T1043">С</text:span><text:span text:style-name="T1045">остоят из </text:span></text:p>
      <text:p text:style-name="P1327"><text:span text:style-name="T1045">2х частей: слова </text:span><text:span text:style-name="T685">my/your/him/her/it/our/them</text:span><text:span text:style-name="T1045"> и хвостика </text:span><text:span text:style-name="T685">-self</text:span><text:span text:style-name="T1045"> или </text:span><text:span text:style-name="T685">-selves</text:span><text:span text:style-name="T1045"> </text:span><text:span text:style-name="T1060">(</text:span><text:span text:style-name="T1045">для множеств. </text:span><text:span text:style-name="T1210">ч</text:span><text:span text:style-name="T1045">исла</text:span><text:span text:style-name="T1060">)</text:span><text:span text:style-name="T1045">.</text:span></text:p>
      <text:p text:style-name="P736"><text:s/></text:p>
      <text:p text:style-name="P1220"><text:soft-page-break/><text:span text:style-name="T1043">В</text:span><text:span text:style-name="T1044">сегда </text:span><text:span text:style-name="T1045">идут</text:span><text:span text:style-name="T1044"> после глаголов. </text:span><text:span text:style-name="T938">На русский переводятся словами «себя, себе, собой», </text:span></text:p>
      <text:p text:style-name="P288">либо появляются у глаголов в виде окончания -сь, -ся.</text:p>
      <text:p text:style-name="P287"/>
      <text:p text:style-name="P95"><text:span text:style-name="T1492">I </text:span>looked at <text:span text:style-name="T1240">myself</text:span> in the mirror — Я посмотрела на <text:span text:style-name="T1240">себя</text:span> в зеркало.</text:p>
      <text:p text:style-name="P169">He had to explain <text:span text:style-name="T1240">himself</text:span> — Ему пришлось объяснить<text:span text:style-name="T1240">ся</text:span></text:p>
      <text:p text:style-name="P490"/>
      <text:p text:style-name="P1774"><text:span text:style-name="T1222">Местоимение, образованное от </text:span><text:span text:style-name="T758">you</text:span><text:span text:style-name="T1222"> имеет вариант</text:span><text:span text:style-name="T1225">ы</text:span><text:span text:style-name="T1222">: </text:span><text:span text:style-name="T758">yourself</text:span><text:span text:style-name="T1222"> и </text:span><text:span text:style-name="T758">yourselves</text:span><text:span text:style-name="T1222">. Это практически единственный слу</text:span><text:span text:style-name="T1224">ч</text:span><text:span text:style-name="T1222">ай в английском, когда видны отличия между «ты» и «вы».</text:span></text:p>
      <text:p text:style-name="P490"/>
      <text:p text:style-name="P170">You talk to yourself when you sleep — Ты говоришь с собой, когда спишь.</text:p>
      <text:p text:style-name="P170">You should belive in yourselves — Вы должны верить в себя. (во множественном)</text:p>
      <text:p text:style-name="P491"/>
      <text:p text:style-name="P491">Местоимение <text:span text:style-name="T554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91"/>
      <text:p text:style-name="P170">I hope crisis resolves itself — Я надеюсь, кризис разрешится сам собой.</text:p>
      <text:p text:style-name="P491"/>
      <text:p text:style-name="P493">Глаголы, после которых возвратные местоимения не используются:</text:p>
      <text:list xml:id="list2057032633" text:style-name="L66">
        <text:list-item>
          <text:p text:style-name="P1644">concentrate — сконцентрироваться;</text:p>
        </text:list-item>
        <text:list-item>
          <text:p text:style-name="P1644">relax — расслабиться;</text:p>
        </text:list-item>
        <text:list-item>
          <text:p text:style-name="P1644">feel — чувствовать себя;</text:p>
        </text:list-item>
        <text:list-item>
          <text:p text:style-name="P1644">meet — встретиться.</text:p>
        </text:list-item>
      </text:list>
      <text:p text:style-name="P492"/>
      <text:p text:style-name="P1792">I can`t concentrate — Я не могу сконцентрироваться.</text:p>
      <text:p text:style-name="P1792">I feel good — Я чувствую себя хорошо.</text:p>
      <text:p text:style-name="P1793">You need to relax — Тебе нужно расслабиться.</text:p>
      <text:p text:style-name="P494"/>
      <text:p text:style-name="P494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94"/>
      <text:p text:style-name="P96">I did it <text:span text:style-name="T1240">myself</text:span> — Я <text:span text:style-name="T1240">сам</text:span> это сделал.</text:p>
      <text:p text:style-name="P56"><text:span text:style-name="T1485">If you want to do it well, do it </text:span><text:span text:style-name="T1253">yourself</text:span><text:span text:style-name="T1485"> — Хочешь сделать хорошо, делай это </text:span><text:span text:style-name="T1253">сам</text:span><text:span text:style-name="T1485">.</text:span></text:p>
      <text:p text:style-name="P494"/>
      <text:p text:style-name="P1221"><text:span text:style-name="T1066">Также, в этом случае перед местоимением можно поставить предлог </text:span><text:span text:style-name="T686">by</text:span><text:span text:style-name="T1066">. </text:span><text:span text:style-name="T1064">Он лишь указывает на то, кто же сделал это самостоятельно </text:span><text:span text:style-name="T1065">(здесь </text:span><text:span text:style-name="T687">by</text:span><text:span text:style-name="T1065"> — это отсылка к пассивному залогу)</text:span><text:span text:style-name="T1064">.</text:span></text:p>
      <text:p text:style-name="P495"/>
      <text:p text:style-name="P214">I did it by myself — Я сам это сделал (обратите на меня внимание).</text:p>
      <text:p text:style-name="P495"/>
      <text:p text:style-name="P651">Указательные местоимения</text:p>
      <text:p text:style-name="P496"/>
      <text:p text:style-name="P759"><text:span text:style-name="T1039">Нужны, чтобы указать на человека, предмет </text:span><text:span text:style-name="T1046">или идею</text:span><text:span text:style-name="T1051">.</text:span></text:p>
      <text:list xml:id="list2793769381" text:style-name="L67">
        <text:list-item>
          <text:p text:style-name="P1645">this — этот;</text:p>
        </text:list-item>
        <text:list-item>
          <text:p text:style-name="P1646">that — тот;</text:p>
        </text:list-item>
        <text:list-item>
          <text:p text:style-name="P1645">these — эти;</text:p>
        </text:list-item>
        <text:list-item>
          <text:p text:style-name="P1645">those — те.</text:p>
        </text:list-item>
      </text:list>
      <text:p text:style-name="P497"/>
      <text:p text:style-name="P498">Они связаны с расстоянием и показывают близко ли объект или далеко. Если объект близко, </text:p>
      <text:p text:style-name="P498">то используют <text:span text:style-name="T554">this</text:span> и <text:span text:style-name="T554">these</text:span>. Если объект далеко и до него не дотянуться — то <text:span text:style-name="T554">that</text:span> и <text:span text:style-name="T554">th</text:span><text:span text:style-name="T615">o</text:span><text:span text:style-name="T554">s</text:span><text:span text:style-name="T615">e</text:span>. </text:p>
      <text:p text:style-name="P498">После <text:span text:style-name="T554">these</text:span> и <text:span text:style-name="T554">those</text:span> нужно использовать глагол во множественном числе.</text:p>
      <text:p text:style-name="P498"/>
      <text:p text:style-name="P57"><text:span text:style-name="T489">T</text:span><text:span text:style-name="T490">his is my friend Joe — Это мой друг Джо (</text:span><text:span text:style-name="T491">досл. </text:span><text:span text:style-name="T492">Этот есть мой друг</text:span><text:span text:style-name="T490">).</text:span></text:p>
      <text:p text:style-name="P171"><text:soft-page-break/>Those pictures on the wall are very beautiful — Те картины на стене очень красивые.</text:p>
      <text:p text:style-name="P498"/>
      <text:p text:style-name="P1222"><text:span text:style-name="T1067">Данные</text:span><text:span text:style-name="T1046"> местоимения могут использоватьс в связке с существительным или самостоятельно.</text:span></text:p>
      <text:p text:style-name="P499">Если используются самостоятельно, то могут быть как подлежащим, так и дополнением.</text:p>
      <text:p text:style-name="P499"/>
      <text:p text:style-name="P1214"><text:span text:style-name="T1048">Очень часто </text:span><text:span text:style-name="T688">this</text:span><text:span text:style-name="T1048"> и </text:span><text:span text:style-name="T688">that</text:span><text:span text:style-name="T1048"> указывают именно на идею, </text:span><text:span text:style-name="T1049">выступа</text:span><text:span text:style-name="T1050">я</text:span><text:span text:style-name="T1047"> формальн</text:span><text:span text:style-name="T1049">ым</text:span><text:span text:style-name="T1047"> подлежа</text:span><text:span text:style-name="T1049">щим</text:span><text:span text:style-name="T1048">. </text:span></text:p>
      <text:p text:style-name="P500">В этом случае <text:span text:style-name="T554">this</text:span> соответствует тому, что человек видит сейчас, а <text:span text:style-name="T554">that</text:span> — тому, что человек видел или слышал раньше. Также <text:span text:style-name="T554">that</text:span> может указывать на событие прошлого.</text:p>
      <text:p text:style-name="P501"/>
      <text:p text:style-name="P97"><text:span text:style-name="T493">T</text:span><text:span text:style-name="T427">hanks for help. That was really nice of you — Спасибо за помощь. Это было мило </text:span></text:p>
      <text:p text:style-name="P172">с вашей стороны (that указывает на ранее произошедшее событие).</text:p>
      <text:p text:style-name="P502"/>
      <text:p text:style-name="P172">I`ve got a new job! That`s good news — Я получил работу. Это хорошие новости </text:p>
      <text:p text:style-name="P172">(that указывает на озвученную ранее мысл).</text:p>
      <text:p text:style-name="P502"/>
      <text:p text:style-name="P1794">This is Kerry — Это Кэри (подлежащее).</text:p>
      <text:p text:style-name="P1798"><text:span text:style-name="T495">That`s OK — Все в порядке (формальное подлежащее).</text:span></text:p>
      <text:p text:style-name="P1694"/>
      <text:p text:style-name="P1775"><text:span text:style-name="T1051">Указательные местоимения можно замен</text:span><text:span text:style-name="T1226">я</text:span><text:span text:style-name="T1051">ть артиклем </text:span><text:span text:style-name="T759">the</text:span><text:span text:style-name="T1051">.</text:span></text:p>
      <text:p text:style-name="P173">This food is delicious → The food is delicious (Эта еда очень вкусная).</text:p>
      <text:p text:style-name="P503"/>
      <text:p text:style-name="P504">Когда необходимо указать на человека или предмет, то это можно сделать и через <text:span text:style-name="T554">it is</text:span>. Разницы между <text:span text:style-name="T554">this is</text:span> и <text:span text:style-name="T554">it is</text:span> в этом случае нет. Но обычно используют <text:span text:style-name="T554">it </text:span><text:span text:style-name="T616">is</text:span>, </text:p>
      <text:p text:style-name="P505">т. к. <text:span text:style-name="T1590">этот вариант</text:span> короче и является более разговорным:</text:p>
      <text:p text:style-name="P505"/>
      <text:p text:style-name="P58"><text:span text:style-name="T496">T</text:span><text:span text:style-name="T485">his is my book / </text:span><text:span text:style-name="T496">I</text:span><text:span text:style-name="T485">t is my book — </text:span><text:span text:style-name="T496">Это моя книга</text:span><text:span text:style-name="T485">. </text:span></text:p>
      <text:p text:style-name="P504"/>
      <text:p text:style-name="P8"><text:span text:style-name="T939">Н</text:span><text:span text:style-name="T911">еопределенные местоимения</text:span></text:p>
      <text:p text:style-name="P506"/>
      <text:p text:style-name="P507">Местоимения <text:span text:style-name="T554">some</text:span> и <text:span text:style-name="T554">any</text:span> означают «какой-то», «некоторый» <text:span text:style-name="T1624">или</text:span> «<text:span text:style-name="T1624">несколько</text:span>». </text:p>
      <text:p text:style-name="P507">Они связаны с чем-то неопределенным и часто выпадают при переводе.</text:p>
      <text:p text:style-name="P1406"/>
      <text:p text:style-name="P1217"><text:span text:style-name="T1058">Они стоят перед существительном во множественно числе или перед неисчисляемым существительным. </text:span><text:span text:style-name="T1227">Например:</text:span><text:span text:style-name="T1058"> </text:span><text:span text:style-name="T689">s</text:span><text:span text:style-name="T690">ome water</text:span><text:span text:style-name="T1052">, </text:span><text:span text:style-name="T689">some</text:span><text:span text:style-name="T690"> friends</text:span><text:span text:style-name="T1052"> </text:span><text:span text:style-name="T1057">и т. д.</text:span></text:p>
      <text:p text:style-name="P508"/>
      <text:p text:style-name="P509">Разница между <text:span text:style-name="T554">some</text:span> и <text:span text:style-name="T554">any</text:span> в том, что <text:span text:style-name="T554">some</text:span> используется в утверждениях, а <text:span text:style-name="T554">any</text:span> — </text:p>
      <text:p text:style-name="P509">в отрицаниях, в связке с <text:span text:style-name="T554">not</text:span>. Связка <text:span text:style-name="T554">not + any</text:span> <text:span text:style-name="T1490">обычно </text:span>переводится двойным отрицанием.</text:p>
      <text:p text:style-name="P507"/>
      <text:p text:style-name="P174">I have some friends — У меня есть друзья. (какое-то количество)</text:p>
      <text:p text:style-name="P174">I haven`t got any friends — У меня нет (никаких) друзей.</text:p>
      <text:p text:style-name="P508"/>
      <text:p text:style-name="P510">В утвержениях, <text:span text:style-name="T554">some</text:span> ставить не обязательно. Его часто не указывают.</text:p>
      <text:p text:style-name="P175">I have some friends / I have friends (одно и тоже).</text:p>
      <text:p text:style-name="P510"/>
      <text:p text:style-name="P510">В вопросах можно использовать оба местоимения, но смысл они будут передавать разный.</text:p>
      <text:p text:style-name="P512"><text:span text:style-name="T554">Some</text:span> имеет позитивный оттенок <text:span text:style-name="T1487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12"/>
      <text:p text:style-name="P1223"><text:span text:style-name="T691">Would you like some </text:span><text:span text:style-name="T692">milk</text:span><text:span text:style-name="T691">? </text:span><text:span text:style-name="T690">—</text:span><text:span text:style-name="T691"> Вы хотите </text:span><text:span text:style-name="T692">молока</text:span><text:span text:style-name="T691">? (</text:span><text:span text:style-name="T762">мы можем поделиться</text:span><text:span text:style-name="T691">)</text:span></text:p>
      <text:p text:style-name="P59"><text:span text:style-name="T497">Could you give me some </text:span><text:span text:style-name="T498">milk</text:span><text:span text:style-name="T497">? </text:span><text:span text:style-name="T499">— </text:span><text:span text:style-name="T497">Я могу попросить </text:span><text:span text:style-name="T498">молока</text:span><text:span text:style-name="T497">? (поделитесь </text:span><text:span text:style-name="T500">пожалуйста</text:span><text:span text:style-name="T497">)</text:span></text:p>
      <text:p text:style-name="P513"/>
      <text:p text:style-name="P513"/>
      <text:p text:style-name="P1216"><text:soft-page-break/><text:span text:style-name="T694">Any</text:span><text:span text:style-name="T1053"> передает сомнение </text:span><text:span text:style-name="T1054">в наличии объектов, о которых спрашивают, поэтому обычно используется в вопросах, </text:span><text:span text:style-name="T1055">где нужно получить </text:span><text:span text:style-name="T1067">дополнительную</text:span><text:span text:style-name="T1055"> информаци</text:span><text:span text:style-name="T1056">ю</text:span><text:span text:style-name="T1054">.</text:span></text:p>
      <text:p text:style-name="P514"/>
      <text:p text:style-name="P98"><text:span text:style-name="T501">H</text:span><text:span text:style-name="T427">ave you </text:span><text:span text:style-name="T500">got any milk in the fridge? </text:span><text:span text:style-name="T502">—</text:span><text:span text:style-name="T500"> У тебя есть молоко в холодильнике?</text:span></text:p>
      <text:p text:style-name="P99"><text:span text:style-name="T500">H</text:span><text:span text:style-name="T427">ave you bought any new closes? — Ты купила </text:span><text:span text:style-name="T553">(</text:span><text:span text:style-name="T427">какую-нибудь</text:span><text:span text:style-name="T553">)</text:span><text:span text:style-name="T427"> новую одежду?</text:span></text:p>
      <text:p text:style-name="P511"/>
      <text:p text:style-name="P1224"><text:span text:style-name="T1055">Если зада</text:span><text:span text:style-name="T1057">ется вопрос и ожидается положительный ответ, то используется </text:span><text:span text:style-name="T689">some</text:span><text:span text:style-name="T1057">.</text:span></text:p>
      <text:p text:style-name="P66"><text:span text:style-name="T1346">Are you waiting for some </text:span><text:span text:style-name="T1347">people</text:span><text:span text:style-name="T1346">? — Ты ждешь </text:span><text:span text:style-name="T1347">каких-то людей</text:span><text:span text:style-name="T1346">? (не так ли?).</text:span></text:p>
      <text:p text:style-name="P1405"/>
      <text:p text:style-name="P1218"><text:span text:style-name="T1059">Местоимение </text:span><text:span text:style-name="T695">no</text:span><text:span text:style-name="T1059"> </text:span><text:span text:style-name="T1063">также </text:span><text:span text:style-name="T1059">используется в отрицаниях. </text:span><text:span text:style-name="T1187">Этим местоимением</text:span><text:span text:style-name="T1059"> можно заменить связку </text:span><text:span text:style-name="T695">not</text:span><text:span text:style-name="T1059"> + </text:span><text:span text:style-name="T695">any</text:span><text:span text:style-name="T1059">. В предложениях с </text:span><text:span text:style-name="T695">no</text:span><text:span text:style-name="T1059"> первая половина выглядит, как утверждение. </text:span></text:p>
      <text:p text:style-name="P515"/>
      <text:p text:style-name="P645">Местоимение <text:span text:style-name="T554">no</text:span> стоит перед существительным, а частица <text:span text:style-name="T554">not</text:span> идет вместе со вспомогательны<text:span text:style-name="T1488">м</text:span> глаголом. <text:span text:style-name="T1488">Они не могут использоваться вместе в одном предложении.</text:span></text:p>
      <text:p text:style-name="P646"/>
      <text:p text:style-name="P215">There are no shops here / There aren`t any shops here — Здесь нет<text:span text:style-name="T1489"> </text:span>магазинов.</text:p>
      <text:p text:style-name="P215"/>
      <text:p text:style-name="P1317"><text:span text:style-name="T1188">(</text:span><text:span text:style-name="T1198">На самом деле </text:span><text:span text:style-name="T748">no</text:span><text:span text:style-name="T1189"> — </text:span><text:span text:style-name="T1190">это артикл</text:span><text:span text:style-name="T1228">ь</text:span><text:span text:style-name="T1211">, </text:span><text:span text:style-name="T1228">который</text:span><text:span text:style-name="T1212"> </text:span><text:span text:style-name="T1190">усилива</text:span><text:span text:style-name="T1212">ет</text:span><text:span text:style-name="T1190"> отрицание; например </text:span><text:span text:style-name="T1198">предложение</text:span></text:p>
      <text:p text:style-name="P1317"><text:span text:style-name="T1190">«</text:span><text:span text:style-name="T746">з</text:span><text:span text:style-name="T744">десь нет</text:span><text:span text:style-name="T745"> </text:span><text:span text:style-name="T744">магазинов</text:span><text:span text:style-name="T1190">» он перефр</text:span><text:span text:style-name="T1198">а</text:span><text:span text:style-name="T1190">зирует на «</text:span><text:span text:style-name="T749">не</text:span><text:span text:style-name="T746">т</text:span><text:span text:style-name="T749"> </text:span><text:span text:style-name="T746">здесь магазинов</text:span><text:span text:style-name="T1190">»</text:span><text:span text:style-name="T1188">).</text:span></text:p>
      <text:p text:style-name="P516"/>
      <text:p text:style-name="P1315"><text:span text:style-name="T1060">Неопределенные местоимения </text:span><text:span text:style-name="T1192">(</text:span><text:span text:style-name="T1062">как и</text:span><text:span text:style-name="T1060"> возвратны</text:span><text:span text:style-name="T1062">е</text:span><text:span text:style-name="T1192">)</text:span><text:span text:style-name="T1060"> могут объединяться с некоторыми словами. </text:span><text:span text:style-name="T1061"><text:s/></text:span><text:span text:style-name="T1191">П</text:span><text:span text:style-name="T1060">ервой половиной будет: </text:span><text:span text:style-name="T696">some</text:span><text:span text:style-name="T1060">, </text:span><text:span text:style-name="T696">any</text:span><text:span text:style-name="T1060">, </text:span><text:span text:style-name="T696">no</text:span><text:span text:style-name="T1060">, а второй — </text:span><text:span text:style-name="T696">b</text:span><text:span text:style-name="T697">ody/one</text:span><text:span text:style-name="T1061">, </text:span><text:span text:style-name="T697">thing</text:span><text:span text:style-name="T1061"> или </text:span><text:span text:style-name="T697">where</text:span><text:span text:style-name="T1061">.</text:span></text:p>
      <text:p text:style-name="P517"/>
      <text:p text:style-name="P1316"><text:span text:style-name="T1061">Переводятся как: «кто-то», «что-то», «где-то» </text:span><text:span text:style-name="T1195">и</text:span><text:span text:style-name="T1061"> «никто», «ничто», «нигде». Могут заменять как подлежащее, так и дополнение. </text:span><text:span text:style-name="T1194">Использ</text:span><text:span text:style-name="T1196">уют</text:span><text:span text:style-name="T1194"> те же правила, что и </text:span><text:span text:style-name="T747">some</text:span><text:span text:style-name="T1194">, </text:span><text:span text:style-name="T747">any</text:span><text:span text:style-name="T1194">, </text:span><text:span text:style-name="T747">no</text:span><text:span text:style-name="T1194">.</text:span></text:p>
      <text:p text:style-name="P518"/>
      <text:p text:style-name="P100"><text:span text:style-name="T503">T</text:span><text:span text:style-name="T427">here is </text:span><text:span text:style-name="T1240">somebody</text:span><text:span text:style-name="T427"> in the street — </text:span><text:span text:style-name="T1240">Кто-то</text:span><text:span text:style-name="T427"> на улице.</text:span></text:p>
      <text:p text:style-name="P176">Is there <text:span text:style-name="T1240">anybody</text:span> in the street? — Есть <text:span text:style-name="T1240">кто</text:span> на улице?</text:p>
      <text:p text:style-name="P176">There is <text:span text:style-name="T1240">nobody</text:span> in the street / There isn`t <text:span text:style-name="T1240">anybody</text:span> in the street — <text:span text:style-name="T1240">Никого</text:span> нет на улице.</text:p>
      <text:p text:style-name="P517"/>
      <text:p text:style-name="P517">Если в предложении стоит <text:span text:style-name="T554">nobody</text:span>/<text:span text:style-name="T554">nothing</text:span>/<text:span text:style-name="T554">nowthere</text:span>, то отрицательная частица <text:span text:style-name="T554">not</text:span> уже </text:p>
      <text:p text:style-name="P1219"><text:span text:style-name="T1061">не нужна, подобно тому, как она не используется, </text:span><text:span text:style-name="T1193">когда</text:span><text:span text:style-name="T1230"> </text:span><text:span text:style-name="T1193">есть</text:span><text:span text:style-name="T1061"> </text:span><text:span text:style-name="T697">no</text:span><text:span text:style-name="T1061">.</text:span></text:p>
      <text:p text:style-name="P517"/>
      <text:p text:style-name="P1419"><text:span text:style-name="T1061">М</text:span><text:span text:style-name="T1039">естоимения с окончанием </text:span><text:span text:style-name="T673">-body</text:span><text:span text:style-name="T1039"> и </text:span><text:span text:style-name="T673">-one</text:span><text:span text:style-name="T1039"> взаимозаменяемы.</text:span></text:p>
      <text:p text:style-name="P519"/>
      <text:p text:style-name="P1432">Притяжательный падеж. Possessive Case</text:p>
      <text:p text:style-name="P523"/>
      <text:p text:style-name="P1229"><text:span text:style-name="T1068">Сообщает информацию о том, </text:span><text:span text:style-name="T1037">кому</text:span><text:span text:style-name="T1068"> принадлежит </text:span><text:span text:style-name="T1072">объект</text:span><text:span text:style-name="T1068">, </text:span><text:span text:style-name="T1069">т. е. указывает на владельца.</text:span></text:p>
      <text:p text:style-name="P525"/>
      <text:p text:style-name="P1421"><text:span text:style-name="T1039">Существительно</text:span><text:span text:style-name="T1199">е</text:span><text:span text:style-name="T1039"> в притяжательном падеже, как и </text:span><text:span text:style-name="T1069">притяжательное</text:span><text:span text:style-name="T1039"> местоимение, </text:span></text:p>
      <text:p text:style-name="P1227"><text:span text:style-name="T1068">отвечает </text:span><text:span text:style-name="T1039">на вопрос «чей?». </text:span><text:span text:style-name="T1069">Они взаимозаменяемы.</text:span></text:p>
      <text:p text:style-name="P526"/>
      <text:p text:style-name="P527"><text:span text:style-name="T1069">Чтобы поставить существительное в этот падеж, нужно добавить к нему окончание </text:span><text:span text:style-name="T554">`s</text:span><text:span text:style-name="T1069">.</text:span></text:p>
      <text:p text:style-name="P524"/>
      <text:p text:style-name="P60"><text:span text:style-name="T504">This is </text:span><text:span text:style-name="T1254">Tom`s</text:span><text:span text:style-name="T505"> friend — </text:span><text:span text:style-name="T504">Это друг </text:span><text:span text:style-name="T1255">Тома</text:span><text:span text:style-name="T504"> (существительное в притяжательном падеже)</text:span></text:p>
      <text:p text:style-name="P178">This is <text:span text:style-name="T1240">his</text:span> friend — Это <text:span text:style-name="T1240">его</text:span> друг (притяжательное местоимение)</text:p>
      <text:p text:style-name="P178"><text:span text:style-name="T911">Если существительное </text:span><text:span text:style-name="T1023">только </text:span><text:span text:style-name="T911">подразумевается, то его можно не указывать.</text:span></text:p>
      <text:p text:style-name="P177">This isn`t my car. It`s my brothers`s — Это не моя машина. Она брата.</text:p>
      <text:p text:style-name="P526"/>
      <text:p text:style-name="P528">Если существительное идет в связке с прилагательным или местоимением, то <text:span text:style-name="T554">`s</text:span> </text:p>
      <text:p text:style-name="P528">ставиться в концей всей связки: <text:span text:style-name="T554">a </text:span><text:span text:style-name="T772">big dog`s</text:span><text:span text:style-name="T554"> owner</text:span>, <text:span text:style-name="T772">my friend`s</text:span><text:span text:style-name="T554"> house</text:span>.</text:p>
      <text:p text:style-name="P528"/>
      <text:p text:style-name="P528"><text:soft-page-break/>Если владельцев несколько, то <text:span text:style-name="T554">`s</text:span> ставится в конце словосочетания: </text:p>
      <text:p text:style-name="P179"><text:span text:style-name="T1240">Rick and Kate`s</text:span> wedding — Свадьба Рика и Кейт.</text:p>
      <text:p text:style-name="P528"/>
      <text:p text:style-name="P528">Если существительное во множественном числе, то в конце пишется только апостроф, </text:p>
      <text:p text:style-name="P1228"><text:span text:style-name="T1070">без </text:span><text:span text:style-name="T703">s</text:span><text:span text:style-name="T1070">: </text:span><text:span text:style-name="T703">my </text:span><text:span text:style-name="T775">friends`</text:span><text:span text:style-name="T703"> school</text:span><text:span text:style-name="T1070">. Но если во множественном числе слово-исключение, </text:span></text:p>
      <text:p text:style-name="P1228"><text:span text:style-name="T1070">то применяются обычные правила: </text:span><text:span text:style-name="T775">men`s</text:span><text:span text:style-name="T703"> clothes</text:span><text:span text:style-name="T1070"> (мужская одежда).</text:span></text:p>
      <text:p text:style-name="P528"/>
      <text:p text:style-name="P1318"><text:span text:style-name="T1070">П</text:span><text:span text:style-name="T1071">орядок слов </text:span><text:span text:style-name="T1200">такой</text:span><text:span text:style-name="T1071">: сначала указывается владелец в притяжательном падеже, </text:span></text:p>
      <text:p text:style-name="P529">а потом то, чем он владеет (в русском языке все наоборот).</text:p>
      <text:p text:style-name="P529"/>
      <text:p text:style-name="P1229"><text:span text:style-name="T1071">Если </text:span><text:span text:style-name="T1072">предмет</text:span><text:span text:style-name="T1071"> является частью другого </text:span><text:span text:style-name="T1072">предмета</text:span><text:span text:style-name="T1071">, то вместо притяжательного падежа используется предлог </text:span><text:span text:style-name="T704">of</text:span><text:span text:style-name="T1071">. Т. к. владельцем может быть кто-то живой.</text:span></text:p>
      <text:p text:style-name="P529"/>
      <text:p text:style-name="P101"><text:span text:style-name="T506">T</text:span><text:span text:style-name="T427">he wheel of the car — Колесо машины (Car`s wheel неправильно).</text:span></text:p>
      <text:p text:style-name="P61"><text:span text:style-name="T506">The door of the house — Двер дома </text:span><text:span text:style-name="T507">(предмет + of + больший предмет)</text:span><text:span text:style-name="T506">.</text:span></text:p>
      <text:p text:style-name="P530"/>
      <text:p text:style-name="P1423"><text:span text:style-name="T1071">С</text:span><text:span text:style-name="T1039">ловосочетания с предлогом </text:span><text:span text:style-name="T673">of</text:span><text:span text:style-name="T1039">:</text:span></text:p>
      <text:list xml:id="list2569937031" text:style-name="L68">
        <text:list-item>
          <text:p text:style-name="P1647">the beginning/end of — начало/конец чего-то;</text:p>
        </text:list-item>
        <text:list-item>
          <text:p text:style-name="P1647">the top/middle/bottom of — вершина/середина/дно чего-то;</text:p>
        </text:list-item>
        <text:list-item>
          <text:p text:style-name="P1647">the side of — сторона чего-то.</text:p>
        </text:list-item>
      </text:list>
      <text:p text:style-name="P1422"/>
      <text:p text:style-name="P1431">Существительное. Noun</text:p>
      <text:p text:style-name="P1424"/>
      <text:p text:style-name="P1230"><text:span text:style-name="T1502">Ч</text:span>асть речи, обознача<text:span text:style-name="T1502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493">в предложении. </text:span></text:p>
      <text:p text:style-name="P1425"/>
      <text:p text:style-name="P1231"><text:span text:style-name="T1493">В русском языке существительное меняется по падежам. В английском </text:span><text:span text:style-name="T1497">все</text:span><text:span text:style-name="T1493"> по другому. </text:span></text:p>
      <text:p text:style-name="P1231"><text:span text:style-name="T1493">Там за падежи отвечают предлоги, а не окончания:</text:span><text:span text:style-name="T1256"> </text:span><text:span text:style-name="T778">to</text:span><text:span text:style-name="T585"> the table </text:span><text:span text:style-name="T708">—</text:span><text:span text:style-name="T585"> </text:span><text:span text:style-name="T778">к</text:span><text:span text:style-name="T585"> стол</text:span><text:span text:style-name="T778">у</text:span><text:span text:style-name="T1493">.</text:span></text:p>
      <text:p text:style-name="P1231"/>
      <text:p text:style-name="P1259"><text:span text:style-name="T421">И</text:span><text:span text:style-name="T422">менительным и объектный падеж </text:span><text:span text:style-name="T423">распростанаются</text:span><text:span text:style-name="T422"> только </text:span><text:span text:style-name="T423">на</text:span><text:span text:style-name="T422"> местоимения!</text:span></text:p>
      <text:p text:style-name="P1425"/>
      <text:p text:style-name="P9">Множественное <text:span text:style-name="T1494">число. Plural</text:span></text:p>
      <text:p text:style-name="P1425"/>
      <text:p text:style-name="P1440">Распространяется только на существительные, и не касается прилагательных.</text:p>
      <text:p text:style-name="P1233"><text:span text:style-name="T1495">Образуется с помощью окончания </text:span><text:span text:style-name="T583">-s</text:span><text:span text:style-name="T1495"> или </text:span><text:span text:style-name="T583">-es.</text:span></text:p>
      <text:p text:style-name="P104"/>
      <text:p text:style-name="P1233"><text:span text:style-name="T584">a </text:span><text:span text:style-name="T583">blue ballon</text:span><text:span text:style-name="T777">s</text:span><text:span text:style-name="T583"> — </text:span><text:span text:style-name="T584">г</text:span><text:span text:style-name="T583">олуб</text:span><text:span text:style-name="T777">ые</text:span><text:span text:style-name="T583"> шарик</text:span><text:span text:style-name="T777">и</text:span><text:span text:style-name="T583">.</text:span></text:p>
      <text:p text:style-name="P1422"/>
      <text:p text:style-name="P531">Окончание <text:span text:style-name="T554">-es</text:span> ставится, когда:</text:p>
      <text:p text:style-name="P531"/>
      <text:list xml:id="list2995562220" text:style-name="L69">
        <text:list-item>
          <text:p text:style-name="P1648">слово заканчивается на <text:span text:style-name="T554">-s</text:span> или шипящий <text:span text:style-name="T554">-sh</text:span>, <text:span text:style-name="T554">-ch</text:span>, <text:span text:style-name="T554">-x</text:span>:</text:p>
          <text:p text:style-name="P1785">box/boxes, watch/watches, dish/dishes, bus/buses;</text:p>
          <text:p text:style-name="P1648"/>
        </text:list-item>
        <text:list-item>
          <text:p text:style-name="P1648">слово заканчивается на <text:span text:style-name="T554">-o</text:span> <text:span text:style-name="T1496">(</text:span>кроме исключений<text:span text:style-name="T1496">)</text:span>:</text:p>
          <text:p text:style-name="P1785">potato/potatoes, piano/pianos;</text:p>
          <text:p text:style-name="P1648"/>
        </text:list-item>
        <text:list-item>
          <text:p text:style-name="P1763"><text:span text:style-name="T1073">слово заканчивается на </text:span><text:span text:style-name="T709">-f</text:span><text:span text:style-name="T1073"> или </text:span><text:span text:style-name="T709">-fe</text:span><text:span text:style-name="T1073">, </text:span><text:span text:style-name="T1074">где</text:span><text:span text:style-name="T1073"> </text:span><text:span text:style-name="T709">-f</text:span><text:span text:style-name="T1073"> </text:span><text:span text:style-name="T1074">также </text:span><text:span text:style-name="T1073">заменяется на </text:span><text:span text:style-name="T709">-v</text:span><text:span text:style-name="T1073"> </text:span><text:span text:style-name="T1074">(кроме исключений)</text:span><text:span text:style-name="T1073">:</text:span></text:p>
          <text:p text:style-name="P1796"><text:span text:style-name="T508">s</text:span><text:span text:style-name="T427">helf/shelves, wife/wives, proof/proofs.</text:span></text:p>
        </text:list-item>
      </text:list>
      <text:p text:style-name="P532"/>
      <text:p text:style-name="P533">Слова-исключения, которые меняются не по правилам:</text:p>
      <text:list xml:id="list1819586707" text:style-name="L70">
        <text:list-item>
          <text:p text:style-name="P1649">man/men — мужчина/мужчины;</text:p>
        </text:list-item>
        <text:list-item>
          <text:p text:style-name="P1649"><text:soft-page-break/>child/children — ребенок/дети;</text:p>
        </text:list-item>
        <text:list-item>
          <text:p text:style-name="P1649">woman/women [вимен] — женщина/женщины;</text:p>
        </text:list-item>
        <text:list-item>
          <text:p text:style-name="P1649">foot/feet — нога/ноги;</text:p>
        </text:list-item>
        <text:list-item>
          <text:p text:style-name="P1649">mouse/mice — мышь/мыши;</text:p>
        </text:list-item>
        <text:list-item>
          <text:p text:style-name="P1649">sheep/sheep — овца/овцы;</text:p>
        </text:list-item>
        <text:list-item>
          <text:p text:style-name="P1803"><text:span text:style-name="T1039">tooth/teeth — </text:span><text:span text:style-name="T1075">зуб/</text:span><text:span text:style-name="T1039">зубы;</text:span></text:p>
        </text:list-item>
        <text:list-item>
          <text:p text:style-name="P1650">fish/fish — рыба/рыбы;</text:p>
        </text:list-item>
        <text:list-item>
          <text:p text:style-name="P1803"><text:span text:style-name="T1075">goose/geese — гусь/гуси.</text:span><text:span text:style-name="T1039"> </text:span></text:p>
        </text:list-item>
      </text:list>
      <text:p text:style-name="P670"/>
      <text:p text:style-name="P10"><text:span text:style-name="T940">И</text:span><text:span text:style-name="T911">счисляемые и неисчисляемые существительные</text:span></text:p>
      <text:p text:style-name="P534"/>
      <text:p text:style-name="P535">Исчисляемые существительные можно пересчитать. У них есть форма единственного </text:p>
      <text:p text:style-name="P1232"><text:span text:style-name="T1076">и множественного числа. Количество можно указать числом, наречием </text:span><text:span text:style-name="T1078">или артиклем </text:span><text:span text:style-name="T706">a</text:span><text:span text:style-name="T1078"> (one).</text:span></text:p>
      <text:p text:style-name="P536"/>
      <text:p text:style-name="P1795"><text:span text:style-name="T1240">3</text:span> apples — 3 яблока;</text:p>
      <text:p text:style-name="P1776"><text:span text:style-name="T786">m</text:span><text:span text:style-name="T776">any</text:span><text:span text:style-name="T705"> books — </text:span><text:span text:style-name="T761">м</text:span><text:span text:style-name="T705">ного книг;</text:span></text:p>
      <text:p text:style-name="P1776"><text:span text:style-name="T705">I want </text:span><text:span text:style-name="T776">a</text:span><text:span text:style-name="T705"> banana — </text:span><text:span text:style-name="T707">я</text:span><text:span text:style-name="T705"> хочу банан.</text:span></text:p>
      <text:p text:style-name="P536"/>
      <text:p text:style-name="P1426"><text:span text:style-name="T1039">Неисчисляемые существительные невозможно посчитать. К ним относятся вещества, жидкости, явления, ощущуне</text:span><text:span text:style-name="T1078">н</text:span><text:span text:style-name="T1039">ия, </text:span><text:span text:style-name="T1079">абстрактные </text:span><text:span text:style-name="T1039">понятия. </text:span><text:span text:style-name="T1081">Они и</text:span><text:span text:style-name="T1039">меют только форму единственного числа и заменяются местоимнием </text:span><text:span text:style-name="T673">it</text:span><text:span text:style-name="T1039">.</text:span></text:p>
      <text:p text:style-name="P536"/>
      <text:p text:style-name="P536">Чтобы выразить количество, используется дополнительная мерка: </text:p>
      <text:p text:style-name="P536"/>
      <text:list xml:id="list1795517208" text:style-name="L71">
        <text:list-item>
          <text:p text:style-name="P1651">для жидкостей:</text:p>
          <text:list>
            <text:list-item>
              <text:p text:style-name="P1653"><text:span text:style-name="T1504">a </text:span>glass of — стакан;</text:p>
            </text:list-item>
            <text:list-item>
              <text:p text:style-name="P1653"><text:span text:style-name="T1504">a </text:span>cup of — чашка;</text:p>
            </text:list-item>
            <text:list-item>
              <text:p text:style-name="P1653"><text:span text:style-name="T1504">a</text:span> jar of — банка;</text:p>
            </text:list-item>
            <text:list-item>
              <text:p text:style-name="P1653"><text:span text:style-name="T1504">a </text:span>jug of — кувшин;</text:p>
            </text:list-item>
            <text:list-item>
              <text:p text:style-name="P1653"><text:span text:style-name="T1504">a </text:span>bottle of — бутылка;</text:p>
            </text:list-item>
          </text:list>
          <text:p text:style-name="P1652"/>
        </text:list-item>
        <text:list-item>
          <text:p text:style-name="P1651">для сыпучих веществ:</text:p>
          <text:list>
            <text:list-item>
              <text:p text:style-name="P1653"><text:span text:style-name="T1504">a </text:span>packet of — упаковка;</text:p>
            </text:list-item>
            <text:list-item>
              <text:p text:style-name="P1653"><text:span text:style-name="T1504">a </text:span>bowl of — миска;</text:p>
            </text:list-item>
            <text:list-item>
              <text:p text:style-name="P1653"><text:span text:style-name="T1504">a </text:span>bag of — мешок;</text:p>
            </text:list-item>
            <text:list-item>
              <text:p text:style-name="P1653"><text:span text:style-name="T1504">a </text:span>kilo of — килограм;</text:p>
            </text:list-item>
          </text:list>
          <text:p text:style-name="P1656"/>
        </text:list-item>
        <text:list-item>
          <text:p text:style-name="P1655">для продуктов, которые режут:</text:p>
          <text:list>
            <text:list-item>
              <text:p text:style-name="P1804"><text:span text:style-name="T1083">a </text:span><text:span text:style-name="T1039">piece/</text:span><text:span text:style-name="T1077">slice</text:span><text:span text:style-name="T1039"> of — кусо</text:span><text:span text:style-name="T1077">чек</text:span><text:span text:style-name="T1039">;</text:span></text:p>
            </text:list-item>
            <text:list-item>
              <text:p text:style-name="P1653"><text:span text:style-name="T1504">a </text:span>loaf of — буханка;</text:p>
            </text:list-item>
          </text:list>
        </text:list-item>
      </text:list>
      <text:p text:style-name="P537"/>
      <text:p text:style-name="P67"><text:span text:style-name="T509">2 loafs of bread — </text:span><text:span text:style-name="T510">д</text:span><text:span text:style-name="T509">ве буханки хлеба.</text:span></text:p>
      <text:p text:style-name="P105"><text:span text:style-name="T512">a </text:span><text:span text:style-name="T509">c</text:span><text:span text:style-name="T427">up of tea — (одна) чашка чая</text:span></text:p>
      <text:p text:style-name="P537"/>
      <text:p text:style-name="P538">Существительные, которые всегда неислисляемые:</text:p>
      <text:list xml:id="list3208380677" text:style-name="L72">
        <text:list-item>
          <text:p text:style-name="P1654">news — новости;</text:p>
        </text:list-item>
        <text:list-item>
          <text:p text:style-name="P1654">money — деньги;</text:p>
        </text:list-item>
        <text:list-item>
          <text:p text:style-name="P1654">bad luck — неудача;</text:p>
        </text:list-item>
        <text:list-item>
          <text:p text:style-name="P1654">traffic — транспорт на дороге;</text:p>
        </text:list-item>
        <text:list-item>
          <text:p text:style-name="P1654">f<text:span text:style-name="T1503">u</text:span>rniture — мебель;</text:p>
        </text:list-item>
        <text:list-item>
          <text:p text:style-name="P1654"><text:soft-page-break/>progress — прогресс;</text:p>
        </text:list-item>
        <text:list-item>
          <text:p text:style-name="P1654">information — информация;</text:p>
        </text:list-item>
        <text:list-item>
          <text:p text:style-name="P1654">advice — совет;</text:p>
        </text:list-item>
        <text:list-item>
          <text:p text:style-name="P1654">hair — волосы;</text:p>
        </text:list-item>
        <text:list-item>
          <text:p text:style-name="P1654">paper — бумага;</text:p>
        </text:list-item>
        <text:list-item>
          <text:p text:style-name="P1654">food — еда;</text:p>
        </text:list-item>
      </text:list>
      <text:p text:style-name="P537"/>
      <text:p text:style-name="P102"><text:span text:style-name="T427">It is good news — Это хорошие новости </text:span><text:span text:style-name="T511">(без артикля)</text:span><text:span text:style-name="T427">.</text:span></text:p>
      <text:p text:style-name="P103"><text:span text:style-name="T427">I need good advice — Мне нужен хороший совет </text:span><text:span text:style-name="T511">(без артикля)</text:span><text:span text:style-name="T427">.</text:span></text:p>
      <text:p text:style-name="P671"/>
      <text:p text:style-name="P11"><text:span text:style-name="T911">Два </text:span><text:span text:style-name="T941">(и более) </text:span><text:span text:style-name="T911">существительный рядом</text:span></text:p>
      <text:p text:style-name="P539"/>
      <text:p text:style-name="P1235"><text:span text:style-name="T1080">Такая цепочка обозначает один предмет, идею </text:span><text:span text:style-name="T1082">или </text:span><text:span text:style-name="T1080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1084">ь</text:span><text:span text:style-name="T1080">ся прилагательным </text:span><text:span text:style-name="T1082">или</text:span><text:span text:style-name="T1080"> существительным с предлогом).</text:span></text:p>
      <text:p text:style-name="P540"/>
      <text:p text:style-name="P180">a tennis ball — теннисный мяч / мяч для тенниса;</text:p>
      <text:p text:style-name="P180">a income tax — подоходный налог / налог на прибыль;</text:p>
      <text:p text:style-name="P541"/>
      <text:p text:style-name="P543">Первое существительное всегда стоит в единственном числе.</text:p>
      <text:p text:style-name="P543"/>
      <text:p text:style-name="P181">tennis balls — теннисные мячи;</text:p>
      <text:p text:style-name="P182">two part question (question of two parts) — <text:span text:style-name="T1505">вопрос из 2х частей;</text:span></text:p>
      <text:p text:style-name="P541"/>
      <text:p text:style-name="P1427"><text:span text:style-name="T1080">И</text:span><text:span text:style-name="T1039">ногда первое существительное имеет окончание </text:span><text:span text:style-name="T673">-ing</text:span><text:span text:style-name="T1039">.</text:span></text:p>
      <text:p text:style-name="P542"/>
      <text:p text:style-name="P180">a swimming pool — плавательный бассейн;</text:p>
      <text:p text:style-name="P182">working hours — рабочие часы;</text:p>
      <text:p text:style-name="P542"/>
      <text:p text:style-name="P1433">Артикли. Articles</text:p>
      <text:p text:style-name="P544"/>
      <text:p text:style-name="P545">Это маленькие слова перед существительными, которые передают оттенки смысла.</text:p>
      <text:p text:style-name="P545">Есть 2 вида артикля: неопределенный <text:span text:style-name="T1508">(</text:span><text:span text:style-name="T554">a/an</text:span><text:span text:style-name="T1508">)</text:span> и определенный <text:span text:style-name="T1508">(</text:span><text:span text:style-name="T554">the</text:span><text:span text:style-name="T1508">)</text:span>.</text:p>
      <text:p text:style-name="P545"/>
      <text:p text:style-name="P653">Неопределенный артикль</text:p>
      <text:p text:style-name="P545"/>
      <text:p text:style-name="P1319"><text:span text:style-name="T1085">Артикль </text:span><text:span text:style-name="T710">a</text:span><text:span text:style-name="T1085"> </text:span><text:span text:style-name="T1093">указывает на</text:span><text:span text:style-name="T1085"> </text:span><text:span text:style-name="T1086">один </text:span><text:span text:style-name="T1085">предмет. Причем не </text:span><text:span text:style-name="T1201">на</text:span><text:span text:style-name="T1085"> конкретный предмет, а</text:span><text:span text:style-name="T1086"> </text:span></text:p>
      <text:p text:style-name="P1319"><text:span text:style-name="T1201">на </text:span><text:span text:style-name="T1085">неопределенный. </text:span><text:span text:style-name="T1086">К</text:span><text:span text:style-name="T1085">аждый </text:span><text:span text:style-name="T1086">человек </text:span><text:span text:style-name="T1085">может представлять </text:span><text:span text:style-name="T1086">такой предмет </text:span><text:span text:style-name="T1085">по своему.</text:span></text:p>
      <text:p text:style-name="P546"/>
      <text:p text:style-name="P183">a house — дом (один представит большой особняк, другой — маленький домик).</text:p>
      <text:p text:style-name="P546"/>
      <text:p text:style-name="P1320"><text:span text:style-name="T1086">Его можно заменить на числительное </text:span><text:span text:style-name="T716">one </text:span><text:span text:style-name="T1092">(какой-то один)</text:span><text:span text:style-name="T1086">. </text:span><text:span text:style-name="T823">Поэтому о</text:span><text:span text:style-name="T824">н ставится </text:span></text:p>
      <text:p text:style-name="P406">перед исчисляемыми существительными в единственном числе.</text:p>
      <text:p text:style-name="P547"/>
      <text:p text:style-name="P1238"><text:span text:style-name="T711">I have </text:span><text:span text:style-name="T779">a</text:span><text:span text:style-name="T711"> cat / I have </text:span><text:span text:style-name="T779">one</text:span><text:span text:style-name="T711"> cat — У меня есть </text:span><text:span text:style-name="T718">(одна такая </text:span><text:span text:style-name="T724">прикольная</text:span><text:span text:style-name="T718">) </text:span><text:span text:style-name="T711">кошка.</text:span></text:p>
      <text:p text:style-name="P551"/>
      <text:p text:style-name="P647"><text:span text:style-name="T554">A</text:span> ставится перед согласными, а <text:span text:style-name="T554">an</text:span> — перед гласными. Оба означают одно и тоже.</text:p>
      <text:p text:style-name="P737"><text:span text:style-name="T1035">Если гласная читается как двойной звук с первым [</text:span>йи<text:span text:style-name="T1035">], то ставится </text:span><text:span text:style-name="T624">a</text:span><text:span text:style-name="T1035">: </text:span><text:span text:style-name="T624">a union</text:span><text:span text:style-name="T1035">, </text:span><text:span text:style-name="T624">a European</text:span><text:span text:style-name="T1035">.</text:span></text:p>
      <text:p text:style-name="P648"/>
      <text:p text:style-name="P1236"><text:span text:style-name="T1088">Если первая согласная (после которой гласная) не произносится, то ставится </text:span><text:span text:style-name="T714">an</text:span><text:span text:style-name="T1088">: </text:span></text:p>
      <text:p text:style-name="P1236"><text:span text:style-name="T714">an hour </text:span><text:span text:style-name="T1088">(аувер), </text:span><text:span text:style-name="T714">an honesty </text:span><text:span text:style-name="T1088">(анэсти).</text:span></text:p>
      <text:p text:style-name="P648"/>
      <text:p text:style-name="P760"><text:soft-page-break/><text:span text:style-name="T1088">Т</text:span><text:span text:style-name="T1089">акже артикль </text:span><text:span text:style-name="T715">a</text:span><text:span text:style-name="T1089"> </text:span><text:span text:style-name="T1091">ставится</text:span><text:span text:style-name="T1089">, когда:</text:span></text:p>
      <text:list xml:id="list3277319543" text:style-name="L73">
        <text:list-item>
          <text:p text:style-name="P1805"><text:span text:style-name="T1039">говорят о профессии (</text:span><text:span text:style-name="T673">I`m a doctor)</text:span><text:span text:style-name="T1039">;</text:span></text:p>
        </text:list-item>
        <text:list-item>
          <text:p text:style-name="P1806"><text:span text:style-name="T1039">впервые упоминяют человека или предмет в разговоре </text:span><text:span text:style-name="T1090">(</text:span><text:span text:style-name="T711">I have a cat</text:span><text:span text:style-name="T1090">);</text:span></text:p>
        </text:list-item>
        <text:list-item>
          <text:p text:style-name="P1764"><text:span text:style-name="T1090">дается определение предмету (</text:span><text:span text:style-name="T712">He is a good man «</text:span><text:span text:style-name="T713">О</text:span><text:span text:style-name="T712">н относится к хорошим людям»</text:span><text:span text:style-name="T1090">)</text:span></text:p>
        </text:list-item>
      </text:list>
      <text:p text:style-name="P552"/>
      <text:p text:style-name="P1321">Если перед существительным сто<text:span text:style-name="T1507">и</text:span>т <text:span text:style-name="T1592">одно или несколько </text:span>прилагательн<text:span text:style-name="T1592">ых,</text:span><text:span text:style-name="T1591"> </text:span></text:p>
      <text:p text:style-name="P1321">то артикль <text:span text:style-name="T586">a</text:span><text:span text:style-name="T1511"> </text:span>ставится перед ним/<text:span text:style-name="T1592">ними</text:span>.</text:p>
      <text:p text:style-name="P550"/>
      <text:p text:style-name="P68">a big old house — большой старый дом.</text:p>
      <text:p text:style-name="P184">a black and white cat — черно-белый кот.</text:p>
      <text:p text:style-name="P547"/>
      <text:p text:style-name="P548">При этом перед прилагательным без существительного артикль <text:span text:style-name="T586">a</text:span><text:span text:style-name="T1511"> </text:span>не ставится.</text:p>
      <text:p text:style-name="P548"/>
      <text:p text:style-name="P185">This book is a good (неправильно).</text:p>
      <text:p text:style-name="P185">Th<text:span text:style-name="T1506">i</text:span>s book is good (правильно).</text:p>
      <text:p text:style-name="P547"/>
      <text:p text:style-name="P654">Определенный артикль</text:p>
      <text:p text:style-name="P549"/>
      <text:p text:style-name="P554">Артикль <text:span text:style-name="T554">the</text:span> указывает на конкретный предмет или понятие.</text:p>
      <text:p text:style-name="P554">Т. е. на то, что выделяется из общей массы.</text:p>
      <text:p text:style-name="P555"/>
      <text:p text:style-name="P556">Его можно заменить указательным местоимением (<text:span text:style-name="T554">this, that, these, those</text:span>) </text:p>
      <text:p text:style-name="P1242"><text:span text:style-name="T1094">и</text:span><text:span text:style-name="T1093"> часто удобнее </text:span><text:span text:style-name="T1096">им же </text:span><text:span text:style-name="T1105">и </text:span><text:span text:style-name="T1093">переводить.</text:span></text:p>
      <text:p text:style-name="P555"/>
      <text:p text:style-name="P555">Он может стоять как перед единственным числом, так и перед множественным; </text:p>
      <text:p text:style-name="P555">как перед исчисляемыми, так и неисчисляемыми существительными.</text:p>
      <text:p text:style-name="P557"/>
      <text:p text:style-name="P1237"><text:span text:style-name="T1094">Е</text:span><text:span text:style-name="T1087">сли предмет или человек упоминаются в </text:span><text:span text:style-name="T1097">речи </text:span><text:span text:style-name="T1087">впервые, то обычно о них ничего не известно, поэтому </text:span><text:span text:style-name="T1095">сначала</text:span><text:span text:style-name="T1087"> использ</text:span><text:span text:style-name="T1095">уется</text:span><text:span text:style-name="T1087"> неопределенный артикль </text:span><text:span text:style-name="T717">a/an</text:span><text:span text:style-name="T1087"> </text:span><text:span text:style-name="T1094">(при условии, что он нужен</text:span><text:span text:style-name="T1087">).</text:span></text:p>
      <text:p text:style-name="P1443"><text:span text:style-name="T1087">Н</text:span><text:span text:style-name="T1039">о если </text:span><text:span text:style-name="T1106">этот </text:span><text:span text:style-name="T1039">предмет или человек упоминаются в речи повторно, то уже используется определенный артикль </text:span><text:span text:style-name="T673">the</text:span><text:span text:style-name="T1039">.</text:span></text:p>
      <text:p text:style-name="P553"/>
      <text:p text:style-name="P1322"><text:span text:style-name="T750">I </text:span><text:span text:style-name="T751">have got </text:span><text:span text:style-name="T782">a</text:span><text:span text:style-name="T751"> puppy. </text:span><text:span text:style-name="T782">The</text:span><text:span text:style-name="T751"> puppy is white — У меня есть щенок. (Этот) </text:span><text:span text:style-name="T752">Щ</text:span><text:span text:style-name="T751">енок белый.</text:span></text:p>
      <text:p text:style-name="P558"/>
      <text:p text:style-name="P558">Определенный артикль может стоять не только перед существительным, но и перед прилагательным. <text:span text:style-name="T1512">В этом случае прилагательное становится существительным.</text:span></text:p>
      <text:p text:style-name="P558"/>
      <text:p text:style-name="P188">rich people — богатые люди.</text:p>
      <text:p text:style-name="P106"><text:span text:style-name="T515">t</text:span><text:span text:style-name="T427">he rich — богачи.</text:span></text:p>
      <text:p text:style-name="P558"/>
      <text:p text:style-name="P559">Также артикль <text:span text:style-name="T554">the</text:span> ставится, когда:</text:p>
      <text:p text:style-name="P559"/>
      <text:list xml:id="list3802317641" text:style-name="L74">
        <text:list-item>
          <text:p text:style-name="P1658">говорят о части помещения:</text:p>
          <text:list>
            <text:list-item>
              <text:p text:style-name="P1662">in the room — в комнате;</text:p>
            </text:list-item>
            <text:list-item>
              <text:p text:style-name="P1662">on the floor — на полу;</text:p>
            </text:list-item>
          </text:list>
          <text:p text:style-name="P1660"/>
        </text:list-item>
        <text:list-item>
          <text:p text:style-name="P1659">говорят, на каком музыкальном инструменте играют:</text:p>
          <text:list>
            <text:list-item>
              <text:p text:style-name="P1663">play the piano — играть на фортепиано;</text:p>
              <text:p text:style-name="P1663"/>
            </text:list-item>
          </text:list>
        </text:list-item>
        <text:list-item>
          <text:p text:style-name="P1658">человек напрявляется в конкретное место:</text:p>
          <text:list>
            <text:list-item>
              <text:p text:style-name="P1662"><text:soft-page-break/>go to the bank — идти в банк;</text:p>
            </text:list-item>
            <text:list-item>
              <text:p text:style-name="P1662">drive to the shop — поехать на машине в магазин;</text:p>
            </text:list-item>
          </text:list>
          <text:p text:style-name="P1660"/>
        </text:list-item>
        <text:list-item>
          <text:p text:style-name="P1667">объект, о котором идет речь, уникальный (другого такого нет):</text:p>
          <text:list>
            <text:list-item>
              <text:p text:style-name="P1666">природные объекты или явления:</text:p>
              <text:list>
                <text:list-item>
                  <text:p text:style-name="P1663">the equator — экватор;</text:p>
                </text:list-item>
                <text:list-item>
                  <text:p text:style-name="P1663">the sky — небо;</text:p>
                </text:list-item>
                <text:list-item>
                  <text:p text:style-name="P1666">the moon — луна;</text:p>
                </text:list-item>
              </text:list>
            </text:list-item>
            <text:list-item>
              <text:p text:style-name="P1666">объекты созданные человеком</text:p>
              <text:list>
                <text:list-item>
                  <text:p text:style-name="P1663">the Bible (the Book) — Библия;</text:p>
                </text:list-item>
                <text:list-item>
                  <text:p text:style-name="P1663">the Internet — Интернет;</text:p>
                </text:list-item>
                <text:list-item>
                  <text:p text:style-name="P1666">the radio — радио;</text:p>
                </text:list-item>
              </text:list>
            </text:list-item>
            <text:list-item>
              <text:p text:style-name="P1666"><text:span text:style-name="T1513">с </text:span>превосходн<text:span text:style-name="T1513">ой</text:span> степень<text:span text:style-name="T1513">ю</text:span> прилагательных:</text:p>
              <text:list>
                <text:list-item>
                  <text:p text:style-name="P1663">the longest — самый длинный;</text:p>
                </text:list-item>
                <text:list-item>
                  <text:p text:style-name="P1666">the hottest — самый жаркий;</text:p>
                </text:list-item>
              </text:list>
            </text:list-item>
            <text:list-item>
              <text:p text:style-name="P1664"><text:span text:style-name="T1514">со </text:span>словосочетани<text:span text:style-name="T1514">ем</text:span><text:span text:style-name="T554"> the same</text:span> (такой же, одинаковый):</text:p>
              <text:p text:style-name="P1786">These two photos are the same — Эти 2 фото одинаковые;</text:p>
            </text:list-item>
          </text:list>
          <text:p text:style-name="P1665"/>
        </text:list-item>
        <text:list-item>
          <text:p text:style-name="P1658">перед порядковым числительным:</text:p>
          <text:list>
            <text:list-item>
              <text:p text:style-name="P1668">the first — первый;</text:p>
            </text:list-item>
            <text:list-item>
              <text:p text:style-name="P1668">the second — второй;</text:p>
            </text:list-item>
          </text:list>
          <text:p text:style-name="P1660"/>
        </text:list-item>
        <text:list-item>
          <text:p text:style-name="P1661">перед фамилией (чтобы показать что люди принадлежат одной семье):</text:p>
          <text:p text:style-name="P1797"><text:span text:style-name="T513">The Jachsons </text:span><text:span text:style-name="T514">are very nice people — Джексоны очень милые люди;</text:span></text:p>
          <text:p text:style-name="P1660"/>
        </text:list-item>
        <text:list-item>
          <text:p text:style-name="P1669">в словосочетаниях, касающихся сторон:</text:p>
          <text:list>
            <text:list-item>
              <text:p text:style-name="P1670">the top of — верхушка (чего-то);</text:p>
            </text:list-item>
            <text:list-item>
              <text:p text:style-name="P1670">on the left — слева.</text:p>
            </text:list-item>
          </text:list>
        </text:list-item>
      </text:list>
      <text:p text:style-name="P560"/>
      <text:p text:style-name="P657">Случаи, когда артикли не используются</text:p>
      <text:p text:style-name="P560"/>
      <text:p text:style-name="P561">Такие ситуации зачастую не имеют логического объяснения и их нужно просто запомнить.</text:p>
      <text:p text:style-name="P561"/>
      <text:list xml:id="list2599663644" text:style-name="L75">
        <text:list-item>
          <text:p text:style-name="P1671">в выражениях со словами <text:span text:style-name="T554">breakfast</text:span>, <text:span text:style-name="T554">lunch</text:span>, <text:span text:style-name="T554">dinner</text:span>:</text:p>
          <text:p text:style-name="P1787">When do you usually have breakfast? — Когда ты обычно завтракаешь?</text:p>
          <text:p text:style-name="P1672"/>
        </text:list-item>
        <text:list-item>
          <text:p text:style-name="P1673">когда говорят о направлении или местонахождении словами:</text:p>
          <text:list>
            <text:list-item>
              <text:p text:style-name="P1672">work <text:span text:style-name="T1524">(</text:span><text:span text:style-name="T554">go to work, start work</text:span><text:span text:style-name="T1524">)</text:span>;</text:p>
            </text:list-item>
            <text:list-item>
              <text:p text:style-name="P1672">school, university, college <text:span text:style-name="T1524">(</text:span><text:span text:style-name="T554">go to school, start school</text:span>);</text:p>
            </text:list-item>
            <text:list-item>
              <text:p text:style-name="P1672">church, hospital, prison <text:span text:style-name="T1524">(</text:span><text:span text:style-name="T554">go to church, be at hospital</text:span><text:span text:style-name="T1524">)</text:span>;</text:p>
            </text:list-item>
            <text:list-item>
              <text:p text:style-name="P1672">home, bed <text:span text:style-name="T1524">(</text:span><text:span text:style-name="T554">go home, go to bed</text:span><text:span text:style-name="T1524">)</text:span>;</text:p>
            </text:list-item>
          </text:list>
          <text:p text:style-name="P1672"/>
        </text:list-item>
        <text:list-item>
          <text:p text:style-name="P1671">в словосочетаниях <text:span text:style-name="T554">play</text:span> + вид спорта/игры:</text:p>
          <text:p text:style-name="P1787">I play football — Я играю в футбол;</text:p>
          <text:p text:style-name="P1672"/>
        </text:list-item>
        <text:list-item>
          <text:p text:style-name="P1671">перед названием языков или учебных дисциплин (котор. всегда с большой буквы):</text:p>
          <text:p text:style-name="P1787">I want to speak <text:span text:style-name="T1509">English well — Я хочу хорошо говорить по-английски;</text:span></text:p>
          <text:p text:style-name="P1672"><text:soft-page-break/></text:p>
        </text:list-item>
        <text:list-item>
          <text:p text:style-name="P1674">перед именами людей и фамил<text:span text:style-name="T1593">и</text:span>ями:</text:p>
          <text:p text:style-name="P1788">My name is Bond, James Bond — Меня зовут Бонд, Джеймс Бонд.</text:p>
        </text:list-item>
      </text:list>
      <text:p text:style-name="P562"/>
      <text:p text:style-name="P655">Артикли в географических названиях</text:p>
      <text:p text:style-name="P563"/>
      <text:p text:style-name="P1239"><text:span text:style-name="T1098">Артикли не </text:span><text:span text:style-name="T1100">ставятся</text:span><text:span text:style-name="T1098"> </text:span><text:span text:style-name="T1100">с</text:span><text:span text:style-name="T1098"> названиями континентов:</text:span></text:p>
      <text:p text:style-name="P186">I live in Western Europe — Я живу в западной Европе.</text:p>
      <text:p text:style-name="P564"/>
      <text:p text:style-name="P564">Артикли не ставятся с названиям<text:span text:style-name="T1510">и</text:span> стран из 1 слова и с названиями городов:</text:p>
      <text:p text:style-name="P186">Washington is the capital of America — Вашингтон столица Америки.</text:p>
      <text:p text:style-name="P186"/>
      <text:p text:style-name="P187"><text:span text:style-name="T911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64"/>
      <text:p text:style-name="P1239"><text:span text:style-name="T1098">Артикли не нужны в названиях горных вершин, а также там, где присутсв</text:span><text:span text:style-name="T1099">ует</text:span><text:span text:style-name="T1098"> слово </text:span><text:span text:style-name="T719">Mount</text:span><text:span text:style-name="T1098">: </text:span></text:p>
      <text:p text:style-name="P1239"><text:span text:style-name="T719">Everest / Mount Everest, Makalu</text:span><text:span text:style-name="T1098">. Но </text:span><text:span text:style-name="T1099">в</text:span><text:span text:style-name="T1098"> названия</text:span><text:span text:style-name="T1099">х</text:span><text:span text:style-name="T1098"> горных цепей ставится </text:span><text:span text:style-name="T719">the</text:span><text:span text:style-name="T1098">: </text:span><text:span text:style-name="T719">the Himalayas</text:span><text:span text:style-name="T1098">.</text:span></text:p>
      <text:p text:style-name="P564"/>
      <text:p text:style-name="P1441"><text:span text:style-name="T1039">Артикль </text:span><text:span text:style-name="T673">the</text:span><text:span text:style-name="T1039"> не нужен с прилагательными, образованными от частей света или когда часть света указана вместе с названием страны: </text:span><text:span text:style-name="T673">North America, Eastern Europe.</text:span></text:p>
      <text:p text:style-name="P567"/>
      <text:p text:style-name="P1441"><text:span text:style-name="T1039">Артикль </text:span><text:span text:style-name="T673">the</text:span><text:span text:style-name="T1039"> не нужен в названиях улиц, дорог, скверов, парков:</text:span></text:p>
      <text:p text:style-name="P190">Fifth Avenue (5я Авеню), Broadway, Times Square.</text:p>
      <text:p text:style-name="P564"/>
      <text:p text:style-name="P1239"><text:span text:style-name="T1098">А</text:span><text:span text:style-name="T1101">ртикль </text:span><text:span text:style-name="T721">the</text:span><text:span text:style-name="T1101"> нужен в названиях водных объектов (океан, море, река, канал): </text:span><text:span text:style-name="T721">the Thames River, the Amazon (Амазонка), the Pacific (Тихий океан), the Baltic Sea. </text:span><text:span text:style-name="T1100">Но с названиями озер он </text:span></text:p>
      <text:p text:style-name="P1239"><text:span text:style-name="T1100">не используется: </text:span><text:span text:style-name="T720">Lake Superior (Верхнее озеро).</text:span></text:p>
      <text:p text:style-name="P569"/>
      <text:p text:style-name="P565">Также <text:span text:style-name="T554">the</text:span> нужен в названиях частей света: <text:span text:style-name="T554">the north, the south, the east, the west</text:span>.</text:p>
      <text:p text:style-name="P187">We should go to the north — Нам нужно идти на север.</text:p>
      <text:p text:style-name="P566"/>
      <text:p text:style-name="P1239"><text:span text:style-name="T1107">Следует</text:span><text:span text:style-name="T1108"> </text:span><text:span text:style-name="T1107">знать</text:span><text:span text:style-name="T1108">, что на картах не печатают артикль </text:span><text:span text:style-name="T725">the</text:span><text:span text:style-name="T1108">, даже когда он нужен.</text:span></text:p>
      <text:p text:style-name="P566"/>
      <text:p text:style-name="P656">Артикли в других названиях</text:p>
      <text:p text:style-name="P566"/>
      <text:p text:style-name="P568">Артикль не ставится в названиях административных зданий или комплексов из 2х слов.</text:p>
      <text:p text:style-name="P189"/>
      <text:p text:style-name="P189">Cambridge University, JFK Airport, Buckingham Palace.</text:p>
      <text:p text:style-name="P189">(порядок слов: сначала уникальное название, а затем категория объекта).</text:p>
      <text:p text:style-name="P568"/>
      <text:p text:style-name="P1240"><text:span text:style-name="T1102">Артикль </text:span><text:span text:style-name="T722">the</text:span><text:span text:style-name="T1102"> ставится в названиях отелей, театров, галерей, а также в названиях всемирно известных зданий:</text:span><text:span text:style-name="T722"> the Hilton Hotel, the Red Lion (бар), the White House.</text:span></text:p>
      <text:p text:style-name="P568"/>
      <text:p text:style-name="P1442"><text:span text:style-name="T1039">В названиях, где присутствует предлог </text:span><text:span text:style-name="T673">of</text:span><text:span text:style-name="T1039">, артикль </text:span><text:span text:style-name="T673">the</text:span><text:span text:style-name="T1039"> ставится всегда: </text:span></text:p>
      <text:p text:style-name="P189">the Bank of England, the Great Wall of China, the Tower of London.</text:p>
      <text:p text:style-name="P568"/>
      <text:p text:style-name="P673"/>
      <text:p text:style-name="P1573">Какой артикль выбрать</text:p>
      <text:p text:style-name="P570"/>
      <text:p text:style-name="P1241"><text:span text:style-name="T1103">Мысленно предсавить перед существительным слово «один», «один такой (</text:span><text:span text:style-name="T1104">прикольный</text:span><text:span text:style-name="T1103">)», </text:span></text:p>
      <text:p text:style-name="P1241"><text:span text:style-name="T1103">«один из» и т. д. Если логика предложения не нарушена, то скорее всего нужен </text:span><text:span text:style-name="T723">a/an</text:span><text:span text:style-name="T1103">.</text:span></text:p>
      <text:p text:style-name="P570"/>
      <text:p text:style-name="P217">I`ve got a window in my room — У меня в комнате есть окно. (обычное окно, каких много)</text:p>
      <text:p text:style-name="P570"/>
      <text:p text:style-name="P1241"><text:span text:style-name="T1103">Мысленно представить перед существительным слова: </text:span><text:span text:style-name="T723">this, that, these, those</text:span><text:span text:style-name="T1103"> или «тот самый», «именно тот», «конкретное этот» и т. д. Если смысл предложения в целом не изменился, </text:span></text:p>
      <text:p text:style-name="P1241"><text:span text:style-name="T1103">то можно ставить </text:span><text:span text:style-name="T723">the</text:span><text:span text:style-name="T1103">.</text:span></text:p>
      <text:p text:style-name="P570"/>
      <text:p text:style-name="P216">Look at the window. It`s broken — Посмотри на<text:span text:style-name="T1594"> </text:span>окно. Оно разбито. </text:p>
      <text:p text:style-name="P216">(посмотри на это конкретное окно, именно оно разбито).</text:p>
      <text:p text:style-name="P1438"/>
      <text:p text:style-name="P1438">Прилагательное. Adjective</text:p>
      <text:p text:style-name="P571"/>
      <text:p text:style-name="P1243"><text:span text:style-name="T1110">Ч</text:span><text:span text:style-name="T1109">асть речи, которая описывает качества и свойства объектов, и отвечает на вопрос «какой?».</text:span></text:p>
      <text:p text:style-name="P572"/>
      <text:p text:style-name="P1244"><text:span text:style-name="T1109">П</text:span><text:span text:style-name="T1110">рилагательное стоит перед существительным, но может появиться и без него если используется после глагола </text:span><text:span text:style-name="T726">be</text:span><text:span text:style-name="T1110">. В этом случае </text:span><text:span text:style-name="T1118">оно</text:span><text:span text:style-name="T1110"> </text:span><text:span text:style-name="T1118">обычно</text:span><text:span text:style-name="T1110"> переводиться глаголом.</text:span></text:p>
      <text:p text:style-name="P573"/>
      <text:p text:style-name="P1244"><text:span text:style-name="T1110">Если перед прилагательным стоит артикль </text:span><text:span text:style-name="T726">the</text:span><text:span text:style-name="T1110">, то оно </text:span><text:span text:style-name="T1111">становится</text:span><text:span text:style-name="T1110"> существительным.</text:span></text:p>
      <text:p text:style-name="P1245"><text:span text:style-name="T1110">Прилагательн</text:span><text:span text:style-name="T1112">ые</text:span><text:span text:style-name="T1110"> не меняется по родам, числам и падежам.</text:span></text:p>
      <text:p text:style-name="P573"/>
      <text:p text:style-name="P1444"><text:span text:style-name="T1110">П</text:span><text:span text:style-name="T1039">рилагательные делятся на 2 группы:</text:span></text:p>
      <text:p text:style-name="P575"/>
      <text:list xml:id="list1860941445" text:style-name="L76">
        <text:list-item>
          <text:p text:style-name="P1675">оценочные прилагательные; они выражают личное мнение человека о предмете:</text:p>
          <text:p text:style-name="P1789">a funny cat — смешной кот (мнение, с которым можно не соглашаться)</text:p>
          <text:p text:style-name="P1675"/>
        </text:list-item>
        <text:list-item>
          <text:p text:style-name="P1675">фактовые прилагательные; они указывают на визуальную информацию, либо факты, </text:p>
          <text:p text:style-name="P1675">которые известны об объекте: размер, возраст, цвет, происхождение, и пр<text:span text:style-name="T1595">очее</text:span>:</text:p>
          <text:p text:style-name="P1789">a gray cat — серый кот (характеристика, которая не зависит от мнения)</text:p>
        </text:list-item>
      </text:list>
      <text:p text:style-name="P575"/>
      <text:p text:style-name="P575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75"/>
      <text:p text:style-name="P191">a gray funny cat (неправильно)</text:p>
      <text:p text:style-name="P191">a funny gray cat (правильно)</text:p>
      <text:p text:style-name="P575"/>
      <text:p text:style-name="P761"><text:span text:style-name="T1114">Глаголы, после которых </text:span><text:span text:style-name="T1130">всегда</text:span><text:span text:style-name="T1114"> </text:span><text:span text:style-name="T1130">идут</text:span><text:span text:style-name="T1114"> прилагательн</text:span><text:span text:style-name="T1113">ые</text:span><text:span text:style-name="T1114">:</text:span></text:p>
      <text:list xml:id="list3444394037" text:style-name="L77">
        <text:list-item>
          <text:p text:style-name="P1676">be — быть;</text:p>
        </text:list-item>
        <text:list-item>
          <text:p text:style-name="P1676">get — становиться;</text:p>
        </text:list-item>
        <text:list-item>
          <text:p text:style-name="P1676">become — становиться;</text:p>
        </text:list-item>
        <text:list-item>
          <text:p text:style-name="P1676">seem — казаться;</text:p>
        </text:list-item>
        <text:list-item>
          <text:p text:style-name="P1676">look — выглядеть;</text:p>
        </text:list-item>
        <text:list-item>
          <text:p text:style-name="P1676">feel — чувствовать (себя);</text:p>
        </text:list-item>
        <text:list-item>
          <text:p text:style-name="P1676">sound — звучать;</text:p>
        </text:list-item>
        <text:list-item>
          <text:p text:style-name="P1765"><text:span text:style-name="T1114">taste — </text:span><text:span text:style-name="T1113">иметь вкус </text:span><text:span text:style-name="T1202">(</text:span><text:span text:style-name="T1203">отведать</text:span><text:span text:style-name="T1202">)</text:span><text:span text:style-name="T1114">;</text:span></text:p>
        </text:list-item>
        <text:list-item>
          <text:p text:style-name="P1807"><text:span text:style-name="T1039">smell — </text:span><text:span text:style-name="T1113">иметь запах </text:span><text:span text:style-name="T1202">(пахнуть)</text:span><text:span text:style-name="T1039">;</text:span></text:p>
        </text:list-item>
      </text:list>
      <text:p text:style-name="P989"/>
      <text:p text:style-name="P1247"><text:soft-page-break/><text:span text:style-name="T246">Обычно, в английском </text:span><text:span text:style-name="T247">языке </text:span><text:span text:style-name="T246">после глаголов стоят наречия. </text:span><text:span text:style-name="T248">Но даже если стоит прилагательное, то оно все равно будет перводится наречием (кроме случае</text:span><text:span text:style-name="T252">в</text:span><text:span text:style-name="T248"> с глаголом </text:span><text:span text:style-name="T158">be</text:span><text:span text:style-name="T248">).</text:span></text:p>
      <text:p text:style-name="P989"/>
      <text:p text:style-name="P1001"><text:span text:style-name="T427">You look nice! </text:span><text:span text:style-name="T516">— </text:span><text:span text:style-name="T427">Ты прекрасно выглядишь!</text:span></text:p>
      <text:p text:style-name="P1053">I feel bad — Я плохо себя чувствую.</text:p>
      <text:p text:style-name="P574"/>
      <text:p text:style-name="P1410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410"/>
      <text:p text:style-name="P1409"><text:span text:style-name="T427">He </text:span><text:span text:style-name="T1240">looked at</text:span><text:span text:style-name="T427"> me angrily — Он посмотрел на меня злобно</text:span></text:p>
      <text:p text:style-name="P574"/>
      <text:p text:style-name="P658">Степени сравнения прилагательных</text:p>
      <text:p text:style-name="P578"/>
      <text:p text:style-name="P579">Их всего 2: сравнительная и превосходная.</text:p>
      <text:p text:style-name="P576"/>
      <text:p text:style-name="P1246">Сравнительная степень нужна, когда сравниваются 2 альтернативы. Вторая альтернатива </text:p>
      <text:p text:style-name="P577">не обязательно должна указываться напрямую. Она может подразумеваться.</text:p>
      <text:p text:style-name="P577"/>
      <text:p text:style-name="P1324"><text:span text:style-name="T1116">Сравнительная степень образуется с помощью суффикса </text:span><text:span text:style-name="T728">-er</text:span><text:span text:style-name="T1116"> или слова </text:span><text:span text:style-name="T728">more</text:span><text:span text:style-name="T1116">. </text:span></text:p>
      <text:p text:style-name="P581"/>
      <text:p text:style-name="P781"><text:span text:style-name="T1116">Суффикс </text:span><text:span text:style-name="T728">-er</text:span><text:span text:style-name="T1116"> ставится, когда слово состоит из 1 слога или 2х, но заканчива</text:span><text:span text:style-name="T1204">ющихся</text:span><text:span text:style-name="T1116"> на </text:span><text:span text:style-name="T728">-y</text:span><text:span text:style-name="T1116">:</text:span></text:p>
      <text:list xml:id="list3808367737" text:style-name="L78">
        <text:list-item>
          <text:p text:style-name="P1808">small → smaller (маленький → еще меньше); </text:p>
        </text:list-item>
        <text:list-item>
          <text:p text:style-name="P1808">funny → funnier (смешной → смешнее);</text:p>
        </text:list-item>
      </text:list>
      <text:p text:style-name="P1380"/>
      <text:p text:style-name="P764"><text:span text:style-name="T1364">Если сло</text:span><text:span text:style-name="T1365">г</text:span><text:span text:style-name="T1364"> с 1 гласной, после которой </text:span><text:span text:style-name="T1365">1 </text:span><text:span text:style-name="T1364">согласная, то эта согласная удваивается:</text:span></text:p>
      <text:list xml:id="list67084951" text:style-name="L79">
        <text:list-item>
          <text:p text:style-name="P1809">big → bigger (большой → больше);</text:p>
        </text:list-item>
        <text:list-item>
          <text:p text:style-name="P1809">hot → hotter (горячий → горячее).</text:p>
        </text:list-item>
      </text:list>
      <text:p text:style-name="P580"/>
      <text:p text:style-name="P1247"><text:span text:style-name="T1119">С</text:span><text:span text:style-name="T1116">лово </text:span><text:span text:style-name="T728">more</text:span><text:span text:style-name="T1116"> </text:span><text:span text:style-name="T1119">(более) ставится</text:span><text:span text:style-name="T1116">, когда сло</text:span><text:span text:style-name="T1117">в</text:span><text:span text:style-name="T1116">о </text:span><text:span text:style-name="T1118">состоит </text:span><text:span text:style-name="T1116">из 2х и более слогов. </text:span></text:p>
      <text:p text:style-name="P764"><text:span text:style-name="T1138">Здесь с</text:span><text:span text:style-name="T1116">уффикс </text:span><text:span text:style-name="T728">-er</text:span><text:span text:style-name="T1116"> уже не </text:span><text:span text:style-name="T1119">используется</text:span><text:span text:style-name="T1125">:</text:span></text:p>
      <text:list xml:id="list1013612805" text:style-name="L80">
        <text:list-item>
          <text:p text:style-name="P1810">useful → more useful (полезный → более полезный);</text:p>
        </text:list-item>
        <text:list-item>
          <text:p text:style-name="P1811"><text:span text:style-name="T1515">i</text:span>nteresting → more interesting (интересный → более интересный).</text:p>
        </text:list-item>
      </text:list>
      <text:p text:style-name="P580"/>
      <text:p text:style-name="P582">Есть прилагательные, для которых сравнительная степень образовывается и так и эдак:</text:p>
      <text:p text:style-name="P1372">quiet (тихий), clever (умный), narrow (узкий), simple (простой).</text:p>
      <text:p text:style-name="P1407"/>
      <text:p text:style-name="P1372">Be quiet<text:span text:style-name="T1240">er</text:span>, please / Be <text:span text:style-name="T1240">more</text:span> quiet, please — Веди себя <text:span text:style-name="T1240">тише</text:span>, пожалуйста.</text:p>
      <text:p text:style-name="P580"/>
      <text:p text:style-name="P1248"><text:span text:style-name="T1366">П</text:span><text:span text:style-name="T1371">ри сравнении двух </text:span><text:span text:style-name="T1373">альтернатив</text:span><text:span text:style-name="T1371"> часто используется слово </text:span><text:span text:style-name="T1342">than</text:span><text:span text:style-name="T1371"> (чем).</text:span></text:p>
      <text:p text:style-name="P1381"/>
      <text:p text:style-name="P1375"><text:span text:style-name="T427">New York is </text:span><text:span text:style-name="T1240">bigger than</text:span><text:span text:style-name="T427"> Manchester — Нью Йорк </text:span><text:span text:style-name="T1240">больше, чем</text:span><text:span text:style-name="T427"> Манчестер.</text:span></text:p>
      <text:p text:style-name="P1248"><text:span text:style-name="T1336">Apples are </text:span><text:span text:style-name="T1343">testier than</text:span><text:span text:style-name="T1336"> cherries — Яблоки </text:span><text:span text:style-name="T1343">слаще</text:span><text:span text:style-name="T1336"> вишен.</text:span></text:p>
      <text:p text:style-name="P1373"/>
      <text:p text:style-name="P1388"><text:span text:style-name="T1115">Иногда после </text:span><text:span text:style-name="T727">than</text:span><text:span text:style-name="T1115"> может идти местоимение в объектной форме (</text:span><text:span text:style-name="T727">me, you, him, her</text:span><text:span text:style-name="T1115"> и т. д.).</text:span></text:p>
      <text:p text:style-name="P1248"><text:span text:style-name="T1371">Сложность этой ситуации в том, </text:span><text:span text:style-name="T1372">что при переводе</text:span><text:span text:style-name="T1371"> местоимен. </text:span><text:span text:style-name="T1366">будет </text:span><text:span text:style-name="T1371">в именительном падеже.</text:span></text:p>
      <text:p text:style-name="P1381"/>
      <text:p text:style-name="P1375"><text:span text:style-name="T427">I`m more attentive </text:span><text:span text:style-name="T1240">than him</text:span><text:span text:style-name="T427"> — Я внимательней, </text:span><text:span text:style-name="T1240">чем он</text:span><text:span text:style-name="T427">.</text:span></text:p>
      <text:p text:style-name="P1372"/>
      <text:p text:style-name="P1248"><text:span text:style-name="T1366">В качестве альтернативы</text:span><text:span text:style-name="T1367"> </text:span><text:span text:style-name="T1366">м</text:span><text:span text:style-name="T1367">ожно поставить местоимение в начальной форме, а после </text:span></text:p>
      <text:p text:style-name="P1382">него вспомогательный или модальный глагол из первой части предложения.</text:p>
      <text:p text:style-name="P1374"/>
      <text:p text:style-name="P1378"><text:soft-page-break/><text:span text:style-name="T427">I am more attentive </text:span><text:span text:style-name="T1240">than he is</text:span><text:span text:style-name="T427"> — Я внимательне, </text:span><text:span text:style-name="T1240">чем он</text:span><text:span text:style-name="T427">.</text:span></text:p>
      <text:p text:style-name="P1374">I can jump higher <text:span text:style-name="T1240">than he can</text:span> — Я прыгаю выше, <text:span text:style-name="T1240">чем он</text:span>.</text:p>
      <text:p text:style-name="P580"/>
      <text:p text:style-name="P1249"><text:span text:style-name="T1120">Прилагательн</text:span><text:span text:style-name="T1121">ые</text:span><text:span text:style-name="T1120"> в сравнительной степени </text:span><text:span text:style-name="T1121">могут</text:span><text:span text:style-name="T1120"> переводиться одинаково, будь он</text:span><text:span text:style-name="T1121">и</text:span><text:span text:style-name="T1120"> </text:span><text:span text:style-name="T1368">с суффиксом </text:span><text:span text:style-name="T1337">-er</text:span><text:span text:style-name="T1368"> или с</text:span><text:span text:style-name="T1369">о</text:span><text:span text:style-name="T1368"> словом </text:span><text:span text:style-name="T1337">more</text:span><text:span text:style-name="T1368">. Тоже самое касается и </text:span><text:span text:style-name="T1337">than</text:span><text:span text:style-name="T1368"> </text:span><text:span text:style-name="T1370">(см. внимательно примеры)</text:span><text:span text:style-name="T1368">.</text:span></text:p>
      <text:p text:style-name="P192"/>
      <text:p text:style-name="P289"><text:span text:style-name="T427">Превосходная степень </text:span><text:span text:style-name="T517">обозначает наивысшую степень качества, которая в русском соответствует усилительн</text:span><text:span text:style-name="T519">о</text:span><text:span text:style-name="T517">м</text:span><text:span text:style-name="T519">у</text:span><text:span text:style-name="T517"> суффикс</text:span><text:span text:style-name="T519">у</text:span><text:span text:style-name="T517"> </text:span><text:span text:style-name="T753">-ший</text:span><text:span text:style-name="T517"> или слову «самый».</text:span></text:p>
      <text:p text:style-name="P583"/>
      <text:p text:style-name="P290"><text:span text:style-name="T427">Она используется, когда сравнивают 3 и более объектов. Общее количество может подразумеваться или выражаться местоимением </text:span><text:span text:style-name="T673">all</text:span><text:span text:style-name="T427"> или </text:span><text:span text:style-name="T673">every</text:span><text:span text:style-name="T427">.</text:span></text:p>
      <text:p text:style-name="P584"/>
      <text:p text:style-name="P586">Превосходная степень образуется по тем же правилам, что и сравнительная, только вместо</text:p>
      <text:p text:style-name="P292"><text:span text:style-name="T427">суффикса </text:span><text:span text:style-name="T673">-er</text:span><text:span text:style-name="T427"> используется </text:span><text:span text:style-name="T673">-est</text:span><text:span text:style-name="T427">, а вместо слова </text:span><text:span text:style-name="T673">more</text:span><text:span text:style-name="T427"> используется </text:span><text:span text:style-name="T673">most</text:span><text:span text:style-name="T427"> (самый).</text:span></text:p>
      <text:p text:style-name="P193">strong → the strongest (сильный → сильнейший / самый сильный);</text:p>
      <text:p text:style-name="P193">reasonable → the most reasonable (разумный → разумнейший / самый разумный);</text:p>
      <text:p text:style-name="P585"/>
      <text:p text:style-name="P1250"><text:span text:style-name="T1122">П</text:span><text:span text:style-name="T1123">еред прилогательным </text:span><text:span text:style-name="T1122">в превосходной степени</text:span><text:span text:style-name="T1124"> </text:span><text:span text:style-name="T1123">почти всегда </text:span><text:span text:style-name="T1122">стоит</text:span><text:span text:style-name="T1123"> артикль </text:span><text:span text:style-name="T729">the</text:span><text:span text:style-name="T1123"> </text:span><text:span text:style-name="T1122">(т. к. эта степень подчеркивает уникальность). А после прилагательного — предлог </text:span><text:span text:style-name="T730">in</text:span><text:span text:style-name="T1122"> и</text:span><text:span text:style-name="T1205">ли</text:span><text:span text:style-name="T1122"> </text:span><text:span text:style-name="T730">of</text:span><text:span text:style-name="T1122">.</text:span></text:p>
      <text:p text:style-name="P587"/>
      <text:p text:style-name="P1445"><text:span text:style-name="T1039">Предлог </text:span><text:span text:style-name="T673">in</text:span><text:span text:style-name="T1039"> указывает на место, или группу людей, в которых выделяется объект.</text:span></text:p>
      <text:p text:style-name="P1250"><text:span text:style-name="T1122">А предлог </text:span><text:span text:style-name="T730">of</text:span><text:span text:style-name="T1122"> — на период времени, в котором выделяется объект.</text:span></text:p>
      <text:p text:style-name="P587"/>
      <text:p text:style-name="P107"><text:span text:style-name="T518">W</text:span><text:span text:style-name="T427">hat is the longest river in the world? — Какая самая длинная река в мире?</text:span></text:p>
      <text:p text:style-name="P1251"><text:span text:style-name="T731">It</text:span><text:span text:style-name="T732"> was the happiest day of </text:span><text:span text:style-name="T731">my</text:span><text:span text:style-name="T732"> life — </text:span><text:span text:style-name="T731">Это</text:span><text:span text:style-name="T732"> был самый счастливый день </text:span><text:span text:style-name="T731">в моей</text:span><text:span text:style-name="T732"> жизни.</text:span></text:p>
      <text:p text:style-name="P585"/>
      <text:p text:style-name="P291"><text:span text:style-name="T427">Слова-исключения </text:span><text:span text:style-name="T520">с особой сравнительной и превосходной степен</text:span><text:span text:style-name="T521">ью</text:span><text:span text:style-name="T520">:</text:span></text:p>
      <text:list xml:id="list1967404307" text:style-name="L81">
        <text:list-item>
          <text:p text:style-name="P1677">good → better → the best (хороший → лучше → самый лучший);</text:p>
        </text:list-item>
        <text:list-item>
          <text:p text:style-name="P1677">bad → worse → the worst (плохой → хуже → самый плохой);</text:p>
        </text:list-item>
        <text:list-item>
          <text:p text:style-name="P1677">far → farther → the farthest (далекий → дальше → самый далекий);</text:p>
        </text:list-item>
      </text:list>
      <text:p text:style-name="P194"/>
      <text:p text:style-name="P1434">Наречие. Adverb</text:p>
      <text:p text:style-name="P588"/>
      <text:p text:style-name="P590">Часть речи, которая отвечает на вопросы «как?», «каким образом?». </text:p>
      <text:p text:style-name="P1253"><text:span text:style-name="T1130">Оно п</text:span><text:span text:style-name="T1129">омогает описать действие и дает его более точную характеристику.</text:span></text:p>
      <text:p text:style-name="P589"/>
      <text:p text:style-name="P1252"><text:span text:style-name="T1517">Е</text:span>сли наречие относится к глаголу, то оно ст<text:span text:style-name="T1520">ои</text:span>т после него <text:span text:style-name="T1516">(</text:span><text:span text:style-name="T1374">обычно </text:span><text:span text:style-name="T1333">в </text:span><text:span text:style-name="T1375">самом</text:span><text:span text:style-name="T1333"> </text:span><text:span text:style-name="T1374">конце</text:span><text:span text:style-name="T1516">)</text:span>. </text:p>
      <text:p text:style-name="P1252"><text:span text:style-name="T1518">Е</text:span><text:span text:style-name="T1126">сли наречие относится к прилагательному, то оно сто</text:span><text:span text:style-name="T1135">и</text:span><text:span text:style-name="T1126">т перед ним.</text:span></text:p>
      <text:p text:style-name="P591"/>
      <text:p text:style-name="P195">I kwon him <text:span text:style-name="T1240">well</text:span> — Я <text:span text:style-name="T1240">хорошо</text:span> его знаю.</text:p>
      <text:p text:style-name="P195">He is <text:span text:style-name="T1240">very</text:span> serious — Он <text:span text:style-name="T1240">очень</text:span> серьезный.</text:p>
      <text:p text:style-name="P195"/>
      <text:p text:style-name="P593">В английском, начерия делятся на 2 группы: </text:p>
      <text:list xml:id="list1189708870" text:style-name="L82">
        <text:list-item>
          <text:p text:style-name="P1678">наречия, образованые от прилагательных;</text:p>
        </text:list-item>
        <text:list-item>
          <text:p text:style-name="P1678">самобытне наречия <text:span text:style-name="T1596">(</text:span>которые существуют с давних времен<text:span text:style-name="T1596">)</text:span>.</text:p>
        </text:list-item>
      </text:list>
      <text:p text:style-name="P592"/>
      <text:p text:style-name="P659">Наречия, образованные от прилагательных</text:p>
      <text:p text:style-name="P592"/>
      <text:p text:style-name="P594"><text:span text:style-name="T1519">О</text:span>ни <text:span text:style-name="T1519">о</text:span>бразуются при помощи суффикса <text:span text:style-name="T554">-ly</text:span>:</text:p>
      <text:list xml:id="list2518470356" text:style-name="L83">
        <text:list-item>
          <text:p text:style-name="P1679">quick → quickly (быстрый → быстро);</text:p>
        </text:list-item>
        <text:list-item>
          <text:p text:style-name="P1679"><text:soft-page-break/>serious → seriously (серьезный → серьезно).</text:p>
        </text:list-item>
      </text:list>
      <text:p text:style-name="P595"/>
      <text:p text:style-name="P762"><text:span text:style-name="T1133">Н</text:span><text:span text:style-name="T1127">аречи</text:span><text:span text:style-name="T1128">я</text:span><text:span text:style-name="T1127">, которые </text:span><text:span text:style-name="T1132">пишутся</text:span><text:span text:style-name="T1127"> также, как </text:span><text:span text:style-name="T1131">и </text:span><text:span text:style-name="T1127">прилагательные</text:span><text:span text:style-name="T1131">:</text:span></text:p>
      <text:list xml:id="list446881458" text:style-name="L84">
        <text:list-item>
          <text:p text:style-name="P1812"><text:span text:style-name="T1039">fast — </text:span><text:span text:style-name="T1128">быстрый, быстро</text:span><text:span text:style-name="T1039">;</text:span></text:p>
        </text:list-item>
        <text:list-item>
          <text:p text:style-name="P1812"><text:span text:style-name="T1039">late — </text:span><text:span text:style-name="T1128">поздний, поздно</text:span><text:span text:style-name="T1039">;</text:span></text:p>
        </text:list-item>
        <text:list-item>
          <text:p text:style-name="P1812"><text:span text:style-name="T1039">hard — </text:span><text:span text:style-name="T1128">тяжелый, тяжело</text:span><text:span text:style-name="T1039">.</text:span></text:p>
        </text:list-item>
      </text:list>
      <text:p text:style-name="P599"/>
      <text:p text:style-name="P108"><text:span text:style-name="T427">Jack is a very </text:span><text:span text:style-name="T1240">fast runner</text:span><text:span text:style-name="T427"> — Джек очень быстрый бегут. (fast — это прилагательное, </text:span></text:p>
      <text:p text:style-name="P197">т. к. стоит перед существительным; см. раздел «Прилагательное»)</text:p>
      <text:p text:style-name="P197"/>
      <text:p text:style-name="P108"><text:span text:style-name="T427">Jack can </text:span><text:span text:style-name="T1240">run fast</text:span><text:span text:style-name="T427"> — Джек быстро бегает. (fast — это наречие, т. к. стоит после глагола)</text:span></text:p>
      <text:p text:style-name="P197"/>
      <text:p text:style-name="P1255"><text:span text:style-name="T1134">Наречие </text:span><text:span text:style-name="T733">well</text:span><text:span text:style-name="T1134"> (хорошо) можно использовать как прилагательное, если оно </text:span><text:span text:style-name="T1142">идет в связке </text:span></text:p>
      <text:p text:style-name="P1255"><text:span text:style-name="T1134">с глаголом </text:span><text:span text:style-name="T733">be</text:span><text:span text:style-name="T1134"> или </text:span><text:span text:style-name="T733">get </text:span><text:span text:style-name="T1134">(в разговор</text:span><text:span text:style-name="T1145">ах</text:span><text:span text:style-name="T1134"> о здоровь</text:span><text:span text:style-name="T1144">и</text:span><text:span text:style-name="T1134"> и самочувствии).</text:span></text:p>
      <text:p text:style-name="P198"/>
      <text:p text:style-name="P109"><text:span text:style-name="T522">H</text:span><text:span text:style-name="T427">ow are you? I`m </text:span><text:span text:style-name="T1240">well</text:span><text:span text:style-name="T427"> — Как ты? Я в </text:span><text:span text:style-name="T1240">порядке</text:span><text:span text:style-name="T427">.</text:span></text:p>
      <text:p text:style-name="P109"><text:span text:style-name="T427">He got </text:span><text:span text:style-name="T1240">well</text:span><text:span text:style-name="T427"> after the accident — Он </text:span><text:span text:style-name="T1240">поправился</text:span><text:span text:style-name="T427"> после аварии </text:span><text:span text:style-name="T539">(Он хорош после аварии)</text:span><text:span text:style-name="T427">.</text:span></text:p>
      <text:p text:style-name="P600"/>
      <text:p text:style-name="P660">Самобытные наречия</text:p>
      <text:p text:style-name="P601"/>
      <text:p text:style-name="P1446"><text:span text:style-name="T1130">О</text:span><text:span text:style-name="T1039">ни имеют собственную форму и используются по особым правилам.</text:span></text:p>
      <text:p text:style-name="P1323"><text:span text:style-name="T1206">Ниже приведены самы</text:span><text:span text:style-name="T1207">е</text:span><text:span text:style-name="T1206"> распространенны</text:span><text:span text:style-name="T1207">е</text:span><text:span text:style-name="T1206"> самобытны</text:span><text:span text:style-name="T1207">е</text:span><text:span text:style-name="T1206"> наречи</text:span><text:span text:style-name="T1207">я</text:span><text:span text:style-name="T1206">.</text:span></text:p>
      <text:p text:style-name="P597"/>
      <text:p text:style-name="P598">Наречия, указывающие на степень чего-либо:</text:p>
      <text:list xml:id="list725405447" text:style-name="L85">
        <text:list-item>
          <text:p text:style-name="P1813"><text:span text:style-name="T1039">enough — </text:span><text:span text:style-name="T1136">достаточно</text:span><text:span text:style-name="T1039">;</text:span></text:p>
        </text:list-item>
        <text:list-item>
          <text:p text:style-name="P1813"><text:span text:style-name="T1039">a lot, much, many — </text:span><text:span text:style-name="T1136">много</text:span><text:span text:style-name="T1039">;</text:span></text:p>
        </text:list-item>
        <text:list-item>
          <text:p text:style-name="P1813"><text:span text:style-name="T1039">almost — </text:span><text:span text:style-name="T1136">почти</text:span><text:span text:style-name="T1039">;</text:span></text:p>
        </text:list-item>
        <text:list-item>
          <text:p text:style-name="P1680">pretty, very — довольно (очень);</text:p>
        </text:list-item>
        <text:list-item>
          <text:p text:style-name="P1680">too — слишком;</text:p>
        </text:list-item>
      </text:list>
      <text:p text:style-name="P603"/>
      <text:p text:style-name="P604">Наречия, помогающие акцентироваться на чем-либо:</text:p>
      <text:list xml:id="list2219250369" text:style-name="L86">
        <text:list-item>
          <text:p text:style-name="P1681">just — всего лишь;</text:p>
        </text:list-item>
        <text:list-item>
          <text:p text:style-name="P1681">only — только;</text:p>
        </text:list-item>
        <text:list-item>
          <text:p text:style-name="P1681">simply — просто;</text:p>
        </text:list-item>
        <text:list-item>
          <text:p text:style-name="P1681">especially — особенно.</text:p>
        </text:list-item>
      </text:list>
      <text:p text:style-name="P589"/>
      <text:p text:style-name="P763"><text:span text:style-name="T1136">Другие</text:span><text:span text:style-name="T1137"> распространенные наречи</text:span><text:span text:style-name="T1136">я</text:span><text:span text:style-name="T1137">:</text:span></text:p>
      <text:list xml:id="list2518536651" text:style-name="L87">
        <text:list-item>
          <text:p text:style-name="P1814"><text:span text:style-name="T1039">quite - </text:span><text:span text:style-name="T1136">совсем</text:span><text:span text:style-name="T1039">;</text:span></text:p>
        </text:list-item>
        <text:list-item>
          <text:p text:style-name="P1814"><text:span text:style-name="T1039">so - </text:span><text:span text:style-name="T1136">такой</text:span><text:span text:style-name="T1039">;</text:span></text:p>
        </text:list-item>
        <text:list-item>
          <text:p text:style-name="P1682">soon - <text:span text:style-name="T1521">скоро</text:span>;</text:p>
        </text:list-item>
      </text:list>
      <text:p text:style-name="P596"/>
      <text:p text:style-name="P62">Marry is pretty smart — Мэри очень умная;</text:p>
      <text:p text:style-name="P196">I almost finished my work yesterday — Я почти закончил вчера работу.</text:p>
      <text:p text:style-name="P196">We just want to ask you a question — Мы всего лишь хотим задать вам вопрос.</text:p>
      <text:p text:style-name="P110"><text:span text:style-name="T523">W</text:span><text:span text:style-name="T427">hy are you so sad? — Почему ты такой грусный?</text:span></text:p>
      <text:p text:style-name="P199">See you soon — Скоро увидимся.</text:p>
      <text:p text:style-name="P605"/>
      <text:p text:style-name="P674"/>
      <text:p text:style-name="P1574">Наречия <text:span text:style-name="T554">much</text:span>, <text:span text:style-name="T554">many</text:span>, <text:span text:style-name="T554">a lot</text:span>, <text:span text:style-name="T554">little</text:span>, <text:span text:style-name="T554">few</text:span></text:p>
      <text:p text:style-name="P602"/>
      <text:p text:style-name="P606">Наречия <text:span text:style-name="T554">much</text:span> и <text:span text:style-name="T554">many</text:span> стоят перед существительными. <text:span text:style-name="T554">Much</text:span> — перед неисчисляемыми, </text:p>
      <text:p text:style-name="P606">а <text:span text:style-name="T554">many</text:span> — перед исчисляемыми: <text:span text:style-name="T554">much work, many books</text:span>.</text:p>
      <text:p text:style-name="P606"/>
      <text:p text:style-name="P606">Связка <text:span text:style-name="T554">a lot of</text:span> (или <text:span text:style-name="T554">lots of</text:span>) может стоять как перед исчисляемыми, так и неисчисляемыми существительными: <text:span text:style-name="T554">a lot of coffee, a lot of cars</text:span>.</text:p>
      <text:p text:style-name="P606"/>
      <text:p text:style-name="P607">Англоговорящие избегают использовать <text:span text:style-name="T554">much</text:span> в утвердительных предложениях. </text:p>
      <text:p text:style-name="P607">Они заменяют его на <text:span text:style-name="T554">a lof of</text:span> <text:span text:style-name="T1522">в этих случаях</text:span>.</text:p>
      <text:p text:style-name="P607"/>
      <text:p text:style-name="P200">There is a lot of juice in the jug — В кувшине много сока.</text:p>
      <text:p text:style-name="P200">There isn`t much coffee in the cup — В чашке не много кофе.</text:p>
      <text:p text:style-name="P606"/>
      <text:p text:style-name="P608">Слова <text:span text:style-name="T554">little</text:span> и <text:span text:style-name="T554">few</text:span> переводятся как «мало». <text:span text:style-name="T1598">Слово </text:span><text:span text:style-name="T617">l</text:span><text:span text:style-name="T554">ittle</text:span> — это антоним <text:span text:style-name="T554">much</text:span>, </text:p>
      <text:p text:style-name="P608">а <text:span text:style-name="T1597">слово </text:span><text:span text:style-name="T554">few</text:span> — антоним <text:span text:style-name="T554">many</text:span>: <text:span text:style-name="T554">little work, few books</text:span>.</text:p>
      <text:p text:style-name="P608"/>
      <text:p text:style-name="P661">Наречия частности</text:p>
      <text:p text:style-name="P609"/>
      <text:p text:style-name="P1254"><text:span text:style-name="T1139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1143">я</text:span><text:span text:style-name="T1139">ть правильное время)</text:span></text:p>
      <text:p text:style-name="P610"/>
      <text:p text:style-name="P1256"><text:span text:style-name="T1140">Они могут стоять почти в любой позиции в предложении, </text:span><text:span text:style-name="T1141">но </text:span><text:span text:style-name="T1146">чаще всего стоят </text:span></text:p>
      <text:p text:style-name="P615">между подлежащим и сказуемым <text:span text:style-name="T1524">(после вспомогательного глагола)</text:span>.</text:p>
      <text:p text:style-name="P612"/>
      <text:p text:style-name="P201"><text:span text:style-name="T13">I</text:span> <text:span text:style-name="T3">don`t</text:span> <text:span text:style-name="T1240">usually</text:span> <text:span text:style-name="T26">drive</text:span> to work — Обычно, я не еду (на машине) на работу.</text:p>
      <text:p text:style-name="P202"><text:span text:style-name="T13">You</text:span> <text:span text:style-name="T3">can</text:span> <text:span text:style-name="T1240">always</text:span> <text:span text:style-name="T26">call</text:span> me — Ты всегда можешь позвонить мне.</text:p>
      <text:p text:style-name="P611"/>
      <text:p text:style-name="P624">Если в предложении есть глагол <text:span text:style-name="T554">be</text:span>, то наречие частности будет стоять после него.</text:p>
      <text:p text:style-name="P205">He <text:span text:style-name="T26">was</text:span> <text:span text:style-name="T1240">sometimes</text:span> very lazy — Иногда он был очень ленивым.</text:p>
      <text:p text:style-name="P613"/>
      <text:p text:style-name="P623">Если наречие частотности стоит в связке с другим словом, то вся связка </text:p>
      <text:p text:style-name="P623">должна быть в конце предложения.</text:p>
      <text:p text:style-name="P623"/>
      <text:p text:style-name="P206">I <text:span text:style-name="T1240">often</text:span> buy coffee on my way to work — Я часто покупаю кофе по дороге на работу.</text:p>
      <text:p text:style-name="P206">I buy coffee on my way to work <text:span text:style-name="T1240">very often</text:span> — Я очень часто покупаю кофе по дороге на работу.</text:p>
      <text:p text:style-name="P613"/>
      <text:p text:style-name="P1435">Порядок слов в предложении</text:p>
      <text:p text:style-name="P614"/>
      <text:p text:style-name="P616">Любое английское предложение <text:span text:style-name="T1523">обязано</text:span> иметь подлежащее и сказуемое.</text:p>
      <text:p text:style-name="P616"/>
      <text:p text:style-name="P616">Если подлежащее отсутсвует, то на его место ставят формальное подлежащее.</text:p>
      <text:p text:style-name="P649">Если отсутствует сказуемое, то вместо него ставится глагол <text:span text:style-name="T554">be</text:span>.</text:p>
      <text:p text:style-name="P616"/>
      <text:p text:style-name="P616">Сказуемое всегда передает время. В вопросах и отрицаниях оно разделяется </text:p>
      <text:p text:style-name="P616">на вспомогательный и смысловой глаголы.</text:p>
      <text:p text:style-name="P616"/>
      <text:p text:style-name="P1257"><text:span text:style-name="T1147">Если в предло</text:span><text:span text:style-name="T1148">жении несколько смысловых глаголов, то </text:span><text:span text:style-name="T1149">лишь </text:span><text:span text:style-name="T1148">первый будет сказуемым, </text:span></text:p>
      <text:p text:style-name="P617">а остальные, в форме инфинитива или герундия, будут дополнять его.</text:p>
      <text:p text:style-name="P611"/>
      <text:p text:style-name="P1258"><text:span text:style-name="T1151">Наречие</text:span><text:span text:style-name="T1150"> обычно стоит после смыслового глагола, в конце предложения. </text:span></text:p>
      <text:p text:style-name="P618"/>
      <text:p text:style-name="P1258"><text:soft-page-break/><text:span text:style-name="T1150">Т</text:span><text:span text:style-name="T1151">акже в конце предложения ставят дополнение и обстоятельство. Для упрощения обстоятельство можно </text:span><text:span text:style-name="T1208">тоже</text:span><text:span text:style-name="T1151"> считать дополнением. </text:span></text:p>
      <text:p text:style-name="P620"/>
      <text:p text:style-name="P620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20"/>
      <text:p text:style-name="P662">В разговоре о месте и времени</text:p>
      <text:p text:style-name="P621"/>
      <text:p text:style-name="P622">Если после глагола указан человек, то сначала указывают человека, а потом говорят </text:p>
      <text:p text:style-name="P622">о месте, где все происходит.</text:p>
      <text:p text:style-name="P622">Обстоятельство времени обычно идет в конце, после слов, связанных с местом.</text:p>
      <text:p text:style-name="P622">Но если оно состоит из нескольких слов, то может переехать в самое начало предложения.</text:p>
      <text:p text:style-name="P622"/>
      <text:p text:style-name="P203">Tom walks to work <text:span text:style-name="T10">every morning</text:span> / <text:span text:style-name="T10">Every morning</text:span> Tom walks to work — </text:p>
      <text:p text:style-name="P203">Том ходит на работу каждое утро.</text:p>
      <text:p text:style-name="P622"/>
      <text:p text:style-name="P204">I`m going to Paris <text:span text:style-name="T10">on Monday</text:span> / <text:span text:style-name="T10">On Monday</text:span> I`m going to Paris — </text:p>
      <text:p text:style-name="P204">В понедельник я поеду в Париж.</text:p>
      <text:p text:style-name="P207"/>
      <text:p text:style-name="P663">Глаголы, которые требуют 2х дополнений</text:p>
      <text:p text:style-name="P625"/>
      <text:p text:style-name="P765"><text:span text:style-name="T1152">Эт</text:span><text:span text:style-name="T1153">и</text:span><text:span text:style-name="T1152"> глаголы могут направлять действие и на человека, и на предмет одновременно:</text:span></text:p>
      <text:list xml:id="list2764162017" text:style-name="L88">
        <text:list-item>
          <text:p text:style-name="P1683">give — давать, дарить;</text:p>
        </text:list-item>
        <text:list-item>
          <text:p text:style-name="P1683">lend — одалживать;</text:p>
        </text:list-item>
        <text:list-item>
          <text:p text:style-name="P1683">pass — передавать;</text:p>
        </text:list-item>
        <text:list-item>
          <text:p text:style-name="P1683">send — посылать;</text:p>
        </text:list-item>
        <text:list-item>
          <text:p text:style-name="P1683">show — показывать.</text:p>
        </text:list-item>
      </text:list>
      <text:p text:style-name="P625"/>
      <text:p text:style-name="P625">Дополнения могут указ<text:span text:style-name="T1526">ываться</text:span> двумя способами:</text:p>
      <text:p text:style-name="P625"/>
      <text:list xml:id="list2501024446" text:style-name="L89">
        <text:list-item>
          <text:p text:style-name="P1684"><text:span text:style-name="T1525">п</text:span>осле глагола указать человека, а затем предмет; без предлогов:</text:p>
          <text:p text:style-name="P1790">I lent <text:span text:style-name="T1465">Mike</text:span> some <text:span text:style-name="T1465">money </text:span><text:span text:style-name="T46">— Я одолжил</text:span><text:span text:style-name="T1465"> Майку деньги</text:span><text:span text:style-name="T46">.</text:span></text:p>
          <text:p text:style-name="P1791"><text:span text:style-name="T46">You lent </text:span><text:span text:style-name="T1465">me</text:span><text:span text:style-name="T46"> some </text:span><text:span text:style-name="T1465">money</text:span><text:span text:style-name="T46"> — Ты </text:span><text:span text:style-name="T420">одолжил </text:span><text:span text:style-name="T1473">мне деньги</text:span><text:span text:style-name="T420">.</text:span></text:p>
          <text:p text:style-name="P1608"/>
        </text:list-item>
        <text:list-item>
          <text:p text:style-name="P1766"><text:span text:style-name="T250">п</text:span><text:span text:style-name="T249">осле глагола указать предмет, а затем человека; перед человеком будет предлог </text:span><text:span text:style-name="T157">to:</text:span></text:p>
          <text:p text:style-name="P1815"><text:span text:style-name="T157">I </text:span><text:span text:style-name="T118">lent some </text:span><text:span text:style-name="T1467">money </text:span><text:span text:style-name="T118">to</text:span><text:span text:style-name="T1467"> Mike</text:span><text:span text:style-name="T118"> — Я одолжил </text:span><text:span text:style-name="T1467">деньги Майку</text:span><text:span text:style-name="T118">.</text:span></text:p>
        </text:list-item>
      </text:list>
      <text:p text:style-name="P625"/>
      <text:p text:style-name="P1436">Предлог. Preposition</text:p>
      <text:p text:style-name="P626"/>
      <text:p text:style-name="P1260"><text:span text:style-name="T1154">В английском языке предлоги заменяют падежи для существительных. </text:span><text:span text:style-name="T1155">При этом нет четкого соответствия. К одному падежу могут вести разные предлоги или вообще никаких.</text:span></text:p>
      <text:p text:style-name="P631"/>
      <text:p text:style-name="P12"><text:span text:style-name="T911">Предлоги времени </text:span><text:span text:style-name="T554">at</text:span><text:span text:style-name="T911">, </text:span><text:span text:style-name="T554">on</text:span><text:span text:style-name="T911">, </text:span><text:span text:style-name="T554">in</text:span></text:p>
      <text:p text:style-name="P632"/>
      <text:p text:style-name="P633">Отвечают на вопрос «когда?». Каждый из них обозначает разный момент времни.</text:p>
      <text:p text:style-name="P633"/>
      <text:p text:style-name="P1447"><text:span text:style-name="T1039">Предлог </text:span><text:span text:style-name="T673">at</text:span><text:span text:style-name="T1039"> используется для указания </text:span><text:span text:style-name="T1165">точного </text:span><text:span text:style-name="T1039">времени </text:span><text:span text:style-name="T1165">(</text:span><text:span text:style-name="T1039">на часах</text:span><text:span text:style-name="T1165">)</text:span><text:span text:style-name="T1039">. Иногда с помощью </text:span></text:p>
      <text:p text:style-name="P782"><text:span text:style-name="T1156">него, </text:span><text:span text:style-name="T1166">в качестве исключени</text:span><text:span text:style-name="T1209">й</text:span><text:span text:style-name="T1167">, </text:span><text:span text:style-name="T1156">указываются периоды дня и праздники:</text:span></text:p>
      <text:list xml:id="list2538389314" text:style-name="L90">
        <text:list-item>
          <text:p text:style-name="P1685">at 5 o`clock — в 5 часов;</text:p>
        </text:list-item>
        <text:list-item>
          <text:p text:style-name="P1685">at noon — днем;</text:p>
        </text:list-item>
        <text:list-item>
          <text:p text:style-name="P1685">at night — ночью;</text:p>
        </text:list-item>
        <text:list-item>
          <text:p text:style-name="P1685"><text:soft-page-break/>at luchtime — во время обеда;</text:p>
        </text:list-item>
        <text:list-item>
          <text:p text:style-name="P1685">at sunset — на рассвете;</text:p>
        </text:list-item>
        <text:list-item>
          <text:p text:style-name="P1685">at the weekdays — в будние дни;</text:p>
        </text:list-item>
        <text:list-item>
          <text:p text:style-name="P1685">at the weekend — в выходные;</text:p>
        </text:list-item>
        <text:list-item>
          <text:p text:style-name="P1685">at the moment — в данный момент;</text:p>
        </text:list-item>
        <text:list-item>
          <text:p text:style-name="P1685">at the end (of) — в конце;</text:p>
        </text:list-item>
        <text:list-item>
          <text:p text:style-name="P1685">at Christmas — на Рождество;</text:p>
        </text:list-item>
        <text:list-item>
          <text:p text:style-name="P1685">at Easter — на Пасху.</text:p>
        </text:list-item>
      </text:list>
      <text:p text:style-name="P633"/>
      <text:p text:style-name="P766"><text:span text:style-name="T1157">Предлог </text:span><text:span text:style-name="T734">on</text:span><text:span text:style-name="T1159"> </text:span><text:span text:style-name="T1157">указывает на конкретный день. Обычно это дни недели или точные даты</text:span><text:span text:style-name="T1179">:</text:span></text:p>
      <text:list xml:id="list2676429923" text:style-name="L91">
        <text:list-item>
          <text:p text:style-name="P1816"><text:span text:style-name="T1039">on Sunday — </text:span><text:span text:style-name="T1159">в воскресенье / по воскресеньям</text:span><text:span text:style-name="T1039">;</text:span></text:p>
        </text:list-item>
        <text:list-item>
          <text:p text:style-name="P1816"><text:span text:style-name="T1039">on Monday — </text:span><text:span text:style-name="T1159">в понедельник / по понелеьникам</text:span><text:span text:style-name="T1039">;</text:span></text:p>
        </text:list-item>
        <text:list-item>
          <text:p text:style-name="P1686">on Tuesday — во вторник / по вторникам;</text:p>
        </text:list-item>
        <text:list-item>
          <text:p text:style-name="P1686">on Wednesday — в срезу / по средам;</text:p>
        </text:list-item>
        <text:list-item>
          <text:p text:style-name="P1686">on Thursday — в четверг;</text:p>
        </text:list-item>
        <text:list-item>
          <text:p text:style-name="P1686">on Friday — в пятницу;</text:p>
        </text:list-item>
        <text:list-item>
          <text:p text:style-name="P1687">on Saturday — в субботу;</text:p>
        </text:list-item>
        <text:list-item>
          <text:p text:style-name="P1686">on the 8th of March — 8го марта;</text:p>
        </text:list-item>
        <text:list-item>
          <text:p text:style-name="P1687">on April, 10 — 10го апреля;</text:p>
        </text:list-item>
        <text:list-item>
          <text:p text:style-name="P1686">on my birthday — на мой день рождения;</text:p>
        </text:list-item>
        <text:list-item>
          <text:p text:style-name="P1686">on Christmas day — в день Рождества.</text:p>
        </text:list-item>
      </text:list>
      <text:p text:style-name="P634"/>
      <text:p text:style-name="P635">В английском языке дни недели, месяцы, и названия праздников пишутся с большой буквы.</text:p>
      <text:p text:style-name="P1448"><text:span text:style-name="T1158">Первым днем недели является не понедельник, а воскресенье. </text:span><text:span text:style-name="T1039">Если </text:span><text:span text:style-name="T1168">в названии </text:span><text:span text:style-name="T1039">праздник</text:span><text:span text:style-name="T1168">а</text:span><text:span text:style-name="T1039"> содержит</text:span><text:span text:style-name="T1168">ся</text:span><text:span text:style-name="T1039"> слово </text:span><text:span text:style-name="T673">day</text:span><text:span text:style-name="T1039">, то он </text:span><text:span text:style-name="T1160">также </text:span><text:span text:style-name="T1039">пишется с предлогом </text:span><text:span text:style-name="T673">on</text:span><text:span text:style-name="T1039">, а не </text:span><text:span text:style-name="T673">at</text:span><text:span text:style-name="T1039">.</text:span></text:p>
      <text:p text:style-name="P634"/>
      <text:p text:style-name="P767"><text:span text:style-name="T1162">Предлог </text:span><text:span text:style-name="T735">in</text:span><text:span text:style-name="T1162"> </text:span><text:span text:style-name="T1161">указывает на</text:span><text:span text:style-name="T1160"> </text:span><text:span text:style-name="T1161">большие</text:span><text:span text:style-name="T1160"> период</text:span><text:span text:style-name="T1161">ы</text:span><text:span text:style-name="T1160">: </text:span><text:span text:style-name="T1161">месяцы</text:span><text:span text:style-name="T1160">, </text:span><text:span text:style-name="T1161">сезоны,</text:span><text:span text:style-name="T1160"> год</text:span><text:span text:style-name="T1161">ы</text:span><text:span text:style-name="T1160">:</text:span></text:p>
      <text:list xml:id="list3136776086" text:style-name="L92">
        <text:list-item>
          <text:p text:style-name="P1817"><text:span text:style-name="T1039">In January — </text:span><text:span text:style-name="T1163">в январе</text:span><text:span text:style-name="T1039">;</text:span></text:p>
        </text:list-item>
        <text:list-item>
          <text:p text:style-name="P1817"><text:span text:style-name="T1039">in February — </text:span><text:span text:style-name="T1163">в феврале</text:span><text:span text:style-name="T1039">;</text:span></text:p>
        </text:list-item>
        <text:list-item>
          <text:p text:style-name="P1817"><text:span text:style-name="T1039">in March — </text:span><text:span text:style-name="T1163">в марте</text:span><text:span text:style-name="T1039">;</text:span></text:p>
        </text:list-item>
        <text:list-item>
          <text:p text:style-name="P1817"><text:span text:style-name="T1039">in April — </text:span><text:span text:style-name="T1163">в апреле</text:span><text:span text:style-name="T1039">;</text:span></text:p>
        </text:list-item>
        <text:list-item>
          <text:p text:style-name="P1817"><text:span text:style-name="T1039">in May — </text:span><text:span text:style-name="T1163">в мае</text:span><text:span text:style-name="T1039">;</text:span></text:p>
        </text:list-item>
        <text:list-item>
          <text:p text:style-name="P1817"><text:span text:style-name="T1039">in June — </text:span><text:span text:style-name="T1163">в июне</text:span><text:span text:style-name="T1039">;</text:span></text:p>
        </text:list-item>
        <text:list-item>
          <text:p text:style-name="P1688">in July — в июле;</text:p>
        </text:list-item>
        <text:list-item>
          <text:p text:style-name="P1817"><text:span text:style-name="T1039">in August — </text:span><text:span text:style-name="T1163">в авгесте</text:span><text:span text:style-name="T1039">;</text:span></text:p>
        </text:list-item>
        <text:list-item>
          <text:p text:style-name="P1817"><text:span text:style-name="T1039">in September — </text:span><text:span text:style-name="T1163">в сентябре</text:span><text:span text:style-name="T1039">;</text:span></text:p>
        </text:list-item>
        <text:list-item>
          <text:p text:style-name="P1817"><text:span text:style-name="T1039">in October — </text:span><text:span text:style-name="T1163">в октябре</text:span><text:span text:style-name="T1039">;</text:span></text:p>
        </text:list-item>
        <text:list-item>
          <text:p text:style-name="P1817"><text:span text:style-name="T1039">in November — </text:span><text:span text:style-name="T1163">в ноябре</text:span><text:span text:style-name="T1039">;</text:span></text:p>
        </text:list-item>
        <text:list-item>
          <text:p text:style-name="P1818"><text:span text:style-name="T1039">in December — </text:span><text:span text:style-name="T1163">в декабре</text:span><text:span text:style-name="T1039">;</text:span></text:p>
        </text:list-item>
        <text:list-item>
          <text:p text:style-name="P1817"><text:span text:style-name="T1039">in winter — </text:span><text:span text:style-name="T1163">зимой</text:span><text:span text:style-name="T1039">;</text:span></text:p>
        </text:list-item>
        <text:list-item>
          <text:p text:style-name="P1817"><text:span text:style-name="T1039">in spring — </text:span><text:span text:style-name="T1163">весной</text:span><text:span text:style-name="T1039">;</text:span></text:p>
        </text:list-item>
        <text:list-item>
          <text:p text:style-name="P1817"><text:span text:style-name="T1039">in summer — </text:span><text:span text:style-name="T1163">летом</text:span><text:span text:style-name="T1039">;</text:span></text:p>
        </text:list-item>
        <text:list-item>
          <text:p text:style-name="P1818"><text:span text:style-name="T1039">in autumn — </text:span><text:span text:style-name="T1163">осенью</text:span><text:span text:style-name="T1039">;</text:span></text:p>
        </text:list-item>
        <text:list-item>
          <text:p text:style-name="P1817"><text:span text:style-name="T1039">in the evening — </text:span><text:span text:style-name="T1163">вечером</text:span><text:span text:style-name="T1039">;</text:span></text:p>
        </text:list-item>
        <text:list-item>
          <text:p text:style-name="P1818"><text:span text:style-name="T1039">in the morning — </text:span><text:span text:style-name="T1163">утром</text:span><text:span text:style-name="T1039">;</text:span></text:p>
        </text:list-item>
        <text:list-item>
          <text:p text:style-name="P1767"><text:span text:style-name="T1160">in </text:span><text:span text:style-name="T1164">2065</text:span><text:span text:style-name="T1160"> — </text:span><text:span text:style-name="T1163">в </text:span><text:span text:style-name="T1164">2065</text:span><text:span text:style-name="T1163"> году</text:span><text:span text:style-name="T1160">;</text:span></text:p>
        </text:list-item>
        <text:list-item>
          <text:p text:style-name="P1817"><text:span text:style-name="T1039">in the 1970s — </text:span><text:span text:style-name="T1163">в 1970х годах</text:span><text:span text:style-name="T1039">;</text:span></text:p>
        </text:list-item>
        <text:list-item>
          <text:p text:style-name="P1817"><text:span text:style-name="T1039">in the 20th century — </text:span><text:span text:style-name="T1163">в 20м веке</text:span><text:span text:style-name="T1039">;</text:span></text:p>
        </text:list-item>
        <text:list-item>
          <text:p text:style-name="P1817"><text:span text:style-name="T1039">in the past — </text:span><text:span text:style-name="T1163">в прошлом</text:span><text:span text:style-name="T1039">;</text:span></text:p>
        </text:list-item>
        <text:list-item>
          <text:p text:style-name="P1817"><text:soft-page-break/><text:span text:style-name="T1039">in the future — </text:span><text:span text:style-name="T1163">в будущем</text:span><text:span text:style-name="T1039">;</text:span></text:p>
        </text:list-item>
      </text:list>
      <text:p text:style-name="P633"/>
      <text:p text:style-name="P636">Предлог <text:span text:style-name="T554">in</text:span> в связке со временем означает «через»:</text:p>
      <text:list xml:id="list1344192425" text:style-name="L93">
        <text:list-item>
          <text:p text:style-name="P1689">in 5 minutes — через 5 минут;</text:p>
        </text:list-item>
        <text:list-item>
          <text:p text:style-name="P1689">in two weeks — через две недели;</text:p>
        </text:list-item>
        <text:list-item>
          <text:p text:style-name="P1689">in no time — мигом.</text:p>
        </text:list-item>
      </text:list>
      <text:p text:style-name="P619"/>
      <text:p text:style-name="P627">Предлоги времени не используются перед словами: <text:span text:style-name="T554">last, next, this, that, each, every</text:span>.</text:p>
      <text:p text:style-name="P627"/>
      <text:p text:style-name="P208">See you next Friday — Увидимся в следующую пятницу (next заменяет on).</text:p>
      <text:p text:style-name="P208">I didn`t have breakfast this morning — Я не завтракал этим утром (this вместо in the).</text:p>
      <text:p text:style-name="P208"/>
      <text:p text:style-name="P629"><text:span text:style-name="T1527">Эти п</text:span>редлоги имеют множество не логичных исключений. Так, напрамер <text:span text:style-name="T554">in</text:span> и <text:span text:style-name="T554">at</text:span> принятно говорить с некоторыми переодами дня и пр. Это нужно просто заучить.</text:p>
      <text:p text:style-name="P628"/>
      <text:p text:style-name="P664">Предлоги времени <text:span text:style-name="T554">since, for, from … to, until</text:span></text:p>
      <text:p text:style-name="P630"/>
      <text:p text:style-name="P637">Они связаны с большими отрезками времени. Отвечают на вопрос «в какой период?»</text:p>
      <text:p text:style-name="P637"/>
      <text:p text:style-name="P1264"><text:span text:style-name="T1169">Предлог </text:span><text:span text:style-name="T736">since</text:span><text:span text:style-name="T1169"> </text:span><text:span text:style-name="T1170">означает</text:span><text:span text:style-name="T1169"> «с». Он указывает на начало периода:</text:span></text:p>
      <text:p text:style-name="P638">(с какого времени действие происходит)</text:p>
      <text:list xml:id="list1900370095" text:style-name="L94">
        <text:list-item>
          <text:p text:style-name="P1690">since Wednesday — со среды;</text:p>
        </text:list-item>
        <text:list-item>
          <text:p text:style-name="P1690">since 1984 — с 1984 года;</text:p>
        </text:list-item>
        <text:list-item>
          <text:p text:style-name="P1690">since Monday — с понедельника.</text:p>
        </text:list-item>
      </text:list>
      <text:p text:style-name="P637"/>
      <text:p text:style-name="P1261"><text:span text:style-name="T1169">Предлог </text:span><text:span text:style-name="T736">for</text:span><text:span text:style-name="T1169"> </text:span><text:span text:style-name="T1177">означает</text:span><text:span text:style-name="T1169"> «</text:span><text:span text:style-name="T1170">уже</text:span><text:span text:style-name="T1169">», «в течение». Он указывает, как долго длится дейс</text:span><text:span text:style-name="T1170">т</text:span><text:span text:style-name="T1169">вие. </text:span></text:p>
      <text:p text:style-name="P778"><text:span text:style-name="T1169">После </text:span><text:span text:style-name="T1186">него</text:span><text:span text:style-name="T1169"> ставится время, в течении которого</text:span><text:span text:style-name="T1172"> длится действие</text:span><text:span text:style-name="T1169">:</text:span></text:p>
      <text:list xml:id="list749241660" text:style-name="L95">
        <text:list-item>
          <text:p text:style-name="P1819"><text:span text:style-name="T1039">for 10 hours — </text:span><text:span text:style-name="T1171">(</text:span><text:span text:style-name="T1039">уже</text:span><text:span text:style-name="T1171">)</text:span><text:span text:style-name="T1039"> 10 часов / в течении 10 часов</text:span></text:p>
        </text:list-item>
        <text:list-item>
          <text:p text:style-name="P1819"><text:span text:style-name="T1169">f</text:span><text:span text:style-name="T1039">or two weeks — </text:span><text:span text:style-name="T1171">(</text:span><text:span text:style-name="T1039">уже</text:span><text:span text:style-name="T1171">)</text:span><text:span text:style-name="T1039"> две недели / в течении 2х недель</text:span></text:p>
        </text:list-item>
      </text:list>
      <text:p text:style-name="P637"/>
      <text:p text:style-name="P637">Предлоги <text:span text:style-name="T554">since</text:span> и <text:span text:style-name="T554">for</text:span> используются в Present Perfect Continuous.</text:p>
      <text:p text:style-name="P637"/>
      <text:p text:style-name="P1262">Составной предлог <text:span text:style-name="T554">from … to</text:span> означает «с … до». Он указыват с какого и по какое время</text:p>
      <text:p text:style-name="P640">происходит <text:span text:style-name="T1600">или</text:span> происходило действие, <text:span text:style-name="T1528">т. е. границы периода:</text:span></text:p>
      <text:list xml:id="list3801348645" text:style-name="L96">
        <text:list-item>
          <text:p text:style-name="P1691">from 9 to 5 — с девяти до пяти (часов);</text:p>
        </text:list-item>
        <text:list-item>
          <text:p text:style-name="P1691">from January to March — с января по март;</text:p>
        </text:list-item>
      </text:list>
      <text:p text:style-name="P641"/>
      <text:p text:style-name="P768"><text:span text:style-name="T1173">Предлог </text:span><text:span text:style-name="T737">until</text:span><text:span text:style-name="T1173"> (</text:span><text:span text:style-name="T737">till</text:span><text:span text:style-name="T1173">) означает «до того момента, как». Он </text:span><text:span text:style-name="T1175">обозначает</text:span><text:span text:style-name="T1173"> конец </text:span><text:span text:style-name="T1174">периода</text:span><text:span text:style-name="T1178">:</text:span></text:p>
      <text:list xml:id="list2891252829" text:style-name="L97">
        <text:list-item>
          <text:p text:style-name="P1692">until Wednesday — до среды;</text:p>
        </text:list-item>
        <text:list-item>
          <text:p text:style-name="P1692">until I come — до того, как я вернусь;</text:p>
        </text:list-item>
      </text:list>
      <text:p text:style-name="P642"/>
      <text:p text:style-name="P111"><text:span text:style-name="T427">You should come back </text:span><text:span text:style-name="T1240">till</text:span><text:span text:style-name="T427"> 10 o`clock — Ты должен вернуться </text:span><text:span text:style-name="T1240">до</text:span><text:span text:style-name="T427"> 10 часов.</text:span></text:p>
      <text:p text:style-name="P639"/>
      <text:p text:style-name="P1263"><text:span text:style-name="T1176">После </text:span><text:span text:style-name="T738">until</text:span><text:span text:style-name="T1176"> можно указывать целое предложение, которое отвечает на вопрос </text:span></text:p>
      <text:p text:style-name="P1263"><text:span text:style-name="T1176">«до какого времени?», «когда закончится / закончилось ?». В этом случае </text:span><text:span text:style-name="T738">until</text:span><text:span text:style-name="T1176"> будет </text:span></text:p>
      <text:p text:style-name="P643">работать как союз перед придаточным предложением.</text:p>
      <text:p text:style-name="P643"/>
      <text:p text:style-name="P112"><text:span text:style-name="T524">W</text:span><text:span text:style-name="T427">ait for me </text:span><text:span text:style-name="T1240">until</text:span><text:span text:style-name="T427"> I finish my work — Подожди меня </text:span><text:span text:style-name="T1240">до того момента, как</text:span><text:span text:style-name="T427"> я закончу работу.</text:span></text:p>
      <text:p text:style-name="P643"/>
      <text:p text:style-name="P675"/>
      <text:p text:style-name="P1584"><text:span text:style-name="T942">П</text:span><text:span text:style-name="T911">редлоги места </text:span><text:span text:style-name="T554">at</text:span><text:span text:style-name="T911">, </text:span><text:span text:style-name="T554">on</text:span><text:span text:style-name="T911">, </text:span><text:span text:style-name="T554">in</text:span></text:p>
      <text:p text:style-name="P643"/>
      <text:p text:style-name="P1265"><text:span text:style-name="T943">Помимо времени </text:span><text:span text:style-name="T947">они </text:span><text:span text:style-name="T943">также используются для указания местоположения.</text:span></text:p>
      <text:p text:style-name="P293"/>
      <text:p text:style-name="P294">Предлог <text:span text:style-name="T554">in</text:span> переводится как «в», «внутри». Он обозначает положение в определенном месте,</text:p>
      <text:p text:style-name="P769"><text:span text:style-name="T943">зоне, области, пространстве (место, ограниченное какими-то рамками или барьером)</text:span><text:span text:style-name="T944">:</text:span></text:p>
      <text:list xml:id="list4027430822" text:style-name="L98">
        <text:list-item>
          <text:p text:style-name="P1820"><text:span text:style-name="T943">i</text:span><text:span text:style-name="T911">n the house — в доме;</text:span></text:p>
        </text:list-item>
        <text:list-item>
          <text:p text:style-name="P1716">in a box — в коробке;</text:p>
        </text:list-item>
        <text:list-item>
          <text:p text:style-name="P1716">in the garden — в саду;</text:p>
        </text:list-item>
        <text:list-item>
          <text:p text:style-name="P1716">in a country — в стране.</text:p>
        </text:list-item>
      </text:list>
      <text:p text:style-name="P296"/>
      <text:p text:style-name="P1478"><text:span text:style-name="T911">Предлог </text:span><text:span text:style-name="T554">on</text:span><text:span text:style-name="T911"> обозначает поверхность или линию, </text:span><text:span text:style-name="T846">на</text:span><text:span text:style-name="T911"> которой располагается объект:</text:span></text:p>
      <text:list xml:id="list3139062914" text:style-name="L99">
        <text:list-item>
          <text:p text:style-name="P1821"><text:span text:style-name="T911">on the table — </text:span><text:span text:style-name="T947">на столе</text:span><text:span text:style-name="T911">;</text:span></text:p>
        </text:list-item>
        <text:list-item>
          <text:p text:style-name="P1822"><text:span text:style-name="T911">on the ceiling — </text:span><text:span text:style-name="T947">на потолке (на поверхности потолка)</text:span><text:span text:style-name="T911">;</text:span></text:p>
        </text:list-item>
        <text:list-item>
          <text:p text:style-name="P1821"><text:span text:style-name="T911">on the floor — </text:span><text:span text:style-name="T947">на полу</text:span><text:span text:style-name="T911">;</text:span></text:p>
        </text:list-item>
        <text:list-item>
          <text:p text:style-name="P1821"><text:span text:style-name="T911">on the head — </text:span><text:span text:style-name="T947">на голове</text:span><text:span text:style-name="T911">;</text:span></text:p>
        </text:list-item>
        <text:list-item>
          <text:p text:style-name="P1768"><text:span text:style-name="T965">on the page — на странице </text:span><text:span text:style-name="T966">(текс)</text:span><text:span text:style-name="T965">.</text:span></text:p>
        </text:list-item>
      </text:list>
      <text:p text:style-name="P296"/>
      <text:p text:style-name="P770"><text:span text:style-name="T944">Предлог </text:span><text:span text:style-name="T592">at</text:span><text:span text:style-name="T944"> обозначает конкретное место/точку, </text:span><text:span text:style-name="T945">где</text:span><text:span text:style-name="T944"> находится предмет</text:span><text:span text:style-name="T946">:</text:span></text:p>
      <text:list xml:id="list2011063011" text:style-name="L100">
        <text:list-item>
          <text:p text:style-name="P1823"><text:span text:style-name="T944">a</text:span><text:span text:style-name="T911">t the bus stop — на автобусной остановке;</text:span></text:p>
        </text:list-item>
        <text:list-item>
          <text:p text:style-name="P1717">at the top/bottom - наверху/внизу;</text:p>
        </text:list-item>
        <text:list-item>
          <text:p text:style-name="P1717">at the end — в конце;</text:p>
        </text:list-item>
        <text:list-item>
          <text:p text:style-name="P1717">at school — в школе.</text:p>
        </text:list-item>
      </text:list>
      <text:p text:style-name="P296"/>
      <text:p text:style-name="P295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295"><text:span text:style-name="T554">on the cornet</text:span>, и <text:span text:style-name="T554">at the corner</text:span>.</text:p>
      <text:p text:style-name="P295"/>
      <text:p text:style-name="P1304"><text:span text:style-name="T947">Очень часто предлог </text:span><text:span text:style-name="T593">in</text:span><text:span text:style-name="T947"> переводится как «на», </text:span><text:span text:style-name="T948">а </text:span><text:span text:style-name="T594">on</text:span><text:span text:style-name="T948"> — наоборот, как «в» </text:span><text:span text:style-name="T963">(</text:span><text:span text:style-name="T948">или похожим</text:span><text:span text:style-name="T963">)</text:span><text:span text:style-name="T948">.</text:span></text:p>
      <text:p text:style-name="P779"><text:span text:style-name="T949">Особенно это касается случаев, когда </text:span><text:span text:style-name="T963">они</text:span><text:span text:style-name="T949"> используются с транспортом:</text:span></text:p>
      <text:list xml:id="list3148029532" text:style-name="L101">
        <text:list-item>
          <text:p text:style-name="P1718">in the sky — на небе;</text:p>
        </text:list-item>
        <text:list-item>
          <text:p text:style-name="P1718">in the street — на улице;</text:p>
        </text:list-item>
        <text:list-item>
          <text:p text:style-name="P1824"><text:span text:style-name="T911">in a photo — на фото</text:span><text:span text:style-name="T948">;</text:span></text:p>
        </text:list-item>
        <text:list-item>
          <text:p text:style-name="P1825"><text:span text:style-name="T911">on the list — </text:span><text:span text:style-name="T949">в списке</text:span><text:span text:style-name="T911">;</text:span></text:p>
        </text:list-item>
        <text:list-item>
          <text:p text:style-name="P1825"><text:span text:style-name="T911">on the menu — </text:span><text:span text:style-name="T949">в меню</text:span><text:span text:style-name="T911">;</text:span></text:p>
        </text:list-item>
        <text:list-item>
          <text:p text:style-name="P1825"><text:span text:style-name="T911">on the left — </text:span><text:span text:style-name="T949">слева</text:span><text:span text:style-name="T911">;</text:span></text:p>
        </text:list-item>
        <text:list-item>
          <text:p text:style-name="P1826"><text:span text:style-name="T911">on the way — </text:span><text:span text:style-name="T949">по дороге;</text:span></text:p>
        </text:list-item>
        <text:list-item>
          <text:p text:style-name="P1719">on a bus — в автобусе;</text:p>
        </text:list-item>
        <text:list-item>
          <text:p text:style-name="P1719">on a plain — в самолете;</text:p>
        </text:list-item>
        <text:list-item>
          <text:p text:style-name="P1719">in a car — на машине;</text:p>
        </text:list-item>
        <text:list-item>
          <text:p text:style-name="P1719">in a taxi — на такси.</text:p>
        </text:list-item>
      </text:list>
      <text:p text:style-name="P297"/>
      <text:p text:style-name="P665">Другие предлоги места</text:p>
      <text:p text:style-name="P298"/>
      <text:p text:style-name="P299">Помогают определить нахождение объекта в пространсте:</text:p>
      <text:list xml:id="list3912624202" text:style-name="L102">
        <text:list-item>
          <text:p text:style-name="P1720">above — над;</text:p>
        </text:list-item>
        <text:list-item>
          <text:p text:style-name="P1720">under — под;</text:p>
        </text:list-item>
        <text:list-item>
          <text:p text:style-name="P1720">in front of — перед;</text:p>
        </text:list-item>
        <text:list-item>
          <text:p text:style-name="P1720">behind — позади;</text:p>
        </text:list-item>
        <text:list-item>
          <text:p text:style-name="P1720"><text:soft-page-break/>between/<text:span text:style-name="T1549">with</text:span> — между/<text:span text:style-name="T1549">c</text:span>;</text:p>
        </text:list-item>
        <text:list-item>
          <text:p text:style-name="P1720">next to — рядом с.</text:p>
        </text:list-item>
      </text:list>
      <text:p text:style-name="P298"/>
      <text:p text:style-name="P124">The cat is <text:span text:style-name="T1240">under</text:span> the ball — Кот <text:span text:style-name="T1240">под</text:span> клубком.</text:p>
      <text:p text:style-name="P124">The cat is <text:span text:style-name="T1240">in front of</text:span> the ball — Кот <text:span text:style-name="T1240">перед</text:span> клубком.</text:p>
      <text:p text:style-name="P298"/>
      <text:p text:style-name="P13"><text:span text:style-name="T911">Предллог направления </text:span><text:span text:style-name="T554">to</text:span></text:p>
      <text:p text:style-name="P298"/>
      <text:p text:style-name="P300">Указывает в какое место хочет попасть человек. Отвечает на вопрос «куда?»</text:p>
      <text:p text:style-name="P300"/>
      <text:p text:style-name="P301">Используется после глаголов движения:</text:p>
      <text:list xml:id="list1213340101" text:style-name="L103">
        <text:list-item>
          <text:p text:style-name="P1721">go — ехать, идти, направляться;</text:p>
        </text:list-item>
        <text:list-item>
          <text:p text:style-name="P1721">walk — идти пешком;</text:p>
        </text:list-item>
        <text:list-item>
          <text:p text:style-name="P1721">drive — ехать на машине (в качестве водителя);</text:p>
        </text:list-item>
        <text:list-item>
          <text:p text:style-name="P1721">come — приходить;</text:p>
        </text:list-item>
        <text:list-item>
          <text:p text:style-name="P1721">travel — путешествовать;</text:p>
        </text:list-item>
        <text:list-item>
          <text:p text:style-name="P1721">return — возвращаться;</text:p>
        </text:list-item>
        <text:list-item>
          <text:p text:style-name="P1721">send — посылать;</text:p>
        </text:list-item>
        <text:list-item>
          <text:p text:style-name="P1721">get to — добираться.</text:p>
        </text:list-item>
      </text:list>
      <text:p text:style-name="P296"/>
      <text:p text:style-name="P123">I want to <text:span text:style-name="T1240">go to</text:span> New York — Я хочу <text:span text:style-name="T1240">поехать в</text:span> Нью Йорк.</text:p>
      <text:p text:style-name="P123">Did they <text:span text:style-name="T1240">get to</text:span> London? — Они <text:span text:style-name="T1240">добрались до</text:span> Лондона?</text:p>
      <text:p text:style-name="P300"/>
      <text:p text:style-name="P302">Если в качестве направления используется слово <text:span text:style-name="T554">home</text:span>, то перед ним <text:span text:style-name="T554">to</text:span> не нужен. </text:p>
      <text:p text:style-name="P302"/>
      <text:p text:style-name="P122">Go to home (неправильно).</text:p>
      <text:p text:style-name="P122">Go home (правильно).</text:p>
      <text:p text:style-name="P302"/>
      <text:p text:style-name="P303">Если нужно сказать о том, что бывали в каком-то месте, например, в стране или городе, </text:p>
      <text:p text:style-name="P1449"><text:span text:style-name="T911">то нужно использовать Present Perfect с </text:span><text:span text:style-name="T554">to</text:span><text:span text:style-name="T911"> (</text:span><text:span text:style-name="T950">PP т. к </text:span><text:span text:style-name="T1022">это </text:span><text:span text:style-name="T911">имеющийся опыт из прошлого).</text:span></text:p>
      <text:p text:style-name="P296"/>
      <text:p text:style-name="P121">The have been to Italy — Они бывали в Италии.</text:p>
      <text:p text:style-name="P121">Have you ever been to Mexico? — Ты когда-то бывал в Мексике.</text:p>
      <text:p text:style-name="P304"/>
      <text:p text:style-name="P14"><text:span text:style-name="T911">Предлог </text:span><text:span text:style-name="T554">by</text:span></text:p>
      <text:p text:style-name="P305"/>
      <text:p text:style-name="P306">Может переводится по-разному. Не нужно использовать только 1 вариант перевода.</text:p>
      <text:p text:style-name="P306"/>
      <text:p text:style-name="P771"><text:span text:style-name="T951">Он помогает сказать, </text:span><text:span text:style-name="T1036">как</text:span><text:span text:style-name="T951"> что-</text:span><text:span text:style-name="T954">то</text:span><text:span text:style-name="T951"> делается или случается:</text:span></text:p>
      <text:list xml:id="list653748447" text:style-name="L104">
        <text:list-item>
          <text:p text:style-name="P1722">send by post — <text:span text:style-name="T1530">отправиться почтой</text:span>;</text:p>
        </text:list-item>
        <text:list-item>
          <text:p text:style-name="P1723">happen by mistake — <text:span text:style-name="T1530">случиться по ошибке.</text:span></text:p>
        </text:list-item>
      </text:list>
      <text:p text:style-name="P306"/>
      <text:p text:style-name="P120">Did you play for the meal by credit card — Ты заплатил за еду кредиткой?</text:p>
      <text:p text:style-name="P307"/>
      <text:p text:style-name="P772"><text:span text:style-name="T952">Таже </text:span><text:span text:style-name="T955">применяется</text:span><text:span text:style-name="T952">, когда говорят, каким транспортом воспользовались:</text:span></text:p>
      <text:list xml:id="list2492250276" text:style-name="L105">
        <text:list-item>
          <text:p text:style-name="P1724">go by car — ехать <text:span text:style-name="T1531">на машине (машиной)</text:span>;</text:p>
        </text:list-item>
        <text:list-item>
          <text:p text:style-name="P1769"><text:span text:style-name="T952">travel by bu</text:span><text:span text:style-name="T953">s</text:span><text:span text:style-name="T952"> — </text:span><text:span text:style-name="T953">путешествовать на автобусе (автобусом);</text:span></text:p>
        </text:list-item>
        <text:list-item>
          <text:p text:style-name="P1725">fly by plane — лететь на самолете (самолетом);</text:p>
        </text:list-item>
      </text:list>
      <text:p text:style-name="P308"/>
      <text:p text:style-name="P119">I prefer to travel <text:span text:style-name="T1240">by bus</text:span> than <text:span text:style-name="T1240">by car</text:span> — Я больше люблю путешествовать </text:p>
      <text:p text:style-name="P119"><text:span text:style-name="T1240">на автобусе</text:span> (автобусом), а не <text:span text:style-name="T1240">на машине</text:span> (машиной).</text:p>
      <text:p text:style-name="P1266"><text:soft-page-break/>Предлог <text:span text:style-name="T554">by</text:span> может использоваться <text:span text:style-name="T1532">в пассивном залоге, когда указывают автора действия, </text:span></text:p>
      <text:p text:style-name="P1455">а также в значении «рядом», «около». </text:p>
      <text:p text:style-name="P1267"/>
      <text:p text:style-name="P118">Sit by me — Посиди рядом со мной (около меня).</text:p>
      <text:p text:style-name="P1267"/>
      <text:p text:style-name="P15">Устойчивые связки существительных и предлогов</text:p>
      <text:p text:style-name="P1450"/>
      <text:p text:style-name="P1452">Иногда, после некоторых существительных, принятно использовать определенные предлоги.</text:p>
      <text:p text:style-name="P1451">Такие связки нужно просто запомнить. При переводе на русский предлог может выпадать.</text:p>
      <text:p text:style-name="P1451">После предлога в связке обычно идет либо еще одно существительное, либо герундий:</text:p>
      <text:p text:style-name="P1451"/>
      <text:list xml:id="list48226225" text:style-name="L106">
        <text:list-item>
          <text:p text:style-name="P1827">a need for — нужда в;</text:p>
        </text:list-item>
        <text:list-item>
          <text:p text:style-name="P1829">a reason for — причина для <text:span text:style-name="T1537">(</text:span>чего-либо<text:span text:style-name="T1537">)</text:span>;</text:p>
        </text:list-item>
        <text:list-item>
          <text:p text:style-name="P1827">an advantage of — преимущество <text:span text:style-name="T1537">(</text:span>чего-либо<text:span text:style-name="T1537">)</text:span>;</text:p>
        </text:list-item>
        <text:list-item>
          <text:p text:style-name="P1827">a disadvantage of — <text:span text:style-name="T1534">недостаток </text:span><text:span text:style-name="T1537">(</text:span><text:span text:style-name="T1534">чего-либо</text:span><text:span text:style-name="T1537">)</text:span>;</text:p>
        </text:list-item>
        <text:list-item>
          <text:p text:style-name="P1827">a cause of — <text:span text:style-name="T1534">причина </text:span><text:span text:style-name="T1537">(</text:span><text:span text:style-name="T1534">чего-либо</text:span><text:span text:style-name="T1537">)</text:span>;</text:p>
        </text:list-item>
        <text:list-item>
          <text:p text:style-name="P1827">a photograph of — <text:span text:style-name="T1534">фото </text:span><text:span text:style-name="T1537">(</text:span><text:span text:style-name="T1534">чего-либо</text:span><text:span text:style-name="T1537">)</text:span>;</text:p>
        </text:list-item>
        <text:list-item>
          <text:p text:style-name="P1827">a picture of — <text:span text:style-name="T1534">изображение </text:span><text:span text:style-name="T1537">(</text:span><text:span text:style-name="T1534">чего-либо</text:span><text:span text:style-name="T1537">)</text:span>;</text:p>
        </text:list-item>
        <text:list-item>
          <text:p text:style-name="P1829">a map of — <text:span text:style-name="T1534">карта </text:span><text:span text:style-name="T1537">(</text:span><text:span text:style-name="T1534">чего-либо</text:span><text:span text:style-name="T1537">)</text:span>.</text:p>
        </text:list-item>
        <text:list-item>
          <text:p text:style-name="P1827">an invitation to — <text:span text:style-name="T1534">приглашение на</text:span>;</text:p>
        </text:list-item>
        <text:list-item>
          <text:p text:style-name="P1827">a solution to — <text:span text:style-name="T1534">решение какой-то проблемы</text:span>;</text:p>
        </text:list-item>
        <text:list-item>
          <text:p text:style-name="P1770"><text:span text:style-name="T1533">a key to — </text:span><text:span text:style-name="T1534">ключ к/от </text:span><text:span text:style-name="T1538">(</text:span><text:span text:style-name="T1534">чего-либо</text:span><text:span text:style-name="T1538">)</text:span><text:span text:style-name="T1533">;</text:span></text:p>
        </text:list-item>
        <text:list-item>
          <text:p text:style-name="P1827">an answer to — <text:span text:style-name="T1534">ответ на</text:span>;</text:p>
        </text:list-item>
        <text:list-item>
          <text:p text:style-name="P1827">a reaction to — <text:span text:style-name="T1534">реакция на</text:span>;</text:p>
        </text:list-item>
        <text:list-item>
          <text:p text:style-name="P1829">an attitude to — <text:span text:style-name="T1534">отношение к</text:span>;</text:p>
        </text:list-item>
        <text:list-item>
          <text:p text:style-name="P1828">a contact with/between — <text:span text:style-name="T1534">контакт с/между</text:span>;</text:p>
        </text:list-item>
        <text:list-item>
          <text:p text:style-name="P1828">a connection with/between — <text:span text:style-name="T1534">связь с/между</text:span>;</text:p>
        </text:list-item>
        <text:list-item>
          <text:p text:style-name="P1827">a relationship with/between — <text:span text:style-name="T1534">взаимосвязь с/между</text:span>;</text:p>
        </text:list-item>
      </text:list>
      <text:p text:style-name="P724"/>
      <text:p text:style-name="P209">There must be a reason for his actions — Должна быть какая-то причина его действий.</text:p>
      <text:p text:style-name="P210">What`s the advantage of living in a big city? — В чем преимущество жизни в большом городе?</text:p>
      <text:p text:style-name="P210">We`ll find a solution to the problem — Мы найдем решение этой проблемы.</text:p>
      <text:p text:style-name="P210">She has an emotion connection with him — У нее эмоциональная связь с ним.</text:p>
      <text:p text:style-name="P1453"/>
      <text:p text:style-name="P16">Устойчивые связки прилагательных и предлогов</text:p>
      <text:p text:style-name="P1454"/>
      <text:p text:style-name="P1457">После <text:span text:style-name="T1436">некоторых</text:span> прилагательных могут <text:span text:style-name="T1552">также </text:span>идти определенные предлоги. </text:p>
      <text:p text:style-name="P1272"><text:span text:style-name="T1551">Иногда </text:span><text:span text:style-name="T1552">такие связки</text:span><text:span text:style-name="T1551"> могут переводиться глаголами.</text:span></text:p>
      <text:p text:style-name="P1456"/>
      <text:p text:style-name="P774"><text:span text:style-name="T1550">П</text:span><text:span text:style-name="T1551">рилагательное + </text:span><text:span text:style-name="T597">about</text:span><text:span text:style-name="T1551"> означает «испытывать чувство из-за чего-либо»:</text:span></text:p>
      <text:list xml:id="list3639433622" text:style-name="L107">
        <text:list-item>
          <text:p text:style-name="P1830">angry about — злиться из-за;</text:p>
        </text:list-item>
        <text:list-item>
          <text:p text:style-name="P1830">furious about — разозлиться из-за;</text:p>
        </text:list-item>
        <text:list-item>
          <text:p text:style-name="P1830">upset about — расстроиться из-за;</text:p>
        </text:list-item>
        <text:list-item>
          <text:p text:style-name="P1830">happy about — счаствил из-за;</text:p>
        </text:list-item>
        <text:list-item>
          <text:p text:style-name="P1830">worried about — взволнованный из-за;</text:p>
        </text:list-item>
        <text:list-item>
          <text:p text:style-name="P1830">nervous about — нервничать из-за.</text:p>
        </text:list-item>
      </text:list>
      <text:p text:style-name="P1456"/>
      <text:p text:style-name="P1325"><text:span text:style-name="T597">B</text:span><text:span text:style-name="T618">i</text:span><text:span text:style-name="T597">ll seems really </text:span><text:span text:style-name="T784">upset about</text:span><text:span text:style-name="T597"> this — Билл выглядит очень </text:span><text:span text:style-name="T784">расстроенным из-за</text:span><text:span text:style-name="T597"> этого.</text:span></text:p>
      <text:p text:style-name="P117">I was <text:span text:style-name="T1240">worried about</text:span> you — <text:span text:style-name="T1535">Я </text:span><text:span text:style-name="T1257">волновался за</text:span><text:span text:style-name="T1535"> тебя.</text:span></text:p>
      <text:p text:style-name="P1456"/>
      <text:p text:style-name="P773"><text:soft-page-break/><text:span text:style-name="T595">S</text:span><text:span text:style-name="T596">orry</text:span><text:span text:style-name="T1535"> </text:span><text:span text:style-name="T1547">в связке с</text:span><text:span text:style-name="T1535"> </text:span><text:span text:style-name="T596">about</text:span><text:span text:style-name="T1535"> и </text:span><text:span text:style-name="T596">for</text:span><text:span text:style-name="T1535"> выражает сожаление, сочувствие или просьбу о помощи:</text:span></text:p>
      <text:list xml:id="list1961938408" text:style-name="L108">
        <text:list-item>
          <text:p text:style-name="P1831">sorry about something — прости за (что-либо);</text:p>
        </text:list-item>
        <text:list-item>
          <text:p text:style-name="P1831">sorry for doing something — прости за то, что я сделал;</text:p>
        </text:list-item>
        <text:list-item>
          <text:p text:style-name="P1831">be/feel sorry for somebody — мне жаль <text:span text:style-name="T1539">(</text:span>кого-либо<text:span text:style-name="T1539">)</text:span>.</text:p>
        </text:list-item>
      </text:list>
      <text:p text:style-name="P1458"/>
      <text:p text:style-name="P116">I`m <text:span text:style-name="T1240">sorry about</text:span> my behavior — <text:span text:style-name="T1240">Прости</text:span> мое поведение.</text:p>
      <text:p text:style-name="P116"><text:span text:style-name="T1240">Sorry for</text:span> interrupting — <text:span text:style-name="T1240">Простите, что</text:span> беспокою вас.</text:p>
      <text:p text:style-name="P116">I`m <text:span text:style-name="T1240">sorry for</text:span> your loss — <text:span text:style-name="T1240">Сожалею о</text:span> вашей утрате.</text:p>
      <text:p text:style-name="P1456"/>
      <text:p text:style-name="P1460">Предлог <text:span text:style-name="T554">of</text:span> <text:span text:style-name="T1537">также </text:span>часто встречается после прилагательных. Во многих случаях он соответсвует родительскому падежу (кого/чего).</text:p>
      <text:p text:style-name="P1459"/>
      <text:p text:style-name="P1268"><text:span text:style-name="T1536">Он часто используется во фразах типа </text:span><text:span text:style-name="T587">i</text:span><text:span text:style-name="T588">t was nice/</text:span><text:span text:style-name="T595">kind/good/stupied</text:span><text:span text:style-name="T588"> of you/</text:span><text:span text:style-name="T598">them</text:span><text:span text:style-name="T588"> to</text:span><text:span text:style-name="T1536">.</text:span></text:p>
      <text:p text:style-name="P1461"/>
      <text:p text:style-name="P113">It was very stupied of you to go there — Было очень глупо с твоей стороны идти туда.</text:p>
      <text:p text:style-name="P1462"/>
      <text:p text:style-name="P1462">Предлог <text:span text:style-name="T554">of</text:span> часто используется после прилагательных, выражающий отношение </text:p>
      <text:p text:style-name="P1463">к чему-либо, которые в этих значениях переводятся глаголом:</text:p>
      <text:list xml:id="list3768917361" text:style-name="L109">
        <text:list-item>
          <text:p text:style-name="P1832">afraid of — бояться (кого-то/чего-то);</text:p>
        </text:list-item>
        <text:list-item>
          <text:p text:style-name="P1833">ashamed of — стыдиться (кого-то/чего-то);</text:p>
        </text:list-item>
        <text:list-item>
          <text:p text:style-name="P1833">proud of — гордиться (кем-то/чем-то).</text:p>
        </text:list-item>
      </text:list>
      <text:p text:style-name="P1464"/>
      <text:p text:style-name="P115">Are you afraid of dogs? — Ты боишься собак?</text:p>
      <text:p text:style-name="P115">I`m so proud of you! — Я так горжусь тобой!</text:p>
      <text:p text:style-name="P1464"/>
      <text:p text:style-name="P1466">Другие связки с пред<text:span text:style-name="T1547">л</text:span>ого<text:span text:style-name="T1547">м</text:span> <text:span text:style-name="T554">of</text:span>:</text:p>
      <text:list xml:id="list2914324940" text:style-name="L110">
        <text:list-item>
          <text:p text:style-name="P1834">full of — полон (чего-то);</text:p>
        </text:list-item>
        <text:list-item>
          <text:p text:style-name="P1834">short of — не хватает (чего-то);</text:p>
        </text:list-item>
        <text:list-item>
          <text:p text:style-name="P1834">tired of — уставать от;</text:p>
        </text:list-item>
        <text:list-item>
          <text:p text:style-name="P1834">sure of — быть уверенным в (чем-то).</text:p>
        </text:list-item>
      </text:list>
      <text:p text:style-name="P1465"/>
      <text:p text:style-name="P114">This bag is full of cash — В этой сумке полно денег.</text:p>
      <text:p text:style-name="P114">I`m tired of all this — Я устал от всего этого.</text:p>
      <text:p text:style-name="P114">I`m sure of him — Я уверен в нем.</text:p>
      <text:p text:style-name="P114"/>
      <text:p text:style-name="P666">Устойчивые связки глаголов и предлогов</text:p>
      <text:p text:style-name="P309"/>
      <text:p text:style-name="P310">Предлог, который стоит после глагола может целенаправленно меня<text:span text:style-name="T1599">ть</text:span> его значение.</text:p>
      <text:p text:style-name="P312">Такие связки называются фразовыми глаголами. <text:span text:style-name="T1584">Они состовляют основу современного разговорного английского.</text:span></text:p>
      <text:p text:style-name="P310"/>
      <text:p text:style-name="P311">Многие фразовые глаголы вытеснели из речи глаголы, <text:span text:style-name="T1548">предназначенные специально для той или иной ситуации</text:span>. Например вместо <text:span text:style-name="T554">search</text:span> чаще используется связка <text:span text:style-name="T554">look for</text:span>.</text:p>
      <text:p text:style-name="P310"/>
      <text:p text:style-name="P320">Связки глаголов и предлогов, которые всегда используются вместе:</text:p>
      <text:list xml:id="list657521956" text:style-name="L111">
        <text:list-item>
          <text:p text:style-name="P1726">belong to — принадлежать <text:span text:style-name="T1601">к</text:span>;</text:p>
        </text:list-item>
        <text:list-item>
          <text:p text:style-name="P1726">happen to — случилось с;</text:p>
        </text:list-item>
        <text:list-item>
          <text:p text:style-name="P1726">listen to — слушать (что-то);</text:p>
        </text:list-item>
        <text:list-item>
          <text:p text:style-name="P1726">speak to / talk to — говорить с (кем-то);</text:p>
        </text:list-item>
        <text:list-item>
          <text:p text:style-name="P1726">ask for — просить (чего-то);</text:p>
        </text:list-item>
        <text:list-item>
          <text:p text:style-name="P1726"><text:soft-page-break/>thank for — благодарить за;</text:p>
        </text:list-item>
        <text:list-item>
          <text:p text:style-name="P1726">wait for — ждать (чего-то);</text:p>
        </text:list-item>
        <text:list-item>
          <text:p text:style-name="P1726">depend on — зависить от;</text:p>
        </text:list-item>
        <text:list-item>
          <text:p text:style-name="P1726">think about/of — думать о;</text:p>
        </text:list-item>
      </text:list>
      <text:p text:style-name="P321"/>
      <text:p text:style-name="P125">We <text:span text:style-name="T1240">belong to</text:span> different world — Мы <text:span text:style-name="T1240">принадлежим к</text:span> разным мирам.</text:p>
      <text:p text:style-name="P125">I would not let it <text:span text:style-name="T1240">happen to</text:span> you — Я не позволю, чтобы это <text:span text:style-name="T1240">случилось с</text:span> тобой.</text:p>
      <text:p text:style-name="P126">If you are in trouble, you should <text:span text:style-name="T1240">ask for</text:span> help — Если ты в беде, нужно <text:span text:style-name="T1240">просить о</text:span> помощи.</text:p>
      <text:p text:style-name="P313"/>
      <text:p text:style-name="P314">Фразовые глаголы нельзя переводить по отдельности (отдельно глагол, отдельно предлог).</text:p>
      <text:p text:style-name="P314">Предлоги в этом слуае работаю<text:span text:style-name="T1553">т</text:span> примерно также, как приставки в русском языке:</text:p>
      <text:p text:style-name="P127">come back — приехать (приставка «при» и корень «ехать»).</text:p>
      <text:p text:style-name="P314"/>
      <text:p text:style-name="P780"><text:span text:style-name="T964">П</text:span><text:span text:style-name="T956">редлоги, передаю</text:span><text:span text:style-name="T964">щие</text:span><text:span text:style-name="T956"> особый контекст </text:span><text:span text:style-name="T964">для </text:span><text:span text:style-name="T956">глагол</text:span><text:span text:style-name="T964">ов</text:span><text:span text:style-name="T956"> движения </text:span><text:span text:style-name="T957">и перемещения</text:span><text:span text:style-name="T956">:</text:span></text:p>
      <text:list xml:id="list1343501307" text:style-name="L112">
        <text:list-item>
          <text:p text:style-name="P1727">in — переместить<text:span text:style-name="T1543">(</text:span>ся<text:span text:style-name="T1543">)</text:span> в закрытое пространство <text:span text:style-name="T1543">(</text:span><text:span text:style-name="T554">go on — войти</text:span><text:span text:style-name="T1543">)</text:span>;</text:p>
        </text:list-item>
        <text:list-item>
          <text:p text:style-name="P1727">out — покинуть закрытое пространство <text:span text:style-name="T1543">(</text:span><text:span text:style-name="T554">go out — выйти</text:span><text:span text:style-name="T1543">)</text:span>;</text:p>
        </text:list-item>
        <text:list-item>
          <text:p text:style-name="P1728">on — переместить(ся) на поверхность (<text:span text:style-name="T554">go on — продложать (движение)</text:span>);</text:p>
        </text:list-item>
        <text:list-item>
          <text:p text:style-name="P1771"><text:span text:style-name="T956">off — убрать с поверхности (</text:span><text:span text:style-name="T589">go off — </text:span><text:span text:style-name="T591">уходить, сходить</text:span><text:span text:style-name="T956">);</text:span></text:p>
        </text:list-item>
        <text:list-item>
          <text:p text:style-name="P1728">up — переместить(ся) выше уровнем (<text:span text:style-name="T554">go up — подняться</text:span>);</text:p>
        </text:list-item>
        <text:list-item>
          <text:p text:style-name="P1728">down — переместить(ся) ниже уровнем (<text:span text:style-name="T554">go down — опускаться</text:span>);</text:p>
        </text:list-item>
        <text:list-item>
          <text:p text:style-name="P1771"><text:span text:style-name="T956">away — убрать(ся) прочь (</text:span><text:span text:style-name="T589">go away — уходить, </text:span><text:span text:style-name="T591">разойтись</text:span><text:span text:style-name="T956">);</text:span></text:p>
        </text:list-item>
        <text:list-item>
          <text:p text:style-name="P1728">back — <text:span text:style-name="T1544">вернуть(ся) (</text:span><text:span text:style-name="T590">go back — возвращаться</text:span><text:span text:style-name="T1544">)</text:span>.</text:p>
        </text:list-item>
      </text:list>
      <text:p text:style-name="P316"/>
      <text:p text:style-name="P1270"><text:span text:style-name="T958">Если фразовый глагол имеет дополнение (направлен на какой-то объект), то дополнение может стоять </text:span><text:span text:style-name="T959">как </text:span><text:span text:style-name="T960">в середине связки</text:span><text:span text:style-name="T958">, </text:span><text:span text:style-name="T959">так и</text:span><text:span text:style-name="T958"> после. </text:span><text:span text:style-name="T960">Но если дополнение заменяется местоимением, то оно всегда будет между глаголом и предлогом.</text:span></text:p>
      <text:p text:style-name="P317"/>
      <text:p text:style-name="P128">I <text:span text:style-name="T1240">turned</text:span> <text:span text:style-name="T1465">the light</text:span> <text:span text:style-name="T1240">off / </text:span><text:span text:style-name="T525">I </text:span><text:span text:style-name="T1258">turned off</text:span><text:span text:style-name="T525"> </text:span><text:span text:style-name="T1474">the light</text:span><text:span text:style-name="T1240"> </text:span>— Я выключил свет.</text:p>
      <text:p text:style-name="P129">I <text:span text:style-name="T1240">turned</text:span> <text:span text:style-name="T1465">it</text:span> <text:span text:style-name="T1240">off</text:span> — Я выключил это.</text:p>
      <text:p text:style-name="P317"/>
      <text:p text:style-name="P1271"><text:span text:style-name="T960">Когда предлог отрывается от глагола, </text:span><text:span text:style-name="T961">то </text:span><text:span text:style-name="T962">порой</text:span><text:span text:style-name="T960"> сложно определить что это фразовый глагол.</text:span></text:p>
      <text:p text:style-name="P319"/>
      <text:p text:style-name="P1437">Сложные предложения</text:p>
      <text:p text:style-name="P324"/>
      <text:p text:style-name="P322">Простое предложение содержит 1 подлежащее и 1 <text:span text:style-name="T1602">(</text:span>и более<text:span text:style-name="T1602">)</text:span> сказуемых.</text:p>
      <text:p text:style-name="P323">Сложное предложение содержит 2 <text:span text:style-name="T1602">(</text:span>и более<text:span text:style-name="T1602">)</text:span> подлежащих, и 2 <text:span text:style-name="T1602">(</text:span>и более<text:span text:style-name="T1602">)</text:span> сказуемых.</text:p>
      <text:p text:style-name="P322"/>
      <text:p text:style-name="P131"><text:span text:style-name="T13">I</text:span> <text:span text:style-name="T26">woke</text:span> up at 7 o`clock — Я проснулся в 7 часов <text:span text:style-name="T1558">(простое предложение)</text:span>.</text:p>
      <text:p text:style-name="P131"/>
      <text:p text:style-name="P132"><text:span text:style-name="T13">Jake</text:span> <text:span text:style-name="T26">woke</text:span> up, <text:span text:style-name="T26">had</text:span> breakfast, <text:span text:style-name="T26">got</text:span> dressed and <text:span text:style-name="T26">went</text:span> to work — Джек проснулся, позавтракал, оделся и пошел на работу <text:span text:style-name="T1555">(перед and нет запятой, т. к. простое предложение)</text:span>.</text:p>
      <text:p text:style-name="P325"/>
      <text:p text:style-name="P130"><text:span text:style-name="T13">I</text:span> <text:span text:style-name="T26">woke</text:span> up at 7 o`clock, but <text:span text:style-name="T13">everybody</text:span> <text:span text:style-name="T26">was</text:span> still asleep — Я проснулся в 7, но все еще спали.</text:p>
      <text:p text:style-name="P318"/>
      <text:p text:style-name="P1284"><text:span text:style-name="T1358">Сложное предложение делится на </text:span><text:span text:style-name="T1359">1</text:span><text:span text:style-name="T1358"> главную часть и остальные, зависимые. </text:span><text:span text:style-name="T395">В английском, зависим</text:span><text:span text:style-name="T396">ая</text:span><text:span text:style-name="T395"> част</text:span><text:span text:style-name="T396">ь</text:span><text:span text:style-name="T395"> называется clause, а в русском — придаточным предложением.</text:span></text:p>
      <text:p text:style-name="P1389"><text:span text:style-name="T341">Г</text:span><text:span text:style-name="T269">лавная часть также называется главным предложением.</text:span></text:p>
      <text:p text:style-name="P1090"/>
      <text:p text:style-name="P879">Виды придаточных предложений:</text:p>
      <text:list xml:id="list1236548347" text:style-name="L113">
        <text:list-item>
          <text:p text:style-name="P1632">reperted clause (reported speech) — косвенная речь;</text:p>
        </text:list-item>
        <text:list-item>
          <text:p text:style-name="P1632">if clause (conditional) — условные предложения;</text:p>
        </text:list-item>
        <text:list-item>
          <text:p text:style-name="P1632"><text:soft-page-break/>relative clause — придаточные определительные предложения.</text:p>
        </text:list-item>
      </text:list>
      <text:p text:style-name="P318"/>
      <text:p text:style-name="P667">Союзы <text:span text:style-name="T554">and</text:span>, <text:span text:style-name="T554">but</text:span>, <text:span text:style-name="T554">or</text:span>, <text:span text:style-name="T554">so</text:span>, <text:span text:style-name="T554">because</text:span></text:p>
      <text:p text:style-name="P326"/>
      <text:p text:style-name="P327">Они объединяют части сложного предложения. <text:span text:style-name="T1554">Но могут встречаться и в простых предложениях, чтобы объеднить между собой отдельные слова.</text:span></text:p>
      <text:p text:style-name="P327"/>
      <text:p text:style-name="P328">Самые популярные союзы:</text:p>
      <text:list xml:id="list1547740981" text:style-name="L114">
        <text:list-item>
          <text:p text:style-name="P1729">and — и;</text:p>
        </text:list-item>
        <text:list-item>
          <text:p text:style-name="P1729">or — или;</text:p>
        </text:list-item>
        <text:list-item>
          <text:p text:style-name="P1729">but — но;</text:p>
        </text:list-item>
        <text:list-item>
          <text:p text:style-name="P1729">so — поэтому;</text:p>
        </text:list-item>
        <text:list-item>
          <text:p text:style-name="P1729">because — потому что.</text:p>
        </text:list-item>
      </text:list>
      <text:p text:style-name="P331"/>
      <text:p text:style-name="P1274"><text:span text:style-name="T967">Части сложного предложения </text:span><text:span text:style-name="T968">всегда </text:span><text:span text:style-name="T967">разделяются запятыми, за исключением случаев, </text:span></text:p>
      <text:p text:style-name="P331">когда используются союз <text:span text:style-name="T554">because</text:span>. Но если союзы <text:span text:style-name="T1557">стоят </text:span>в простом предложении, </text:p>
      <text:p text:style-name="P1274"><text:span text:style-name="T971">то</text:span><text:span text:style-name="T967"> перед ними запятые не </text:span><text:span text:style-name="T974">нужны</text:span><text:span text:style-name="T967">.</text:span></text:p>
      <text:p text:style-name="P329"/>
      <text:p text:style-name="P133">I met Jill, <text:span text:style-name="T1240">and</text:span> we went for a wolk — Я встретила Джил <text:span text:style-name="T1240">и</text:span> мы пошли гулять.</text:p>
      <text:p text:style-name="P133">I was very tired, <text:span text:style-name="T1240">so</text:span> I went to sleep early — Я очень устал, <text:span text:style-name="T1240">поэтому</text:span> я пошел спать раньше.</text:p>
      <text:p text:style-name="P133"/>
      <text:p text:style-name="P141">We can`t go to the party <text:span text:style-name="T1240">because</text:span> we were going away that weekend — </text:p>
      <text:p text:style-name="P141">Мы не сможет пойти <text:span text:style-name="T911">на вечеринку, </text:span><text:span text:style-name="T1232">потому что</text:span><text:span text:style-name="T911"> уезжаем в эти выходные.</text:span></text:p>
      <text:p text:style-name="P330"/>
      <text:p text:style-name="P1275"><text:span text:style-name="T967">В </text:span><text:span text:style-name="T975">русском и английском язык</text:span><text:span text:style-name="T974">ах</text:span><text:span text:style-name="T975"> расстановка запятых </text:span><text:span text:style-name="T981">часто </text:span><text:span text:style-name="T975">не совпадает!</text:span></text:p>
      <text:p text:style-name="P332"/>
      <text:p text:style-name="P1273"><text:span text:style-name="T969">Иногда встречаются сложные предложения состоящие из </text:span><text:span text:style-name="T970">2</text:span><text:span text:style-name="T969">х и более простых предложений, объединенных вместе, но без запятых. Это сильно сбивает по началу.</text:span></text:p>
      <text:p text:style-name="P333"/>
      <text:p text:style-name="P63"><text:span text:style-name="T1280">It`s the fitst time I have driven a car — </text:span><text:span text:style-name="T1286">Это впервые, когда я веду машину.</text:span></text:p>
      <text:p text:style-name="P136"><text:span text:style-name="T1286">S</text:span><text:span text:style-name="T1273">he told me she wanted to go — Она сказал мне, что хочет уйти.</text:span></text:p>
      <text:p text:style-name="P231"/>
      <text:p text:style-name="P17"><text:span text:style-name="T1556">В</text:span>опросительные <text:span text:style-name="T1556">c</text:span>ложные предложения</text:p>
      <text:p text:style-name="P18"/>
      <text:p text:style-name="P729">Главная часть сохраняет вопросительный порядок слов. В зависимых частях порядок </text:p>
      <text:p text:style-name="P1276"><text:span text:style-name="T529">слов такой же, как в утверждениях. </text:span><text:span text:style-name="T528">Зависимая част</text:span><text:span text:style-name="T530">ь</text:span><text:span text:style-name="T528"> разделя</text:span><text:span text:style-name="T530">е</text:span><text:span text:style-name="T528">тся вопросительным словом, которое в данном случае </text:span><text:span text:style-name="T532">является</text:span><text:span text:style-name="T530"> </text:span><text:span text:style-name="T528">союз</text:span><text:span text:style-name="T532">ом</text:span><text:span text:style-name="T528">.</text:span></text:p>
      <text:p text:style-name="P726"/>
      <text:p text:style-name="P135"><text:span text:style-name="T427">Why is she crying? </text:span><text:span text:style-name="T526">(простое предложение)</text:span></text:p>
      <text:p text:style-name="P135"><text:span text:style-name="T1287">D</text:span><text:span text:style-name="T1273">o you know</text:span><text:span text:style-name="T427"> </text:span><text:span text:style-name="T1292">why</text:span><text:span text:style-name="T1273"> she is crying</text:span><text:span text:style-name="T427">? </text:span><text:span text:style-name="T526">(сложное предложение; </text:span><text:span text:style-name="T528">why — это союз</text:span><text:span text:style-name="T526">)</text:span></text:p>
      <text:p text:style-name="P728"/>
      <text:p text:style-name="P730">Если вопрос общий (без вопросительного слова), то зависимая часть разделяется </text:p>
      <text:p text:style-name="P1277"><text:span text:style-name="T531">союзом</text:span><text:span text:style-name="T528"> </text:span><text:span text:style-name="T739">if/whether</text:span><text:span text:style-name="T528">, </text:span><text:span text:style-name="T530">котор</text:span><text:span text:style-name="T532">ый</text:span><text:span text:style-name="T528"> перевод</text:span><text:span text:style-name="T530">и</text:span><text:span text:style-name="T528">тся частицей «ли».</text:span></text:p>
      <text:p text:style-name="P727"/>
      <text:p text:style-name="P134"><text:span text:style-name="T527">C</text:span><text:span text:style-name="T427">an you tell </text:span><text:span text:style-name="T1240">if</text:span><text:span text:style-name="T427"> this house belongs to Jerry? — Скажите, этот </text:span><text:span text:style-name="T1240">ли</text:span><text:span text:style-name="T427"> дом принадлежит Джерри?</text:span></text:p>
      <text:p text:style-name="P725"/>
      <text:p text:style-name="P731">Если вопросительное слово или союз <text:span text:style-name="T554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19"/>
      <text:p text:style-name="P19"/>
      <text:p text:style-name="P1585">Косвенная речь</text:p>
      <text:p text:style-name="P315"/>
      <text:p text:style-name="P1278"><text:span text:style-name="T972">Это </text:span><text:span text:style-name="T973">способ передать слова другого человека, т. е. дословный пересказ речи.</text:span></text:p>
      <text:p text:style-name="P339"/>
      <text:p text:style-name="P337">Части предложения разделяются вопросительным словом или союзом<text:span text:style-name="T1560"> </text:span><text:span text:style-name="T554">if/whether</text:span> <text:span text:style-name="T1560">и др</text:span>. </text:p>
      <text:p text:style-name="P1282"><text:span text:style-name="T973">В главной части указывается автор слов. В зависимой части меняется время </text:span><text:span text:style-name="T1560">(</text:span><text:span text:style-name="T1565">на прошлое</text:span><text:span text:style-name="T1566">).</text:span></text:p>
      <text:p text:style-name="P340"/>
      <text:p text:style-name="P137"><text:span text:style-name="T1260">I </text:span><text:span text:style-name="T1240">want to eat</text:span> — Я хочу есть (прямая речь; Джон)</text:p>
      <text:p text:style-name="P137">John said that <text:span text:style-name="T1240">he wanted to eat</text:span> — Джон сказал, что он хочет есть (ковенная речь)</text:p>
      <text:p text:style-name="P341"/>
      <text:p text:style-name="P334"><text:span text:style-name="T911">Союз </text:span><text:span text:style-name="T554">that</text:span><text:span text:style-name="T911"> означает «что». Он часто выпадает при переводе.</text:span></text:p>
      <text:p text:style-name="P338"/>
      <text:p text:style-name="P337">Косвенную речь принято выражать в форме прошедшего, поэтому если слова автора были </text:p>
      <text:p text:style-name="P337">в Present, то при пересказе они станут в Past, а если были в Future, то станут </text:p>
      <text:p text:style-name="P1283"><text:span text:style-name="T978">в future-in-the-past </text:span><text:span text:style-name="T979">(это когда will меняется на would)</text:span><text:span text:style-name="T978">. </text:span><text:span text:style-name="T986">(перевод не обязательно </text:span><text:span text:style-name="T988">будет </text:span></text:p>
      <text:p text:style-name="P1283"><text:span text:style-name="T986">в прошедшем; прошедшее указывается </text:span><text:span text:style-name="T987">просто</text:span><text:span text:style-name="T986"> грамматически)</text:span></text:p>
      <text:p text:style-name="P346"/>
      <text:p text:style-name="P64"><text:span text:style-name="T1559">W</text:span>hen <text:span text:style-name="T1240">will</text:span> <text:span text:style-name="T1562">Joe</text:span> <text:span text:style-name="T1240">come</text:span><text:span text:style-name="T1562"> to the meeting</text:span>? <text:span text:style-name="T1561">—</text:span> <text:span text:style-name="T1562">Когда Джо </text:span><text:span text:style-name="T1259">придет</text:span><text:span text:style-name="T1562"> на собрание?</text:span></text:p>
      <text:p text:style-name="P64"><text:span text:style-name="T1562">I asked when Joe </text:span><text:span text:style-name="T1259">would</text:span><text:span text:style-name="T1562"> </text:span><text:span text:style-name="T1259">come</text:span><text:span text:style-name="T1562"> to the meeting? — Я спросил, когда Джо </text:span><text:span text:style-name="T1259">придет</text:span><text:span text:style-name="T1562"> на собрание?</text:span></text:p>
      <text:p text:style-name="P336"/>
      <text:p text:style-name="P1279"><text:span text:style-name="T978">Модальные глаголы </text:span><text:span text:style-name="T980">также </text:span><text:span text:style-name="T978">меняются на аналогичные в прошедшей форме или на </text:span></text:p>
      <text:p text:style-name="P337">заменяющие их модальные конструкции.</text:p>
      <text:p text:style-name="P336"/>
      <text:p text:style-name="P1281"><text:span text:style-name="T977">Если пересказывается просьба или приказ в утвердительной форме, то перед </text:span><text:span text:style-name="T976">зависимой</text:span><text:span text:style-name="T977"> частью ставится слово </text:span><text:span text:style-name="T599">to</text:span><text:span text:style-name="T977">, а если в отрицательной </text:span><text:span text:style-name="T984">форме</text:span><text:span text:style-name="T977"> — то </text:span><text:span text:style-name="T599">not to</text:span><text:span text:style-name="T977">. </text:span><text:span text:style-name="T984">При этом </text:span></text:p>
      <text:p text:style-name="P1281"><text:span text:style-name="T984">зависимая часть уже не меняется </text:span><text:span text:style-name="T993">по</text:span><text:span text:style-name="T984"> времени </text:span><text:span text:style-name="T985">(уточнить)</text:span><text:span text:style-name="T984">.</text:span></text:p>
      <text:p text:style-name="P342"/>
      <text:p text:style-name="P138">Stop the car, Tom →<text:span text:style-name="T1563"> She told Tom </text:span><text:span text:style-name="T1261">to</text:span><text:span text:style-name="T1563"> stop the car.</text:span></text:p>
      <text:p text:style-name="P139">Don`t stop the car, Tom → She told Tom <text:span text:style-name="T1240">not to</text:span> stop the car.</text:p>
      <text:p text:style-name="P343"/>
      <text:p text:style-name="P1280"><text:span text:style-name="T982">Если пересказывается вопрос, то </text:span><text:span text:style-name="T983">дополнительно</text:span><text:span text:style-name="T982"> </text:span><text:span text:style-name="T983">подключаться все</text:span><text:span text:style-name="T982"> те же правила, </text:span></text:p>
      <text:p text:style-name="P344">что в вопросительном сложном предложении.</text:p>
      <text:p text:style-name="P345"/>
      <text:p text:style-name="P140">Do you like cars, Tom → She asked Tom <text:span text:style-name="T427">if</text:span> he liked <text:span text:style-name="T1564">cars (Она спросила Тома, </text:span></text:p>
      <text:p text:style-name="P142">любит ли он машины)</text:p>
      <text:p text:style-name="P345"/>
      <text:p text:style-name="P668">Условные предложения</text:p>
      <text:p text:style-name="P348"/>
      <text:p text:style-name="P1285"><text:span text:style-name="T989">Если ситуация, описанная в главно</text:span><text:span text:style-name="T993">й</text:span><text:span text:style-name="T989"> </text:span><text:span text:style-name="T993">части</text:span><text:span text:style-name="T989">, может случиться только при условии, </text:span><text:span text:style-name="T1009">у</text:span><text:span text:style-name="T989">казан</text:span><text:span text:style-name="T1009">ном</text:span><text:span text:style-name="T989"> </text:span></text:p>
      <text:p text:style-name="P1285"><text:span text:style-name="T989">в </text:span><text:span text:style-name="T993">зависимой</text:span><text:span text:style-name="T989"> </text:span><text:span text:style-name="T993">части</text:span><text:span text:style-name="T989">, то </text:span><text:span text:style-name="T991">так</text:span><text:span text:style-name="T995">ое</text:span><text:span text:style-name="T989"> предложени</text:span><text:span text:style-name="T995">е</text:span><text:span text:style-name="T989"> </text:span><text:span text:style-name="T995">называется</text:span><text:span text:style-name="T991"> </text:span><text:span text:style-name="T989">условным.</text:span><text:span text:style-name="T990"> </text:span></text:p>
      <text:p text:style-name="P349"/>
      <text:p text:style-name="P65"><text:span text:style-name="T1567">When I com home (</text:span><text:span text:style-name="T1568">зависимая часть</text:span><text:span text:style-name="T1567">), I always watch TV (главн</text:span><text:span text:style-name="T1568">ая часть</text:span><text:span text:style-name="T1567">) — </text:span></text:p>
      <text:p text:style-name="P147">Когда я прихожу домой, я всегда смотрю телевизор.</text:p>
      <text:p text:style-name="P335"/>
      <text:p text:style-name="P1292"><text:span text:style-name="T989">В условном предложении </text:span><text:span text:style-name="T993">зависимая часть</text:span><text:span text:style-name="T989"> начинается с </text:span><text:span text:style-name="T992">союза</text:span><text:span text:style-name="T989"> </text:span><text:span text:style-name="T600">when</text:span><text:span text:style-name="T989"> или </text:span><text:span text:style-name="T600">if</text:span><text:span text:style-name="T989">. </text:span><text:span text:style-name="T1010">Если действие случится наверняка, то используется </text:span><text:span text:style-name="T607">when</text:span><text:span text:style-name="T1010">. </text:span><text:span text:style-name="T989">Если уверенности нет, но есть </text:span><text:span text:style-name="T999">только</text:span><text:span text:style-name="T989"> </text:span></text:p>
      <text:p text:style-name="P1292"><text:span text:style-name="T989">вероятность, что случится, то </text:span><text:span text:style-name="T1011">используется</text:span><text:span text:style-name="T989"> </text:span><text:span text:style-name="T601">if</text:span><text:span text:style-name="T999">.</text:span></text:p>
      <text:p text:style-name="P347"/>
      <text:p text:style-name="P775"><text:span text:style-name="T1001">С</text:span><text:span text:style-name="T998">оюзы в условных предложениях:</text:span></text:p>
      <text:list xml:id="list2352853244" text:style-name="L115">
        <text:list-item>
          <text:p text:style-name="P1730">when — когда;</text:p>
        </text:list-item>
        <text:list-item>
          <text:p text:style-name="P1730">if — если;</text:p>
        </text:list-item>
        <text:list-item>
          <text:p text:style-name="P1731">while — в то время, как;</text:p>
        </text:list-item>
        <text:list-item>
          <text:p text:style-name="P1732"><text:soft-page-break/>before — до того, как;</text:p>
        </text:list-item>
        <text:list-item>
          <text:p text:style-name="P1732">after — после;</text:p>
        </text:list-item>
        <text:list-item>
          <text:p text:style-name="P1732">until (till) — до того момента, как.</text:p>
        </text:list-item>
      </text:list>
      <text:p text:style-name="P355"/>
      <text:p text:style-name="P1288"><text:span text:style-name="T999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601">if</text:span><text:span text:style-name="T999"> запятая может вовсе не ставиться.</text:span></text:p>
      <text:p text:style-name="P353"/>
      <text:p text:style-name="P354"><text:span text:style-name="T1573">Е</text:span><text:span text:style-name="T1576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53"/>
      <text:p text:style-name="P1284"><text:span text:style-name="T993">Когда </text:span><text:span text:style-name="T994">в </text:span><text:span text:style-name="T993">главн</text:span><text:span text:style-name="T994">ой</text:span><text:span text:style-name="T993"> </text:span><text:span text:style-name="T994">части</text:span><text:span text:style-name="T993"> </text:span><text:span text:style-name="T1008">стоит </text:span><text:span text:style-name="T993">настояще</text:span><text:span text:style-name="T994">е </text:span><text:span text:style-name="T1008">время</text:span><text:span text:style-name="T993">, то так</text:span><text:span text:style-name="T994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996">(уклад жизни)</text:span><text:span text:style-name="T994">.</text:span></text:p>
      <text:p text:style-name="P350"/>
      <text:p text:style-name="P144"><text:span text:style-name="T1569">W</text:span>ater boils when the temperature is 100 degrees — Вода кипит, когда температ<text:span text:style-name="T1577">ура</text:span> 100 град.</text:p>
      <text:p text:style-name="P144">When the sun goes down, it gets dark — Когда солнце садится, становится темно.</text:p>
      <text:p text:style-name="P144">If I am late for work, my boss gets angree — Если я опаздывают на работу, мой шеф злится.</text:p>
      <text:p text:style-name="P351"/>
      <text:p text:style-name="P1286"><text:span text:style-name="T996">Когда в главной части </text:span><text:span text:style-name="T998">стоит </text:span><text:span text:style-name="T996">будущее, </text:span><text:span text:style-name="T997">то </text:span><text:span text:style-name="T996">такие предложения называются условными</text:span></text:p>
      <text:p text:style-name="P1287"><text:span text:style-name="T996">предложениями первого типа (first conditionals). </text:span><text:span text:style-name="T1000">С помощью них</text:span><text:span text:style-name="T996"> говорят, при каких условиях </text:span><text:span text:style-name="T1360">произойдут будущие события (планы).</text:span></text:p>
      <text:p text:style-name="P1385"/>
      <text:p text:style-name="P143">If it`s nice day tomorrow, I will go <text:span text:style-name="T1570">the beach — Если завтра будет хор. день, я пойду на пляж.</text:span></text:p>
      <text:p text:style-name="P145">I will go shopping if I have time — Я зайду в магазин, если у меня будет время.</text:p>
      <text:p text:style-name="P352"/>
      <text:p text:style-name="P1287"><text:span text:style-name="T1361">В </text:span><text:span text:style-name="T1362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363">ь удобнее</text:span><text:span text:style-name="T1362"> будущим.</text:span></text:p>
      <text:p text:style-name="P1386"/>
      <text:p text:style-name="P1376">If I <text:span text:style-name="T1240">see</text:span> him, I <text:span text:style-name="T1240">will </text:span><text:span text:style-name="T1262">tell</text:span><text:span text:style-name="T1572"> </text:span>him exactly how angry I am — Если я <text:span text:style-name="T1240">увижу</text:span> его, я <text:span text:style-name="T1240">выскажусь</text:span> ему </text:p>
      <text:p text:style-name="P1384"><text:span text:style-name="T602">в подробностях о том, как я разозлилась </text:span><text:span text:style-name="T603">(first conditional)</text:span><text:span text:style-name="T602">. </text:span><text:span text:style-name="T1571"><text:s/></text:span></text:p>
      <text:p text:style-name="P146"/>
      <text:p text:style-name="P1289"><text:span text:style-name="T1181">Условные предложения второго типа </text:span><text:span text:style-name="T1182">используются </text:span><text:span text:style-name="T1180">для описания нереальных </text:span><text:span text:style-name="T1183">либо</text:span><text:span text:style-name="T1180"> маловероятных ситуаций, связанных с насто</text:span><text:span text:style-name="T1183">я</text:span><text:span text:style-name="T1180">щим (альтернативн</text:span><text:span text:style-name="T1183">ая</text:span><text:span text:style-name="T1180"> реальност</text:span><text:span text:style-name="T1183">ь</text:span><text:span text:style-name="T1180">).</text:span></text:p>
      <text:p text:style-name="P356"/>
      <text:p text:style-name="P1290"><text:span text:style-name="T1003">Главная часть содержит связку </text:span><text:span text:style-name="T606">would</text:span><text:span text:style-name="T1003"> + инфинитив. Зависимая часть, грамматически, </text:span></text:p>
      <text:p text:style-name="P1290"><text:span text:style-name="T1002">стоит </text:span><text:span text:style-name="T1003">в прошешем времени, </text:span><text:span text:style-name="T1004">но </text:span><text:span text:style-name="T1006">привязана</text:span><text:span text:style-name="T1005"> к</text:span><text:span text:style-name="T1004"> настоящ</text:span><text:span text:style-name="T1005">ему</text:span><text:span text:style-name="T1003">. </text:span><text:span text:style-name="T1002">Со</text:span><text:span text:style-name="T1006">ю</text:span><text:span text:style-name="T1002">з </text:span><text:span text:style-name="T605">if</text:span><text:span text:style-name="T1002"> переводится </text:span><text:span text:style-name="T1007">как «если бы».</text:span></text:p>
      <text:p text:style-name="P1383"/>
      <text:p text:style-name="P1377"><text:span text:style-name="T1263">I</text:span><text:span text:style-name="T1264">f</text:span><text:span text:style-name="T533"> he was rich (зависимая часть), he </text:span><text:span text:style-name="T1264">would buy</text:span><text:span text:style-name="T533"> Lamborgini (главная часть) — </text:span></text:p>
      <text:p text:style-name="P1293"><text:span text:style-name="T1344">Если бы</text:span><text:span text:style-name="T1338"> он был богатым, он </text:span><text:span text:style-name="T1344">бы купил</text:span><text:span text:style-name="T1338"> Ламборджини </text:span><text:span text:style-name="T1339">(would </text:span><text:span text:style-name="T1341">и</text:span><text:span text:style-name="T1340"> will </text:span><text:span text:style-name="T1339">заменя</text:span><text:span text:style-name="T1340">ю</text:span><text:span text:style-name="T1339">т to?)</text:span><text:span text:style-name="T1338">.</text:span></text:p>
      <text:p text:style-name="P1387"/>
      <text:p text:style-name="P1467"><text:span text:style-name="T1001">О</text:span><text:span text:style-name="T911">чень часто в условных предложениях второго типа в if-части, глагол </text:span><text:span text:style-name="T554">be</text:span><text:span text:style-name="T911"> стоит в форме </text:span><text:span text:style-name="T554">were</text:span><text:span text:style-name="T911">, даже после </text:span><text:span text:style-name="T554">I, he, she, it</text:span><text:span text:style-name="T911">. Это исключение из правил, которое нужно запомнить.</text:span></text:p>
      <text:p text:style-name="P358"/>
      <text:p text:style-name="P1291"><text:span text:style-name="T604">If </text:span><text:span text:style-name="T780">he were</text:span><text:span text:style-name="T604"> rich, he would buy Lamborgini — Если бы </text:span><text:span text:style-name="T780">он был</text:span><text:span text:style-name="T604"> богатым, он бы купил Ламборджини (такой вариант тоже считается правильным)</text:span></text:p>
      <text:p text:style-name="P357"/>
      <text:p text:style-name="P669">Придаточные определительные предложения</text:p>
      <text:p text:style-name="P359"/>
      <text:p text:style-name="P360">Дополняют по смыслу главн<text:span text:style-name="T1579">ую часть</text:span>, <text:span text:style-name="T1578">сообщают дополнительную информацию </text:span></text:p>
      <text:p text:style-name="P364">и обычно относятся к какому-то существительному или прилагательному.</text:p>
      <text:p text:style-name="P364"/>
      <text:p text:style-name="P1468"><text:soft-page-break/><text:span text:style-name="T1012">Могут стоять и в середине, и в конце предложения, </text:span><text:span text:style-name="T911">при этом запятыми не выделяются </text:span></text:p>
      <text:p text:style-name="P1294"><text:span text:style-name="T911">(в отличии от русского). </text:span><text:span text:style-name="T1014">Часто н</text:span><text:span text:style-name="T911">ачинаются с союза или союзной конструкции.</text:span></text:p>
      <text:p text:style-name="P364"/>
      <text:p text:style-name="P148"><text:span text:style-name="T1578">T</text:span>he <text:span text:style-name="T13">woman</text:span> <text:span text:style-name="T1240">who lives next door</text:span> is a doctor — <text:span text:style-name="T13">Женщина</text:span>, <text:span text:style-name="T1240">которая живет по соседству</text:span>, </text:p>
      <text:p text:style-name="P1294"><text:span text:style-name="T612">работает доктором (выделенная часть </text:span><text:span text:style-name="T613">относится к </text:span><text:span text:style-name="T612">«женщин</text:span><text:span text:style-name="T613">е</text:span><text:span text:style-name="T612">»).</text:span></text:p>
      <text:p text:style-name="P365"/>
      <text:p text:style-name="P367">Союзы, с которых начинается придаточное предложение:</text:p>
      <text:list xml:id="list2486964701" text:style-name="L116">
        <text:list-item>
          <text:p text:style-name="P1733">who — который (о людях);</text:p>
        </text:list-item>
        <text:list-item>
          <text:p text:style-name="P1733">which — который (о предметах и животных);</text:p>
        </text:list-item>
        <text:list-item>
          <text:p text:style-name="P1733">that — который (о людях, предметах и животных);</text:p>
        </text:list-item>
        <text:list-item>
          <text:p text:style-name="P1733">where — где;</text:p>
        </text:list-item>
        <text:list-item>
          <text:p text:style-name="P1733">whose — чей.</text:p>
        </text:list-item>
      </text:list>
      <text:p text:style-name="P365"/>
      <text:p text:style-name="P1295"><text:span text:style-name="T1013">Союзы ставить не обязательно. </text:span><text:span text:style-name="T1015">Вс</text:span><text:span text:style-name="T1016">ё</text:span><text:span text:style-name="T1015"> п</text:span><text:span text:style-name="T1013">редложение может быть без союзов и запятых. </text:span></text:p>
      <text:p text:style-name="P366"/>
      <text:p text:style-name="Standard"><text:span text:style-name="T554">The movie </text:span><text:span text:style-name="T772">we saw last weak</text:span><text:span text:style-name="T554"> was rather good — Филь, </text:span><text:span text:style-name="T772">который мы смотрели на прошлой неделе</text:span><text:span text:style-name="T554">, оказался довольно хорошим (</text:span><text:span text:style-name="T608">при</text:span><text:span text:style-name="T554"> переводе союзы </text:span><text:span text:style-name="T608">и запятые</text:span><text:span text:style-name="T554"> </text:span><text:span text:style-name="T608">будут</text:span><text:span text:style-name="T554">).</text:span></text:p>
      <text:p text:style-name="P362"/>
      <text:p text:style-name="P1469"><text:span text:style-name="T1018">С помощью </text:span><text:span text:style-name="T1020">придаточного определительного предложения</text:span><text:span text:style-name="T1018"> можно также объединять несколько простых предложений, в одно сложное.</text:span></text:p>
      <text:p text:style-name="P362"/>
      <text:p text:style-name="P1470"><text:span text:style-name="T1018">В </text:span><text:span text:style-name="T1019">этом случае </text:span><text:span text:style-name="T1021">у</text:span><text:span text:style-name="T1019"> одно</text:span><text:span text:style-name="T1021">го</text:span><text:span text:style-name="T1019"> из предложений подлежащее выпадет, а его место займет союз </text:span><text:span text:style-name="T1017">who, which </text:span><text:span text:style-name="T1019">или</text:span><text:span text:style-name="T1017"> that, </text:span><text:span text:style-name="T1019">который теперь обязан стоять. Иначе</text:span><text:span text:style-name="T1018"> наручится логика английского.</text:span></text:p>
      <text:p text:style-name="P361"/>
      <text:p text:style-name="P362">Например, объединим 2 предложения: I work in an office. It is in Park street.</text:p>
      <text:p text:style-name="P362"/>
      <text:p text:style-name="P149">I work in an office <text:span text:style-name="T18">which</text:span> <text:span text:style-name="T26">is</text:span> in Park street — Я работаю в офисе, <text:span text:style-name="T22">который</text:span><text:span text:style-name="T1580"> </text:span><text:span text:style-name="T42">расположен</text:span><text:span text:style-name="T1580"> </text:span></text:p>
      <text:p text:style-name="P1470"><text:span text:style-name="T609">на Парк стрит (which </text:span><text:span text:style-name="T611">заменяет</text:span><text:span text:style-name="T609"> </text:span><text:span text:style-name="T610">подлежащ</text:span><text:span text:style-name="T611">ие</text:span><text:span text:style-name="T610"> It</text:span><text:span text:style-name="T609">).</text:span></text:p>
      <text:p text:style-name="P149"/>
      <text:p text:style-name="P368">Но если после союза в придаточном предложении остается <text:s/>подлежащее и сказуемое, </text:p>
      <text:p text:style-name="P363"><text:span text:style-name="T1581">то союз все-таки можно убрать. </text:span><text:span text:style-name="T1582">Такие варианты будут встречаться чаще </text:span><text:span text:style-name="T1583">всего</text:span><text:span text:style-name="T1582">.</text:span></text:p>
      <text:p text:style-name="P363"/>
      <text:p text:style-name="P1471"><text:span text:style-name="T611">This is the shirt </text:span><text:span text:style-name="T781">which</text:span><text:span text:style-name="T611"> </text:span><text:span text:style-name="T16">I</text:span><text:span text:style-name="T611"> </text:span><text:span text:style-name="T30">bought</text:span><text:span text:style-name="T611"> in the sales / This is shirt </text:span><text:span text:style-name="T15">I</text:span><text:span text:style-name="T554"> </text:span><text:span text:style-name="T29">bought</text:span><text:span text:style-name="T611"> in the sales — </text:span></text:p>
      <text:p text:style-name="P1471"><text:span text:style-name="T611">Это рубкашка, </text:span><text:span text:style-name="T772">которую</text:span><text:span text:style-name="T554"> </text:span><text:span text:style-name="T15">я</text:span><text:span text:style-name="T554"> </text:span><text:span text:style-name="T29">купил</text:span><text:span text:style-name="T554"> </text:span><text:span text:style-name="T611">на распродаже</text:span><text:span text:style-name="T614">.</text:span></text:p>
      <text:p text:style-name="P1571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728792707872">
          <table:table-cell table:style-name="Table7.A1" office:value-type="string">
            <text:p text:style-name="P1505"/>
          </table:table-cell>
          <table:table-cell table:style-name="Table7.A1" office:value-type="string">
            <text:p text:style-name="P1486">Past</text:p>
          </table:table-cell>
          <table:table-cell table:style-name="Table7.A1" office:value-type="string">
            <text:p text:style-name="P1486">Present</text:p>
          </table:table-cell>
          <table:table-cell table:style-name="Table7.D1" office:value-type="string">
            <text:p text:style-name="P1486">Future</text:p>
          </table:table-cell>
        </table:table-row>
        <table:table-row table:style-name="TableLine94728787630656">
          <table:table-cell table:style-name="Table7.A2" office:value-type="string">
            <text:p text:style-name="P1493">+</text:p>
          </table:table-cell>
          <table:table-cell table:style-name="Table7.A2" office:value-type="string">
            <text:p text:style-name="P1528">I/y<text:span text:style-name="T1383">ou</text:span>/w<text:span text:style-name="T1383">e</text:span>/t<text:span text:style-name="T1383">hey</text:span>/he/she/it started</text:p>
          </table:table-cell>
          <table:table-cell table:style-name="Table7.A2" office:value-type="string">
            <text:p text:style-name="P1519">I/you/we/they start</text:p>
            <text:p text:style-name="P1519">He/she/it starts</text:p>
          </table:table-cell>
          <table:table-cell table:style-name="Table7.D2" office:value-type="string">
            <text:p text:style-name="P1531">I/y<text:span text:style-name="T1383">ou</text:span>/w<text:span text:style-name="T1383">e</text:span>/t<text:span text:style-name="T1383">hey</text:span>/he/she/it </text:p>
            <text:p text:style-name="P1531">will start</text:p>
          </table:table-cell>
        </table:table-row>
        <table:table-row table:style-name="TableLine94728787652432">
          <table:table-cell table:style-name="Table7.A2" office:value-type="string">
            <text:p text:style-name="P1487">-</text:p>
          </table:table-cell>
          <table:table-cell table:style-name="Table7.A2" office:value-type="string">
            <text:p text:style-name="P1528">I/y<text:span text:style-name="T1383">ou</text:span>/w<text:span text:style-name="T1383">e</text:span>/t<text:span text:style-name="T1383">hey</text:span>/he/she/it</text:p>
            <text:p text:style-name="P1528">didn`t start</text:p>
          </table:table-cell>
          <table:table-cell table:style-name="Table7.A2" office:value-type="string">
            <text:p text:style-name="P1519">I/you/we/they don`t start</text:p>
            <text:p text:style-name="P1519">He/she/it doesn`t start</text:p>
          </table:table-cell>
          <table:table-cell table:style-name="Table7.D2" office:value-type="string">
            <text:p text:style-name="P1531">I/y<text:span text:style-name="T1383">ou</text:span>/w<text:span text:style-name="T1383">e</text:span>/t<text:span text:style-name="T1383">hey</text:span>/he/she/it</text:p>
            <text:p text:style-name="P1531">won`t start</text:p>
          </table:table-cell>
        </table:table-row>
        <table:table-row table:style-name="TableLine94728787662224">
          <table:table-cell table:style-name="Table7.A2" office:value-type="string">
            <text:p text:style-name="P1487">?</text:p>
          </table:table-cell>
          <table:table-cell table:style-name="Table7.A2" office:value-type="string">
            <text:p text:style-name="P1529">Did I/y<text:span text:style-name="T1383">ou</text:span>/w<text:span text:style-name="T1383">e</text:span>/t<text:span text:style-name="T1383">hey</text:span>/he</text:p>
            <text:p text:style-name="P1529">/she/it start?</text:p>
          </table:table-cell>
          <table:table-cell table:style-name="Table7.A2" office:value-type="string">
            <text:p text:style-name="P1519">Do I/you/we/they start?</text:p>
            <text:p text:style-name="P1519">Does he/she/it start?</text:p>
          </table:table-cell>
          <table:table-cell table:style-name="Table7.D2" office:value-type="string">
            <text:p text:style-name="P1532">Will I/y<text:span text:style-name="T1383">ou</text:span>/w<text:span text:style-name="T1383">e</text:span>/t<text:span text:style-name="T1383">hey</text:span>/he</text:p>
            <text:p text:style-name="P1532">/she/it start?</text:p>
          </table:table-cell>
        </table:table-row>
      </table:table>
      <text:p text:style-name="P256"/>
      <text:p text:style-name="P748"><text:span text:style-name="T916">Таблица времен группы Continu</text:span><text:span text:style-name="T917">ou</text:span><text:span text:style-name="T916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728787680128">
          <table:table-cell table:style-name="Table8.A1" office:value-type="string">
            <text:p text:style-name="P1518"/>
          </table:table-cell>
          <table:table-cell table:style-name="Table8.A1" office:value-type="string">
            <text:p text:style-name="P1486">Past</text:p>
          </table:table-cell>
          <table:table-cell table:style-name="Table8.A1" office:value-type="string">
            <text:p text:style-name="P1486">Present</text:p>
          </table:table-cell>
          <table:table-cell table:style-name="Table8.D1" office:value-type="string">
            <text:p text:style-name="P1486">Future</text:p>
          </table:table-cell>
        </table:table-row>
        <table:table-row table:style-name="TableLine94728787741632">
          <table:table-cell table:style-name="Table8.A2" office:value-type="string">
            <text:p text:style-name="P1487">+</text:p>
          </table:table-cell>
          <table:table-cell table:style-name="Table8.A2" office:value-type="string">
            <text:p text:style-name="P1530">I/<text:span text:style-name="T1382">he/she/it</text:span> <text:span text:style-name="T1382">was starting</text:span></text:p>
            <text:p text:style-name="P1530"><text:span text:style-name="T1382">Y</text:span><text:span text:style-name="T1383">ou</text:span><text:span text:style-name="T1382">/w</text:span><text:span text:style-name="T1383">e</text:span><text:span text:style-name="T1382">/t</text:span><text:span text:style-name="T1383">hey</text:span><text:span text:style-name="T1382"> were starting</text:span></text:p>
          </table:table-cell>
          <table:table-cell table:style-name="Table8.A2" office:value-type="string">
            <text:p text:style-name="P1521">I am starting</text:p>
            <text:p text:style-name="P1522">He/she/it is starting</text:p>
            <text:p text:style-name="P1521">You/we/they are starting</text:p>
          </table:table-cell>
          <table:table-cell table:style-name="Table8.D2" office:value-type="string">
            <text:p text:style-name="P1505"/>
          </table:table-cell>
        </table:table-row>
        <table:table-row table:style-name="TableLine94728787796064">
          <table:table-cell table:style-name="Table8.A2" office:value-type="string">
            <text:p text:style-name="P1487">-</text:p>
          </table:table-cell>
          <table:table-cell table:style-name="Table8.A2" office:value-type="string">
            <text:p text:style-name="P1531">I/he/she/it wasn`t starting</text:p>
            <text:p text:style-name="P1531">Y<text:span text:style-name="T1383">ou</text:span>/w<text:span text:style-name="T1383">e</text:span>/t<text:span text:style-name="T1383">hey</text:span> weren`t starting</text:p>
          </table:table-cell>
          <table:table-cell table:style-name="Table8.A2" office:value-type="string">
            <text:p text:style-name="P1521">I`m not starting</text:p>
            <text:p text:style-name="P1522">He/she/it isn`t starting</text:p>
            <text:p text:style-name="P1521">You/we/they aren`t starting</text:p>
          </table:table-cell>
          <table:table-cell table:style-name="Table8.D2" office:value-type="string">
            <text:p text:style-name="P1505"/>
          </table:table-cell>
        </table:table-row>
        <table:table-row table:style-name="TableLine94728787825824">
          <table:table-cell table:style-name="Table8.A2" office:value-type="string">
            <text:p text:style-name="P1487">?</text:p>
          </table:table-cell>
          <table:table-cell table:style-name="Table8.A2" office:value-type="string">
            <text:p text:style-name="P1531">Was I/he/she/it starting?</text:p>
            <text:p text:style-name="P1531">Were y<text:span text:style-name="T1383">ou</text:span>/w<text:span text:style-name="T1383">e</text:span>/t<text:span text:style-name="T1383">hey</text:span> starting?</text:p>
          </table:table-cell>
          <table:table-cell table:style-name="Table8.A2" office:value-type="string">
            <text:p text:style-name="P1521">Am I starting?</text:p>
            <text:p text:style-name="P1522">Is he/she/it starting?</text:p>
            <text:p text:style-name="P1521">Are you/we/they starting?</text:p>
          </table:table-cell>
          <table:table-cell table:style-name="Table8.D2" office:value-type="string">
            <text:p text:style-name="P1505"/>
          </table:table-cell>
        </table:table-row>
      </table:table>
      <text:p text:style-name="P256"/>
      <text:p text:style-name="P258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728787809152">
          <table:table-cell table:style-name="Table9.A1" office:value-type="string">
            <text:p text:style-name="P1518"/>
          </table:table-cell>
          <table:table-cell table:style-name="Table9.A1" office:value-type="string">
            <text:p text:style-name="P1486">Past</text:p>
          </table:table-cell>
          <table:table-cell table:style-name="Table9.A1" office:value-type="string">
            <text:p text:style-name="P1486">Present</text:p>
          </table:table-cell>
          <table:table-cell table:style-name="Table9.D1" office:value-type="string">
            <text:p text:style-name="P1486">Future</text:p>
          </table:table-cell>
        </table:table-row>
        <table:table-row table:style-name="TableLine94728787872336">
          <table:table-cell table:style-name="Table9.A2" office:value-type="string">
            <text:p text:style-name="P1487">+</text:p>
          </table:table-cell>
          <table:table-cell table:style-name="Table9.A2" office:value-type="string">
            <text:p text:style-name="P1505"/>
          </table:table-cell>
          <table:table-cell table:style-name="Table9.A2" office:value-type="string">
            <text:p text:style-name="P1521">I/you/we/they have started</text:p>
            <text:p text:style-name="P1521">He/she/it has started</text:p>
          </table:table-cell>
          <table:table-cell table:style-name="Table9.D2" office:value-type="string">
            <text:p text:style-name="P1505"/>
          </table:table-cell>
        </table:table-row>
        <table:table-row table:style-name="TableLine94728787888688">
          <table:table-cell table:style-name="Table9.A2" office:value-type="string">
            <text:p text:style-name="P1487">-</text:p>
          </table:table-cell>
          <table:table-cell table:style-name="Table9.A2" office:value-type="string">
            <text:p text:style-name="P1505"/>
          </table:table-cell>
          <table:table-cell table:style-name="Table9.A2" office:value-type="string">
            <text:p text:style-name="P1521">I/y<text:span text:style-name="T1320">ou</text:span>/w<text:span text:style-name="T1320">e</text:span>/t<text:span text:style-name="T1320">hey</text:span> haven`t started</text:p>
            <text:p text:style-name="P1521">He/she/it hasn`t started</text:p>
          </table:table-cell>
          <table:table-cell table:style-name="Table9.D2" office:value-type="string">
            <text:p text:style-name="P1505"/>
          </table:table-cell>
        </table:table-row>
        <table:table-row table:style-name="TableLine94728787908304">
          <table:table-cell table:style-name="Table9.A2" office:value-type="string">
            <text:p text:style-name="P1487">?</text:p>
          </table:table-cell>
          <table:table-cell table:style-name="Table9.A2" office:value-type="string">
            <text:p text:style-name="P1505"/>
          </table:table-cell>
          <table:table-cell table:style-name="Table9.A2" office:value-type="string">
            <text:p text:style-name="P1521">Have I/y<text:span text:style-name="T1321">ou</text:span>/w<text:span text:style-name="T1321">e</text:span>/t<text:span text:style-name="T1321">hey</text:span> started?</text:p>
            <text:p text:style-name="P1521">Has he/she/it started?</text:p>
          </table:table-cell>
          <table:table-cell table:style-name="Table9.D2" office:value-type="string">
            <text:p text:style-name="P1505"/>
          </table:table-cell>
        </table:table-row>
      </table:table>
      <text:p text:style-name="P258"/>
      <text:p text:style-name="P259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28787915136">
          <table:table-cell table:style-name="Table1.A1" office:value-type="string">
            <text:p text:style-name="P1520"/>
          </table:table-cell>
          <table:table-cell table:style-name="Table1.A1" office:value-type="string">
            <text:p text:style-name="P1488">Past</text:p>
          </table:table-cell>
          <table:table-cell table:style-name="Table1.A1" office:value-type="string">
            <text:p text:style-name="P1488">Present</text:p>
          </table:table-cell>
          <table:table-cell table:style-name="Table1.D1" office:value-type="string">
            <text:p text:style-name="P1488">Future</text:p>
          </table:table-cell>
        </table:table-row>
        <table:table-row table:style-name="TableLine94728787949840">
          <table:table-cell table:style-name="Table1.A2" office:value-type="string">
            <text:p text:style-name="P1488">+</text:p>
          </table:table-cell>
          <table:table-cell table:style-name="Table1.A2" office:value-type="string">
            <text:p text:style-name="P1506"/>
          </table:table-cell>
          <table:table-cell table:style-name="Table1.A2" office:value-type="string">
            <text:p text:style-name="P1527">I/y<text:span text:style-name="T1383">ou</text:span>/w<text:span text:style-name="T1383">e</text:span>/t<text:span text:style-name="T1383">hey</text:span> have been starting</text:p>
            <text:p text:style-name="P1527">He/she/it has been starting</text:p>
          </table:table-cell>
          <table:table-cell table:style-name="Table1.D2" office:value-type="string">
            <text:p text:style-name="P1506"/>
          </table:table-cell>
        </table:table-row>
        <table:table-row table:style-name="TableLine94728787957952">
          <table:table-cell table:style-name="Table1.A2" office:value-type="string">
            <text:p text:style-name="P1488">-</text:p>
          </table:table-cell>
          <table:table-cell table:style-name="Table1.A2" office:value-type="string">
            <text:p text:style-name="P1506"/>
          </table:table-cell>
          <table:table-cell table:style-name="Table1.A2" office:value-type="string">
            <text:p text:style-name="P1527">I/y<text:span text:style-name="T1383">ou</text:span>/w<text:span text:style-name="T1383">e</text:span>/t<text:span text:style-name="T1383">hey</text:span> haven`t been starting</text:p>
            <text:p text:style-name="P1527">He/she/it hasn`t been starting</text:p>
          </table:table-cell>
          <table:table-cell table:style-name="Table1.D2" office:value-type="string">
            <text:p text:style-name="P1506"/>
          </table:table-cell>
        </table:table-row>
        <table:table-row table:style-name="TableLine94728787970320">
          <table:table-cell table:style-name="Table1.A2" office:value-type="string">
            <text:p text:style-name="P1488">?</text:p>
          </table:table-cell>
          <table:table-cell table:style-name="Table1.A2" office:value-type="string">
            <text:p text:style-name="P1506"/>
          </table:table-cell>
          <table:table-cell table:style-name="Table1.A2" office:value-type="string">
            <text:p text:style-name="P1527">Have I/y<text:span text:style-name="T1383">ou</text:span>/w<text:span text:style-name="T1383">e</text:span>/t<text:span text:style-name="T1383">hey</text:span> been starting?</text:p>
            <text:p text:style-name="P1527">Has he/she/it been starting?</text:p>
          </table:table-cell>
          <table:table-cell table:style-name="Table1.D2" office:value-type="string">
            <text:p text:style-name="P1506"/>
          </table:table-cell>
        </table:table-row>
      </table:table>
      <text:p text:style-name="P1575"><text:span text:style-name="T807">Таблица </text:span><text:span text:style-name="T818">форм </text:span><text:span text:style-name="T807">пассивно</text:span><text:span text:style-name="T819">го</text:span><text:span text:style-name="T807"> залог</text:span><text:span text:style-name="T819">а</text:span><text:span text:style-name="T807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728790926800">
          <table:table-cell table:style-name="Table4.A1" office:value-type="string">
            <text:p text:style-name="P1508"/>
          </table:table-cell>
          <table:table-cell table:style-name="Table4.A1" office:value-type="string">
            <text:p text:style-name="P1497">Past</text:p>
          </table:table-cell>
          <table:table-cell table:style-name="Table4.A1" office:value-type="string">
            <text:p text:style-name="P1497">Present</text:p>
          </table:table-cell>
          <table:table-cell table:style-name="Table4.D1" office:value-type="string">
            <text:p text:style-name="P1497">Future</text:p>
          </table:table-cell>
        </table:table-row>
        <table:table-row table:style-name="TableLine94728788124672">
          <table:table-cell table:style-name="Table4.A2" office:value-type="string">
            <text:p text:style-name="P1498">Simple</text:p>
          </table:table-cell>
          <table:table-cell table:style-name="Table4.A2" office:value-type="string">
            <text:p text:style-name="P1508"><text:span text:style-name="T1410">I/</text:span><text:span text:style-name="T1411">he/she/it</text:span><text:span text:style-name="T1410"> </text:span><text:span text:style-name="T1411">was</text:span><text:span text:style-name="T1410"> </text:span><text:span text:style-name="T234">taught</text:span></text:p>
            <text:p text:style-name="P1538">You/we/they were <text:span text:style-name="T234">taught</text:span></text:p>
          </table:table-cell>
          <table:table-cell table:style-name="Table4.A2" office:value-type="string">
            <text:p text:style-name="P1539">I am <text:span text:style-name="T234">taught</text:span></text:p>
            <text:p text:style-name="P1538">He/she/it is <text:span text:style-name="T234">taught</text:span></text:p>
            <text:p text:style-name="P1538">You/we/the<text:span text:style-name="T1412">y</text:span> are <text:span text:style-name="T234">taught</text:span></text:p>
          </table:table-cell>
          <table:table-cell table:style-name="Table4.D2" office:value-type="string">
            <text:p text:style-name="P1537">I/you/we/they/he/she/it</text:p>
            <text:p text:style-name="P1537">will be <text:span text:style-name="T234">taught</text:span></text:p>
          </table:table-cell>
        </table:table-row>
        <table:table-row table:style-name="TableLine94728788157520">
          <table:table-cell table:style-name="Table4.A2" office:value-type="string">
            <text:p text:style-name="P1498">Contin.</text:p>
          </table:table-cell>
          <table:table-cell table:style-name="Table4.A2" office:value-type="string">
            <text:p text:style-name="P1508"><text:span text:style-name="T1412">I/he/she/it was being </text:span><text:span text:style-name="T234">taught</text:span></text:p>
            <text:p text:style-name="P1508"><text:span text:style-name="T236">You/we/the</text:span><text:span text:style-name="T235">y</text:span><text:span text:style-name="T236"> </text:span><text:span text:style-name="T235">were</text:span><text:span text:style-name="T236"> </text:span><text:span text:style-name="T235">being</text:span><text:span text:style-name="T236"> </text:span><text:span text:style-name="T234">taught</text:span></text:p>
          </table:table-cell>
          <table:table-cell table:style-name="Table4.A2" office:value-type="string">
            <text:p text:style-name="P1537">I am being <text:span text:style-name="T234">taught</text:span></text:p>
            <text:p text:style-name="P1537"><text:span text:style-name="T234">H</text:span><text:span text:style-name="T174">e/she/it is being taught</text:span></text:p>
            <text:p text:style-name="P1538"><text:span text:style-name="T174">You/we/the</text:span><text:span text:style-name="T235">y</text:span><text:span text:style-name="T174"> are </text:span><text:span text:style-name="T235">being</text:span><text:span text:style-name="T174"> </text:span><text:span text:style-name="T234">taught</text:span></text:p>
          </table:table-cell>
          <table:table-cell table:style-name="Table4.D2" office:value-type="string">
            <text:p text:style-name="P1537">— </text:p>
          </table:table-cell>
        </table:table-row>
        <table:table-row table:style-name="TableLine94728788174640">
          <table:table-cell table:style-name="Table4.A2" office:value-type="string">
            <text:p text:style-name="P1498">Perfect</text:p>
          </table:table-cell>
          <table:table-cell table:style-name="Table4.A2" office:value-type="string">
            <text:p text:style-name="P1508"><text:span text:style-name="T1413">I/you/we/they/</text:span><text:span text:style-name="T237">he/she/it</text:span><text:span text:style-name="T1413"> </text:span></text:p>
            <text:p text:style-name="P1508"><text:span text:style-name="T1413">had been </text:span><text:span text:style-name="T234">taught</text:span></text:p>
          </table:table-cell>
          <table:table-cell table:style-name="Table4.A2" office:value-type="string">
            <text:p text:style-name="P1540">I/you/we/they have been <text:span text:style-name="T234">taught</text:span></text:p>
            <text:p text:style-name="P1540"><text:span text:style-name="T234">H</text:span><text:span text:style-name="T174">e/she/it has been </text:span><text:span text:style-name="T234">taught</text:span></text:p>
          </table:table-cell>
          <table:table-cell table:style-name="Table4.D2" office:value-type="string">
            <text:p text:style-name="P1508"><text:span text:style-name="T1413">I/you/we/they/</text:span><text:span text:style-name="T237">he/she/it</text:span><text:span text:style-name="T1413"> </text:span></text:p>
            <text:p text:style-name="P1508"><text:span text:style-name="T1413">will have been </text:span><text:span text:style-name="T234">taught</text:span></text:p>
          </table:table-cell>
        </table:table-row>
      </table:table>
      <text:p text:style-name="P395"/>
      <text:p text:style-name="P752"><text:span text:style-name="T807">Таблица </text:span><text:span text:style-name="T808">форм</text:span><text:span text:style-name="T807"> глагола </text:span><text:span text:style-name="T646">b</text:span><text:span text:style-name="T647">e</text:span><text:span text:style-name="T807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728788196992">
          <table:table-cell table:style-name="Table5.A1" office:value-type="string">
            <text:p text:style-name="P1492">Подлежащее</text:p>
          </table:table-cell>
          <table:table-cell table:style-name="Table5.A1" office:value-type="string">
            <text:p text:style-name="P1489">Past</text:p>
          </table:table-cell>
          <table:table-cell table:style-name="Table5.A1" office:value-type="string">
            <text:p text:style-name="P1489">Present</text:p>
          </table:table-cell>
          <table:table-cell table:style-name="Table5.D1" office:value-type="string">
            <text:p text:style-name="P1489">Future</text:p>
          </table:table-cell>
        </table:table-row>
        <table:table-row table:style-name="TableLine94728788238816">
          <table:table-cell table:style-name="Table5.A2" office:value-type="string">
            <text:p text:style-name="P1526">I</text:p>
          </table:table-cell>
          <table:table-cell table:style-name="Table5.A2" office:value-type="string">
            <text:p text:style-name="P1527">was</text:p>
          </table:table-cell>
          <table:table-cell table:style-name="Table5.A2" office:value-type="string">
            <text:p text:style-name="P1523">am</text:p>
          </table:table-cell>
          <table:table-cell table:style-name="Table5.D2" office:value-type="string">
            <text:p text:style-name="P1533">will be</text:p>
          </table:table-cell>
        </table:table-row>
        <table:table-row table:style-name="TableLine94728788269056">
          <table:table-cell table:style-name="Table5.A2" office:value-type="string">
            <text:p text:style-name="P1525">he/she/<text:span text:style-name="T1328">it</text:span></text:p>
          </table:table-cell>
          <table:table-cell table:style-name="Table5.A2" office:value-type="string">
            <text:p text:style-name="P1527">was</text:p>
          </table:table-cell>
          <table:table-cell table:style-name="Table5.A2" office:value-type="string">
            <text:p text:style-name="P1524">is</text:p>
          </table:table-cell>
          <table:table-cell table:style-name="Table5.D2" office:value-type="string">
            <text:p text:style-name="P1533">will be</text:p>
          </table:table-cell>
        </table:table-row>
        <table:table-row table:style-name="TableLine94728788281984">
          <table:table-cell table:style-name="Table5.A2" office:value-type="string">
            <text:p text:style-name="P1525">you/we/they</text:p>
          </table:table-cell>
          <table:table-cell table:style-name="Table5.A2" office:value-type="string">
            <text:p text:style-name="P1527">were</text:p>
          </table:table-cell>
          <table:table-cell table:style-name="Table5.A2" office:value-type="string">
            <text:p text:style-name="P1524">are</text:p>
          </table:table-cell>
          <table:table-cell table:style-name="Table5.D2" office:value-type="string">
            <text:p text:style-name="P1533">will be</text:p>
          </table:table-cell>
        </table:table-row>
      </table:table>
      <text:p text:style-name="P392"/>
      <text:p text:style-name="P392">Таблица модальных глаголов:</text:p>
      <table:table table:name="Table2" table:style-name="Table2">
        <table:table-column table:style-name="Table2.A" table:number-columns-repeated="3"/>
        <table:table-row table:style-name="TableLine94728788287280">
          <table:table-cell table:style-name="Table2.A1" office:value-type="string">
            <text:p text:style-name="P1495">Глагол</text:p>
          </table:table-cell>
          <table:table-cell table:style-name="Table2.A1" office:value-type="string">
            <text:p text:style-name="P1507"><text:span text:style-name="T1243">З</text:span><text:span text:style-name="T1244">начение</text:span></text:p>
          </table:table-cell>
          <table:table-cell table:style-name="Table2.C1" office:value-type="string">
            <text:p text:style-name="P1507"><text:span text:style-name="T1243">В</text:span><text:span text:style-name="T1244">рем</text:span><text:span text:style-name="T1243">я</text:span></text:p>
          </table:table-cell>
        </table:table-row>
        <table:table-row table:style-name="TableLine94728788368016">
          <table:table-cell table:style-name="Table2.A2" office:value-type="string">
            <text:p text:style-name="P1562">can</text:p>
          </table:table-cell>
          <table:table-cell table:style-name="Table2.A2" office:value-type="string">
            <text:p text:style-name="P1562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62">настоящее и будущее</text:p>
          </table:table-cell>
        </table:table-row>
        <table:table-row table:style-name="TableLine94728788372720">
          <table:table-cell table:style-name="Table2.A2" office:value-type="string">
            <text:p text:style-name="P1562">could</text:p>
          </table:table-cell>
          <table:table-cell table:style-name="Table2.A2" office:value-type="string">
            <text:p text:style-name="P1562">мог, умел</text:p>
          </table:table-cell>
          <table:table-cell table:style-name="Table2.C2" office:value-type="string">
            <text:p text:style-name="P1562">прошедшее</text:p>
          </table:table-cell>
        </table:table-row>
        <table:table-row table:style-name="TableLine94728788375248">
          <table:table-cell table:style-name="Table2.A2" office:value-type="string">
            <text:p text:style-name="P1562">might, may</text:p>
          </table:table-cell>
          <table:table-cell table:style-name="Table2.A2" office:value-type="string">
            <text:p text:style-name="P1563">может быть, мог бы,</text:p>
            <text:p text:style-name="P1563">возможно, наверное</text:p>
          </table:table-cell>
          <table:table-cell table:style-name="Table2.C2" office:value-type="string">
            <text:p text:style-name="P1562">настоящее и будущие</text:p>
          </table:table-cell>
        </table:table-row>
        <table:table-row table:style-name="TableLine94728788378096">
          <table:table-cell table:style-name="Table2.A2" office:value-type="string">
            <text:p text:style-name="P1562">must</text:p>
          </table:table-cell>
          <table:table-cell table:style-name="Table2.A2" office:value-type="string">
            <text:p text:style-name="P1562">должен, обязан, нужно, запрет, нельзя</text:p>
          </table:table-cell>
          <table:table-cell table:style-name="Table2.C2" office:value-type="string">
            <text:p text:style-name="P1562">настоящее</text:p>
          </table:table-cell>
        </table:table-row>
        <table:table-row table:style-name="TableLine94728788401344">
          <table:table-cell table:style-name="Table2.A2" office:value-type="string">
            <text:p text:style-name="P1562">should</text:p>
          </table:table-cell>
          <table:table-cell table:style-name="Table2.A2" office:value-type="string">
            <text:p text:style-name="P1562">следует сделать, следовало бы сделать; (совет)</text:p>
          </table:table-cell>
          <table:table-cell table:style-name="Table2.C2" office:value-type="string">
            <text:p text:style-name="P1562">настоящее и будущие</text:p>
          </table:table-cell>
        </table:table-row>
        <table:table-row table:style-name="TableLine94728788403584">
          <table:table-cell table:style-name="Table2.A2" office:value-type="string">
            <text:p text:style-name="P1562">would</text:p>
          </table:table-cell>
          <table:table-cell table:style-name="Table2.A2" office:value-type="string">
            <text:p text:style-name="P1562">частица «бы», предложение услуги, привычка прошлого</text:p>
          </table:table-cell>
          <table:table-cell table:style-name="Table2.C2" office:value-type="string">
            <text:p text:style-name="P1562">настоящее, прошедшее, будущие</text:p>
          </table:table-cell>
        </table:table-row>
      </table:table>
      <text:p text:style-name="P393"/>
      <text:p text:style-name="P393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28788411488">
          <table:table-cell table:style-name="Table3.A1" office:value-type="string">
            <text:p text:style-name="P1496">Конструкция</text:p>
          </table:table-cell>
          <table:table-cell table:style-name="Table3.A1" office:value-type="string">
            <text:p text:style-name="P1496">Значение</text:p>
          </table:table-cell>
          <table:table-cell table:style-name="Table3.C1" office:value-type="string">
            <text:p text:style-name="P1496">Время</text:p>
          </table:table-cell>
        </table:table-row>
        <table:table-row table:style-name="TableLine94728788435280">
          <table:table-cell table:style-name="Table3.A2" office:value-type="string">
            <text:p text:style-name="P1534">be able to</text:p>
          </table:table-cell>
          <table:table-cell table:style-name="Table3.A2" office:value-type="string">
            <text:p text:style-name="P1534">могу (близко к can)</text:p>
          </table:table-cell>
          <table:table-cell table:style-name="Table3.C2" office:value-type="string">
            <text:p text:style-name="P1534">be меняется по временам</text:p>
          </table:table-cell>
        </table:table-row>
        <table:table-row table:style-name="TableLine94728788448608">
          <table:table-cell table:style-name="Table3.A2" office:value-type="string">
            <text:p text:style-name="P1534">have to</text:p>
          </table:table-cell>
          <table:table-cell table:style-name="Table3.A2" office:value-type="string">
            <text:p text:style-name="P1534">должен (близко к must)</text:p>
          </table:table-cell>
          <table:table-cell table:style-name="Table3.C2" office:value-type="string">
            <text:p text:style-name="P1534">have меняется по временам</text:p>
          </table:table-cell>
        </table:table-row>
        <table:table-row table:style-name="TableLine94728788451552">
          <table:table-cell table:style-name="Table3.A2" office:value-type="string">
            <text:p text:style-name="P1534">used to</text:p>
          </table:table-cell>
          <table:table-cell table:style-name="Table3.A2" office:value-type="string">
            <text:p text:style-name="P1534">делал раньше, имел привычку делать (близко к would)</text:p>
          </table:table-cell>
          <table:table-cell table:style-name="Table3.C2" office:value-type="string">
            <text:p text:style-name="P1534">всегда стоит в прошедшем;</text:p>
            <text:p text:style-name="P1534">меняется как Past Simple</text:p>
          </table:table-cell>
        </table:table-row>
      </table:table>
      <text:p text:style-name="P394"/>
      <text:p text:style-name="P400"/>
      <text:p text:style-name="P1576"><text:span text:style-name="T473">Таблица </text:span><text:span text:style-name="T487">личны</text:span><text:span text:style-name="T488">х</text:span><text:span text:style-name="T487"> и притяжательных </text:span><text:span text:style-name="T473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728788485568">
          <table:table-cell table:style-name="Table11.A1" table:number-columns-spanned="2" office:value-type="string">
            <text:p text:style-name="P1499">Личные местоимения</text:p>
          </table:table-cell>
          <table:covered-table-cell/>
          <table:table-cell table:style-name="Table11.C1" table:number-columns-spanned="2" office:value-type="string">
            <text:p text:style-name="P1499">Притяжательные местоимения</text:p>
          </table:table-cell>
          <table:covered-table-cell/>
        </table:table-row>
        <table:table-row table:style-name="TableLine94728788542784">
          <table:table-cell table:style-name="Table11.A2" office:value-type="string">
            <text:p text:style-name="P1509"><text:span text:style-name="T1486">и</text:span><text:span text:style-name="T1482">менительный падеж</text:span></text:p>
            <text:p text:style-name="P1542"><text:span text:style-name="T1483">(</text:span>кто/что<text:span text:style-name="T1483">)</text:span></text:p>
          </table:table-cell>
          <table:table-cell table:style-name="Table11.A2" office:value-type="string">
            <text:p text:style-name="P1509"><text:span text:style-name="T1486">о</text:span><text:span text:style-name="T1482">бъектный падеж</text:span></text:p>
            <text:p text:style-name="P1542"><text:span text:style-name="T1483">(</text:span>кого, <text:span text:style-name="T1483">к</text:span>ому, кем<text:span text:style-name="T1483">)</text:span></text:p>
          </table:table-cell>
          <table:table-cell table:style-name="Table11.A2" office:value-type="string">
            <text:p text:style-name="P1541"><text:span text:style-name="T1483">с</text:span> существительным</text:p>
            <text:p text:style-name="P1543">(чей)</text:p>
          </table:table-cell>
          <table:table-cell table:style-name="Table11.D2" office:value-type="string">
            <text:p text:style-name="P1509"><text:span text:style-name="T1483">о</text:span><text:span text:style-name="T1482">тдельно</text:span></text:p>
            <text:p text:style-name="P1543">(чей)</text:p>
          </table:table-cell>
        </table:table-row>
        <table:table-row table:style-name="TableLine94728788552560">
          <table:table-cell table:style-name="Table11.A2" office:value-type="string">
            <text:p text:style-name="P1546">I</text:p>
          </table:table-cell>
          <table:table-cell table:style-name="Table11.A2" office:value-type="string">
            <text:p text:style-name="P1546">me</text:p>
          </table:table-cell>
          <table:table-cell table:style-name="Table11.A2" office:value-type="string">
            <text:p text:style-name="P1544">my</text:p>
          </table:table-cell>
          <table:table-cell table:style-name="Table11.D2" office:value-type="string">
            <text:p text:style-name="P1544">mine</text:p>
          </table:table-cell>
        </table:table-row>
        <table:table-row table:style-name="TableLine94728788553760">
          <table:table-cell table:style-name="Table11.A2" office:value-type="string">
            <text:p text:style-name="P1546">you</text:p>
          </table:table-cell>
          <table:table-cell table:style-name="Table11.A2" office:value-type="string">
            <text:p text:style-name="P1546">you</text:p>
          </table:table-cell>
          <table:table-cell table:style-name="Table11.A2" office:value-type="string">
            <text:p text:style-name="P1544">your</text:p>
          </table:table-cell>
          <table:table-cell table:style-name="Table11.D2" office:value-type="string">
            <text:p text:style-name="P1544">yours</text:p>
          </table:table-cell>
        </table:table-row>
        <table:table-row table:style-name="TableLine94728788563520">
          <table:table-cell table:style-name="Table11.A2" office:value-type="string">
            <text:p text:style-name="P1546">he</text:p>
          </table:table-cell>
          <table:table-cell table:style-name="Table11.A2" office:value-type="string">
            <text:p text:style-name="P1546">him</text:p>
          </table:table-cell>
          <table:table-cell table:style-name="Table11.A2" office:value-type="string">
            <text:p text:style-name="P1544">his</text:p>
          </table:table-cell>
          <table:table-cell table:style-name="Table11.D2" office:value-type="string">
            <text:p text:style-name="P1545">his</text:p>
          </table:table-cell>
        </table:table-row>
        <table:table-row table:style-name="TableLine94728788555088">
          <table:table-cell table:style-name="Table11.A2" office:value-type="string">
            <text:p text:style-name="P1546">she</text:p>
          </table:table-cell>
          <table:table-cell table:style-name="Table11.A2" office:value-type="string">
            <text:p text:style-name="P1544">her</text:p>
          </table:table-cell>
          <table:table-cell table:style-name="Table11.A2" office:value-type="string">
            <text:p text:style-name="P1544">her</text:p>
          </table:table-cell>
          <table:table-cell table:style-name="Table11.D2" office:value-type="string">
            <text:p text:style-name="P1544">hers</text:p>
          </table:table-cell>
        </table:table-row>
        <table:table-row table:style-name="TableLine94728788584976">
          <table:table-cell table:style-name="Table11.A2" office:value-type="string">
            <text:p text:style-name="P1546">it</text:p>
          </table:table-cell>
          <table:table-cell table:style-name="Table11.A2" office:value-type="string">
            <text:p text:style-name="P1544">it</text:p>
          </table:table-cell>
          <table:table-cell table:style-name="Table11.A2" office:value-type="string">
            <text:p text:style-name="P1544">its</text:p>
          </table:table-cell>
          <table:table-cell table:style-name="Table11.D2" office:value-type="string">
            <text:p text:style-name="P1545">its</text:p>
          </table:table-cell>
        </table:table-row>
        <table:table-row table:style-name="TableLine94728788589280">
          <table:table-cell table:style-name="Table11.A2" office:value-type="string">
            <text:p text:style-name="P1546">we</text:p>
          </table:table-cell>
          <table:table-cell table:style-name="Table11.A2" office:value-type="string">
            <text:p text:style-name="P1544">us</text:p>
          </table:table-cell>
          <table:table-cell table:style-name="Table11.A2" office:value-type="string">
            <text:p text:style-name="P1544">our</text:p>
          </table:table-cell>
          <table:table-cell table:style-name="Table11.D2" office:value-type="string">
            <text:p text:style-name="P1544">ours</text:p>
          </table:table-cell>
        </table:table-row>
        <table:table-row table:style-name="TableLine94728788592208">
          <table:table-cell table:style-name="Table11.A2" office:value-type="string">
            <text:p text:style-name="P1546">they</text:p>
          </table:table-cell>
          <table:table-cell table:style-name="Table11.A2" office:value-type="string">
            <text:p text:style-name="P1544">them</text:p>
          </table:table-cell>
          <table:table-cell table:style-name="Table11.A2" office:value-type="string">
            <text:p text:style-name="P1544">their</text:p>
          </table:table-cell>
          <table:table-cell table:style-name="Table11.D2" office:value-type="string">
            <text:p text:style-name="P1544">theirs</text:p>
          </table:table-cell>
        </table:table-row>
      </table:table>
      <text:p text:style-name="P401"/>
      <text:p text:style-name="P644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4728788128208">
          <table:table-cell table:style-name="Table15.A1" office:value-type="string">
            <text:p text:style-name="P1504">Лицо</text:p>
          </table:table-cell>
          <table:table-cell table:style-name="Table15.A1" office:value-type="string">
            <text:p text:style-name="P1504">Единственное число</text:p>
          </table:table-cell>
          <table:table-cell table:style-name="Table15.C1" office:value-type="string">
            <text:p text:style-name="P1504">Множественное число</text:p>
          </table:table-cell>
        </table:table-row>
        <table:table-row table:style-name="TableLine94728788637152">
          <table:table-cell table:style-name="Table15.A2" office:value-type="string">
            <text:p text:style-name="P1569">1</text:p>
          </table:table-cell>
          <table:table-cell table:style-name="Table15.A2" office:value-type="string">
            <text:p text:style-name="P1569">I</text:p>
          </table:table-cell>
          <table:table-cell table:style-name="Table15.C2" office:value-type="string">
            <text:p text:style-name="P1570">we</text:p>
          </table:table-cell>
        </table:table-row>
        <table:table-row table:style-name="TableLine94728788642816">
          <table:table-cell table:style-name="Table15.A2" office:value-type="string">
            <text:p text:style-name="P1569">2</text:p>
          </table:table-cell>
          <table:table-cell table:style-name="Table15.A2" office:value-type="string">
            <text:p text:style-name="P1569">you</text:p>
          </table:table-cell>
          <table:table-cell table:style-name="Table15.C2" office:value-type="string">
            <text:p text:style-name="P1570">you</text:p>
          </table:table-cell>
        </table:table-row>
        <table:table-row table:style-name="TableLine94728788645920">
          <table:table-cell table:style-name="Table15.A2" office:value-type="string">
            <text:p text:style-name="P1569">3</text:p>
          </table:table-cell>
          <table:table-cell table:style-name="Table15.A2" office:value-type="string">
            <text:p text:style-name="P1569">he/she/<text:span text:style-name="T1463">it</text:span></text:p>
          </table:table-cell>
          <table:table-cell table:style-name="Table15.C2" office:value-type="string">
            <text:p text:style-name="P1570">they</text:p>
          </table:table-cell>
        </table:table-row>
      </table:table>
      <text:p text:style-name="P521"/>
      <text:p text:style-name="P520">Таблица производных местоимений от <text:span text:style-name="T554">some, any, no</text:span>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728788648848">
          <table:table-cell table:style-name="Table12.A1" office:value-type="string">
            <text:p text:style-name="P1494"/>
          </table:table-cell>
          <table:table-cell table:style-name="Table12.A1" office:value-type="string">
            <text:p text:style-name="P1500">body/one</text:p>
          </table:table-cell>
          <table:table-cell table:style-name="Table12.A1" office:value-type="string">
            <text:p text:style-name="P1500">thing</text:p>
          </table:table-cell>
          <table:table-cell table:style-name="Table12.D1" office:value-type="string">
            <text:p text:style-name="P1500">where</text:p>
          </table:table-cell>
        </table:table-row>
        <table:table-row table:style-name="TableLine94728788697232">
          <table:table-cell table:style-name="Table12.A2" office:value-type="string">
            <text:p text:style-name="P1500">some </text:p>
          </table:table-cell>
          <table:table-cell table:style-name="Table12.A2" office:value-type="string">
            <text:p text:style-name="P1547">somebody/someone (кто-то)</text:p>
          </table:table-cell>
          <table:table-cell table:style-name="Table12.A2" office:value-type="string">
            <text:p text:style-name="P1547">something </text:p>
            <text:p text:style-name="P1547">(что-то)</text:p>
          </table:table-cell>
          <table:table-cell table:style-name="Table12.D2" office:value-type="string">
            <text:p text:style-name="P1547">somewhere </text:p>
            <text:p text:style-name="P1547">(где-то)</text:p>
          </table:table-cell>
        </table:table-row>
        <table:table-row table:style-name="TableLine94728788706480">
          <table:table-cell table:style-name="Table12.A2" office:value-type="string">
            <text:p text:style-name="P1500">any</text:p>
          </table:table-cell>
          <table:table-cell table:style-name="Table12.A2" office:value-type="string">
            <text:p text:style-name="P1547">anybody/anyone </text:p>
            <text:p text:style-name="P1547">(кто-то)</text:p>
          </table:table-cell>
          <table:table-cell table:style-name="Table12.A2" office:value-type="string">
            <text:p text:style-name="P1547">anything </text:p>
            <text:p text:style-name="P1547">(что-то)</text:p>
          </table:table-cell>
          <table:table-cell table:style-name="Table12.D2" office:value-type="string">
            <text:p text:style-name="P1547">anywhere </text:p>
            <text:p text:style-name="P1547">(где-то)</text:p>
          </table:table-cell>
        </table:table-row>
        <table:table-row table:style-name="TableLine94728788709424">
          <table:table-cell table:style-name="Table12.A2" office:value-type="string">
            <text:p text:style-name="P1500">no</text:p>
          </table:table-cell>
          <table:table-cell table:style-name="Table12.A2" office:value-type="string">
            <text:p text:style-name="P1547">nobody/noone </text:p>
            <text:p text:style-name="P1547">(никто)</text:p>
          </table:table-cell>
          <table:table-cell table:style-name="Table12.A2" office:value-type="string">
            <text:p text:style-name="P1547">nothing </text:p>
            <text:p text:style-name="P1547">(ничто)</text:p>
          </table:table-cell>
          <table:table-cell table:style-name="Table12.D2" office:value-type="string">
            <text:p text:style-name="P1547">nowhere </text:p>
            <text:p text:style-name="P1547">(нигде)</text:p>
          </table:table-cell>
        </table:table-row>
      </table:table>
      <text:p text:style-name="P404"/>
      <text:p text:style-name="P776"><text:span text:style-name="T830">Таблица </text:span><text:span text:style-name="T831">условных предложений</text:span><text:span text:style-name="T830">:</text:span></text:p>
      <table:table table:name="Table14" table:style-name="Table14">
        <table:table-column table:style-name="Table14.A"/>
        <table:table-column table:style-name="Table14.B"/>
        <table:table-row table:style-name="TableLine94728788716192">
          <table:table-cell table:style-name="Table14.A1" office:value-type="string">
            <text:p text:style-name="P1503">Тип</text:p>
          </table:table-cell>
          <table:table-cell table:style-name="Table14.B1" office:value-type="string">
            <text:p text:style-name="P1503">Пример</text:p>
          </table:table-cell>
        </table:table-row>
        <table:table-row table:style-name="TableLine94728788805728">
          <table:table-cell table:style-name="Table14.A2" office:value-type="string">
            <text:p text:style-name="P1565">zero conditionals</text:p>
          </table:table-cell>
          <table:table-cell table:style-name="Table14.B2" office:value-type="string">
            <text:p text:style-name="P1566"><text:span text:style-name="T1574">If I </text:span><text:span text:style-name="T764">drive</text:span><text:span text:style-name="T1574"> home early, I </text:span><text:span text:style-name="T764">watch</text:span><text:span text:style-name="T1574"> some movie (уклад жизни) — </text:span></text:p>
            <text:p text:style-name="P1564">Если я приезжаю домой рано, я смотрю какой-нибудь фильм.</text:p>
          </table:table-cell>
        </table:table-row>
        <table:table-row table:style-name="TableLine94728788807648">
          <table:table-cell table:style-name="Table14.A2" office:value-type="string">
            <text:p text:style-name="P1565">first conditionals</text:p>
          </table:table-cell>
          <table:table-cell table:style-name="Table14.B2" office:value-type="string">
            <text:p text:style-name="P1564">If I <text:span text:style-name="T763">drive</text:span> home early today, I <text:span text:style-name="T763">will watch</text:span> some movie (планы) — </text:p>
            <text:p text:style-name="P1564">Если я сегодня приеду домой раньше, я посмотрю какой-нибудь фильм.</text:p>
          </table:table-cell>
        </table:table-row>
        <table:table-row table:style-name="TableLine94728788808288">
          <table:table-cell table:style-name="Table14.A2" office:value-type="string">
            <text:p text:style-name="P1565">second conditionals</text:p>
          </table:table-cell>
          <table:table-cell table:style-name="Table14.B2" office:value-type="string">
            <text:p text:style-name="P1568"><text:span text:style-name="T1574">If I </text:span><text:span text:style-name="T764">drove</text:span><text:span text:style-name="T1574"> home earcly, I </text:span><text:span text:style-name="T764">would watch</text:span><text:span text:style-name="T1574"> some movie (</text:span><text:span text:style-name="T1575">нереальность</text:span><text:span text:style-name="T1574">) — </text:span></text:p>
            <text:p text:style-name="P1567">Если бы я приехал домой раньше, я бы посмотрел какой-нибудь фильм.</text:p>
          </table:table-cell>
        </table:table-row>
      </table:table>
      <text:p text:style-name="P402"/>
      <text:p text:style-name="P403"/>
      <text:p text:style-name="P1577"><text:span text:style-name="T827">Таблица попу</text:span><text:span text:style-name="T829">л</text:span><text:span text:style-name="T827">я</text:span><text:span text:style-name="T829">р</text:span><text:span text:style-name="T827">ных</text:span><text:span text:style-name="T828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728788815568">
          <table:table-cell table:style-name="Table13.A1" office:value-type="string">
            <text:p text:style-name="P1501">Связка</text:p>
          </table:table-cell>
          <table:table-cell table:style-name="Table13.A1" office:value-type="string">
            <text:p text:style-name="P1501">Значение</text:p>
          </table:table-cell>
          <table:table-cell table:style-name="Table13.C1" office:value-type="string">
            <text:p text:style-name="P1502">Контекст</text:p>
          </table:table-cell>
        </table:table-row>
        <table:table-row table:style-name="TableLine94728789032416">
          <table:table-cell table:style-name="Table13.A2" office:value-type="string">
            <text:p text:style-name="P1549">back off</text:p>
          </table:table-cell>
          <table:table-cell table:style-name="Table13.A2" office:value-type="string">
            <text:p text:style-name="P1549">отступать</text:p>
          </table:table-cell>
          <table:table-cell table:style-name="Table13.C2" office:value-type="string">
            <text:p text:style-name="P1548"><text:span text:style-name="T1545">The police told the protesters to </text:span><text:span text:style-name="T768">back off</text:span><text:span text:style-name="T1545"> — </text:span></text:p>
            <text:p text:style-name="P1548"><text:span text:style-name="T1545">Полиция сказала протестующим </text:span><text:span text:style-name="T768">отступи</text:span><text:span text:style-name="T769">ть</text:span><text:span text:style-name="T1545">.</text:span></text:p>
          </table:table-cell>
        </table:table-row>
        <table:table-row table:style-name="TableLine94728789037088">
          <table:table-cell table:style-name="Table13.A2" office:value-type="string">
            <text:p text:style-name="P1549">be away</text:p>
          </table:table-cell>
          <table:table-cell table:style-name="Table13.A2" office:value-type="string">
            <text:p text:style-name="P1550">отсутствовать, </text:p>
            <text:p text:style-name="P1550">быть в отпуске</text:p>
          </table:table-cell>
          <table:table-cell table:style-name="Table13.C2" office:value-type="string">
            <text:p text:style-name="P1552">She <text:span text:style-name="T767">is away</text:span> on business for three weeks — </text:p>
            <text:p text:style-name="P1552">Она <text:span text:style-name="T767">отсутствует</text:span> по делам 3 недели.</text:p>
          </table:table-cell>
        </table:table-row>
        <table:table-row table:style-name="TableLine94728789042080">
          <table:table-cell table:style-name="Table13.A2" office:value-type="string">
            <text:p text:style-name="P1549">break up</text:p>
          </table:table-cell>
          <table:table-cell table:style-name="Table13.A2" office:value-type="string">
            <text:p text:style-name="P1550">разойтись, заканчивать отноше<text:span text:style-name="T1545">н</text:span>ия, </text:p>
            <text:p text:style-name="P1550">разбиться на части</text:p>
          </table:table-cell>
          <table:table-cell table:style-name="Table13.C2" office:value-type="string">
            <text:p text:style-name="P1553">Yesterday we decided to <text:span text:style-name="T767">break up</text:span> — </text:p>
            <text:p text:style-name="P1551">Вчера мы решили <text:span text:style-name="T767">разойтись</text:span>.</text:p>
            <text:p text:style-name="P1555">Tha plate <text:span text:style-name="T767">broke up</text:span> when he dropped it on the floor <text:span text:style-name="T1545">—</text:span></text:p>
            <text:p text:style-name="P1555">Тарелка <text:span text:style-name="T767">разбилась</text:span>, когда он уронил ее на пол.</text:p>
          </table:table-cell>
        </table:table-row>
        <table:table-row table:style-name="TableLine94728789047808">
          <table:table-cell table:style-name="Table13.A2" office:value-type="string">
            <text:p text:style-name="P1549">call back</text:p>
          </table:table-cell>
          <table:table-cell table:style-name="Table13.A2" office:value-type="string">
            <text:p text:style-name="P1549">перезванивать</text:p>
          </table:table-cell>
          <table:table-cell table:style-name="Table13.C2" office:value-type="string">
            <text:p text:style-name="P1555">I must <text:span text:style-name="T767">call</text:span> her <text:span text:style-name="T767">back</text:span> when <text:span text:style-name="T1546">we get to the office — </text:span></text:p>
            <text:p text:style-name="P1555"><text:span text:style-name="T1546">Я должен </text:span><text:span text:style-name="T770">перезвонить</text:span><text:span text:style-name="T1546"> ей, когда вернемся в офис.</text:span></text:p>
          </table:table-cell>
        </table:table-row>
        <table:table-row table:style-name="TableLine94728789050736">
          <table:table-cell table:style-name="Table13.A2" office:value-type="string">
            <text:p text:style-name="P1549">fall down</text:p>
          </table:table-cell>
          <table:table-cell table:style-name="Table13.A2" office:value-type="string">
            <text:p text:style-name="P1549">упасть на землю</text:p>
          </table:table-cell>
          <table:table-cell table:style-name="Table13.C2" office:value-type="string">
            <text:p text:style-name="P1556">I slipped on the ice and <text:span text:style-name="T767">fell down</text:span> — </text:p>
            <text:p text:style-name="P1556">Я подскользнулся на льду и <text:span text:style-name="T767">упал</text:span><text:span text:style-name="T793">.</text:span></text:p>
          </table:table-cell>
        </table:table-row>
        <table:table-row table:style-name="TableLine94728789052656">
          <table:table-cell table:style-name="Table13.A2" office:value-type="string">
            <text:p text:style-name="P1549">eat out</text:p>
          </table:table-cell>
          <table:table-cell table:style-name="Table13.A2" office:value-type="string">
            <text:p text:style-name="P1550">есть вне дома</text:p>
            <text:p text:style-name="P1550"><text:span text:style-name="T1545">(</text:span>в кафе <text:span text:style-name="T1545">или </text:span>ресторане<text:span text:style-name="T1545">)</text:span></text:p>
          </table:table-cell>
          <table:table-cell table:style-name="Table13.C2" office:value-type="string">
            <text:p text:style-name="P1557">I don`t <text:span text:style-name="T767">eat out</text:span> much — Я не часто <text:span text:style-name="T767">хожу в кафе</text:span>.</text:p>
          </table:table-cell>
        </table:table-row>
        <table:table-row table:style-name="TableLine94728789054768">
          <table:table-cell table:style-name="Table13.A2" office:value-type="string">
            <text:p text:style-name="P1549">get out</text:p>
          </table:table-cell>
          <table:table-cell table:style-name="Table13.A2" office:value-type="string">
            <text:p text:style-name="P1510"><text:span text:style-name="T1606">вынимать</text:span><text:span text:style-name="T1607">, </text:span></text:p>
            <text:p text:style-name="P1550">покинуть помещение</text:p>
          </table:table-cell>
          <table:table-cell table:style-name="Table13.C2" office:value-type="string">
            <text:p text:style-name="P1557">I can <text:span text:style-name="T767">get out</text:span> if you want — </text:p>
            <text:p text:style-name="P1557">Я могу <text:span text:style-name="T767">выйти</text:span>, если ты хочешь.</text:p>
          </table:table-cell>
        </table:table-row>
        <table:table-row table:style-name="TableLine94728789057968">
          <table:table-cell table:style-name="Table13.A2" office:value-type="string">
            <text:p text:style-name="P1549">work out</text:p>
          </table:table-cell>
          <table:table-cell table:style-name="Table13.A2" office:value-type="string">
            <text:p text:style-name="P1550">заниматься спортом, </text:p>
            <text:p text:style-name="P1550">делать упражнения, </text:p>
            <text:p text:style-name="P1550">решать проблему</text:p>
          </table:table-cell>
          <table:table-cell table:style-name="Table13.C2" office:value-type="string">
            <text:p text:style-name="P1557">Don`t worry. We`ll <text:span text:style-name="T763">work</text:span> it <text:span text:style-name="T763">out</text:span> — </text:p>
            <text:p text:style-name="P1557">Не волнуйся, мы <text:span text:style-name="T763">найдем выход</text:span> из этой ситуации.</text:p>
          </table:table-cell>
        </table:table-row>
        <table:table-row table:style-name="TableLine94728789067728">
          <table:table-cell table:style-name="Table13.A2" office:value-type="string">
            <text:p text:style-name="P1549">find out</text:p>
          </table:table-cell>
          <table:table-cell table:style-name="Table13.A2" office:value-type="string">
            <text:p text:style-name="P1550">выяснить, </text:p>
            <text:p text:style-name="P1550">узнать правду</text:p>
          </table:table-cell>
          <table:table-cell table:style-name="Table13.C2" office:value-type="string">
            <text:p text:style-name="P1557">Let`s <text:span text:style-name="T763">find out</text:span> what`s going on here — </text:p>
            <text:p text:style-name="P1557">Давайте <text:span text:style-name="T763">выясним</text:span>, что здесь происходит.</text:p>
          </table:table-cell>
        </table:table-row>
        <table:table-row table:style-name="TableLine94728789060448">
          <table:table-cell table:style-name="Table13.A2" office:value-type="string">
            <text:p text:style-name="P1549">turn out</text:p>
          </table:table-cell>
          <table:table-cell table:style-name="Table13.A2" office:value-type="string">
            <text:p text:style-name="P1554">выясняться, </text:p>
            <text:p text:style-name="P1554">открывать правду</text:p>
          </table:table-cell>
          <table:table-cell table:style-name="Table13.C2" office:value-type="string">
            <text:p text:style-name="P1558">It <text:span text:style-name="T763">turned out</text:span> that Mike knew the truth all the time —</text:p>
            <text:p text:style-name="P1558"><text:span text:style-name="T763">Выяснилось</text:span>, что Майк знал правду все время.</text:p>
          </table:table-cell>
        </table:table-row>
        <table:table-row table:style-name="TableLine94728789074912">
          <table:table-cell table:style-name="Table13.A2" office:value-type="string">
            <text:p text:style-name="P1549">turn on</text:p>
          </table:table-cell>
          <table:table-cell table:style-name="Table13.A2" office:value-type="string">
            <text:p text:style-name="P1554">включить</text:p>
          </table:table-cell>
          <table:table-cell table:style-name="Table13.C2" office:value-type="string">
            <text:p text:style-name="P1557">It`s dark. Let`s <text:span text:style-name="T763">turn</text:span> the light <text:span text:style-name="T763">on</text:span> — </text:p>
            <text:p text:style-name="P1557">Стало темно. Давай <text:span text:style-name="T763">включим</text:span> свет.</text:p>
          </table:table-cell>
        </table:table-row>
        <table:table-row table:style-name="TableLine94728789078272">
          <table:table-cell table:style-name="Table13.A2" office:value-type="string">
            <text:p text:style-name="P1549">turn off</text:p>
          </table:table-cell>
          <table:table-cell table:style-name="Table13.A2" office:value-type="string">
            <text:p text:style-name="P1554">выключить</text:p>
          </table:table-cell>
          <table:table-cell table:style-name="Table13.C2" office:value-type="string">
            <text:p text:style-name="P1559">Could you <text:span text:style-name="T763">turn off</text:span> the TV? — </text:p>
            <text:p text:style-name="P1559">Не мог бы ты <text:span text:style-name="T763">выключить</text:span> телевизор?</text:p>
          </table:table-cell>
        </table:table-row>
        <table:table-row table:style-name="TableLine94728789081856">
          <table:table-cell table:style-name="Table13.A2" office:value-type="string">
            <text:p text:style-name="P1549">go on</text:p>
          </table:table-cell>
          <table:table-cell table:style-name="Table13.A2" office:value-type="string">
            <text:p text:style-name="P1554">происходить (о ситуации)</text:p>
          </table:table-cell>
          <table:table-cell table:style-name="Table13.C2" office:value-type="string">
            <text:p text:style-name="P1559">What`s <text:span text:style-name="T763">going on</text:span> here? — Что здесь <text:span text:style-name="T763">происходит</text:span>?</text:p>
          </table:table-cell>
        </table:table-row>
        <table:table-row table:style-name="TableLine94728789089760">
          <table:table-cell table:style-name="Table13.A2" office:value-type="string">
            <text:p text:style-name="P1549">carry on</text:p>
          </table:table-cell>
          <table:table-cell table:style-name="Table13.A2" office:value-type="string">
            <text:p text:style-name="P1554">продолжать</text:p>
          </table:table-cell>
          <table:table-cell table:style-name="Table13.C2" office:value-type="string">
            <text:p text:style-name="P1559">I`d like to <text:span text:style-name="T763">carry on</text:span> if you don`t mind — </text:p>
            <text:p text:style-name="P1559">Я бы хотел <text:span text:style-name="T763">продолжить</text:span>, если вы не возражаете.</text:p>
          </table:table-cell>
        </table:table-row>
        <table:table-row table:style-name="TableLine94728789092800">
          <table:table-cell table:style-name="Table13.A2" office:value-type="string">
            <text:p text:style-name="P1549">keep on</text:p>
          </table:table-cell>
          <table:table-cell table:style-name="Table13.A2" office:value-type="string">
            <text:p text:style-name="P1554">постоянно делать</text:p>
          </table:table-cell>
          <table:table-cell table:style-name="Table13.C2" office:value-type="string">
            <text:p text:style-name="P1559"><text:span text:style-name="T763">Keep on</text:span> working in order to succeed — </text:p>
            <text:p text:style-name="P1559"><text:span text:style-name="T763">Продолжай</text:span> работать, чтобы добиться успеха.</text:p>
          </table:table-cell>
        </table:table-row>
        <table:table-row table:style-name="TableLine94728789096096">
          <table:table-cell table:style-name="Table13.A2" office:value-type="string">
            <text:p text:style-name="P1549">put on</text:p>
          </table:table-cell>
          <table:table-cell table:style-name="Table13.A2" office:value-type="string">
            <text:p text:style-name="P1554">надевать (одежду), </text:p>
            <text:p text:style-name="P1554">набирать вес</text:p>
          </table:table-cell>
          <table:table-cell table:style-name="Table13.C2" office:value-type="string">
            <text:p text:style-name="P1559">I see you`ve <text:span text:style-name="T763">put on</text:span> a few kilos — </text:p>
            <text:p text:style-name="P1559">Вижу, ты <text:span text:style-name="T763">поправился</text:span> на пару килограммов.</text:p>
          </table:table-cell>
        </table:table-row>
        <table:table-row table:style-name="TableLine94728788492528">
          <table:table-cell table:style-name="Table13.A2" office:value-type="string">
            <text:p text:style-name="P1549">take off</text:p>
          </table:table-cell>
          <table:table-cell table:style-name="Table13.A2" office:value-type="string">
            <text:p text:style-name="P1554">снимать (одежду)</text:p>
          </table:table-cell>
          <table:table-cell table:style-name="Table13.C2" office:value-type="string">
            <text:p text:style-name="P1559">You should <text:span text:style-name="T763">take off</text:span> these ugly pants — </text:p>
            <text:p text:style-name="P1559">Тебе следует <text:span text:style-name="T763">снять</text:span> эти ужасные штаны.</text:p>
          </table:table-cell>
        </table:table-row>
        <table:table-row table:style-name="TableLine94728789116672">
          <table:table-cell table:style-name="Table13.A2" office:value-type="string">
            <text:p text:style-name="P1549">calm down</text:p>
          </table:table-cell>
          <table:table-cell table:style-name="Table13.A2" office:value-type="string">
            <text:p text:style-name="P1554">успокоиться</text:p>
          </table:table-cell>
          <table:table-cell table:style-name="Table13.C2" office:value-type="string">
            <text:p text:style-name="P1559">Please, dear, <text:span text:style-name="T763">calm down</text:span> — </text:p>
            <text:p text:style-name="P1559">Прошу тебя, <text:span text:style-name="T763">успокойся</text:span>, дорогая.</text:p>
          </table:table-cell>
        </table:table-row>
        <table:table-row table:style-name="TableLine94728789126688">
          <table:table-cell table:style-name="Table13.A2" office:value-type="string">
            <text:p text:style-name="P1549">keep away</text:p>
          </table:table-cell>
          <table:table-cell table:style-name="Table13.A2" office:value-type="string">
            <text:p text:style-name="P1554">держаться подальше, </text:p>
            <text:p text:style-name="P1554">не приближаться</text:p>
          </table:table-cell>
          <table:table-cell table:style-name="Table13.C2" office:value-type="string">
            <text:p text:style-name="P1560">Hazard! <text:span text:style-name="T763">Keep away</text:span> — </text:p>
            <text:p text:style-name="P1560">Опасность! <text:span text:style-name="T763">Держитесь подальше</text:span>.</text:p>
          </table:table-cell>
        </table:table-row>
        <table:table-row table:style-name="TableLine94728789134256">
          <table:table-cell table:style-name="Table13.A2" office:value-type="string">
            <text:p text:style-name="P1549">give up</text:p>
          </table:table-cell>
          <table:table-cell table:style-name="Table13.A2" office:value-type="string">
            <text:p text:style-name="P1554">сдаваться</text:p>
          </table:table-cell>
          <table:table-cell table:style-name="Table13.C2" office:value-type="string">
            <text:p text:style-name="P1561">Never <text:span text:style-name="T763">give up</text:span>! — Никогда не <text:span text:style-name="T763">сдавайся</text:span>!</text:p>
          </table:table-cell>
        </table:table-row>
      </table:table>
      <text:p text:style-name="P400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728789140560">
          <table:table-cell table:style-name="Table6.A1" office:value-type="string">
            <text:p text:style-name="P1491">Перевод</text:p>
          </table:table-cell>
          <table:table-cell table:style-name="Table6.A1" office:value-type="string">
            <text:p text:style-name="P1490">Начальная форма</text:p>
          </table:table-cell>
          <table:table-cell table:style-name="Table6.A1" office:value-type="string">
            <text:p text:style-name="P1490">2я форма</text:p>
          </table:table-cell>
          <table:table-cell table:style-name="Table6.D1" office:value-type="string">
            <text:p text:style-name="P1491">3я форма</text:p>
          </table:table-cell>
        </table:table-row>
        <table:table-row table:style-name="TableLine94728789419168">
          <table:table-cell table:style-name="Table6.A2" office:value-type="string">
            <text:p text:style-name="P1511">начинать</text:p>
          </table:table-cell>
          <table:table-cell table:style-name="Table6.A2" office:value-type="string">
            <text:p text:style-name="P1512">begin</text:p>
          </table:table-cell>
          <table:table-cell table:style-name="Table6.A2" office:value-type="string">
            <text:p text:style-name="P1512">began</text:p>
          </table:table-cell>
          <table:table-cell table:style-name="Table6.D2" office:value-type="string">
            <text:p text:style-name="P1511">begun</text:p>
          </table:table-cell>
        </table:table-row>
        <table:table-row table:style-name="TableLine94728789436080">
          <table:table-cell table:style-name="Table6.A2" office:value-type="string">
            <text:p text:style-name="P1511">ломать</text:p>
          </table:table-cell>
          <table:table-cell table:style-name="Table6.A2" office:value-type="string">
            <text:p text:style-name="P1512">break</text:p>
          </table:table-cell>
          <table:table-cell table:style-name="Table6.A2" office:value-type="string">
            <text:p text:style-name="P1512">broke</text:p>
          </table:table-cell>
          <table:table-cell table:style-name="Table6.D2" office:value-type="string">
            <text:p text:style-name="P1511">broken</text:p>
          </table:table-cell>
        </table:table-row>
        <table:table-row table:style-name="TableLine94728789439456">
          <table:table-cell table:style-name="Table6.A2" office:value-type="string">
            <text:p text:style-name="P1511">приносить</text:p>
          </table:table-cell>
          <table:table-cell table:style-name="Table6.A2" office:value-type="string">
            <text:p text:style-name="P1512">bring</text:p>
          </table:table-cell>
          <table:table-cell table:style-name="Table6.A2" office:value-type="string">
            <text:p text:style-name="P1512">brought</text:p>
          </table:table-cell>
          <table:table-cell table:style-name="Table6.D2" office:value-type="string">
            <text:p text:style-name="P1511">brought</text:p>
          </table:table-cell>
        </table:table-row>
        <table:table-row table:style-name="TableLine94728789448224">
          <table:table-cell table:style-name="Table6.A2" office:value-type="string">
            <text:p text:style-name="P1511">покупать</text:p>
          </table:table-cell>
          <table:table-cell table:style-name="Table6.A2" office:value-type="string">
            <text:p text:style-name="P1512">buy</text:p>
          </table:table-cell>
          <table:table-cell table:style-name="Table6.A2" office:value-type="string">
            <text:p text:style-name="P1512">bought</text:p>
          </table:table-cell>
          <table:table-cell table:style-name="Table6.D2" office:value-type="string">
            <text:p text:style-name="P1511">bought</text:p>
          </table:table-cell>
        </table:table-row>
        <table:table-row table:style-name="TableLine94728789451760">
          <table:table-cell table:style-name="Table6.A2" office:value-type="string">
            <text:p text:style-name="P1511">приходить</text:p>
          </table:table-cell>
          <table:table-cell table:style-name="Table6.A2" office:value-type="string">
            <text:p text:style-name="P1512">come</text:p>
          </table:table-cell>
          <table:table-cell table:style-name="Table6.A2" office:value-type="string">
            <text:p text:style-name="P1512">came</text:p>
          </table:table-cell>
          <table:table-cell table:style-name="Table6.D2" office:value-type="string">
            <text:p text:style-name="P1511">come</text:p>
          </table:table-cell>
        </table:table-row>
        <table:table-row table:style-name="TableLine94728789455760">
          <table:table-cell table:style-name="Table6.A2" office:value-type="string">
            <text:p text:style-name="P1511">делать</text:p>
          </table:table-cell>
          <table:table-cell table:style-name="Table6.A2" office:value-type="string">
            <text:p text:style-name="P1512">do</text:p>
          </table:table-cell>
          <table:table-cell table:style-name="Table6.A2" office:value-type="string">
            <text:p text:style-name="P1512">did</text:p>
          </table:table-cell>
          <table:table-cell table:style-name="Table6.D2" office:value-type="string">
            <text:p text:style-name="P1511">done</text:p>
          </table:table-cell>
        </table:table-row>
        <table:table-row table:style-name="TableLine94728789462624">
          <table:table-cell table:style-name="Table6.A2" office:value-type="string">
            <text:p text:style-name="P1511">пить</text:p>
          </table:table-cell>
          <table:table-cell table:style-name="Table6.A2" office:value-type="string">
            <text:p text:style-name="P1512">drink</text:p>
          </table:table-cell>
          <table:table-cell table:style-name="Table6.A2" office:value-type="string">
            <text:p text:style-name="P1512">drank</text:p>
          </table:table-cell>
          <table:table-cell table:style-name="Table6.D2" office:value-type="string">
            <text:p text:style-name="P1511">drunk</text:p>
          </table:table-cell>
        </table:table-row>
        <table:table-row table:style-name="TableLine94728789466768">
          <table:table-cell table:style-name="Table6.A2" office:value-type="string">
            <text:p text:style-name="P1511">есть</text:p>
          </table:table-cell>
          <table:table-cell table:style-name="Table6.A2" office:value-type="string">
            <text:p text:style-name="P1512">eat</text:p>
          </table:table-cell>
          <table:table-cell table:style-name="Table6.A2" office:value-type="string">
            <text:p text:style-name="P1512">ate</text:p>
          </table:table-cell>
          <table:table-cell table:style-name="Table6.D2" office:value-type="string">
            <text:p text:style-name="P1511">eaten</text:p>
          </table:table-cell>
        </table:table-row>
        <table:table-row table:style-name="TableLine94728789470432">
          <table:table-cell table:style-name="Table6.A2" office:value-type="string">
            <text:p text:style-name="P1511">падать</text:p>
          </table:table-cell>
          <table:table-cell table:style-name="Table6.A2" office:value-type="string">
            <text:p text:style-name="P1513">fall</text:p>
          </table:table-cell>
          <table:table-cell table:style-name="Table6.A2" office:value-type="string">
            <text:p text:style-name="P1513">fell</text:p>
          </table:table-cell>
          <table:table-cell table:style-name="Table6.D2" office:value-type="string">
            <text:p text:style-name="P1511">fallen</text:p>
          </table:table-cell>
        </table:table-row>
        <table:table-row table:style-name="TableLine94728789482128">
          <table:table-cell table:style-name="Table6.A2" office:value-type="string">
            <text:p text:style-name="P1511">летать</text:p>
          </table:table-cell>
          <table:table-cell table:style-name="Table6.A2" office:value-type="string">
            <text:p text:style-name="P1513">fly</text:p>
          </table:table-cell>
          <table:table-cell table:style-name="Table6.A2" office:value-type="string">
            <text:p text:style-name="P1513">flew</text:p>
          </table:table-cell>
          <table:table-cell table:style-name="Table6.D2" office:value-type="string">
            <text:p text:style-name="P1511">flown</text:p>
          </table:table-cell>
        </table:table-row>
        <table:table-row table:style-name="TableLine94728789502752">
          <table:table-cell table:style-name="Table6.A2" office:value-type="string">
            <text:p text:style-name="P1511">забывать</text:p>
          </table:table-cell>
          <table:table-cell table:style-name="Table6.A2" office:value-type="string">
            <text:p text:style-name="P1513">forget</text:p>
          </table:table-cell>
          <table:table-cell table:style-name="Table6.A2" office:value-type="string">
            <text:p text:style-name="P1513">forgot</text:p>
          </table:table-cell>
          <table:table-cell table:style-name="Table6.D2" office:value-type="string">
            <text:p text:style-name="P1511">forgotten</text:p>
          </table:table-cell>
        </table:table-row>
        <table:table-row table:style-name="TableLine94728789517616">
          <table:table-cell table:style-name="Table6.A2" office:value-type="string">
            <text:p text:style-name="P1511">получать</text:p>
          </table:table-cell>
          <table:table-cell table:style-name="Table6.A2" office:value-type="string">
            <text:p text:style-name="P1513">get</text:p>
          </table:table-cell>
          <table:table-cell table:style-name="Table6.A2" office:value-type="string">
            <text:p text:style-name="P1513">got</text:p>
          </table:table-cell>
          <table:table-cell table:style-name="Table6.D2" office:value-type="string">
            <text:p text:style-name="P1511">got</text:p>
          </table:table-cell>
        </table:table-row>
        <table:table-row table:style-name="TableLine94728789540288">
          <table:table-cell table:style-name="Table6.A2" office:value-type="string">
            <text:p text:style-name="P1514">давать</text:p>
          </table:table-cell>
          <table:table-cell table:style-name="Table6.A2" office:value-type="string">
            <text:p text:style-name="P1515">give</text:p>
          </table:table-cell>
          <table:table-cell table:style-name="Table6.A2" office:value-type="string">
            <text:p text:style-name="P1515">gave</text:p>
          </table:table-cell>
          <table:table-cell table:style-name="Table6.D2" office:value-type="string">
            <text:p text:style-name="P1514">given</text:p>
          </table:table-cell>
        </table:table-row>
        <table:table-row table:style-name="TableLine94728789560096">
          <table:table-cell table:style-name="Table6.A2" office:value-type="string">
            <text:p text:style-name="P1514">идти</text:p>
          </table:table-cell>
          <table:table-cell table:style-name="Table6.A2" office:value-type="string">
            <text:p text:style-name="P1515">go</text:p>
          </table:table-cell>
          <table:table-cell table:style-name="Table6.A2" office:value-type="string">
            <text:p text:style-name="P1515">went</text:p>
          </table:table-cell>
          <table:table-cell table:style-name="Table6.D2" office:value-type="string">
            <text:p text:style-name="P1514">gone</text:p>
          </table:table-cell>
        </table:table-row>
        <table:table-row table:style-name="TableLine94728789578448">
          <table:table-cell table:style-name="Table6.A2" office:value-type="string">
            <text:p text:style-name="P1516">иметь </text:p>
          </table:table-cell>
          <table:table-cell table:style-name="Table6.A2" office:value-type="string">
            <text:p text:style-name="P1517">have</text:p>
          </table:table-cell>
          <table:table-cell table:style-name="Table6.A2" office:value-type="string">
            <text:p text:style-name="P1517">had</text:p>
          </table:table-cell>
          <table:table-cell table:style-name="Table6.D2" office:value-type="string">
            <text:p text:style-name="P1516">had</text:p>
          </table:table-cell>
        </table:table-row>
        <table:table-row table:style-name="TableLine94728789584864">
          <table:table-cell table:style-name="Table6.A2" office:value-type="string">
            <text:p text:style-name="P1516">слышать</text:p>
          </table:table-cell>
          <table:table-cell table:style-name="Table6.A2" office:value-type="string">
            <text:p text:style-name="P1517">hear</text:p>
          </table:table-cell>
          <table:table-cell table:style-name="Table6.A2" office:value-type="string">
            <text:p text:style-name="P1517">heard</text:p>
          </table:table-cell>
          <table:table-cell table:style-name="Table6.D2" office:value-type="string">
            <text:p text:style-name="P1516">heard</text:p>
          </table:table-cell>
        </table:table-row>
        <table:table-row table:style-name="TableLine94728789597120">
          <table:table-cell table:style-name="Table6.A2" office:value-type="string">
            <text:p text:style-name="P1516">знать</text:p>
          </table:table-cell>
          <table:table-cell table:style-name="Table6.A2" office:value-type="string">
            <text:p text:style-name="P1517">know</text:p>
          </table:table-cell>
          <table:table-cell table:style-name="Table6.A2" office:value-type="string">
            <text:p text:style-name="P1517">knew</text:p>
          </table:table-cell>
          <table:table-cell table:style-name="Table6.D2" office:value-type="string">
            <text:p text:style-name="P1516">known</text:p>
          </table:table-cell>
        </table:table-row>
        <table:table-row table:style-name="TableLine94728789611760">
          <table:table-cell table:style-name="Table6.A2" office:value-type="string">
            <text:p text:style-name="P1516">терять</text:p>
          </table:table-cell>
          <table:table-cell table:style-name="Table6.A2" office:value-type="string">
            <text:p text:style-name="P1517">lose</text:p>
          </table:table-cell>
          <table:table-cell table:style-name="Table6.A2" office:value-type="string">
            <text:p text:style-name="P1517">lost</text:p>
          </table:table-cell>
          <table:table-cell table:style-name="Table6.D2" office:value-type="string">
            <text:p text:style-name="P1516">lost</text:p>
          </table:table-cell>
        </table:table-row>
        <table:table-row table:style-name="TableLine94728789619024">
          <table:table-cell table:style-name="Table6.A2" office:value-type="string">
            <text:p text:style-name="P1516">делать</text:p>
          </table:table-cell>
          <table:table-cell table:style-name="Table6.A2" office:value-type="string">
            <text:p text:style-name="P1517">make</text:p>
          </table:table-cell>
          <table:table-cell table:style-name="Table6.A2" office:value-type="string">
            <text:p text:style-name="P1517">made</text:p>
          </table:table-cell>
          <table:table-cell table:style-name="Table6.D2" office:value-type="string">
            <text:p text:style-name="P1516">made</text:p>
          </table:table-cell>
        </table:table-row>
        <table:table-row table:style-name="TableLine94728789623952">
          <table:table-cell table:style-name="Table6.A2" office:value-type="string">
            <text:p text:style-name="P1516">платить</text:p>
          </table:table-cell>
          <table:table-cell table:style-name="Table6.A2" office:value-type="string">
            <text:p text:style-name="P1517">pay</text:p>
          </table:table-cell>
          <table:table-cell table:style-name="Table6.A2" office:value-type="string">
            <text:p text:style-name="P1517">paid</text:p>
          </table:table-cell>
          <table:table-cell table:style-name="Table6.D2" office:value-type="string">
            <text:p text:style-name="P1516">paid</text:p>
          </table:table-cell>
        </table:table-row>
        <table:table-row table:style-name="TableLine94728789633664">
          <table:table-cell table:style-name="Table6.A2" office:value-type="string">
            <text:p text:style-name="P1516">класть</text:p>
          </table:table-cell>
          <table:table-cell table:style-name="Table6.A2" office:value-type="string">
            <text:p text:style-name="P1517">put</text:p>
          </table:table-cell>
          <table:table-cell table:style-name="Table6.A2" office:value-type="string">
            <text:p text:style-name="P1517">put</text:p>
          </table:table-cell>
          <table:table-cell table:style-name="Table6.D2" office:value-type="string">
            <text:p text:style-name="P1516">put</text:p>
          </table:table-cell>
        </table:table-row>
        <table:table-row table:style-name="TableLine94728789637072">
          <table:table-cell table:style-name="Table6.A2" office:value-type="string">
            <text:p text:style-name="P1516">читать</text:p>
          </table:table-cell>
          <table:table-cell table:style-name="Table6.A2" office:value-type="string">
            <text:p text:style-name="P1517">read</text:p>
          </table:table-cell>
          <table:table-cell table:style-name="Table6.A2" office:value-type="string">
            <text:p text:style-name="P1517">read</text:p>
          </table:table-cell>
          <table:table-cell table:style-name="Table6.D2" office:value-type="string">
            <text:p text:style-name="P1517">read</text:p>
          </table:table-cell>
        </table:table-row>
        <table:table-row table:style-name="TableLine94728789640784">
          <table:table-cell table:style-name="Table6.A2" office:value-type="string">
            <text:p text:style-name="P1516">сказать</text:p>
          </table:table-cell>
          <table:table-cell table:style-name="Table6.A2" office:value-type="string">
            <text:p text:style-name="P1517">say</text:p>
          </table:table-cell>
          <table:table-cell table:style-name="Table6.A2" office:value-type="string">
            <text:p text:style-name="P1517">said</text:p>
          </table:table-cell>
          <table:table-cell table:style-name="Table6.D2" office:value-type="string">
            <text:p text:style-name="P1517">said</text:p>
          </table:table-cell>
        </table:table-row>
        <table:table-row table:style-name="TableLine94728789644096">
          <table:table-cell table:style-name="Table6.A2" office:value-type="string">
            <text:p text:style-name="P1516">говорить</text:p>
          </table:table-cell>
          <table:table-cell table:style-name="Table6.A2" office:value-type="string">
            <text:p text:style-name="P1517">speak</text:p>
          </table:table-cell>
          <table:table-cell table:style-name="Table6.A2" office:value-type="string">
            <text:p text:style-name="P1517">spoke</text:p>
          </table:table-cell>
          <table:table-cell table:style-name="Table6.D2" office:value-type="string">
            <text:p text:style-name="P1516">spoken</text:p>
          </table:table-cell>
        </table:table-row>
        <table:table-row table:style-name="TableLine94728789648624">
          <table:table-cell table:style-name="Table6.A2" office:value-type="string">
            <text:p text:style-name="P1516">видеть</text:p>
          </table:table-cell>
          <table:table-cell table:style-name="Table6.A2" office:value-type="string">
            <text:p text:style-name="P1517">see</text:p>
          </table:table-cell>
          <table:table-cell table:style-name="Table6.A2" office:value-type="string">
            <text:p text:style-name="P1517">saw</text:p>
          </table:table-cell>
          <table:table-cell table:style-name="Table6.D2" office:value-type="string">
            <text:p text:style-name="P1516">seen</text:p>
          </table:table-cell>
        </table:table-row>
        <table:table-row table:style-name="TableLine94728789657264">
          <table:table-cell table:style-name="Table6.A2" office:value-type="string">
            <text:p text:style-name="P1516">сидеть</text:p>
          </table:table-cell>
          <table:table-cell table:style-name="Table6.A2" office:value-type="string">
            <text:p text:style-name="P1517">sit</text:p>
          </table:table-cell>
          <table:table-cell table:style-name="Table6.A2" office:value-type="string">
            <text:p text:style-name="P1517">sat</text:p>
          </table:table-cell>
          <table:table-cell table:style-name="Table6.D2" office:value-type="string">
            <text:p text:style-name="P1516">sat</text:p>
          </table:table-cell>
        </table:table-row>
        <table:table-row table:style-name="TableLine94728789661120">
          <table:table-cell table:style-name="Table6.A2" office:value-type="string">
            <text:p text:style-name="P1516">брать</text:p>
          </table:table-cell>
          <table:table-cell table:style-name="Table6.A2" office:value-type="string">
            <text:p text:style-name="P1517">take</text:p>
          </table:table-cell>
          <table:table-cell table:style-name="Table6.A2" office:value-type="string">
            <text:p text:style-name="P1517">took</text:p>
          </table:table-cell>
          <table:table-cell table:style-name="Table6.D2" office:value-type="string">
            <text:p text:style-name="P1516">taken</text:p>
          </table:table-cell>
        </table:table-row>
        <table:table-row table:style-name="TableLine94728789676544">
          <table:table-cell table:style-name="Table6.A2" office:value-type="string">
            <text:p text:style-name="P1535">обучать</text:p>
          </table:table-cell>
          <table:table-cell table:style-name="Table6.A2" office:value-type="string">
            <text:p text:style-name="P1535">teach</text:p>
          </table:table-cell>
          <table:table-cell table:style-name="Table6.A2" office:value-type="string">
            <text:p text:style-name="P1536">taught</text:p>
          </table:table-cell>
          <table:table-cell table:style-name="Table6.D2" office:value-type="string">
            <text:p text:style-name="P1535">taught</text:p>
          </table:table-cell>
        </table:table-row>
        <table:table-row table:style-name="TableLine94728789681936">
          <table:table-cell table:style-name="Table6.A2" office:value-type="string">
            <text:p text:style-name="P1516">рассказывать</text:p>
          </table:table-cell>
          <table:table-cell table:style-name="Table6.A2" office:value-type="string">
            <text:p text:style-name="P1517">tell</text:p>
          </table:table-cell>
          <table:table-cell table:style-name="Table6.A2" office:value-type="string">
            <text:p text:style-name="P1517">told</text:p>
          </table:table-cell>
          <table:table-cell table:style-name="Table6.D2" office:value-type="string">
            <text:p text:style-name="P1516">told</text:p>
          </table:table-cell>
        </table:table-row>
        <table:table-row table:style-name="TableLine94728789684496">
          <table:table-cell table:style-name="Table6.A2" office:value-type="string">
            <text:p text:style-name="P1516">думать</text:p>
          </table:table-cell>
          <table:table-cell table:style-name="Table6.A2" office:value-type="string">
            <text:p text:style-name="P1517">think</text:p>
          </table:table-cell>
          <table:table-cell table:style-name="Table6.A2" office:value-type="string">
            <text:p text:style-name="P1517">thought</text:p>
          </table:table-cell>
          <table:table-cell table:style-name="Table6.D2" office:value-type="string">
            <text:p text:style-name="P1516">thought</text:p>
          </table:table-cell>
        </table:table-row>
        <table:table-row table:style-name="TableLine94728789690896">
          <table:table-cell table:style-name="Table6.A2" office:value-type="string">
            <text:p text:style-name="P1516">побеждать</text:p>
          </table:table-cell>
          <table:table-cell table:style-name="Table6.A2" office:value-type="string">
            <text:p text:style-name="P1517">win</text:p>
          </table:table-cell>
          <table:table-cell table:style-name="Table6.A2" office:value-type="string">
            <text:p text:style-name="P1517">won</text:p>
          </table:table-cell>
          <table:table-cell table:style-name="Table6.D2" office:value-type="string">
            <text:p text:style-name="P1516">won</text:p>
          </table:table-cell>
        </table:table-row>
        <table:table-row table:style-name="TableLine94728789694048">
          <table:table-cell table:style-name="Table6.A2" office:value-type="string">
            <text:p text:style-name="P1516">писать</text:p>
          </table:table-cell>
          <table:table-cell table:style-name="Table6.A2" office:value-type="string">
            <text:p text:style-name="P1517">write</text:p>
          </table:table-cell>
          <table:table-cell table:style-name="Table6.A2" office:value-type="string">
            <text:p text:style-name="P1517">wrote</text:p>
          </table:table-cell>
          <table:table-cell table:style-name="Table6.D2" office:value-type="string">
            <text:p text:style-name="P1516">written</text:p>
          </table:table-cell>
        </table:table-row>
      </table:table>
      <text:p text:style-name="P398"/>
      <text:p text:style-name="P398"/>
      <text:p text:style-name="P1269"><text:span text:style-name="T825">Отделить </text:span><text:span text:style-name="T826">грамматические</text:span><text:span text:style-name="T825"> правила от информации, которую нужно заучить</text:span></text:p>
      <text:p text:style-name="P399"><text:span text:style-name="T1540">(устойчивые связки, фразовые глаголы и т. п.; </text:span><text:span text:style-name="T1542">можно в таблицах</text:span><text:span text:style-name="T1541">).</text:span></text:p>
      <text:p text:style-name="P399"/>
      <text:p text:style-name="P407"><text:soft-page-break/>Нигде не упоминается про here <text:span text:style-name="T1604">(здесь)</text:span> и there <text:span text:style-name="T1604">(там/то)</text:span>. <text:span text:style-name="T1603">Слово there упоминается лишь в качестве формального подлежашего, но в текстах его можно встретить и как обстоятельство.</text:span></text:p>
      <text:p text:style-name="P407"><text:s/></text:p>
      <text:p text:style-name="P414">Не упоминается про everybody, everything, everywhere.</text:p>
      <text:p text:style-name="P413">Не упоминмается про then (тогда/<text:span text:style-name="T1605">потом/затем</text:span>).</text:p>
      <text:p text:style-name="P412">Не упоминается отдельно про from (от).</text:p>
      <text:p text:style-name="P415">Не упоминается про разницу между big и large, и про little и small.</text:p>
      <text:p text:style-name="P411"/>
      <text:p text:style-name="P408">Чем in отличается от into?</text:p>
      <text:p text:style-name="P408"/>
      <text:p text:style-name="P1326"><text:span text:style-name="T650">I was + I am = I have been</text:span><text:span text:style-name="T832"> (т. е. я был и есть). </text:span><text:span text:style-name="T833">Если к примеру Continouos </text:span><text:span text:style-name="T834">дословно </text:span><text:span text:style-name="T833">означает </text:span></text:p>
      <text:p text:style-name="P409">«я есть делающий то то». То <text:span text:style-name="T554">Perfect Continuous</text:span> означает «я был и есть делающий то то».</text:p>
      <text:p text:style-name="P1479"><text:span text:style-name="T832">(</text:span><text:span text:style-name="T793">насчет </text:span><text:span text:style-name="T835">правильности </text:span><text:span text:style-name="T833">«я был и есть делающий то то»</text:span><text:span text:style-name="T793"> узнать получше)</text:span></text:p>
      <text:p text:style-name="P410"/>
      <text:p text:style-name="P69"><text:span text:style-name="T1288">I </text:span><text:span text:style-name="T1296">have been</text:span><text:span text:style-name="T1288"> here all this time — Я </text:span><text:span text:style-name="T1296">(был и) нахожусь</text:span><text:span text:style-name="T1288"> здесь все это время.</text:span></text:p>
      <text:p text:style-name="P30"><text:span text:style-name="T1288">I </text:span><text:span text:style-name="T1296">have been learning</text:span><text:span text:style-name="T1288"> English for 2 years. </text:span><text:span text:style-name="T1289">—</text:span><text:span text:style-name="T1288"> Я </text:span><text:span text:style-name="T1296">учу</text:span><text:span text:style-name="T1288"> английский уже 2 года </text:span><text:span text:style-name="T1290">(т. е. учил и учу)</text:span></text:p>
      <text:p text:style-name="P410"/>
      <text:p text:style-name="P1328"><text:span text:style-name="T648">Job</text:span><text:span text:style-name="T836"> отличается от </text:span><text:span text:style-name="T649">w</text:span><text:span text:style-name="T648">ork</text:span><text:span text:style-name="T836"> тем, что является работой оплачеваемой, а </text:span><text:span text:style-name="T648">work</text:span><text:span text:style-name="T836"> — это любая работ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2-10T19:56:54.032948156</dc:date>
    <meta:editing-duration>P3DT20H27M25S</meta:editing-duration>
    <meta:editing-cycles>1782</meta:editing-cycles>
    <meta:generator>LibreOffice/6.4.7.2$Linux_X86_64 LibreOffice_project/40$Build-2</meta:generator>
    <meta:document-statistic meta:table-count="14" meta:image-count="0" meta:object-count="0" meta:page-count="66" meta:paragraph-count="2463" meta:word-count="19533" meta:character-count="122904" meta:non-whitespace-character-count="105108"/>
  </office:meta>
</office:document-meta>
</file>